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9.566cm"/>
    </style:style>
    <style:style style:name="co8" style:family="table-column">
      <style:table-column-properties fo:break-before="auto" style:column-width="7.4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13.13cm"/>
    </style:style>
    <style:style style:name="co6" style:family="table-column">
      <style:table-column-properties fo:break-before="auto" style:column-width="1.774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1.415cm" fo:break-before="auto" style:use-optimal-row-height="false"/>
    </style:style>
    <style:style style:name="ro5" style:family="table-row">
      <style:table-row-properties style:row-height="1.04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onag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6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17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18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19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20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21" style:family="table-cell" style:parent-style-name="Table_20_du_20_pilote_20_-_20_Valeur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22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23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24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74pt solid #666699" style:diagonal-bl-tr="none" style:diagonal-tl-br="none" style:text-align-source="fix" style:repeat-content="false" fo:background-color="transparent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74pt solid #e3e3e3" fo:background-color="#ccffcc" style:diagonal-bl-tr="none" style:diagonal-tl-br="none" style:text-align-source="fix" style:repeat-content="false" fo:wrap-option="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background-color="transparent" fo:wrap-option="no-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fo:border-bottom="0.74pt solid #e3e3e3" fo:background-color="#ccffcc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74pt solid #e3e3e3" fo:background-color="#ccffcc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8" style:family="table-cell" style:parent-style-name="Table_20_du_20_pilote_20_-_20_Champ">
      <style:table-cell-properties fo:border-bottom="0.99pt solid #000000" fo:border-left="2.01pt solid #000000" fo:border-right="0.99pt solid #000000" fo:border-top="2.01pt solid #000000"/>
    </style:style>
    <style:style style:name="ce39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41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Table_20_du_20_pilote_20_-_20_Coin">
      <style:table-cell-properties fo:border-bottom="0.99pt solid #000000" fo:border-left="0.99pt solid #000000" fo:border-right="2.01pt solid #000000" fo:border-top="2.01pt solid #000000"/>
    </style:style>
    <style:style style:name="ce43" style:family="table-cell" style:parent-style-name="Table_20_du_20_pilote_20_-_20_Valeur" style:data-style-name="N0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Table_20_du_20_pilote_20_-_20_Valeur" style:data-style-name="N0">
      <style:table-cell-properties fo:border-bottom="none" fo:border-left="0.99pt solid #000000" fo:border-right="2.01pt solid #000000" fo:border-top="none"/>
    </style:style>
    <style:style style:name="ce45" style:family="table-cell" style:parent-style-name="Table_20_du_20_pilote_20_-_20_Valeur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Table_20_du_20_pilote_20_-_20_Résulta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use-regular-expressions="false"/>
      <table:table table:name="zonage" table:style-name="ta3">
        <office:forms form:automatic-focus="false" form:apply-design-mode="false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3" table:default-cell-style-name="Default"/>
        <table:table-row table:style-name="ro2">
          <table:table-cell table:style-name="ce10" office:value-type="string" calcext:value-type="string">
            <text:p>siren_trav</text:p>
          </table:table-cell>
          <table:table-cell table:style-name="ce26" office:value-type="string" calcext:value-type="string">
            <text:p>siren_dom</text:p>
          </table:table-cell>
          <table:table-cell table:style-name="ce30" office:value-type="string" calcext:value-type="string">
            <text:p>1_2R</text:p>
          </table:table-cell>
          <table:table-cell table:style-name="ce30" office:value-type="string" calcext:value-type="string">
            <text:p>2_MAP</text:p>
          </table:table-cell>
          <table:table-cell table:style-name="ce30" office:value-type="string" calcext:value-type="string">
            <text:p>3_PDT</text:p>
          </table:table-cell>
          <table:table-cell table:style-name="ce30" office:value-type="string" calcext:value-type="string">
            <text:p>4_TC</text:p>
          </table:table-cell>
          <table:table-cell table:style-name="ce30" office:value-type="string" calcext:value-type="string">
            <text:p>5_V</text:p>
          </table:table-cell>
          <table:table-cell table:style-name="ce26" office:value-type="string" calcext:value-type="string">
            <text:p>flux</text:p>
          </table:table-cell>
          <table:table-cell table:style-name="ce28" office:value-type="string" calcext:value-type="string">
            <text:p>part_voiture</text:p>
          </table:table-cell>
          <table:table-cell table:style-name="ce34" office:value-type="string" calcext:value-type="string">
            <text:p>pk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29.7334096339663" calcext:value-type="float">
            <text:p>30</text:p>
          </table:table-cell>
          <table:table-cell table:style-name="ce32" office:value-type="float" office:value="29.7334096339663" calcext:value-type="float">
            <text:p>30</text:p>
          </table:table-cell>
          <table:table-cell table:style-name="ce33" table:formula="of:=[.G2]/[.H2]" office:value-type="float" office:value="1" calcext:value-type="float">
            <text:p>1</text:p>
          </table:table-cell>
          <table:table-cell table:style-name="ce35" table:formula="of:=[.B2]&amp;[.A2]" office:value-type="string" office:string-value="200010700200035665" calcext:value-type="string">
            <text:p>200010700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69.3854479595489" calcext:value-type="float">
            <text:p>69</text:p>
          </table:table-cell>
          <table:table-cell table:style-name="ce31" office:value-type="float" office:value="6.03009870912868" calcext:value-type="float">
            <text:p>6</text:p>
          </table:table-cell>
          <table:table-cell table:style-name="ce31" office:value-type="float" office:value="19.2410965505517" calcext:value-type="float">
            <text:p>19</text:p>
          </table:table-cell>
          <table:table-cell table:style-name="ce31" office:value-type="float" office:value="157.037054652846" calcext:value-type="float">
            <text:p>157</text:p>
          </table:table-cell>
          <table:table-cell table:style-name="ce31" office:value-type="float" office:value="5247.89283928151" calcext:value-type="float">
            <text:p>5 248</text:p>
          </table:table-cell>
          <table:table-cell table:style-name="ce32" office:value-type="float" office:value="5499.58653715359" calcext:value-type="float">
            <text:p>5 500</text:p>
          </table:table-cell>
          <table:table-cell table:style-name="ce33" table:formula="of:=[.G3]/[.H3]" office:value-type="float" office:value="0.954234069021061" calcext:value-type="float">
            <text:p>0,954234069</text:p>
          </table:table-cell>
          <table:table-cell table:style-name="ce35" table:formula="of:=[.B3]&amp;[.A3]" office:value-type="string" office:string-value="200023414200035665" calcext:value-type="string">
            <text:p>200023414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33173</text:p>
          </table:table-cell>
          <table:table-cell table:style-name="ce31" table:number-columns-repeated="4"/>
          <table:table-cell table:style-name="ce31" office:value-type="float" office:value="3.98476112994318" calcext:value-type="float">
            <text:p>4</text:p>
          </table:table-cell>
          <table:table-cell table:style-name="ce32" office:value-type="float" office:value="3.98476112994318" calcext:value-type="float">
            <text:p>4</text:p>
          </table:table-cell>
          <table:table-cell table:style-name="ce33" table:formula="of:=[.G4]/[.H4]" office:value-type="float" office:value="1" calcext:value-type="float">
            <text:p>1</text:p>
          </table:table-cell>
          <table:table-cell table:style-name="ce35" table:formula="of:=[.B4]&amp;[.A4]" office:value-type="string" office:string-value="200033173200035665" calcext:value-type="string">
            <text:p>200033173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33181</text:p>
          </table:table-cell>
          <table:table-cell table:style-name="ce31" table:number-columns-repeated="4"/>
          <table:table-cell table:style-name="ce31" office:value-type="float" office:value="7.90169216692366" calcext:value-type="float">
            <text:p>8</text:p>
          </table:table-cell>
          <table:table-cell table:style-name="ce32" office:value-type="float" office:value="7.90169216692366" calcext:value-type="float">
            <text:p>8</text:p>
          </table:table-cell>
          <table:table-cell table:style-name="ce33" table:formula="of:=[.G5]/[.H5]" office:value-type="float" office:value="1" calcext:value-type="float">
            <text:p>1</text:p>
          </table:table-cell>
          <table:table-cell table:style-name="ce35" table:formula="of:=[.B5]&amp;[.A5]" office:value-type="string" office:string-value="200033181200035665" calcext:value-type="string">
            <text:p>200033181200035665</text:p>
          </table:table-cell>
          <table:table-cell table:style-name="ce36" table:number-columns-repeated="1014"/>
        </table:table-row>
        <table:table-row table:style-name="ro3">
          <table:table-cell table:number-columns-repeated="2" table:style-name="ce11" office:value-type="string" calcext:value-type="string">
            <text:p>200035665</text:p>
          </table:table-cell>
          <table:table-cell table:style-name="ce31" office:value-type="float" office:value="583.612405948155" calcext:value-type="float">
            <text:p>584</text:p>
          </table:table-cell>
          <table:table-cell table:style-name="ce31" office:value-type="float" office:value="1622.5310320501" calcext:value-type="float">
            <text:p>1 623</text:p>
          </table:table-cell>
          <table:table-cell table:style-name="ce31" office:value-type="float" office:value="816.645934370458" calcext:value-type="float">
            <text:p>817</text:p>
          </table:table-cell>
          <table:table-cell table:style-name="ce31" office:value-type="float" office:value="706.771634120869" calcext:value-type="float">
            <text:p>707</text:p>
          </table:table-cell>
          <table:table-cell table:style-name="ce31" office:value-type="float" office:value="12472.9625288546" calcext:value-type="float">
            <text:p>12 473</text:p>
          </table:table-cell>
          <table:table-cell table:style-name="ce32" office:value-type="float" office:value="16202.5235353442" calcext:value-type="float">
            <text:p>16 203</text:p>
          </table:table-cell>
          <table:table-cell table:style-name="ce33" table:formula="of:=[.G6]/[.H6]" office:value-type="float" office:value="0.769816041411456" calcext:value-type="float">
            <text:p>0,7698160414</text:p>
          </table:table-cell>
          <table:table-cell table:style-name="ce35" table:formula="of:=[.B6]&amp;[.A6]" office:value-type="string" office:string-value="200035665200035665" calcext:value-type="string">
            <text:p>200035665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35970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7]/[.H7]" office:value-type="float" office:value="1" calcext:value-type="float">
            <text:p>1</text:p>
          </table:table-cell>
          <table:table-cell table:style-name="ce35" table:formula="of:=[.B7]&amp;[.A7]" office:value-type="string" office:string-value="200035970200035665" calcext:value-type="string">
            <text:p>200035970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40277</text:p>
          </table:table-cell>
          <table:table-cell table:style-name="ce31"/>
          <table:table-cell table:style-name="ce31" office:value-type="float" office:value="5.10697632894835" calcext:value-type="float">
            <text:p>5</text:p>
          </table:table-cell>
          <table:table-cell table:style-name="ce31" table:number-columns-repeated="2"/>
          <table:table-cell table:style-name="ce31" office:value-type="float" office:value="51.5660059770712" calcext:value-type="float">
            <text:p>52</text:p>
          </table:table-cell>
          <table:table-cell table:style-name="ce32" office:value-type="float" office:value="56.6729823060196" calcext:value-type="float">
            <text:p>57</text:p>
          </table:table-cell>
          <table:table-cell table:style-name="ce33" table:formula="of:=[.G8]/[.H8]" office:value-type="float" office:value="0.909886931635749" calcext:value-type="float">
            <text:p>0,9098869316</text:p>
          </table:table-cell>
          <table:table-cell table:style-name="ce35" table:formula="of:=[.B8]&amp;[.A8]" office:value-type="string" office:string-value="200040277200035665" calcext:value-type="string">
            <text:p>200040277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4781</text:p>
          </table:table-cell>
          <table:table-cell table:style-name="ce31"/>
          <table:table-cell table:style-name="ce31" office:value-type="float" office:value="2.896273861944" calcext:value-type="float">
            <text:p>3</text:p>
          </table:table-cell>
          <table:table-cell table:style-name="ce31"/>
          <table:table-cell table:style-name="ce31" office:value-type="float" office:value="34.6827583122341" calcext:value-type="float">
            <text:p>35</text:p>
          </table:table-cell>
          <table:table-cell table:style-name="ce31" office:value-type="float" office:value="81.8167144086957" calcext:value-type="float">
            <text:p>82</text:p>
          </table:table-cell>
          <table:table-cell table:style-name="ce32" office:value-type="float" office:value="119.395746582874" calcext:value-type="float">
            <text:p>119</text:p>
          </table:table-cell>
          <table:table-cell table:style-name="ce33" table:formula="of:=[.G9]/[.H9]" office:value-type="float" office:value="0.685256525046358" calcext:value-type="float">
            <text:p>0,685256525</text:p>
          </table:table-cell>
          <table:table-cell table:style-name="ce35" table:formula="of:=[.B9]&amp;[.A9]" office:value-type="string" office:string-value="200054781200035665" calcext:value-type="string">
            <text:p>200054781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5655</text:p>
          </table:table-cell>
          <table:table-cell table:style-name="ce31" table:number-columns-repeated="4"/>
          <table:table-cell table:style-name="ce31" office:value-type="float" office:value="6.82647720304343" calcext:value-type="float">
            <text:p>7</text:p>
          </table:table-cell>
          <table:table-cell table:style-name="ce32" office:value-type="float" office:value="6.82647720304343" calcext:value-type="float">
            <text:p>7</text:p>
          </table:table-cell>
          <table:table-cell table:style-name="ce33" table:formula="of:=[.G10]/[.H10]" office:value-type="float" office:value="1" calcext:value-type="float">
            <text:p>1</text:p>
          </table:table-cell>
          <table:table-cell table:style-name="ce35" table:formula="of:=[.B10]&amp;[.A10]" office:value-type="string" office:string-value="200055655200035665" calcext:value-type="string">
            <text:p>200055655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6232</text:p>
          </table:table-cell>
          <table:table-cell table:style-name="ce31" table:number-columns-repeated="4"/>
          <table:table-cell table:style-name="ce31" office:value-type="float" office:value="2.14618835501484" calcext:value-type="float">
            <text:p>2</text:p>
          </table:table-cell>
          <table:table-cell table:style-name="ce32" office:value-type="float" office:value="2.14618835501484" calcext:value-type="float">
            <text:p>2</text:p>
          </table:table-cell>
          <table:table-cell table:style-name="ce33" table:formula="of:=[.G11]/[.H11]" office:value-type="float" office:value="1" calcext:value-type="float">
            <text:p>1</text:p>
          </table:table-cell>
          <table:table-cell table:style-name="ce35" table:formula="of:=[.B11]&amp;[.A11]" office:value-type="string" office:string-value="200056232200035665" calcext:value-type="string">
            <text:p>200056232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3.10819127145544" calcext:value-type="float">
            <text:p>3</text:p>
          </table:table-cell>
          <table:table-cell table:style-name="ce32" office:value-type="float" office:value="3.10819127145544" calcext:value-type="float">
            <text:p>3</text:p>
          </table:table-cell>
          <table:table-cell table:style-name="ce33" table:formula="of:=[.G12]/[.H12]" office:value-type="float" office:value="1" calcext:value-type="float">
            <text:p>1</text:p>
          </table:table-cell>
          <table:table-cell table:style-name="ce35" table:formula="of:=[.B12]&amp;[.A12]" office:value-type="string" office:string-value="200058485200035665" calcext:value-type="string">
            <text:p>200058485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8519</text:p>
          </table:table-cell>
          <table:table-cell table:style-name="ce31" table:number-columns-repeated="3"/>
          <table:table-cell table:style-name="ce31" office:value-type="float" office:value="3.1329872508066" calcext:value-type="float">
            <text:p>3</text:p>
          </table:table-cell>
          <table:table-cell table:style-name="ce31" office:value-type="float" office:value="12.5500702654018" calcext:value-type="float">
            <text:p>13</text:p>
          </table:table-cell>
          <table:table-cell table:style-name="ce32" office:value-type="float" office:value="15.6830575162084" calcext:value-type="float">
            <text:p>16</text:p>
          </table:table-cell>
          <table:table-cell table:style-name="ce33" table:formula="of:=[.G13]/[.H13]" office:value-type="float" office:value="0.800231093486161" calcext:value-type="float">
            <text:p>0,8002310935</text:p>
          </table:table-cell>
          <table:table-cell table:style-name="ce35" table:formula="of:=[.B13]&amp;[.A13]" office:value-type="string" office:string-value="200058519200035665" calcext:value-type="string">
            <text:p>200058519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8782</text:p>
          </table:table-cell>
          <table:table-cell table:style-name="ce31" table:number-columns-repeated="4"/>
          <table:table-cell table:style-name="ce31" office:value-type="float" office:value="9.2120742893468" calcext:value-type="float">
            <text:p>9</text:p>
          </table:table-cell>
          <table:table-cell table:style-name="ce32" office:value-type="float" office:value="9.2120742893468" calcext:value-type="float">
            <text:p>9</text:p>
          </table:table-cell>
          <table:table-cell table:style-name="ce33" table:formula="of:=[.G14]/[.H14]" office:value-type="float" office:value="1" calcext:value-type="float">
            <text:p>1</text:p>
          </table:table-cell>
          <table:table-cell table:style-name="ce35" table:formula="of:=[.B14]&amp;[.A14]" office:value-type="string" office:string-value="200058782200035665" calcext:value-type="string">
            <text:p>200058782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9228</text:p>
          </table:table-cell>
          <table:table-cell table:style-name="ce31" office:value-type="float" office:value="3.15806782084179" calcext:value-type="float">
            <text:p>3</text:p>
          </table:table-cell>
          <table:table-cell table:style-name="ce31" table:number-columns-repeated="3"/>
          <table:table-cell table:style-name="ce31" office:value-type="float" office:value="3.03242855529526" calcext:value-type="float">
            <text:p>3</text:p>
          </table:table-cell>
          <table:table-cell table:style-name="ce32" office:value-type="float" office:value="6.19049637613705" calcext:value-type="float">
            <text:p>6</text:p>
          </table:table-cell>
          <table:table-cell table:style-name="ce33" table:formula="of:=[.G15]/[.H15]" office:value-type="float" office:value="0.489852246256791" calcext:value-type="float">
            <text:p>0,4898522463</text:p>
          </table:table-cell>
          <table:table-cell table:style-name="ce35" table:formula="of:=[.B15]&amp;[.A15]" office:value-type="string" office:string-value="200059228200035665" calcext:value-type="string">
            <text:p>200059228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3"/>
          <table:table-cell table:style-name="ce31" office:value-type="float" office:value="6.93488478100181" calcext:value-type="float">
            <text:p>7</text:p>
          </table:table-cell>
          <table:table-cell table:style-name="ce31" office:value-type="float" office:value="70.6048374342806" calcext:value-type="float">
            <text:p>71</text:p>
          </table:table-cell>
          <table:table-cell table:style-name="ce32" office:value-type="float" office:value="77.5397222152824" calcext:value-type="float">
            <text:p>78</text:p>
          </table:table-cell>
          <table:table-cell table:style-name="ce33" table:formula="of:=[.G16]/[.H16]" office:value-type="float" office:value="0.910563455956836" calcext:value-type="float">
            <text:p>0,910563456</text:p>
          </table:table-cell>
          <table:table-cell table:style-name="ce35" table:formula="of:=[.B16]&amp;[.A16]" office:value-type="string" office:string-value="200059889200035665" calcext:value-type="string">
            <text:p>200059889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5589</text:p>
          </table:table-cell>
          <table:table-cell table:style-name="ce31" table:number-columns-repeated="4"/>
          <table:table-cell table:style-name="ce31" office:value-type="float" office:value="4.06201550387597" calcext:value-type="float">
            <text:p>4</text:p>
          </table:table-cell>
          <table:table-cell table:style-name="ce32" office:value-type="float" office:value="4.06201550387597" calcext:value-type="float">
            <text:p>4</text:p>
          </table:table-cell>
          <table:table-cell table:style-name="ce33" table:formula="of:=[.G17]/[.H17]" office:value-type="float" office:value="1" calcext:value-type="float">
            <text:p>1</text:p>
          </table:table-cell>
          <table:table-cell table:style-name="ce35" table:formula="of:=[.B17]&amp;[.A17]" office:value-type="string" office:string-value="200065589200035665" calcext:value-type="string">
            <text:p>200065589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3"/>
          <table:table-cell table:style-name="ce31" office:value-type="float" office:value="6.13909831447661" calcext:value-type="float">
            <text:p>6</text:p>
          </table:table-cell>
          <table:table-cell table:style-name="ce31" office:value-type="float" office:value="12.8671069545857" calcext:value-type="float">
            <text:p>13</text:p>
          </table:table-cell>
          <table:table-cell table:style-name="ce32" office:value-type="float" office:value="19.0062052690623" calcext:value-type="float">
            <text:p>19</text:p>
          </table:table-cell>
          <table:table-cell table:style-name="ce33" table:formula="of:=[.G18]/[.H18]" office:value-type="float" office:value="0.676995053585492" calcext:value-type="float">
            <text:p>0,6769950536</text:p>
          </table:table-cell>
          <table:table-cell table:style-name="ce35" table:formula="of:=[.B18]&amp;[.A18]" office:value-type="string" office:string-value="200065597200035665" calcext:value-type="string">
            <text:p>200065597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4"/>
          <table:table-cell table:style-name="ce31" office:value-type="float" office:value="79.9561981857411" calcext:value-type="float">
            <text:p>80</text:p>
          </table:table-cell>
          <table:table-cell table:style-name="ce32" office:value-type="float" office:value="79.9561981857411" calcext:value-type="float">
            <text:p>80</text:p>
          </table:table-cell>
          <table:table-cell table:style-name="ce33" table:formula="of:=[.G19]/[.H19]" office:value-type="float" office:value="1" calcext:value-type="float">
            <text:p>1</text:p>
          </table:table-cell>
          <table:table-cell table:style-name="ce35" table:formula="of:=[.B19]&amp;[.A19]" office:value-type="string" office:string-value="200065787200035665" calcext:value-type="string">
            <text:p>200065787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0]/[.H20]" office:value-type="float" office:value="1" calcext:value-type="float">
            <text:p>1</text:p>
          </table:table-cell>
          <table:table-cell table:style-name="ce35" table:formula="of:=[.B20]&amp;[.A20]" office:value-type="string" office:string-value="200066017200035665" calcext:value-type="string">
            <text:p>200066017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6405</text:p>
          </table:table-cell>
          <table:table-cell table:style-name="ce31" office:value-type="float" office:value="21.8023668990715" calcext:value-type="float">
            <text:p>22</text:p>
          </table:table-cell>
          <table:table-cell table:style-name="ce31" table:number-columns-repeated="3"/>
          <table:table-cell table:style-name="ce31" office:value-type="float" office:value="1230.49650644315" calcext:value-type="float">
            <text:p>1 230</text:p>
          </table:table-cell>
          <table:table-cell table:style-name="ce32" office:value-type="float" office:value="1252.29887334222" calcext:value-type="float">
            <text:p>1 252</text:p>
          </table:table-cell>
          <table:table-cell table:style-name="ce33" table:formula="of:=[.G21]/[.H21]" office:value-type="float" office:value="0.982590124958842" calcext:value-type="float">
            <text:p>0,982590125</text:p>
          </table:table-cell>
          <table:table-cell table:style-name="ce35" table:formula="of:=[.B21]&amp;[.A21]" office:value-type="string" office:string-value="200066405200035665" calcext:value-type="string">
            <text:p>200066405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6413</text:p>
          </table:table-cell>
          <table:table-cell table:style-name="ce31" office:value-type="float" office:value="4.62519755052057" calcext:value-type="float">
            <text:p>5</text:p>
          </table:table-cell>
          <table:table-cell table:style-name="ce31" table:number-columns-repeated="3"/>
          <table:table-cell table:style-name="ce31" office:value-type="float" office:value="481.205244322407" calcext:value-type="float">
            <text:p>481</text:p>
          </table:table-cell>
          <table:table-cell table:style-name="ce32" office:value-type="float" office:value="485.830441872928" calcext:value-type="float">
            <text:p>486</text:p>
          </table:table-cell>
          <table:table-cell table:style-name="ce33" table:formula="of:=[.G22]/[.H22]" office:value-type="float" office:value="0.99047981116068" calcext:value-type="float">
            <text:p>0,9904798112</text:p>
          </table:table-cell>
          <table:table-cell table:style-name="ce35" table:formula="of:=[.B22]&amp;[.A22]" office:value-type="string" office:string-value="200066413200035665" calcext:value-type="string">
            <text:p>200066413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6462</text:p>
          </table:table-cell>
          <table:table-cell table:style-name="ce31" table:number-columns-repeated="4"/>
          <table:table-cell table:style-name="ce31" office:value-type="float" office:value="98.136620161681" calcext:value-type="float">
            <text:p>98</text:p>
          </table:table-cell>
          <table:table-cell table:style-name="ce32" office:value-type="float" office:value="98.136620161681" calcext:value-type="float">
            <text:p>98</text:p>
          </table:table-cell>
          <table:table-cell table:style-name="ce33" table:formula="of:=[.G23]/[.H23]" office:value-type="float" office:value="1" calcext:value-type="float">
            <text:p>1</text:p>
          </table:table-cell>
          <table:table-cell table:style-name="ce35" table:formula="of:=[.B23]&amp;[.A23]" office:value-type="string" office:string-value="200066462200035665" calcext:value-type="string">
            <text:p>200066462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6728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4]/[.H24]" office:value-type="float" office:value="1" calcext:value-type="float">
            <text:p>1</text:p>
          </table:table-cell>
          <table:table-cell table:style-name="ce35" table:formula="of:=[.B24]&amp;[.A24]" office:value-type="string" office:string-value="200066728200035665" calcext:value-type="string">
            <text:p>200066728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16.9318819996419" calcext:value-type="float">
            <text:p>17</text:p>
          </table:table-cell>
          <table:table-cell table:style-name="ce32" office:value-type="float" office:value="16.9318819996419" calcext:value-type="float">
            <text:p>17</text:p>
          </table:table-cell>
          <table:table-cell table:style-name="ce33" table:formula="of:=[.G25]/[.H25]" office:value-type="float" office:value="1" calcext:value-type="float">
            <text:p>1</text:p>
          </table:table-cell>
          <table:table-cell table:style-name="ce35" table:formula="of:=[.B25]&amp;[.A25]" office:value-type="string" office:string-value="200066827200035665" calcext:value-type="string">
            <text:p>200066827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796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6]/[.H26]" office:value-type="float" office:value="1" calcext:value-type="float">
            <text:p>1</text:p>
          </table:table-cell>
          <table:table-cell table:style-name="ce35" table:formula="of:=[.B26]&amp;[.A26]" office:value-type="string" office:string-value="200067965200035665" calcext:value-type="string">
            <text:p>200067965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8005</text:p>
          </table:table-cell>
          <table:table-cell table:style-name="ce31" table:number-columns-repeated="4"/>
          <table:table-cell table:style-name="ce31" office:value-type="float" office:value="4.19417475728155" calcext:value-type="float">
            <text:p>4</text:p>
          </table:table-cell>
          <table:table-cell table:style-name="ce32" office:value-type="float" office:value="4.19417475728155" calcext:value-type="float">
            <text:p>4</text:p>
          </table:table-cell>
          <table:table-cell table:style-name="ce33" table:formula="of:=[.G27]/[.H27]" office:value-type="float" office:value="1" calcext:value-type="float">
            <text:p>1</text:p>
          </table:table-cell>
          <table:table-cell table:style-name="ce35" table:formula="of:=[.B27]&amp;[.A27]" office:value-type="string" office:string-value="200068005200035665" calcext:value-type="string">
            <text:p>200068005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4"/>
          <table:table-cell table:style-name="ce31" office:value-type="float" office:value="13.0296057426058" calcext:value-type="float">
            <text:p>13</text:p>
          </table:table-cell>
          <table:table-cell table:style-name="ce32" office:value-type="float" office:value="13.0296057426058" calcext:value-type="float">
            <text:p>13</text:p>
          </table:table-cell>
          <table:table-cell table:style-name="ce33" table:formula="of:=[.G28]/[.H28]" office:value-type="float" office:value="1" calcext:value-type="float">
            <text:p>1</text:p>
          </table:table-cell>
          <table:table-cell table:style-name="ce35" table:formula="of:=[.B28]&amp;[.A28]" office:value-type="string" office:string-value="200068468200035665" calcext:value-type="string">
            <text:p>200068468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8534</text:p>
          </table:table-cell>
          <table:table-cell table:style-name="ce31" table:number-columns-repeated="3"/>
          <table:table-cell table:style-name="ce31" office:value-type="float" office:value="4.1091492776886" calcext:value-type="float">
            <text:p>4</text:p>
          </table:table-cell>
          <table:table-cell table:style-name="ce31" office:value-type="float" office:value="35.9771501669098" calcext:value-type="float">
            <text:p>36</text:p>
          </table:table-cell>
          <table:table-cell table:style-name="ce32" office:value-type="float" office:value="40.0862994445984" calcext:value-type="float">
            <text:p>40</text:p>
          </table:table-cell>
          <table:table-cell table:style-name="ce33" table:formula="of:=[.G29]/[.H29]" office:value-type="float" office:value="0.897492426723807" calcext:value-type="float">
            <text:p>0,8974924267</text:p>
          </table:table-cell>
          <table:table-cell table:style-name="ce35" table:formula="of:=[.B29]&amp;[.A29]" office:value-type="string" office:string-value="200068534200035665" calcext:value-type="string">
            <text:p>200068534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9458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30]/[.H30]" office:value-type="float" office:value="1" calcext:value-type="float">
            <text:p>1</text:p>
          </table:table-cell>
          <table:table-cell table:style-name="ce35" table:formula="of:=[.B30]&amp;[.A30]" office:value-type="string" office:string-value="200069458200035665" calcext:value-type="string">
            <text:p>200069458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4"/>
          <table:table-cell table:style-name="ce31" office:value-type="float" office:value="12.0276835497329" calcext:value-type="float">
            <text:p>12</text:p>
          </table:table-cell>
          <table:table-cell table:style-name="ce32" office:value-type="float" office:value="12.0276835497329" calcext:value-type="float">
            <text:p>12</text:p>
          </table:table-cell>
          <table:table-cell table:style-name="ce33" table:formula="of:=[.G31]/[.H31]" office:value-type="float" office:value="1" calcext:value-type="float">
            <text:p>1</text:p>
          </table:table-cell>
          <table:table-cell table:style-name="ce35" table:formula="of:=[.B31]&amp;[.A31]" office:value-type="string" office:string-value="200069532200035665" calcext:value-type="string">
            <text:p>200069532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4"/>
          <table:table-cell table:style-name="ce31" office:value-type="float" office:value="54.050805647506" calcext:value-type="float">
            <text:p>54</text:p>
          </table:table-cell>
          <table:table-cell table:style-name="ce32" office:value-type="float" office:value="54.050805647506" calcext:value-type="float">
            <text:p>54</text:p>
          </table:table-cell>
          <table:table-cell table:style-name="ce33" table:formula="of:=[.G32]/[.H32]" office:value-type="float" office:value="1" calcext:value-type="float">
            <text:p>1</text:p>
          </table:table-cell>
          <table:table-cell table:style-name="ce35" table:formula="of:=[.B32]&amp;[.A32]" office:value-type="string" office:string-value="200069730200035665" calcext:value-type="string">
            <text:p>200069730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9821</text:p>
          </table:table-cell>
          <table:table-cell table:style-name="ce31" table:number-columns-repeated="3"/>
          <table:table-cell table:style-name="ce31" office:value-type="float" office:value="1.01525926060968" calcext:value-type="float">
            <text:p>1</text:p>
          </table:table-cell>
          <table:table-cell table:style-name="ce31" office:value-type="float" office:value="4.06366047745358" calcext:value-type="float">
            <text:p>4</text:p>
          </table:table-cell>
          <table:table-cell table:style-name="ce32" office:value-type="float" office:value="5.07891973806326" calcext:value-type="float">
            <text:p>5</text:p>
          </table:table-cell>
          <table:table-cell table:style-name="ce33" table:formula="of:=[.G33]/[.H33]" office:value-type="float" office:value="0.800103306811297" calcext:value-type="float">
            <text:p>0,8001033068</text:p>
          </table:table-cell>
          <table:table-cell table:style-name="ce35" table:formula="of:=[.B33]&amp;[.A33]" office:value-type="string" office:string-value="200069821200035665" calcext:value-type="string">
            <text:p>200069821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9839</text:p>
          </table:table-cell>
          <table:table-cell table:style-name="ce31" table:number-columns-repeated="4"/>
          <table:table-cell table:style-name="ce31" office:value-type="float" office:value="12.4808184143223" calcext:value-type="float">
            <text:p>12</text:p>
          </table:table-cell>
          <table:table-cell table:style-name="ce32" office:value-type="float" office:value="12.4808184143223" calcext:value-type="float">
            <text:p>12</text:p>
          </table:table-cell>
          <table:table-cell table:style-name="ce33" table:formula="of:=[.G34]/[.H34]" office:value-type="float" office:value="1" calcext:value-type="float">
            <text:p>1</text:p>
          </table:table-cell>
          <table:table-cell table:style-name="ce35" table:formula="of:=[.B34]&amp;[.A34]" office:value-type="string" office:string-value="200069839200035665" calcext:value-type="string">
            <text:p>200069839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69847</text:p>
          </table:table-cell>
          <table:table-cell table:style-name="ce31" office:value-type="float" office:value="4.01615088189687" calcext:value-type="float">
            <text:p>4</text:p>
          </table:table-cell>
          <table:table-cell table:style-name="ce31" table:number-columns-repeated="3"/>
          <table:table-cell table:style-name="ce31" office:value-type="float" office:value="30.0529661706509" calcext:value-type="float">
            <text:p>30</text:p>
          </table:table-cell>
          <table:table-cell table:style-name="ce32" office:value-type="float" office:value="34.0691170525478" calcext:value-type="float">
            <text:p>34</text:p>
          </table:table-cell>
          <table:table-cell table:style-name="ce33" table:formula="of:=[.G35]/[.H35]" office:value-type="float" office:value="0.882117553099412" calcext:value-type="float">
            <text:p>0,8821175531</text:p>
          </table:table-cell>
          <table:table-cell table:style-name="ce35" table:formula="of:=[.B35]&amp;[.A35]" office:value-type="string" office:string-value="200069847200035665" calcext:value-type="string">
            <text:p>200069847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70068</text:p>
          </table:table-cell>
          <table:table-cell table:style-name="ce31" table:number-columns-repeated="4"/>
          <table:table-cell table:style-name="ce31" office:value-type="float" office:value="22.6749010507615" calcext:value-type="float">
            <text:p>23</text:p>
          </table:table-cell>
          <table:table-cell table:style-name="ce32" office:value-type="float" office:value="22.6749010507615" calcext:value-type="float">
            <text:p>23</text:p>
          </table:table-cell>
          <table:table-cell table:style-name="ce33" table:formula="of:=[.G36]/[.H36]" office:value-type="float" office:value="1" calcext:value-type="float">
            <text:p>1</text:p>
          </table:table-cell>
          <table:table-cell table:style-name="ce35" table:formula="of:=[.B36]&amp;[.A36]" office:value-type="string" office:string-value="200070068200035665" calcext:value-type="string">
            <text:p>200070068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70142</text:p>
          </table:table-cell>
          <table:table-cell table:style-name="ce31" office:value-type="float" office:value="12.5903377112001" calcext:value-type="float">
            <text:p>13</text:p>
          </table:table-cell>
          <table:table-cell table:style-name="ce31" office:value-type="float" office:value="4.30922210115178" calcext:value-type="float">
            <text:p>4</text:p>
          </table:table-cell>
          <table:table-cell table:style-name="ce31" table:number-columns-repeated="2"/>
          <table:table-cell table:style-name="ce31" office:value-type="float" office:value="864.726649277358" calcext:value-type="float">
            <text:p>865</text:p>
          </table:table-cell>
          <table:table-cell table:style-name="ce32" office:value-type="float" office:value="881.62620908971" calcext:value-type="float">
            <text:p>882</text:p>
          </table:table-cell>
          <table:table-cell table:style-name="ce33" table:formula="of:=[.G37]/[.H37]" office:value-type="float" office:value="0.980831377699398" calcext:value-type="float">
            <text:p>0,9808313777</text:p>
          </table:table-cell>
          <table:table-cell table:style-name="ce35" table:formula="of:=[.B37]&amp;[.A37]" office:value-type="string" office:string-value="200070142200035665" calcext:value-type="string">
            <text:p>200070142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3"/>
          <table:table-cell table:style-name="ce31" office:value-type="float" office:value="4.96043810768502" calcext:value-type="float">
            <text:p>5</text:p>
          </table:table-cell>
          <table:table-cell table:style-name="ce31" office:value-type="float" office:value="219.486896659587" calcext:value-type="float">
            <text:p>219</text:p>
          </table:table-cell>
          <table:table-cell table:style-name="ce32" office:value-type="float" office:value="224.447334767272" calcext:value-type="float">
            <text:p>224</text:p>
          </table:table-cell>
          <table:table-cell table:style-name="ce33" table:formula="of:=[.G38]/[.H38]" office:value-type="float" office:value="0.977899322739437" calcext:value-type="float">
            <text:p>0,9778993227</text:p>
          </table:table-cell>
          <table:table-cell table:style-name="ce35" table:formula="of:=[.B38]&amp;[.A38]" office:value-type="string" office:string-value="200070449200035665" calcext:value-type="string">
            <text:p>200070449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17.8002938490744" calcext:value-type="float">
            <text:p>18</text:p>
          </table:table-cell>
          <table:table-cell table:style-name="ce32" office:value-type="float" office:value="17.8002938490744" calcext:value-type="float">
            <text:p>18</text:p>
          </table:table-cell>
          <table:table-cell table:style-name="ce33" table:formula="of:=[.G39]/[.H39]" office:value-type="float" office:value="1" calcext:value-type="float">
            <text:p>1</text:p>
          </table:table-cell>
          <table:table-cell table:style-name="ce35" table:formula="of:=[.B39]&amp;[.A39]" office:value-type="string" office:string-value="200071074200035665" calcext:value-type="string">
            <text:p>200071074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10.182536905311" calcext:value-type="float">
            <text:p>10</text:p>
          </table:table-cell>
          <table:table-cell table:style-name="ce31" table:number-columns-repeated="2"/>
          <table:table-cell table:style-name="ce31" office:value-type="float" office:value="21.8734438325376" calcext:value-type="float">
            <text:p>22</text:p>
          </table:table-cell>
          <table:table-cell table:style-name="ce31" office:value-type="float" office:value="1141.87642441748" calcext:value-type="float">
            <text:p>1 142</text:p>
          </table:table-cell>
          <table:table-cell table:style-name="ce32" office:value-type="float" office:value="1173.93240515533" calcext:value-type="float">
            <text:p>1 174</text:p>
          </table:table-cell>
          <table:table-cell table:style-name="ce33" table:formula="of:=[.G40]/[.H40]" office:value-type="float" office:value="0.972693503819236" calcext:value-type="float">
            <text:p>0,9726935038</text:p>
          </table:table-cell>
          <table:table-cell table:style-name="ce35" table:formula="of:=[.B40]&amp;[.A40]" office:value-type="string" office:string-value="200071454200035665" calcext:value-type="string">
            <text:p>200071454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71843</text:p>
          </table:table-cell>
          <table:table-cell table:style-name="ce31" table:number-columns-repeated="3"/>
          <table:table-cell table:style-name="ce31" office:value-type="float" office:value="3.10412727706166" calcext:value-type="float">
            <text:p>3</text:p>
          </table:table-cell>
          <table:table-cell table:style-name="ce31" office:value-type="float" office:value="42.1760786908121" calcext:value-type="float">
            <text:p>42</text:p>
          </table:table-cell>
          <table:table-cell table:style-name="ce32" office:value-type="float" office:value="45.2802059678738" calcext:value-type="float">
            <text:p>45</text:p>
          </table:table-cell>
          <table:table-cell table:style-name="ce33" table:formula="of:=[.G41]/[.H41]" office:value-type="float" office:value="0.931446264196235" calcext:value-type="float">
            <text:p>0,9314462642</text:p>
          </table:table-cell>
          <table:table-cell table:style-name="ce35" table:formula="of:=[.B41]&amp;[.A41]" office:value-type="string" office:string-value="200071843200035665" calcext:value-type="string">
            <text:p>200071843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00072312</text:p>
          </table:table-cell>
          <table:table-cell table:style-name="ce31" office:value-type="float" office:value="5.04138264200546" calcext:value-type="float">
            <text:p>5</text:p>
          </table:table-cell>
          <table:table-cell table:style-name="ce31"/>
          <table:table-cell table:style-name="ce31" office:value-type="float" office:value="3.96635346198428" calcext:value-type="float">
            <text:p>4</text:p>
          </table:table-cell>
          <table:table-cell table:style-name="ce31" office:value-type="float" office:value="42.0085700329048" calcext:value-type="float">
            <text:p>42</text:p>
          </table:table-cell>
          <table:table-cell table:style-name="ce31" office:value-type="float" office:value="897.345445445184" calcext:value-type="float">
            <text:p>897</text:p>
          </table:table-cell>
          <table:table-cell table:style-name="ce32" office:value-type="float" office:value="948.361751582079" calcext:value-type="float">
            <text:p>948</text:p>
          </table:table-cell>
          <table:table-cell table:style-name="ce33" table:formula="of:=[.G42]/[.H42]" office:value-type="float" office:value="0.946205858627483" calcext:value-type="float">
            <text:p>0,9462058586</text:p>
          </table:table-cell>
          <table:table-cell table:style-name="ce35" table:formula="of:=[.B42]&amp;[.A42]" office:value-type="string" office:string-value="200072312200035665" calcext:value-type="string">
            <text:p>200072312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1400555</text:p>
          </table:table-cell>
          <table:table-cell table:style-name="ce31" table:number-columns-repeated="4"/>
          <table:table-cell table:style-name="ce31" office:value-type="float" office:value="4.91638795986622" calcext:value-type="float">
            <text:p>5</text:p>
          </table:table-cell>
          <table:table-cell table:style-name="ce32" office:value-type="float" office:value="4.91638795986622" calcext:value-type="float">
            <text:p>5</text:p>
          </table:table-cell>
          <table:table-cell table:style-name="ce33" table:formula="of:=[.G43]/[.H43]" office:value-type="float" office:value="1" calcext:value-type="float">
            <text:p>1</text:p>
          </table:table-cell>
          <table:table-cell table:style-name="ce35" table:formula="of:=[.B43]&amp;[.A43]" office:value-type="string" office:string-value="241400555200035665" calcext:value-type="string">
            <text:p>241400555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1400761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4]/[.H44]" office:value-type="float" office:value="1" calcext:value-type="float">
            <text:p>1</text:p>
          </table:table-cell>
          <table:table-cell table:style-name="ce35" table:formula="of:=[.B44]&amp;[.A44]" office:value-type="string" office:string-value="241400761200035665" calcext:value-type="string">
            <text:p>241400761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2700276</text:p>
          </table:table-cell>
          <table:table-cell table:style-name="ce31" table:number-columns-repeated="4"/>
          <table:table-cell table:style-name="ce31" office:value-type="float" office:value="128.933806236228" calcext:value-type="float">
            <text:p>129</text:p>
          </table:table-cell>
          <table:table-cell table:style-name="ce32" office:value-type="float" office:value="128.933806236228" calcext:value-type="float">
            <text:p>129</text:p>
          </table:table-cell>
          <table:table-cell table:style-name="ce33" table:formula="of:=[.G45]/[.H45]" office:value-type="float" office:value="1" calcext:value-type="float">
            <text:p>1</text:p>
          </table:table-cell>
          <table:table-cell table:style-name="ce35" table:formula="of:=[.B45]&amp;[.A45]" office:value-type="string" office:string-value="242700276200035665" calcext:value-type="string">
            <text:p>242700276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2700607</text:p>
          </table:table-cell>
          <table:table-cell table:style-name="ce31" office:value-type="float" office:value="21.6537302231075" calcext:value-type="float">
            <text:p>22</text:p>
          </table:table-cell>
          <table:table-cell table:style-name="ce31" office:value-type="float" office:value="4.03034134007585" calcext:value-type="float">
            <text:p>4</text:p>
          </table:table-cell>
          <table:table-cell table:style-name="ce31"/>
          <table:table-cell table:style-name="ce31" office:value-type="float" office:value="5.03658901632284" calcext:value-type="float">
            <text:p>5</text:p>
          </table:table-cell>
          <table:table-cell table:style-name="ce31" office:value-type="float" office:value="1078.06303530691" calcext:value-type="float">
            <text:p>1 078</text:p>
          </table:table-cell>
          <table:table-cell table:style-name="ce32" office:value-type="float" office:value="1108.78369588642" calcext:value-type="float">
            <text:p>1 109</text:p>
          </table:table-cell>
          <table:table-cell table:style-name="ce33" table:formula="of:=[.G46]/[.H46]" office:value-type="float" office:value="0.972293369127378" calcext:value-type="float">
            <text:p>0,9722933691</text:p>
          </table:table-cell>
          <table:table-cell table:style-name="ce35" table:formula="of:=[.B46]&amp;[.A46]" office:value-type="string" office:string-value="242700607200035665" calcext:value-type="string">
            <text:p>242700607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2700623</text:p>
          </table:table-cell>
          <table:table-cell table:style-name="ce31" office:value-type="float" office:value="13.6743497099273" calcext:value-type="float">
            <text:p>14</text:p>
          </table:table-cell>
          <table:table-cell table:style-name="ce31" table:number-columns-repeated="2"/>
          <table:table-cell table:style-name="ce31" office:value-type="float" office:value="10.0931071463391" calcext:value-type="float">
            <text:p>10</text:p>
          </table:table-cell>
          <table:table-cell table:style-name="ce31" office:value-type="float" office:value="1182.37414183014" calcext:value-type="float">
            <text:p>1 182</text:p>
          </table:table-cell>
          <table:table-cell table:style-name="ce32" office:value-type="float" office:value="1206.14159868641" calcext:value-type="float">
            <text:p>1 206</text:p>
          </table:table-cell>
          <table:table-cell table:style-name="ce33" table:formula="of:=[.G47]/[.H47]" office:value-type="float" office:value="0.980294637974388" calcext:value-type="float">
            <text:p>0,980294638</text:p>
          </table:table-cell>
          <table:table-cell table:style-name="ce35" table:formula="of:=[.B47]&amp;[.A47]" office:value-type="string" office:string-value="242700623200035665" calcext:value-type="string">
            <text:p>242700623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6000376</text:p>
          </table:table-cell>
          <table:table-cell table:style-name="ce31" table:number-columns-repeated="4"/>
          <table:table-cell table:style-name="ce31" office:value-type="float" office:value="6.60900752238342" calcext:value-type="float">
            <text:p>7</text:p>
          </table:table-cell>
          <table:table-cell table:style-name="ce32" office:value-type="float" office:value="6.60900752238342" calcext:value-type="float">
            <text:p>7</text:p>
          </table:table-cell>
          <table:table-cell table:style-name="ce33" table:formula="of:=[.G48]/[.H48]" office:value-type="float" office:value="1" calcext:value-type="float">
            <text:p>1</text:p>
          </table:table-cell>
          <table:table-cell table:style-name="ce35" table:formula="of:=[.B48]&amp;[.A48]" office:value-type="string" office:string-value="246000376200035665" calcext:value-type="string">
            <text:p>246000376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6000772</text:p>
          </table:table-cell>
          <table:table-cell table:style-name="ce31" table:number-columns-repeated="4"/>
          <table:table-cell table:style-name="ce31" office:value-type="float" office:value="3.90618503878249" calcext:value-type="float">
            <text:p>4</text:p>
          </table:table-cell>
          <table:table-cell table:style-name="ce32" office:value-type="float" office:value="3.90618503878249" calcext:value-type="float">
            <text:p>4</text:p>
          </table:table-cell>
          <table:table-cell table:style-name="ce33" table:formula="of:=[.G49]/[.H49]" office:value-type="float" office:value="1" calcext:value-type="float">
            <text:p>1</text:p>
          </table:table-cell>
          <table:table-cell table:style-name="ce35" table:formula="of:=[.B49]&amp;[.A49]" office:value-type="string" office:string-value="246000772200035665" calcext:value-type="string">
            <text:p>246000772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6100663</text:p>
          </table:table-cell>
          <table:table-cell table:style-name="ce31" table:number-columns-repeated="4"/>
          <table:table-cell table:style-name="ce31" office:value-type="float" office:value="7.88272156146699" calcext:value-type="float">
            <text:p>8</text:p>
          </table:table-cell>
          <table:table-cell table:style-name="ce32" office:value-type="float" office:value="7.88272156146699" calcext:value-type="float">
            <text:p>8</text:p>
          </table:table-cell>
          <table:table-cell table:style-name="ce33" table:formula="of:=[.G50]/[.H50]" office:value-type="float" office:value="1" calcext:value-type="float">
            <text:p>1</text:p>
          </table:table-cell>
          <table:table-cell table:style-name="ce35" table:formula="of:=[.B50]&amp;[.A50]" office:value-type="string" office:string-value="246100663200035665" calcext:value-type="string">
            <text:p>246100663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5.00676810517253" calcext:value-type="float">
            <text:p>5</text:p>
          </table:table-cell>
          <table:table-cell table:style-name="ce32" office:value-type="float" office:value="5.00676810517253" calcext:value-type="float">
            <text:p>5</text:p>
          </table:table-cell>
          <table:table-cell table:style-name="ce33" table:formula="of:=[.G51]/[.H51]" office:value-type="float" office:value="1" calcext:value-type="float">
            <text:p>1</text:p>
          </table:table-cell>
          <table:table-cell table:style-name="ce35" table:formula="of:=[.B51]&amp;[.A51]" office:value-type="string" office:string-value="247600539200035665" calcext:value-type="string">
            <text:p>247600539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600588</text:p>
          </table:table-cell>
          <table:table-cell table:style-name="ce31" table:number-columns-repeated="2"/>
          <table:table-cell table:style-name="ce31" office:value-type="float" office:value="4.08304498269896" calcext:value-type="float">
            <text:p>4</text:p>
          </table:table-cell>
          <table:table-cell table:style-name="ce31" table:number-columns-repeated="2"/>
          <table:table-cell table:style-name="ce32" office:value-type="float" office:value="4.08304498269896" calcext:value-type="float">
            <text:p>4</text:p>
          </table:table-cell>
          <table:table-cell table:style-name="ce33" table:formula="of:=[.G52]/[.H52]" office:value-type="float" office:value="0" calcext:value-type="float">
            <text:p>0</text:p>
          </table:table-cell>
          <table:table-cell table:style-name="ce35" table:formula="of:=[.B52]&amp;[.A52]" office:value-type="string" office:string-value="247600588200035665" calcext:value-type="string">
            <text:p>247600588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600596</text:p>
          </table:table-cell>
          <table:table-cell table:style-name="ce31"/>
          <table:table-cell table:style-name="ce31" office:value-type="float" office:value="2.80297724087071" calcext:value-type="float">
            <text:p>3</text:p>
          </table:table-cell>
          <table:table-cell table:style-name="ce31"/>
          <table:table-cell table:style-name="ce31" office:value-type="float" office:value="6.11278722156575" calcext:value-type="float">
            <text:p>6</text:p>
          </table:table-cell>
          <table:table-cell table:style-name="ce31" office:value-type="float" office:value="34.6392162313905" calcext:value-type="float">
            <text:p>35</text:p>
          </table:table-cell>
          <table:table-cell table:style-name="ce32" office:value-type="float" office:value="43.554980693827" calcext:value-type="float">
            <text:p>44</text:p>
          </table:table-cell>
          <table:table-cell table:style-name="ce33" table:formula="of:=[.G53]/[.H53]" office:value-type="float" office:value="0.795298624395899" calcext:value-type="float">
            <text:p>0,7952986244</text:p>
          </table:table-cell>
          <table:table-cell table:style-name="ce35" table:formula="of:=[.B53]&amp;[.A53]" office:value-type="string" office:string-value="247600596200035665" calcext:value-type="string">
            <text:p>247600596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9.7635170916242" calcext:value-type="float">
            <text:p>40</text:p>
          </table:table-cell>
          <table:table-cell table:style-name="ce32" office:value-type="float" office:value="43.7635170916242" calcext:value-type="float">
            <text:p>44</text:p>
          </table:table-cell>
          <table:table-cell table:style-name="ce33" table:formula="of:=[.G54]/[.H54]" office:value-type="float" office:value="0.908599667809479" calcext:value-type="float">
            <text:p>0,9085996678</text:p>
          </table:table-cell>
          <table:table-cell table:style-name="ce35" table:formula="of:=[.B54]&amp;[.A54]" office:value-type="string" office:string-value="247600620200035665" calcext:value-type="string">
            <text:p>247600620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107.908766263699" calcext:value-type="float">
            <text:p>108</text:p>
          </table:table-cell>
          <table:table-cell table:style-name="ce32" office:value-type="float" office:value="107.908766263699" calcext:value-type="float">
            <text:p>108</text:p>
          </table:table-cell>
          <table:table-cell table:style-name="ce33" table:formula="of:=[.G55]/[.H55]" office:value-type="float" office:value="1" calcext:value-type="float">
            <text:p>1</text:p>
          </table:table-cell>
          <table:table-cell table:style-name="ce35" table:formula="of:=[.B55]&amp;[.A55]" office:value-type="string" office:string-value="247600646200035665" calcext:value-type="string">
            <text:p>247600646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600729</text:p>
          </table:table-cell>
          <table:table-cell table:style-name="ce31" table:number-columns-repeated="4"/>
          <table:table-cell table:style-name="ce31" office:value-type="float" office:value="18.1559945239671" calcext:value-type="float">
            <text:p>18</text:p>
          </table:table-cell>
          <table:table-cell table:style-name="ce32" office:value-type="float" office:value="18.1559945239671" calcext:value-type="float">
            <text:p>18</text:p>
          </table:table-cell>
          <table:table-cell table:style-name="ce33" table:formula="of:=[.G56]/[.H56]" office:value-type="float" office:value="1" calcext:value-type="float">
            <text:p>1</text:p>
          </table:table-cell>
          <table:table-cell table:style-name="ce35" table:formula="of:=[.B56]&amp;[.A56]" office:value-type="string" office:string-value="247600729200035665" calcext:value-type="string">
            <text:p>247600729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27.2151424812042" calcext:value-type="float">
            <text:p>27</text:p>
          </table:table-cell>
          <table:table-cell table:style-name="ce32" office:value-type="float" office:value="27.2151424812042" calcext:value-type="float">
            <text:p>27</text:p>
          </table:table-cell>
          <table:table-cell table:style-name="ce33" table:formula="of:=[.G57]/[.H57]" office:value-type="float" office:value="1" calcext:value-type="float">
            <text:p>1</text:p>
          </table:table-cell>
          <table:table-cell table:style-name="ce35" table:formula="of:=[.B57]&amp;[.A57]" office:value-type="string" office:string-value="247600786200035665" calcext:value-type="string">
            <text:p>247600786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700594</text:p>
          </table:table-cell>
          <table:table-cell table:style-name="ce31" table:number-columns-repeated="3"/>
          <table:table-cell table:style-name="ce31" office:value-type="float" office:value="4.84667348133117" calcext:value-type="float">
            <text:p>5</text:p>
          </table:table-cell>
          <table:table-cell table:style-name="ce31"/>
          <table:table-cell table:style-name="ce32" office:value-type="float" office:value="4.84667348133117" calcext:value-type="float">
            <text:p>5</text:p>
          </table:table-cell>
          <table:table-cell table:style-name="ce33" table:formula="of:=[.G58]/[.H58]" office:value-type="float" office:value="0" calcext:value-type="float">
            <text:p>0</text:p>
          </table:table-cell>
          <table:table-cell table:style-name="ce35" table:formula="of:=[.B58]&amp;[.A58]" office:value-type="string" office:string-value="247700594200035665" calcext:value-type="string">
            <text:p>247700594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800550</text:p>
          </table:table-cell>
          <table:table-cell table:style-name="ce31" table:number-columns-repeated="4"/>
          <table:table-cell table:style-name="ce31" office:value-type="float" office:value="9.15706303325887" calcext:value-type="float">
            <text:p>9</text:p>
          </table:table-cell>
          <table:table-cell table:style-name="ce32" office:value-type="float" office:value="9.15706303325887" calcext:value-type="float">
            <text:p>9</text:p>
          </table:table-cell>
          <table:table-cell table:style-name="ce33" table:formula="of:=[.G59]/[.H59]" office:value-type="float" office:value="1" calcext:value-type="float">
            <text:p>1</text:p>
          </table:table-cell>
          <table:table-cell table:style-name="ce35" table:formula="of:=[.B59]&amp;[.A59]" office:value-type="string" office:string-value="247800550200035665" calcext:value-type="string">
            <text:p>247800550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800584</text:p>
          </table:table-cell>
          <table:table-cell table:style-name="ce31" office:value-type="float" office:value="10.0956797970378" calcext:value-type="float">
            <text:p>10</text:p>
          </table:table-cell>
          <table:table-cell table:style-name="ce31" table:number-columns-repeated="2"/>
          <table:table-cell table:style-name="ce31" office:value-type="float" office:value="6.28302769054085" calcext:value-type="float">
            <text:p>6</text:p>
          </table:table-cell>
          <table:table-cell table:style-name="ce31" office:value-type="float" office:value="30.7194808319087" calcext:value-type="float">
            <text:p>31</text:p>
          </table:table-cell>
          <table:table-cell table:style-name="ce32" office:value-type="float" office:value="47.0981883194874" calcext:value-type="float">
            <text:p>47</text:p>
          </table:table-cell>
          <table:table-cell table:style-name="ce33" table:formula="of:=[.G60]/[.H60]" office:value-type="float" office:value="0.652243364936358" calcext:value-type="float">
            <text:p>0,6522433649</text:p>
          </table:table-cell>
          <table:table-cell table:style-name="ce35" table:formula="of:=[.B60]&amp;[.A60]" office:value-type="string" office:string-value="247800584200035665" calcext:value-type="string">
            <text:p>247800584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7800618</text:p>
          </table:table-cell>
          <table:table-cell table:style-name="ce31" table:number-columns-repeated="3"/>
          <table:table-cell table:style-name="ce31" office:value-type="float" office:value="4.06370875995449" calcext:value-type="float">
            <text:p>4</text:p>
          </table:table-cell>
          <table:table-cell table:style-name="ce31" office:value-type="float" office:value="5.0059822094065" calcext:value-type="float">
            <text:p>5</text:p>
          </table:table-cell>
          <table:table-cell table:style-name="ce32" office:value-type="float" office:value="9.06969096936099" calcext:value-type="float">
            <text:p>9</text:p>
          </table:table-cell>
          <table:table-cell table:style-name="ce33" table:formula="of:=[.G61]/[.H61]" office:value-type="float" office:value="0.551946281997654" calcext:value-type="float">
            <text:p>0,551946282</text:p>
          </table:table-cell>
          <table:table-cell table:style-name="ce35" table:formula="of:=[.B61]&amp;[.A61]" office:value-type="string" office:string-value="247800618200035665" calcext:value-type="string">
            <text:p>247800618200035665</text:p>
          </table:table-cell>
          <table:table-cell table:style-name="ce36" table:number-columns-repeated="1014"/>
        </table:table-row>
        <table:table-row table:style-name="ro3">
          <table:table-cell table:style-name="ce11" office:value-type="string" calcext:value-type="string">
            <text:p>200035665</text:p>
          </table:table-cell>
          <table:table-cell table:style-name="ce11" office:value-type="string" calcext:value-type="string">
            <text:p>249500513</text:p>
          </table:table-cell>
          <table:table-cell table:style-name="ce31" office:value-type="float" office:value="3.92982456140351" calcext:value-type="float">
            <text:p>4</text:p>
          </table:table-cell>
          <table:table-cell table:style-name="ce31" table:number-columns-repeated="3"/>
          <table:table-cell table:style-name="ce31" office:value-type="float" office:value="5.0104821802935" calcext:value-type="float">
            <text:p>5</text:p>
          </table:table-cell>
          <table:table-cell table:style-name="ce32" office:value-type="float" office:value="8.94030674169701" calcext:value-type="float">
            <text:p>9</text:p>
          </table:table-cell>
          <table:table-cell table:style-name="ce33" table:formula="of:=[.G62]/[.H62]" office:value-type="float" office:value="0.560437390467257" calcext:value-type="float">
            <text:p>0,5604373905</text:p>
          </table:table-cell>
          <table:table-cell table:style-name="ce35" table:formula="of:=[.B62]&amp;[.A62]" office:value-type="string" office:string-value="249500513200035665" calcext:value-type="string">
            <text:p>249500513200035665</text:p>
          </table:table-cell>
          <table:table-cell table:style-name="ce36" table:number-columns-repeated="1014"/>
        </table:table-row>
        <table:table-row table:style-name="ro4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06971</text:p>
          </table:table-cell>
          <table:table-cell table:style-name="ce31" table:number-columns-repeated="4"/>
          <table:table-cell table:style-name="ce31" office:value-type="float" office:value="44.1695081859622" calcext:value-type="float">
            <text:p>44</text:p>
          </table:table-cell>
          <table:table-cell table:style-name="ce32" office:value-type="float" office:value="44.1695081859622" calcext:value-type="float">
            <text:p>44</text:p>
          </table:table-cell>
          <table:table-cell table:style-name="ce33" table:formula="of:=[.G63]/[.H63]" office:value-type="float" office:value="1" calcext:value-type="float">
            <text:p>1</text:p>
          </table:table-cell>
          <table:table-cell table:style-name="ce35" table:formula="of:=[.B63]&amp;[.A63]" office:value-type="string" office:string-value="200006971200040277" calcext:value-type="string">
            <text:p>200006971200040277</text:p>
          </table:table-cell>
          <table:table-cell table:style-name="ce37" table:number-columns-repeated="1014"/>
        </table:table-row>
        <table:table-row table:style-name="ro5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23125</text:p>
          </table:table-cell>
          <table:table-cell table:style-name="ce31" table:number-columns-repeated="4"/>
          <table:table-cell table:style-name="ce31" office:value-type="float" office:value="4.79643601040691" calcext:value-type="float">
            <text:p>5</text:p>
          </table:table-cell>
          <table:table-cell table:style-name="ce32" office:value-type="float" office:value="4.79643601040691" calcext:value-type="float">
            <text:p>5</text:p>
          </table:table-cell>
          <table:table-cell table:style-name="ce33" table:formula="of:=[.G64]/[.H64]" office:value-type="float" office:value="1" calcext:value-type="float">
            <text:p>1</text:p>
          </table:table-cell>
          <table:table-cell table:style-name="ce35" table:formula="of:=[.B64]&amp;[.A64]" office:value-type="string" office:string-value="200023125200040277" calcext:value-type="string">
            <text:p>200023125200040277</text:p>
          </table:table-cell>
          <table:table-cell table:style-name="ce37"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5.78443298511284" calcext:value-type="float">
            <text:p>6</text:p>
          </table:table-cell>
          <table:table-cell table:style-name="ce31" office:value-type="float" office:value="1.11502183766668" calcext:value-type="float">
            <text:p>1</text:p>
          </table:table-cell>
          <table:table-cell table:style-name="ce31" table:number-columns-repeated="2"/>
          <table:table-cell table:style-name="ce31" office:value-type="float" office:value="31.2364794674354" calcext:value-type="float">
            <text:p>31</text:p>
          </table:table-cell>
          <table:table-cell table:style-name="ce32" office:value-type="float" office:value="38.1359342902149" calcext:value-type="float">
            <text:p>38</text:p>
          </table:table-cell>
          <table:table-cell table:style-name="ce33" table:formula="of:=[.G65]/[.H65]" office:value-type="float" office:value="0.819082580479749" calcext:value-type="float">
            <text:p>0,8190825805</text:p>
          </table:table-cell>
          <table:table-cell table:style-name="ce35" table:formula="of:=[.B65]&amp;[.A65]" office:value-type="string" office:string-value="200023414200040277" calcext:value-type="string">
            <text:p>20002341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3181</text:p>
          </table:table-cell>
          <table:table-cell table:style-name="ce31" office:value-type="float" office:value="28.0463141029306" calcext:value-type="float">
            <text:p>28</text:p>
          </table:table-cell>
          <table:table-cell table:style-name="ce31" table:number-columns-repeated="2"/>
          <table:table-cell table:style-name="ce31" office:value-type="float" office:value="54.9097757861882" calcext:value-type="float">
            <text:p>55</text:p>
          </table:table-cell>
          <table:table-cell table:style-name="ce31" office:value-type="float" office:value="1353.14696537292" calcext:value-type="float">
            <text:p>1 353</text:p>
          </table:table-cell>
          <table:table-cell table:style-name="ce32" office:value-type="float" office:value="1436.10305526204" calcext:value-type="float">
            <text:p>1 436</text:p>
          </table:table-cell>
          <table:table-cell table:style-name="ce33" table:formula="of:=[.G66]/[.H66]" office:value-type="float" office:value="0.942235280688834" calcext:value-type="float">
            <text:p>0,9422352807</text:p>
          </table:table-cell>
          <table:table-cell table:style-name="ce35" table:formula="of:=[.B66]&amp;[.A66]" office:value-type="string" office:string-value="200033181200040277" calcext:value-type="string">
            <text:p>200033181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4130</text:p>
          </table:table-cell>
          <table:table-cell table:style-name="ce31" table:number-columns-repeated="4"/>
          <table:table-cell table:style-name="ce31" office:value-type="float" office:value="3.92452830188679" calcext:value-type="float">
            <text:p>4</text:p>
          </table:table-cell>
          <table:table-cell table:style-name="ce32" office:value-type="float" office:value="3.92452830188679" calcext:value-type="float">
            <text:p>4</text:p>
          </table:table-cell>
          <table:table-cell table:style-name="ce33" table:formula="of:=[.G67]/[.H67]" office:value-type="float" office:value="1" calcext:value-type="float">
            <text:p>1</text:p>
          </table:table-cell>
          <table:table-cell table:style-name="ce35" table:formula="of:=[.B67]&amp;[.A67]" office:value-type="string" office:string-value="200034130200040277" calcext:value-type="string">
            <text:p>200034130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5103</text:p>
          </table:table-cell>
          <table:table-cell table:style-name="ce31" table:number-columns-repeated="4"/>
          <table:table-cell table:style-name="ce31" office:value-type="float" office:value="8.06547619047619" calcext:value-type="float">
            <text:p>8</text:p>
          </table:table-cell>
          <table:table-cell table:style-name="ce32" office:value-type="float" office:value="8.06547619047619" calcext:value-type="float">
            <text:p>8</text:p>
          </table:table-cell>
          <table:table-cell table:style-name="ce33" table:formula="of:=[.G68]/[.H68]" office:value-type="float" office:value="1" calcext:value-type="float">
            <text:p>1</text:p>
          </table:table-cell>
          <table:table-cell table:style-name="ce35" table:formula="of:=[.B68]&amp;[.A68]" office:value-type="string" office:string-value="200035103200040277" calcext:value-type="string">
            <text:p>200035103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5111</text:p>
          </table:table-cell>
          <table:table-cell table:style-name="ce31"/>
          <table:table-cell table:style-name="ce31" office:value-type="float" office:value="5.36423841059603" calcext:value-type="float">
            <text:p>5</text:p>
          </table:table-cell>
          <table:table-cell table:style-name="ce31" table:number-columns-repeated="3"/>
          <table:table-cell table:style-name="ce32" office:value-type="float" office:value="5.36423841059603" calcext:value-type="float">
            <text:p>5</text:p>
          </table:table-cell>
          <table:table-cell table:style-name="ce33" table:formula="of:=[.G69]/[.H69]" office:value-type="float" office:value="0" calcext:value-type="float">
            <text:p>0</text:p>
          </table:table-cell>
          <table:table-cell table:style-name="ce35" table:formula="of:=[.B69]&amp;[.A69]" office:value-type="string" office:string-value="200035111200040277" calcext:value-type="string">
            <text:p>200035111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5665</text:p>
          </table:table-cell>
          <table:table-cell table:style-name="ce31" table:number-columns-repeated="4"/>
          <table:table-cell table:style-name="ce31" office:value-type="float" office:value="30.2187741110983" calcext:value-type="float">
            <text:p>30</text:p>
          </table:table-cell>
          <table:table-cell table:style-name="ce32" office:value-type="float" office:value="30.2187741110983" calcext:value-type="float">
            <text:p>30</text:p>
          </table:table-cell>
          <table:table-cell table:style-name="ce33" table:formula="of:=[.G70]/[.H70]" office:value-type="float" office:value="1" calcext:value-type="float">
            <text:p>1</text:p>
          </table:table-cell>
          <table:table-cell table:style-name="ce35" table:formula="of:=[.B70]&amp;[.A70]" office:value-type="string" office:string-value="200035665200040277" calcext:value-type="string">
            <text:p>20003566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5814</text:p>
          </table:table-cell>
          <table:table-cell table:style-name="ce31" table:number-columns-repeated="4"/>
          <table:table-cell table:style-name="ce31" office:value-type="float" office:value="4.13075780089153" calcext:value-type="float">
            <text:p>4</text:p>
          </table:table-cell>
          <table:table-cell table:style-name="ce32" office:value-type="float" office:value="4.13075780089153" calcext:value-type="float">
            <text:p>4</text:p>
          </table:table-cell>
          <table:table-cell table:style-name="ce33" table:formula="of:=[.G71]/[.H71]" office:value-type="float" office:value="1" calcext:value-type="float">
            <text:p>1</text:p>
          </table:table-cell>
          <table:table-cell table:style-name="ce35" table:formula="of:=[.B71]&amp;[.A71]" office:value-type="string" office:string-value="200035814200040277" calcext:value-type="string">
            <text:p>20003581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6069</text:p>
          </table:table-cell>
          <table:table-cell table:style-name="ce31" table:number-columns-repeated="4"/>
          <table:table-cell table:style-name="ce31" office:value-type="float" office:value="18.665294724249" calcext:value-type="float">
            <text:p>19</text:p>
          </table:table-cell>
          <table:table-cell table:style-name="ce32" office:value-type="float" office:value="18.665294724249" calcext:value-type="float">
            <text:p>19</text:p>
          </table:table-cell>
          <table:table-cell table:style-name="ce33" table:formula="of:=[.G72]/[.H72]" office:value-type="float" office:value="1" calcext:value-type="float">
            <text:p>1</text:p>
          </table:table-cell>
          <table:table-cell table:style-name="ce35" table:formula="of:=[.B72]&amp;[.A72]" office:value-type="string" office:string-value="200036069200040277" calcext:value-type="string">
            <text:p>20003606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37133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33" table:formula="of:=[.G73]/[.H73]" office:value-type="float" office:value="1" calcext:value-type="float">
            <text:p>1</text:p>
          </table:table-cell>
          <table:table-cell table:style-name="ce35" table:formula="of:=[.B73]&amp;[.A73]" office:value-type="string" office:string-value="200037133200040277" calcext:value-type="string">
            <text:p>200037133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40277</text:p>
          </table:table-cell>
          <table:table-cell table:style-name="ce31" office:value-type="float" office:value="602.703146875579" calcext:value-type="float">
            <text:p>603</text:p>
          </table:table-cell>
          <table:table-cell table:style-name="ce31" office:value-type="float" office:value="2187.33842717536" calcext:value-type="float">
            <text:p>2 187</text:p>
          </table:table-cell>
          <table:table-cell table:style-name="ce31" office:value-type="float" office:value="1787.23833453143" calcext:value-type="float">
            <text:p>1 787</text:p>
          </table:table-cell>
          <table:table-cell table:style-name="ce31" office:value-type="float" office:value="743.987059649244" calcext:value-type="float">
            <text:p>744</text:p>
          </table:table-cell>
          <table:table-cell table:style-name="ce31" office:value-type="float" office:value="18602.3257242682" calcext:value-type="float">
            <text:p>18 602</text:p>
          </table:table-cell>
          <table:table-cell table:style-name="ce32" office:value-type="float" office:value="23923.5926924998" calcext:value-type="float">
            <text:p>23 924</text:p>
          </table:table-cell>
          <table:table-cell table:style-name="ce33" table:formula="of:=[.G74]/[.H74]" office:value-type="float" office:value="0.777572414117389" calcext:value-type="float">
            <text:p>0,7775724141</text:p>
          </table:table-cell>
          <table:table-cell table:style-name="ce35" table:formula="of:=[.B74]&amp;[.A74]" office:value-type="string" office:string-value="200040277200040277" calcext:value-type="string">
            <text:p>200040277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4781</text:p>
          </table:table-cell>
          <table:table-cell table:style-name="ce31" office:value-type="float" office:value="3.48024256707382" calcext:value-type="float">
            <text:p>3</text:p>
          </table:table-cell>
          <table:table-cell table:style-name="ce31" office:value-type="float" office:value="3.24347747588783" calcext:value-type="float">
            <text:p>3</text:p>
          </table:table-cell>
          <table:table-cell table:style-name="ce31" office:value-type="float" office:value="2.76587860151557" calcext:value-type="float">
            <text:p>3</text:p>
          </table:table-cell>
          <table:table-cell table:style-name="ce31" office:value-type="float" office:value="81.0166520001909" calcext:value-type="float">
            <text:p>81</text:p>
          </table:table-cell>
          <table:table-cell table:style-name="ce31" office:value-type="float" office:value="209.327455588152" calcext:value-type="float">
            <text:p>209</text:p>
          </table:table-cell>
          <table:table-cell table:style-name="ce32" office:value-type="float" office:value="299.83370623282" calcext:value-type="float">
            <text:p>300</text:p>
          </table:table-cell>
          <table:table-cell table:style-name="ce33" table:formula="of:=[.G75]/[.H75]" office:value-type="float" office:value="0.698145175931654" calcext:value-type="float">
            <text:p>0,6981451759</text:p>
          </table:table-cell>
          <table:table-cell table:style-name="ce35" table:formula="of:=[.B75]&amp;[.A75]" office:value-type="string" office:string-value="200054781200040277" calcext:value-type="string">
            <text:p>200054781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6232</text:p>
          </table:table-cell>
          <table:table-cell table:style-name="ce31" table:number-columns-repeated="4"/>
          <table:table-cell table:style-name="ce31" office:value-type="float" office:value="9.14022620316787" calcext:value-type="float">
            <text:p>9</text:p>
          </table:table-cell>
          <table:table-cell table:style-name="ce32" office:value-type="float" office:value="9.14022620316787" calcext:value-type="float">
            <text:p>9</text:p>
          </table:table-cell>
          <table:table-cell table:style-name="ce33" table:formula="of:=[.G76]/[.H76]" office:value-type="float" office:value="1" calcext:value-type="float">
            <text:p>1</text:p>
          </table:table-cell>
          <table:table-cell table:style-name="ce35" table:formula="of:=[.B76]&amp;[.A76]" office:value-type="string" office:string-value="200056232200040277" calcext:value-type="string">
            <text:p>20005623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6380</text:p>
          </table:table-cell>
          <table:table-cell table:style-name="ce31" table:number-columns-repeated="4"/>
          <table:table-cell table:style-name="ce31" office:value-type="float" office:value="4.9757086171551" calcext:value-type="float">
            <text:p>5</text:p>
          </table:table-cell>
          <table:table-cell table:style-name="ce32" office:value-type="float" office:value="4.9757086171551" calcext:value-type="float">
            <text:p>5</text:p>
          </table:table-cell>
          <table:table-cell table:style-name="ce33" table:formula="of:=[.G77]/[.H77]" office:value-type="float" office:value="1" calcext:value-type="float">
            <text:p>1</text:p>
          </table:table-cell>
          <table:table-cell table:style-name="ce35" table:formula="of:=[.B77]&amp;[.A77]" office:value-type="string" office:string-value="200056380200040277" calcext:value-type="string">
            <text:p>200056380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7859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78]/[.H78]" office:value-type="float" office:value="1" calcext:value-type="float">
            <text:p>1</text:p>
          </table:table-cell>
          <table:table-cell table:style-name="ce35" table:formula="of:=[.B78]&amp;[.A78]" office:value-type="string" office:string-value="200057859200040277" calcext:value-type="string">
            <text:p>20005785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7958</text:p>
          </table:table-cell>
          <table:table-cell table:style-name="ce31" table:number-columns-repeated="3"/>
          <table:table-cell table:style-name="ce31" office:value-type="float" office:value="2.59351772780501" calcext:value-type="float">
            <text:p>3</text:p>
          </table:table-cell>
          <table:table-cell table:style-name="ce31"/>
          <table:table-cell table:style-name="ce32" office:value-type="float" office:value="2.59351772780501" calcext:value-type="float">
            <text:p>3</text:p>
          </table:table-cell>
          <table:table-cell table:style-name="ce33" table:formula="of:=[.G79]/[.H79]" office:value-type="float" office:value="0" calcext:value-type="float">
            <text:p>0</text:p>
          </table:table-cell>
          <table:table-cell table:style-name="ce35" table:formula="of:=[.B79]&amp;[.A79]" office:value-type="string" office:string-value="200057958200040277" calcext:value-type="string">
            <text:p>200057958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8360</text:p>
          </table:table-cell>
          <table:table-cell table:style-name="ce31" office:value-type="float" office:value="4.98808321873091" calcext:value-type="float">
            <text:p>5</text:p>
          </table:table-cell>
          <table:table-cell table:style-name="ce31" table:number-columns-repeated="3"/>
          <table:table-cell table:style-name="ce31" office:value-type="float" office:value="265.491185962368" calcext:value-type="float">
            <text:p>265</text:p>
          </table:table-cell>
          <table:table-cell table:style-name="ce32" office:value-type="float" office:value="270.479269181099" calcext:value-type="float">
            <text:p>270</text:p>
          </table:table-cell>
          <table:table-cell table:style-name="ce33" table:formula="of:=[.G80]/[.H80]" office:value-type="float" office:value="0.981558352942047" calcext:value-type="float">
            <text:p>0,9815583529</text:p>
          </table:table-cell>
          <table:table-cell table:style-name="ce35" table:formula="of:=[.B80]&amp;[.A80]" office:value-type="string" office:string-value="200058360200040277" calcext:value-type="string">
            <text:p>200058360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8477</text:p>
          </table:table-cell>
          <table:table-cell table:style-name="ce31" table:number-columns-repeated="4"/>
          <table:table-cell table:style-name="ce31" office:value-type="float" office:value="4.03415770805004" calcext:value-type="float">
            <text:p>4</text:p>
          </table:table-cell>
          <table:table-cell table:style-name="ce32" office:value-type="float" office:value="4.03415770805004" calcext:value-type="float">
            <text:p>4</text:p>
          </table:table-cell>
          <table:table-cell table:style-name="ce33" table:formula="of:=[.G81]/[.H81]" office:value-type="float" office:value="1" calcext:value-type="float">
            <text:p>1</text:p>
          </table:table-cell>
          <table:table-cell table:style-name="ce35" table:formula="of:=[.B81]&amp;[.A81]" office:value-type="string" office:string-value="200058477200040277" calcext:value-type="string">
            <text:p>200058477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4.55141898077511" calcext:value-type="float">
            <text:p>5</text:p>
          </table:table-cell>
          <table:table-cell table:style-name="ce32" office:value-type="float" office:value="4.55141898077511" calcext:value-type="float">
            <text:p>5</text:p>
          </table:table-cell>
          <table:table-cell table:style-name="ce33" table:formula="of:=[.G82]/[.H82]" office:value-type="float" office:value="1" calcext:value-type="float">
            <text:p>1</text:p>
          </table:table-cell>
          <table:table-cell table:style-name="ce35" table:formula="of:=[.B82]&amp;[.A82]" office:value-type="string" office:string-value="200058485200040277" calcext:value-type="string">
            <text:p>20005848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8519</text:p>
          </table:table-cell>
          <table:table-cell table:style-name="ce31" table:number-columns-repeated="4"/>
          <table:table-cell table:style-name="ce31" office:value-type="float" office:value="11.5603862598503" calcext:value-type="float">
            <text:p>12</text:p>
          </table:table-cell>
          <table:table-cell table:style-name="ce32" office:value-type="float" office:value="11.5603862598503" calcext:value-type="float">
            <text:p>12</text:p>
          </table:table-cell>
          <table:table-cell table:style-name="ce33" table:formula="of:=[.G83]/[.H83]" office:value-type="float" office:value="1" calcext:value-type="float">
            <text:p>1</text:p>
          </table:table-cell>
          <table:table-cell table:style-name="ce35" table:formula="of:=[.B83]&amp;[.A83]" office:value-type="string" office:string-value="200058519200040277" calcext:value-type="string">
            <text:p>20005851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8782</text:p>
          </table:table-cell>
          <table:table-cell table:style-name="ce31" table:number-columns-repeated="3"/>
          <table:table-cell table:style-name="ce31" office:value-type="float" office:value="4.33785545692207" calcext:value-type="float">
            <text:p>4</text:p>
          </table:table-cell>
          <table:table-cell table:style-name="ce31" office:value-type="float" office:value="73.1247867032827" calcext:value-type="float">
            <text:p>73</text:p>
          </table:table-cell>
          <table:table-cell table:style-name="ce32" office:value-type="float" office:value="77.4626421602048" calcext:value-type="float">
            <text:p>77</text:p>
          </table:table-cell>
          <table:table-cell table:style-name="ce33" table:formula="of:=[.G84]/[.H84]" office:value-type="float" office:value="0.944000677798329" calcext:value-type="float">
            <text:p>0,9440006778</text:p>
          </table:table-cell>
          <table:table-cell table:style-name="ce35" table:formula="of:=[.B84]&amp;[.A84]" office:value-type="string" office:string-value="200058782200040277" calcext:value-type="string">
            <text:p>20005878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9228</text:p>
          </table:table-cell>
          <table:table-cell table:style-name="ce31" table:number-columns-repeated="4"/>
          <table:table-cell table:style-name="ce31" office:value-type="float" office:value="12.0830855903531" calcext:value-type="float">
            <text:p>12</text:p>
          </table:table-cell>
          <table:table-cell table:style-name="ce32" office:value-type="float" office:value="12.0830855903531" calcext:value-type="float">
            <text:p>12</text:p>
          </table:table-cell>
          <table:table-cell table:style-name="ce33" table:formula="of:=[.G85]/[.H85]" office:value-type="float" office:value="1" calcext:value-type="float">
            <text:p>1</text:p>
          </table:table-cell>
          <table:table-cell table:style-name="ce35" table:formula="of:=[.B85]&amp;[.A85]" office:value-type="string" office:string-value="200059228200040277" calcext:value-type="string">
            <text:p>200059228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3"/>
          <table:table-cell table:style-name="ce31" office:value-type="float" office:value="10.5479601097678" calcext:value-type="float">
            <text:p>11</text:p>
          </table:table-cell>
          <table:table-cell table:style-name="ce31" office:value-type="float" office:value="166.563215429475" calcext:value-type="float">
            <text:p>167</text:p>
          </table:table-cell>
          <table:table-cell table:style-name="ce32" office:value-type="float" office:value="177.111175539243" calcext:value-type="float">
            <text:p>177</text:p>
          </table:table-cell>
          <table:table-cell table:style-name="ce33" table:formula="of:=[.G86]/[.H86]" office:value-type="float" office:value="0.940444412512915" calcext:value-type="float">
            <text:p>0,9404444125</text:p>
          </table:table-cell>
          <table:table-cell table:style-name="ce35" table:formula="of:=[.B86]&amp;[.A86]" office:value-type="string" office:string-value="200059889200040277" calcext:value-type="string">
            <text:p>20005988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4"/>
          <table:table-cell table:style-name="ce31" office:value-type="float" office:value="11.9832313779774" calcext:value-type="float">
            <text:p>12</text:p>
          </table:table-cell>
          <table:table-cell table:style-name="ce32" office:value-type="float" office:value="11.9832313779774" calcext:value-type="float">
            <text:p>12</text:p>
          </table:table-cell>
          <table:table-cell table:style-name="ce33" table:formula="of:=[.G87]/[.H87]" office:value-type="float" office:value="1" calcext:value-type="float">
            <text:p>1</text:p>
          </table:table-cell>
          <table:table-cell table:style-name="ce35" table:formula="of:=[.B87]&amp;[.A87]" office:value-type="string" office:string-value="200065597200040277" calcext:value-type="string">
            <text:p>200065597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.04573354275574" calcext:value-type="float">
            <text:p>5</text:p>
          </table:table-cell>
          <table:table-cell table:style-name="ce32" office:value-type="float" office:value="9.04573354275574" calcext:value-type="float">
            <text:p>9</text:p>
          </table:table-cell>
          <table:table-cell table:style-name="ce33" table:formula="of:=[.G88]/[.H88]" office:value-type="float" office:value="0.557802583826561" calcext:value-type="float">
            <text:p>0,5578025838</text:p>
          </table:table-cell>
          <table:table-cell table:style-name="ce35" table:formula="of:=[.B88]&amp;[.A88]" office:value-type="string" office:string-value="200066017200040277" calcext:value-type="string">
            <text:p>200066017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640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8.483173682174" calcext:value-type="float">
            <text:p>18</text:p>
          </table:table-cell>
          <table:table-cell table:style-name="ce32" office:value-type="float" office:value="22.483173682174" calcext:value-type="float">
            <text:p>22</text:p>
          </table:table-cell>
          <table:table-cell table:style-name="ce33" table:formula="of:=[.G89]/[.H89]" office:value-type="float" office:value="0.822089174039898" calcext:value-type="float">
            <text:p>0,822089174</text:p>
          </table:table-cell>
          <table:table-cell table:style-name="ce35" table:formula="of:=[.B89]&amp;[.A89]" office:value-type="string" office:string-value="200066405200040277" calcext:value-type="string">
            <text:p>20006640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4"/>
          <table:table-cell table:style-name="ce31" office:value-type="float" office:value="28.8352391003852" calcext:value-type="float">
            <text:p>29</text:p>
          </table:table-cell>
          <table:table-cell table:style-name="ce32" office:value-type="float" office:value="28.8352391003852" calcext:value-type="float">
            <text:p>29</text:p>
          </table:table-cell>
          <table:table-cell table:style-name="ce33" table:formula="of:=[.G90]/[.H90]" office:value-type="float" office:value="1" calcext:value-type="float">
            <text:p>1</text:p>
          </table:table-cell>
          <table:table-cell table:style-name="ce35" table:formula="of:=[.B90]&amp;[.A90]" office:value-type="string" office:string-value="200066413200040277" calcext:value-type="string">
            <text:p>200066413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6462</text:p>
          </table:table-cell>
          <table:table-cell table:style-name="ce31" office:value-type="float" office:value="41.5041479845056" calcext:value-type="float">
            <text:p>42</text:p>
          </table:table-cell>
          <table:table-cell table:style-name="ce31" office:value-type="float" office:value="10.1449275362319" calcext:value-type="float">
            <text:p>10</text:p>
          </table:table-cell>
          <table:table-cell table:style-name="ce31" office:value-type="float" office:value="4.21705426356589" calcext:value-type="float">
            <text:p>4</text:p>
          </table:table-cell>
          <table:table-cell table:style-name="ce31" office:value-type="float" office:value="12.6896058899424" calcext:value-type="float">
            <text:p>13</text:p>
          </table:table-cell>
          <table:table-cell table:style-name="ce31" office:value-type="float" office:value="2394.09425875756" calcext:value-type="float">
            <text:p>2 394</text:p>
          </table:table-cell>
          <table:table-cell table:style-name="ce32" office:value-type="float" office:value="2462.64999443181" calcext:value-type="float">
            <text:p>2 463</text:p>
          </table:table-cell>
          <table:table-cell table:style-name="ce33" table:formula="of:=[.G91]/[.H91]" office:value-type="float" office:value="0.972161803005196" calcext:value-type="float">
            <text:p>0,972161803</text:p>
          </table:table-cell>
          <table:table-cell table:style-name="ce35" table:formula="of:=[.B91]&amp;[.A91]" office:value-type="string" office:string-value="200066462200040277" calcext:value-type="string">
            <text:p>20006646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8005</text:p>
          </table:table-cell>
          <table:table-cell table:style-name="ce31" table:number-columns-repeated="4"/>
          <table:table-cell table:style-name="ce31" office:value-type="float" office:value="8.32876712328768" calcext:value-type="float">
            <text:p>8</text:p>
          </table:table-cell>
          <table:table-cell table:style-name="ce32" office:value-type="float" office:value="8.32876712328768" calcext:value-type="float">
            <text:p>8</text:p>
          </table:table-cell>
          <table:table-cell table:style-name="ce33" table:formula="of:=[.G92]/[.H92]" office:value-type="float" office:value="1" calcext:value-type="float">
            <text:p>1</text:p>
          </table:table-cell>
          <table:table-cell table:style-name="ce35" table:formula="of:=[.B92]&amp;[.A92]" office:value-type="string" office:string-value="200068005200040277" calcext:value-type="string">
            <text:p>20006800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8435</text:p>
          </table:table-cell>
          <table:table-cell table:style-name="ce31" office:value-type="float" office:value="5.12864144185875" calcext:value-type="float">
            <text:p>5</text:p>
          </table:table-cell>
          <table:table-cell table:style-name="ce31" table:number-columns-repeated="3"/>
          <table:table-cell table:style-name="ce31" office:value-type="float" office:value="36.0125694179337" calcext:value-type="float">
            <text:p>36</text:p>
          </table:table-cell>
          <table:table-cell table:style-name="ce32" office:value-type="float" office:value="41.1412108597924" calcext:value-type="float">
            <text:p>41</text:p>
          </table:table-cell>
          <table:table-cell table:style-name="ce33" table:formula="of:=[.G93]/[.H93]" office:value-type="float" office:value="0.875340532408321" calcext:value-type="float">
            <text:p>0,8753405324</text:p>
          </table:table-cell>
          <table:table-cell table:style-name="ce35" table:formula="of:=[.B93]&amp;[.A93]" office:value-type="string" office:string-value="200068435200040277" calcext:value-type="string">
            <text:p>20006843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3"/>
          <table:table-cell table:style-name="ce31" office:value-type="float" office:value="4.06954436450839" calcext:value-type="float">
            <text:p>4</text:p>
          </table:table-cell>
          <table:table-cell table:style-name="ce31" office:value-type="float" office:value="65.5912289418985" calcext:value-type="float">
            <text:p>66</text:p>
          </table:table-cell>
          <table:table-cell table:style-name="ce32" office:value-type="float" office:value="69.6607733064069" calcext:value-type="float">
            <text:p>70</text:p>
          </table:table-cell>
          <table:table-cell table:style-name="ce33" table:formula="of:=[.G94]/[.H94]" office:value-type="float" office:value="0.9415805456737" calcext:value-type="float">
            <text:p>0,9415805457</text:p>
          </table:table-cell>
          <table:table-cell table:style-name="ce35" table:formula="of:=[.B94]&amp;[.A94]" office:value-type="string" office:string-value="200068468200040277" calcext:value-type="string">
            <text:p>200068468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8799</text:p>
          </table:table-cell>
          <table:table-cell table:style-name="ce31" table:number-columns-repeated="3"/>
          <table:table-cell table:style-name="ce31" office:value-type="float" office:value="3.89237668161435" calcext:value-type="float">
            <text:p>4</text:p>
          </table:table-cell>
          <table:table-cell table:style-name="ce31"/>
          <table:table-cell table:style-name="ce32" office:value-type="float" office:value="3.89237668161435" calcext:value-type="float">
            <text:p>4</text:p>
          </table:table-cell>
          <table:table-cell table:style-name="ce33" table:formula="of:=[.G95]/[.H95]" office:value-type="float" office:value="0" calcext:value-type="float">
            <text:p>0</text:p>
          </table:table-cell>
          <table:table-cell table:style-name="ce35" table:formula="of:=[.B95]&amp;[.A95]" office:value-type="string" office:string-value="200068799200040277" calcext:value-type="string">
            <text:p>20006879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8856</text:p>
          </table:table-cell>
          <table:table-cell table:style-name="ce31" table:number-columns-repeated="4"/>
          <table:table-cell table:style-name="ce31" office:value-type="float" office:value="45.0453466206813" calcext:value-type="float">
            <text:p>45</text:p>
          </table:table-cell>
          <table:table-cell table:style-name="ce32" office:value-type="float" office:value="45.0453466206813" calcext:value-type="float">
            <text:p>45</text:p>
          </table:table-cell>
          <table:table-cell table:style-name="ce33" table:formula="of:=[.G96]/[.H96]" office:value-type="float" office:value="1" calcext:value-type="float">
            <text:p>1</text:p>
          </table:table-cell>
          <table:table-cell table:style-name="ce35" table:formula="of:=[.B96]&amp;[.A96]" office:value-type="string" office:string-value="200068856200040277" calcext:value-type="string">
            <text:p>200068856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9458</text:p>
          </table:table-cell>
          <table:table-cell table:style-name="ce31" table:number-columns-repeated="4"/>
          <table:table-cell table:style-name="ce31" office:value-type="float" office:value="15.5094030839993" calcext:value-type="float">
            <text:p>16</text:p>
          </table:table-cell>
          <table:table-cell table:style-name="ce32" office:value-type="float" office:value="15.5094030839993" calcext:value-type="float">
            <text:p>16</text:p>
          </table:table-cell>
          <table:table-cell table:style-name="ce33" table:formula="of:=[.G97]/[.H97]" office:value-type="float" office:value="1" calcext:value-type="float">
            <text:p>1</text:p>
          </table:table-cell>
          <table:table-cell table:style-name="ce35" table:formula="of:=[.B97]&amp;[.A97]" office:value-type="string" office:string-value="200069458200040277" calcext:value-type="string">
            <text:p>200069458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4"/>
          <table:table-cell table:style-name="ce31" office:value-type="float" office:value="16.0395726038857" calcext:value-type="float">
            <text:p>16</text:p>
          </table:table-cell>
          <table:table-cell table:style-name="ce32" office:value-type="float" office:value="16.0395726038857" calcext:value-type="float">
            <text:p>16</text:p>
          </table:table-cell>
          <table:table-cell table:style-name="ce33" table:formula="of:=[.G98]/[.H98]" office:value-type="float" office:value="1" calcext:value-type="float">
            <text:p>1</text:p>
          </table:table-cell>
          <table:table-cell table:style-name="ce35" table:formula="of:=[.B98]&amp;[.A98]" office:value-type="string" office:string-value="200069532200040277" calcext:value-type="string">
            <text:p>20006953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9912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31" office:value-type="float" office:value="454.740502496871" calcext:value-type="float">
            <text:p>455</text:p>
          </table:table-cell>
          <table:table-cell table:style-name="ce32" office:value-type="float" office:value="466.740502496871" calcext:value-type="float">
            <text:p>467</text:p>
          </table:table-cell>
          <table:table-cell table:style-name="ce33" table:formula="of:=[.G99]/[.H99]" office:value-type="float" office:value="0.974289782147028" calcext:value-type="float">
            <text:p>0,9742897821</text:p>
          </table:table-cell>
          <table:table-cell table:style-name="ce35" table:formula="of:=[.B99]&amp;[.A99]" office:value-type="string" office:string-value="200069912200040277" calcext:value-type="string">
            <text:p>20006991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9953</text:p>
          </table:table-cell>
          <table:table-cell table:style-name="ce31" office:value-type="float" office:value="13.1726268058814" calcext:value-type="float">
            <text:p>13</text:p>
          </table:table-cell>
          <table:table-cell table:style-name="ce31" office:value-type="float" office:value="4.98064828253508" calcext:value-type="float">
            <text:p>5</text:p>
          </table:table-cell>
          <table:table-cell table:style-name="ce31"/>
          <table:table-cell table:style-name="ce31" office:value-type="float" office:value="9.03450070763458" calcext:value-type="float">
            <text:p>9</text:p>
          </table:table-cell>
          <table:table-cell table:style-name="ce31" office:value-type="float" office:value="710.865618860862" calcext:value-type="float">
            <text:p>711</text:p>
          </table:table-cell>
          <table:table-cell table:style-name="ce32" office:value-type="float" office:value="738.053394656913" calcext:value-type="float">
            <text:p>738</text:p>
          </table:table-cell>
          <table:table-cell table:style-name="ce33" table:formula="of:=[.G100]/[.H100]" office:value-type="float" office:value="0.963162860583157" calcext:value-type="float">
            <text:p>0,9631628606</text:p>
          </table:table-cell>
          <table:table-cell table:style-name="ce35" table:formula="of:=[.B100]&amp;[.A100]" office:value-type="string" office:string-value="200069953200040277" calcext:value-type="string">
            <text:p>200069953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69961</text:p>
          </table:table-cell>
          <table:table-cell table:style-name="ce31"/>
          <table:table-cell table:style-name="ce31" office:value-type="float" office:value="3.99959574118357" calcext:value-type="float">
            <text:p>4</text:p>
          </table:table-cell>
          <table:table-cell table:style-name="ce31"/>
          <table:table-cell table:style-name="ce31" office:value-type="float" office:value="5.0437335644603" calcext:value-type="float">
            <text:p>5</text:p>
          </table:table-cell>
          <table:table-cell table:style-name="ce31" office:value-type="float" office:value="45.14596615932" calcext:value-type="float">
            <text:p>45</text:p>
          </table:table-cell>
          <table:table-cell table:style-name="ce32" office:value-type="float" office:value="54.1892954649639" calcext:value-type="float">
            <text:p>54</text:p>
          </table:table-cell>
          <table:table-cell table:style-name="ce33" table:formula="of:=[.G101]/[.H101]" office:value-type="float" office:value="0.833115946091404" calcext:value-type="float">
            <text:p>0,8331159461</text:p>
          </table:table-cell>
          <table:table-cell table:style-name="ce35" table:formula="of:=[.B101]&amp;[.A101]" office:value-type="string" office:string-value="200069961200040277" calcext:value-type="string">
            <text:p>200069961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0142</text:p>
          </table:table-cell>
          <table:table-cell table:style-name="ce31" table:number-columns-repeated="4"/>
          <table:table-cell table:style-name="ce31" office:value-type="float" office:value="8.80719142402573" calcext:value-type="float">
            <text:p>9</text:p>
          </table:table-cell>
          <table:table-cell table:style-name="ce32" office:value-type="float" office:value="8.80719142402573" calcext:value-type="float">
            <text:p>9</text:p>
          </table:table-cell>
          <table:table-cell table:style-name="ce33" table:formula="of:=[.G102]/[.H102]" office:value-type="float" office:value="1" calcext:value-type="float">
            <text:p>1</text:p>
          </table:table-cell>
          <table:table-cell table:style-name="ce35" table:formula="of:=[.B102]&amp;[.A102]" office:value-type="string" office:string-value="200070142200040277" calcext:value-type="string">
            <text:p>20007014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0159</text:p>
          </table:table-cell>
          <table:table-cell table:style-name="ce31" table:number-columns-repeated="4"/>
          <table:table-cell table:style-name="ce31" office:value-type="float" office:value="36.4435383144634" calcext:value-type="float">
            <text:p>36</text:p>
          </table:table-cell>
          <table:table-cell table:style-name="ce32" office:value-type="float" office:value="36.4435383144634" calcext:value-type="float">
            <text:p>36</text:p>
          </table:table-cell>
          <table:table-cell table:style-name="ce33" table:formula="of:=[.G103]/[.H103]" office:value-type="float" office:value="1" calcext:value-type="float">
            <text:p>1</text:p>
          </table:table-cell>
          <table:table-cell table:style-name="ce35" table:formula="of:=[.B103]&amp;[.A103]" office:value-type="string" office:string-value="200070159200040277" calcext:value-type="string">
            <text:p>20007015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0167</text:p>
          </table:table-cell>
          <table:table-cell table:style-name="ce31" table:number-columns-repeated="4"/>
          <table:table-cell table:style-name="ce31" office:value-type="float" office:value="130.036179336956" calcext:value-type="float">
            <text:p>130</text:p>
          </table:table-cell>
          <table:table-cell table:style-name="ce32" office:value-type="float" office:value="130.036179336956" calcext:value-type="float">
            <text:p>130</text:p>
          </table:table-cell>
          <table:table-cell table:style-name="ce33" table:formula="of:=[.G104]/[.H104]" office:value-type="float" office:value="1" calcext:value-type="float">
            <text:p>1</text:p>
          </table:table-cell>
          <table:table-cell table:style-name="ce35" table:formula="of:=[.B104]&amp;[.A104]" office:value-type="string" office:string-value="200070167200040277" calcext:value-type="string">
            <text:p>200070167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63.0321901801246" calcext:value-type="float">
            <text:p>63</text:p>
          </table:table-cell>
          <table:table-cell table:style-name="ce32" office:value-type="float" office:value="63.0321901801246" calcext:value-type="float">
            <text:p>63</text:p>
          </table:table-cell>
          <table:table-cell table:style-name="ce33" table:formula="of:=[.G105]/[.H105]" office:value-type="float" office:value="1" calcext:value-type="float">
            <text:p>1</text:p>
          </table:table-cell>
          <table:table-cell table:style-name="ce35" table:formula="of:=[.B105]&amp;[.A105]" office:value-type="string" office:string-value="200071074200040277" calcext:value-type="string">
            <text:p>20007107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18.8439588739483" calcext:value-type="float">
            <text:p>19</text:p>
          </table:table-cell>
          <table:table-cell table:style-name="ce31" office:value-type="float" office:value="5.03828483920368" calcext:value-type="float">
            <text:p>5</text:p>
          </table:table-cell>
          <table:table-cell table:style-name="ce31" office:value-type="float" office:value="8.01486988847584" calcext:value-type="float">
            <text:p>8</text:p>
          </table:table-cell>
          <table:table-cell table:style-name="ce31" office:value-type="float" office:value="4.94426751592357" calcext:value-type="float">
            <text:p>5</text:p>
          </table:table-cell>
          <table:table-cell table:style-name="ce31" office:value-type="float" office:value="1291.21917177169" calcext:value-type="float">
            <text:p>1 291</text:p>
          </table:table-cell>
          <table:table-cell table:style-name="ce32" office:value-type="float" office:value="1328.06055288924" calcext:value-type="float">
            <text:p>1 328</text:p>
          </table:table-cell>
          <table:table-cell table:style-name="ce33" table:formula="of:=[.G106]/[.H106]" office:value-type="float" office:value="0.972259261042426" calcext:value-type="float">
            <text:p>0,972259261</text:p>
          </table:table-cell>
          <table:table-cell table:style-name="ce35" table:formula="of:=[.B106]&amp;[.A106]" office:value-type="string" office:string-value="200071454200040277" calcext:value-type="string">
            <text:p>20007145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1504</text:p>
          </table:table-cell>
          <table:table-cell table:style-name="ce31" table:number-columns-repeated="4"/>
          <table:table-cell table:style-name="ce31" office:value-type="float" office:value="14.2128305974088" calcext:value-type="float">
            <text:p>14</text:p>
          </table:table-cell>
          <table:table-cell table:style-name="ce32" office:value-type="float" office:value="14.2128305974088" calcext:value-type="float">
            <text:p>14</text:p>
          </table:table-cell>
          <table:table-cell table:style-name="ce33" table:formula="of:=[.G107]/[.H107]" office:value-type="float" office:value="1" calcext:value-type="float">
            <text:p>1</text:p>
          </table:table-cell>
          <table:table-cell table:style-name="ce35" table:formula="of:=[.B107]&amp;[.A107]" office:value-type="string" office:string-value="200071504200040277" calcext:value-type="string">
            <text:p>20007150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1843</text:p>
          </table:table-cell>
          <table:table-cell table:style-name="ce31" table:number-columns-repeated="4"/>
          <table:table-cell table:style-name="ce31" office:value-type="float" office:value="9.07639829928594" calcext:value-type="float">
            <text:p>9</text:p>
          </table:table-cell>
          <table:table-cell table:style-name="ce32" office:value-type="float" office:value="9.07639829928594" calcext:value-type="float">
            <text:p>9</text:p>
          </table:table-cell>
          <table:table-cell table:style-name="ce33" table:formula="of:=[.G108]/[.H108]" office:value-type="float" office:value="1" calcext:value-type="float">
            <text:p>1</text:p>
          </table:table-cell>
          <table:table-cell table:style-name="ce35" table:formula="of:=[.B108]&amp;[.A108]" office:value-type="string" office:string-value="200071843200040277" calcext:value-type="string">
            <text:p>200071843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2312</text:p>
          </table:table-cell>
          <table:table-cell table:style-name="ce31" office:value-type="float" office:value="9.04730633654032" calcext:value-type="float">
            <text:p>9</text:p>
          </table:table-cell>
          <table:table-cell table:style-name="ce31" office:value-type="float" office:value="4.99620435739786" calcext:value-type="float">
            <text:p>5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6.778695436484" calcext:value-type="float">
            <text:p>217</text:p>
          </table:table-cell>
          <table:table-cell table:style-name="ce32" office:value-type="float" office:value="234.822206130422" calcext:value-type="float">
            <text:p>235</text:p>
          </table:table-cell>
          <table:table-cell table:style-name="ce33" table:formula="of:=[.G109]/[.H109]" office:value-type="float" office:value="0.923160969350928" calcext:value-type="float">
            <text:p>0,9231609694</text:p>
          </table:table-cell>
          <table:table-cell table:style-name="ce35" table:formula="of:=[.B109]&amp;[.A109]" office:value-type="string" office:string-value="200072312200040277" calcext:value-type="string">
            <text:p>20007231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2346</text:p>
          </table:table-cell>
          <table:table-cell table:style-name="ce31" table:number-columns-repeated="4"/>
          <table:table-cell table:style-name="ce31" office:value-type="float" office:value="2.77205854830704" calcext:value-type="float">
            <text:p>3</text:p>
          </table:table-cell>
          <table:table-cell table:style-name="ce32" office:value-type="float" office:value="2.77205854830704" calcext:value-type="float">
            <text:p>3</text:p>
          </table:table-cell>
          <table:table-cell table:style-name="ce33" table:formula="of:=[.G110]/[.H110]" office:value-type="float" office:value="1" calcext:value-type="float">
            <text:p>1</text:p>
          </table:table-cell>
          <table:table-cell table:style-name="ce35" table:formula="of:=[.B110]&amp;[.A110]" office:value-type="string" office:string-value="200072346200040277" calcext:value-type="string">
            <text:p>200072346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2676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111]/[.H111]" office:value-type="float" office:value="1" calcext:value-type="float">
            <text:p>1</text:p>
          </table:table-cell>
          <table:table-cell table:style-name="ce35" table:formula="of:=[.B111]&amp;[.A111]" office:value-type="string" office:string-value="200072676200040277" calcext:value-type="string">
            <text:p>200072676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00073344</text:p>
          </table:table-cell>
          <table:table-cell table:style-name="ce31" office:value-type="float" office:value="4.97368281111757" calcext:value-type="float">
            <text:p>5</text:p>
          </table:table-cell>
          <table:table-cell table:style-name="ce31" table:number-columns-repeated="3"/>
          <table:table-cell table:style-name="ce31" office:value-type="float" office:value="59.7914865042712" calcext:value-type="float">
            <text:p>60</text:p>
          </table:table-cell>
          <table:table-cell table:style-name="ce32" office:value-type="float" office:value="64.7651693153888" calcext:value-type="float">
            <text:p>65</text:p>
          </table:table-cell>
          <table:table-cell table:style-name="ce33" table:formula="of:=[.G112]/[.H112]" office:value-type="float" office:value="0.923204357161531" calcext:value-type="float">
            <text:p>0,9232043572</text:p>
          </table:table-cell>
          <table:table-cell table:style-name="ce35" table:formula="of:=[.B112]&amp;[.A112]" office:value-type="string" office:string-value="200073344200040277" calcext:value-type="string">
            <text:p>20007334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1400555</text:p>
          </table:table-cell>
          <table:table-cell table:style-name="ce31" table:number-columns-repeated="4"/>
          <table:table-cell table:style-name="ce31" office:value-type="float" office:value="2.65667828011069" calcext:value-type="float">
            <text:p>3</text:p>
          </table:table-cell>
          <table:table-cell table:style-name="ce32" office:value-type="float" office:value="2.65667828011069" calcext:value-type="float">
            <text:p>3</text:p>
          </table:table-cell>
          <table:table-cell table:style-name="ce33" table:formula="of:=[.G113]/[.H113]" office:value-type="float" office:value="1" calcext:value-type="float">
            <text:p>1</text:p>
          </table:table-cell>
          <table:table-cell table:style-name="ce35" table:formula="of:=[.B113]&amp;[.A113]" office:value-type="string" office:string-value="241400555200040277" calcext:value-type="string">
            <text:p>24140055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1400878</text:p>
          </table:table-cell>
          <table:table-cell table:style-name="ce31" table:number-columns-repeated="4"/>
          <table:table-cell table:style-name="ce31" office:value-type="float" office:value="3.9445727482679" calcext:value-type="float">
            <text:p>4</text:p>
          </table:table-cell>
          <table:table-cell table:style-name="ce32" office:value-type="float" office:value="3.9445727482679" calcext:value-type="float">
            <text:p>4</text:p>
          </table:table-cell>
          <table:table-cell table:style-name="ce33" table:formula="of:=[.G114]/[.H114]" office:value-type="float" office:value="1" calcext:value-type="float">
            <text:p>1</text:p>
          </table:table-cell>
          <table:table-cell table:style-name="ce35" table:formula="of:=[.B114]&amp;[.A114]" office:value-type="string" office:string-value="241400878200040277" calcext:value-type="string">
            <text:p>241400878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2700276</text:p>
          </table:table-cell>
          <table:table-cell table:style-name="ce31" table:number-columns-repeated="4"/>
          <table:table-cell table:style-name="ce31" office:value-type="float" office:value="31.985762580011" calcext:value-type="float">
            <text:p>32</text:p>
          </table:table-cell>
          <table:table-cell table:style-name="ce32" office:value-type="float" office:value="31.985762580011" calcext:value-type="float">
            <text:p>32</text:p>
          </table:table-cell>
          <table:table-cell table:style-name="ce33" table:formula="of:=[.G115]/[.H115]" office:value-type="float" office:value="1" calcext:value-type="float">
            <text:p>1</text:p>
          </table:table-cell>
          <table:table-cell table:style-name="ce35" table:formula="of:=[.B115]&amp;[.A115]" office:value-type="string" office:string-value="242700276200040277" calcext:value-type="string">
            <text:p>242700276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2700607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29.8191100486954" calcext:value-type="float">
            <text:p>30</text:p>
          </table:table-cell>
          <table:table-cell table:style-name="ce32" office:value-type="float" office:value="33.8191100486954" calcext:value-type="float">
            <text:p>34</text:p>
          </table:table-cell>
          <table:table-cell table:style-name="ce33" table:formula="of:=[.G116]/[.H116]" office:value-type="float" office:value="0.881723676517789" calcext:value-type="float">
            <text:p>0,8817236765</text:p>
          </table:table-cell>
          <table:table-cell table:style-name="ce35" table:formula="of:=[.B116]&amp;[.A116]" office:value-type="string" office:string-value="242700607200040277" calcext:value-type="string">
            <text:p>242700607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2700623</text:p>
          </table:table-cell>
          <table:table-cell table:style-name="ce31" table:number-columns-repeated="4"/>
          <table:table-cell table:style-name="ce31" office:value-type="float" office:value="13.2686813273228" calcext:value-type="float">
            <text:p>13</text:p>
          </table:table-cell>
          <table:table-cell table:style-name="ce32" office:value-type="float" office:value="13.2686813273228" calcext:value-type="float">
            <text:p>13</text:p>
          </table:table-cell>
          <table:table-cell table:style-name="ce33" table:formula="of:=[.G117]/[.H117]" office:value-type="float" office:value="1" calcext:value-type="float">
            <text:p>1</text:p>
          </table:table-cell>
          <table:table-cell table:style-name="ce35" table:formula="of:=[.B117]&amp;[.A117]" office:value-type="string" office:string-value="242700623200040277" calcext:value-type="string">
            <text:p>242700623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2852465</text:p>
          </table:table-cell>
          <table:table-cell table:style-name="ce31" table:number-columns-repeated="4"/>
          <table:table-cell table:style-name="ce31" office:value-type="float" office:value="34.708460800564" calcext:value-type="float">
            <text:p>35</text:p>
          </table:table-cell>
          <table:table-cell table:style-name="ce32" office:value-type="float" office:value="34.708460800564" calcext:value-type="float">
            <text:p>35</text:p>
          </table:table-cell>
          <table:table-cell table:style-name="ce33" table:formula="of:=[.G118]/[.H118]" office:value-type="float" office:value="1" calcext:value-type="float">
            <text:p>1</text:p>
          </table:table-cell>
          <table:table-cell table:style-name="ce35" table:formula="of:=[.B118]&amp;[.A118]" office:value-type="string" office:string-value="242852465200040277" calcext:value-type="string">
            <text:p>24285246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6000582</text:p>
          </table:table-cell>
          <table:table-cell table:style-name="ce31" table:number-columns-repeated="3"/>
          <table:table-cell table:style-name="ce31" office:value-type="float" office:value="4.72735835903475" calcext:value-type="float">
            <text:p>5</text:p>
          </table:table-cell>
          <table:table-cell table:style-name="ce31"/>
          <table:table-cell table:style-name="ce32" office:value-type="float" office:value="4.72735835903475" calcext:value-type="float">
            <text:p>5</text:p>
          </table:table-cell>
          <table:table-cell table:style-name="ce33" table:formula="of:=[.G119]/[.H119]" office:value-type="float" office:value="0" calcext:value-type="float">
            <text:p>0</text:p>
          </table:table-cell>
          <table:table-cell table:style-name="ce35" table:formula="of:=[.B119]&amp;[.A119]" office:value-type="string" office:string-value="246000582200040277" calcext:value-type="string">
            <text:p>246000582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6100663</text:p>
          </table:table-cell>
          <table:table-cell table:style-name="ce31" table:number-columns-repeated="4"/>
          <table:table-cell table:style-name="ce31" office:value-type="float" office:value="19.9299601247186" calcext:value-type="float">
            <text:p>20</text:p>
          </table:table-cell>
          <table:table-cell table:style-name="ce32" office:value-type="float" office:value="19.9299601247186" calcext:value-type="float">
            <text:p>20</text:p>
          </table:table-cell>
          <table:table-cell table:style-name="ce33" table:formula="of:=[.G120]/[.H120]" office:value-type="float" office:value="1" calcext:value-type="float">
            <text:p>1</text:p>
          </table:table-cell>
          <table:table-cell table:style-name="ce35" table:formula="of:=[.B120]&amp;[.A120]" office:value-type="string" office:string-value="246100663200040277" calcext:value-type="string">
            <text:p>246100663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121]/[.H121]" office:value-type="float" office:value="1" calcext:value-type="float">
            <text:p>1</text:p>
          </table:table-cell>
          <table:table-cell table:style-name="ce35" table:formula="of:=[.B121]&amp;[.A121]" office:value-type="string" office:string-value="247600539200040277" calcext:value-type="string">
            <text:p>24760053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1.01623151856916" calcext:value-type="float">
            <text:p>1</text:p>
          </table:table-cell>
          <table:table-cell table:style-name="ce32" office:value-type="float" office:value="1.01623151856916" calcext:value-type="float">
            <text:p>1</text:p>
          </table:table-cell>
          <table:table-cell table:style-name="ce33" table:formula="of:=[.G122]/[.H122]" office:value-type="float" office:value="1" calcext:value-type="float">
            <text:p>1</text:p>
          </table:table-cell>
          <table:table-cell table:style-name="ce35" table:formula="of:=[.B122]&amp;[.A122]" office:value-type="string" office:string-value="247600620200040277" calcext:value-type="string">
            <text:p>247600620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3.96651785714286" calcext:value-type="float">
            <text:p>4</text:p>
          </table:table-cell>
          <table:table-cell table:style-name="ce32" office:value-type="float" office:value="3.96651785714286" calcext:value-type="float">
            <text:p>4</text:p>
          </table:table-cell>
          <table:table-cell table:style-name="ce33" table:formula="of:=[.G123]/[.H123]" office:value-type="float" office:value="1" calcext:value-type="float">
            <text:p>1</text:p>
          </table:table-cell>
          <table:table-cell table:style-name="ce35" table:formula="of:=[.B123]&amp;[.A123]" office:value-type="string" office:string-value="247600646200040277" calcext:value-type="string">
            <text:p>247600646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600729</text:p>
          </table:table-cell>
          <table:table-cell table:style-name="ce31" table:number-columns-repeated="4"/>
          <table:table-cell table:style-name="ce31" office:value-type="float" office:value="5.07799726198357" calcext:value-type="float">
            <text:p>5</text:p>
          </table:table-cell>
          <table:table-cell table:style-name="ce32" office:value-type="float" office:value="5.07799726198357" calcext:value-type="float">
            <text:p>5</text:p>
          </table:table-cell>
          <table:table-cell table:style-name="ce33" table:formula="of:=[.G124]/[.H124]" office:value-type="float" office:value="1" calcext:value-type="float">
            <text:p>1</text:p>
          </table:table-cell>
          <table:table-cell table:style-name="ce35" table:formula="of:=[.B124]&amp;[.A124]" office:value-type="string" office:string-value="247600729200040277" calcext:value-type="string">
            <text:p>247600729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700594</text:p>
          </table:table-cell>
          <table:table-cell table:style-name="ce31" table:number-columns-repeated="4"/>
          <table:table-cell table:style-name="ce31" office:value-type="float" office:value="2.92106403737493" calcext:value-type="float">
            <text:p>3</text:p>
          </table:table-cell>
          <table:table-cell table:style-name="ce32" office:value-type="float" office:value="2.92106403737493" calcext:value-type="float">
            <text:p>3</text:p>
          </table:table-cell>
          <table:table-cell table:style-name="ce33" table:formula="of:=[.G125]/[.H125]" office:value-type="float" office:value="1" calcext:value-type="float">
            <text:p>1</text:p>
          </table:table-cell>
          <table:table-cell table:style-name="ce35" table:formula="of:=[.B125]&amp;[.A125]" office:value-type="string" office:string-value="247700594200040277" calcext:value-type="string">
            <text:p>24770059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800550</text:p>
          </table:table-cell>
          <table:table-cell table:style-name="ce31" office:value-type="float" office:value="14.9158336103657" calcext:value-type="float">
            <text:p>15</text:p>
          </table:table-cell>
          <table:table-cell table:style-name="ce31" table:number-columns-repeated="2"/>
          <table:table-cell table:style-name="ce31" office:value-type="float" office:value="9.47254284714936" calcext:value-type="float">
            <text:p>9</text:p>
          </table:table-cell>
          <table:table-cell table:style-name="ce31" office:value-type="float" office:value="331.665238047837" calcext:value-type="float">
            <text:p>332</text:p>
          </table:table-cell>
          <table:table-cell table:style-name="ce32" office:value-type="float" office:value="356.053614505352" calcext:value-type="float">
            <text:p>356</text:p>
          </table:table-cell>
          <table:table-cell table:style-name="ce33" table:formula="of:=[.G126]/[.H126]" office:value-type="float" office:value="0.93150364028351" calcext:value-type="float">
            <text:p>0,9315036403</text:p>
          </table:table-cell>
          <table:table-cell table:style-name="ce35" table:formula="of:=[.B126]&amp;[.A126]" office:value-type="string" office:string-value="247800550200040277" calcext:value-type="string">
            <text:p>247800550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800584</text:p>
          </table:table-cell>
          <table:table-cell table:style-name="ce31" table:number-columns-repeated="3"/>
          <table:table-cell table:style-name="ce31" office:value-type="float" office:value="7.30343362047394" calcext:value-type="float">
            <text:p>7</text:p>
          </table:table-cell>
          <table:table-cell table:style-name="ce31" office:value-type="float" office:value="75.5596997648383" calcext:value-type="float">
            <text:p>76</text:p>
          </table:table-cell>
          <table:table-cell table:style-name="ce32" office:value-type="float" office:value="82.8631333853122" calcext:value-type="float">
            <text:p>83</text:p>
          </table:table-cell>
          <table:table-cell table:style-name="ce33" table:formula="of:=[.G127]/[.H127]" office:value-type="float" office:value="0.91186148384574" calcext:value-type="float">
            <text:p>0,9118614838</text:p>
          </table:table-cell>
          <table:table-cell table:style-name="ce35" table:formula="of:=[.B127]&amp;[.A127]" office:value-type="string" office:string-value="247800584200040277" calcext:value-type="string">
            <text:p>247800584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7800618</text:p>
          </table:table-cell>
          <table:table-cell table:style-name="ce31" table:number-columns-repeated="4"/>
          <table:table-cell table:style-name="ce31" office:value-type="float" office:value="114.316315567458" calcext:value-type="float">
            <text:p>114</text:p>
          </table:table-cell>
          <table:table-cell table:style-name="ce32" office:value-type="float" office:value="114.316315567458" calcext:value-type="float">
            <text:p>114</text:p>
          </table:table-cell>
          <table:table-cell table:style-name="ce33" table:formula="of:=[.G128]/[.H128]" office:value-type="float" office:value="1" calcext:value-type="float">
            <text:p>1</text:p>
          </table:table-cell>
          <table:table-cell table:style-name="ce35" table:formula="of:=[.B128]&amp;[.A128]" office:value-type="string" office:string-value="247800618200040277" calcext:value-type="string">
            <text:p>247800618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910059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129]/[.H129]" office:value-type="float" office:value="1" calcext:value-type="float">
            <text:p>1</text:p>
          </table:table-cell>
          <table:table-cell table:style-name="ce35" table:formula="of:=[.B129]&amp;[.A129]" office:value-type="string" office:string-value="249100595200040277" calcext:value-type="string">
            <text:p>249100595200040277</text:p>
          </table:table-cell>
          <table:table-cell table:number-columns-repeated="1014"/>
        </table:table-row>
        <table:table-row table:style-name="ro2">
          <table:table-cell table:style-name="ce12" office:value-type="float" office:value="200040277" calcext:value-type="float">
            <text:p>200040277</text:p>
          </table:table-cell>
          <table:table-cell table:style-name="ce11" office:value-type="string" calcext:value-type="string">
            <text:p>249500109</text:p>
          </table:table-cell>
          <table:table-cell table:style-name="ce31" table:number-columns-repeated="3"/>
          <table:table-cell table:style-name="ce31" office:value-type="float" office:value="1.07190302185186" calcext:value-type="float">
            <text:p>1</text:p>
          </table:table-cell>
          <table:table-cell table:style-name="ce31" office:value-type="float" office:value="6.07966797730975" calcext:value-type="float">
            <text:p>6</text:p>
          </table:table-cell>
          <table:table-cell table:style-name="ce32" office:value-type="float" office:value="7.15157099916161" calcext:value-type="float">
            <text:p>7</text:p>
          </table:table-cell>
          <table:table-cell table:style-name="ce33" table:formula="of:=[.G130]/[.H130]" office:value-type="float" office:value="0.850116425890546" calcext:value-type="float">
            <text:p>0,8501164259</text:p>
          </table:table-cell>
          <table:table-cell table:style-name="ce35" table:formula="of:=[.B130]&amp;[.A130]" office:value-type="string" office:string-value="249500109200040277" calcext:value-type="string">
            <text:p>24950010920004027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97.2324708654921" calcext:value-type="float">
            <text:p>97</text:p>
          </table:table-cell>
          <table:table-cell table:style-name="ce32" office:value-type="float" office:value="97.2324708654921" calcext:value-type="float">
            <text:p>97</text:p>
          </table:table-cell>
          <table:table-cell table:style-name="ce33" table:formula="of:=[.G131]/[.H131]" office:value-type="float" office:value="1" calcext:value-type="float">
            <text:p>1</text:p>
          </table:table-cell>
          <table:table-cell table:style-name="ce35" table:formula="of:=[.B131]&amp;[.A131]" office:value-type="string" office:string-value="200010700200065787" calcext:value-type="string">
            <text:p>200010700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23414</text:p>
          </table:table-cell>
          <table:table-cell table:style-name="ce31"/>
          <table:table-cell table:style-name="ce31" office:value-type="float" office:value="3.20876753254049" calcext:value-type="float">
            <text:p>3</text:p>
          </table:table-cell>
          <table:table-cell table:style-name="ce31"/>
          <table:table-cell table:style-name="ce31" office:value-type="float" office:value="6.25386304833588" calcext:value-type="float">
            <text:p>6</text:p>
          </table:table-cell>
          <table:table-cell table:style-name="ce31" office:value-type="float" office:value="226.358310624248" calcext:value-type="float">
            <text:p>226</text:p>
          </table:table-cell>
          <table:table-cell table:style-name="ce32" office:value-type="float" office:value="235.820941205124" calcext:value-type="float">
            <text:p>236</text:p>
          </table:table-cell>
          <table:table-cell table:style-name="ce33" table:formula="of:=[.G132]/[.H132]" office:value-type="float" office:value="0.959873662904918" calcext:value-type="float">
            <text:p>0,9598736629</text:p>
          </table:table-cell>
          <table:table-cell table:style-name="ce35" table:formula="of:=[.B132]&amp;[.A132]" office:value-type="string" office:string-value="200023414200065787" calcext:value-type="string">
            <text:p>200023414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35111</text:p>
          </table:table-cell>
          <table:table-cell table:style-name="ce31" table:number-columns-repeated="4"/>
          <table:table-cell table:style-name="ce31" office:value-type="float" office:value="3.99999999999459" calcext:value-type="float">
            <text:p>4</text:p>
          </table:table-cell>
          <table:table-cell table:style-name="ce32" office:value-type="float" office:value="3.99999999999459" calcext:value-type="float">
            <text:p>4</text:p>
          </table:table-cell>
          <table:table-cell table:style-name="ce33" table:formula="of:=[.G133]/[.H133]" office:value-type="float" office:value="1" calcext:value-type="float">
            <text:p>1</text:p>
          </table:table-cell>
          <table:table-cell table:style-name="ce35" table:formula="of:=[.B133]&amp;[.A133]" office:value-type="string" office:string-value="200035111200065787" calcext:value-type="string">
            <text:p>200035111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35665</text:p>
          </table:table-cell>
          <table:table-cell table:style-name="ce31" table:number-columns-repeated="4"/>
          <table:table-cell table:style-name="ce31" office:value-type="float" office:value="41.7985941674451" calcext:value-type="float">
            <text:p>42</text:p>
          </table:table-cell>
          <table:table-cell table:style-name="ce32" office:value-type="float" office:value="41.7985941674451" calcext:value-type="float">
            <text:p>42</text:p>
          </table:table-cell>
          <table:table-cell table:style-name="ce33" table:formula="of:=[.G134]/[.H134]" office:value-type="float" office:value="1" calcext:value-type="float">
            <text:p>1</text:p>
          </table:table-cell>
          <table:table-cell table:style-name="ce35" table:formula="of:=[.B134]&amp;[.A134]" office:value-type="string" office:string-value="200035665200065787" calcext:value-type="string">
            <text:p>200035665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36069</text:p>
          </table:table-cell>
          <table:table-cell table:style-name="ce31" table:number-columns-repeated="4"/>
          <table:table-cell table:style-name="ce31" office:value-type="float" office:value="3.96657381615599" calcext:value-type="float">
            <text:p>4</text:p>
          </table:table-cell>
          <table:table-cell table:style-name="ce32" office:value-type="float" office:value="3.96657381615599" calcext:value-type="float">
            <text:p>4</text:p>
          </table:table-cell>
          <table:table-cell table:style-name="ce33" table:formula="of:=[.G135]/[.H135]" office:value-type="float" office:value="1" calcext:value-type="float">
            <text:p>1</text:p>
          </table:table-cell>
          <table:table-cell table:style-name="ce35" table:formula="of:=[.B135]&amp;[.A135]" office:value-type="string" office:string-value="200036069200065787" calcext:value-type="string">
            <text:p>200036069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54781</text:p>
          </table:table-cell>
          <table:table-cell table:style-name="ce31"/>
          <table:table-cell table:style-name="ce31" office:value-type="float" office:value="2.51860202889758" calcext:value-type="float">
            <text:p>3</text:p>
          </table:table-cell>
          <table:table-cell table:style-name="ce31"/>
          <table:table-cell table:style-name="ce31" office:value-type="float" office:value="6.34726373677452" calcext:value-type="float">
            <text:p>6</text:p>
          </table:table-cell>
          <table:table-cell table:style-name="ce31" office:value-type="float" office:value="6.71371842774868" calcext:value-type="float">
            <text:p>7</text:p>
          </table:table-cell>
          <table:table-cell table:style-name="ce32" office:value-type="float" office:value="15.5795841934208" calcext:value-type="float">
            <text:p>16</text:p>
          </table:table-cell>
          <table:table-cell table:style-name="ce33" table:formula="of:=[.G136]/[.H136]" office:value-type="float" office:value="0.430930527053724" calcext:value-type="float">
            <text:p>0,4309305271</text:p>
          </table:table-cell>
          <table:table-cell table:style-name="ce35" table:formula="of:=[.B136]&amp;[.A136]" office:value-type="string" office:string-value="200054781200065787" calcext:value-type="string">
            <text:p>200054781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5565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137]/[.H137]" office:value-type="float" office:value="1" calcext:value-type="float">
            <text:p>1</text:p>
          </table:table-cell>
          <table:table-cell table:style-name="ce35" table:formula="of:=[.B137]&amp;[.A137]" office:value-type="string" office:string-value="200055655200065787" calcext:value-type="string">
            <text:p>200055655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56380</text:p>
          </table:table-cell>
          <table:table-cell table:style-name="ce31" table:number-columns-repeated="4"/>
          <table:table-cell table:style-name="ce31" office:value-type="float" office:value="3.7388785083948" calcext:value-type="float">
            <text:p>4</text:p>
          </table:table-cell>
          <table:table-cell table:style-name="ce32" office:value-type="float" office:value="3.7388785083948" calcext:value-type="float">
            <text:p>4</text:p>
          </table:table-cell>
          <table:table-cell table:style-name="ce33" table:formula="of:=[.G138]/[.H138]" office:value-type="float" office:value="1" calcext:value-type="float">
            <text:p>1</text:p>
          </table:table-cell>
          <table:table-cell table:style-name="ce35" table:formula="of:=[.B138]&amp;[.A138]" office:value-type="string" office:string-value="200056380200065787" calcext:value-type="string">
            <text:p>200056380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4"/>
          <table:table-cell table:style-name="ce31" office:value-type="float" office:value="3.24861575036488" calcext:value-type="float">
            <text:p>3</text:p>
          </table:table-cell>
          <table:table-cell table:style-name="ce32" office:value-type="float" office:value="3.24861575036488" calcext:value-type="float">
            <text:p>3</text:p>
          </table:table-cell>
          <table:table-cell table:style-name="ce33" table:formula="of:=[.G139]/[.H139]" office:value-type="float" office:value="1" calcext:value-type="float">
            <text:p>1</text:p>
          </table:table-cell>
          <table:table-cell table:style-name="ce35" table:formula="of:=[.B139]&amp;[.A139]" office:value-type="string" office:string-value="200059889200065787" calcext:value-type="string">
            <text:p>200059889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3"/>
          <table:table-cell table:style-name="ce31" office:value-type="float" office:value="4.01860577473017" calcext:value-type="float">
            <text:p>4</text:p>
          </table:table-cell>
          <table:table-cell table:style-name="ce31" office:value-type="float" office:value="39.1642841335344" calcext:value-type="float">
            <text:p>39</text:p>
          </table:table-cell>
          <table:table-cell table:style-name="ce32" office:value-type="float" office:value="43.1828899082646" calcext:value-type="float">
            <text:p>43</text:p>
          </table:table-cell>
          <table:table-cell table:style-name="ce33" table:formula="of:=[.G140]/[.H140]" office:value-type="float" office:value="0.906939860132865" calcext:value-type="float">
            <text:p>0,9069398601</text:p>
          </table:table-cell>
          <table:table-cell table:style-name="ce35" table:formula="of:=[.B140]&amp;[.A140]" office:value-type="string" office:string-value="200065597200065787" calcext:value-type="string">
            <text:p>200065597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5787</text:p>
          </table:table-cell>
          <table:table-cell table:style-name="ce31" office:value-type="float" office:value="177.230005809794" calcext:value-type="float">
            <text:p>177</text:p>
          </table:table-cell>
          <table:table-cell table:style-name="ce31" office:value-type="float" office:value="802.416427009256" calcext:value-type="float">
            <text:p>802</text:p>
          </table:table-cell>
          <table:table-cell table:style-name="ce31" office:value-type="float" office:value="555.46723199112" calcext:value-type="float">
            <text:p>555</text:p>
          </table:table-cell>
          <table:table-cell table:style-name="ce31" office:value-type="float" office:value="208.165146475944" calcext:value-type="float">
            <text:p>208</text:p>
          </table:table-cell>
          <table:table-cell table:style-name="ce31" office:value-type="float" office:value="4316.47105327453" calcext:value-type="float">
            <text:p>4 316</text:p>
          </table:table-cell>
          <table:table-cell table:style-name="ce32" office:value-type="float" office:value="6059.74986456064" calcext:value-type="float">
            <text:p>6 060</text:p>
          </table:table-cell>
          <table:table-cell table:style-name="ce33" table:formula="of:=[.G141]/[.H141]" office:value-type="float" office:value="0.712318354676425" calcext:value-type="float">
            <text:p>0,7123183547</text:p>
          </table:table-cell>
          <table:table-cell table:style-name="ce35" table:formula="of:=[.B141]&amp;[.A141]" office:value-type="string" office:string-value="200065787200065787" calcext:value-type="string">
            <text:p>200065787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6017</text:p>
          </table:table-cell>
          <table:table-cell table:style-name="ce31" office:value-type="float" office:value="26.2207258088646" calcext:value-type="float">
            <text:p>26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987.824563147816" calcext:value-type="float">
            <text:p>988</text:p>
          </table:table-cell>
          <table:table-cell table:style-name="ce32" office:value-type="float" office:value="1023.04528895668" calcext:value-type="float">
            <text:p>1 023</text:p>
          </table:table-cell>
          <table:table-cell table:style-name="ce33" table:formula="of:=[.G142]/[.H142]" office:value-type="float" office:value="0.965572662140125" calcext:value-type="float">
            <text:p>0,9655726621</text:p>
          </table:table-cell>
          <table:table-cell table:style-name="ce35" table:formula="of:=[.B142]&amp;[.A142]" office:value-type="string" office:string-value="200066017200065787" calcext:value-type="string">
            <text:p>200066017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6405</text:p>
          </table:table-cell>
          <table:table-cell table:style-name="ce31" office:value-type="float" office:value="25.058649600743" calcext:value-type="float">
            <text:p>25</text:p>
          </table:table-cell>
          <table:table-cell table:style-name="ce31"/>
          <table:table-cell table:style-name="ce31" office:value-type="float" office:value="9.13670084934627" calcext:value-type="float">
            <text:p>9</text:p>
          </table:table-cell>
          <table:table-cell table:style-name="ce31" office:value-type="float" office:value="8.65118331627345" calcext:value-type="float">
            <text:p>9</text:p>
          </table:table-cell>
          <table:table-cell table:style-name="ce31" office:value-type="float" office:value="1339.33745642563" calcext:value-type="float">
            <text:p>1 339</text:p>
          </table:table-cell>
          <table:table-cell table:style-name="ce32" office:value-type="float" office:value="1382.18399019199" calcext:value-type="float">
            <text:p>1 382</text:p>
          </table:table-cell>
          <table:table-cell table:style-name="ce33" table:formula="of:=[.G143]/[.H143]" office:value-type="float" office:value="0.969000846435494" calcext:value-type="float">
            <text:p>0,9690008464</text:p>
          </table:table-cell>
          <table:table-cell table:style-name="ce35" table:formula="of:=[.B143]&amp;[.A143]" office:value-type="string" office:string-value="200066405200065787" calcext:value-type="string">
            <text:p>200066405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6413</text:p>
          </table:table-cell>
          <table:table-cell table:style-name="ce31"/>
          <table:table-cell table:style-name="ce31" office:value-type="float" office:value="4.8659793814433" calcext:value-type="float">
            <text:p>5</text:p>
          </table:table-cell>
          <table:table-cell table:style-name="ce31" table:number-columns-repeated="2"/>
          <table:table-cell table:style-name="ce31" office:value-type="float" office:value="413.996753840785" calcext:value-type="float">
            <text:p>414</text:p>
          </table:table-cell>
          <table:table-cell table:style-name="ce32" office:value-type="float" office:value="418.862733222228" calcext:value-type="float">
            <text:p>419</text:p>
          </table:table-cell>
          <table:table-cell table:style-name="ce33" table:formula="of:=[.G144]/[.H144]" office:value-type="float" office:value="0.988382878218813" calcext:value-type="float">
            <text:p>0,9883828782</text:p>
          </table:table-cell>
          <table:table-cell table:style-name="ce35" table:formula="of:=[.B144]&amp;[.A144]" office:value-type="string" office:string-value="200066413200065787" calcext:value-type="string">
            <text:p>200066413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6462</text:p>
          </table:table-cell>
          <table:table-cell table:style-name="ce31" table:number-columns-repeated="4"/>
          <table:table-cell table:style-name="ce31" office:value-type="float" office:value="4.00597907324365" calcext:value-type="float">
            <text:p>4</text:p>
          </table:table-cell>
          <table:table-cell table:style-name="ce32" office:value-type="float" office:value="4.00597907324365" calcext:value-type="float">
            <text:p>4</text:p>
          </table:table-cell>
          <table:table-cell table:style-name="ce33" table:formula="of:=[.G145]/[.H145]" office:value-type="float" office:value="1" calcext:value-type="float">
            <text:p>1</text:p>
          </table:table-cell>
          <table:table-cell table:style-name="ce35" table:formula="of:=[.B145]&amp;[.A145]" office:value-type="string" office:string-value="200066462200065787" calcext:value-type="string">
            <text:p>200066462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6827</text:p>
          </table:table-cell>
          <table:table-cell table:style-name="ce31" office:value-type="float" office:value="9.87289384363853" calcext:value-type="float">
            <text:p>10</text:p>
          </table:table-cell>
          <table:table-cell table:style-name="ce31" table:number-columns-repeated="2"/>
          <table:table-cell table:style-name="ce31" office:value-type="float" office:value="3.93104052417438" calcext:value-type="float">
            <text:p>4</text:p>
          </table:table-cell>
          <table:table-cell table:style-name="ce31" office:value-type="float" office:value="656.604011699612" calcext:value-type="float">
            <text:p>657</text:p>
          </table:table-cell>
          <table:table-cell table:style-name="ce32" office:value-type="float" office:value="670.407946067425" calcext:value-type="float">
            <text:p>670</text:p>
          </table:table-cell>
          <table:table-cell table:style-name="ce33" table:formula="of:=[.G146]/[.H146]" office:value-type="float" office:value="0.979409649827712" calcext:value-type="float">
            <text:p>0,9794096498</text:p>
          </table:table-cell>
          <table:table-cell table:style-name="ce35" table:formula="of:=[.B146]&amp;[.A146]" office:value-type="string" office:string-value="200066827200065787" calcext:value-type="string">
            <text:p>200066827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9524</text:p>
          </table:table-cell>
          <table:table-cell table:style-name="ce31" table:number-columns-repeated="4"/>
          <table:table-cell table:style-name="ce31" office:value-type="float" office:value="5.18197648903406" calcext:value-type="float">
            <text:p>5</text:p>
          </table:table-cell>
          <table:table-cell table:style-name="ce32" office:value-type="float" office:value="5.18197648903406" calcext:value-type="float">
            <text:p>5</text:p>
          </table:table-cell>
          <table:table-cell table:style-name="ce33" table:formula="of:=[.G147]/[.H147]" office:value-type="float" office:value="1" calcext:value-type="float">
            <text:p>1</text:p>
          </table:table-cell>
          <table:table-cell table:style-name="ce35" table:formula="of:=[.B147]&amp;[.A147]" office:value-type="string" office:string-value="200069524200065787" calcext:value-type="string">
            <text:p>200069524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3"/>
          <table:table-cell table:style-name="ce31" office:value-type="float" office:value="4.62073231781408" calcext:value-type="float">
            <text:p>5</text:p>
          </table:table-cell>
          <table:table-cell table:style-name="ce31" office:value-type="float" office:value="73.4199913323928" calcext:value-type="float">
            <text:p>73</text:p>
          </table:table-cell>
          <table:table-cell table:style-name="ce32" office:value-type="float" office:value="78.0407236502069" calcext:value-type="float">
            <text:p>78</text:p>
          </table:table-cell>
          <table:table-cell table:style-name="ce33" table:formula="of:=[.G148]/[.H148]" office:value-type="float" office:value="0.940790755112356" calcext:value-type="float">
            <text:p>0,9407907551</text:p>
          </table:table-cell>
          <table:table-cell table:style-name="ce35" table:formula="of:=[.B148]&amp;[.A148]" office:value-type="string" office:string-value="200069532200065787" calcext:value-type="string">
            <text:p>200069532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9821</text:p>
          </table:table-cell>
          <table:table-cell table:style-name="ce31" table:number-columns-repeated="4"/>
          <table:table-cell table:style-name="ce31" office:value-type="float" office:value="4.62071778140294" calcext:value-type="float">
            <text:p>5</text:p>
          </table:table-cell>
          <table:table-cell table:style-name="ce32" office:value-type="float" office:value="4.62071778140294" calcext:value-type="float">
            <text:p>5</text:p>
          </table:table-cell>
          <table:table-cell table:style-name="ce33" table:formula="of:=[.G149]/[.H149]" office:value-type="float" office:value="1" calcext:value-type="float">
            <text:p>1</text:p>
          </table:table-cell>
          <table:table-cell table:style-name="ce35" table:formula="of:=[.B149]&amp;[.A149]" office:value-type="string" office:string-value="200069821200065787" calcext:value-type="string">
            <text:p>200069821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9839</text:p>
          </table:table-cell>
          <table:table-cell table:style-name="ce31" table:number-columns-repeated="4"/>
          <table:table-cell table:style-name="ce31" office:value-type="float" office:value="4.01023017902813" calcext:value-type="float">
            <text:p>4</text:p>
          </table:table-cell>
          <table:table-cell table:style-name="ce32" office:value-type="float" office:value="4.01023017902813" calcext:value-type="float">
            <text:p>4</text:p>
          </table:table-cell>
          <table:table-cell table:style-name="ce33" table:formula="of:=[.G150]/[.H150]" office:value-type="float" office:value="1" calcext:value-type="float">
            <text:p>1</text:p>
          </table:table-cell>
          <table:table-cell table:style-name="ce35" table:formula="of:=[.B150]&amp;[.A150]" office:value-type="string" office:string-value="200069839200065787" calcext:value-type="string">
            <text:p>200069839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69847</text:p>
          </table:table-cell>
          <table:table-cell table:style-name="ce31" table:number-columns-repeated="4"/>
          <table:table-cell table:style-name="ce31" office:value-type="float" office:value="4.1505376344086" calcext:value-type="float">
            <text:p>4</text:p>
          </table:table-cell>
          <table:table-cell table:style-name="ce32" office:value-type="float" office:value="4.1505376344086" calcext:value-type="float">
            <text:p>4</text:p>
          </table:table-cell>
          <table:table-cell table:style-name="ce33" table:formula="of:=[.G151]/[.H151]" office:value-type="float" office:value="1" calcext:value-type="float">
            <text:p>1</text:p>
          </table:table-cell>
          <table:table-cell table:style-name="ce35" table:formula="of:=[.B151]&amp;[.A151]" office:value-type="string" office:string-value="200069847200065787" calcext:value-type="string">
            <text:p>200069847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70142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31" office:value-type="float" office:value="8.40821752415961" calcext:value-type="float">
            <text:p>8</text:p>
          </table:table-cell>
          <table:table-cell table:style-name="ce32" office:value-type="float" office:value="16.4082175241596" calcext:value-type="float">
            <text:p>16</text:p>
          </table:table-cell>
          <table:table-cell table:style-name="ce33" table:formula="of:=[.G152]/[.H152]" office:value-type="float" office:value="0.512439423220668" calcext:value-type="float">
            <text:p>0,5124394232</text:p>
          </table:table-cell>
          <table:table-cell table:style-name="ce35" table:formula="of:=[.B152]&amp;[.A152]" office:value-type="string" office:string-value="200070142200065787" calcext:value-type="string">
            <text:p>200070142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14.7927272727273" calcext:value-type="float">
            <text:p>15</text:p>
          </table:table-cell>
          <table:table-cell table:style-name="ce32" office:value-type="float" office:value="14.7927272727273" calcext:value-type="float">
            <text:p>15</text:p>
          </table:table-cell>
          <table:table-cell table:style-name="ce33" table:formula="of:=[.G153]/[.H153]" office:value-type="float" office:value="1" calcext:value-type="float">
            <text:p>1</text:p>
          </table:table-cell>
          <table:table-cell table:style-name="ce35" table:formula="of:=[.B153]&amp;[.A153]" office:value-type="string" office:string-value="200070449200065787" calcext:value-type="string">
            <text:p>200070449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5.23041474654378" calcext:value-type="float">
            <text:p>5</text:p>
          </table:table-cell>
          <table:table-cell table:style-name="ce32" office:value-type="float" office:value="5.23041474654378" calcext:value-type="float">
            <text:p>5</text:p>
          </table:table-cell>
          <table:table-cell table:style-name="ce33" table:formula="of:=[.G154]/[.H154]" office:value-type="float" office:value="1" calcext:value-type="float">
            <text:p>1</text:p>
          </table:table-cell>
          <table:table-cell table:style-name="ce35" table:formula="of:=[.B154]&amp;[.A154]" office:value-type="string" office:string-value="200071074200065787" calcext:value-type="string">
            <text:p>200071074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71454</text:p>
          </table:table-cell>
          <table:table-cell table:style-name="ce31" table:number-columns-repeated="4"/>
          <table:table-cell table:style-name="ce31" office:value-type="float" office:value="45.1320047462456" calcext:value-type="float">
            <text:p>45</text:p>
          </table:table-cell>
          <table:table-cell table:style-name="ce32" office:value-type="float" office:value="45.1320047462456" calcext:value-type="float">
            <text:p>45</text:p>
          </table:table-cell>
          <table:table-cell table:style-name="ce33" table:formula="of:=[.G155]/[.H155]" office:value-type="float" office:value="1" calcext:value-type="float">
            <text:p>1</text:p>
          </table:table-cell>
          <table:table-cell table:style-name="ce35" table:formula="of:=[.B155]&amp;[.A155]" office:value-type="string" office:string-value="200071454200065787" calcext:value-type="string">
            <text:p>200071454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72130</text:p>
          </table:table-cell>
          <table:table-cell table:style-name="ce31" table:number-columns-repeated="4"/>
          <table:table-cell table:style-name="ce31" office:value-type="float" office:value="3.15951021170991" calcext:value-type="float">
            <text:p>3</text:p>
          </table:table-cell>
          <table:table-cell table:style-name="ce32" office:value-type="float" office:value="3.15951021170991" calcext:value-type="float">
            <text:p>3</text:p>
          </table:table-cell>
          <table:table-cell table:style-name="ce33" table:formula="of:=[.G156]/[.H156]" office:value-type="float" office:value="1" calcext:value-type="float">
            <text:p>1</text:p>
          </table:table-cell>
          <table:table-cell table:style-name="ce35" table:formula="of:=[.B156]&amp;[.A156]" office:value-type="string" office:string-value="200072130200065787" calcext:value-type="string">
            <text:p>200072130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6.98233122126123" calcext:value-type="float">
            <text:p>7</text:p>
          </table:table-cell>
          <table:table-cell table:style-name="ce32" office:value-type="float" office:value="6.98233122126123" calcext:value-type="float">
            <text:p>7</text:p>
          </table:table-cell>
          <table:table-cell table:style-name="ce33" table:formula="of:=[.G157]/[.H157]" office:value-type="float" office:value="1" calcext:value-type="float">
            <text:p>1</text:p>
          </table:table-cell>
          <table:table-cell table:style-name="ce35" table:formula="of:=[.B157]&amp;[.A157]" office:value-type="string" office:string-value="200072312200065787" calcext:value-type="string">
            <text:p>200072312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1400415</text:p>
          </table:table-cell>
          <table:table-cell table:style-name="ce31" table:number-columns-repeated="4"/>
          <table:table-cell table:style-name="ce31" office:value-type="float" office:value="25.7419842546513" calcext:value-type="float">
            <text:p>26</text:p>
          </table:table-cell>
          <table:table-cell table:style-name="ce32" office:value-type="float" office:value="25.7419842546513" calcext:value-type="float">
            <text:p>26</text:p>
          </table:table-cell>
          <table:table-cell table:style-name="ce33" table:formula="of:=[.G158]/[.H158]" office:value-type="float" office:value="1" calcext:value-type="float">
            <text:p>1</text:p>
          </table:table-cell>
          <table:table-cell table:style-name="ce35" table:formula="of:=[.B158]&amp;[.A158]" office:value-type="string" office:string-value="241400415200065787" calcext:value-type="string">
            <text:p>241400415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1400761</text:p>
          </table:table-cell>
          <table:table-cell table:style-name="ce31" table:number-columns-repeated="4"/>
          <table:table-cell table:style-name="ce31" office:value-type="float" office:value="5.06708474647584" calcext:value-type="float">
            <text:p>5</text:p>
          </table:table-cell>
          <table:table-cell table:style-name="ce32" office:value-type="float" office:value="5.06708474647584" calcext:value-type="float">
            <text:p>5</text:p>
          </table:table-cell>
          <table:table-cell table:style-name="ce33" table:formula="of:=[.G159]/[.H159]" office:value-type="float" office:value="1" calcext:value-type="float">
            <text:p>1</text:p>
          </table:table-cell>
          <table:table-cell table:style-name="ce35" table:formula="of:=[.B159]&amp;[.A159]" office:value-type="string" office:string-value="241400761200065787" calcext:value-type="string">
            <text:p>241400761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1400878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44.4516923077752" calcext:value-type="float">
            <text:p>44</text:p>
          </table:table-cell>
          <table:table-cell table:style-name="ce32" office:value-type="float" office:value="48.4516923077752" calcext:value-type="float">
            <text:p>48</text:p>
          </table:table-cell>
          <table:table-cell table:style-name="ce33" table:formula="of:=[.G160]/[.H160]" office:value-type="float" office:value="0.917443544085289" calcext:value-type="float">
            <text:p>0,9174435441</text:p>
          </table:table-cell>
          <table:table-cell table:style-name="ce35" table:formula="of:=[.B160]&amp;[.A160]" office:value-type="string" office:string-value="241400878200065787" calcext:value-type="string">
            <text:p>241400878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2700607</text:p>
          </table:table-cell>
          <table:table-cell table:style-name="ce31" table:number-columns-repeated="4"/>
          <table:table-cell table:style-name="ce31" office:value-type="float" office:value="27.3986038193475" calcext:value-type="float">
            <text:p>27</text:p>
          </table:table-cell>
          <table:table-cell table:style-name="ce32" office:value-type="float" office:value="27.3986038193475" calcext:value-type="float">
            <text:p>27</text:p>
          </table:table-cell>
          <table:table-cell table:style-name="ce33" table:formula="of:=[.G161]/[.H161]" office:value-type="float" office:value="1" calcext:value-type="float">
            <text:p>1</text:p>
          </table:table-cell>
          <table:table-cell table:style-name="ce35" table:formula="of:=[.B161]&amp;[.A161]" office:value-type="string" office:string-value="242700607200065787" calcext:value-type="string">
            <text:p>242700607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760049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162]/[.H162]" office:value-type="float" office:value="1" calcext:value-type="float">
            <text:p>1</text:p>
          </table:table-cell>
          <table:table-cell table:style-name="ce35" table:formula="of:=[.B162]&amp;[.A162]" office:value-type="string" office:string-value="247600497200065787" calcext:value-type="string">
            <text:p>247600497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10.1010101010101" calcext:value-type="float">
            <text:p>10</text:p>
          </table:table-cell>
          <table:table-cell table:style-name="ce32" office:value-type="float" office:value="10.1010101010101" calcext:value-type="float">
            <text:p>10</text:p>
          </table:table-cell>
          <table:table-cell table:style-name="ce33" table:formula="of:=[.G163]/[.H163]" office:value-type="float" office:value="1" calcext:value-type="float">
            <text:p>1</text:p>
          </table:table-cell>
          <table:table-cell table:style-name="ce35" table:formula="of:=[.B163]&amp;[.A163]" office:value-type="string" office:string-value="247600539200065787" calcext:value-type="string">
            <text:p>247600539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4"/>
          <table:table-cell table:style-name="ce31" office:value-type="float" office:value="56.856721987988" calcext:value-type="float">
            <text:p>57</text:p>
          </table:table-cell>
          <table:table-cell table:style-name="ce32" office:value-type="float" office:value="56.856721987988" calcext:value-type="float">
            <text:p>57</text:p>
          </table:table-cell>
          <table:table-cell table:style-name="ce33" table:formula="of:=[.G164]/[.H164]" office:value-type="float" office:value="1" calcext:value-type="float">
            <text:p>1</text:p>
          </table:table-cell>
          <table:table-cell table:style-name="ce35" table:formula="of:=[.B164]&amp;[.A164]" office:value-type="string" office:string-value="247600596200065787" calcext:value-type="string">
            <text:p>247600596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25.6505538820128" calcext:value-type="float">
            <text:p>26</text:p>
          </table:table-cell>
          <table:table-cell table:style-name="ce32" office:value-type="float" office:value="25.6505538820128" calcext:value-type="float">
            <text:p>26</text:p>
          </table:table-cell>
          <table:table-cell table:style-name="ce33" table:formula="of:=[.G165]/[.H165]" office:value-type="float" office:value="1" calcext:value-type="float">
            <text:p>1</text:p>
          </table:table-cell>
          <table:table-cell table:style-name="ce35" table:formula="of:=[.B165]&amp;[.A165]" office:value-type="string" office:string-value="247600620200065787" calcext:value-type="string">
            <text:p>247600620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5.76502915178814" calcext:value-type="float">
            <text:p>6</text:p>
          </table:table-cell>
          <table:table-cell table:style-name="ce32" office:value-type="float" office:value="5.76502915178814" calcext:value-type="float">
            <text:p>6</text:p>
          </table:table-cell>
          <table:table-cell table:style-name="ce33" table:formula="of:=[.G166]/[.H166]" office:value-type="float" office:value="1" calcext:value-type="float">
            <text:p>1</text:p>
          </table:table-cell>
          <table:table-cell table:style-name="ce35" table:formula="of:=[.B166]&amp;[.A166]" office:value-type="string" office:string-value="247600646200065787" calcext:value-type="string">
            <text:p>247600646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7800584</text:p>
          </table:table-cell>
          <table:table-cell table:style-name="ce31" table:number-columns-repeated="4"/>
          <table:table-cell table:style-name="ce31" office:value-type="float" office:value="0.99651487627721" calcext:value-type="float">
            <text:p>1</text:p>
          </table:table-cell>
          <table:table-cell table:style-name="ce32" office:value-type="float" office:value="0.99651487627721" calcext:value-type="float">
            <text:p>1</text:p>
          </table:table-cell>
          <table:table-cell table:style-name="ce33" table:formula="of:=[.G167]/[.H167]" office:value-type="float" office:value="1" calcext:value-type="float">
            <text:p>1</text:p>
          </table:table-cell>
          <table:table-cell table:style-name="ce35" table:formula="of:=[.B167]&amp;[.A167]" office:value-type="string" office:string-value="247800584200065787" calcext:value-type="string">
            <text:p>247800584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5787" calcext:value-type="float">
            <text:p>200065787</text:p>
          </table:table-cell>
          <table:table-cell table:style-name="ce11" office:value-type="string" calcext:value-type="string">
            <text:p>249500109</text:p>
          </table:table-cell>
          <table:table-cell table:style-name="ce31" table:number-columns-repeated="4"/>
          <table:table-cell table:style-name="ce31" office:value-type="float" office:value="2.466564849294" calcext:value-type="float">
            <text:p>2</text:p>
          </table:table-cell>
          <table:table-cell table:style-name="ce32" office:value-type="float" office:value="2.466564849294" calcext:value-type="float">
            <text:p>2</text:p>
          </table:table-cell>
          <table:table-cell table:style-name="ce33" table:formula="of:=[.G168]/[.H168]" office:value-type="float" office:value="1" calcext:value-type="float">
            <text:p>1</text:p>
          </table:table-cell>
          <table:table-cell table:style-name="ce35" table:formula="of:=[.B168]&amp;[.A168]" office:value-type="string" office:string-value="249500109200065787" calcext:value-type="string">
            <text:p>24950010920006578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36.4733267849675" calcext:value-type="float">
            <text:p>36</text:p>
          </table:table-cell>
          <table:table-cell table:style-name="ce32" office:value-type="float" office:value="36.4733267849675" calcext:value-type="float">
            <text:p>36</text:p>
          </table:table-cell>
          <table:table-cell table:style-name="ce33" table:formula="of:=[.G169]/[.H169]" office:value-type="float" office:value="1" calcext:value-type="float">
            <text:p>1</text:p>
          </table:table-cell>
          <table:table-cell table:style-name="ce35" table:formula="of:=[.B169]&amp;[.A169]" office:value-type="string" office:string-value="200010700200066827" calcext:value-type="string">
            <text:p>200010700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23414</text:p>
          </table:table-cell>
          <table:table-cell table:style-name="ce31" table:number-columns-repeated="3"/>
          <table:table-cell table:style-name="ce31" office:value-type="float" office:value="2.99999211877344" calcext:value-type="float">
            <text:p>3</text:p>
          </table:table-cell>
          <table:table-cell table:style-name="ce31" office:value-type="float" office:value="66.1507215868495" calcext:value-type="float">
            <text:p>66</text:p>
          </table:table-cell>
          <table:table-cell table:style-name="ce32" office:value-type="float" office:value="69.1507137056229" calcext:value-type="float">
            <text:p>69</text:p>
          </table:table-cell>
          <table:table-cell table:style-name="ce33" table:formula="of:=[.G170]/[.H170]" office:value-type="float" office:value="0.95661661379889" calcext:value-type="float">
            <text:p>0,9566166138</text:p>
          </table:table-cell>
          <table:table-cell table:style-name="ce35" table:formula="of:=[.B170]&amp;[.A170]" office:value-type="string" office:string-value="200023414200066827" calcext:value-type="string">
            <text:p>200023414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33181</text:p>
          </table:table-cell>
          <table:table-cell table:style-name="ce31" table:number-columns-repeated="3"/>
          <table:table-cell table:number-columns-repeated="2" table:style-name="ce31" office:value-type="float" office:value="2.84711027549428" calcext:value-type="float">
            <text:p>3</text:p>
          </table:table-cell>
          <table:table-cell table:style-name="ce32" office:value-type="float" office:value="5.69422055098856" calcext:value-type="float">
            <text:p>6</text:p>
          </table:table-cell>
          <table:table-cell table:style-name="ce33" table:formula="of:=[.G171]/[.H171]" office:value-type="float" office:value="0.5" calcext:value-type="float">
            <text:p>0,5</text:p>
          </table:table-cell>
          <table:table-cell table:style-name="ce35" table:formula="of:=[.B171]&amp;[.A171]" office:value-type="string" office:string-value="200033181200066827" calcext:value-type="string">
            <text:p>200033181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35665</text:p>
          </table:table-cell>
          <table:table-cell table:style-name="ce31" table:number-columns-repeated="4"/>
          <table:table-cell table:style-name="ce31" office:value-type="float" office:value="3.9870916083236" calcext:value-type="float">
            <text:p>4</text:p>
          </table:table-cell>
          <table:table-cell table:style-name="ce32" office:value-type="float" office:value="3.9870916083236" calcext:value-type="float">
            <text:p>4</text:p>
          </table:table-cell>
          <table:table-cell table:style-name="ce33" table:formula="of:=[.G172]/[.H172]" office:value-type="float" office:value="1" calcext:value-type="float">
            <text:p>1</text:p>
          </table:table-cell>
          <table:table-cell table:style-name="ce35" table:formula="of:=[.B172]&amp;[.A172]" office:value-type="string" office:string-value="200035665200066827" calcext:value-type="string">
            <text:p>200035665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40277</text:p>
          </table:table-cell>
          <table:table-cell table:style-name="ce31" table:number-columns-repeated="3"/>
          <table:table-cell table:style-name="ce31" office:value-type="float" office:value="2.98064517442104" calcext:value-type="float">
            <text:p>3</text:p>
          </table:table-cell>
          <table:table-cell table:style-name="ce31" office:value-type="float" office:value="3.33445522260932" calcext:value-type="float">
            <text:p>3</text:p>
          </table:table-cell>
          <table:table-cell table:style-name="ce32" office:value-type="float" office:value="6.31510039703036" calcext:value-type="float">
            <text:p>6</text:p>
          </table:table-cell>
          <table:table-cell table:style-name="ce33" table:formula="of:=[.G173]/[.H173]" office:value-type="float" office:value="0.528013018475103" calcext:value-type="float">
            <text:p>0,5280130185</text:p>
          </table:table-cell>
          <table:table-cell table:style-name="ce35" table:formula="of:=[.B173]&amp;[.A173]" office:value-type="string" office:string-value="200040277200066827" calcext:value-type="string">
            <text:p>20004027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54781</text:p>
          </table:table-cell>
          <table:table-cell table:style-name="ce31" office:value-type="float" office:value="2.1803591637542" calcext:value-type="float">
            <text:p>2</text:p>
          </table:table-cell>
          <table:table-cell table:style-name="ce31" office:value-type="float" office:value="0.99229890373754" calcext:value-type="float">
            <text:p>1</text:p>
          </table:table-cell>
          <table:table-cell table:style-name="ce31"/>
          <table:table-cell table:style-name="ce31" office:value-type="float" office:value="9.09700564065388" calcext:value-type="float">
            <text:p>9</text:p>
          </table:table-cell>
          <table:table-cell table:style-name="ce31" office:value-type="float" office:value="31.7327499022457" calcext:value-type="float">
            <text:p>32</text:p>
          </table:table-cell>
          <table:table-cell table:style-name="ce32" office:value-type="float" office:value="44.0024136103913" calcext:value-type="float">
            <text:p>44</text:p>
          </table:table-cell>
          <table:table-cell table:style-name="ce33" table:formula="of:=[.G174]/[.H174]" office:value-type="float" office:value="0.721159302378629" calcext:value-type="float">
            <text:p>0,7211593024</text:p>
          </table:table-cell>
          <table:table-cell table:style-name="ce35" table:formula="of:=[.B174]&amp;[.A174]" office:value-type="string" office:string-value="200054781200066827" calcext:value-type="string">
            <text:p>200054781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56380</text:p>
          </table:table-cell>
          <table:table-cell table:style-name="ce31" table:number-columns-repeated="4"/>
          <table:table-cell table:style-name="ce31" office:value-type="float" office:value="4.16664392297949" calcext:value-type="float">
            <text:p>4</text:p>
          </table:table-cell>
          <table:table-cell table:style-name="ce32" office:value-type="float" office:value="4.16664392297949" calcext:value-type="float">
            <text:p>4</text:p>
          </table:table-cell>
          <table:table-cell table:style-name="ce33" table:formula="of:=[.G175]/[.H175]" office:value-type="float" office:value="1" calcext:value-type="float">
            <text:p>1</text:p>
          </table:table-cell>
          <table:table-cell table:style-name="ce35" table:formula="of:=[.B175]&amp;[.A175]" office:value-type="string" office:string-value="200056380200066827" calcext:value-type="string">
            <text:p>200056380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6.24920779996198" calcext:value-type="float">
            <text:p>6</text:p>
          </table:table-cell>
          <table:table-cell table:style-name="ce32" office:value-type="float" office:value="6.24920779996198" calcext:value-type="float">
            <text:p>6</text:p>
          </table:table-cell>
          <table:table-cell table:style-name="ce33" table:formula="of:=[.G176]/[.H176]" office:value-type="float" office:value="1" calcext:value-type="float">
            <text:p>1</text:p>
          </table:table-cell>
          <table:table-cell table:style-name="ce35" table:formula="of:=[.B176]&amp;[.A176]" office:value-type="string" office:string-value="200058485200066827" calcext:value-type="string">
            <text:p>200058485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5563</text:p>
          </table:table-cell>
          <table:table-cell table:style-name="ce31" table:number-columns-repeated="4"/>
          <table:table-cell table:style-name="ce31" office:value-type="float" office:value="136.819209708273" calcext:value-type="float">
            <text:p>137</text:p>
          </table:table-cell>
          <table:table-cell table:style-name="ce32" office:value-type="float" office:value="136.819209708273" calcext:value-type="float">
            <text:p>137</text:p>
          </table:table-cell>
          <table:table-cell table:style-name="ce33" table:formula="of:=[.G177]/[.H177]" office:value-type="float" office:value="1" calcext:value-type="float">
            <text:p>1</text:p>
          </table:table-cell>
          <table:table-cell table:style-name="ce35" table:formula="of:=[.B177]&amp;[.A177]" office:value-type="string" office:string-value="200065563200066827" calcext:value-type="string">
            <text:p>200065563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5589</text:p>
          </table:table-cell>
          <table:table-cell table:style-name="ce31" table:number-columns-repeated="4"/>
          <table:table-cell table:style-name="ce31" office:value-type="float" office:value="18.893375063292" calcext:value-type="float">
            <text:p>19</text:p>
          </table:table-cell>
          <table:table-cell table:style-name="ce32" office:value-type="float" office:value="18.893375063292" calcext:value-type="float">
            <text:p>19</text:p>
          </table:table-cell>
          <table:table-cell table:style-name="ce33" table:formula="of:=[.G178]/[.H178]" office:value-type="float" office:value="1" calcext:value-type="float">
            <text:p>1</text:p>
          </table:table-cell>
          <table:table-cell table:style-name="ce35" table:formula="of:=[.B178]&amp;[.A178]" office:value-type="string" office:string-value="200065589200066827" calcext:value-type="string">
            <text:p>200065589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3"/>
          <table:table-cell table:style-name="ce31" office:value-type="float" office:value="8.16865086560987" calcext:value-type="float">
            <text:p>8</text:p>
          </table:table-cell>
          <table:table-cell table:style-name="ce31" office:value-type="float" office:value="170.499927986466" calcext:value-type="float">
            <text:p>170</text:p>
          </table:table-cell>
          <table:table-cell table:style-name="ce32" office:value-type="float" office:value="178.668578852076" calcext:value-type="float">
            <text:p>179</text:p>
          </table:table-cell>
          <table:table-cell table:style-name="ce33" table:formula="of:=[.G179]/[.H179]" office:value-type="float" office:value="0.954280428500118" calcext:value-type="float">
            <text:p>0,9542804285</text:p>
          </table:table-cell>
          <table:table-cell table:style-name="ce35" table:formula="of:=[.B179]&amp;[.A179]" office:value-type="string" office:string-value="200065597200066827" calcext:value-type="string">
            <text:p>20006559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5787</text:p>
          </table:table-cell>
          <table:table-cell table:style-name="ce31" office:value-type="float" office:value="8.93774574049803" calcext:value-type="float">
            <text:p>9</text:p>
          </table:table-cell>
          <table:table-cell table:number-columns-repeated="3" table:style-name="ce31" office:value-type="float" office:value="4" calcext:value-type="float">
            <text:p>4</text:p>
          </table:table-cell>
          <table:table-cell table:style-name="ce31" office:value-type="float" office:value="821.119665040577" calcext:value-type="float">
            <text:p>821</text:p>
          </table:table-cell>
          <table:table-cell table:style-name="ce32" office:value-type="float" office:value="842.057410781075" calcext:value-type="float">
            <text:p>842</text:p>
          </table:table-cell>
          <table:table-cell table:style-name="ce33" table:formula="of:=[.G180]/[.H180]" office:value-type="float" office:value="0.975135013987851" calcext:value-type="float">
            <text:p>0,975135014</text:p>
          </table:table-cell>
          <table:table-cell table:style-name="ce35" table:formula="of:=[.B180]&amp;[.A180]" office:value-type="string" office:string-value="200065787200066827" calcext:value-type="string">
            <text:p>20006578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4"/>
          <table:table-cell table:style-name="ce31" office:value-type="float" office:value="413.535943573851" calcext:value-type="float">
            <text:p>414</text:p>
          </table:table-cell>
          <table:table-cell table:style-name="ce32" office:value-type="float" office:value="413.535943573851" calcext:value-type="float">
            <text:p>414</text:p>
          </table:table-cell>
          <table:table-cell table:style-name="ce33" table:formula="of:=[.G181]/[.H181]" office:value-type="float" office:value="1" calcext:value-type="float">
            <text:p>1</text:p>
          </table:table-cell>
          <table:table-cell table:style-name="ce35" table:formula="of:=[.B181]&amp;[.A181]" office:value-type="string" office:string-value="200066017200066827" calcext:value-type="string">
            <text:p>20006601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4"/>
          <table:table-cell table:style-name="ce31" office:value-type="float" office:value="224.733165750851" calcext:value-type="float">
            <text:p>225</text:p>
          </table:table-cell>
          <table:table-cell table:style-name="ce32" office:value-type="float" office:value="224.733165750851" calcext:value-type="float">
            <text:p>225</text:p>
          </table:table-cell>
          <table:table-cell table:style-name="ce33" table:formula="of:=[.G182]/[.H182]" office:value-type="float" office:value="1" calcext:value-type="float">
            <text:p>1</text:p>
          </table:table-cell>
          <table:table-cell table:style-name="ce35" table:formula="of:=[.B182]&amp;[.A182]" office:value-type="string" office:string-value="200066405200066827" calcext:value-type="string">
            <text:p>200066405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4"/>
          <table:table-cell table:style-name="ce31" office:value-type="float" office:value="93.8284169291378" calcext:value-type="float">
            <text:p>94</text:p>
          </table:table-cell>
          <table:table-cell table:style-name="ce32" office:value-type="float" office:value="93.8284169291378" calcext:value-type="float">
            <text:p>94</text:p>
          </table:table-cell>
          <table:table-cell table:style-name="ce33" table:formula="of:=[.G183]/[.H183]" office:value-type="float" office:value="1" calcext:value-type="float">
            <text:p>1</text:p>
          </table:table-cell>
          <table:table-cell table:style-name="ce35" table:formula="of:=[.B183]&amp;[.A183]" office:value-type="string" office:string-value="200066413200066827" calcext:value-type="string">
            <text:p>200066413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6710</text:p>
          </table:table-cell>
          <table:table-cell table:style-name="ce31" table:number-columns-repeated="4"/>
          <table:table-cell table:style-name="ce31" office:value-type="float" office:value="4.8159509202454" calcext:value-type="float">
            <text:p>5</text:p>
          </table:table-cell>
          <table:table-cell table:style-name="ce32" office:value-type="float" office:value="4.8159509202454" calcext:value-type="float">
            <text:p>5</text:p>
          </table:table-cell>
          <table:table-cell table:style-name="ce33" table:formula="of:=[.G184]/[.H184]" office:value-type="float" office:value="1" calcext:value-type="float">
            <text:p>1</text:p>
          </table:table-cell>
          <table:table-cell table:style-name="ce35" table:formula="of:=[.B184]&amp;[.A184]" office:value-type="string" office:string-value="200066710200066827" calcext:value-type="string">
            <text:p>200066710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6728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185]/[.H185]" office:value-type="float" office:value="1" calcext:value-type="float">
            <text:p>1</text:p>
          </table:table-cell>
          <table:table-cell table:style-name="ce35" table:formula="of:=[.B185]&amp;[.A185]" office:value-type="string" office:string-value="200066728200066827" calcext:value-type="string">
            <text:p>200066728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6827</text:p>
          </table:table-cell>
          <table:table-cell table:style-name="ce31" office:value-type="float" office:value="220.885583156027" calcext:value-type="float">
            <text:p>221</text:p>
          </table:table-cell>
          <table:table-cell table:style-name="ce31" office:value-type="float" office:value="863.045011462468" calcext:value-type="float">
            <text:p>863</text:p>
          </table:table-cell>
          <table:table-cell table:style-name="ce31" office:value-type="float" office:value="671.679156412135" calcext:value-type="float">
            <text:p>672</text:p>
          </table:table-cell>
          <table:table-cell table:style-name="ce31" office:value-type="float" office:value="97.1478093986287" calcext:value-type="float">
            <text:p>97</text:p>
          </table:table-cell>
          <table:table-cell table:style-name="ce31" office:value-type="float" office:value="5266.80239252854" calcext:value-type="float">
            <text:p>5 267</text:p>
          </table:table-cell>
          <table:table-cell table:style-name="ce32" office:value-type="float" office:value="7119.5599529578" calcext:value-type="float">
            <text:p>7 120</text:p>
          </table:table-cell>
          <table:table-cell table:style-name="ce33" table:formula="of:=[.G186]/[.H186]" office:value-type="float" office:value="0.739765157864913" calcext:value-type="float">
            <text:p>0,7397651579</text:p>
          </table:table-cell>
          <table:table-cell table:style-name="ce35" table:formula="of:=[.B186]&amp;[.A186]" office:value-type="string" office:string-value="200066827200066827" calcext:value-type="string">
            <text:p>20006682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4"/>
          <table:table-cell table:style-name="ce31" office:value-type="float" office:value="8.15465074748711" calcext:value-type="float">
            <text:p>8</text:p>
          </table:table-cell>
          <table:table-cell table:style-name="ce32" office:value-type="float" office:value="8.15465074748711" calcext:value-type="float">
            <text:p>8</text:p>
          </table:table-cell>
          <table:table-cell table:style-name="ce33" table:formula="of:=[.G187]/[.H187]" office:value-type="float" office:value="1" calcext:value-type="float">
            <text:p>1</text:p>
          </table:table-cell>
          <table:table-cell table:style-name="ce35" table:formula="of:=[.B187]&amp;[.A187]" office:value-type="string" office:string-value="200068468200066827" calcext:value-type="string">
            <text:p>200068468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8799</text:p>
          </table:table-cell>
          <table:table-cell table:style-name="ce31" table:number-columns-repeated="4"/>
          <table:table-cell table:style-name="ce31" office:value-type="float" office:value="10.0415674129127" calcext:value-type="float">
            <text:p>10</text:p>
          </table:table-cell>
          <table:table-cell table:style-name="ce32" office:value-type="float" office:value="10.0415674129127" calcext:value-type="float">
            <text:p>10</text:p>
          </table:table-cell>
          <table:table-cell table:style-name="ce33" table:formula="of:=[.G188]/[.H188]" office:value-type="float" office:value="1" calcext:value-type="float">
            <text:p>1</text:p>
          </table:table-cell>
          <table:table-cell table:style-name="ce35" table:formula="of:=[.B188]&amp;[.A188]" office:value-type="string" office:string-value="200068799200066827" calcext:value-type="string">
            <text:p>200068799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9458</text:p>
          </table:table-cell>
          <table:table-cell table:style-name="ce31" table:number-columns-repeated="4"/>
          <table:table-cell table:style-name="ce31" office:value-type="float" office:value="5.18265147065539" calcext:value-type="float">
            <text:p>5</text:p>
          </table:table-cell>
          <table:table-cell table:style-name="ce32" office:value-type="float" office:value="5.18265147065539" calcext:value-type="float">
            <text:p>5</text:p>
          </table:table-cell>
          <table:table-cell table:style-name="ce33" table:formula="of:=[.G189]/[.H189]" office:value-type="float" office:value="1" calcext:value-type="float">
            <text:p>1</text:p>
          </table:table-cell>
          <table:table-cell table:style-name="ce35" table:formula="of:=[.B189]&amp;[.A189]" office:value-type="string" office:string-value="200069458200066827" calcext:value-type="string">
            <text:p>200069458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9516</text:p>
          </table:table-cell>
          <table:table-cell table:style-name="ce31" table:number-columns-repeated="4"/>
          <table:table-cell table:style-name="ce31" office:value-type="float" office:value="4.82" calcext:value-type="float">
            <text:p>5</text:p>
          </table:table-cell>
          <table:table-cell table:style-name="ce32" office:value-type="float" office:value="4.82" calcext:value-type="float">
            <text:p>5</text:p>
          </table:table-cell>
          <table:table-cell table:style-name="ce33" table:formula="of:=[.G190]/[.H190]" office:value-type="float" office:value="1" calcext:value-type="float">
            <text:p>1</text:p>
          </table:table-cell>
          <table:table-cell table:style-name="ce35" table:formula="of:=[.B190]&amp;[.A190]" office:value-type="string" office:string-value="200069516200066827" calcext:value-type="string">
            <text:p>200069516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9532</text:p>
          </table:table-cell>
          <table:table-cell table:style-name="ce31"/>
          <table:table-cell table:style-name="ce31" office:value-type="float" office:value="3.99992213222853" calcext:value-type="float">
            <text:p>4</text:p>
          </table:table-cell>
          <table:table-cell table:style-name="ce31" table:number-columns-repeated="2"/>
          <table:table-cell table:style-name="ce31" office:value-type="float" office:value="330.894505382381" calcext:value-type="float">
            <text:p>331</text:p>
          </table:table-cell>
          <table:table-cell table:style-name="ce32" office:value-type="float" office:value="334.89442751461" calcext:value-type="float">
            <text:p>335</text:p>
          </table:table-cell>
          <table:table-cell table:style-name="ce33" table:formula="of:=[.G191]/[.H191]" office:value-type="float" office:value="0.988056169934168" calcext:value-type="float">
            <text:p>0,9880561699</text:p>
          </table:table-cell>
          <table:table-cell table:style-name="ce35" table:formula="of:=[.B191]&amp;[.A191]" office:value-type="string" office:string-value="200069532200066827" calcext:value-type="string">
            <text:p>200069532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4"/>
          <table:table-cell table:style-name="ce31" office:value-type="float" office:value="3.94680592791796" calcext:value-type="float">
            <text:p>4</text:p>
          </table:table-cell>
          <table:table-cell table:style-name="ce32" office:value-type="float" office:value="3.94680592791796" calcext:value-type="float">
            <text:p>4</text:p>
          </table:table-cell>
          <table:table-cell table:style-name="ce33" table:formula="of:=[.G192]/[.H192]" office:value-type="float" office:value="1" calcext:value-type="float">
            <text:p>1</text:p>
          </table:table-cell>
          <table:table-cell table:style-name="ce35" table:formula="of:=[.B192]&amp;[.A192]" office:value-type="string" office:string-value="200069730200066827" calcext:value-type="string">
            <text:p>200069730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9821</text:p>
          </table:table-cell>
          <table:table-cell table:style-name="ce31" table:number-columns-repeated="4"/>
          <table:table-cell table:style-name="ce31" office:value-type="float" office:value="12.0369366954221" calcext:value-type="float">
            <text:p>12</text:p>
          </table:table-cell>
          <table:table-cell table:style-name="ce32" office:value-type="float" office:value="12.0369366954221" calcext:value-type="float">
            <text:p>12</text:p>
          </table:table-cell>
          <table:table-cell table:style-name="ce33" table:formula="of:=[.G193]/[.H193]" office:value-type="float" office:value="1" calcext:value-type="float">
            <text:p>1</text:p>
          </table:table-cell>
          <table:table-cell table:style-name="ce35" table:formula="of:=[.B193]&amp;[.A193]" office:value-type="string" office:string-value="200069821200066827" calcext:value-type="string">
            <text:p>200069821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69847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33" table:formula="of:=[.G194]/[.H194]" office:value-type="float" office:value="1" calcext:value-type="float">
            <text:p>1</text:p>
          </table:table-cell>
          <table:table-cell table:style-name="ce35" table:formula="of:=[.B194]&amp;[.A194]" office:value-type="string" office:string-value="200069847200066827" calcext:value-type="string">
            <text:p>20006984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7014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195]/[.H195]" office:value-type="float" office:value="1" calcext:value-type="float">
            <text:p>1</text:p>
          </table:table-cell>
          <table:table-cell table:style-name="ce35" table:formula="of:=[.B195]&amp;[.A195]" office:value-type="string" office:string-value="200070142200066827" calcext:value-type="string">
            <text:p>200070142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12.8724751705528" calcext:value-type="float">
            <text:p>13</text:p>
          </table:table-cell>
          <table:table-cell table:style-name="ce32" office:value-type="float" office:value="12.8724751705528" calcext:value-type="float">
            <text:p>13</text:p>
          </table:table-cell>
          <table:table-cell table:style-name="ce33" table:formula="of:=[.G196]/[.H196]" office:value-type="float" office:value="1" calcext:value-type="float">
            <text:p>1</text:p>
          </table:table-cell>
          <table:table-cell table:style-name="ce35" table:formula="of:=[.B196]&amp;[.A196]" office:value-type="string" office:string-value="200070449200066827" calcext:value-type="string">
            <text:p>200070449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6.95374549196333" calcext:value-type="float">
            <text:p>7</text:p>
          </table:table-cell>
          <table:table-cell table:style-name="ce32" office:value-type="float" office:value="6.95374549196333" calcext:value-type="float">
            <text:p>7</text:p>
          </table:table-cell>
          <table:table-cell table:style-name="ce33" table:formula="of:=[.G197]/[.H197]" office:value-type="float" office:value="1" calcext:value-type="float">
            <text:p>1</text:p>
          </table:table-cell>
          <table:table-cell table:style-name="ce35" table:formula="of:=[.B197]&amp;[.A197]" office:value-type="string" office:string-value="200072312200066827" calcext:value-type="string">
            <text:p>200072312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1400415</text:p>
          </table:table-cell>
          <table:table-cell table:style-name="ce31" office:value-type="float" office:value="39.7138152422382" calcext:value-type="float">
            <text:p>40</text:p>
          </table:table-cell>
          <table:table-cell table:style-name="ce31" table:number-columns-repeated="3"/>
          <table:table-cell table:style-name="ce31" office:value-type="float" office:value="381.696455866251" calcext:value-type="float">
            <text:p>382</text:p>
          </table:table-cell>
          <table:table-cell table:style-name="ce32" office:value-type="float" office:value="421.410271108489" calcext:value-type="float">
            <text:p>421</text:p>
          </table:table-cell>
          <table:table-cell table:style-name="ce33" table:formula="of:=[.G198]/[.H198]" office:value-type="float" office:value="0.905759735903508" calcext:value-type="float">
            <text:p>0,9057597359</text:p>
          </table:table-cell>
          <table:table-cell table:style-name="ce35" table:formula="of:=[.B198]&amp;[.A198]" office:value-type="string" office:string-value="241400415200066827" calcext:value-type="string">
            <text:p>241400415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1400514</text:p>
          </table:table-cell>
          <table:table-cell table:style-name="ce31" table:number-columns-repeated="4"/>
          <table:table-cell table:style-name="ce31" office:value-type="float" office:value="8.82611836240528" calcext:value-type="float">
            <text:p>9</text:p>
          </table:table-cell>
          <table:table-cell table:style-name="ce32" office:value-type="float" office:value="8.82611836240528" calcext:value-type="float">
            <text:p>9</text:p>
          </table:table-cell>
          <table:table-cell table:style-name="ce33" table:formula="of:=[.G199]/[.H199]" office:value-type="float" office:value="1" calcext:value-type="float">
            <text:p>1</text:p>
          </table:table-cell>
          <table:table-cell table:style-name="ce35" table:formula="of:=[.B199]&amp;[.A199]" office:value-type="string" office:string-value="241400514200066827" calcext:value-type="string">
            <text:p>241400514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1400555</text:p>
          </table:table-cell>
          <table:table-cell table:style-name="ce31" table:number-columns-repeated="4"/>
          <table:table-cell table:style-name="ce31" office:value-type="float" office:value="4.00791229415261" calcext:value-type="float">
            <text:p>4</text:p>
          </table:table-cell>
          <table:table-cell table:style-name="ce32" office:value-type="float" office:value="4.00791229415261" calcext:value-type="float">
            <text:p>4</text:p>
          </table:table-cell>
          <table:table-cell table:style-name="ce33" table:formula="of:=[.G200]/[.H200]" office:value-type="float" office:value="1" calcext:value-type="float">
            <text:p>1</text:p>
          </table:table-cell>
          <table:table-cell table:style-name="ce35" table:formula="of:=[.B200]&amp;[.A200]" office:value-type="string" office:string-value="241400555200066827" calcext:value-type="string">
            <text:p>241400555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140076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31.2407777049822" calcext:value-type="float">
            <text:p>31</text:p>
          </table:table-cell>
          <table:table-cell table:style-name="ce32" office:value-type="float" office:value="35.2407777049822" calcext:value-type="float">
            <text:p>35</text:p>
          </table:table-cell>
          <table:table-cell table:style-name="ce33" table:formula="of:=[.G201]/[.H201]" office:value-type="float" office:value="0.886495126938288" calcext:value-type="float">
            <text:p>0,8864951269</text:p>
          </table:table-cell>
          <table:table-cell table:style-name="ce35" table:formula="of:=[.B201]&amp;[.A201]" office:value-type="string" office:string-value="241400761200066827" calcext:value-type="string">
            <text:p>241400761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1400860</text:p>
          </table:table-cell>
          <table:table-cell table:style-name="ce31" table:number-columns-repeated="4"/>
          <table:table-cell table:style-name="ce31" office:value-type="float" office:value="8.85252808988764" calcext:value-type="float">
            <text:p>9</text:p>
          </table:table-cell>
          <table:table-cell table:style-name="ce32" office:value-type="float" office:value="8.85252808988764" calcext:value-type="float">
            <text:p>9</text:p>
          </table:table-cell>
          <table:table-cell table:style-name="ce33" table:formula="of:=[.G202]/[.H202]" office:value-type="float" office:value="1" calcext:value-type="float">
            <text:p>1</text:p>
          </table:table-cell>
          <table:table-cell table:style-name="ce35" table:formula="of:=[.B202]&amp;[.A202]" office:value-type="string" office:string-value="241400860200066827" calcext:value-type="string">
            <text:p>241400860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1400878</text:p>
          </table:table-cell>
          <table:table-cell table:style-name="ce31" office:value-type="float" office:value="25.0014177174875" calcext:value-type="float">
            <text:p>25</text:p>
          </table:table-cell>
          <table:table-cell table:style-name="ce31" table:number-columns-repeated="2"/>
          <table:table-cell table:style-name="ce31" office:value-type="float" office:value="8.1588377706363" calcext:value-type="float">
            <text:p>8</text:p>
          </table:table-cell>
          <table:table-cell table:style-name="ce31" office:value-type="float" office:value="546.933481690529" calcext:value-type="float">
            <text:p>547</text:p>
          </table:table-cell>
          <table:table-cell table:style-name="ce32" office:value-type="float" office:value="580.093737178653" calcext:value-type="float">
            <text:p>580</text:p>
          </table:table-cell>
          <table:table-cell table:style-name="ce33" table:formula="of:=[.G203]/[.H203]" office:value-type="float" office:value="0.942836384255065" calcext:value-type="float">
            <text:p>0,9428363843</text:p>
          </table:table-cell>
          <table:table-cell table:style-name="ce35" table:formula="of:=[.B203]&amp;[.A203]" office:value-type="string" office:string-value="241400878200066827" calcext:value-type="string">
            <text:p>241400878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6100663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33" table:formula="of:=[.G204]/[.H204]" office:value-type="float" office:value="1" calcext:value-type="float">
            <text:p>1</text:p>
          </table:table-cell>
          <table:table-cell table:style-name="ce35" table:formula="of:=[.B204]&amp;[.A204]" office:value-type="string" office:string-value="246100663200066827" calcext:value-type="string">
            <text:p>246100663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600497</text:p>
          </table:table-cell>
          <table:table-cell table:style-name="ce31" table:number-columns-repeated="4"/>
          <table:table-cell table:style-name="ce31" office:value-type="float" office:value="19.0638237255041" calcext:value-type="float">
            <text:p>19</text:p>
          </table:table-cell>
          <table:table-cell table:style-name="ce32" office:value-type="float" office:value="19.0638237255041" calcext:value-type="float">
            <text:p>19</text:p>
          </table:table-cell>
          <table:table-cell table:style-name="ce33" table:formula="of:=[.G205]/[.H205]" office:value-type="float" office:value="1" calcext:value-type="float">
            <text:p>1</text:p>
          </table:table-cell>
          <table:table-cell table:style-name="ce35" table:formula="of:=[.B205]&amp;[.A205]" office:value-type="string" office:string-value="247600497200066827" calcext:value-type="string">
            <text:p>24760049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600505</text:p>
          </table:table-cell>
          <table:table-cell table:style-name="ce31" table:number-columns-repeated="4"/>
          <table:table-cell table:style-name="ce31" office:value-type="float" office:value="19.8738007388665" calcext:value-type="float">
            <text:p>20</text:p>
          </table:table-cell>
          <table:table-cell table:style-name="ce32" office:value-type="float" office:value="19.8738007388665" calcext:value-type="float">
            <text:p>20</text:p>
          </table:table-cell>
          <table:table-cell table:style-name="ce33" table:formula="of:=[.G206]/[.H206]" office:value-type="float" office:value="1" calcext:value-type="float">
            <text:p>1</text:p>
          </table:table-cell>
          <table:table-cell table:style-name="ce35" table:formula="of:=[.B206]&amp;[.A206]" office:value-type="string" office:string-value="247600505200066827" calcext:value-type="string">
            <text:p>247600505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16.9749814437056" calcext:value-type="float">
            <text:p>17</text:p>
          </table:table-cell>
          <table:table-cell table:style-name="ce32" office:value-type="float" office:value="16.9749814437056" calcext:value-type="float">
            <text:p>17</text:p>
          </table:table-cell>
          <table:table-cell table:style-name="ce33" table:formula="of:=[.G207]/[.H207]" office:value-type="float" office:value="1" calcext:value-type="float">
            <text:p>1</text:p>
          </table:table-cell>
          <table:table-cell table:style-name="ce35" table:formula="of:=[.B207]&amp;[.A207]" office:value-type="string" office:string-value="247600539200066827" calcext:value-type="string">
            <text:p>247600539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600596</text:p>
          </table:table-cell>
          <table:table-cell table:style-name="ce31" office:value-type="float" office:value="3.85191479100383" calcext:value-type="float">
            <text:p>4</text:p>
          </table:table-cell>
          <table:table-cell table:style-name="ce31" table:number-columns-repeated="2"/>
          <table:table-cell table:style-name="ce31" office:value-type="float" office:value="10.6408514502805" calcext:value-type="float">
            <text:p>11</text:p>
          </table:table-cell>
          <table:table-cell table:style-name="ce31" office:value-type="float" office:value="158.986739493975" calcext:value-type="float">
            <text:p>159</text:p>
          </table:table-cell>
          <table:table-cell table:style-name="ce32" office:value-type="float" office:value="173.479505735259" calcext:value-type="float">
            <text:p>173</text:p>
          </table:table-cell>
          <table:table-cell table:style-name="ce33" table:formula="of:=[.G208]/[.H208]" office:value-type="float" office:value="0.91645833794684" calcext:value-type="float">
            <text:p>0,9164583379</text:p>
          </table:table-cell>
          <table:table-cell table:style-name="ce35" table:formula="of:=[.B208]&amp;[.A208]" office:value-type="string" office:string-value="247600596200066827" calcext:value-type="string">
            <text:p>247600596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16.8556931872094" calcext:value-type="float">
            <text:p>17</text:p>
          </table:table-cell>
          <table:table-cell table:style-name="ce32" office:value-type="float" office:value="16.8556931872094" calcext:value-type="float">
            <text:p>17</text:p>
          </table:table-cell>
          <table:table-cell table:style-name="ce33" table:formula="of:=[.G209]/[.H209]" office:value-type="float" office:value="1" calcext:value-type="float">
            <text:p>1</text:p>
          </table:table-cell>
          <table:table-cell table:style-name="ce35" table:formula="of:=[.B209]&amp;[.A209]" office:value-type="string" office:string-value="247600620200066827" calcext:value-type="string">
            <text:p>247600620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1.04315137933337" calcext:value-type="float">
            <text:p>1</text:p>
          </table:table-cell>
          <table:table-cell table:style-name="ce32" office:value-type="float" office:value="1.04315137933337" calcext:value-type="float">
            <text:p>1</text:p>
          </table:table-cell>
          <table:table-cell table:style-name="ce33" table:formula="of:=[.G210]/[.H210]" office:value-type="float" office:value="1" calcext:value-type="float">
            <text:p>1</text:p>
          </table:table-cell>
          <table:table-cell table:style-name="ce35" table:formula="of:=[.B210]&amp;[.A210]" office:value-type="string" office:string-value="247600646200066827" calcext:value-type="string">
            <text:p>247600646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1.08004991342103" calcext:value-type="float">
            <text:p>1</text:p>
          </table:table-cell>
          <table:table-cell table:style-name="ce32" office:value-type="float" office:value="1.08004991342103" calcext:value-type="float">
            <text:p>1</text:p>
          </table:table-cell>
          <table:table-cell table:style-name="ce33" table:formula="of:=[.G211]/[.H211]" office:value-type="float" office:value="1" calcext:value-type="float">
            <text:p>1</text:p>
          </table:table-cell>
          <table:table-cell table:style-name="ce35" table:formula="of:=[.B211]&amp;[.A211]" office:value-type="string" office:string-value="247600786200066827" calcext:value-type="string">
            <text:p>247600786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7700057</text:p>
          </table:table-cell>
          <table:table-cell table:style-name="ce31" table:number-columns-repeated="4"/>
          <table:table-cell table:style-name="ce31" office:value-type="float" office:value="2.83346602694047" calcext:value-type="float">
            <text:p>3</text:p>
          </table:table-cell>
          <table:table-cell table:style-name="ce32" office:value-type="float" office:value="2.83346602694047" calcext:value-type="float">
            <text:p>3</text:p>
          </table:table-cell>
          <table:table-cell table:style-name="ce33" table:formula="of:=[.G212]/[.H212]" office:value-type="float" office:value="1" calcext:value-type="float">
            <text:p>1</text:p>
          </table:table-cell>
          <table:table-cell table:style-name="ce35" table:formula="of:=[.B212]&amp;[.A212]" office:value-type="string" office:string-value="247700057200066827" calcext:value-type="string">
            <text:p>247700057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827" calcext:value-type="float">
            <text:p>200066827</text:p>
          </table:table-cell>
          <table:table-cell table:style-name="ce11" office:value-type="string" calcext:value-type="string">
            <text:p>249500109</text:p>
          </table:table-cell>
          <table:table-cell table:style-name="ce31" table:number-columns-repeated="3"/>
          <table:table-cell table:style-name="ce31" office:value-type="float" office:value="3.21146390094017" calcext:value-type="float">
            <text:p>3</text:p>
          </table:table-cell>
          <table:table-cell table:style-name="ce31"/>
          <table:table-cell table:style-name="ce32" office:value-type="float" office:value="3.21146390094017" calcext:value-type="float">
            <text:p>3</text:p>
          </table:table-cell>
          <table:table-cell table:style-name="ce33" table:formula="of:=[.G213]/[.H213]" office:value-type="float" office:value="0" calcext:value-type="float">
            <text:p>0</text:p>
          </table:table-cell>
          <table:table-cell table:style-name="ce35" table:formula="of:=[.B213]&amp;[.A213]" office:value-type="string" office:string-value="249500109200066827" calcext:value-type="string">
            <text:p>24950010920006682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3"/>
          <table:table-cell table:style-name="ce31" office:value-type="float" office:value="4.09363949965676" calcext:value-type="float">
            <text:p>4</text:p>
          </table:table-cell>
          <table:table-cell table:style-name="ce31" office:value-type="float" office:value="18.1290455731349" calcext:value-type="float">
            <text:p>18</text:p>
          </table:table-cell>
          <table:table-cell table:style-name="ce32" office:value-type="float" office:value="22.2226850727917" calcext:value-type="float">
            <text:p>22</text:p>
          </table:table-cell>
          <table:table-cell table:style-name="ce33" table:formula="of:=[.G214]/[.H214]" office:value-type="float" office:value="0.815790059290864" calcext:value-type="float">
            <text:p>0,8157900593</text:p>
          </table:table-cell>
          <table:table-cell table:style-name="ce35" table:formula="of:=[.B214]&amp;[.A214]" office:value-type="string" office:string-value="200010700200069730" calcext:value-type="string">
            <text:p>200010700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3.45139275457247" calcext:value-type="float">
            <text:p>3</text:p>
          </table:table-cell>
          <table:table-cell table:style-name="ce31" office:value-type="float" office:value="3.35051717803255" calcext:value-type="float">
            <text:p>3</text:p>
          </table:table-cell>
          <table:table-cell table:style-name="ce31"/>
          <table:table-cell table:style-name="ce31" office:value-type="float" office:value="31.8641848764171" calcext:value-type="float">
            <text:p>32</text:p>
          </table:table-cell>
          <table:table-cell table:style-name="ce31" office:value-type="float" office:value="486.639904464135" calcext:value-type="float">
            <text:p>487</text:p>
          </table:table-cell>
          <table:table-cell table:style-name="ce32" office:value-type="float" office:value="525.305999273157" calcext:value-type="float">
            <text:p>525</text:p>
          </table:table-cell>
          <table:table-cell table:style-name="ce33" table:formula="of:=[.G215]/[.H215]" office:value-type="float" office:value="0.926393197750411" calcext:value-type="float">
            <text:p>0,9263931978</text:p>
          </table:table-cell>
          <table:table-cell table:style-name="ce35" table:formula="of:=[.B215]&amp;[.A215]" office:value-type="string" office:string-value="200023414200069730" calcext:value-type="string">
            <text:p>200023414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35665</text:p>
          </table:table-cell>
          <table:table-cell table:style-name="ce31" table:number-columns-repeated="4"/>
          <table:table-cell table:style-name="ce31" office:value-type="float" office:value="8.09605640579214" calcext:value-type="float">
            <text:p>8</text:p>
          </table:table-cell>
          <table:table-cell table:style-name="ce32" office:value-type="float" office:value="8.09605640579214" calcext:value-type="float">
            <text:p>8</text:p>
          </table:table-cell>
          <table:table-cell table:style-name="ce33" table:formula="of:=[.G216]/[.H216]" office:value-type="float" office:value="1" calcext:value-type="float">
            <text:p>1</text:p>
          </table:table-cell>
          <table:table-cell table:style-name="ce35" table:formula="of:=[.B216]&amp;[.A216]" office:value-type="string" office:string-value="200035665200069730" calcext:value-type="string">
            <text:p>200035665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35970</text:p>
          </table:table-cell>
          <table:table-cell table:style-name="ce31" table:number-columns-repeated="4"/>
          <table:table-cell table:style-name="ce31" office:value-type="float" office:value="8.8164812061136" calcext:value-type="float">
            <text:p>9</text:p>
          </table:table-cell>
          <table:table-cell table:style-name="ce32" office:value-type="float" office:value="8.8164812061136" calcext:value-type="float">
            <text:p>9</text:p>
          </table:table-cell>
          <table:table-cell table:style-name="ce33" table:formula="of:=[.G217]/[.H217]" office:value-type="float" office:value="1" calcext:value-type="float">
            <text:p>1</text:p>
          </table:table-cell>
          <table:table-cell table:style-name="ce35" table:formula="of:=[.B217]&amp;[.A217]" office:value-type="string" office:string-value="200035970200069730" calcext:value-type="string">
            <text:p>200035970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54781</text:p>
          </table:table-cell>
          <table:table-cell table:style-name="ce31" table:number-columns-repeated="4"/>
          <table:table-cell table:style-name="ce31" office:value-type="float" office:value="23.4362147952855" calcext:value-type="float">
            <text:p>23</text:p>
          </table:table-cell>
          <table:table-cell table:style-name="ce32" office:value-type="float" office:value="23.4362147952855" calcext:value-type="float">
            <text:p>23</text:p>
          </table:table-cell>
          <table:table-cell table:style-name="ce33" table:formula="of:=[.G218]/[.H218]" office:value-type="float" office:value="1" calcext:value-type="float">
            <text:p>1</text:p>
          </table:table-cell>
          <table:table-cell table:style-name="ce35" table:formula="of:=[.B218]&amp;[.A218]" office:value-type="string" office:string-value="200054781200069730" calcext:value-type="string">
            <text:p>200054781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56380</text:p>
          </table:table-cell>
          <table:table-cell table:style-name="ce31" table:number-columns-repeated="4"/>
          <table:table-cell table:style-name="ce31" office:value-type="float" office:value="0.97814649031801" calcext:value-type="float">
            <text:p>1</text:p>
          </table:table-cell>
          <table:table-cell table:style-name="ce32" office:value-type="float" office:value="0.97814649031801" calcext:value-type="float">
            <text:p>1</text:p>
          </table:table-cell>
          <table:table-cell table:style-name="ce33" table:formula="of:=[.G219]/[.H219]" office:value-type="float" office:value="1" calcext:value-type="float">
            <text:p>1</text:p>
          </table:table-cell>
          <table:table-cell table:style-name="ce35" table:formula="of:=[.B219]&amp;[.A219]" office:value-type="string" office:string-value="200056380200069730" calcext:value-type="string">
            <text:p>200056380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5.00638585505715" calcext:value-type="float">
            <text:p>5</text:p>
          </table:table-cell>
          <table:table-cell table:style-name="ce32" office:value-type="float" office:value="5.00638585505715" calcext:value-type="float">
            <text:p>5</text:p>
          </table:table-cell>
          <table:table-cell table:style-name="ce33" table:formula="of:=[.G220]/[.H220]" office:value-type="float" office:value="1" calcext:value-type="float">
            <text:p>1</text:p>
          </table:table-cell>
          <table:table-cell table:style-name="ce35" table:formula="of:=[.B220]&amp;[.A220]" office:value-type="string" office:string-value="200058485200069730" calcext:value-type="string">
            <text:p>200058485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58519</text:p>
          </table:table-cell>
          <table:table-cell table:style-name="ce31" table:number-columns-repeated="3"/>
          <table:table-cell table:style-name="ce31" office:value-type="float" office:value="3.03803700491856" calcext:value-type="float">
            <text:p>3</text:p>
          </table:table-cell>
          <table:table-cell table:style-name="ce31"/>
          <table:table-cell table:style-name="ce32" office:value-type="float" office:value="3.03803700491856" calcext:value-type="float">
            <text:p>3</text:p>
          </table:table-cell>
          <table:table-cell table:style-name="ce33" table:formula="of:=[.G221]/[.H221]" office:value-type="float" office:value="0" calcext:value-type="float">
            <text:p>0</text:p>
          </table:table-cell>
          <table:table-cell table:style-name="ce35" table:formula="of:=[.B221]&amp;[.A221]" office:value-type="string" office:string-value="200058519200069730" calcext:value-type="string">
            <text:p>20005851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3"/>
          <table:table-cell table:number-columns-repeated="2" table:style-name="ce31" office:value-type="float" office:value="4.94445016936158" calcext:value-type="float">
            <text:p>5</text:p>
          </table:table-cell>
          <table:table-cell table:style-name="ce32" office:value-type="float" office:value="9.88890033872316" calcext:value-type="float">
            <text:p>10</text:p>
          </table:table-cell>
          <table:table-cell table:style-name="ce33" table:formula="of:=[.G222]/[.H222]" office:value-type="float" office:value="0.5" calcext:value-type="float">
            <text:p>0,5</text:p>
          </table:table-cell>
          <table:table-cell table:style-name="ce35" table:formula="of:=[.B222]&amp;[.A222]" office:value-type="string" office:string-value="200059889200069730" calcext:value-type="string">
            <text:p>20005988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4"/>
          <table:table-cell table:style-name="ce31" office:value-type="float" office:value="5.03236245954693" calcext:value-type="float">
            <text:p>5</text:p>
          </table:table-cell>
          <table:table-cell table:style-name="ce32" office:value-type="float" office:value="5.03236245954693" calcext:value-type="float">
            <text:p>5</text:p>
          </table:table-cell>
          <table:table-cell table:style-name="ce33" table:formula="of:=[.G223]/[.H223]" office:value-type="float" office:value="1" calcext:value-type="float">
            <text:p>1</text:p>
          </table:table-cell>
          <table:table-cell table:style-name="ce35" table:formula="of:=[.B223]&amp;[.A223]" office:value-type="string" office:string-value="200066405200069730" calcext:value-type="string">
            <text:p>200066405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24]/[.H224]" office:value-type="float" office:value="1" calcext:value-type="float">
            <text:p>1</text:p>
          </table:table-cell>
          <table:table-cell table:style-name="ce35" table:formula="of:=[.B224]&amp;[.A224]" office:value-type="string" office:string-value="200066413200069730" calcext:value-type="string">
            <text:p>200066413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6801</text:p>
          </table:table-cell>
          <table:table-cell table:style-name="ce31" table:number-columns-repeated="4"/>
          <table:table-cell table:style-name="ce31" office:value-type="float" office:value="4.88080301129235" calcext:value-type="float">
            <text:p>5</text:p>
          </table:table-cell>
          <table:table-cell table:style-name="ce32" office:value-type="float" office:value="4.88080301129235" calcext:value-type="float">
            <text:p>5</text:p>
          </table:table-cell>
          <table:table-cell table:style-name="ce33" table:formula="of:=[.G225]/[.H225]" office:value-type="float" office:value="1" calcext:value-type="float">
            <text:p>1</text:p>
          </table:table-cell>
          <table:table-cell table:style-name="ce35" table:formula="of:=[.B225]&amp;[.A225]" office:value-type="string" office:string-value="200066801200069730" calcext:value-type="string">
            <text:p>200066801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7965</text:p>
          </table:table-cell>
          <table:table-cell table:style-name="ce31" table:number-columns-repeated="4"/>
          <table:table-cell table:style-name="ce31" office:value-type="float" office:value="3.99806496127678" calcext:value-type="float">
            <text:p>4</text:p>
          </table:table-cell>
          <table:table-cell table:style-name="ce32" office:value-type="float" office:value="3.99806496127678" calcext:value-type="float">
            <text:p>4</text:p>
          </table:table-cell>
          <table:table-cell table:style-name="ce33" table:formula="of:=[.G226]/[.H226]" office:value-type="float" office:value="1" calcext:value-type="float">
            <text:p>1</text:p>
          </table:table-cell>
          <table:table-cell table:style-name="ce35" table:formula="of:=[.B226]&amp;[.A226]" office:value-type="string" office:string-value="200067965200069730" calcext:value-type="string">
            <text:p>200067965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7999</text:p>
          </table:table-cell>
          <table:table-cell table:style-name="ce31" office:value-type="float" office:value="4.63949843260188" calcext:value-type="float">
            <text:p>5</text:p>
          </table:table-cell>
          <table:table-cell table:style-name="ce31" table:number-columns-repeated="3"/>
          <table:table-cell table:style-name="ce31" office:value-type="float" office:value="76.5027714321451" calcext:value-type="float">
            <text:p>77</text:p>
          </table:table-cell>
          <table:table-cell table:style-name="ce32" office:value-type="float" office:value="81.142269864747" calcext:value-type="float">
            <text:p>81</text:p>
          </table:table-cell>
          <table:table-cell table:style-name="ce33" table:formula="of:=[.G227]/[.H227]" office:value-type="float" office:value="0.942822668871166" calcext:value-type="float">
            <text:p>0,9428226689</text:p>
          </table:table-cell>
          <table:table-cell table:style-name="ce35" table:formula="of:=[.B227]&amp;[.A227]" office:value-type="string" office:string-value="200067999200069730" calcext:value-type="string">
            <text:p>20006799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8005</text:p>
          </table:table-cell>
          <table:table-cell table:style-name="ce31" table:number-columns-repeated="4"/>
          <table:table-cell table:style-name="ce31" office:value-type="float" office:value="9.95229603160796" calcext:value-type="float">
            <text:p>10</text:p>
          </table:table-cell>
          <table:table-cell table:style-name="ce32" office:value-type="float" office:value="9.95229603160796" calcext:value-type="float">
            <text:p>10</text:p>
          </table:table-cell>
          <table:table-cell table:style-name="ce33" table:formula="of:=[.G228]/[.H228]" office:value-type="float" office:value="1" calcext:value-type="float">
            <text:p>1</text:p>
          </table:table-cell>
          <table:table-cell table:style-name="ce35" table:formula="of:=[.B228]&amp;[.A228]" office:value-type="string" office:string-value="200068005200069730" calcext:value-type="string">
            <text:p>200068005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8534</text:p>
          </table:table-cell>
          <table:table-cell table:style-name="ce31" office:value-type="float" office:value="4.11891891891892" calcext:value-type="float">
            <text:p>4</text:p>
          </table:table-cell>
          <table:table-cell table:style-name="ce31" table:number-columns-repeated="3"/>
          <table:table-cell table:style-name="ce31" office:value-type="float" office:value="12.5780080598734" calcext:value-type="float">
            <text:p>13</text:p>
          </table:table-cell>
          <table:table-cell table:style-name="ce32" office:value-type="float" office:value="16.6969269787923" calcext:value-type="float">
            <text:p>17</text:p>
          </table:table-cell>
          <table:table-cell table:style-name="ce33" table:formula="of:=[.G229]/[.H229]" office:value-type="float" office:value="0.75331275484701" calcext:value-type="float">
            <text:p>0,7533127548</text:p>
          </table:table-cell>
          <table:table-cell table:style-name="ce35" table:formula="of:=[.B229]&amp;[.A229]" office:value-type="string" office:string-value="200068534200069730" calcext:value-type="string">
            <text:p>200068534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9722</text:p>
          </table:table-cell>
          <table:table-cell table:style-name="ce31" office:value-type="float" office:value="3.98802395209581" calcext:value-type="float">
            <text:p>4</text:p>
          </table:table-cell>
          <table:table-cell table:style-name="ce31" table:number-columns-repeated="2"/>
          <table:table-cell table:style-name="ce31" office:value-type="float" office:value="5.25948103792415" calcext:value-type="float">
            <text:p>5</text:p>
          </table:table-cell>
          <table:table-cell table:style-name="ce31" office:value-type="float" office:value="176.068795731763" calcext:value-type="float">
            <text:p>176</text:p>
          </table:table-cell>
          <table:table-cell table:style-name="ce32" office:value-type="float" office:value="185.316300721783" calcext:value-type="float">
            <text:p>185</text:p>
          </table:table-cell>
          <table:table-cell table:style-name="ce33" table:formula="of:=[.G230]/[.H230]" office:value-type="float" office:value="0.950098804292973" calcext:value-type="float">
            <text:p>0,9500988043</text:p>
          </table:table-cell>
          <table:table-cell table:style-name="ce35" table:formula="of:=[.B230]&amp;[.A230]" office:value-type="string" office:string-value="200069722200069730" calcext:value-type="string">
            <text:p>200069722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9730</text:p>
          </table:table-cell>
          <table:table-cell table:style-name="ce31" office:value-type="float" office:value="179.79098348085" calcext:value-type="float">
            <text:p>180</text:p>
          </table:table-cell>
          <table:table-cell table:style-name="ce31" office:value-type="float" office:value="914.013957309464" calcext:value-type="float">
            <text:p>914</text:p>
          </table:table-cell>
          <table:table-cell table:style-name="ce31" office:value-type="float" office:value="824.053253181579" calcext:value-type="float">
            <text:p>824</text:p>
          </table:table-cell>
          <table:table-cell table:style-name="ce31" office:value-type="float" office:value="58.9840587873559" calcext:value-type="float">
            <text:p>59</text:p>
          </table:table-cell>
          <table:table-cell table:style-name="ce31" office:value-type="float" office:value="5139.45176214415" calcext:value-type="float">
            <text:p>5 139</text:p>
          </table:table-cell>
          <table:table-cell table:style-name="ce32" office:value-type="float" office:value="7116.2940149034" calcext:value-type="float">
            <text:p>7 116</text:p>
          </table:table-cell>
          <table:table-cell table:style-name="ce33" table:formula="of:=[.G231]/[.H231]" office:value-type="float" office:value="0.722209025003855" calcext:value-type="float">
            <text:p>0,722209025</text:p>
          </table:table-cell>
          <table:table-cell table:style-name="ce35" table:formula="of:=[.B231]&amp;[.A231]" office:value-type="string" office:string-value="200069730200069730" calcext:value-type="string">
            <text:p>200069730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9839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33" table:formula="of:=[.G232]/[.H232]" office:value-type="float" office:value="0.833333333333333" calcext:value-type="float">
            <text:p>0,8333333333</text:p>
          </table:table-cell>
          <table:table-cell table:style-name="ce35" table:formula="of:=[.B232]&amp;[.A232]" office:value-type="string" office:string-value="200069839200069730" calcext:value-type="string">
            <text:p>20006983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984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33]/[.H233]" office:value-type="float" office:value="1" calcext:value-type="float">
            <text:p>1</text:p>
          </table:table-cell>
          <table:table-cell table:style-name="ce35" table:formula="of:=[.B233]&amp;[.A233]" office:value-type="string" office:string-value="200069847200069730" calcext:value-type="string">
            <text:p>200069847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69953</text:p>
          </table:table-cell>
          <table:table-cell table:style-name="ce31" table:number-columns-repeated="4"/>
          <table:table-cell table:style-name="ce31" office:value-type="float" office:value="9.02623576938359" calcext:value-type="float">
            <text:p>9</text:p>
          </table:table-cell>
          <table:table-cell table:style-name="ce32" office:value-type="float" office:value="9.02623576938359" calcext:value-type="float">
            <text:p>9</text:p>
          </table:table-cell>
          <table:table-cell table:style-name="ce33" table:formula="of:=[.G234]/[.H234]" office:value-type="float" office:value="1" calcext:value-type="float">
            <text:p>1</text:p>
          </table:table-cell>
          <table:table-cell table:style-name="ce35" table:formula="of:=[.B234]&amp;[.A234]" office:value-type="string" office:string-value="200069953200069730" calcext:value-type="string">
            <text:p>200069953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70068</text:p>
          </table:table-cell>
          <table:table-cell table:style-name="ce31" office:value-type="float" office:value="8.00846396174935" calcext:value-type="float">
            <text:p>8</text:p>
          </table:table-cell>
          <table:table-cell table:style-name="ce31" table:number-columns-repeated="2"/>
          <table:table-cell table:style-name="ce31" office:value-type="float" office:value="4.00846396174935" calcext:value-type="float">
            <text:p>4</text:p>
          </table:table-cell>
          <table:table-cell table:style-name="ce31" office:value-type="float" office:value="528.995569455549" calcext:value-type="float">
            <text:p>529</text:p>
          </table:table-cell>
          <table:table-cell table:style-name="ce32" office:value-type="float" office:value="541.012497379048" calcext:value-type="float">
            <text:p>541</text:p>
          </table:table-cell>
          <table:table-cell table:style-name="ce33" table:formula="of:=[.G235]/[.H235]" office:value-type="float" office:value="0.97778807701908" calcext:value-type="float">
            <text:p>0,977788077</text:p>
          </table:table-cell>
          <table:table-cell table:style-name="ce35" table:formula="of:=[.B235]&amp;[.A235]" office:value-type="string" office:string-value="200070068200069730" calcext:value-type="string">
            <text:p>200070068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70142</text:p>
          </table:table-cell>
          <table:table-cell table:style-name="ce31" office:value-type="float" office:value="13.0050125313283" calcext:value-type="float">
            <text:p>13</text:p>
          </table:table-cell>
          <table:table-cell table:style-name="ce31" table:number-columns-repeated="3"/>
          <table:table-cell table:style-name="ce31" office:value-type="float" office:value="145.345127426314" calcext:value-type="float">
            <text:p>145</text:p>
          </table:table-cell>
          <table:table-cell table:style-name="ce32" office:value-type="float" office:value="158.350139957642" calcext:value-type="float">
            <text:p>158</text:p>
          </table:table-cell>
          <table:table-cell table:style-name="ce33" table:formula="of:=[.G236]/[.H236]" office:value-type="float" office:value="0.917871796420217" calcext:value-type="float">
            <text:p>0,9178717964</text:p>
          </table:table-cell>
          <table:table-cell table:style-name="ce35" table:formula="of:=[.B236]&amp;[.A236]" office:value-type="string" office:string-value="200070142200069730" calcext:value-type="string">
            <text:p>200070142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70449</text:p>
          </table:table-cell>
          <table:table-cell table:style-name="ce31" office:value-type="float" office:value="8.0397304093195" calcext:value-type="float">
            <text:p>8</text:p>
          </table:table-cell>
          <table:table-cell table:style-name="ce31" table:number-columns-repeated="3"/>
          <table:table-cell table:style-name="ce31" office:value-type="float" office:value="385.784914430458" calcext:value-type="float">
            <text:p>386</text:p>
          </table:table-cell>
          <table:table-cell table:style-name="ce32" office:value-type="float" office:value="393.824644839777" calcext:value-type="float">
            <text:p>394</text:p>
          </table:table-cell>
          <table:table-cell table:style-name="ce33" table:formula="of:=[.G237]/[.H237]" office:value-type="float" office:value="0.979585507116777" calcext:value-type="float">
            <text:p>0,9795855071</text:p>
          </table:table-cell>
          <table:table-cell table:style-name="ce35" table:formula="of:=[.B237]&amp;[.A237]" office:value-type="string" office:string-value="200070449200069730" calcext:value-type="string">
            <text:p>20007044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5.23041474654378" calcext:value-type="float">
            <text:p>5</text:p>
          </table:table-cell>
          <table:table-cell table:style-name="ce32" office:value-type="float" office:value="5.23041474654378" calcext:value-type="float">
            <text:p>5</text:p>
          </table:table-cell>
          <table:table-cell table:style-name="ce33" table:formula="of:=[.G238]/[.H238]" office:value-type="float" office:value="1" calcext:value-type="float">
            <text:p>1</text:p>
          </table:table-cell>
          <table:table-cell table:style-name="ce35" table:formula="of:=[.B238]&amp;[.A238]" office:value-type="string" office:string-value="200071074200069730" calcext:value-type="string">
            <text:p>200071074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71454</text:p>
          </table:table-cell>
          <table:table-cell table:style-name="ce31" table:number-columns-repeated="4"/>
          <table:table-cell table:style-name="ce31" office:value-type="float" office:value="4.82662968099861" calcext:value-type="float">
            <text:p>5</text:p>
          </table:table-cell>
          <table:table-cell table:style-name="ce32" office:value-type="float" office:value="4.82662968099861" calcext:value-type="float">
            <text:p>5</text:p>
          </table:table-cell>
          <table:table-cell table:style-name="ce33" table:formula="of:=[.G239]/[.H239]" office:value-type="float" office:value="1" calcext:value-type="float">
            <text:p>1</text:p>
          </table:table-cell>
          <table:table-cell table:style-name="ce35" table:formula="of:=[.B239]&amp;[.A239]" office:value-type="string" office:string-value="200071454200069730" calcext:value-type="string">
            <text:p>200071454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71843</text:p>
          </table:table-cell>
          <table:table-cell table:style-name="ce31" table:number-columns-repeated="3"/>
          <table:table-cell table:style-name="ce31" office:value-type="float" office:value="1.02060746189236" calcext:value-type="float">
            <text:p>1</text:p>
          </table:table-cell>
          <table:table-cell table:style-name="ce31" office:value-type="float" office:value="100.732392234996" calcext:value-type="float">
            <text:p>101</text:p>
          </table:table-cell>
          <table:table-cell table:style-name="ce32" office:value-type="float" office:value="101.752999696888" calcext:value-type="float">
            <text:p>102</text:p>
          </table:table-cell>
          <table:table-cell table:style-name="ce33" table:formula="of:=[.G240]/[.H240]" office:value-type="float" office:value="0.989969755536125" calcext:value-type="float">
            <text:p>0,9899697555</text:p>
          </table:table-cell>
          <table:table-cell table:style-name="ce35" table:formula="of:=[.B240]&amp;[.A240]" office:value-type="string" office:string-value="200071843200069730" calcext:value-type="string">
            <text:p>200071843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20.1265359490756" calcext:value-type="float">
            <text:p>20</text:p>
          </table:table-cell>
          <table:table-cell table:style-name="ce32" office:value-type="float" office:value="20.1265359490756" calcext:value-type="float">
            <text:p>20</text:p>
          </table:table-cell>
          <table:table-cell table:style-name="ce33" table:formula="of:=[.G241]/[.H241]" office:value-type="float" office:value="1" calcext:value-type="float">
            <text:p>1</text:p>
          </table:table-cell>
          <table:table-cell table:style-name="ce35" table:formula="of:=[.B241]&amp;[.A241]" office:value-type="string" office:string-value="200072312200069730" calcext:value-type="string">
            <text:p>200072312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1400415</text:p>
          </table:table-cell>
          <table:table-cell table:style-name="ce31" table:number-columns-repeated="4"/>
          <table:table-cell table:style-name="ce31" office:value-type="float" office:value="3.95662254668253" calcext:value-type="float">
            <text:p>4</text:p>
          </table:table-cell>
          <table:table-cell table:style-name="ce32" office:value-type="float" office:value="3.95662254668253" calcext:value-type="float">
            <text:p>4</text:p>
          </table:table-cell>
          <table:table-cell table:style-name="ce33" table:formula="of:=[.G242]/[.H242]" office:value-type="float" office:value="1" calcext:value-type="float">
            <text:p>1</text:p>
          </table:table-cell>
          <table:table-cell table:style-name="ce35" table:formula="of:=[.B242]&amp;[.A242]" office:value-type="string" office:string-value="241400415200069730" calcext:value-type="string">
            <text:p>241400415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6000376</text:p>
          </table:table-cell>
          <table:table-cell table:style-name="ce31" table:number-columns-repeated="4"/>
          <table:table-cell table:style-name="ce31" office:value-type="float" office:value="5.05016188545199" calcext:value-type="float">
            <text:p>5</text:p>
          </table:table-cell>
          <table:table-cell table:style-name="ce32" office:value-type="float" office:value="5.05016188545199" calcext:value-type="float">
            <text:p>5</text:p>
          </table:table-cell>
          <table:table-cell table:style-name="ce33" table:formula="of:=[.G243]/[.H243]" office:value-type="float" office:value="1" calcext:value-type="float">
            <text:p>1</text:p>
          </table:table-cell>
          <table:table-cell table:style-name="ce35" table:formula="of:=[.B243]&amp;[.A243]" office:value-type="string" office:string-value="246000376200069730" calcext:value-type="string">
            <text:p>246000376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6000566</text:p>
          </table:table-cell>
          <table:table-cell table:style-name="ce31" table:number-columns-repeated="4"/>
          <table:table-cell table:style-name="ce31" office:value-type="float" office:value="4.98432601880878" calcext:value-type="float">
            <text:p>5</text:p>
          </table:table-cell>
          <table:table-cell table:style-name="ce32" office:value-type="float" office:value="4.98432601880878" calcext:value-type="float">
            <text:p>5</text:p>
          </table:table-cell>
          <table:table-cell table:style-name="ce33" table:formula="of:=[.G244]/[.H244]" office:value-type="float" office:value="1" calcext:value-type="float">
            <text:p>1</text:p>
          </table:table-cell>
          <table:table-cell table:style-name="ce35" table:formula="of:=[.B244]&amp;[.A244]" office:value-type="string" office:string-value="246000566200069730" calcext:value-type="string">
            <text:p>246000566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600058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8.8554421441577" calcext:value-type="float">
            <text:p>9</text:p>
          </table:table-cell>
          <table:table-cell table:style-name="ce32" office:value-type="float" office:value="12.8554421441577" calcext:value-type="float">
            <text:p>13</text:p>
          </table:table-cell>
          <table:table-cell table:style-name="ce33" table:formula="of:=[.G245]/[.H245]" office:value-type="float" office:value="0.688847730389589" calcext:value-type="float">
            <text:p>0,6888477304</text:p>
          </table:table-cell>
          <table:table-cell table:style-name="ce35" table:formula="of:=[.B245]&amp;[.A245]" office:value-type="string" office:string-value="246000582200069730" calcext:value-type="string">
            <text:p>246000582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6000707</text:p>
          </table:table-cell>
          <table:table-cell table:style-name="ce31" table:number-columns-repeated="3"/>
          <table:table-cell table:style-name="ce31" office:value-type="float" office:value="4.97487260115852" calcext:value-type="float">
            <text:p>5</text:p>
          </table:table-cell>
          <table:table-cell table:style-name="ce31" office:value-type="float" office:value="36.8836719769779" calcext:value-type="float">
            <text:p>37</text:p>
          </table:table-cell>
          <table:table-cell table:style-name="ce32" office:value-type="float" office:value="41.8585445781364" calcext:value-type="float">
            <text:p>42</text:p>
          </table:table-cell>
          <table:table-cell table:style-name="ce33" table:formula="of:=[.G246]/[.H246]" office:value-type="float" office:value="0.881150368430225" calcext:value-type="float">
            <text:p>0,8811503684</text:p>
          </table:table-cell>
          <table:table-cell table:style-name="ce35" table:formula="of:=[.B246]&amp;[.A246]" office:value-type="string" office:string-value="246000707200069730" calcext:value-type="string">
            <text:p>246000707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6000848</text:p>
          </table:table-cell>
          <table:table-cell table:style-name="ce31" table:number-columns-repeated="3"/>
          <table:table-cell table:style-name="ce31" office:value-type="float" office:value="4.0802046775693" calcext:value-type="float">
            <text:p>4</text:p>
          </table:table-cell>
          <table:table-cell table:style-name="ce31" office:value-type="float" office:value="396.977983501066" calcext:value-type="float">
            <text:p>397</text:p>
          </table:table-cell>
          <table:table-cell table:style-name="ce32" office:value-type="float" office:value="401.058188178635" calcext:value-type="float">
            <text:p>401</text:p>
          </table:table-cell>
          <table:table-cell table:style-name="ce33" table:formula="of:=[.G247]/[.H247]" office:value-type="float" office:value="0.989826402258238" calcext:value-type="float">
            <text:p>0,9898264023</text:p>
          </table:table-cell>
          <table:table-cell table:style-name="ce35" table:formula="of:=[.B247]&amp;[.A247]" office:value-type="string" office:string-value="246000848200069730" calcext:value-type="string">
            <text:p>246000848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6000913</text:p>
          </table:table-cell>
          <table:table-cell table:style-name="ce31"/>
          <table:table-cell table:style-name="ce31" office:value-type="float" office:value="3.95474446202425" calcext:value-type="float">
            <text:p>4</text:p>
          </table:table-cell>
          <table:table-cell table:style-name="ce31"/>
          <table:table-cell table:style-name="ce31" office:value-type="float" office:value="12.0018032855537" calcext:value-type="float">
            <text:p>12</text:p>
          </table:table-cell>
          <table:table-cell table:style-name="ce31" office:value-type="float" office:value="452.873431621034" calcext:value-type="float">
            <text:p>453</text:p>
          </table:table-cell>
          <table:table-cell table:style-name="ce32" office:value-type="float" office:value="468.829979368612" calcext:value-type="float">
            <text:p>469</text:p>
          </table:table-cell>
          <table:table-cell table:style-name="ce33" table:formula="of:=[.G248]/[.H248]" office:value-type="float" office:value="0.96596517191783" calcext:value-type="float">
            <text:p>0,9659651719</text:p>
          </table:table-cell>
          <table:table-cell table:style-name="ce35" table:formula="of:=[.B248]&amp;[.A248]" office:value-type="string" office:string-value="246000913200069730" calcext:value-type="string">
            <text:p>246000913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497</text:p>
          </table:table-cell>
          <table:table-cell table:style-name="ce31" table:number-columns-repeated="4"/>
          <table:table-cell table:style-name="ce31" office:value-type="float" office:value="5.01358695652174" calcext:value-type="float">
            <text:p>5</text:p>
          </table:table-cell>
          <table:table-cell table:style-name="ce32" office:value-type="float" office:value="5.01358695652174" calcext:value-type="float">
            <text:p>5</text:p>
          </table:table-cell>
          <table:table-cell table:style-name="ce33" table:formula="of:=[.G249]/[.H249]" office:value-type="float" office:value="1" calcext:value-type="float">
            <text:p>1</text:p>
          </table:table-cell>
          <table:table-cell table:style-name="ce35" table:formula="of:=[.B249]&amp;[.A249]" office:value-type="string" office:string-value="247600497200069730" calcext:value-type="string">
            <text:p>247600497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13.7822141560799" calcext:value-type="float">
            <text:p>14</text:p>
          </table:table-cell>
          <table:table-cell table:style-name="ce32" office:value-type="float" office:value="13.7822141560799" calcext:value-type="float">
            <text:p>14</text:p>
          </table:table-cell>
          <table:table-cell table:style-name="ce33" table:formula="of:=[.G250]/[.H250]" office:value-type="float" office:value="1" calcext:value-type="float">
            <text:p>1</text:p>
          </table:table-cell>
          <table:table-cell table:style-name="ce35" table:formula="of:=[.B250]&amp;[.A250]" office:value-type="string" office:string-value="247600539200069730" calcext:value-type="string">
            <text:p>24760053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588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51]/[.H251]" office:value-type="float" office:value="1" calcext:value-type="float">
            <text:p>1</text:p>
          </table:table-cell>
          <table:table-cell table:style-name="ce35" table:formula="of:=[.B251]&amp;[.A251]" office:value-type="string" office:string-value="247600588200069730" calcext:value-type="string">
            <text:p>247600588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3"/>
          <table:table-cell table:style-name="ce31" office:value-type="float" office:value="3.06468563922411" calcext:value-type="float">
            <text:p>3</text:p>
          </table:table-cell>
          <table:table-cell table:style-name="ce31" office:value-type="float" office:value="8.62871452188239" calcext:value-type="float">
            <text:p>9</text:p>
          </table:table-cell>
          <table:table-cell table:style-name="ce32" office:value-type="float" office:value="11.6934001611065" calcext:value-type="float">
            <text:p>12</text:p>
          </table:table-cell>
          <table:table-cell table:style-name="ce33" table:formula="of:=[.G252]/[.H252]" office:value-type="float" office:value="0.737913216258725" calcext:value-type="float">
            <text:p>0,7379132163</text:p>
          </table:table-cell>
          <table:table-cell table:style-name="ce35" table:formula="of:=[.B252]&amp;[.A252]" office:value-type="string" office:string-value="247600596200069730" calcext:value-type="string">
            <text:p>247600596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604</text:p>
          </table:table-cell>
          <table:table-cell table:style-name="ce31" table:number-columns-repeated="4"/>
          <table:table-cell table:style-name="ce31" office:value-type="float" office:value="35.6547369683158" calcext:value-type="float">
            <text:p>36</text:p>
          </table:table-cell>
          <table:table-cell table:style-name="ce32" office:value-type="float" office:value="35.6547369683158" calcext:value-type="float">
            <text:p>36</text:p>
          </table:table-cell>
          <table:table-cell table:style-name="ce33" table:formula="of:=[.G253]/[.H253]" office:value-type="float" office:value="1" calcext:value-type="float">
            <text:p>1</text:p>
          </table:table-cell>
          <table:table-cell table:style-name="ce35" table:formula="of:=[.B253]&amp;[.A253]" office:value-type="string" office:string-value="247600604200069730" calcext:value-type="string">
            <text:p>247600604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33" table:formula="of:=[.G254]/[.H254]" office:value-type="float" office:value="1" calcext:value-type="float">
            <text:p>1</text:p>
          </table:table-cell>
          <table:table-cell table:style-name="ce35" table:formula="of:=[.B254]&amp;[.A254]" office:value-type="string" office:string-value="247600620200069730" calcext:value-type="string">
            <text:p>247600620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17.7452897716834" calcext:value-type="float">
            <text:p>18</text:p>
          </table:table-cell>
          <table:table-cell table:style-name="ce32" office:value-type="float" office:value="17.7452897716834" calcext:value-type="float">
            <text:p>18</text:p>
          </table:table-cell>
          <table:table-cell table:style-name="ce33" table:formula="of:=[.G255]/[.H255]" office:value-type="float" office:value="1" calcext:value-type="float">
            <text:p>1</text:p>
          </table:table-cell>
          <table:table-cell table:style-name="ce35" table:formula="of:=[.B255]&amp;[.A255]" office:value-type="string" office:string-value="247600646200069730" calcext:value-type="string">
            <text:p>247600646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729</text:p>
          </table:table-cell>
          <table:table-cell table:style-name="ce31" office:value-type="float" office:value="4.16091954022989" calcext:value-type="float">
            <text:p>4</text:p>
          </table:table-cell>
          <table:table-cell table:style-name="ce31" table:number-columns-repeated="3"/>
          <table:table-cell table:style-name="ce31" office:value-type="float" office:value="21.3368585485223" calcext:value-type="float">
            <text:p>21</text:p>
          </table:table-cell>
          <table:table-cell table:style-name="ce32" office:value-type="float" office:value="25.4977780887522" calcext:value-type="float">
            <text:p>25</text:p>
          </table:table-cell>
          <table:table-cell table:style-name="ce33" table:formula="of:=[.G256]/[.H256]" office:value-type="float" office:value="0.836812465551052" calcext:value-type="float">
            <text:p>0,8368124656</text:p>
          </table:table-cell>
          <table:table-cell table:style-name="ce35" table:formula="of:=[.B256]&amp;[.A256]" office:value-type="string" office:string-value="247600729200069730" calcext:value-type="string">
            <text:p>24760072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16.7699535946341" calcext:value-type="float">
            <text:p>17</text:p>
          </table:table-cell>
          <table:table-cell table:style-name="ce32" office:value-type="float" office:value="16.7699535946341" calcext:value-type="float">
            <text:p>17</text:p>
          </table:table-cell>
          <table:table-cell table:style-name="ce33" table:formula="of:=[.G257]/[.H257]" office:value-type="float" office:value="1" calcext:value-type="float">
            <text:p>1</text:p>
          </table:table-cell>
          <table:table-cell table:style-name="ce35" table:formula="of:=[.B257]&amp;[.A257]" office:value-type="string" office:string-value="247600786200069730" calcext:value-type="string">
            <text:p>247600786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7700438</text:p>
          </table:table-cell>
          <table:table-cell table:style-name="ce31" table:number-columns-repeated="4"/>
          <table:table-cell table:style-name="ce31" office:value-type="float" office:value="4.01731405567226" calcext:value-type="float">
            <text:p>4</text:p>
          </table:table-cell>
          <table:table-cell table:style-name="ce32" office:value-type="float" office:value="4.01731405567226" calcext:value-type="float">
            <text:p>4</text:p>
          </table:table-cell>
          <table:table-cell table:style-name="ce33" table:formula="of:=[.G258]/[.H258]" office:value-type="float" office:value="1" calcext:value-type="float">
            <text:p>1</text:p>
          </table:table-cell>
          <table:table-cell table:style-name="ce35" table:formula="of:=[.B258]&amp;[.A258]" office:value-type="string" office:string-value="247700438200069730" calcext:value-type="string">
            <text:p>247700438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9500109</text:p>
          </table:table-cell>
          <table:table-cell table:style-name="ce31" table:number-columns-repeated="4"/>
          <table:table-cell table:style-name="ce31" office:value-type="float" office:value="4.7403237315566" calcext:value-type="float">
            <text:p>5</text:p>
          </table:table-cell>
          <table:table-cell table:style-name="ce32" office:value-type="float" office:value="4.7403237315566" calcext:value-type="float">
            <text:p>5</text:p>
          </table:table-cell>
          <table:table-cell table:style-name="ce33" table:formula="of:=[.G259]/[.H259]" office:value-type="float" office:value="1" calcext:value-type="float">
            <text:p>1</text:p>
          </table:table-cell>
          <table:table-cell table:style-name="ce35" table:formula="of:=[.B259]&amp;[.A259]" office:value-type="string" office:string-value="249500109200069730" calcext:value-type="string">
            <text:p>249500109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9730" calcext:value-type="float">
            <text:p>200069730</text:p>
          </table:table-cell>
          <table:table-cell table:style-name="ce11" office:value-type="string" calcext:value-type="string">
            <text:p>249500513</text:p>
          </table:table-cell>
          <table:table-cell table:style-name="ce31" table:number-columns-repeated="4"/>
          <table:table-cell table:style-name="ce31" office:value-type="float" office:value="5.07690731099849" calcext:value-type="float">
            <text:p>5</text:p>
          </table:table-cell>
          <table:table-cell table:style-name="ce32" office:value-type="float" office:value="5.07690731099849" calcext:value-type="float">
            <text:p>5</text:p>
          </table:table-cell>
          <table:table-cell table:style-name="ce33" table:formula="of:=[.G260]/[.H260]" office:value-type="float" office:value="1" calcext:value-type="float">
            <text:p>1</text:p>
          </table:table-cell>
          <table:table-cell table:style-name="ce35" table:formula="of:=[.B260]&amp;[.A260]" office:value-type="string" office:string-value="249500513200069730" calcext:value-type="string">
            <text:p>249500513200069730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22.1196412824889" calcext:value-type="float">
            <text:p>22</text:p>
          </table:table-cell>
          <table:table-cell table:style-name="ce32" office:value-type="float" office:value="22.1196412824889" calcext:value-type="float">
            <text:p>22</text:p>
          </table:table-cell>
          <table:table-cell table:style-name="ce33" table:formula="of:=[.G261]/[.H261]" office:value-type="float" office:value="1" calcext:value-type="float">
            <text:p>1</text:p>
          </table:table-cell>
          <table:table-cell table:style-name="ce35" table:formula="of:=[.B261]&amp;[.A261]" office:value-type="string" office:string-value="200010700200071454" calcext:value-type="string">
            <text:p>20001070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14.4108801982394" calcext:value-type="float">
            <text:p>14</text:p>
          </table:table-cell>
          <table:table-cell table:style-name="ce31" office:value-type="float" office:value="6.2563063425913" calcext:value-type="float">
            <text:p>6</text:p>
          </table:table-cell>
          <table:table-cell table:style-name="ce31"/>
          <table:table-cell table:style-name="ce31" office:value-type="float" office:value="74.0075294541941" calcext:value-type="float">
            <text:p>74</text:p>
          </table:table-cell>
          <table:table-cell table:style-name="ce31" office:value-type="float" office:value="1369.48468825505" calcext:value-type="float">
            <text:p>1 369</text:p>
          </table:table-cell>
          <table:table-cell table:style-name="ce32" office:value-type="float" office:value="1464.15940425008" calcext:value-type="float">
            <text:p>1 464</text:p>
          </table:table-cell>
          <table:table-cell table:style-name="ce33" table:formula="of:=[.G262]/[.H262]" office:value-type="float" office:value="0.935338518661145" calcext:value-type="float">
            <text:p>0,9353385187</text:p>
          </table:table-cell>
          <table:table-cell table:style-name="ce35" table:formula="of:=[.B262]&amp;[.A262]" office:value-type="string" office:string-value="200023414200071454" calcext:value-type="string">
            <text:p>20002341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33173</text:p>
          </table:table-cell>
          <table:table-cell table:style-name="ce31" table:number-columns-repeated="4"/>
          <table:table-cell table:style-name="ce31" office:value-type="float" office:value="3.92483946677977" calcext:value-type="float">
            <text:p>4</text:p>
          </table:table-cell>
          <table:table-cell table:style-name="ce32" office:value-type="float" office:value="3.92483946677977" calcext:value-type="float">
            <text:p>4</text:p>
          </table:table-cell>
          <table:table-cell table:style-name="ce33" table:formula="of:=[.G263]/[.H263]" office:value-type="float" office:value="1" calcext:value-type="float">
            <text:p>1</text:p>
          </table:table-cell>
          <table:table-cell table:style-name="ce35" table:formula="of:=[.B263]&amp;[.A263]" office:value-type="string" office:string-value="200033173200071454" calcext:value-type="string">
            <text:p>20003317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33181</text:p>
          </table:table-cell>
          <table:table-cell table:style-name="ce31"/>
          <table:table-cell table:style-name="ce31" office:value-type="float" office:value="1.16361405989596" calcext:value-type="float">
            <text:p>1</text:p>
          </table:table-cell>
          <table:table-cell table:style-name="ce31" table:number-columns-repeated="2"/>
          <table:table-cell table:style-name="ce31" office:value-type="float" office:value="14.3409583306998" calcext:value-type="float">
            <text:p>14</text:p>
          </table:table-cell>
          <table:table-cell table:style-name="ce32" office:value-type="float" office:value="15.5045723905958" calcext:value-type="float">
            <text:p>16</text:p>
          </table:table-cell>
          <table:table-cell table:style-name="ce33" table:formula="of:=[.G264]/[.H264]" office:value-type="float" office:value="0.924950264310305" calcext:value-type="float">
            <text:p>0,9249502643</text:p>
          </table:table-cell>
          <table:table-cell table:style-name="ce35" table:formula="of:=[.B264]&amp;[.A264]" office:value-type="string" office:string-value="200033181200071454" calcext:value-type="string">
            <text:p>200033181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35665</text:p>
          </table:table-cell>
          <table:table-cell table:style-name="ce31" office:value-type="float" office:value="30.6261732028716" calcext:value-type="float">
            <text:p>31</text:p>
          </table:table-cell>
          <table:table-cell table:style-name="ce31" office:value-type="float" office:value="11.4755895685703" calcext:value-type="float">
            <text:p>11</text:p>
          </table:table-cell>
          <table:table-cell table:style-name="ce31" office:value-type="float" office:value="5.06702720617461" calcext:value-type="float">
            <text:p>5</text:p>
          </table:table-cell>
          <table:table-cell table:style-name="ce31" office:value-type="float" office:value="44.7621031053516" calcext:value-type="float">
            <text:p>45</text:p>
          </table:table-cell>
          <table:table-cell table:style-name="ce31" office:value-type="float" office:value="1850.11194767298" calcext:value-type="float">
            <text:p>1 850</text:p>
          </table:table-cell>
          <table:table-cell table:style-name="ce32" office:value-type="float" office:value="1942.04284075595" calcext:value-type="float">
            <text:p>1 942</text:p>
          </table:table-cell>
          <table:table-cell table:style-name="ce33" table:formula="of:=[.G265]/[.H265]" office:value-type="float" office:value="0.952662788300188" calcext:value-type="float">
            <text:p>0,9526627883</text:p>
          </table:table-cell>
          <table:table-cell table:style-name="ce35" table:formula="of:=[.B265]&amp;[.A265]" office:value-type="string" office:string-value="200035665200071454" calcext:value-type="string">
            <text:p>20003566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35814</text:p>
          </table:table-cell>
          <table:table-cell table:style-name="ce31" table:number-columns-repeated="4"/>
          <table:table-cell table:style-name="ce31" office:value-type="float" office:value="4.82486865148862" calcext:value-type="float">
            <text:p>5</text:p>
          </table:table-cell>
          <table:table-cell table:style-name="ce32" office:value-type="float" office:value="4.82486865148862" calcext:value-type="float">
            <text:p>5</text:p>
          </table:table-cell>
          <table:table-cell table:style-name="ce33" table:formula="of:=[.G266]/[.H266]" office:value-type="float" office:value="1" calcext:value-type="float">
            <text:p>1</text:p>
          </table:table-cell>
          <table:table-cell table:style-name="ce35" table:formula="of:=[.B266]&amp;[.A266]" office:value-type="string" office:string-value="200035814200071454" calcext:value-type="string">
            <text:p>20003581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36069</text:p>
          </table:table-cell>
          <table:table-cell table:style-name="ce31" table:number-columns-repeated="4"/>
          <table:table-cell table:style-name="ce31" office:value-type="float" office:value="4.11566611928355" calcext:value-type="float">
            <text:p>4</text:p>
          </table:table-cell>
          <table:table-cell table:style-name="ce32" office:value-type="float" office:value="4.11566611928355" calcext:value-type="float">
            <text:p>4</text:p>
          </table:table-cell>
          <table:table-cell table:style-name="ce33" table:formula="of:=[.G267]/[.H267]" office:value-type="float" office:value="1" calcext:value-type="float">
            <text:p>1</text:p>
          </table:table-cell>
          <table:table-cell table:style-name="ce35" table:formula="of:=[.B267]&amp;[.A267]" office:value-type="string" office:string-value="200036069200071454" calcext:value-type="string">
            <text:p>20003606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40277</text:p>
          </table:table-cell>
          <table:table-cell table:style-name="ce31" office:value-type="float" office:value="18.9554870604671" calcext:value-type="float">
            <text:p>19</text:p>
          </table:table-cell>
          <table:table-cell table:style-name="ce31" office:value-type="float" office:value="13.7983998837839" calcext:value-type="float">
            <text:p>14</text:p>
          </table:table-cell>
          <table:table-cell table:style-name="ce31"/>
          <table:table-cell table:style-name="ce31" office:value-type="float" office:value="20.5300031729167" calcext:value-type="float">
            <text:p>21</text:p>
          </table:table-cell>
          <table:table-cell table:style-name="ce31" office:value-type="float" office:value="847.733254378076" calcext:value-type="float">
            <text:p>848</text:p>
          </table:table-cell>
          <table:table-cell table:style-name="ce32" office:value-type="float" office:value="901.017144495244" calcext:value-type="float">
            <text:p>901</text:p>
          </table:table-cell>
          <table:table-cell table:style-name="ce33" table:formula="of:=[.G268]/[.H268]" office:value-type="float" office:value="0.940862512503003" calcext:value-type="float">
            <text:p>0,9408625125</text:p>
          </table:table-cell>
          <table:table-cell table:style-name="ce35" table:formula="of:=[.B268]&amp;[.A268]" office:value-type="string" office:string-value="200040277200071454" calcext:value-type="string">
            <text:p>20004027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54781</text:p>
          </table:table-cell>
          <table:table-cell table:style-name="ce31"/>
          <table:table-cell table:style-name="ce31" office:value-type="float" office:value="2.18660517871038" calcext:value-type="float">
            <text:p>2</text:p>
          </table:table-cell>
          <table:table-cell table:style-name="ce31" office:value-type="float" office:value="5.85220139462582" calcext:value-type="float">
            <text:p>6</text:p>
          </table:table-cell>
          <table:table-cell table:style-name="ce31" office:value-type="float" office:value="92.6228865751509" calcext:value-type="float">
            <text:p>93</text:p>
          </table:table-cell>
          <table:table-cell table:style-name="ce31" office:value-type="float" office:value="120.114956293437" calcext:value-type="float">
            <text:p>120</text:p>
          </table:table-cell>
          <table:table-cell table:style-name="ce32" office:value-type="float" office:value="220.776649441924" calcext:value-type="float">
            <text:p>221</text:p>
          </table:table-cell>
          <table:table-cell table:style-name="ce33" table:formula="of:=[.G269]/[.H269]" office:value-type="float" office:value="0.544056432584976" calcext:value-type="float">
            <text:p>0,5440564326</text:p>
          </table:table-cell>
          <table:table-cell table:style-name="ce35" table:formula="of:=[.B269]&amp;[.A269]" office:value-type="string" office:string-value="200054781200071454" calcext:value-type="string">
            <text:p>200054781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58360</text:p>
          </table:table-cell>
          <table:table-cell table:style-name="ce31" table:number-columns-repeated="4"/>
          <table:table-cell table:style-name="ce31" office:value-type="float" office:value="8.02589665611546" calcext:value-type="float">
            <text:p>8</text:p>
          </table:table-cell>
          <table:table-cell table:style-name="ce32" office:value-type="float" office:value="8.02589665611546" calcext:value-type="float">
            <text:p>8</text:p>
          </table:table-cell>
          <table:table-cell table:style-name="ce33" table:formula="of:=[.G270]/[.H270]" office:value-type="float" office:value="1" calcext:value-type="float">
            <text:p>1</text:p>
          </table:table-cell>
          <table:table-cell table:style-name="ce35" table:formula="of:=[.B270]&amp;[.A270]" office:value-type="string" office:string-value="200058360200071454" calcext:value-type="string">
            <text:p>20005836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58477</text:p>
          </table:table-cell>
          <table:table-cell table:style-name="ce31" table:number-columns-repeated="3"/>
          <table:table-cell table:style-name="ce31" office:value-type="float" office:value="3.9552197562575" calcext:value-type="float">
            <text:p>4</text:p>
          </table:table-cell>
          <table:table-cell table:style-name="ce31"/>
          <table:table-cell table:style-name="ce32" office:value-type="float" office:value="3.9552197562575" calcext:value-type="float">
            <text:p>4</text:p>
          </table:table-cell>
          <table:table-cell table:style-name="ce33" table:formula="of:=[.G271]/[.H271]" office:value-type="float" office:value="0" calcext:value-type="float">
            <text:p>0</text:p>
          </table:table-cell>
          <table:table-cell table:style-name="ce35" table:formula="of:=[.B271]&amp;[.A271]" office:value-type="string" office:string-value="200058477200071454" calcext:value-type="string">
            <text:p>20005847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58519</text:p>
          </table:table-cell>
          <table:table-cell table:style-name="ce31" table:number-columns-repeated="4"/>
          <table:table-cell table:style-name="ce31" office:value-type="float" office:value="22.8594976364578" calcext:value-type="float">
            <text:p>23</text:p>
          </table:table-cell>
          <table:table-cell table:style-name="ce32" office:value-type="float" office:value="22.8594976364578" calcext:value-type="float">
            <text:p>23</text:p>
          </table:table-cell>
          <table:table-cell table:style-name="ce33" table:formula="of:=[.G272]/[.H272]" office:value-type="float" office:value="1" calcext:value-type="float">
            <text:p>1</text:p>
          </table:table-cell>
          <table:table-cell table:style-name="ce35" table:formula="of:=[.B272]&amp;[.A272]" office:value-type="string" office:string-value="200058519200071454" calcext:value-type="string">
            <text:p>20005851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58782</text:p>
          </table:table-cell>
          <table:table-cell table:style-name="ce31" table:number-columns-repeated="4"/>
          <table:table-cell table:style-name="ce31" office:value-type="float" office:value="16.0295203723193" calcext:value-type="float">
            <text:p>16</text:p>
          </table:table-cell>
          <table:table-cell table:style-name="ce32" office:value-type="float" office:value="16.0295203723193" calcext:value-type="float">
            <text:p>16</text:p>
          </table:table-cell>
          <table:table-cell table:style-name="ce33" table:formula="of:=[.G273]/[.H273]" office:value-type="float" office:value="1" calcext:value-type="float">
            <text:p>1</text:p>
          </table:table-cell>
          <table:table-cell table:style-name="ce35" table:formula="of:=[.B273]&amp;[.A273]" office:value-type="string" office:string-value="200058782200071454" calcext:value-type="string">
            <text:p>200058782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59228</text:p>
          </table:table-cell>
          <table:table-cell table:style-name="ce31" table:number-columns-repeated="4"/>
          <table:table-cell table:style-name="ce31" office:value-type="float" office:value="4.56824001853889" calcext:value-type="float">
            <text:p>5</text:p>
          </table:table-cell>
          <table:table-cell table:style-name="ce32" office:value-type="float" office:value="4.56824001853889" calcext:value-type="float">
            <text:p>5</text:p>
          </table:table-cell>
          <table:table-cell table:style-name="ce33" table:formula="of:=[.G274]/[.H274]" office:value-type="float" office:value="1" calcext:value-type="float">
            <text:p>1</text:p>
          </table:table-cell>
          <table:table-cell table:style-name="ce35" table:formula="of:=[.B274]&amp;[.A274]" office:value-type="string" office:string-value="200059228200071454" calcext:value-type="string">
            <text:p>200059228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3"/>
          <table:table-cell table:style-name="ce31" office:value-type="float" office:value="2.9187621087904" calcext:value-type="float">
            <text:p>3</text:p>
          </table:table-cell>
          <table:table-cell table:style-name="ce31" office:value-type="float" office:value="153.92780973431" calcext:value-type="float">
            <text:p>154</text:p>
          </table:table-cell>
          <table:table-cell table:style-name="ce32" office:value-type="float" office:value="156.8465718431" calcext:value-type="float">
            <text:p>157</text:p>
          </table:table-cell>
          <table:table-cell table:style-name="ce33" table:formula="of:=[.G275]/[.H275]" office:value-type="float" office:value="0.98139097288202" calcext:value-type="float">
            <text:p>0,9813909729</text:p>
          </table:table-cell>
          <table:table-cell table:style-name="ce35" table:formula="of:=[.B275]&amp;[.A275]" office:value-type="string" office:string-value="200059889200071454" calcext:value-type="string">
            <text:p>20005988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5563</text:p>
          </table:table-cell>
          <table:table-cell table:style-name="ce31" table:number-columns-repeated="4"/>
          <table:table-cell table:style-name="ce31" office:value-type="float" office:value="5.04429200827781" calcext:value-type="float">
            <text:p>5</text:p>
          </table:table-cell>
          <table:table-cell table:style-name="ce32" office:value-type="float" office:value="5.04429200827781" calcext:value-type="float">
            <text:p>5</text:p>
          </table:table-cell>
          <table:table-cell table:style-name="ce33" table:formula="of:=[.G276]/[.H276]" office:value-type="float" office:value="1" calcext:value-type="float">
            <text:p>1</text:p>
          </table:table-cell>
          <table:table-cell table:style-name="ce35" table:formula="of:=[.B276]&amp;[.A276]" office:value-type="string" office:string-value="200065563200071454" calcext:value-type="string">
            <text:p>20006556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5597</text:p>
          </table:table-cell>
          <table:table-cell table:style-name="ce31" office:value-type="float" office:value="2.99574722008652" calcext:value-type="float">
            <text:p>3</text:p>
          </table:table-cell>
          <table:table-cell table:style-name="ce31" table:number-columns-repeated="2"/>
          <table:table-cell table:style-name="ce31" office:value-type="float" office:value="27.5321847860247" calcext:value-type="float">
            <text:p>28</text:p>
          </table:table-cell>
          <table:table-cell table:style-name="ce31" office:value-type="float" office:value="15.4154328225088" calcext:value-type="float">
            <text:p>15</text:p>
          </table:table-cell>
          <table:table-cell table:style-name="ce32" office:value-type="float" office:value="45.94336482862" calcext:value-type="float">
            <text:p>46</text:p>
          </table:table-cell>
          <table:table-cell table:style-name="ce33" table:formula="of:=[.G277]/[.H277]" office:value-type="float" office:value="0.335531210654947" calcext:value-type="float">
            <text:p>0,3355312107</text:p>
          </table:table-cell>
          <table:table-cell table:style-name="ce35" table:formula="of:=[.B277]&amp;[.A277]" office:value-type="string" office:string-value="200065597200071454" calcext:value-type="string">
            <text:p>20006559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4"/>
          <table:table-cell table:style-name="ce31" office:value-type="float" office:value="159.584703466135" calcext:value-type="float">
            <text:p>160</text:p>
          </table:table-cell>
          <table:table-cell table:style-name="ce32" office:value-type="float" office:value="159.584703466135" calcext:value-type="float">
            <text:p>160</text:p>
          </table:table-cell>
          <table:table-cell table:style-name="ce33" table:formula="of:=[.G278]/[.H278]" office:value-type="float" office:value="1" calcext:value-type="float">
            <text:p>1</text:p>
          </table:table-cell>
          <table:table-cell table:style-name="ce35" table:formula="of:=[.B278]&amp;[.A278]" office:value-type="string" office:string-value="200065787200071454" calcext:value-type="string">
            <text:p>20006578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017</text:p>
          </table:table-cell>
          <table:table-cell table:style-name="ce31" office:value-type="float" office:value="4.77539489052454" calcext:value-type="float">
            <text:p>5</text:p>
          </table:table-cell>
          <table:table-cell table:style-name="ce31"/>
          <table:table-cell table:style-name="ce31" office:value-type="float" office:value="4.07272727272727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2.2054136141506" calcext:value-type="float">
            <text:p>72</text:p>
          </table:table-cell>
          <table:table-cell table:style-name="ce32" office:value-type="float" office:value="85.0535357774024" calcext:value-type="float">
            <text:p>85</text:p>
          </table:table-cell>
          <table:table-cell table:style-name="ce33" table:formula="of:=[.G279]/[.H279]" office:value-type="float" office:value="0.848940763651764" calcext:value-type="float">
            <text:p>0,8489407637</text:p>
          </table:table-cell>
          <table:table-cell table:style-name="ce35" table:formula="of:=[.B279]&amp;[.A279]" office:value-type="string" office:string-value="200066017200071454" calcext:value-type="string">
            <text:p>20006601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405</text:p>
          </table:table-cell>
          <table:table-cell table:style-name="ce31" office:value-type="float" office:value="4.77631578947368" calcext:value-type="float">
            <text:p>5</text:p>
          </table:table-cell>
          <table:table-cell table:style-name="ce31" table:number-columns-repeated="3"/>
          <table:table-cell table:style-name="ce31" office:value-type="float" office:value="382.454485285072" calcext:value-type="float">
            <text:p>382</text:p>
          </table:table-cell>
          <table:table-cell table:style-name="ce32" office:value-type="float" office:value="387.230801074546" calcext:value-type="float">
            <text:p>387</text:p>
          </table:table-cell>
          <table:table-cell table:style-name="ce33" table:formula="of:=[.G280]/[.H280]" office:value-type="float" office:value="0.987665454875439" calcext:value-type="float">
            <text:p>0,9876654549</text:p>
          </table:table-cell>
          <table:table-cell table:style-name="ce35" table:formula="of:=[.B280]&amp;[.A280]" office:value-type="string" office:string-value="200066405200071454" calcext:value-type="string">
            <text:p>20006640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413</text:p>
          </table:table-cell>
          <table:table-cell table:style-name="ce31" office:value-type="float" office:value="14.3580077248101" calcext:value-type="float">
            <text:p>14</text:p>
          </table:table-cell>
          <table:table-cell table:style-name="ce31" office:value-type="float" office:value="8.65988259353993" calcext:value-type="float">
            <text:p>9</text:p>
          </table:table-cell>
          <table:table-cell table:style-name="ce31" office:value-type="float" office:value="8.85023041474654" calcext:value-type="float">
            <text:p>9</text:p>
          </table:table-cell>
          <table:table-cell table:style-name="ce31" office:value-type="float" office:value="80.593371961153" calcext:value-type="float">
            <text:p>81</text:p>
          </table:table-cell>
          <table:table-cell table:style-name="ce31" office:value-type="float" office:value="1528.7819610281" calcext:value-type="float">
            <text:p>1 529</text:p>
          </table:table-cell>
          <table:table-cell table:style-name="ce32" office:value-type="float" office:value="1641.24345372235" calcext:value-type="float">
            <text:p>1 641</text:p>
          </table:table-cell>
          <table:table-cell table:style-name="ce33" table:formula="of:=[.G281]/[.H281]" office:value-type="float" office:value="0.931477872804802" calcext:value-type="float">
            <text:p>0,9314778728</text:p>
          </table:table-cell>
          <table:table-cell table:style-name="ce35" table:formula="of:=[.B281]&amp;[.A281]" office:value-type="string" office:string-value="200066413200071454" calcext:value-type="string">
            <text:p>20006641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462</text:p>
          </table:table-cell>
          <table:table-cell table:style-name="ce31" office:value-type="float" office:value="36.5693273919784" calcext:value-type="float">
            <text:p>37</text:p>
          </table:table-cell>
          <table:table-cell table:style-name="ce31" table:number-columns-repeated="2"/>
          <table:table-cell table:style-name="ce31" office:value-type="float" office:value="16.279309157051" calcext:value-type="float">
            <text:p>16</text:p>
          </table:table-cell>
          <table:table-cell table:style-name="ce31" office:value-type="float" office:value="2681.26886058124" calcext:value-type="float">
            <text:p>2 681</text:p>
          </table:table-cell>
          <table:table-cell table:style-name="ce32" office:value-type="float" office:value="2734.11749713027" calcext:value-type="float">
            <text:p>2 734</text:p>
          </table:table-cell>
          <table:table-cell table:style-name="ce33" table:formula="of:=[.G282]/[.H282]" office:value-type="float" office:value="0.980670678343378" calcext:value-type="float">
            <text:p>0,9806706783</text:p>
          </table:table-cell>
          <table:table-cell table:style-name="ce35" table:formula="of:=[.B282]&amp;[.A282]" office:value-type="string" office:string-value="200066462200071454" calcext:value-type="string">
            <text:p>200066462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710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83]/[.H283]" office:value-type="float" office:value="1" calcext:value-type="float">
            <text:p>1</text:p>
          </table:table-cell>
          <table:table-cell table:style-name="ce35" table:formula="of:=[.B283]&amp;[.A283]" office:value-type="string" office:string-value="200066710200071454" calcext:value-type="string">
            <text:p>20006671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801</text:p>
          </table:table-cell>
          <table:table-cell table:style-name="ce31" table:number-columns-repeated="4"/>
          <table:table-cell table:style-name="ce31" office:value-type="float" office:value="4.02775691060487" calcext:value-type="float">
            <text:p>4</text:p>
          </table:table-cell>
          <table:table-cell table:style-name="ce32" office:value-type="float" office:value="4.02775691060487" calcext:value-type="float">
            <text:p>4</text:p>
          </table:table-cell>
          <table:table-cell table:style-name="ce33" table:formula="of:=[.G284]/[.H284]" office:value-type="float" office:value="1" calcext:value-type="float">
            <text:p>1</text:p>
          </table:table-cell>
          <table:table-cell table:style-name="ce35" table:formula="of:=[.B284]&amp;[.A284]" office:value-type="string" office:string-value="200066801200071454" calcext:value-type="string">
            <text:p>200066801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28.0650903297377" calcext:value-type="float">
            <text:p>28</text:p>
          </table:table-cell>
          <table:table-cell table:style-name="ce32" office:value-type="float" office:value="28.0650903297377" calcext:value-type="float">
            <text:p>28</text:p>
          </table:table-cell>
          <table:table-cell table:style-name="ce33" table:formula="of:=[.G285]/[.H285]" office:value-type="float" office:value="1" calcext:value-type="float">
            <text:p>1</text:p>
          </table:table-cell>
          <table:table-cell table:style-name="ce35" table:formula="of:=[.B285]&amp;[.A285]" office:value-type="string" office:string-value="200066827200071454" calcext:value-type="string">
            <text:p>20006682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697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286]/[.H286]" office:value-type="float" office:value="1" calcext:value-type="float">
            <text:p>1</text:p>
          </table:table-cell>
          <table:table-cell table:style-name="ce35" table:formula="of:=[.B286]&amp;[.A286]" office:value-type="string" office:string-value="200066975200071454" calcext:value-type="string">
            <text:p>20006697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7965</text:p>
          </table:table-cell>
          <table:table-cell table:style-name="ce31" table:number-columns-repeated="4"/>
          <table:table-cell table:style-name="ce31" office:value-type="float" office:value="3.48336016098933" calcext:value-type="float">
            <text:p>3</text:p>
          </table:table-cell>
          <table:table-cell table:style-name="ce32" office:value-type="float" office:value="3.48336016098933" calcext:value-type="float">
            <text:p>3</text:p>
          </table:table-cell>
          <table:table-cell table:style-name="ce33" table:formula="of:=[.G287]/[.H287]" office:value-type="float" office:value="1" calcext:value-type="float">
            <text:p>1</text:p>
          </table:table-cell>
          <table:table-cell table:style-name="ce35" table:formula="of:=[.B287]&amp;[.A287]" office:value-type="string" office:string-value="200067965200071454" calcext:value-type="string">
            <text:p>20006796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005</text:p>
          </table:table-cell>
          <table:table-cell table:style-name="ce31" table:number-columns-repeated="4"/>
          <table:table-cell table:style-name="ce31" office:value-type="float" office:value="8.93154098068544" calcext:value-type="float">
            <text:p>9</text:p>
          </table:table-cell>
          <table:table-cell table:style-name="ce32" office:value-type="float" office:value="8.93154098068544" calcext:value-type="float">
            <text:p>9</text:p>
          </table:table-cell>
          <table:table-cell table:style-name="ce33" table:formula="of:=[.G288]/[.H288]" office:value-type="float" office:value="1" calcext:value-type="float">
            <text:p>1</text:p>
          </table:table-cell>
          <table:table-cell table:style-name="ce35" table:formula="of:=[.B288]&amp;[.A288]" office:value-type="string" office:string-value="200068005200071454" calcext:value-type="string">
            <text:p>20006800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047</text:p>
          </table:table-cell>
          <table:table-cell table:style-name="ce31" table:number-columns-repeated="3"/>
          <table:table-cell table:style-name="ce31" office:value-type="float" office:value="7.33058037604086" calcext:value-type="float">
            <text:p>7</text:p>
          </table:table-cell>
          <table:table-cell table:style-name="ce31"/>
          <table:table-cell table:style-name="ce32" office:value-type="float" office:value="7.33058037604086" calcext:value-type="float">
            <text:p>7</text:p>
          </table:table-cell>
          <table:table-cell table:style-name="ce33" table:formula="of:=[.G289]/[.H289]" office:value-type="float" office:value="0" calcext:value-type="float">
            <text:p>0</text:p>
          </table:table-cell>
          <table:table-cell table:style-name="ce35" table:formula="of:=[.B289]&amp;[.A289]" office:value-type="string" office:string-value="200068047200071454" calcext:value-type="string">
            <text:p>20006804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435</text:p>
          </table:table-cell>
          <table:table-cell table:style-name="ce31" table:number-columns-repeated="4"/>
          <table:table-cell table:style-name="ce31" office:value-type="float" office:value="13.1625292740047" calcext:value-type="float">
            <text:p>13</text:p>
          </table:table-cell>
          <table:table-cell table:style-name="ce32" office:value-type="float" office:value="13.1625292740047" calcext:value-type="float">
            <text:p>13</text:p>
          </table:table-cell>
          <table:table-cell table:style-name="ce33" table:formula="of:=[.G290]/[.H290]" office:value-type="float" office:value="1" calcext:value-type="float">
            <text:p>1</text:p>
          </table:table-cell>
          <table:table-cell table:style-name="ce35" table:formula="of:=[.B290]&amp;[.A290]" office:value-type="string" office:string-value="200068435200071454" calcext:value-type="string">
            <text:p>20006843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450</text:p>
          </table:table-cell>
          <table:table-cell table:style-name="ce31" table:number-columns-repeated="4"/>
          <table:table-cell table:style-name="ce31" office:value-type="float" office:value="4.47368421052632" calcext:value-type="float">
            <text:p>4</text:p>
          </table:table-cell>
          <table:table-cell table:style-name="ce32" office:value-type="float" office:value="4.47368421052632" calcext:value-type="float">
            <text:p>4</text:p>
          </table:table-cell>
          <table:table-cell table:style-name="ce33" table:formula="of:=[.G291]/[.H291]" office:value-type="float" office:value="1" calcext:value-type="float">
            <text:p>1</text:p>
          </table:table-cell>
          <table:table-cell table:style-name="ce35" table:formula="of:=[.B291]&amp;[.A291]" office:value-type="string" office:string-value="200068450200071454" calcext:value-type="string">
            <text:p>20006845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4"/>
          <table:table-cell table:style-name="ce31" office:value-type="float" office:value="54.6869371432178" calcext:value-type="float">
            <text:p>55</text:p>
          </table:table-cell>
          <table:table-cell table:style-name="ce32" office:value-type="float" office:value="54.6869371432178" calcext:value-type="float">
            <text:p>55</text:p>
          </table:table-cell>
          <table:table-cell table:style-name="ce33" table:formula="of:=[.G292]/[.H292]" office:value-type="float" office:value="1" calcext:value-type="float">
            <text:p>1</text:p>
          </table:table-cell>
          <table:table-cell table:style-name="ce35" table:formula="of:=[.B292]&amp;[.A292]" office:value-type="string" office:string-value="200068468200071454" calcext:value-type="string">
            <text:p>200068468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534</text:p>
          </table:table-cell>
          <table:table-cell table:style-name="ce31" table:number-columns-repeated="4"/>
          <table:table-cell table:style-name="ce31" office:value-type="float" office:value="35.9104947509097" calcext:value-type="float">
            <text:p>36</text:p>
          </table:table-cell>
          <table:table-cell table:style-name="ce32" office:value-type="float" office:value="35.9104947509097" calcext:value-type="float">
            <text:p>36</text:p>
          </table:table-cell>
          <table:table-cell table:style-name="ce33" table:formula="of:=[.G293]/[.H293]" office:value-type="float" office:value="1" calcext:value-type="float">
            <text:p>1</text:p>
          </table:table-cell>
          <table:table-cell table:style-name="ce35" table:formula="of:=[.B293]&amp;[.A293]" office:value-type="string" office:string-value="200068534200071454" calcext:value-type="string">
            <text:p>20006853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799</text:p>
          </table:table-cell>
          <table:table-cell table:style-name="ce31" table:number-columns-repeated="4"/>
          <table:table-cell table:style-name="ce31" office:value-type="float" office:value="3.996996221848" calcext:value-type="float">
            <text:p>4</text:p>
          </table:table-cell>
          <table:table-cell table:style-name="ce32" office:value-type="float" office:value="3.996996221848" calcext:value-type="float">
            <text:p>4</text:p>
          </table:table-cell>
          <table:table-cell table:style-name="ce33" table:formula="of:=[.G294]/[.H294]" office:value-type="float" office:value="1" calcext:value-type="float">
            <text:p>1</text:p>
          </table:table-cell>
          <table:table-cell table:style-name="ce35" table:formula="of:=[.B294]&amp;[.A294]" office:value-type="string" office:string-value="200068799200071454" calcext:value-type="string">
            <text:p>20006879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8856</text:p>
          </table:table-cell>
          <table:table-cell table:style-name="ce31" table:number-columns-repeated="4"/>
          <table:table-cell table:style-name="ce31" office:value-type="float" office:value="3.9845928822542" calcext:value-type="float">
            <text:p>4</text:p>
          </table:table-cell>
          <table:table-cell table:style-name="ce32" office:value-type="float" office:value="3.9845928822542" calcext:value-type="float">
            <text:p>4</text:p>
          </table:table-cell>
          <table:table-cell table:style-name="ce33" table:formula="of:=[.G295]/[.H295]" office:value-type="float" office:value="1" calcext:value-type="float">
            <text:p>1</text:p>
          </table:table-cell>
          <table:table-cell table:style-name="ce35" table:formula="of:=[.B295]&amp;[.A295]" office:value-type="string" office:string-value="200068856200071454" calcext:value-type="string">
            <text:p>200068856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3"/>
          <table:table-cell table:style-name="ce31" office:value-type="float" office:value="24.3403715574365" calcext:value-type="float">
            <text:p>24</text:p>
          </table:table-cell>
          <table:table-cell table:style-name="ce31" office:value-type="float" office:value="14.9102263336785" calcext:value-type="float">
            <text:p>15</text:p>
          </table:table-cell>
          <table:table-cell table:style-name="ce32" office:value-type="float" office:value="39.250597891115" calcext:value-type="float">
            <text:p>39</text:p>
          </table:table-cell>
          <table:table-cell table:style-name="ce33" table:formula="of:=[.G296]/[.H296]" office:value-type="float" office:value="0.37987259136895" calcext:value-type="float">
            <text:p>0,3798725914</text:p>
          </table:table-cell>
          <table:table-cell table:style-name="ce35" table:formula="of:=[.B296]&amp;[.A296]" office:value-type="string" office:string-value="200069532200071454" calcext:value-type="string">
            <text:p>200069532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9722</text:p>
          </table:table-cell>
          <table:table-cell table:style-name="ce31" table:number-columns-repeated="4"/>
          <table:table-cell table:style-name="ce31" office:value-type="float" office:value="14.0304562191849" calcext:value-type="float">
            <text:p>14</text:p>
          </table:table-cell>
          <table:table-cell table:style-name="ce32" office:value-type="float" office:value="14.0304562191849" calcext:value-type="float">
            <text:p>14</text:p>
          </table:table-cell>
          <table:table-cell table:style-name="ce33" table:formula="of:=[.G297]/[.H297]" office:value-type="float" office:value="1" calcext:value-type="float">
            <text:p>1</text:p>
          </table:table-cell>
          <table:table-cell table:style-name="ce35" table:formula="of:=[.B297]&amp;[.A297]" office:value-type="string" office:string-value="200069722200071454" calcext:value-type="string">
            <text:p>200069722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4"/>
          <table:table-cell table:style-name="ce31" office:value-type="float" office:value="4.0131752185556" calcext:value-type="float">
            <text:p>4</text:p>
          </table:table-cell>
          <table:table-cell table:style-name="ce32" office:value-type="float" office:value="4.0131752185556" calcext:value-type="float">
            <text:p>4</text:p>
          </table:table-cell>
          <table:table-cell table:style-name="ce33" table:formula="of:=[.G298]/[.H298]" office:value-type="float" office:value="1" calcext:value-type="float">
            <text:p>1</text:p>
          </table:table-cell>
          <table:table-cell table:style-name="ce35" table:formula="of:=[.B298]&amp;[.A298]" office:value-type="string" office:string-value="200069730200071454" calcext:value-type="string">
            <text:p>20006973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9847</text:p>
          </table:table-cell>
          <table:table-cell table:style-name="ce31" table:number-columns-repeated="4"/>
          <table:table-cell table:style-name="ce31" office:value-type="float" office:value="22.6981496378118" calcext:value-type="float">
            <text:p>23</text:p>
          </table:table-cell>
          <table:table-cell table:style-name="ce32" office:value-type="float" office:value="22.6981496378118" calcext:value-type="float">
            <text:p>23</text:p>
          </table:table-cell>
          <table:table-cell table:style-name="ce33" table:formula="of:=[.G299]/[.H299]" office:value-type="float" office:value="1" calcext:value-type="float">
            <text:p>1</text:p>
          </table:table-cell>
          <table:table-cell table:style-name="ce35" table:formula="of:=[.B299]&amp;[.A299]" office:value-type="string" office:string-value="200069847200071454" calcext:value-type="string">
            <text:p>20006984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9912</text:p>
          </table:table-cell>
          <table:table-cell table:style-name="ce31" table:number-columns-repeated="4"/>
          <table:table-cell table:style-name="ce31" office:value-type="float" office:value="4.85286467385192" calcext:value-type="float">
            <text:p>5</text:p>
          </table:table-cell>
          <table:table-cell table:style-name="ce32" office:value-type="float" office:value="4.85286467385192" calcext:value-type="float">
            <text:p>5</text:p>
          </table:table-cell>
          <table:table-cell table:style-name="ce33" table:formula="of:=[.G300]/[.H300]" office:value-type="float" office:value="1" calcext:value-type="float">
            <text:p>1</text:p>
          </table:table-cell>
          <table:table-cell table:style-name="ce35" table:formula="of:=[.B300]&amp;[.A300]" office:value-type="string" office:string-value="200069912200071454" calcext:value-type="string">
            <text:p>200069912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9953</text:p>
          </table:table-cell>
          <table:table-cell table:style-name="ce31"/>
          <table:table-cell table:style-name="ce31" office:value-type="float" office:value="3.97976287184319" calcext:value-type="float">
            <text:p>4</text:p>
          </table:table-cell>
          <table:table-cell table:style-name="ce31" table:number-columns-repeated="2"/>
          <table:table-cell table:style-name="ce31" office:value-type="float" office:value="9.01753400731699" calcext:value-type="float">
            <text:p>9</text:p>
          </table:table-cell>
          <table:table-cell table:style-name="ce32" office:value-type="float" office:value="12.9972968791602" calcext:value-type="float">
            <text:p>13</text:p>
          </table:table-cell>
          <table:table-cell table:style-name="ce33" table:formula="of:=[.G301]/[.H301]" office:value-type="float" office:value="0.693800725732107" calcext:value-type="float">
            <text:p>0,6938007257</text:p>
          </table:table-cell>
          <table:table-cell table:style-name="ce35" table:formula="of:=[.B301]&amp;[.A301]" office:value-type="string" office:string-value="200069953200071454" calcext:value-type="string">
            <text:p>20006995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69961</text:p>
          </table:table-cell>
          <table:table-cell table:style-name="ce31" office:value-type="float" office:value="4.08821949787356" calcext:value-type="float">
            <text:p>4</text:p>
          </table:table-cell>
          <table:table-cell table:style-name="ce31" table:number-columns-repeated="3"/>
          <table:table-cell table:style-name="ce31" office:value-type="float" office:value="10.8350805138696" calcext:value-type="float">
            <text:p>11</text:p>
          </table:table-cell>
          <table:table-cell table:style-name="ce32" office:value-type="float" office:value="14.9233000117432" calcext:value-type="float">
            <text:p>15</text:p>
          </table:table-cell>
          <table:table-cell table:style-name="ce33" table:formula="of:=[.G302]/[.H302]" office:value-type="float" office:value="0.726051242375578" calcext:value-type="float">
            <text:p>0,7260512424</text:p>
          </table:table-cell>
          <table:table-cell table:style-name="ce35" table:formula="of:=[.B302]&amp;[.A302]" office:value-type="string" office:string-value="200069961200071454" calcext:value-type="string">
            <text:p>200069961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0068</text:p>
          </table:table-cell>
          <table:table-cell table:style-name="ce31" table:number-columns-repeated="4"/>
          <table:table-cell table:style-name="ce31" office:value-type="float" office:value="10.0526560701428" calcext:value-type="float">
            <text:p>10</text:p>
          </table:table-cell>
          <table:table-cell table:style-name="ce32" office:value-type="float" office:value="10.0526560701428" calcext:value-type="float">
            <text:p>10</text:p>
          </table:table-cell>
          <table:table-cell table:style-name="ce33" table:formula="of:=[.G303]/[.H303]" office:value-type="float" office:value="1" calcext:value-type="float">
            <text:p>1</text:p>
          </table:table-cell>
          <table:table-cell table:style-name="ce35" table:formula="of:=[.B303]&amp;[.A303]" office:value-type="string" office:string-value="200070068200071454" calcext:value-type="string">
            <text:p>200070068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014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05.772222125534" calcext:value-type="float">
            <text:p>106</text:p>
          </table:table-cell>
          <table:table-cell table:style-name="ce32" office:value-type="float" office:value="109.772222125534" calcext:value-type="float">
            <text:p>110</text:p>
          </table:table-cell>
          <table:table-cell table:style-name="ce33" table:formula="of:=[.G304]/[.H304]" office:value-type="float" office:value="0.963560908920786" calcext:value-type="float">
            <text:p>0,9635609089</text:p>
          </table:table-cell>
          <table:table-cell table:style-name="ce35" table:formula="of:=[.B304]&amp;[.A304]" office:value-type="string" office:string-value="200070142200071454" calcext:value-type="string">
            <text:p>200070142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0167</text:p>
          </table:table-cell>
          <table:table-cell table:style-name="ce31" table:number-columns-repeated="4"/>
          <table:table-cell table:style-name="ce31" office:value-type="float" office:value="17.0492437745073" calcext:value-type="float">
            <text:p>17</text:p>
          </table:table-cell>
          <table:table-cell table:style-name="ce32" office:value-type="float" office:value="17.0492437745073" calcext:value-type="float">
            <text:p>17</text:p>
          </table:table-cell>
          <table:table-cell table:style-name="ce33" table:formula="of:=[.G305]/[.H305]" office:value-type="float" office:value="1" calcext:value-type="float">
            <text:p>1</text:p>
          </table:table-cell>
          <table:table-cell table:style-name="ce35" table:formula="of:=[.B305]&amp;[.A305]" office:value-type="string" office:string-value="200070167200071454" calcext:value-type="string">
            <text:p>20007016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0449</text:p>
          </table:table-cell>
          <table:table-cell table:style-name="ce31"/>
          <table:table-cell table:style-name="ce31" office:value-type="float" office:value="4.96043810768502" calcext:value-type="float">
            <text:p>5</text:p>
          </table:table-cell>
          <table:table-cell table:style-name="ce31" table:number-columns-repeated="2"/>
          <table:table-cell table:style-name="ce31" office:value-type="float" office:value="74.7123465649237" calcext:value-type="float">
            <text:p>75</text:p>
          </table:table-cell>
          <table:table-cell table:style-name="ce32" office:value-type="float" office:value="79.6727846726087" calcext:value-type="float">
            <text:p>80</text:p>
          </table:table-cell>
          <table:table-cell table:style-name="ce33" table:formula="of:=[.G306]/[.H306]" office:value-type="float" office:value="0.937739867784609" calcext:value-type="float">
            <text:p>0,9377398678</text:p>
          </table:table-cell>
          <table:table-cell table:style-name="ce35" table:formula="of:=[.B306]&amp;[.A306]" office:value-type="string" office:string-value="200070449200071454" calcext:value-type="string">
            <text:p>20007044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3"/>
          <table:table-cell table:style-name="ce31" office:value-type="float" office:value="5.10843373493976" calcext:value-type="float">
            <text:p>5</text:p>
          </table:table-cell>
          <table:table-cell table:style-name="ce31" office:value-type="float" office:value="130.572694842977" calcext:value-type="float">
            <text:p>131</text:p>
          </table:table-cell>
          <table:table-cell table:style-name="ce32" office:value-type="float" office:value="135.681128577917" calcext:value-type="float">
            <text:p>136</text:p>
          </table:table-cell>
          <table:table-cell table:style-name="ce33" table:formula="of:=[.G307]/[.H307]" office:value-type="float" office:value="0.962349710763158" calcext:value-type="float">
            <text:p>0,9623497108</text:p>
          </table:table-cell>
          <table:table-cell table:style-name="ce35" table:formula="of:=[.B307]&amp;[.A307]" office:value-type="string" office:string-value="200071074200071454" calcext:value-type="string">
            <text:p>20007107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756.16098258723" calcext:value-type="float">
            <text:p>756</text:p>
          </table:table-cell>
          <table:table-cell table:style-name="ce31" office:value-type="float" office:value="3135.13367909123" calcext:value-type="float">
            <text:p>3 135</text:p>
          </table:table-cell>
          <table:table-cell table:style-name="ce31" office:value-type="float" office:value="1282.33802720947" calcext:value-type="float">
            <text:p>1 282</text:p>
          </table:table-cell>
          <table:table-cell table:style-name="ce31" office:value-type="float" office:value="1854.00778767615" calcext:value-type="float">
            <text:p>1 854</text:p>
          </table:table-cell>
          <table:table-cell table:style-name="ce31" office:value-type="float" office:value="21692.3519470723" calcext:value-type="float">
            <text:p>21 692</text:p>
          </table:table-cell>
          <table:table-cell table:style-name="ce32" office:value-type="float" office:value="28719.9924236364" calcext:value-type="float">
            <text:p>28 720</text:p>
          </table:table-cell>
          <table:table-cell table:style-name="ce33" table:formula="of:=[.G308]/[.H308]" office:value-type="float" office:value="0.755304932783326" calcext:value-type="float">
            <text:p>0,7553049328</text:p>
          </table:table-cell>
          <table:table-cell table:style-name="ce35" table:formula="of:=[.B308]&amp;[.A308]" office:value-type="string" office:string-value="200071454200071454" calcext:value-type="string">
            <text:p>20007145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1843</text:p>
          </table:table-cell>
          <table:table-cell table:style-name="ce31" office:value-type="float" office:value="3.40276304660766" calcext:value-type="float">
            <text:p>3</text:p>
          </table:table-cell>
          <table:table-cell table:style-name="ce31" table:number-columns-repeated="3"/>
          <table:table-cell table:style-name="ce31" office:value-type="float" office:value="54.7894145508387" calcext:value-type="float">
            <text:p>55</text:p>
          </table:table-cell>
          <table:table-cell table:style-name="ce32" office:value-type="float" office:value="58.1921775974464" calcext:value-type="float">
            <text:p>58</text:p>
          </table:table-cell>
          <table:table-cell table:style-name="ce33" table:formula="of:=[.G309]/[.H309]" office:value-type="float" office:value="0.941525421678721" calcext:value-type="float">
            <text:p>0,9415254217</text:p>
          </table:table-cell>
          <table:table-cell table:style-name="ce35" table:formula="of:=[.B309]&amp;[.A309]" office:value-type="string" office:string-value="200071843200071454" calcext:value-type="string">
            <text:p>20007184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2312</text:p>
          </table:table-cell>
          <table:table-cell table:style-name="ce31" office:value-type="float" office:value="22.0270098958109" calcext:value-type="float">
            <text:p>22</text:p>
          </table:table-cell>
          <table:table-cell table:style-name="ce31" office:value-type="float" office:value="8.59021754787342" calcext:value-type="float">
            <text:p>9</text:p>
          </table:table-cell>
          <table:table-cell table:style-name="ce31" office:value-type="float" office:value="3.96635346198428" calcext:value-type="float">
            <text:p>4</text:p>
          </table:table-cell>
          <table:table-cell table:style-name="ce31" office:value-type="float" office:value="105.406905393416" calcext:value-type="float">
            <text:p>105</text:p>
          </table:table-cell>
          <table:table-cell table:style-name="ce31" office:value-type="float" office:value="1944.92133645183" calcext:value-type="float">
            <text:p>1 945</text:p>
          </table:table-cell>
          <table:table-cell table:style-name="ce32" office:value-type="float" office:value="2084.91182275091" calcext:value-type="float">
            <text:p>2 085</text:p>
          </table:table-cell>
          <table:table-cell table:style-name="ce33" table:formula="of:=[.G310]/[.H310]" office:value-type="float" office:value="0.932855440325349" calcext:value-type="float">
            <text:p>0,9328554403</text:p>
          </table:table-cell>
          <table:table-cell table:style-name="ce35" table:formula="of:=[.B310]&amp;[.A310]" office:value-type="string" office:string-value="200072312200071454" calcext:value-type="string">
            <text:p>200072312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00072676</text:p>
          </table:table-cell>
          <table:table-cell table:style-name="ce31" table:number-columns-repeated="4"/>
          <table:table-cell table:style-name="ce31" office:value-type="float" office:value="4.01438848920863" calcext:value-type="float">
            <text:p>4</text:p>
          </table:table-cell>
          <table:table-cell table:style-name="ce32" office:value-type="float" office:value="4.01438848920863" calcext:value-type="float">
            <text:p>4</text:p>
          </table:table-cell>
          <table:table-cell table:style-name="ce33" table:formula="of:=[.G311]/[.H311]" office:value-type="float" office:value="1" calcext:value-type="float">
            <text:p>1</text:p>
          </table:table-cell>
          <table:table-cell table:style-name="ce35" table:formula="of:=[.B311]&amp;[.A311]" office:value-type="string" office:string-value="200072676200071454" calcext:value-type="string">
            <text:p>200072676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1400555</text:p>
          </table:table-cell>
          <table:table-cell table:style-name="ce31" table:number-columns-repeated="4"/>
          <table:table-cell table:style-name="ce31" office:value-type="float" office:value="1.19485852780424" calcext:value-type="float">
            <text:p>1</text:p>
          </table:table-cell>
          <table:table-cell table:style-name="ce32" office:value-type="float" office:value="1.19485852780424" calcext:value-type="float">
            <text:p>1</text:p>
          </table:table-cell>
          <table:table-cell table:style-name="ce33" table:formula="of:=[.G312]/[.H312]" office:value-type="float" office:value="1" calcext:value-type="float">
            <text:p>1</text:p>
          </table:table-cell>
          <table:table-cell table:style-name="ce35" table:formula="of:=[.B312]&amp;[.A312]" office:value-type="string" office:string-value="241400555200071454" calcext:value-type="string">
            <text:p>24140055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1400761</text:p>
          </table:table-cell>
          <table:table-cell table:style-name="ce31" table:number-columns-repeated="4"/>
          <table:table-cell table:style-name="ce31" office:value-type="float" office:value="5.05639097744361" calcext:value-type="float">
            <text:p>5</text:p>
          </table:table-cell>
          <table:table-cell table:style-name="ce32" office:value-type="float" office:value="5.05639097744361" calcext:value-type="float">
            <text:p>5</text:p>
          </table:table-cell>
          <table:table-cell table:style-name="ce33" table:formula="of:=[.G313]/[.H313]" office:value-type="float" office:value="1" calcext:value-type="float">
            <text:p>1</text:p>
          </table:table-cell>
          <table:table-cell table:style-name="ce35" table:formula="of:=[.B313]&amp;[.A313]" office:value-type="string" office:string-value="241400761200071454" calcext:value-type="string">
            <text:p>241400761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1400860</text:p>
          </table:table-cell>
          <table:table-cell table:style-name="ce31" table:number-columns-repeated="4"/>
          <table:table-cell table:style-name="ce31" office:value-type="float" office:value="4.08135006490697" calcext:value-type="float">
            <text:p>4</text:p>
          </table:table-cell>
          <table:table-cell table:style-name="ce32" office:value-type="float" office:value="4.08135006490697" calcext:value-type="float">
            <text:p>4</text:p>
          </table:table-cell>
          <table:table-cell table:style-name="ce33" table:formula="of:=[.G314]/[.H314]" office:value-type="float" office:value="1" calcext:value-type="float">
            <text:p>1</text:p>
          </table:table-cell>
          <table:table-cell table:style-name="ce35" table:formula="of:=[.B314]&amp;[.A314]" office:value-type="string" office:string-value="241400860200071454" calcext:value-type="string">
            <text:p>24140086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1400878</text:p>
          </table:table-cell>
          <table:table-cell table:style-name="ce31" table:number-columns-repeated="3"/>
          <table:table-cell table:style-name="ce31" office:value-type="float" office:value="4.00525211079143" calcext:value-type="float">
            <text:p>4</text:p>
          </table:table-cell>
          <table:table-cell table:style-name="ce31" office:value-type="float" office:value="9.21225951178555" calcext:value-type="float">
            <text:p>9</text:p>
          </table:table-cell>
          <table:table-cell table:style-name="ce32" office:value-type="float" office:value="13.217511622577" calcext:value-type="float">
            <text:p>13</text:p>
          </table:table-cell>
          <table:table-cell table:style-name="ce33" table:formula="of:=[.G315]/[.H315]" office:value-type="float" office:value="0.696973815861829" calcext:value-type="float">
            <text:p>0,6969738159</text:p>
          </table:table-cell>
          <table:table-cell table:style-name="ce35" table:formula="of:=[.B315]&amp;[.A315]" office:value-type="string" office:string-value="241400878200071454" calcext:value-type="string">
            <text:p>241400878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2700276</text:p>
          </table:table-cell>
          <table:table-cell table:style-name="ce31" office:value-type="float" office:value="52.1804615011966" calcext:value-type="float">
            <text:p>52</text:p>
          </table:table-cell>
          <table:table-cell table:style-name="ce31" office:value-type="float" office:value="17.4900264057884" calcext:value-type="float">
            <text:p>17</text:p>
          </table:table-cell>
          <table:table-cell table:style-name="ce31"/>
          <table:table-cell table:style-name="ce31" office:value-type="float" office:value="37.7779604907309" calcext:value-type="float">
            <text:p>38</text:p>
          </table:table-cell>
          <table:table-cell table:style-name="ce31" office:value-type="float" office:value="3824.24372410231" calcext:value-type="float">
            <text:p>3 824</text:p>
          </table:table-cell>
          <table:table-cell table:style-name="ce32" office:value-type="float" office:value="3931.69217250003" calcext:value-type="float">
            <text:p>3 932</text:p>
          </table:table-cell>
          <table:table-cell table:style-name="ce33" table:formula="of:=[.G316]/[.H316]" office:value-type="float" office:value="0.972671195077464" calcext:value-type="float">
            <text:p>0,9726711951</text:p>
          </table:table-cell>
          <table:table-cell table:style-name="ce35" table:formula="of:=[.B316]&amp;[.A316]" office:value-type="string" office:string-value="242700276200071454" calcext:value-type="string">
            <text:p>242700276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2700607</text:p>
          </table:table-cell>
          <table:table-cell table:style-name="ce31" office:value-type="float" office:value="4.01454545454545" calcext:value-type="float">
            <text:p>4</text:p>
          </table:table-cell>
          <table:table-cell table:style-name="ce31"/>
          <table:table-cell table:style-name="ce31" office:value-type="float" office:value="8.92798161416791" calcext:value-type="float">
            <text:p>9</text:p>
          </table:table-cell>
          <table:table-cell table:style-name="ce31" office:value-type="float" office:value="12.8646322378717" calcext:value-type="float">
            <text:p>13</text:p>
          </table:table-cell>
          <table:table-cell table:style-name="ce31" office:value-type="float" office:value="1649.83847503762" calcext:value-type="float">
            <text:p>1 650</text:p>
          </table:table-cell>
          <table:table-cell table:style-name="ce32" office:value-type="float" office:value="1675.64563434421" calcext:value-type="float">
            <text:p>1 676</text:p>
          </table:table-cell>
          <table:table-cell table:style-name="ce33" table:formula="of:=[.G317]/[.H317]" office:value-type="float" office:value="0.984598677203796" calcext:value-type="float">
            <text:p>0,9845986772</text:p>
          </table:table-cell>
          <table:table-cell table:style-name="ce35" table:formula="of:=[.B317]&amp;[.A317]" office:value-type="string" office:string-value="242700607200071454" calcext:value-type="string">
            <text:p>24270060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2700623</text:p>
          </table:table-cell>
          <table:table-cell table:style-name="ce31" office:value-type="float" office:value="9.04655357316956" calcext:value-type="float">
            <text:p>9</text:p>
          </table:table-cell>
          <table:table-cell table:style-name="ce31" table:number-columns-repeated="2"/>
          <table:table-cell table:style-name="ce31" office:value-type="float" office:value="15.7132202398353" calcext:value-type="float">
            <text:p>16</text:p>
          </table:table-cell>
          <table:table-cell table:style-name="ce31" office:value-type="float" office:value="1022.44695387592" calcext:value-type="float">
            <text:p>1 022</text:p>
          </table:table-cell>
          <table:table-cell table:style-name="ce32" office:value-type="float" office:value="1047.20672768893" calcext:value-type="float">
            <text:p>1 047</text:p>
          </table:table-cell>
          <table:table-cell table:style-name="ce33" table:formula="of:=[.G318]/[.H318]" office:value-type="float" office:value="0.976356364833859" calcext:value-type="float">
            <text:p>0,9763563648</text:p>
          </table:table-cell>
          <table:table-cell table:style-name="ce35" table:formula="of:=[.B318]&amp;[.A318]" office:value-type="string" office:string-value="242700623200071454" calcext:value-type="string">
            <text:p>24270062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6000707</text:p>
          </table:table-cell>
          <table:table-cell table:style-name="ce31" table:number-columns-repeated="4"/>
          <table:table-cell table:style-name="ce31" office:value-type="float" office:value="8.17330692309874" calcext:value-type="float">
            <text:p>8</text:p>
          </table:table-cell>
          <table:table-cell table:style-name="ce32" office:value-type="float" office:value="8.17330692309874" calcext:value-type="float">
            <text:p>8</text:p>
          </table:table-cell>
          <table:table-cell table:style-name="ce33" table:formula="of:=[.G319]/[.H319]" office:value-type="float" office:value="1" calcext:value-type="float">
            <text:p>1</text:p>
          </table:table-cell>
          <table:table-cell table:style-name="ce35" table:formula="of:=[.B319]&amp;[.A319]" office:value-type="string" office:string-value="246000707200071454" calcext:value-type="string">
            <text:p>246000707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6000749</text:p>
          </table:table-cell>
          <table:table-cell table:style-name="ce31" table:number-columns-repeated="4"/>
          <table:table-cell table:style-name="ce31" office:value-type="float" office:value="4.05994550408719" calcext:value-type="float">
            <text:p>4</text:p>
          </table:table-cell>
          <table:table-cell table:style-name="ce32" office:value-type="float" office:value="4.05994550408719" calcext:value-type="float">
            <text:p>4</text:p>
          </table:table-cell>
          <table:table-cell table:style-name="ce33" table:formula="of:=[.G320]/[.H320]" office:value-type="float" office:value="1" calcext:value-type="float">
            <text:p>1</text:p>
          </table:table-cell>
          <table:table-cell table:style-name="ce35" table:formula="of:=[.B320]&amp;[.A320]" office:value-type="string" office:string-value="246000749200071454" calcext:value-type="string">
            <text:p>24600074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6000848</text:p>
          </table:table-cell>
          <table:table-cell table:style-name="ce31" table:number-columns-repeated="4"/>
          <table:table-cell table:style-name="ce31" office:value-type="float" office:value="4.96277915632754" calcext:value-type="float">
            <text:p>5</text:p>
          </table:table-cell>
          <table:table-cell table:style-name="ce32" office:value-type="float" office:value="4.96277915632754" calcext:value-type="float">
            <text:p>5</text:p>
          </table:table-cell>
          <table:table-cell table:style-name="ce33" table:formula="of:=[.G321]/[.H321]" office:value-type="float" office:value="1" calcext:value-type="float">
            <text:p>1</text:p>
          </table:table-cell>
          <table:table-cell table:style-name="ce35" table:formula="of:=[.B321]&amp;[.A321]" office:value-type="string" office:string-value="246000848200071454" calcext:value-type="string">
            <text:p>246000848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6000913</text:p>
          </table:table-cell>
          <table:table-cell table:style-name="ce31" table:number-columns-repeated="4"/>
          <table:table-cell table:style-name="ce31" office:value-type="float" office:value="13.3750465589759" calcext:value-type="float">
            <text:p>13</text:p>
          </table:table-cell>
          <table:table-cell table:style-name="ce32" office:value-type="float" office:value="13.3750465589759" calcext:value-type="float">
            <text:p>13</text:p>
          </table:table-cell>
          <table:table-cell table:style-name="ce33" table:formula="of:=[.G322]/[.H322]" office:value-type="float" office:value="1" calcext:value-type="float">
            <text:p>1</text:p>
          </table:table-cell>
          <table:table-cell table:style-name="ce35" table:formula="of:=[.B322]&amp;[.A322]" office:value-type="string" office:string-value="246000913200071454" calcext:value-type="string">
            <text:p>24600091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6000921</text:p>
          </table:table-cell>
          <table:table-cell table:style-name="ce31" table:number-columns-repeated="4"/>
          <table:table-cell table:style-name="ce31" office:value-type="float" office:value="3.87843422280022" calcext:value-type="float">
            <text:p>4</text:p>
          </table:table-cell>
          <table:table-cell table:style-name="ce32" office:value-type="float" office:value="3.87843422280022" calcext:value-type="float">
            <text:p>4</text:p>
          </table:table-cell>
          <table:table-cell table:style-name="ce33" table:formula="of:=[.G323]/[.H323]" office:value-type="float" office:value="1" calcext:value-type="float">
            <text:p>1</text:p>
          </table:table-cell>
          <table:table-cell table:style-name="ce35" table:formula="of:=[.B323]&amp;[.A323]" office:value-type="string" office:string-value="246000921200071454" calcext:value-type="string">
            <text:p>246000921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6100390</text:p>
          </table:table-cell>
          <table:table-cell table:style-name="ce31" table:number-columns-repeated="4"/>
          <table:table-cell table:style-name="ce31" office:value-type="float" office:value="3.83448275862069" calcext:value-type="float">
            <text:p>4</text:p>
          </table:table-cell>
          <table:table-cell table:style-name="ce32" office:value-type="float" office:value="3.83448275862069" calcext:value-type="float">
            <text:p>4</text:p>
          </table:table-cell>
          <table:table-cell table:style-name="ce33" table:formula="of:=[.G324]/[.H324]" office:value-type="float" office:value="1" calcext:value-type="float">
            <text:p>1</text:p>
          </table:table-cell>
          <table:table-cell table:style-name="ce35" table:formula="of:=[.B324]&amp;[.A324]" office:value-type="string" office:string-value="246100390200071454" calcext:value-type="string">
            <text:p>24610039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6100663</text:p>
          </table:table-cell>
          <table:table-cell table:style-name="ce31" table:number-columns-repeated="4"/>
          <table:table-cell table:style-name="ce31" office:value-type="float" office:value="5.0250155892811" calcext:value-type="float">
            <text:p>5</text:p>
          </table:table-cell>
          <table:table-cell table:style-name="ce32" office:value-type="float" office:value="5.0250155892811" calcext:value-type="float">
            <text:p>5</text:p>
          </table:table-cell>
          <table:table-cell table:style-name="ce33" table:formula="of:=[.G325]/[.H325]" office:value-type="float" office:value="1" calcext:value-type="float">
            <text:p>1</text:p>
          </table:table-cell>
          <table:table-cell table:style-name="ce35" table:formula="of:=[.B325]&amp;[.A325]" office:value-type="string" office:string-value="246100663200071454" calcext:value-type="string">
            <text:p>24610066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505</text:p>
          </table:table-cell>
          <table:table-cell table:style-name="ce31" table:number-columns-repeated="4"/>
          <table:table-cell table:style-name="ce31" office:value-type="float" office:value="5.01912777352716" calcext:value-type="float">
            <text:p>5</text:p>
          </table:table-cell>
          <table:table-cell table:style-name="ce32" office:value-type="float" office:value="5.01912777352716" calcext:value-type="float">
            <text:p>5</text:p>
          </table:table-cell>
          <table:table-cell table:style-name="ce33" table:formula="of:=[.G326]/[.H326]" office:value-type="float" office:value="1" calcext:value-type="float">
            <text:p>1</text:p>
          </table:table-cell>
          <table:table-cell table:style-name="ce35" table:formula="of:=[.B326]&amp;[.A326]" office:value-type="string" office:string-value="247600505200071454" calcext:value-type="string">
            <text:p>247600505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5.00676810517253" calcext:value-type="float">
            <text:p>5</text:p>
          </table:table-cell>
          <table:table-cell table:style-name="ce32" office:value-type="float" office:value="5.00676810517253" calcext:value-type="float">
            <text:p>5</text:p>
          </table:table-cell>
          <table:table-cell table:style-name="ce33" table:formula="of:=[.G327]/[.H327]" office:value-type="float" office:value="1" calcext:value-type="float">
            <text:p>1</text:p>
          </table:table-cell>
          <table:table-cell table:style-name="ce35" table:formula="of:=[.B327]&amp;[.A327]" office:value-type="string" office:string-value="247600539200071454" calcext:value-type="string">
            <text:p>24760053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3"/>
          <table:table-cell table:style-name="ce31" office:value-type="float" office:value="18.3333340629924" calcext:value-type="float">
            <text:p>18</text:p>
          </table:table-cell>
          <table:table-cell table:style-name="ce31" office:value-type="float" office:value="27.7278483124002" calcext:value-type="float">
            <text:p>28</text:p>
          </table:table-cell>
          <table:table-cell table:style-name="ce32" office:value-type="float" office:value="46.0611823753926" calcext:value-type="float">
            <text:p>46</text:p>
          </table:table-cell>
          <table:table-cell table:style-name="ce33" table:formula="of:=[.G328]/[.H328]" office:value-type="float" office:value="0.601978648451138" calcext:value-type="float">
            <text:p>0,6019786485</text:p>
          </table:table-cell>
          <table:table-cell table:style-name="ce35" table:formula="of:=[.B328]&amp;[.A328]" office:value-type="string" office:string-value="247600596200071454" calcext:value-type="string">
            <text:p>247600596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604</text:p>
          </table:table-cell>
          <table:table-cell table:style-name="ce31" table:number-columns-repeated="4"/>
          <table:table-cell table:style-name="ce31" office:value-type="float" office:value="4.80544747081712" calcext:value-type="float">
            <text:p>5</text:p>
          </table:table-cell>
          <table:table-cell table:style-name="ce32" office:value-type="float" office:value="4.80544747081712" calcext:value-type="float">
            <text:p>5</text:p>
          </table:table-cell>
          <table:table-cell table:style-name="ce33" table:formula="of:=[.G329]/[.H329]" office:value-type="float" office:value="1" calcext:value-type="float">
            <text:p>1</text:p>
          </table:table-cell>
          <table:table-cell table:style-name="ce35" table:formula="of:=[.B329]&amp;[.A329]" office:value-type="string" office:string-value="247600604200071454" calcext:value-type="string">
            <text:p>24760060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4.36848315894113" calcext:value-type="float">
            <text:p>4</text:p>
          </table:table-cell>
          <table:table-cell table:style-name="ce32" office:value-type="float" office:value="4.36848315894113" calcext:value-type="float">
            <text:p>4</text:p>
          </table:table-cell>
          <table:table-cell table:style-name="ce33" table:formula="of:=[.G330]/[.H330]" office:value-type="float" office:value="1" calcext:value-type="float">
            <text:p>1</text:p>
          </table:table-cell>
          <table:table-cell table:style-name="ce35" table:formula="of:=[.B330]&amp;[.A330]" office:value-type="string" office:string-value="247600620200071454" calcext:value-type="string">
            <text:p>24760062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646</text:p>
          </table:table-cell>
          <table:table-cell table:style-name="ce31"/>
          <table:table-cell table:style-name="ce31" office:value-type="float" office:value="2.69992121709817" calcext:value-type="float">
            <text:p>3</text:p>
          </table:table-cell>
          <table:table-cell table:style-name="ce31" table:number-columns-repeated="2"/>
          <table:table-cell table:style-name="ce31" office:value-type="float" office:value="24.7498007971664" calcext:value-type="float">
            <text:p>25</text:p>
          </table:table-cell>
          <table:table-cell table:style-name="ce32" office:value-type="float" office:value="27.4497220142646" calcext:value-type="float">
            <text:p>27</text:p>
          </table:table-cell>
          <table:table-cell table:style-name="ce33" table:formula="of:=[.G331]/[.H331]" office:value-type="float" office:value="0.901641218235466" calcext:value-type="float">
            <text:p>0,9016412182</text:p>
          </table:table-cell>
          <table:table-cell table:style-name="ce35" table:formula="of:=[.B331]&amp;[.A331]" office:value-type="string" office:string-value="247600646200071454" calcext:value-type="string">
            <text:p>247600646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729</text:p>
          </table:table-cell>
          <table:table-cell table:style-name="ce31" table:number-columns-repeated="4"/>
          <table:table-cell table:style-name="ce31" office:value-type="float" office:value="5.0828729281768" calcext:value-type="float">
            <text:p>5</text:p>
          </table:table-cell>
          <table:table-cell table:style-name="ce32" office:value-type="float" office:value="5.0828729281768" calcext:value-type="float">
            <text:p>5</text:p>
          </table:table-cell>
          <table:table-cell table:style-name="ce33" table:formula="of:=[.G332]/[.H332]" office:value-type="float" office:value="1" calcext:value-type="float">
            <text:p>1</text:p>
          </table:table-cell>
          <table:table-cell table:style-name="ce35" table:formula="of:=[.B332]&amp;[.A332]" office:value-type="string" office:string-value="247600729200071454" calcext:value-type="string">
            <text:p>24760072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333]/[.H333]" office:value-type="float" office:value="1" calcext:value-type="float">
            <text:p>1</text:p>
          </table:table-cell>
          <table:table-cell table:style-name="ce35" table:formula="of:=[.B333]&amp;[.A333]" office:value-type="string" office:string-value="247600786200071454" calcext:value-type="string">
            <text:p>247600786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700024</text:p>
          </table:table-cell>
          <table:table-cell table:style-name="ce31"/>
          <table:table-cell table:style-name="ce31" office:value-type="float" office:value="4.03480107023797" calcext:value-type="float">
            <text:p>4</text:p>
          </table:table-cell>
          <table:table-cell table:style-name="ce31" table:number-columns-repeated="3"/>
          <table:table-cell table:style-name="ce32" office:value-type="float" office:value="4.03480107023797" calcext:value-type="float">
            <text:p>4</text:p>
          </table:table-cell>
          <table:table-cell table:style-name="ce33" table:formula="of:=[.G334]/[.H334]" office:value-type="float" office:value="0" calcext:value-type="float">
            <text:p>0</text:p>
          </table:table-cell>
          <table:table-cell table:style-name="ce35" table:formula="of:=[.B334]&amp;[.A334]" office:value-type="string" office:string-value="247700024200071454" calcext:value-type="string">
            <text:p>24770002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700438</text:p>
          </table:table-cell>
          <table:table-cell table:style-name="ce31" table:number-columns-repeated="4"/>
          <table:table-cell table:style-name="ce31" office:value-type="float" office:value="4.98166690072521" calcext:value-type="float">
            <text:p>5</text:p>
          </table:table-cell>
          <table:table-cell table:style-name="ce32" office:value-type="float" office:value="4.98166690072521" calcext:value-type="float">
            <text:p>5</text:p>
          </table:table-cell>
          <table:table-cell table:style-name="ce33" table:formula="of:=[.G335]/[.H335]" office:value-type="float" office:value="1" calcext:value-type="float">
            <text:p>1</text:p>
          </table:table-cell>
          <table:table-cell table:style-name="ce35" table:formula="of:=[.B335]&amp;[.A335]" office:value-type="string" office:string-value="247700438200071454" calcext:value-type="string">
            <text:p>247700438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800550</text:p>
          </table:table-cell>
          <table:table-cell table:style-name="ce31" table:number-columns-repeated="4"/>
          <table:table-cell table:style-name="ce31" office:value-type="float" office:value="8.96253278642781" calcext:value-type="float">
            <text:p>9</text:p>
          </table:table-cell>
          <table:table-cell table:style-name="ce32" office:value-type="float" office:value="8.96253278642781" calcext:value-type="float">
            <text:p>9</text:p>
          </table:table-cell>
          <table:table-cell table:style-name="ce33" table:formula="of:=[.G336]/[.H336]" office:value-type="float" office:value="1" calcext:value-type="float">
            <text:p>1</text:p>
          </table:table-cell>
          <table:table-cell table:style-name="ce35" table:formula="of:=[.B336]&amp;[.A336]" office:value-type="string" office:string-value="247800550200071454" calcext:value-type="string">
            <text:p>24780055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800584</text:p>
          </table:table-cell>
          <table:table-cell table:style-name="ce31"/>
          <table:table-cell table:style-name="ce31" office:value-type="float" office:value="3.22122266115308" calcext:value-type="float">
            <text:p>3</text:p>
          </table:table-cell>
          <table:table-cell table:style-name="ce31"/>
          <table:table-cell table:style-name="ce31" office:value-type="float" office:value="10.0478403760471" calcext:value-type="float">
            <text:p>10</text:p>
          </table:table-cell>
          <table:table-cell table:style-name="ce31" office:value-type="float" office:value="22.336005504905" calcext:value-type="float">
            <text:p>22</text:p>
          </table:table-cell>
          <table:table-cell table:style-name="ce32" office:value-type="float" office:value="35.6050685421052" calcext:value-type="float">
            <text:p>36</text:p>
          </table:table-cell>
          <table:table-cell table:style-name="ce33" table:formula="of:=[.G337]/[.H337]" office:value-type="float" office:value="0.62732656948803" calcext:value-type="float">
            <text:p>0,6273265695</text:p>
          </table:table-cell>
          <table:table-cell table:style-name="ce35" table:formula="of:=[.B337]&amp;[.A337]" office:value-type="string" office:string-value="247800584200071454" calcext:value-type="string">
            <text:p>247800584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7800618</text:p>
          </table:table-cell>
          <table:table-cell table:style-name="ce31" table:number-columns-repeated="4"/>
          <table:table-cell table:style-name="ce31" office:value-type="float" office:value="14.0831935917348" calcext:value-type="float">
            <text:p>14</text:p>
          </table:table-cell>
          <table:table-cell table:style-name="ce32" office:value-type="float" office:value="14.0831935917348" calcext:value-type="float">
            <text:p>14</text:p>
          </table:table-cell>
          <table:table-cell table:style-name="ce33" table:formula="of:=[.G338]/[.H338]" office:value-type="float" office:value="1" calcext:value-type="float">
            <text:p>1</text:p>
          </table:table-cell>
          <table:table-cell table:style-name="ce35" table:formula="of:=[.B338]&amp;[.A338]" office:value-type="string" office:string-value="247800618200071454" calcext:value-type="string">
            <text:p>247800618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9500109</text:p>
          </table:table-cell>
          <table:table-cell table:style-name="ce31" table:number-columns-repeated="4"/>
          <table:table-cell table:style-name="ce31" office:value-type="float" office:value="4.57375145487912" calcext:value-type="float">
            <text:p>5</text:p>
          </table:table-cell>
          <table:table-cell table:style-name="ce32" office:value-type="float" office:value="4.57375145487912" calcext:value-type="float">
            <text:p>5</text:p>
          </table:table-cell>
          <table:table-cell table:style-name="ce33" table:formula="of:=[.G339]/[.H339]" office:value-type="float" office:value="1" calcext:value-type="float">
            <text:p>1</text:p>
          </table:table-cell>
          <table:table-cell table:style-name="ce35" table:formula="of:=[.B339]&amp;[.A339]" office:value-type="string" office:string-value="249500109200071454" calcext:value-type="string">
            <text:p>249500109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9500430</text:p>
          </table:table-cell>
          <table:table-cell table:style-name="ce31" table:number-columns-repeated="4"/>
          <table:table-cell table:style-name="ce31" office:value-type="float" office:value="4.22812711214263" calcext:value-type="float">
            <text:p>4</text:p>
          </table:table-cell>
          <table:table-cell table:style-name="ce32" office:value-type="float" office:value="4.22812711214263" calcext:value-type="float">
            <text:p>4</text:p>
          </table:table-cell>
          <table:table-cell table:style-name="ce33" table:formula="of:=[.G340]/[.H340]" office:value-type="float" office:value="1" calcext:value-type="float">
            <text:p>1</text:p>
          </table:table-cell>
          <table:table-cell table:style-name="ce35" table:formula="of:=[.B340]&amp;[.A340]" office:value-type="string" office:string-value="249500430200071454" calcext:value-type="string">
            <text:p>249500430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454" calcext:value-type="float">
            <text:p>200071454</text:p>
          </table:table-cell>
          <table:table-cell table:style-name="ce11" office:value-type="string" calcext:value-type="string">
            <text:p>249500513</text:p>
          </table:table-cell>
          <table:table-cell table:style-name="ce31" table:number-columns-repeated="4"/>
          <table:table-cell table:style-name="ce31" office:value-type="float" office:value="4.02085179757783" calcext:value-type="float">
            <text:p>4</text:p>
          </table:table-cell>
          <table:table-cell table:style-name="ce32" office:value-type="float" office:value="4.02085179757783" calcext:value-type="float">
            <text:p>4</text:p>
          </table:table-cell>
          <table:table-cell table:style-name="ce33" table:formula="of:=[.G341]/[.H341]" office:value-type="float" office:value="1" calcext:value-type="float">
            <text:p>1</text:p>
          </table:table-cell>
          <table:table-cell table:style-name="ce35" table:formula="of:=[.B341]&amp;[.A341]" office:value-type="string" office:string-value="249500513200071454" calcext:value-type="string">
            <text:p>249500513200071454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06971</text:p>
          </table:table-cell>
          <table:table-cell table:style-name="ce31" table:number-columns-repeated="4"/>
          <table:table-cell table:style-name="ce31" office:value-type="float" office:value="2.87553684008217" calcext:value-type="float">
            <text:p>3</text:p>
          </table:table-cell>
          <table:table-cell table:style-name="ce32" office:value-type="float" office:value="2.87553684008217" calcext:value-type="float">
            <text:p>3</text:p>
          </table:table-cell>
          <table:table-cell table:style-name="ce33" table:formula="of:=[.G342]/[.H342]" office:value-type="float" office:value="1" calcext:value-type="float">
            <text:p>1</text:p>
          </table:table-cell>
          <table:table-cell table:style-name="ce35" table:formula="of:=[.B342]&amp;[.A342]" office:value-type="string" office:string-value="200006971200071843" calcext:value-type="string">
            <text:p>200006971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23414</text:p>
          </table:table-cell>
          <table:table-cell table:style-name="ce31"/>
          <table:table-cell table:style-name="ce31" office:value-type="float" office:value="0.99317107132852" calcext:value-type="float">
            <text:p>1</text:p>
          </table:table-cell>
          <table:table-cell table:style-name="ce31"/>
          <table:table-cell table:style-name="ce31" office:value-type="float" office:value="3.95439798069386" calcext:value-type="float">
            <text:p>4</text:p>
          </table:table-cell>
          <table:table-cell table:style-name="ce31" office:value-type="float" office:value="137.166718883419" calcext:value-type="float">
            <text:p>137</text:p>
          </table:table-cell>
          <table:table-cell table:style-name="ce32" office:value-type="float" office:value="142.114287935441" calcext:value-type="float">
            <text:p>142</text:p>
          </table:table-cell>
          <table:table-cell table:style-name="ce33" table:formula="of:=[.G343]/[.H343]" office:value-type="float" office:value="0.965185984295471" calcext:value-type="float">
            <text:p>0,9651859843</text:p>
          </table:table-cell>
          <table:table-cell table:style-name="ce35" table:formula="of:=[.B343]&amp;[.A343]" office:value-type="string" office:string-value="200023414200071843" calcext:value-type="string">
            <text:p>200023414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34130</text:p>
          </table:table-cell>
          <table:table-cell table:style-name="ce31" table:number-columns-repeated="4"/>
          <table:table-cell table:style-name="ce31" office:value-type="float" office:value="7.7581196934852" calcext:value-type="float">
            <text:p>8</text:p>
          </table:table-cell>
          <table:table-cell table:style-name="ce32" office:value-type="float" office:value="7.7581196934852" calcext:value-type="float">
            <text:p>8</text:p>
          </table:table-cell>
          <table:table-cell table:style-name="ce33" table:formula="of:=[.G344]/[.H344]" office:value-type="float" office:value="1" calcext:value-type="float">
            <text:p>1</text:p>
          </table:table-cell>
          <table:table-cell table:style-name="ce35" table:formula="of:=[.B344]&amp;[.A344]" office:value-type="string" office:string-value="200034130200071843" calcext:value-type="string">
            <text:p>200034130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35665</text:p>
          </table:table-cell>
          <table:table-cell table:style-name="ce31" table:number-columns-repeated="4"/>
          <table:table-cell table:style-name="ce31" office:value-type="float" office:value="50.8433298182913" calcext:value-type="float">
            <text:p>51</text:p>
          </table:table-cell>
          <table:table-cell table:style-name="ce32" office:value-type="float" office:value="50.8433298182913" calcext:value-type="float">
            <text:p>51</text:p>
          </table:table-cell>
          <table:table-cell table:style-name="ce33" table:formula="of:=[.G345]/[.H345]" office:value-type="float" office:value="1" calcext:value-type="float">
            <text:p>1</text:p>
          </table:table-cell>
          <table:table-cell table:style-name="ce35" table:formula="of:=[.B345]&amp;[.A345]" office:value-type="string" office:string-value="200035665200071843" calcext:value-type="string">
            <text:p>200035665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35970</text:p>
          </table:table-cell>
          <table:table-cell table:style-name="ce31" table:number-columns-repeated="4"/>
          <table:table-cell table:style-name="ce31" office:value-type="float" office:value="42.1946552732209" calcext:value-type="float">
            <text:p>42</text:p>
          </table:table-cell>
          <table:table-cell table:style-name="ce32" office:value-type="float" office:value="42.1946552732209" calcext:value-type="float">
            <text:p>42</text:p>
          </table:table-cell>
          <table:table-cell table:style-name="ce33" table:formula="of:=[.G346]/[.H346]" office:value-type="float" office:value="1" calcext:value-type="float">
            <text:p>1</text:p>
          </table:table-cell>
          <table:table-cell table:style-name="ce35" table:formula="of:=[.B346]&amp;[.A346]" office:value-type="string" office:string-value="200035970200071843" calcext:value-type="string">
            <text:p>200035970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40277</text:p>
          </table:table-cell>
          <table:table-cell table:style-name="ce31" table:number-columns-repeated="4"/>
          <table:table-cell table:style-name="ce31" office:value-type="float" office:value="18.1609854400115" calcext:value-type="float">
            <text:p>18</text:p>
          </table:table-cell>
          <table:table-cell table:style-name="ce32" office:value-type="float" office:value="18.1609854400115" calcext:value-type="float">
            <text:p>18</text:p>
          </table:table-cell>
          <table:table-cell table:style-name="ce33" table:formula="of:=[.G347]/[.H347]" office:value-type="float" office:value="1" calcext:value-type="float">
            <text:p>1</text:p>
          </table:table-cell>
          <table:table-cell table:style-name="ce35" table:formula="of:=[.B347]&amp;[.A347]" office:value-type="string" office:string-value="200040277200071843" calcext:value-type="string">
            <text:p>200040277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54781</text:p>
          </table:table-cell>
          <table:table-cell table:style-name="ce31" office:value-type="float" office:value="6.78703088988366" calcext:value-type="float">
            <text:p>7</text:p>
          </table:table-cell>
          <table:table-cell table:style-name="ce31"/>
          <table:table-cell table:style-name="ce31" office:value-type="float" office:value="4.8767561855617" calcext:value-type="float">
            <text:p>5</text:p>
          </table:table-cell>
          <table:table-cell table:style-name="ce31" office:value-type="float" office:value="13.843160221067" calcext:value-type="float">
            <text:p>14</text:p>
          </table:table-cell>
          <table:table-cell table:style-name="ce31" office:value-type="float" office:value="40.2095358048579" calcext:value-type="float">
            <text:p>40</text:p>
          </table:table-cell>
          <table:table-cell table:style-name="ce32" office:value-type="float" office:value="65.7164831013702" calcext:value-type="float">
            <text:p>66</text:p>
          </table:table-cell>
          <table:table-cell table:style-name="ce33" table:formula="of:=[.G348]/[.H348]" office:value-type="float" office:value="0.611863780702219" calcext:value-type="float">
            <text:p>0,6118637807</text:p>
          </table:table-cell>
          <table:table-cell table:style-name="ce35" table:formula="of:=[.B348]&amp;[.A348]" office:value-type="string" office:string-value="200054781200071843" calcext:value-type="string">
            <text:p>200054781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56380</text:p>
          </table:table-cell>
          <table:table-cell table:style-name="ce31" table:number-columns-repeated="4"/>
          <table:table-cell table:style-name="ce31" office:value-type="float" office:value="3.72839684547903" calcext:value-type="float">
            <text:p>4</text:p>
          </table:table-cell>
          <table:table-cell table:style-name="ce32" office:value-type="float" office:value="3.72839684547903" calcext:value-type="float">
            <text:p>4</text:p>
          </table:table-cell>
          <table:table-cell table:style-name="ce33" table:formula="of:=[.G349]/[.H349]" office:value-type="float" office:value="1" calcext:value-type="float">
            <text:p>1</text:p>
          </table:table-cell>
          <table:table-cell table:style-name="ce35" table:formula="of:=[.B349]&amp;[.A349]" office:value-type="string" office:string-value="200056380200071843" calcext:value-type="string">
            <text:p>200056380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7.19066935436264" calcext:value-type="float">
            <text:p>7</text:p>
          </table:table-cell>
          <table:table-cell table:style-name="ce32" office:value-type="float" office:value="7.19066935436264" calcext:value-type="float">
            <text:p>7</text:p>
          </table:table-cell>
          <table:table-cell table:style-name="ce33" table:formula="of:=[.G350]/[.H350]" office:value-type="float" office:value="1" calcext:value-type="float">
            <text:p>1</text:p>
          </table:table-cell>
          <table:table-cell table:style-name="ce35" table:formula="of:=[.B350]&amp;[.A350]" office:value-type="string" office:string-value="200058485200071843" calcext:value-type="string">
            <text:p>200058485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58519</text:p>
          </table:table-cell>
          <table:table-cell table:style-name="ce31" table:number-columns-repeated="4"/>
          <table:table-cell table:style-name="ce31" office:value-type="float" office:value="6.2312652510783" calcext:value-type="float">
            <text:p>6</text:p>
          </table:table-cell>
          <table:table-cell table:style-name="ce32" office:value-type="float" office:value="6.2312652510783" calcext:value-type="float">
            <text:p>6</text:p>
          </table:table-cell>
          <table:table-cell table:style-name="ce33" table:formula="of:=[.G351]/[.H351]" office:value-type="float" office:value="1" calcext:value-type="float">
            <text:p>1</text:p>
          </table:table-cell>
          <table:table-cell table:style-name="ce35" table:formula="of:=[.B351]&amp;[.A351]" office:value-type="string" office:string-value="200058519200071843" calcext:value-type="string">
            <text:p>200058519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4"/>
          <table:table-cell table:style-name="ce31" office:value-type="float" office:value="26.5665532935828" calcext:value-type="float">
            <text:p>27</text:p>
          </table:table-cell>
          <table:table-cell table:style-name="ce32" office:value-type="float" office:value="26.5665532935828" calcext:value-type="float">
            <text:p>27</text:p>
          </table:table-cell>
          <table:table-cell table:style-name="ce33" table:formula="of:=[.G352]/[.H352]" office:value-type="float" office:value="1" calcext:value-type="float">
            <text:p>1</text:p>
          </table:table-cell>
          <table:table-cell table:style-name="ce35" table:formula="of:=[.B352]&amp;[.A352]" office:value-type="string" office:string-value="200059889200071843" calcext:value-type="string">
            <text:p>200059889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4"/>
          <table:table-cell table:style-name="ce31" office:value-type="float" office:value="0.97924477673449" calcext:value-type="float">
            <text:p>1</text:p>
          </table:table-cell>
          <table:table-cell table:style-name="ce32" office:value-type="float" office:value="0.97924477673449" calcext:value-type="float">
            <text:p>1</text:p>
          </table:table-cell>
          <table:table-cell table:style-name="ce33" table:formula="of:=[.G353]/[.H353]" office:value-type="float" office:value="1" calcext:value-type="float">
            <text:p>1</text:p>
          </table:table-cell>
          <table:table-cell table:style-name="ce35" table:formula="of:=[.B353]&amp;[.A353]" office:value-type="string" office:string-value="200065597200071843" calcext:value-type="string">
            <text:p>200065597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4"/>
          <table:table-cell table:style-name="ce31" office:value-type="float" office:value="4.93774574049803" calcext:value-type="float">
            <text:p>5</text:p>
          </table:table-cell>
          <table:table-cell table:style-name="ce32" office:value-type="float" office:value="4.93774574049803" calcext:value-type="float">
            <text:p>5</text:p>
          </table:table-cell>
          <table:table-cell table:style-name="ce33" table:formula="of:=[.G354]/[.H354]" office:value-type="float" office:value="1" calcext:value-type="float">
            <text:p>1</text:p>
          </table:table-cell>
          <table:table-cell table:style-name="ce35" table:formula="of:=[.B354]&amp;[.A354]" office:value-type="string" office:string-value="200065787200071843" calcext:value-type="string">
            <text:p>200065787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355]/[.H355]" office:value-type="float" office:value="1" calcext:value-type="float">
            <text:p>1</text:p>
          </table:table-cell>
          <table:table-cell table:style-name="ce35" table:formula="of:=[.B355]&amp;[.A355]" office:value-type="string" office:string-value="200066405200071843" calcext:value-type="string">
            <text:p>200066405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4"/>
          <table:table-cell table:style-name="ce31" office:value-type="float" office:value="20.9340728409731" calcext:value-type="float">
            <text:p>21</text:p>
          </table:table-cell>
          <table:table-cell table:style-name="ce32" office:value-type="float" office:value="20.9340728409731" calcext:value-type="float">
            <text:p>21</text:p>
          </table:table-cell>
          <table:table-cell table:style-name="ce33" table:formula="of:=[.G356]/[.H356]" office:value-type="float" office:value="1" calcext:value-type="float">
            <text:p>1</text:p>
          </table:table-cell>
          <table:table-cell table:style-name="ce35" table:formula="of:=[.B356]&amp;[.A356]" office:value-type="string" office:string-value="200066413200071843" calcext:value-type="string">
            <text:p>200066413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6462</text:p>
          </table:table-cell>
          <table:table-cell table:style-name="ce31" table:number-columns-repeated="2"/>
          <table:table-cell table:style-name="ce31" office:value-type="float" office:value="4.02758620689655" calcext:value-type="float">
            <text:p>4</text:p>
          </table:table-cell>
          <table:table-cell table:style-name="ce31"/>
          <table:table-cell table:style-name="ce31" office:value-type="float" office:value="66.4290104909618" calcext:value-type="float">
            <text:p>66</text:p>
          </table:table-cell>
          <table:table-cell table:style-name="ce32" office:value-type="float" office:value="70.4565966978583" calcext:value-type="float">
            <text:p>70</text:p>
          </table:table-cell>
          <table:table-cell table:style-name="ce33" table:formula="of:=[.G357]/[.H357]" office:value-type="float" office:value="0.94283592458818" calcext:value-type="float">
            <text:p>0,9428359246</text:p>
          </table:table-cell>
          <table:table-cell table:style-name="ce35" table:formula="of:=[.B357]&amp;[.A357]" office:value-type="string" office:string-value="200066462200071843" calcext:value-type="string">
            <text:p>200066462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6801</text:p>
          </table:table-cell>
          <table:table-cell table:style-name="ce31"/>
          <table:table-cell table:style-name="ce31" office:value-type="float" office:value="4.03870967741935" calcext:value-type="float">
            <text:p>4</text:p>
          </table:table-cell>
          <table:table-cell table:style-name="ce31" table:number-columns-repeated="3"/>
          <table:table-cell table:style-name="ce32" office:value-type="float" office:value="4.03870967741935" calcext:value-type="float">
            <text:p>4</text:p>
          </table:table-cell>
          <table:table-cell table:style-name="ce33" table:formula="of:=[.G358]/[.H358]" office:value-type="float" office:value="0" calcext:value-type="float">
            <text:p>0</text:p>
          </table:table-cell>
          <table:table-cell table:style-name="ce35" table:formula="of:=[.B358]&amp;[.A358]" office:value-type="string" office:string-value="200066801200071843" calcext:value-type="string">
            <text:p>200066801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4.11010057028344" calcext:value-type="float">
            <text:p>4</text:p>
          </table:table-cell>
          <table:table-cell table:style-name="ce32" office:value-type="float" office:value="4.11010057028344" calcext:value-type="float">
            <text:p>4</text:p>
          </table:table-cell>
          <table:table-cell table:style-name="ce33" table:formula="of:=[.G359]/[.H359]" office:value-type="float" office:value="1" calcext:value-type="float">
            <text:p>1</text:p>
          </table:table-cell>
          <table:table-cell table:style-name="ce35" table:formula="of:=[.B359]&amp;[.A359]" office:value-type="string" office:string-value="200066827200071843" calcext:value-type="string">
            <text:p>200066827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7973</text:p>
          </table:table-cell>
          <table:table-cell table:style-name="ce31" table:number-columns-repeated="4"/>
          <table:table-cell table:style-name="ce31" office:value-type="float" office:value="10.0925925925926" calcext:value-type="float">
            <text:p>10</text:p>
          </table:table-cell>
          <table:table-cell table:style-name="ce32" office:value-type="float" office:value="10.0925925925926" calcext:value-type="float">
            <text:p>10</text:p>
          </table:table-cell>
          <table:table-cell table:style-name="ce33" table:formula="of:=[.G360]/[.H360]" office:value-type="float" office:value="1" calcext:value-type="float">
            <text:p>1</text:p>
          </table:table-cell>
          <table:table-cell table:style-name="ce35" table:formula="of:=[.B360]&amp;[.A360]" office:value-type="string" office:string-value="200067973200071843" calcext:value-type="string">
            <text:p>200067973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7999</text:p>
          </table:table-cell>
          <table:table-cell table:style-name="ce31" table:number-columns-repeated="4"/>
          <table:table-cell table:style-name="ce31" office:value-type="float" office:value="31.44039075698" calcext:value-type="float">
            <text:p>31</text:p>
          </table:table-cell>
          <table:table-cell table:style-name="ce32" office:value-type="float" office:value="31.44039075698" calcext:value-type="float">
            <text:p>31</text:p>
          </table:table-cell>
          <table:table-cell table:style-name="ce33" table:formula="of:=[.G361]/[.H361]" office:value-type="float" office:value="1" calcext:value-type="float">
            <text:p>1</text:p>
          </table:table-cell>
          <table:table-cell table:style-name="ce35" table:formula="of:=[.B361]&amp;[.A361]" office:value-type="string" office:string-value="200067999200071843" calcext:value-type="string">
            <text:p>200067999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4"/>
          <table:table-cell table:style-name="ce31" office:value-type="float" office:value="9.82782159624413" calcext:value-type="float">
            <text:p>10</text:p>
          </table:table-cell>
          <table:table-cell table:style-name="ce32" office:value-type="float" office:value="9.82782159624413" calcext:value-type="float">
            <text:p>10</text:p>
          </table:table-cell>
          <table:table-cell table:style-name="ce33" table:formula="of:=[.G362]/[.H362]" office:value-type="float" office:value="1" calcext:value-type="float">
            <text:p>1</text:p>
          </table:table-cell>
          <table:table-cell table:style-name="ce35" table:formula="of:=[.B362]&amp;[.A362]" office:value-type="string" office:string-value="200068468200071843" calcext:value-type="string">
            <text:p>200068468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3"/>
          <table:table-cell table:style-name="ce31" office:value-type="float" office:value="3.97985222619745" calcext:value-type="float">
            <text:p>4</text:p>
          </table:table-cell>
          <table:table-cell table:style-name="ce31" office:value-type="float" office:value="224.041334388845" calcext:value-type="float">
            <text:p>224</text:p>
          </table:table-cell>
          <table:table-cell table:style-name="ce32" office:value-type="float" office:value="228.021186615042" calcext:value-type="float">
            <text:p>228</text:p>
          </table:table-cell>
          <table:table-cell table:style-name="ce33" table:formula="of:=[.G363]/[.H363]" office:value-type="float" office:value="0.982546129658923" calcext:value-type="float">
            <text:p>0,9825461297</text:p>
          </table:table-cell>
          <table:table-cell table:style-name="ce35" table:formula="of:=[.B363]&amp;[.A363]" office:value-type="string" office:string-value="200069730200071843" calcext:value-type="string">
            <text:p>200069730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70068</text:p>
          </table:table-cell>
          <table:table-cell table:style-name="ce31" table:number-columns-repeated="4"/>
          <table:table-cell table:style-name="ce31" office:value-type="float" office:value="9.15620738543403" calcext:value-type="float">
            <text:p>9</text:p>
          </table:table-cell>
          <table:table-cell table:style-name="ce32" office:value-type="float" office:value="9.15620738543403" calcext:value-type="float">
            <text:p>9</text:p>
          </table:table-cell>
          <table:table-cell table:style-name="ce33" table:formula="of:=[.G364]/[.H364]" office:value-type="float" office:value="1" calcext:value-type="float">
            <text:p>1</text:p>
          </table:table-cell>
          <table:table-cell table:style-name="ce35" table:formula="of:=[.B364]&amp;[.A364]" office:value-type="string" office:string-value="200070068200071843" calcext:value-type="string">
            <text:p>200070068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70142</text:p>
          </table:table-cell>
          <table:table-cell table:style-name="ce31" office:value-type="float" office:value="9.17318069949649" calcext:value-type="float">
            <text:p>9</text:p>
          </table:table-cell>
          <table:table-cell table:style-name="ce31" table:number-columns-repeated="2"/>
          <table:table-cell table:style-name="ce31" office:value-type="float" office:value="4.18245614035088" calcext:value-type="float">
            <text:p>4</text:p>
          </table:table-cell>
          <table:table-cell table:style-name="ce31" office:value-type="float" office:value="273.030502683034" calcext:value-type="float">
            <text:p>273</text:p>
          </table:table-cell>
          <table:table-cell table:style-name="ce32" office:value-type="float" office:value="286.386139522881" calcext:value-type="float">
            <text:p>286</text:p>
          </table:table-cell>
          <table:table-cell table:style-name="ce33" table:formula="of:=[.G365]/[.H365]" office:value-type="float" office:value="0.953364932876647" calcext:value-type="float">
            <text:p>0,9533649329</text:p>
          </table:table-cell>
          <table:table-cell table:style-name="ce35" table:formula="of:=[.B365]&amp;[.A365]" office:value-type="string" office:string-value="200070142200071843" calcext:value-type="string">
            <text:p>200070142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22.4502604151082" calcext:value-type="float">
            <text:p>22</text:p>
          </table:table-cell>
          <table:table-cell table:style-name="ce32" office:value-type="float" office:value="22.4502604151082" calcext:value-type="float">
            <text:p>22</text:p>
          </table:table-cell>
          <table:table-cell table:style-name="ce33" table:formula="of:=[.G366]/[.H366]" office:value-type="float" office:value="1" calcext:value-type="float">
            <text:p>1</text:p>
          </table:table-cell>
          <table:table-cell table:style-name="ce35" table:formula="of:=[.B366]&amp;[.A366]" office:value-type="string" office:string-value="200070449200071843" calcext:value-type="string">
            <text:p>200070449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18.1509715533602" calcext:value-type="float">
            <text:p>18</text:p>
          </table:table-cell>
          <table:table-cell table:style-name="ce32" office:value-type="float" office:value="18.1509715533602" calcext:value-type="float">
            <text:p>18</text:p>
          </table:table-cell>
          <table:table-cell table:style-name="ce33" table:formula="of:=[.G367]/[.H367]" office:value-type="float" office:value="1" calcext:value-type="float">
            <text:p>1</text:p>
          </table:table-cell>
          <table:table-cell table:style-name="ce35" table:formula="of:=[.B367]&amp;[.A367]" office:value-type="string" office:string-value="200071074200071843" calcext:value-type="string">
            <text:p>200071074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71454</text:p>
          </table:table-cell>
          <table:table-cell table:style-name="ce31" table:number-columns-repeated="4"/>
          <table:table-cell table:style-name="ce31" office:value-type="float" office:value="28.8416352732813" calcext:value-type="float">
            <text:p>29</text:p>
          </table:table-cell>
          <table:table-cell table:style-name="ce32" office:value-type="float" office:value="28.8416352732813" calcext:value-type="float">
            <text:p>29</text:p>
          </table:table-cell>
          <table:table-cell table:style-name="ce33" table:formula="of:=[.G368]/[.H368]" office:value-type="float" office:value="1" calcext:value-type="float">
            <text:p>1</text:p>
          </table:table-cell>
          <table:table-cell table:style-name="ce35" table:formula="of:=[.B368]&amp;[.A368]" office:value-type="string" office:string-value="200071454200071843" calcext:value-type="string">
            <text:p>200071454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71843</text:p>
          </table:table-cell>
          <table:table-cell table:style-name="ce31" office:value-type="float" office:value="175.271996854823" calcext:value-type="float">
            <text:p>175</text:p>
          </table:table-cell>
          <table:table-cell table:style-name="ce31" office:value-type="float" office:value="908.094649187382" calcext:value-type="float">
            <text:p>908</text:p>
          </table:table-cell>
          <table:table-cell table:style-name="ce31" office:value-type="float" office:value="603.331495116059" calcext:value-type="float">
            <text:p>603</text:p>
          </table:table-cell>
          <table:table-cell table:style-name="ce31" office:value-type="float" office:value="103.205258277411" calcext:value-type="float">
            <text:p>103</text:p>
          </table:table-cell>
          <table:table-cell table:style-name="ce31" office:value-type="float" office:value="3854.98429028154" calcext:value-type="float">
            <text:p>3 855</text:p>
          </table:table-cell>
          <table:table-cell table:style-name="ce32" office:value-type="float" office:value="5644.88768971722" calcext:value-type="float">
            <text:p>5 645</text:p>
          </table:table-cell>
          <table:table-cell table:style-name="ce33" table:formula="of:=[.G369]/[.H369]" office:value-type="float" office:value="0.682916029897959" calcext:value-type="float">
            <text:p>0,6829160299</text:p>
          </table:table-cell>
          <table:table-cell table:style-name="ce35" table:formula="of:=[.B369]&amp;[.A369]" office:value-type="string" office:string-value="200071843200071843" calcext:value-type="string">
            <text:p>200071843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00072312</text:p>
          </table:table-cell>
          <table:table-cell table:style-name="ce31" office:value-type="float" office:value="7.55145856190314" calcext:value-type="float">
            <text:p>8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8.6294592715346" calcext:value-type="float">
            <text:p>29</text:p>
          </table:table-cell>
          <table:table-cell table:style-name="ce31" office:value-type="float" office:value="522.299758569523" calcext:value-type="float">
            <text:p>522</text:p>
          </table:table-cell>
          <table:table-cell table:style-name="ce32" office:value-type="float" office:value="562.480676402961" calcext:value-type="float">
            <text:p>562</text:p>
          </table:table-cell>
          <table:table-cell table:style-name="ce33" table:formula="of:=[.G370]/[.H370]" office:value-type="float" office:value="0.928564803167296" calcext:value-type="float">
            <text:p>0,9285648032</text:p>
          </table:table-cell>
          <table:table-cell table:style-name="ce35" table:formula="of:=[.B370]&amp;[.A370]" office:value-type="string" office:string-value="200072312200071843" calcext:value-type="string">
            <text:p>200072312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1400878</text:p>
          </table:table-cell>
          <table:table-cell table:style-name="ce31" table:number-columns-repeated="4"/>
          <table:table-cell table:style-name="ce31" office:value-type="float" office:value="4.82828282828283" calcext:value-type="float">
            <text:p>5</text:p>
          </table:table-cell>
          <table:table-cell table:style-name="ce32" office:value-type="float" office:value="4.82828282828283" calcext:value-type="float">
            <text:p>5</text:p>
          </table:table-cell>
          <table:table-cell table:style-name="ce33" table:formula="of:=[.G371]/[.H371]" office:value-type="float" office:value="1" calcext:value-type="float">
            <text:p>1</text:p>
          </table:table-cell>
          <table:table-cell table:style-name="ce35" table:formula="of:=[.B371]&amp;[.A371]" office:value-type="string" office:string-value="241400878200071843" calcext:value-type="string">
            <text:p>241400878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2700276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9.0300023287761" calcext:value-type="float">
            <text:p>9</text:p>
          </table:table-cell>
          <table:table-cell table:style-name="ce32" office:value-type="float" office:value="13.0300023287761" calcext:value-type="float">
            <text:p>13</text:p>
          </table:table-cell>
          <table:table-cell table:style-name="ce33" table:formula="of:=[.G372]/[.H372]" office:value-type="float" office:value="0.69301617151931" calcext:value-type="float">
            <text:p>0,6930161715</text:p>
          </table:table-cell>
          <table:table-cell table:style-name="ce35" table:formula="of:=[.B372]&amp;[.A372]" office:value-type="string" office:string-value="242700276200071843" calcext:value-type="string">
            <text:p>242700276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2700607</text:p>
          </table:table-cell>
          <table:table-cell table:style-name="ce31" table:number-columns-repeated="3"/>
          <table:table-cell table:style-name="ce31" office:value-type="float" office:value="4.84182776801406" calcext:value-type="float">
            <text:p>5</text:p>
          </table:table-cell>
          <table:table-cell table:style-name="ce31"/>
          <table:table-cell table:style-name="ce32" office:value-type="float" office:value="4.84182776801406" calcext:value-type="float">
            <text:p>5</text:p>
          </table:table-cell>
          <table:table-cell table:style-name="ce33" table:formula="of:=[.G373]/[.H373]" office:value-type="float" office:value="0" calcext:value-type="float">
            <text:p>0</text:p>
          </table:table-cell>
          <table:table-cell table:style-name="ce35" table:formula="of:=[.B373]&amp;[.A373]" office:value-type="string" office:string-value="242700607200071843" calcext:value-type="string">
            <text:p>242700607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2700623</text:p>
          </table:table-cell>
          <table:table-cell table:style-name="ce31" office:value-type="float" office:value="9.04655357316956" calcext:value-type="float">
            <text:p>9</text:p>
          </table:table-cell>
          <table:table-cell table:style-name="ce31"/>
          <table:table-cell table:number-columns-repeated="2" table:style-name="ce31" office:value-type="float" office:value="4.95179953283167" calcext:value-type="float">
            <text:p>5</text:p>
          </table:table-cell>
          <table:table-cell table:style-name="ce31" office:value-type="float" office:value="80.4101506433199" calcext:value-type="float">
            <text:p>80</text:p>
          </table:table-cell>
          <table:table-cell table:style-name="ce32" office:value-type="float" office:value="99.3603032821528" calcext:value-type="float">
            <text:p>99</text:p>
          </table:table-cell>
          <table:table-cell table:style-name="ce33" table:formula="of:=[.G374]/[.H374]" office:value-type="float" office:value="0.809278434013831" calcext:value-type="float">
            <text:p>0,809278434</text:p>
          </table:table-cell>
          <table:table-cell table:style-name="ce35" table:formula="of:=[.B374]&amp;[.A374]" office:value-type="string" office:string-value="242700623200071843" calcext:value-type="string">
            <text:p>242700623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6000582</text:p>
          </table:table-cell>
          <table:table-cell table:style-name="ce31" table:number-columns-repeated="4"/>
          <table:table-cell table:style-name="ce31" office:value-type="float" office:value="36.257143967918" calcext:value-type="float">
            <text:p>36</text:p>
          </table:table-cell>
          <table:table-cell table:style-name="ce32" office:value-type="float" office:value="36.257143967918" calcext:value-type="float">
            <text:p>36</text:p>
          </table:table-cell>
          <table:table-cell table:style-name="ce33" table:formula="of:=[.G375]/[.H375]" office:value-type="float" office:value="1" calcext:value-type="float">
            <text:p>1</text:p>
          </table:table-cell>
          <table:table-cell table:style-name="ce35" table:formula="of:=[.B375]&amp;[.A375]" office:value-type="string" office:string-value="246000582200071843" calcext:value-type="string">
            <text:p>246000582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6000707</text:p>
          </table:table-cell>
          <table:table-cell table:style-name="ce31" office:value-type="float" office:value="21.8825921577701" calcext:value-type="float">
            <text:p>22</text:p>
          </table:table-cell>
          <table:table-cell table:style-name="ce31" table:number-columns-repeated="2"/>
          <table:table-cell table:style-name="ce31" office:value-type="float" office:value="3.80950286135869" calcext:value-type="float">
            <text:p>4</text:p>
          </table:table-cell>
          <table:table-cell table:style-name="ce31" office:value-type="float" office:value="529.733029378424" calcext:value-type="float">
            <text:p>530</text:p>
          </table:table-cell>
          <table:table-cell table:style-name="ce32" office:value-type="float" office:value="555.425124397553" calcext:value-type="float">
            <text:p>555</text:p>
          </table:table-cell>
          <table:table-cell table:style-name="ce33" table:formula="of:=[.G376]/[.H376]" office:value-type="float" office:value="0.953743369014868" calcext:value-type="float">
            <text:p>0,953743369</text:p>
          </table:table-cell>
          <table:table-cell table:style-name="ce35" table:formula="of:=[.B376]&amp;[.A376]" office:value-type="string" office:string-value="246000707200071843" calcext:value-type="string">
            <text:p>246000707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6000848</text:p>
          </table:table-cell>
          <table:table-cell table:style-name="ce31" office:value-type="float" office:value="5.28567076344638" calcext:value-type="float">
            <text:p>5</text:p>
          </table:table-cell>
          <table:table-cell table:style-name="ce31" table:number-columns-repeated="3"/>
          <table:table-cell table:style-name="ce31" office:value-type="float" office:value="46.3230050213732" calcext:value-type="float">
            <text:p>46</text:p>
          </table:table-cell>
          <table:table-cell table:style-name="ce32" office:value-type="float" office:value="51.6086757848196" calcext:value-type="float">
            <text:p>52</text:p>
          </table:table-cell>
          <table:table-cell table:style-name="ce33" table:formula="of:=[.G377]/[.H377]" office:value-type="float" office:value="0.897581740219711" calcext:value-type="float">
            <text:p>0,8975817402</text:p>
          </table:table-cell>
          <table:table-cell table:style-name="ce35" table:formula="of:=[.B377]&amp;[.A377]" office:value-type="string" office:string-value="246000848200071843" calcext:value-type="string">
            <text:p>246000848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6000897</text:p>
          </table:table-cell>
          <table:table-cell table:style-name="ce31" table:number-columns-repeated="4"/>
          <table:table-cell table:style-name="ce31" office:value-type="float" office:value="4.10738438881524" calcext:value-type="float">
            <text:p>4</text:p>
          </table:table-cell>
          <table:table-cell table:style-name="ce32" office:value-type="float" office:value="4.10738438881524" calcext:value-type="float">
            <text:p>4</text:p>
          </table:table-cell>
          <table:table-cell table:style-name="ce33" table:formula="of:=[.G378]/[.H378]" office:value-type="float" office:value="1" calcext:value-type="float">
            <text:p>1</text:p>
          </table:table-cell>
          <table:table-cell table:style-name="ce35" table:formula="of:=[.B378]&amp;[.A378]" office:value-type="string" office:string-value="246000897200071843" calcext:value-type="string">
            <text:p>246000897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6000913</text:p>
          </table:table-cell>
          <table:table-cell table:style-name="ce31" office:value-type="float" office:value="4.04705882352941" calcext:value-type="float">
            <text:p>4</text:p>
          </table:table-cell>
          <table:table-cell table:style-name="ce31"/>
          <table:table-cell table:style-name="ce31" office:value-type="float" office:value="13.0033958923717" calcext:value-type="float">
            <text:p>13</text:p>
          </table:table-cell>
          <table:table-cell table:style-name="ce31" office:value-type="float" office:value="4.1037336080206" calcext:value-type="float">
            <text:p>4</text:p>
          </table:table-cell>
          <table:table-cell table:style-name="ce31" office:value-type="float" office:value="497.038277764625" calcext:value-type="float">
            <text:p>497</text:p>
          </table:table-cell>
          <table:table-cell table:style-name="ce32" office:value-type="float" office:value="518.192466088547" calcext:value-type="float">
            <text:p>518</text:p>
          </table:table-cell>
          <table:table-cell table:style-name="ce33" table:formula="of:=[.G379]/[.H379]" office:value-type="float" office:value="0.959176966651794" calcext:value-type="float">
            <text:p>0,9591769667</text:p>
          </table:table-cell>
          <table:table-cell table:style-name="ce35" table:formula="of:=[.B379]&amp;[.A379]" office:value-type="string" office:string-value="246000913200071843" calcext:value-type="string">
            <text:p>246000913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4"/>
          <table:table-cell table:style-name="ce31" office:value-type="float" office:value="1.66666673299931" calcext:value-type="float">
            <text:p>2</text:p>
          </table:table-cell>
          <table:table-cell table:style-name="ce32" office:value-type="float" office:value="1.66666673299931" calcext:value-type="float">
            <text:p>2</text:p>
          </table:table-cell>
          <table:table-cell table:style-name="ce33" table:formula="of:=[.G380]/[.H380]" office:value-type="float" office:value="1" calcext:value-type="float">
            <text:p>1</text:p>
          </table:table-cell>
          <table:table-cell table:style-name="ce35" table:formula="of:=[.B380]&amp;[.A380]" office:value-type="string" office:string-value="247600596200071843" calcext:value-type="string">
            <text:p>247600596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9.33644494087548" calcext:value-type="float">
            <text:p>9</text:p>
          </table:table-cell>
          <table:table-cell table:style-name="ce32" office:value-type="float" office:value="9.33644494087548" calcext:value-type="float">
            <text:p>9</text:p>
          </table:table-cell>
          <table:table-cell table:style-name="ce33" table:formula="of:=[.G381]/[.H381]" office:value-type="float" office:value="1" calcext:value-type="float">
            <text:p>1</text:p>
          </table:table-cell>
          <table:table-cell table:style-name="ce35" table:formula="of:=[.B381]&amp;[.A381]" office:value-type="string" office:string-value="247600620200071843" calcext:value-type="string">
            <text:p>247600620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3.14942536838268" calcext:value-type="float">
            <text:p>3</text:p>
          </table:table-cell>
          <table:table-cell table:style-name="ce32" office:value-type="float" office:value="3.14942536838268" calcext:value-type="float">
            <text:p>3</text:p>
          </table:table-cell>
          <table:table-cell table:style-name="ce33" table:formula="of:=[.G382]/[.H382]" office:value-type="float" office:value="1" calcext:value-type="float">
            <text:p>1</text:p>
          </table:table-cell>
          <table:table-cell table:style-name="ce35" table:formula="of:=[.B382]&amp;[.A382]" office:value-type="string" office:string-value="247600646200071843" calcext:value-type="string">
            <text:p>247600646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3.05391368498329" calcext:value-type="float">
            <text:p>3</text:p>
          </table:table-cell>
          <table:table-cell table:style-name="ce32" office:value-type="float" office:value="3.05391368498329" calcext:value-type="float">
            <text:p>3</text:p>
          </table:table-cell>
          <table:table-cell table:style-name="ce33" table:formula="of:=[.G383]/[.H383]" office:value-type="float" office:value="1" calcext:value-type="float">
            <text:p>1</text:p>
          </table:table-cell>
          <table:table-cell table:style-name="ce35" table:formula="of:=[.B383]&amp;[.A383]" office:value-type="string" office:string-value="247600786200071843" calcext:value-type="string">
            <text:p>247600786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9500109</text:p>
          </table:table-cell>
          <table:table-cell table:style-name="ce31"/>
          <table:table-cell table:style-name="ce31" office:value-type="float" office:value="1.43192478930331" calcext:value-type="float">
            <text:p>1</text:p>
          </table:table-cell>
          <table:table-cell table:style-name="ce31" table:number-columns-repeated="2"/>
          <table:table-cell table:style-name="ce31" office:value-type="float" office:value="24.8186470250687" calcext:value-type="float">
            <text:p>25</text:p>
          </table:table-cell>
          <table:table-cell table:style-name="ce32" office:value-type="float" office:value="26.250571814372" calcext:value-type="float">
            <text:p>26</text:p>
          </table:table-cell>
          <table:table-cell table:style-name="ce33" table:formula="of:=[.G384]/[.H384]" office:value-type="float" office:value="0.945451672465308" calcext:value-type="float">
            <text:p>0,9454516725</text:p>
          </table:table-cell>
          <table:table-cell table:style-name="ce35" table:formula="of:=[.B384]&amp;[.A384]" office:value-type="string" office:string-value="249500109200071843" calcext:value-type="string">
            <text:p>249500109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9500455</text:p>
          </table:table-cell>
          <table:table-cell table:style-name="ce31" table:number-columns-repeated="3"/>
          <table:table-cell table:style-name="ce31" office:value-type="float" office:value="3.09621220377257" calcext:value-type="float">
            <text:p>3</text:p>
          </table:table-cell>
          <table:table-cell table:style-name="ce31"/>
          <table:table-cell table:style-name="ce32" office:value-type="float" office:value="3.09621220377257" calcext:value-type="float">
            <text:p>3</text:p>
          </table:table-cell>
          <table:table-cell table:style-name="ce33" table:formula="of:=[.G385]/[.H385]" office:value-type="float" office:value="0" calcext:value-type="float">
            <text:p>0</text:p>
          </table:table-cell>
          <table:table-cell table:style-name="ce35" table:formula="of:=[.B385]&amp;[.A385]" office:value-type="string" office:string-value="249500455200071843" calcext:value-type="string">
            <text:p>249500455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9500489</text:p>
          </table:table-cell>
          <table:table-cell table:style-name="ce31" table:number-columns-repeated="4"/>
          <table:table-cell table:style-name="ce31" office:value-type="float" office:value="6.30943270474851" calcext:value-type="float">
            <text:p>6</text:p>
          </table:table-cell>
          <table:table-cell table:style-name="ce32" office:value-type="float" office:value="6.30943270474851" calcext:value-type="float">
            <text:p>6</text:p>
          </table:table-cell>
          <table:table-cell table:style-name="ce33" table:formula="of:=[.G386]/[.H386]" office:value-type="float" office:value="1" calcext:value-type="float">
            <text:p>1</text:p>
          </table:table-cell>
          <table:table-cell table:style-name="ce35" table:formula="of:=[.B386]&amp;[.A386]" office:value-type="string" office:string-value="249500489200071843" calcext:value-type="string">
            <text:p>249500489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1843" calcext:value-type="float">
            <text:p>200071843</text:p>
          </table:table-cell>
          <table:table-cell table:style-name="ce11" office:value-type="string" calcext:value-type="string">
            <text:p>249500513</text:p>
          </table:table-cell>
          <table:table-cell table:style-name="ce31" office:value-type="float" office:value="4.09169758852693" calcext:value-type="float">
            <text:p>4</text:p>
          </table:table-cell>
          <table:table-cell table:style-name="ce31" table:number-columns-repeated="3"/>
          <table:table-cell table:style-name="ce31" office:value-type="float" office:value="75.0423499156434" calcext:value-type="float">
            <text:p>75</text:p>
          </table:table-cell>
          <table:table-cell table:style-name="ce32" office:value-type="float" office:value="79.1340475041703" calcext:value-type="float">
            <text:p>79</text:p>
          </table:table-cell>
          <table:table-cell table:style-name="ce33" table:formula="of:=[.G387]/[.H387]" office:value-type="float" office:value="0.948294094418571" calcext:value-type="float">
            <text:p>0,9482940944</text:p>
          </table:table-cell>
          <table:table-cell table:style-name="ce35" table:formula="of:=[.B387]&amp;[.A387]" office:value-type="string" office:string-value="249500513200071843" calcext:value-type="string">
            <text:p>24950051320007184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14.1177848380011" calcext:value-type="float">
            <text:p>14</text:p>
          </table:table-cell>
          <table:table-cell table:style-name="ce32" office:value-type="float" office:value="14.1177848380011" calcext:value-type="float">
            <text:p>14</text:p>
          </table:table-cell>
          <table:table-cell table:style-name="ce33" table:formula="of:=[.G388]/[.H388]" office:value-type="float" office:value="1" calcext:value-type="float">
            <text:p>1</text:p>
          </table:table-cell>
          <table:table-cell table:style-name="ce35" table:formula="of:=[.B388]&amp;[.A388]" office:value-type="string" office:string-value="200010700200072312" calcext:value-type="string">
            <text:p>20001070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7.478503659958" calcext:value-type="float">
            <text:p>7</text:p>
          </table:table-cell>
          <table:table-cell table:style-name="ce31" office:value-type="float" office:value="8.65074257090949" calcext:value-type="float">
            <text:p>9</text:p>
          </table:table-cell>
          <table:table-cell table:style-name="ce31"/>
          <table:table-cell table:style-name="ce31" office:value-type="float" office:value="155.650392396274" calcext:value-type="float">
            <text:p>156</text:p>
          </table:table-cell>
          <table:table-cell table:style-name="ce31" office:value-type="float" office:value="628.778966667003" calcext:value-type="float">
            <text:p>629</text:p>
          </table:table-cell>
          <table:table-cell table:style-name="ce32" office:value-type="float" office:value="800.558605294145" calcext:value-type="float">
            <text:p>801</text:p>
          </table:table-cell>
          <table:table-cell table:style-name="ce33" table:formula="of:=[.G389]/[.H389]" office:value-type="float" office:value="0.785425279934346" calcext:value-type="float">
            <text:p>0,7854252799</text:p>
          </table:table-cell>
          <table:table-cell table:style-name="ce35" table:formula="of:=[.B389]&amp;[.A389]" office:value-type="string" office:string-value="200023414200072312" calcext:value-type="string">
            <text:p>200023414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33173</text:p>
          </table:table-cell>
          <table:table-cell table:style-name="ce31" table:number-columns-repeated="4"/>
          <table:table-cell table:style-name="ce31" office:value-type="float" office:value="3.98476112994318" calcext:value-type="float">
            <text:p>4</text:p>
          </table:table-cell>
          <table:table-cell table:style-name="ce32" office:value-type="float" office:value="3.98476112994318" calcext:value-type="float">
            <text:p>4</text:p>
          </table:table-cell>
          <table:table-cell table:style-name="ce33" table:formula="of:=[.G390]/[.H390]" office:value-type="float" office:value="1" calcext:value-type="float">
            <text:p>1</text:p>
          </table:table-cell>
          <table:table-cell table:style-name="ce35" table:formula="of:=[.B390]&amp;[.A390]" office:value-type="string" office:string-value="200033173200072312" calcext:value-type="string">
            <text:p>20003317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33181</text:p>
          </table:table-cell>
          <table:table-cell table:style-name="ce31" table:number-columns-repeated="4"/>
          <table:table-cell table:style-name="ce31" office:value-type="float" office:value="11.1801758078609" calcext:value-type="float">
            <text:p>11</text:p>
          </table:table-cell>
          <table:table-cell table:style-name="ce32" office:value-type="float" office:value="11.1801758078609" calcext:value-type="float">
            <text:p>11</text:p>
          </table:table-cell>
          <table:table-cell table:style-name="ce33" table:formula="of:=[.G391]/[.H391]" office:value-type="float" office:value="1" calcext:value-type="float">
            <text:p>1</text:p>
          </table:table-cell>
          <table:table-cell table:style-name="ce35" table:formula="of:=[.B391]&amp;[.A391]" office:value-type="string" office:string-value="200033181200072312" calcext:value-type="string">
            <text:p>200033181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34130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33" table:formula="of:=[.G392]/[.H392]" office:value-type="float" office:value="1" calcext:value-type="float">
            <text:p>1</text:p>
          </table:table-cell>
          <table:table-cell table:style-name="ce35" table:formula="of:=[.B392]&amp;[.A392]" office:value-type="string" office:string-value="200034130200072312" calcext:value-type="string">
            <text:p>20003413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35665</text:p>
          </table:table-cell>
          <table:table-cell table:style-name="ce31"/>
          <table:table-cell table:style-name="ce31" office:value-type="float" office:value="7.00174693019457" calcext:value-type="float">
            <text:p>7</text:p>
          </table:table-cell>
          <table:table-cell table:style-name="ce31"/>
          <table:table-cell table:style-name="ce31" office:value-type="float" office:value="10.9848242274798" calcext:value-type="float">
            <text:p>11</text:p>
          </table:table-cell>
          <table:table-cell table:style-name="ce31" office:value-type="float" office:value="612.855904210791" calcext:value-type="float">
            <text:p>613</text:p>
          </table:table-cell>
          <table:table-cell table:style-name="ce32" office:value-type="float" office:value="630.842475368465" calcext:value-type="float">
            <text:p>631</text:p>
          </table:table-cell>
          <table:table-cell table:style-name="ce33" table:formula="of:=[.G393]/[.H393]" office:value-type="float" office:value="0.971488015059277" calcext:value-type="float">
            <text:p>0,9714880151</text:p>
          </table:table-cell>
          <table:table-cell table:style-name="ce35" table:formula="of:=[.B393]&amp;[.A393]" office:value-type="string" office:string-value="200035665200072312" calcext:value-type="string">
            <text:p>20003566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35970</text:p>
          </table:table-cell>
          <table:table-cell table:style-name="ce31" table:number-columns-repeated="4"/>
          <table:table-cell table:style-name="ce31" office:value-type="float" office:value="4.92890995260664" calcext:value-type="float">
            <text:p>5</text:p>
          </table:table-cell>
          <table:table-cell table:style-name="ce32" office:value-type="float" office:value="4.92890995260664" calcext:value-type="float">
            <text:p>5</text:p>
          </table:table-cell>
          <table:table-cell table:style-name="ce33" table:formula="of:=[.G394]/[.H394]" office:value-type="float" office:value="1" calcext:value-type="float">
            <text:p>1</text:p>
          </table:table-cell>
          <table:table-cell table:style-name="ce35" table:formula="of:=[.B394]&amp;[.A394]" office:value-type="string" office:string-value="200035970200072312" calcext:value-type="string">
            <text:p>20003597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36069</text:p>
          </table:table-cell>
          <table:table-cell table:style-name="ce31" table:number-columns-repeated="4"/>
          <table:table-cell table:style-name="ce31" office:value-type="float" office:value="3.98222031922364" calcext:value-type="float">
            <text:p>4</text:p>
          </table:table-cell>
          <table:table-cell table:style-name="ce32" office:value-type="float" office:value="3.98222031922364" calcext:value-type="float">
            <text:p>4</text:p>
          </table:table-cell>
          <table:table-cell table:style-name="ce33" table:formula="of:=[.G395]/[.H395]" office:value-type="float" office:value="1" calcext:value-type="float">
            <text:p>1</text:p>
          </table:table-cell>
          <table:table-cell table:style-name="ce35" table:formula="of:=[.B395]&amp;[.A395]" office:value-type="string" office:string-value="200036069200072312" calcext:value-type="string">
            <text:p>20003606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40277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74.804539941584" calcext:value-type="float">
            <text:p>175</text:p>
          </table:table-cell>
          <table:table-cell table:style-name="ce32" office:value-type="float" office:value="178.804539941584" calcext:value-type="float">
            <text:p>179</text:p>
          </table:table-cell>
          <table:table-cell table:style-name="ce33" table:formula="of:=[.G396]/[.H396]" office:value-type="float" office:value="0.977629203367505" calcext:value-type="float">
            <text:p>0,9776292034</text:p>
          </table:table-cell>
          <table:table-cell table:style-name="ce35" table:formula="of:=[.B396]&amp;[.A396]" office:value-type="string" office:string-value="200040277200072312" calcext:value-type="string">
            <text:p>20004027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4781</text:p>
          </table:table-cell>
          <table:table-cell table:style-name="ce31" office:value-type="float" office:value="5.26610141053575" calcext:value-type="float">
            <text:p>5</text:p>
          </table:table-cell>
          <table:table-cell table:style-name="ce31" office:value-type="float" office:value="4.44949087739004" calcext:value-type="float">
            <text:p>4</text:p>
          </table:table-cell>
          <table:table-cell table:style-name="ce31"/>
          <table:table-cell table:style-name="ce31" office:value-type="float" office:value="93.7833460701828" calcext:value-type="float">
            <text:p>94</text:p>
          </table:table-cell>
          <table:table-cell table:style-name="ce31" office:value-type="float" office:value="97.0924053261684" calcext:value-type="float">
            <text:p>97</text:p>
          </table:table-cell>
          <table:table-cell table:style-name="ce32" office:value-type="float" office:value="200.591343684277" calcext:value-type="float">
            <text:p>201</text:p>
          </table:table-cell>
          <table:table-cell table:style-name="ce33" table:formula="of:=[.G397]/[.H397]" office:value-type="float" office:value="0.48403088360078" calcext:value-type="float">
            <text:p>0,4840308836</text:p>
          </table:table-cell>
          <table:table-cell table:style-name="ce35" table:formula="of:=[.B397]&amp;[.A397]" office:value-type="string" office:string-value="200054781200072312" calcext:value-type="string">
            <text:p>200054781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5655</text:p>
          </table:table-cell>
          <table:table-cell table:style-name="ce31" table:number-columns-repeated="3"/>
          <table:table-cell table:style-name="ce31" office:value-type="float" office:value="4.04677585200697" calcext:value-type="float">
            <text:p>4</text:p>
          </table:table-cell>
          <table:table-cell table:style-name="ce31" office:value-type="float" office:value="3.11181375364677" calcext:value-type="float">
            <text:p>3</text:p>
          </table:table-cell>
          <table:table-cell table:style-name="ce32" office:value-type="float" office:value="7.15858960565374" calcext:value-type="float">
            <text:p>7</text:p>
          </table:table-cell>
          <table:table-cell table:style-name="ce33" table:formula="of:=[.G398]/[.H398]" office:value-type="float" office:value="0.434696487027153" calcext:value-type="float">
            <text:p>0,434696487</text:p>
          </table:table-cell>
          <table:table-cell table:style-name="ce35" table:formula="of:=[.B398]&amp;[.A398]" office:value-type="string" office:string-value="200055655200072312" calcext:value-type="string">
            <text:p>20005565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6232</text:p>
          </table:table-cell>
          <table:table-cell table:style-name="ce31" table:number-columns-repeated="4"/>
          <table:table-cell table:style-name="ce31" office:value-type="float" office:value="4.07806489306758" calcext:value-type="float">
            <text:p>4</text:p>
          </table:table-cell>
          <table:table-cell table:style-name="ce32" office:value-type="float" office:value="4.07806489306758" calcext:value-type="float">
            <text:p>4</text:p>
          </table:table-cell>
          <table:table-cell table:style-name="ce33" table:formula="of:=[.G399]/[.H399]" office:value-type="float" office:value="1" calcext:value-type="float">
            <text:p>1</text:p>
          </table:table-cell>
          <table:table-cell table:style-name="ce35" table:formula="of:=[.B399]&amp;[.A399]" office:value-type="string" office:string-value="200056232200072312" calcext:value-type="string">
            <text:p>200056232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6380</text:p>
          </table:table-cell>
          <table:table-cell table:style-name="ce31" table:number-columns-repeated="4"/>
          <table:table-cell table:style-name="ce31" office:value-type="float" office:value="3.15234493812114" calcext:value-type="float">
            <text:p>3</text:p>
          </table:table-cell>
          <table:table-cell table:style-name="ce32" office:value-type="float" office:value="3.15234493812114" calcext:value-type="float">
            <text:p>3</text:p>
          </table:table-cell>
          <table:table-cell table:style-name="ce33" table:formula="of:=[.G400]/[.H400]" office:value-type="float" office:value="1" calcext:value-type="float">
            <text:p>1</text:p>
          </table:table-cell>
          <table:table-cell table:style-name="ce35" table:formula="of:=[.B400]&amp;[.A400]" office:value-type="string" office:string-value="200056380200072312" calcext:value-type="string">
            <text:p>20005638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7859</text:p>
          </table:table-cell>
          <table:table-cell table:style-name="ce31" table:number-columns-repeated="4"/>
          <table:table-cell table:style-name="ce31" office:value-type="float" office:value="7.83955097035316" calcext:value-type="float">
            <text:p>8</text:p>
          </table:table-cell>
          <table:table-cell table:style-name="ce32" office:value-type="float" office:value="7.83955097035316" calcext:value-type="float">
            <text:p>8</text:p>
          </table:table-cell>
          <table:table-cell table:style-name="ce33" table:formula="of:=[.G401]/[.H401]" office:value-type="float" office:value="1" calcext:value-type="float">
            <text:p>1</text:p>
          </table:table-cell>
          <table:table-cell table:style-name="ce35" table:formula="of:=[.B401]&amp;[.A401]" office:value-type="string" office:string-value="200057859200072312" calcext:value-type="string">
            <text:p>20005785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7.95853297300467" calcext:value-type="float">
            <text:p>8</text:p>
          </table:table-cell>
          <table:table-cell table:style-name="ce32" office:value-type="float" office:value="7.95853297300467" calcext:value-type="float">
            <text:p>8</text:p>
          </table:table-cell>
          <table:table-cell table:style-name="ce33" table:formula="of:=[.G402]/[.H402]" office:value-type="float" office:value="1" calcext:value-type="float">
            <text:p>1</text:p>
          </table:table-cell>
          <table:table-cell table:style-name="ce35" table:formula="of:=[.B402]&amp;[.A402]" office:value-type="string" office:string-value="200058485200072312" calcext:value-type="string">
            <text:p>20005848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8519</text:p>
          </table:table-cell>
          <table:table-cell table:style-name="ce31" table:number-columns-repeated="3"/>
          <table:table-cell table:style-name="ce31" office:value-type="float" office:value="1.01887578148728" calcext:value-type="float">
            <text:p>1</text:p>
          </table:table-cell>
          <table:table-cell table:style-name="ce31" office:value-type="float" office:value="42.2526840036836" calcext:value-type="float">
            <text:p>42</text:p>
          </table:table-cell>
          <table:table-cell table:style-name="ce32" office:value-type="float" office:value="43.2715597851709" calcext:value-type="float">
            <text:p>43</text:p>
          </table:table-cell>
          <table:table-cell table:style-name="ce33" table:formula="of:=[.G403]/[.H403]" office:value-type="float" office:value="0.976453916000586" calcext:value-type="float">
            <text:p>0,976453916</text:p>
          </table:table-cell>
          <table:table-cell table:style-name="ce35" table:formula="of:=[.B403]&amp;[.A403]" office:value-type="string" office:string-value="200058519200072312" calcext:value-type="string">
            <text:p>20005851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8782</text:p>
          </table:table-cell>
          <table:table-cell table:style-name="ce31" table:number-columns-repeated="4"/>
          <table:table-cell table:style-name="ce31" office:value-type="float" office:value="18.4032422873832" calcext:value-type="float">
            <text:p>18</text:p>
          </table:table-cell>
          <table:table-cell table:style-name="ce32" office:value-type="float" office:value="18.4032422873832" calcext:value-type="float">
            <text:p>18</text:p>
          </table:table-cell>
          <table:table-cell table:style-name="ce33" table:formula="of:=[.G404]/[.H404]" office:value-type="float" office:value="1" calcext:value-type="float">
            <text:p>1</text:p>
          </table:table-cell>
          <table:table-cell table:style-name="ce35" table:formula="of:=[.B404]&amp;[.A404]" office:value-type="string" office:string-value="200058782200072312" calcext:value-type="string">
            <text:p>200058782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9228</text:p>
          </table:table-cell>
          <table:table-cell table:style-name="ce31" table:number-columns-repeated="4"/>
          <table:table-cell table:style-name="ce31" office:value-type="float" office:value="2.78520068977045" calcext:value-type="float">
            <text:p>3</text:p>
          </table:table-cell>
          <table:table-cell table:style-name="ce32" office:value-type="float" office:value="2.78520068977045" calcext:value-type="float">
            <text:p>3</text:p>
          </table:table-cell>
          <table:table-cell table:style-name="ce33" table:formula="of:=[.G405]/[.H405]" office:value-type="float" office:value="1" calcext:value-type="float">
            <text:p>1</text:p>
          </table:table-cell>
          <table:table-cell table:style-name="ce35" table:formula="of:=[.B405]&amp;[.A405]" office:value-type="string" office:string-value="200059228200072312" calcext:value-type="string">
            <text:p>200059228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59889</text:p>
          </table:table-cell>
          <table:table-cell table:style-name="ce31" office:value-type="float" office:value="10.0159954876808" calcext:value-type="float">
            <text:p>10</text:p>
          </table:table-cell>
          <table:table-cell table:style-name="ce31" table:number-columns-repeated="2"/>
          <table:table-cell table:style-name="ce31" office:value-type="float" office:value="32.3060810972076" calcext:value-type="float">
            <text:p>32</text:p>
          </table:table-cell>
          <table:table-cell table:style-name="ce31" office:value-type="float" office:value="301.419073392554" calcext:value-type="float">
            <text:p>301</text:p>
          </table:table-cell>
          <table:table-cell table:style-name="ce32" office:value-type="float" office:value="343.741149977442" calcext:value-type="float">
            <text:p>344</text:p>
          </table:table-cell>
          <table:table-cell table:style-name="ce33" table:formula="of:=[.G406]/[.H406]" office:value-type="float" office:value="0.876878061914712" calcext:value-type="float">
            <text:p>0,8768780619</text:p>
          </table:table-cell>
          <table:table-cell table:style-name="ce35" table:formula="of:=[.B406]&amp;[.A406]" office:value-type="string" office:string-value="200059889200072312" calcext:value-type="string">
            <text:p>20005988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5563</text:p>
          </table:table-cell>
          <table:table-cell table:style-name="ce31" table:number-columns-repeated="3"/>
          <table:table-cell table:style-name="ce31" office:value-type="float" office:value="4.82651796778191" calcext:value-type="float">
            <text:p>5</text:p>
          </table:table-cell>
          <table:table-cell table:style-name="ce31" office:value-type="float" office:value="9.04633050978239" calcext:value-type="float">
            <text:p>9</text:p>
          </table:table-cell>
          <table:table-cell table:style-name="ce32" office:value-type="float" office:value="13.8728484775643" calcext:value-type="float">
            <text:p>14</text:p>
          </table:table-cell>
          <table:table-cell table:style-name="ce33" table:formula="of:=[.G407]/[.H407]" office:value-type="float" office:value="0.652088900445533" calcext:value-type="float">
            <text:p>0,6520889004</text:p>
          </table:table-cell>
          <table:table-cell table:style-name="ce35" table:formula="of:=[.B407]&amp;[.A407]" office:value-type="string" office:string-value="200065563200072312" calcext:value-type="string">
            <text:p>20006556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5589</text:p>
          </table:table-cell>
          <table:table-cell table:style-name="ce31" table:number-columns-repeated="4"/>
          <table:table-cell table:style-name="ce31" office:value-type="float" office:value="4.96781416176883" calcext:value-type="float">
            <text:p>5</text:p>
          </table:table-cell>
          <table:table-cell table:style-name="ce32" office:value-type="float" office:value="4.96781416176883" calcext:value-type="float">
            <text:p>5</text:p>
          </table:table-cell>
          <table:table-cell table:style-name="ce33" table:formula="of:=[.G408]/[.H408]" office:value-type="float" office:value="1" calcext:value-type="float">
            <text:p>1</text:p>
          </table:table-cell>
          <table:table-cell table:style-name="ce35" table:formula="of:=[.B408]&amp;[.A408]" office:value-type="string" office:string-value="200065589200072312" calcext:value-type="string">
            <text:p>20006558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5597</text:p>
          </table:table-cell>
          <table:table-cell table:style-name="ce31" office:value-type="float" office:value="4.53842983442193" calcext:value-type="float">
            <text:p>5</text:p>
          </table:table-cell>
          <table:table-cell table:style-name="ce31" table:number-columns-repeated="3"/>
          <table:table-cell table:style-name="ce31" office:value-type="float" office:value="16.196077515343" calcext:value-type="float">
            <text:p>16</text:p>
          </table:table-cell>
          <table:table-cell table:style-name="ce32" office:value-type="float" office:value="20.7345073497649" calcext:value-type="float">
            <text:p>21</text:p>
          </table:table-cell>
          <table:table-cell table:style-name="ce33" table:formula="of:=[.G409]/[.H409]" office:value-type="float" office:value="0.781117064521266" calcext:value-type="float">
            <text:p>0,7811170645</text:p>
          </table:table-cell>
          <table:table-cell table:style-name="ce35" table:formula="of:=[.B409]&amp;[.A409]" office:value-type="string" office:string-value="200065597200072312" calcext:value-type="string">
            <text:p>20006559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3"/>
          <table:table-cell table:style-name="ce31" office:value-type="float" office:value="4.26519337016575" calcext:value-type="float">
            <text:p>4</text:p>
          </table:table-cell>
          <table:table-cell table:style-name="ce31" office:value-type="float" office:value="8.13572854291417" calcext:value-type="float">
            <text:p>8</text:p>
          </table:table-cell>
          <table:table-cell table:style-name="ce32" office:value-type="float" office:value="12.4009219130799" calcext:value-type="float">
            <text:p>12</text:p>
          </table:table-cell>
          <table:table-cell table:style-name="ce33" table:formula="of:=[.G410]/[.H410]" office:value-type="float" office:value="0.656058364042514" calcext:value-type="float">
            <text:p>0,656058364</text:p>
          </table:table-cell>
          <table:table-cell table:style-name="ce35" table:formula="of:=[.B410]&amp;[.A410]" office:value-type="string" office:string-value="200065787200072312" calcext:value-type="string">
            <text:p>20006578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4"/>
          <table:table-cell table:style-name="ce31" office:value-type="float" office:value="4.0057508775832" calcext:value-type="float">
            <text:p>4</text:p>
          </table:table-cell>
          <table:table-cell table:style-name="ce32" office:value-type="float" office:value="4.0057508775832" calcext:value-type="float">
            <text:p>4</text:p>
          </table:table-cell>
          <table:table-cell table:style-name="ce33" table:formula="of:=[.G411]/[.H411]" office:value-type="float" office:value="1" calcext:value-type="float">
            <text:p>1</text:p>
          </table:table-cell>
          <table:table-cell table:style-name="ce35" table:formula="of:=[.B411]&amp;[.A411]" office:value-type="string" office:string-value="200066017200072312" calcext:value-type="string">
            <text:p>20006601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3"/>
          <table:table-cell table:style-name="ce31" office:value-type="float" office:value="8.50803085402395" calcext:value-type="float">
            <text:p>9</text:p>
          </table:table-cell>
          <table:table-cell table:style-name="ce31" office:value-type="float" office:value="78.0691677537722" calcext:value-type="float">
            <text:p>78</text:p>
          </table:table-cell>
          <table:table-cell table:style-name="ce32" office:value-type="float" office:value="86.5771986077961" calcext:value-type="float">
            <text:p>87</text:p>
          </table:table-cell>
          <table:table-cell table:style-name="ce33" table:formula="of:=[.G412]/[.H412]" office:value-type="float" office:value="0.901728965699546" calcext:value-type="float">
            <text:p>0,9017289657</text:p>
          </table:table-cell>
          <table:table-cell table:style-name="ce35" table:formula="of:=[.B412]&amp;[.A412]" office:value-type="string" office:string-value="200066405200072312" calcext:value-type="string">
            <text:p>20006640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6413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2.91555965953493" calcext:value-type="float">
            <text:p>3</text:p>
          </table:table-cell>
          <table:table-cell table:style-name="ce31" office:value-type="float" office:value="69.644461634589" calcext:value-type="float">
            <text:p>70</text:p>
          </table:table-cell>
          <table:table-cell table:style-name="ce32" office:value-type="float" office:value="76.5600212941239" calcext:value-type="float">
            <text:p>77</text:p>
          </table:table-cell>
          <table:table-cell table:style-name="ce33" table:formula="of:=[.G413]/[.H413]" office:value-type="float" office:value="0.909671398431733" calcext:value-type="float">
            <text:p>0,9096713984</text:p>
          </table:table-cell>
          <table:table-cell table:style-name="ce35" table:formula="of:=[.B413]&amp;[.A413]" office:value-type="string" office:string-value="200066413200072312" calcext:value-type="string">
            <text:p>20006641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6462</text:p>
          </table:table-cell>
          <table:table-cell table:style-name="ce31" office:value-type="float" office:value="5.01594896331738" calcext:value-type="float">
            <text:p>5</text:p>
          </table:table-cell>
          <table:table-cell table:style-name="ce31" table:number-columns-repeated="3"/>
          <table:table-cell table:style-name="ce31" office:value-type="float" office:value="173.216616820241" calcext:value-type="float">
            <text:p>173</text:p>
          </table:table-cell>
          <table:table-cell table:style-name="ce32" office:value-type="float" office:value="178.232565783558" calcext:value-type="float">
            <text:p>178</text:p>
          </table:table-cell>
          <table:table-cell table:style-name="ce33" table:formula="of:=[.G414]/[.H414]" office:value-type="float" office:value="0.971857281292754" calcext:value-type="float">
            <text:p>0,9718572813</text:p>
          </table:table-cell>
          <table:table-cell table:style-name="ce35" table:formula="of:=[.B414]&amp;[.A414]" office:value-type="string" office:string-value="200066462200072312" calcext:value-type="string">
            <text:p>200066462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6728</text:p>
          </table:table-cell>
          <table:table-cell table:style-name="ce31" table:number-columns-repeated="4"/>
          <table:table-cell table:style-name="ce31" office:value-type="float" office:value="8.3815922724923" calcext:value-type="float">
            <text:p>8</text:p>
          </table:table-cell>
          <table:table-cell table:style-name="ce32" office:value-type="float" office:value="8.3815922724923" calcext:value-type="float">
            <text:p>8</text:p>
          </table:table-cell>
          <table:table-cell table:style-name="ce33" table:formula="of:=[.G415]/[.H415]" office:value-type="float" office:value="1" calcext:value-type="float">
            <text:p>1</text:p>
          </table:table-cell>
          <table:table-cell table:style-name="ce35" table:formula="of:=[.B415]&amp;[.A415]" office:value-type="string" office:string-value="200066728200072312" calcext:value-type="string">
            <text:p>200066728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16]/[.H416]" office:value-type="float" office:value="1" calcext:value-type="float">
            <text:p>1</text:p>
          </table:table-cell>
          <table:table-cell table:style-name="ce35" table:formula="of:=[.B416]&amp;[.A416]" office:value-type="string" office:string-value="200066827200072312" calcext:value-type="string">
            <text:p>20006682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796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17]/[.H417]" office:value-type="float" office:value="1" calcext:value-type="float">
            <text:p>1</text:p>
          </table:table-cell>
          <table:table-cell table:style-name="ce35" table:formula="of:=[.B417]&amp;[.A417]" office:value-type="string" office:string-value="200067965200072312" calcext:value-type="string">
            <text:p>20006796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7999</text:p>
          </table:table-cell>
          <table:table-cell table:style-name="ce31" table:number-columns-repeated="2"/>
          <table:table-cell table:style-name="ce31" office:value-type="float" office:value="0.93025786682982" calcext:value-type="float">
            <text:p>1</text:p>
          </table:table-cell>
          <table:table-cell table:style-name="ce31"/>
          <table:table-cell table:style-name="ce31" office:value-type="float" office:value="20.5871231838545" calcext:value-type="float">
            <text:p>21</text:p>
          </table:table-cell>
          <table:table-cell table:style-name="ce32" office:value-type="float" office:value="21.5173810506843" calcext:value-type="float">
            <text:p>22</text:p>
          </table:table-cell>
          <table:table-cell table:style-name="ce33" table:formula="of:=[.G418]/[.H418]" office:value-type="float" office:value="0.956767142588655" calcext:value-type="float">
            <text:p>0,9567671426</text:p>
          </table:table-cell>
          <table:table-cell table:style-name="ce35" table:formula="of:=[.B418]&amp;[.A418]" office:value-type="string" office:string-value="200067999200072312" calcext:value-type="string">
            <text:p>20006799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8005</text:p>
          </table:table-cell>
          <table:table-cell table:style-name="ce31"/>
          <table:table-cell table:style-name="ce31" office:value-type="float" office:value="4.16438356164384" calcext:value-type="float">
            <text:p>4</text:p>
          </table:table-cell>
          <table:table-cell table:style-name="ce31" table:number-columns-repeated="3"/>
          <table:table-cell table:style-name="ce32" office:value-type="float" office:value="4.16438356164384" calcext:value-type="float">
            <text:p>4</text:p>
          </table:table-cell>
          <table:table-cell table:style-name="ce33" table:formula="of:=[.G419]/[.H419]" office:value-type="float" office:value="0" calcext:value-type="float">
            <text:p>0</text:p>
          </table:table-cell>
          <table:table-cell table:style-name="ce35" table:formula="of:=[.B419]&amp;[.A419]" office:value-type="string" office:string-value="200068005200072312" calcext:value-type="string">
            <text:p>20006800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8047</text:p>
          </table:table-cell>
          <table:table-cell table:style-name="ce31" table:number-columns-repeated="4"/>
          <table:table-cell table:style-name="ce31" office:value-type="float" office:value="4.61946326087115" calcext:value-type="float">
            <text:p>5</text:p>
          </table:table-cell>
          <table:table-cell table:style-name="ce32" office:value-type="float" office:value="4.61946326087115" calcext:value-type="float">
            <text:p>5</text:p>
          </table:table-cell>
          <table:table-cell table:style-name="ce33" table:formula="of:=[.G420]/[.H420]" office:value-type="float" office:value="1" calcext:value-type="float">
            <text:p>1</text:p>
          </table:table-cell>
          <table:table-cell table:style-name="ce35" table:formula="of:=[.B420]&amp;[.A420]" office:value-type="string" office:string-value="200068047200072312" calcext:value-type="string">
            <text:p>20006804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8534</text:p>
          </table:table-cell>
          <table:table-cell table:style-name="ce31" table:number-columns-repeated="4"/>
          <table:table-cell table:style-name="ce31" office:value-type="float" office:value="4.1570996978852" calcext:value-type="float">
            <text:p>4</text:p>
          </table:table-cell>
          <table:table-cell table:style-name="ce32" office:value-type="float" office:value="4.1570996978852" calcext:value-type="float">
            <text:p>4</text:p>
          </table:table-cell>
          <table:table-cell table:style-name="ce33" table:formula="of:=[.G421]/[.H421]" office:value-type="float" office:value="1" calcext:value-type="float">
            <text:p>1</text:p>
          </table:table-cell>
          <table:table-cell table:style-name="ce35" table:formula="of:=[.B421]&amp;[.A421]" office:value-type="string" office:string-value="200068534200072312" calcext:value-type="string">
            <text:p>200068534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4"/>
          <table:table-cell table:style-name="ce31" office:value-type="float" office:value="4.02588996763754" calcext:value-type="float">
            <text:p>4</text:p>
          </table:table-cell>
          <table:table-cell table:style-name="ce32" office:value-type="float" office:value="4.02588996763754" calcext:value-type="float">
            <text:p>4</text:p>
          </table:table-cell>
          <table:table-cell table:style-name="ce33" table:formula="of:=[.G422]/[.H422]" office:value-type="float" office:value="1" calcext:value-type="float">
            <text:p>1</text:p>
          </table:table-cell>
          <table:table-cell table:style-name="ce35" table:formula="of:=[.B422]&amp;[.A422]" office:value-type="string" office:string-value="200069532200072312" calcext:value-type="string">
            <text:p>200069532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4"/>
          <table:table-cell table:style-name="ce31" office:value-type="float" office:value="29.8310254321658" calcext:value-type="float">
            <text:p>30</text:p>
          </table:table-cell>
          <table:table-cell table:style-name="ce32" office:value-type="float" office:value="29.8310254321658" calcext:value-type="float">
            <text:p>30</text:p>
          </table:table-cell>
          <table:table-cell table:style-name="ce33" table:formula="of:=[.G423]/[.H423]" office:value-type="float" office:value="1" calcext:value-type="float">
            <text:p>1</text:p>
          </table:table-cell>
          <table:table-cell table:style-name="ce35" table:formula="of:=[.B423]&amp;[.A423]" office:value-type="string" office:string-value="200069730200072312" calcext:value-type="string">
            <text:p>20006973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9821</text:p>
          </table:table-cell>
          <table:table-cell table:style-name="ce31" table:number-columns-repeated="4"/>
          <table:table-cell table:style-name="ce31" office:value-type="float" office:value="4.9617268496219" calcext:value-type="float">
            <text:p>5</text:p>
          </table:table-cell>
          <table:table-cell table:style-name="ce32" office:value-type="float" office:value="4.9617268496219" calcext:value-type="float">
            <text:p>5</text:p>
          </table:table-cell>
          <table:table-cell table:style-name="ce33" table:formula="of:=[.G424]/[.H424]" office:value-type="float" office:value="1" calcext:value-type="float">
            <text:p>1</text:p>
          </table:table-cell>
          <table:table-cell table:style-name="ce35" table:formula="of:=[.B424]&amp;[.A424]" office:value-type="string" office:string-value="200069821200072312" calcext:value-type="string">
            <text:p>200069821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9839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25]/[.H425]" office:value-type="float" office:value="1" calcext:value-type="float">
            <text:p>1</text:p>
          </table:table-cell>
          <table:table-cell table:style-name="ce35" table:formula="of:=[.B425]&amp;[.A425]" office:value-type="string" office:string-value="200069839200072312" calcext:value-type="string">
            <text:p>20006983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9847</text:p>
          </table:table-cell>
          <table:table-cell table:style-name="ce31" table:number-columns-repeated="4"/>
          <table:table-cell table:style-name="ce31" office:value-type="float" office:value="4.13559322033898" calcext:value-type="float">
            <text:p>4</text:p>
          </table:table-cell>
          <table:table-cell table:style-name="ce32" office:value-type="float" office:value="4.13559322033898" calcext:value-type="float">
            <text:p>4</text:p>
          </table:table-cell>
          <table:table-cell table:style-name="ce33" table:formula="of:=[.G426]/[.H426]" office:value-type="float" office:value="1" calcext:value-type="float">
            <text:p>1</text:p>
          </table:table-cell>
          <table:table-cell table:style-name="ce35" table:formula="of:=[.B426]&amp;[.A426]" office:value-type="string" office:string-value="200069847200072312" calcext:value-type="string">
            <text:p>20006984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69953</text:p>
          </table:table-cell>
          <table:table-cell table:style-name="ce31" table:number-columns-repeated="4"/>
          <table:table-cell table:style-name="ce31" office:value-type="float" office:value="4.96103117505995" calcext:value-type="float">
            <text:p>5</text:p>
          </table:table-cell>
          <table:table-cell table:style-name="ce32" office:value-type="float" office:value="4.96103117505995" calcext:value-type="float">
            <text:p>5</text:p>
          </table:table-cell>
          <table:table-cell table:style-name="ce33" table:formula="of:=[.G427]/[.H427]" office:value-type="float" office:value="1" calcext:value-type="float">
            <text:p>1</text:p>
          </table:table-cell>
          <table:table-cell table:style-name="ce35" table:formula="of:=[.B427]&amp;[.A427]" office:value-type="string" office:string-value="200069953200072312" calcext:value-type="string">
            <text:p>20006995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0142</text:p>
          </table:table-cell>
          <table:table-cell table:style-name="ce31" office:value-type="float" office:value="4.98909386067411" calcext:value-type="float">
            <text:p>5</text:p>
          </table:table-cell>
          <table:table-cell table:style-name="ce31" table:number-columns-repeated="2"/>
          <table:table-cell table:style-name="ce31" office:value-type="float" office:value="16.1264374322083" calcext:value-type="float">
            <text:p>16</text:p>
          </table:table-cell>
          <table:table-cell table:style-name="ce31" office:value-type="float" office:value="535.158175328107" calcext:value-type="float">
            <text:p>535</text:p>
          </table:table-cell>
          <table:table-cell table:style-name="ce32" office:value-type="float" office:value="556.273706620989" calcext:value-type="float">
            <text:p>556</text:p>
          </table:table-cell>
          <table:table-cell table:style-name="ce33" table:formula="of:=[.G428]/[.H428]" office:value-type="float" office:value="0.96204111206128" calcext:value-type="float">
            <text:p>0,9620411121</text:p>
          </table:table-cell>
          <table:table-cell table:style-name="ce35" table:formula="of:=[.B428]&amp;[.A428]" office:value-type="string" office:string-value="200070142200072312" calcext:value-type="string">
            <text:p>200070142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0167</text:p>
          </table:table-cell>
          <table:table-cell table:style-name="ce31" table:number-columns-repeated="4"/>
          <table:table-cell table:style-name="ce31" office:value-type="float" office:value="4.02647985993228" calcext:value-type="float">
            <text:p>4</text:p>
          </table:table-cell>
          <table:table-cell table:style-name="ce32" office:value-type="float" office:value="4.02647985993228" calcext:value-type="float">
            <text:p>4</text:p>
          </table:table-cell>
          <table:table-cell table:style-name="ce33" table:formula="of:=[.G429]/[.H429]" office:value-type="float" office:value="1" calcext:value-type="float">
            <text:p>1</text:p>
          </table:table-cell>
          <table:table-cell table:style-name="ce35" table:formula="of:=[.B429]&amp;[.A429]" office:value-type="string" office:string-value="200070167200072312" calcext:value-type="string">
            <text:p>20007016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2"/>
          <table:table-cell table:style-name="ce31" office:value-type="float" office:value="4.87903225806452" calcext:value-type="float">
            <text:p>5</text:p>
          </table:table-cell>
          <table:table-cell table:style-name="ce31"/>
          <table:table-cell table:style-name="ce31" office:value-type="float" office:value="60.8218988306995" calcext:value-type="float">
            <text:p>61</text:p>
          </table:table-cell>
          <table:table-cell table:style-name="ce32" office:value-type="float" office:value="65.700931088764" calcext:value-type="float">
            <text:p>66</text:p>
          </table:table-cell>
          <table:table-cell table:style-name="ce33" table:formula="of:=[.G430]/[.H430]" office:value-type="float" office:value="0.925738765384119" calcext:value-type="float">
            <text:p>0,9257387654</text:p>
          </table:table-cell>
          <table:table-cell table:style-name="ce35" table:formula="of:=[.B430]&amp;[.A430]" office:value-type="string" office:string-value="200070449200072312" calcext:value-type="string">
            <text:p>20007044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1074</text:p>
          </table:table-cell>
          <table:table-cell table:style-name="ce31" office:value-type="float" office:value="16.2436304860171" calcext:value-type="float">
            <text:p>16</text:p>
          </table:table-cell>
          <table:table-cell table:style-name="ce31" office:value-type="float" office:value="5.02049180327869" calcext:value-type="float">
            <text:p>5</text:p>
          </table:table-cell>
          <table:table-cell table:style-name="ce31"/>
          <table:table-cell table:style-name="ce31" office:value-type="float" office:value="8.135522377909" calcext:value-type="float">
            <text:p>8</text:p>
          </table:table-cell>
          <table:table-cell table:style-name="ce31" office:value-type="float" office:value="428.995845639428" calcext:value-type="float">
            <text:p>429</text:p>
          </table:table-cell>
          <table:table-cell table:style-name="ce32" office:value-type="float" office:value="458.395490306633" calcext:value-type="float">
            <text:p>458</text:p>
          </table:table-cell>
          <table:table-cell table:style-name="ce33" table:formula="of:=[.G431]/[.H431]" office:value-type="float" office:value="0.93586401854098" calcext:value-type="float">
            <text:p>0,9358640185</text:p>
          </table:table-cell>
          <table:table-cell table:style-name="ce35" table:formula="of:=[.B431]&amp;[.A431]" office:value-type="string" office:string-value="200071074200072312" calcext:value-type="string">
            <text:p>200071074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12.8162506457643" calcext:value-type="float">
            <text:p>13</text:p>
          </table:table-cell>
          <table:table-cell table:style-name="ce31" office:value-type="float" office:value="8.99266149413983" calcext:value-type="float">
            <text:p>9</text:p>
          </table:table-cell>
          <table:table-cell table:style-name="ce31" office:value-type="float" office:value="6.84702591682233" calcext:value-type="float">
            <text:p>7</text:p>
          </table:table-cell>
          <table:table-cell table:style-name="ce31" office:value-type="float" office:value="26.9349599083984" calcext:value-type="float">
            <text:p>27</text:p>
          </table:table-cell>
          <table:table-cell table:style-name="ce31" office:value-type="float" office:value="1608.31871761109" calcext:value-type="float">
            <text:p>1 608</text:p>
          </table:table-cell>
          <table:table-cell table:style-name="ce32" office:value-type="float" office:value="1663.90961557622" calcext:value-type="float">
            <text:p>1 664</text:p>
          </table:table-cell>
          <table:table-cell table:style-name="ce33" table:formula="of:=[.G432]/[.H432]" office:value-type="float" office:value="0.966590193695182" calcext:value-type="float">
            <text:p>0,9665901937</text:p>
          </table:table-cell>
          <table:table-cell table:style-name="ce35" table:formula="of:=[.B432]&amp;[.A432]" office:value-type="string" office:string-value="200071454200072312" calcext:value-type="string">
            <text:p>200071454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1843</text:p>
          </table:table-cell>
          <table:table-cell table:style-name="ce31" office:value-type="float" office:value="17.7373377807219" calcext:value-type="float">
            <text:p>18</text:p>
          </table:table-cell>
          <table:table-cell table:style-name="ce31"/>
          <table:table-cell table:style-name="ce31" office:value-type="float" office:value="4.00888888888889" calcext:value-type="float">
            <text:p>4</text:p>
          </table:table-cell>
          <table:table-cell table:style-name="ce31" office:value-type="float" office:value="19.2970281719909" calcext:value-type="float">
            <text:p>19</text:p>
          </table:table-cell>
          <table:table-cell table:style-name="ce31" office:value-type="float" office:value="527.279339795959" calcext:value-type="float">
            <text:p>527</text:p>
          </table:table-cell>
          <table:table-cell table:style-name="ce32" office:value-type="float" office:value="568.322594637561" calcext:value-type="float">
            <text:p>568</text:p>
          </table:table-cell>
          <table:table-cell table:style-name="ce33" table:formula="of:=[.G433]/[.H433]" office:value-type="float" office:value="0.927781764742652" calcext:value-type="float">
            <text:p>0,9277817647</text:p>
          </table:table-cell>
          <table:table-cell table:style-name="ce35" table:formula="of:=[.B433]&amp;[.A433]" office:value-type="string" office:string-value="200071843200072312" calcext:value-type="string">
            <text:p>20007184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2312</text:p>
          </table:table-cell>
          <table:table-cell table:style-name="ce31" office:value-type="float" office:value="800.265967556301" calcext:value-type="float">
            <text:p>800</text:p>
          </table:table-cell>
          <table:table-cell table:style-name="ce31" office:value-type="float" office:value="2279.70442634639" calcext:value-type="float">
            <text:p>2 280</text:p>
          </table:table-cell>
          <table:table-cell table:style-name="ce31" office:value-type="float" office:value="1390.28562211474" calcext:value-type="float">
            <text:p>1 390</text:p>
          </table:table-cell>
          <table:table-cell table:style-name="ce31" office:value-type="float" office:value="487.372176688894" calcext:value-type="float">
            <text:p>487</text:p>
          </table:table-cell>
          <table:table-cell table:style-name="ce31" office:value-type="float" office:value="12696.1931038567" calcext:value-type="float">
            <text:p>12 696</text:p>
          </table:table-cell>
          <table:table-cell table:style-name="ce32" office:value-type="float" office:value="17653.821296563" calcext:value-type="float">
            <text:p>17 654</text:p>
          </table:table-cell>
          <table:table-cell table:style-name="ce33" table:formula="of:=[.G434]/[.H434]" office:value-type="float" office:value="0.719175349663729" calcext:value-type="float">
            <text:p>0,7191753497</text:p>
          </table:table-cell>
          <table:table-cell table:style-name="ce35" table:formula="of:=[.B434]&amp;[.A434]" office:value-type="string" office:string-value="200072312200072312" calcext:value-type="string">
            <text:p>200072312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00073344</text:p>
          </table:table-cell>
          <table:table-cell table:style-name="ce31" table:number-columns-repeated="4"/>
          <table:table-cell table:style-name="ce31" office:value-type="float" office:value="3.18738561343278" calcext:value-type="float">
            <text:p>3</text:p>
          </table:table-cell>
          <table:table-cell table:style-name="ce32" office:value-type="float" office:value="3.18738561343278" calcext:value-type="float">
            <text:p>3</text:p>
          </table:table-cell>
          <table:table-cell table:style-name="ce33" table:formula="of:=[.G435]/[.H435]" office:value-type="float" office:value="1" calcext:value-type="float">
            <text:p>1</text:p>
          </table:table-cell>
          <table:table-cell table:style-name="ce35" table:formula="of:=[.B435]&amp;[.A435]" office:value-type="string" office:string-value="200073344200072312" calcext:value-type="string">
            <text:p>200073344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1400514</text:p>
          </table:table-cell>
          <table:table-cell table:style-name="ce31" table:number-columns-repeated="4"/>
          <table:table-cell table:style-name="ce31" office:value-type="float" office:value="8.91950594023133" calcext:value-type="float">
            <text:p>9</text:p>
          </table:table-cell>
          <table:table-cell table:style-name="ce32" office:value-type="float" office:value="8.91950594023133" calcext:value-type="float">
            <text:p>9</text:p>
          </table:table-cell>
          <table:table-cell table:style-name="ce33" table:formula="of:=[.G436]/[.H436]" office:value-type="float" office:value="1" calcext:value-type="float">
            <text:p>1</text:p>
          </table:table-cell>
          <table:table-cell table:style-name="ce35" table:formula="of:=[.B436]&amp;[.A436]" office:value-type="string" office:string-value="241400514200072312" calcext:value-type="string">
            <text:p>241400514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1400860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37]/[.H437]" office:value-type="float" office:value="1" calcext:value-type="float">
            <text:p>1</text:p>
          </table:table-cell>
          <table:table-cell table:style-name="ce35" table:formula="of:=[.B437]&amp;[.A437]" office:value-type="string" office:string-value="241400860200072312" calcext:value-type="string">
            <text:p>24140086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2700276</text:p>
          </table:table-cell>
          <table:table-cell table:style-name="ce31" table:number-columns-repeated="4"/>
          <table:table-cell table:style-name="ce31" office:value-type="float" office:value="80.5021350154969" calcext:value-type="float">
            <text:p>81</text:p>
          </table:table-cell>
          <table:table-cell table:style-name="ce32" office:value-type="float" office:value="80.5021350154969" calcext:value-type="float">
            <text:p>81</text:p>
          </table:table-cell>
          <table:table-cell table:style-name="ce33" table:formula="of:=[.G438]/[.H438]" office:value-type="float" office:value="1" calcext:value-type="float">
            <text:p>1</text:p>
          </table:table-cell>
          <table:table-cell table:style-name="ce35" table:formula="of:=[.B438]&amp;[.A438]" office:value-type="string" office:string-value="242700276200072312" calcext:value-type="string">
            <text:p>242700276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2700607</text:p>
          </table:table-cell>
          <table:table-cell table:style-name="ce31" table:number-columns-repeated="2"/>
          <table:table-cell table:style-name="ce31" office:value-type="float" office:value="4.95163674942666" calcext:value-type="float">
            <text:p>5</text:p>
          </table:table-cell>
          <table:table-cell table:style-name="ce31"/>
          <table:table-cell table:style-name="ce31" office:value-type="float" office:value="110.534776549755" calcext:value-type="float">
            <text:p>111</text:p>
          </table:table-cell>
          <table:table-cell table:style-name="ce32" office:value-type="float" office:value="115.486413299182" calcext:value-type="float">
            <text:p>115</text:p>
          </table:table-cell>
          <table:table-cell table:style-name="ce33" table:formula="of:=[.G439]/[.H439]" office:value-type="float" office:value="0.957123642444425" calcext:value-type="float">
            <text:p>0,9571236424</text:p>
          </table:table-cell>
          <table:table-cell table:style-name="ce35" table:formula="of:=[.B439]&amp;[.A439]" office:value-type="string" office:string-value="242700607200072312" calcext:value-type="string">
            <text:p>24270060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2700623</text:p>
          </table:table-cell>
          <table:table-cell table:style-name="ce31" office:value-type="float" office:value="34.0676965839364" calcext:value-type="float">
            <text:p>34</text:p>
          </table:table-cell>
          <table:table-cell table:style-name="ce31"/>
          <table:table-cell table:style-name="ce31" office:value-type="float" office:value="4.01500938086304" calcext:value-type="float">
            <text:p>4</text:p>
          </table:table-cell>
          <table:table-cell table:style-name="ce31" office:value-type="float" office:value="28.1146423299386" calcext:value-type="float">
            <text:p>28</text:p>
          </table:table-cell>
          <table:table-cell table:style-name="ce31" office:value-type="float" office:value="2288.39175657751" calcext:value-type="float">
            <text:p>2 288</text:p>
          </table:table-cell>
          <table:table-cell table:style-name="ce32" office:value-type="float" office:value="2354.58910487225" calcext:value-type="float">
            <text:p>2 355</text:p>
          </table:table-cell>
          <table:table-cell table:style-name="ce33" table:formula="of:=[.G440]/[.H440]" office:value-type="float" office:value="0.97188581729281" calcext:value-type="float">
            <text:p>0,9718858173</text:p>
          </table:table-cell>
          <table:table-cell table:style-name="ce35" table:formula="of:=[.B440]&amp;[.A440]" office:value-type="string" office:string-value="242700623200072312" calcext:value-type="string">
            <text:p>24270062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6000582</text:p>
          </table:table-cell>
          <table:table-cell table:style-name="ce31" table:number-columns-repeated="4"/>
          <table:table-cell table:style-name="ce31" office:value-type="float" office:value="7.88868794556727" calcext:value-type="float">
            <text:p>8</text:p>
          </table:table-cell>
          <table:table-cell table:style-name="ce32" office:value-type="float" office:value="7.88868794556727" calcext:value-type="float">
            <text:p>8</text:p>
          </table:table-cell>
          <table:table-cell table:style-name="ce33" table:formula="of:=[.G441]/[.H441]" office:value-type="float" office:value="1" calcext:value-type="float">
            <text:p>1</text:p>
          </table:table-cell>
          <table:table-cell table:style-name="ce35" table:formula="of:=[.B441]&amp;[.A441]" office:value-type="string" office:string-value="246000582200072312" calcext:value-type="string">
            <text:p>246000582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6000707</text:p>
          </table:table-cell>
          <table:table-cell table:style-name="ce31" table:number-columns-repeated="4"/>
          <table:table-cell table:style-name="ce31" office:value-type="float" office:value="16.0994643305062" calcext:value-type="float">
            <text:p>16</text:p>
          </table:table-cell>
          <table:table-cell table:style-name="ce32" office:value-type="float" office:value="16.0994643305062" calcext:value-type="float">
            <text:p>16</text:p>
          </table:table-cell>
          <table:table-cell table:style-name="ce33" table:formula="of:=[.G442]/[.H442]" office:value-type="float" office:value="1" calcext:value-type="float">
            <text:p>1</text:p>
          </table:table-cell>
          <table:table-cell table:style-name="ce35" table:formula="of:=[.B442]&amp;[.A442]" office:value-type="string" office:string-value="246000707200072312" calcext:value-type="string">
            <text:p>24600070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6000848</text:p>
          </table:table-cell>
          <table:table-cell table:style-name="ce31" table:number-columns-repeated="4"/>
          <table:table-cell table:style-name="ce31" office:value-type="float" office:value="4.96277915632754" calcext:value-type="float">
            <text:p>5</text:p>
          </table:table-cell>
          <table:table-cell table:style-name="ce32" office:value-type="float" office:value="4.96277915632754" calcext:value-type="float">
            <text:p>5</text:p>
          </table:table-cell>
          <table:table-cell table:style-name="ce33" table:formula="of:=[.G443]/[.H443]" office:value-type="float" office:value="1" calcext:value-type="float">
            <text:p>1</text:p>
          </table:table-cell>
          <table:table-cell table:style-name="ce35" table:formula="of:=[.B443]&amp;[.A443]" office:value-type="string" office:string-value="246000848200072312" calcext:value-type="string">
            <text:p>246000848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6000913</text:p>
          </table:table-cell>
          <table:table-cell table:style-name="ce31" table:number-columns-repeated="4"/>
          <table:table-cell table:style-name="ce31" office:value-type="float" office:value="33.4473784300474" calcext:value-type="float">
            <text:p>33</text:p>
          </table:table-cell>
          <table:table-cell table:style-name="ce32" office:value-type="float" office:value="33.4473784300474" calcext:value-type="float">
            <text:p>33</text:p>
          </table:table-cell>
          <table:table-cell table:style-name="ce33" table:formula="of:=[.G444]/[.H444]" office:value-type="float" office:value="1" calcext:value-type="float">
            <text:p>1</text:p>
          </table:table-cell>
          <table:table-cell table:style-name="ce35" table:formula="of:=[.B444]&amp;[.A444]" office:value-type="string" office:string-value="246000913200072312" calcext:value-type="string">
            <text:p>24600091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600505</text:p>
          </table:table-cell>
          <table:table-cell table:style-name="ce31" table:number-columns-repeated="4"/>
          <table:table-cell table:style-name="ce31" office:value-type="float" office:value="4.85294117647059" calcext:value-type="float">
            <text:p>5</text:p>
          </table:table-cell>
          <table:table-cell table:style-name="ce32" office:value-type="float" office:value="4.85294117647059" calcext:value-type="float">
            <text:p>5</text:p>
          </table:table-cell>
          <table:table-cell table:style-name="ce33" table:formula="of:=[.G445]/[.H445]" office:value-type="float" office:value="1" calcext:value-type="float">
            <text:p>1</text:p>
          </table:table-cell>
          <table:table-cell table:style-name="ce35" table:formula="of:=[.B445]&amp;[.A445]" office:value-type="string" office:string-value="247600505200072312" calcext:value-type="string">
            <text:p>24760050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2"/>
          <table:table-cell table:style-name="ce31" office:value-type="float" office:value="3.19461039769918" calcext:value-type="float">
            <text:p>3</text:p>
          </table:table-cell>
          <table:table-cell table:style-name="ce31"/>
          <table:table-cell table:style-name="ce31" office:value-type="float" office:value="11.6220007535184" calcext:value-type="float">
            <text:p>12</text:p>
          </table:table-cell>
          <table:table-cell table:style-name="ce32" office:value-type="float" office:value="14.8166111512176" calcext:value-type="float">
            <text:p>15</text:p>
          </table:table-cell>
          <table:table-cell table:style-name="ce33" table:formula="of:=[.G446]/[.H446]" office:value-type="float" office:value="0.7843899414586" calcext:value-type="float">
            <text:p>0,7843899415</text:p>
          </table:table-cell>
          <table:table-cell table:style-name="ce35" table:formula="of:=[.B446]&amp;[.A446]" office:value-type="string" office:string-value="247600596200072312" calcext:value-type="string">
            <text:p>247600596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3"/>
          <table:table-cell table:style-name="ce31" office:value-type="float" office:value="0.88391634681506" calcext:value-type="float">
            <text:p>1</text:p>
          </table:table-cell>
          <table:table-cell table:style-name="ce31" office:value-type="float" office:value="5.08308388625718" calcext:value-type="float">
            <text:p>5</text:p>
          </table:table-cell>
          <table:table-cell table:style-name="ce32" office:value-type="float" office:value="5.96700023307224" calcext:value-type="float">
            <text:p>6</text:p>
          </table:table-cell>
          <table:table-cell table:style-name="ce33" table:formula="of:=[.G447]/[.H447]" office:value-type="float" office:value="0.851865876941661" calcext:value-type="float">
            <text:p>0,8518658769</text:p>
          </table:table-cell>
          <table:table-cell table:style-name="ce35" table:formula="of:=[.B447]&amp;[.A447]" office:value-type="string" office:string-value="247600620200072312" calcext:value-type="string">
            <text:p>24760062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26.8708675842069" calcext:value-type="float">
            <text:p>27</text:p>
          </table:table-cell>
          <table:table-cell table:style-name="ce32" office:value-type="float" office:value="26.8708675842069" calcext:value-type="float">
            <text:p>27</text:p>
          </table:table-cell>
          <table:table-cell table:style-name="ce33" table:formula="of:=[.G448]/[.H448]" office:value-type="float" office:value="1" calcext:value-type="float">
            <text:p>1</text:p>
          </table:table-cell>
          <table:table-cell table:style-name="ce35" table:formula="of:=[.B448]&amp;[.A448]" office:value-type="string" office:string-value="247600646200072312" calcext:value-type="string">
            <text:p>247600646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700057</text:p>
          </table:table-cell>
          <table:table-cell table:style-name="ce31" table:number-columns-repeated="4"/>
          <table:table-cell table:style-name="ce31" office:value-type="float" office:value="11.4368620165181" calcext:value-type="float">
            <text:p>11</text:p>
          </table:table-cell>
          <table:table-cell table:style-name="ce32" office:value-type="float" office:value="11.4368620165181" calcext:value-type="float">
            <text:p>11</text:p>
          </table:table-cell>
          <table:table-cell table:style-name="ce33" table:formula="of:=[.G449]/[.H449]" office:value-type="float" office:value="1" calcext:value-type="float">
            <text:p>1</text:p>
          </table:table-cell>
          <table:table-cell table:style-name="ce35" table:formula="of:=[.B449]&amp;[.A449]" office:value-type="string" office:string-value="247700057200072312" calcext:value-type="string">
            <text:p>247700057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800550</text:p>
          </table:table-cell>
          <table:table-cell table:style-name="ce31" table:number-columns-repeated="4"/>
          <table:table-cell table:style-name="ce31" office:value-type="float" office:value="26.2835775486588" calcext:value-type="float">
            <text:p>26</text:p>
          </table:table-cell>
          <table:table-cell table:style-name="ce32" office:value-type="float" office:value="26.2835775486588" calcext:value-type="float">
            <text:p>26</text:p>
          </table:table-cell>
          <table:table-cell table:style-name="ce33" table:formula="of:=[.G450]/[.H450]" office:value-type="float" office:value="1" calcext:value-type="float">
            <text:p>1</text:p>
          </table:table-cell>
          <table:table-cell table:style-name="ce35" table:formula="of:=[.B450]&amp;[.A450]" office:value-type="string" office:string-value="247800550200072312" calcext:value-type="string">
            <text:p>24780055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800584</text:p>
          </table:table-cell>
          <table:table-cell table:style-name="ce31" table:number-columns-repeated="4"/>
          <table:table-cell table:style-name="ce31" office:value-type="float" office:value="15.2715129095107" calcext:value-type="float">
            <text:p>15</text:p>
          </table:table-cell>
          <table:table-cell table:style-name="ce32" office:value-type="float" office:value="15.2715129095107" calcext:value-type="float">
            <text:p>15</text:p>
          </table:table-cell>
          <table:table-cell table:style-name="ce33" table:formula="of:=[.G451]/[.H451]" office:value-type="float" office:value="1" calcext:value-type="float">
            <text:p>1</text:p>
          </table:table-cell>
          <table:table-cell table:style-name="ce35" table:formula="of:=[.B451]&amp;[.A451]" office:value-type="string" office:string-value="247800584200072312" calcext:value-type="string">
            <text:p>247800584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7800618</text:p>
          </table:table-cell>
          <table:table-cell table:style-name="ce31" table:number-columns-repeated="3"/>
          <table:table-cell table:style-name="ce31" office:value-type="float" office:value="4.98693900326249" calcext:value-type="float">
            <text:p>5</text:p>
          </table:table-cell>
          <table:table-cell table:style-name="ce31" office:value-type="float" office:value="8.07044455367244" calcext:value-type="float">
            <text:p>8</text:p>
          </table:table-cell>
          <table:table-cell table:style-name="ce32" office:value-type="float" office:value="13.0573835569349" calcext:value-type="float">
            <text:p>13</text:p>
          </table:table-cell>
          <table:table-cell table:style-name="ce33" table:formula="of:=[.G452]/[.H452]" office:value-type="float" office:value="0.618075169384615" calcext:value-type="float">
            <text:p>0,6180751694</text:p>
          </table:table-cell>
          <table:table-cell table:style-name="ce35" table:formula="of:=[.B452]&amp;[.A452]" office:value-type="string" office:string-value="247800618200072312" calcext:value-type="string">
            <text:p>247800618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9500109</text:p>
          </table:table-cell>
          <table:table-cell table:style-name="ce31"/>
          <table:table-cell table:style-name="ce31" office:value-type="float" office:value="2.84849955051697" calcext:value-type="float">
            <text:p>3</text:p>
          </table:table-cell>
          <table:table-cell table:style-name="ce31" table:number-columns-repeated="2"/>
          <table:table-cell table:style-name="ce31" office:value-type="float" office:value="12.7020387042237" calcext:value-type="float">
            <text:p>13</text:p>
          </table:table-cell>
          <table:table-cell table:style-name="ce32" office:value-type="float" office:value="15.5505382547407" calcext:value-type="float">
            <text:p>16</text:p>
          </table:table-cell>
          <table:table-cell table:style-name="ce33" table:formula="of:=[.G453]/[.H453]" office:value-type="float" office:value="0.816823089731406" calcext:value-type="float">
            <text:p>0,8168230897</text:p>
          </table:table-cell>
          <table:table-cell table:style-name="ce35" table:formula="of:=[.B453]&amp;[.A453]" office:value-type="string" office:string-value="249500109200072312" calcext:value-type="string">
            <text:p>24950010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9500430</text:p>
          </table:table-cell>
          <table:table-cell table:style-name="ce31" table:number-columns-repeated="4"/>
          <table:table-cell table:style-name="ce31" office:value-type="float" office:value="4.3578026251823" calcext:value-type="float">
            <text:p>4</text:p>
          </table:table-cell>
          <table:table-cell table:style-name="ce32" office:value-type="float" office:value="4.3578026251823" calcext:value-type="float">
            <text:p>4</text:p>
          </table:table-cell>
          <table:table-cell table:style-name="ce33" table:formula="of:=[.G454]/[.H454]" office:value-type="float" office:value="1" calcext:value-type="float">
            <text:p>1</text:p>
          </table:table-cell>
          <table:table-cell table:style-name="ce35" table:formula="of:=[.B454]&amp;[.A454]" office:value-type="string" office:string-value="249500430200072312" calcext:value-type="string">
            <text:p>249500430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9500455</text:p>
          </table:table-cell>
          <table:table-cell table:style-name="ce31" table:number-columns-repeated="4"/>
          <table:table-cell table:style-name="ce31" office:value-type="float" office:value="3.91236884195002" calcext:value-type="float">
            <text:p>4</text:p>
          </table:table-cell>
          <table:table-cell table:style-name="ce32" office:value-type="float" office:value="3.91236884195002" calcext:value-type="float">
            <text:p>4</text:p>
          </table:table-cell>
          <table:table-cell table:style-name="ce33" table:formula="of:=[.G455]/[.H455]" office:value-type="float" office:value="1" calcext:value-type="float">
            <text:p>1</text:p>
          </table:table-cell>
          <table:table-cell table:style-name="ce35" table:formula="of:=[.B455]&amp;[.A455]" office:value-type="string" office:string-value="249500455200072312" calcext:value-type="string">
            <text:p>249500455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9500489</text:p>
          </table:table-cell>
          <table:table-cell table:style-name="ce31" table:number-columns-repeated="4"/>
          <table:table-cell table:style-name="ce31" office:value-type="float" office:value="7.30391312194522" calcext:value-type="float">
            <text:p>7</text:p>
          </table:table-cell>
          <table:table-cell table:style-name="ce32" office:value-type="float" office:value="7.30391312194522" calcext:value-type="float">
            <text:p>7</text:p>
          </table:table-cell>
          <table:table-cell table:style-name="ce33" table:formula="of:=[.G456]/[.H456]" office:value-type="float" office:value="1" calcext:value-type="float">
            <text:p>1</text:p>
          </table:table-cell>
          <table:table-cell table:style-name="ce35" table:formula="of:=[.B456]&amp;[.A456]" office:value-type="string" office:string-value="249500489200072312" calcext:value-type="string">
            <text:p>249500489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2312" calcext:value-type="float">
            <text:p>200072312</text:p>
          </table:table-cell>
          <table:table-cell table:style-name="ce11" office:value-type="string" calcext:value-type="string">
            <text:p>249500513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90.4216061605429" calcext:value-type="float">
            <text:p>90</text:p>
          </table:table-cell>
          <table:table-cell table:style-name="ce32" office:value-type="float" office:value="94.4216061605429" calcext:value-type="float">
            <text:p>94</text:p>
          </table:table-cell>
          <table:table-cell table:style-name="ce33" table:formula="of:=[.G457]/[.H457]" office:value-type="float" office:value="0.957636814679906" calcext:value-type="float">
            <text:p>0,9576368147</text:p>
          </table:table-cell>
          <table:table-cell table:style-name="ce35" table:formula="of:=[.B457]&amp;[.A457]" office:value-type="string" office:string-value="249500513200072312" calcext:value-type="string">
            <text:p>249500513200072312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4.76415094339623" calcext:value-type="float">
            <text:p>5</text:p>
          </table:table-cell>
          <table:table-cell table:style-name="ce32" office:value-type="float" office:value="4.76415094339623" calcext:value-type="float">
            <text:p>5</text:p>
          </table:table-cell>
          <table:table-cell table:style-name="ce33" table:formula="of:=[.G458]/[.H458]" office:value-type="float" office:value="1" calcext:value-type="float">
            <text:p>1</text:p>
          </table:table-cell>
          <table:table-cell table:style-name="ce35" table:formula="of:=[.B458]&amp;[.A458]" office:value-type="string" office:string-value="200010700242700276" calcext:value-type="string">
            <text:p>200010700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23414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.32448336568515" calcext:value-type="float">
            <text:p>3</text:p>
          </table:table-cell>
          <table:table-cell table:style-name="ce31" office:value-type="float" office:value="18.9583987177087" calcext:value-type="float">
            <text:p>19</text:p>
          </table:table-cell>
          <table:table-cell table:style-name="ce32" office:value-type="float" office:value="26.2828820833939" calcext:value-type="float">
            <text:p>26</text:p>
          </table:table-cell>
          <table:table-cell table:style-name="ce33" table:formula="of:=[.G459]/[.H459]" office:value-type="float" office:value="0.721321149543454" calcext:value-type="float">
            <text:p>0,7213211495</text:p>
          </table:table-cell>
          <table:table-cell table:style-name="ce35" table:formula="of:=[.B459]&amp;[.A459]" office:value-type="string" office:string-value="200023414242700276" calcext:value-type="string">
            <text:p>200023414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33181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60]/[.H460]" office:value-type="float" office:value="1" calcext:value-type="float">
            <text:p>1</text:p>
          </table:table-cell>
          <table:table-cell table:style-name="ce35" table:formula="of:=[.B460]&amp;[.A460]" office:value-type="string" office:string-value="200033181242700276" calcext:value-type="string">
            <text:p>200033181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35665</text:p>
          </table:table-cell>
          <table:table-cell table:style-name="ce31" table:number-columns-repeated="4"/>
          <table:table-cell table:style-name="ce31" office:value-type="float" office:value="18.4742883343033" calcext:value-type="float">
            <text:p>18</text:p>
          </table:table-cell>
          <table:table-cell table:style-name="ce32" office:value-type="float" office:value="18.4742883343033" calcext:value-type="float">
            <text:p>18</text:p>
          </table:table-cell>
          <table:table-cell table:style-name="ce33" table:formula="of:=[.G461]/[.H461]" office:value-type="float" office:value="1" calcext:value-type="float">
            <text:p>1</text:p>
          </table:table-cell>
          <table:table-cell table:style-name="ce35" table:formula="of:=[.B461]&amp;[.A461]" office:value-type="string" office:string-value="200035665242700276" calcext:value-type="string">
            <text:p>200035665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36069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62]/[.H462]" office:value-type="float" office:value="1" calcext:value-type="float">
            <text:p>1</text:p>
          </table:table-cell>
          <table:table-cell table:style-name="ce35" table:formula="of:=[.B462]&amp;[.A462]" office:value-type="string" office:string-value="200036069242700276" calcext:value-type="string">
            <text:p>200036069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40277</text:p>
          </table:table-cell>
          <table:table-cell table:style-name="ce31" table:number-columns-repeated="4"/>
          <table:table-cell table:style-name="ce31" office:value-type="float" office:value="16.5280381639642" calcext:value-type="float">
            <text:p>17</text:p>
          </table:table-cell>
          <table:table-cell table:style-name="ce32" office:value-type="float" office:value="16.5280381639642" calcext:value-type="float">
            <text:p>17</text:p>
          </table:table-cell>
          <table:table-cell table:style-name="ce33" table:formula="of:=[.G463]/[.H463]" office:value-type="float" office:value="1" calcext:value-type="float">
            <text:p>1</text:p>
          </table:table-cell>
          <table:table-cell table:style-name="ce35" table:formula="of:=[.B463]&amp;[.A463]" office:value-type="string" office:string-value="200040277242700276" calcext:value-type="string">
            <text:p>200040277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56232</text:p>
          </table:table-cell>
          <table:table-cell table:style-name="ce31" table:number-columns-repeated="4"/>
          <table:table-cell table:style-name="ce31" office:value-type="float" office:value="3.01950397311691" calcext:value-type="float">
            <text:p>3</text:p>
          </table:table-cell>
          <table:table-cell table:style-name="ce32" office:value-type="float" office:value="3.01950397311691" calcext:value-type="float">
            <text:p>3</text:p>
          </table:table-cell>
          <table:table-cell table:style-name="ce33" table:formula="of:=[.G464]/[.H464]" office:value-type="float" office:value="1" calcext:value-type="float">
            <text:p>1</text:p>
          </table:table-cell>
          <table:table-cell table:style-name="ce35" table:formula="of:=[.B464]&amp;[.A464]" office:value-type="string" office:string-value="200056232242700276" calcext:value-type="string">
            <text:p>200056232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1.02744030206792" calcext:value-type="float">
            <text:p>1</text:p>
          </table:table-cell>
          <table:table-cell table:style-name="ce32" office:value-type="float" office:value="1.02744030206792" calcext:value-type="float">
            <text:p>1</text:p>
          </table:table-cell>
          <table:table-cell table:style-name="ce33" table:formula="of:=[.G465]/[.H465]" office:value-type="float" office:value="1" calcext:value-type="float">
            <text:p>1</text:p>
          </table:table-cell>
          <table:table-cell table:style-name="ce35" table:formula="of:=[.B465]&amp;[.A465]" office:value-type="string" office:string-value="200058485242700276" calcext:value-type="string">
            <text:p>200058485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4"/>
          <table:table-cell table:style-name="ce31" office:value-type="float" office:value="9.9659090909091" calcext:value-type="float">
            <text:p>10</text:p>
          </table:table-cell>
          <table:table-cell table:style-name="ce32" office:value-type="float" office:value="9.9659090909091" calcext:value-type="float">
            <text:p>10</text:p>
          </table:table-cell>
          <table:table-cell table:style-name="ce33" table:formula="of:=[.G466]/[.H466]" office:value-type="float" office:value="1" calcext:value-type="float">
            <text:p>1</text:p>
          </table:table-cell>
          <table:table-cell table:style-name="ce35" table:formula="of:=[.B466]&amp;[.A466]" office:value-type="string" office:string-value="200065787242700276" calcext:value-type="string">
            <text:p>200065787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67]/[.H467]" office:value-type="float" office:value="1" calcext:value-type="float">
            <text:p>1</text:p>
          </table:table-cell>
          <table:table-cell table:style-name="ce35" table:formula="of:=[.B467]&amp;[.A467]" office:value-type="string" office:string-value="200066017242700276" calcext:value-type="string">
            <text:p>200066017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4"/>
          <table:table-cell table:style-name="ce31" office:value-type="float" office:value="30.776436185778" calcext:value-type="float">
            <text:p>31</text:p>
          </table:table-cell>
          <table:table-cell table:style-name="ce32" office:value-type="float" office:value="30.776436185778" calcext:value-type="float">
            <text:p>31</text:p>
          </table:table-cell>
          <table:table-cell table:style-name="ce33" table:formula="of:=[.G468]/[.H468]" office:value-type="float" office:value="1" calcext:value-type="float">
            <text:p>1</text:p>
          </table:table-cell>
          <table:table-cell table:style-name="ce35" table:formula="of:=[.B468]&amp;[.A468]" office:value-type="string" office:string-value="200066405242700276" calcext:value-type="string">
            <text:p>200066405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3"/>
          <table:table-cell table:style-name="ce31" office:value-type="float" office:value="5.08982035928144" calcext:value-type="float">
            <text:p>5</text:p>
          </table:table-cell>
          <table:table-cell table:style-name="ce31" office:value-type="float" office:value="287.768053743048" calcext:value-type="float">
            <text:p>288</text:p>
          </table:table-cell>
          <table:table-cell table:style-name="ce32" office:value-type="float" office:value="292.857874102329" calcext:value-type="float">
            <text:p>293</text:p>
          </table:table-cell>
          <table:table-cell table:style-name="ce33" table:formula="of:=[.G469]/[.H469]" office:value-type="float" office:value="0.982620168998758" calcext:value-type="float">
            <text:p>0,982620169</text:p>
          </table:table-cell>
          <table:table-cell table:style-name="ce35" table:formula="of:=[.B469]&amp;[.A469]" office:value-type="string" office:string-value="200066413242700276" calcext:value-type="string">
            <text:p>200066413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6462</text:p>
          </table:table-cell>
          <table:table-cell table:style-name="ce31" office:value-type="float" office:value="4.16744186046512" calcext:value-type="float">
            <text:p>4</text:p>
          </table:table-cell>
          <table:table-cell table:style-name="ce31" table:number-columns-repeated="3"/>
          <table:table-cell table:style-name="ce31" office:value-type="float" office:value="308.977732806661" calcext:value-type="float">
            <text:p>309</text:p>
          </table:table-cell>
          <table:table-cell table:style-name="ce32" office:value-type="float" office:value="313.145174667126" calcext:value-type="float">
            <text:p>313</text:p>
          </table:table-cell>
          <table:table-cell table:style-name="ce33" table:formula="of:=[.G470]/[.H470]" office:value-type="float" office:value="0.986691661894854" calcext:value-type="float">
            <text:p>0,9866916619</text:p>
          </table:table-cell>
          <table:table-cell table:style-name="ce35" table:formula="of:=[.B470]&amp;[.A470]" office:value-type="string" office:string-value="200066462242700276" calcext:value-type="string">
            <text:p>200066462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7999</text:p>
          </table:table-cell>
          <table:table-cell table:style-name="ce31" table:number-columns-repeated="4"/>
          <table:table-cell table:style-name="ce31" office:value-type="float" office:value="10.1502837800523" calcext:value-type="float">
            <text:p>10</text:p>
          </table:table-cell>
          <table:table-cell table:style-name="ce32" office:value-type="float" office:value="10.1502837800523" calcext:value-type="float">
            <text:p>10</text:p>
          </table:table-cell>
          <table:table-cell table:style-name="ce33" table:formula="of:=[.G471]/[.H471]" office:value-type="float" office:value="1" calcext:value-type="float">
            <text:p>1</text:p>
          </table:table-cell>
          <table:table-cell table:style-name="ce35" table:formula="of:=[.B471]&amp;[.A471]" office:value-type="string" office:string-value="200067999242700276" calcext:value-type="string">
            <text:p>200067999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4"/>
          <table:table-cell table:style-name="ce31" office:value-type="float" office:value="13.0150441959668" calcext:value-type="float">
            <text:p>13</text:p>
          </table:table-cell>
          <table:table-cell table:style-name="ce32" office:value-type="float" office:value="13.0150441959668" calcext:value-type="float">
            <text:p>13</text:p>
          </table:table-cell>
          <table:table-cell table:style-name="ce33" table:formula="of:=[.G472]/[.H472]" office:value-type="float" office:value="1" calcext:value-type="float">
            <text:p>1</text:p>
          </table:table-cell>
          <table:table-cell table:style-name="ce35" table:formula="of:=[.B472]&amp;[.A472]" office:value-type="string" office:string-value="200068468242700276" calcext:value-type="string">
            <text:p>200068468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8799</text:p>
          </table:table-cell>
          <table:table-cell table:style-name="ce31" table:number-columns-repeated="4"/>
          <table:table-cell table:style-name="ce31" office:value-type="float" office:value="4.07224462783545" calcext:value-type="float">
            <text:p>4</text:p>
          </table:table-cell>
          <table:table-cell table:style-name="ce32" office:value-type="float" office:value="4.07224462783545" calcext:value-type="float">
            <text:p>4</text:p>
          </table:table-cell>
          <table:table-cell table:style-name="ce33" table:formula="of:=[.G473]/[.H473]" office:value-type="float" office:value="1" calcext:value-type="float">
            <text:p>1</text:p>
          </table:table-cell>
          <table:table-cell table:style-name="ce35" table:formula="of:=[.B473]&amp;[.A473]" office:value-type="string" office:string-value="200068799242700276" calcext:value-type="string">
            <text:p>200068799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68856</text:p>
          </table:table-cell>
          <table:table-cell table:style-name="ce31" table:number-columns-repeated="4"/>
          <table:table-cell table:style-name="ce31" office:value-type="float" office:value="5.28568775078433" calcext:value-type="float">
            <text:p>5</text:p>
          </table:table-cell>
          <table:table-cell table:style-name="ce32" office:value-type="float" office:value="5.28568775078433" calcext:value-type="float">
            <text:p>5</text:p>
          </table:table-cell>
          <table:table-cell table:style-name="ce33" table:formula="of:=[.G474]/[.H474]" office:value-type="float" office:value="1" calcext:value-type="float">
            <text:p>1</text:p>
          </table:table-cell>
          <table:table-cell table:style-name="ce35" table:formula="of:=[.B474]&amp;[.A474]" office:value-type="string" office:string-value="200068856242700276" calcext:value-type="string">
            <text:p>200068856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70167</text:p>
          </table:table-cell>
          <table:table-cell table:style-name="ce31" table:number-columns-repeated="4"/>
          <table:table-cell table:style-name="ce31" office:value-type="float" office:value="4.02830308845662" calcext:value-type="float">
            <text:p>4</text:p>
          </table:table-cell>
          <table:table-cell table:style-name="ce32" office:value-type="float" office:value="4.02830308845662" calcext:value-type="float">
            <text:p>4</text:p>
          </table:table-cell>
          <table:table-cell table:style-name="ce33" table:formula="of:=[.G475]/[.H475]" office:value-type="float" office:value="1" calcext:value-type="float">
            <text:p>1</text:p>
          </table:table-cell>
          <table:table-cell table:style-name="ce35" table:formula="of:=[.B475]&amp;[.A475]" office:value-type="string" office:string-value="200070167242700276" calcext:value-type="string">
            <text:p>200070167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3.98472310630172" calcext:value-type="float">
            <text:p>4</text:p>
          </table:table-cell>
          <table:table-cell table:style-name="ce31" table:number-columns-repeated="2"/>
          <table:table-cell table:style-name="ce31" office:value-type="float" office:value="12.8639747343642" calcext:value-type="float">
            <text:p>13</text:p>
          </table:table-cell>
          <table:table-cell table:style-name="ce31" office:value-type="float" office:value="291.703288596069" calcext:value-type="float">
            <text:p>292</text:p>
          </table:table-cell>
          <table:table-cell table:style-name="ce32" office:value-type="float" office:value="308.551986436735" calcext:value-type="float">
            <text:p>309</text:p>
          </table:table-cell>
          <table:table-cell table:style-name="ce33" table:formula="of:=[.G476]/[.H476]" office:value-type="float" office:value="0.945394297942332" calcext:value-type="float">
            <text:p>0,9453942979</text:p>
          </table:table-cell>
          <table:table-cell table:style-name="ce35" table:formula="of:=[.B476]&amp;[.A476]" office:value-type="string" office:string-value="200071454242700276" calcext:value-type="string">
            <text:p>200071454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3.93805309734513" calcext:value-type="float">
            <text:p>4</text:p>
          </table:table-cell>
          <table:table-cell table:style-name="ce32" office:value-type="float" office:value="3.93805309734513" calcext:value-type="float">
            <text:p>4</text:p>
          </table:table-cell>
          <table:table-cell table:style-name="ce33" table:formula="of:=[.G477]/[.H477]" office:value-type="float" office:value="1" calcext:value-type="float">
            <text:p>1</text:p>
          </table:table-cell>
          <table:table-cell table:style-name="ce35" table:formula="of:=[.B477]&amp;[.A477]" office:value-type="string" office:string-value="200072312242700276" calcext:value-type="string">
            <text:p>200072312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42700276</text:p>
          </table:table-cell>
          <table:table-cell table:style-name="ce31" office:value-type="float" office:value="60.1993196256821" calcext:value-type="float">
            <text:p>60</text:p>
          </table:table-cell>
          <table:table-cell table:style-name="ce31" office:value-type="float" office:value="219.420236650363" calcext:value-type="float">
            <text:p>219</text:p>
          </table:table-cell>
          <table:table-cell table:style-name="ce31" office:value-type="float" office:value="391.500487438443" calcext:value-type="float">
            <text:p>392</text:p>
          </table:table-cell>
          <table:table-cell table:style-name="ce31" office:value-type="float" office:value="11.9125768555114" calcext:value-type="float">
            <text:p>12</text:p>
          </table:table-cell>
          <table:table-cell table:style-name="ce31" office:value-type="float" office:value="1581.21890058428" calcext:value-type="float">
            <text:p>1 581</text:p>
          </table:table-cell>
          <table:table-cell table:style-name="ce32" office:value-type="float" office:value="2264.25152115428" calcext:value-type="float">
            <text:p>2 264</text:p>
          </table:table-cell>
          <table:table-cell table:style-name="ce33" table:formula="of:=[.G478]/[.H478]" office:value-type="float" office:value="0.698340659512155" calcext:value-type="float">
            <text:p>0,6983406595</text:p>
          </table:table-cell>
          <table:table-cell table:style-name="ce35" table:formula="of:=[.B478]&amp;[.A478]" office:value-type="string" office:string-value="242700276242700276" calcext:value-type="string">
            <text:p>242700276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42700607</text:p>
          </table:table-cell>
          <table:table-cell table:style-name="ce31" table:number-columns-repeated="4"/>
          <table:table-cell table:style-name="ce31" office:value-type="float" office:value="70.8704089336713" calcext:value-type="float">
            <text:p>71</text:p>
          </table:table-cell>
          <table:table-cell table:style-name="ce32" office:value-type="float" office:value="70.8704089336713" calcext:value-type="float">
            <text:p>71</text:p>
          </table:table-cell>
          <table:table-cell table:style-name="ce33" table:formula="of:=[.G479]/[.H479]" office:value-type="float" office:value="1" calcext:value-type="float">
            <text:p>1</text:p>
          </table:table-cell>
          <table:table-cell table:style-name="ce35" table:formula="of:=[.B479]&amp;[.A479]" office:value-type="string" office:string-value="242700607242700276" calcext:value-type="string">
            <text:p>242700607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42700623</text:p>
          </table:table-cell>
          <table:table-cell table:style-name="ce31" table:number-columns-repeated="4"/>
          <table:table-cell table:style-name="ce31" office:value-type="float" office:value="4.01168451801363" calcext:value-type="float">
            <text:p>4</text:p>
          </table:table-cell>
          <table:table-cell table:style-name="ce32" office:value-type="float" office:value="4.01168451801363" calcext:value-type="float">
            <text:p>4</text:p>
          </table:table-cell>
          <table:table-cell table:style-name="ce33" table:formula="of:=[.G480]/[.H480]" office:value-type="float" office:value="1" calcext:value-type="float">
            <text:p>1</text:p>
          </table:table-cell>
          <table:table-cell table:style-name="ce35" table:formula="of:=[.B480]&amp;[.A480]" office:value-type="string" office:string-value="242700623242700276" calcext:value-type="string">
            <text:p>242700623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481]/[.H481]" office:value-type="float" office:value="1" calcext:value-type="float">
            <text:p>1</text:p>
          </table:table-cell>
          <table:table-cell table:style-name="ce35" table:formula="of:=[.B481]&amp;[.A481]" office:value-type="string" office:string-value="247600620242700276" calcext:value-type="string">
            <text:p>247600620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276" calcext:value-type="float">
            <text:p>242700276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0.98653479161101" calcext:value-type="float">
            <text:p>1</text:p>
          </table:table-cell>
          <table:table-cell table:style-name="ce32" office:value-type="float" office:value="0.98653479161101" calcext:value-type="float">
            <text:p>1</text:p>
          </table:table-cell>
          <table:table-cell table:style-name="ce33" table:formula="of:=[.G482]/[.H482]" office:value-type="float" office:value="1" calcext:value-type="float">
            <text:p>1</text:p>
          </table:table-cell>
          <table:table-cell table:style-name="ce35" table:formula="of:=[.B482]&amp;[.A482]" office:value-type="string" office:string-value="247600786242700276" calcext:value-type="string">
            <text:p>247600786242700276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23414</text:p>
          </table:table-cell>
          <table:table-cell table:style-name="ce31"/>
          <table:table-cell table:style-name="ce31" office:value-type="float" office:value="5.41569671941158" calcext:value-type="float">
            <text:p>5</text:p>
          </table:table-cell>
          <table:table-cell table:style-name="ce31"/>
          <table:table-cell table:style-name="ce31" office:value-type="float" office:value="10.5352251425158" calcext:value-type="float">
            <text:p>11</text:p>
          </table:table-cell>
          <table:table-cell table:style-name="ce31" office:value-type="float" office:value="325.608047668454" calcext:value-type="float">
            <text:p>326</text:p>
          </table:table-cell>
          <table:table-cell table:style-name="ce32" office:value-type="float" office:value="341.558969530381" calcext:value-type="float">
            <text:p>342</text:p>
          </table:table-cell>
          <table:table-cell table:style-name="ce33" table:formula="of:=[.G483]/[.H483]" office:value-type="float" office:value="0.953299654569579" calcext:value-type="float">
            <text:p>0,9532996546</text:p>
          </table:table-cell>
          <table:table-cell table:style-name="ce35" table:formula="of:=[.B483]&amp;[.A483]" office:value-type="string" office:string-value="200023414242700607" calcext:value-type="string">
            <text:p>200023414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35665</text:p>
          </table:table-cell>
          <table:table-cell table:style-name="ce31" office:value-type="float" office:value="12.2250019309592" calcext:value-type="float">
            <text:p>12</text:p>
          </table:table-cell>
          <table:table-cell table:style-name="ce31"/>
          <table:table-cell table:style-name="ce31" office:value-type="float" office:value="3.2552958297594" calcext:value-type="float">
            <text:p>3</text:p>
          </table:table-cell>
          <table:table-cell table:style-name="ce31" office:value-type="float" office:value="0.98230005813937" calcext:value-type="float">
            <text:p>1</text:p>
          </table:table-cell>
          <table:table-cell table:style-name="ce31" office:value-type="float" office:value="400.825535415541" calcext:value-type="float">
            <text:p>401</text:p>
          </table:table-cell>
          <table:table-cell table:style-name="ce32" office:value-type="float" office:value="417.288133234399" calcext:value-type="float">
            <text:p>417</text:p>
          </table:table-cell>
          <table:table-cell table:style-name="ce33" table:formula="of:=[.G484]/[.H484]" office:value-type="float" office:value="0.960548607765918" calcext:value-type="float">
            <text:p>0,9605486078</text:p>
          </table:table-cell>
          <table:table-cell table:style-name="ce35" table:formula="of:=[.B484]&amp;[.A484]" office:value-type="string" office:string-value="200035665242700607" calcext:value-type="string">
            <text:p>200035665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54781</text:p>
          </table:table-cell>
          <table:table-cell table:style-name="ce31" table:number-columns-repeated="4"/>
          <table:table-cell table:style-name="ce31" office:value-type="float" office:value="10.4576632294009" calcext:value-type="float">
            <text:p>10</text:p>
          </table:table-cell>
          <table:table-cell table:style-name="ce32" office:value-type="float" office:value="10.4576632294009" calcext:value-type="float">
            <text:p>10</text:p>
          </table:table-cell>
          <table:table-cell table:style-name="ce33" table:formula="of:=[.G485]/[.H485]" office:value-type="float" office:value="1" calcext:value-type="float">
            <text:p>1</text:p>
          </table:table-cell>
          <table:table-cell table:style-name="ce35" table:formula="of:=[.B485]&amp;[.A485]" office:value-type="string" office:string-value="200054781242700607" calcext:value-type="string">
            <text:p>200054781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2"/>
          <table:table-cell table:style-name="ce31" office:value-type="float" office:value="8.5108206496462" calcext:value-type="float">
            <text:p>9</text:p>
          </table:table-cell>
          <table:table-cell table:style-name="ce31"/>
          <table:table-cell table:style-name="ce31" office:value-type="float" office:value="11.6818934000158" calcext:value-type="float">
            <text:p>12</text:p>
          </table:table-cell>
          <table:table-cell table:style-name="ce32" office:value-type="float" office:value="20.192714049662" calcext:value-type="float">
            <text:p>20</text:p>
          </table:table-cell>
          <table:table-cell table:style-name="ce33" table:formula="of:=[.G486]/[.H486]" office:value-type="float" office:value="0.578520221268192" calcext:value-type="float">
            <text:p>0,5785202213</text:p>
          </table:table-cell>
          <table:table-cell table:style-name="ce35" table:formula="of:=[.B486]&amp;[.A486]" office:value-type="string" office:string-value="200065597242700607" calcext:value-type="string">
            <text:p>200065597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8.4398705271061" calcext:value-type="float">
            <text:p>58</text:p>
          </table:table-cell>
          <table:table-cell table:style-name="ce32" office:value-type="float" office:value="62.4398705271061" calcext:value-type="float">
            <text:p>62</text:p>
          </table:table-cell>
          <table:table-cell table:style-name="ce33" table:formula="of:=[.G487]/[.H487]" office:value-type="float" office:value="0.935938368125483" calcext:value-type="float">
            <text:p>0,9359383681</text:p>
          </table:table-cell>
          <table:table-cell table:style-name="ce35" table:formula="of:=[.B487]&amp;[.A487]" office:value-type="string" office:string-value="200065787242700607" calcext:value-type="string">
            <text:p>200065787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4"/>
          <table:table-cell table:style-name="ce31" office:value-type="float" office:value="62.2878309271368" calcext:value-type="float">
            <text:p>62</text:p>
          </table:table-cell>
          <table:table-cell table:style-name="ce32" office:value-type="float" office:value="62.2878309271368" calcext:value-type="float">
            <text:p>62</text:p>
          </table:table-cell>
          <table:table-cell table:style-name="ce33" table:formula="of:=[.G488]/[.H488]" office:value-type="float" office:value="1" calcext:value-type="float">
            <text:p>1</text:p>
          </table:table-cell>
          <table:table-cell table:style-name="ce35" table:formula="of:=[.B488]&amp;[.A488]" office:value-type="string" office:string-value="200066017242700607" calcext:value-type="string">
            <text:p>200066017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6405</text:p>
          </table:table-cell>
          <table:table-cell table:style-name="ce31" office:value-type="float" office:value="21.0320727421905" calcext:value-type="float">
            <text:p>21</text:p>
          </table:table-cell>
          <table:table-cell table:style-name="ce31" table:number-columns-repeated="2"/>
          <table:table-cell table:style-name="ce31" office:value-type="float" office:value="4.85124760076775" calcext:value-type="float">
            <text:p>5</text:p>
          </table:table-cell>
          <table:table-cell table:style-name="ce31" office:value-type="float" office:value="545.226996697828" calcext:value-type="float">
            <text:p>545</text:p>
          </table:table-cell>
          <table:table-cell table:style-name="ce32" office:value-type="float" office:value="571.110317040786" calcext:value-type="float">
            <text:p>571</text:p>
          </table:table-cell>
          <table:table-cell table:style-name="ce33" table:formula="of:=[.G489]/[.H489]" office:value-type="float" office:value="0.954678948058454" calcext:value-type="float">
            <text:p>0,9546789481</text:p>
          </table:table-cell>
          <table:table-cell table:style-name="ce35" table:formula="of:=[.B489]&amp;[.A489]" office:value-type="string" office:string-value="200066405242700607" calcext:value-type="string">
            <text:p>200066405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6413</text:p>
          </table:table-cell>
          <table:table-cell table:style-name="ce31" office:value-type="float" office:value="49.1377738267967" calcext:value-type="float">
            <text:p>49</text:p>
          </table:table-cell>
          <table:table-cell table:style-name="ce31" office:value-type="float" office:value="9.87425648186688" calcext:value-type="float">
            <text:p>10</text:p>
          </table:table-cell>
          <table:table-cell table:style-name="ce31" office:value-type="float" office:value="5.19516728624535" calcext:value-type="float">
            <text:p>5</text:p>
          </table:table-cell>
          <table:table-cell table:style-name="ce31" office:value-type="float" office:value="5.02262443438914" calcext:value-type="float">
            <text:p>5</text:p>
          </table:table-cell>
          <table:table-cell table:style-name="ce31" office:value-type="float" office:value="1005.83154128902" calcext:value-type="float">
            <text:p>1 006</text:p>
          </table:table-cell>
          <table:table-cell table:style-name="ce32" office:value-type="float" office:value="1075.06136331832" calcext:value-type="float">
            <text:p>1 075</text:p>
          </table:table-cell>
          <table:table-cell table:style-name="ce33" table:formula="of:=[.G490]/[.H490]" office:value-type="float" office:value="0.935603841425748" calcext:value-type="float">
            <text:p>0,9356038414</text:p>
          </table:table-cell>
          <table:table-cell table:style-name="ce35" table:formula="of:=[.B490]&amp;[.A490]" office:value-type="string" office:string-value="200066413242700607" calcext:value-type="string">
            <text:p>200066413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6462</text:p>
          </table:table-cell>
          <table:table-cell table:style-name="ce31" table:number-columns-repeated="4"/>
          <table:table-cell table:style-name="ce31" office:value-type="float" office:value="36.9284635067624" calcext:value-type="float">
            <text:p>37</text:p>
          </table:table-cell>
          <table:table-cell table:style-name="ce32" office:value-type="float" office:value="36.9284635067624" calcext:value-type="float">
            <text:p>37</text:p>
          </table:table-cell>
          <table:table-cell table:style-name="ce33" table:formula="of:=[.G491]/[.H491]" office:value-type="float" office:value="1" calcext:value-type="float">
            <text:p>1</text:p>
          </table:table-cell>
          <table:table-cell table:style-name="ce35" table:formula="of:=[.B491]&amp;[.A491]" office:value-type="string" office:string-value="200066462242700607" calcext:value-type="string">
            <text:p>200066462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6801</text:p>
          </table:table-cell>
          <table:table-cell table:style-name="ce31" table:number-columns-repeated="4"/>
          <table:table-cell table:style-name="ce31" office:value-type="float" office:value="4.02642007926024" calcext:value-type="float">
            <text:p>4</text:p>
          </table:table-cell>
          <table:table-cell table:style-name="ce32" office:value-type="float" office:value="4.02642007926024" calcext:value-type="float">
            <text:p>4</text:p>
          </table:table-cell>
          <table:table-cell table:style-name="ce33" table:formula="of:=[.G492]/[.H492]" office:value-type="float" office:value="1" calcext:value-type="float">
            <text:p>1</text:p>
          </table:table-cell>
          <table:table-cell table:style-name="ce35" table:formula="of:=[.B492]&amp;[.A492]" office:value-type="string" office:string-value="200066801242700607" calcext:value-type="string">
            <text:p>200066801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4.1727101281628" calcext:value-type="float">
            <text:p>4</text:p>
          </table:table-cell>
          <table:table-cell table:style-name="ce32" office:value-type="float" office:value="4.1727101281628" calcext:value-type="float">
            <text:p>4</text:p>
          </table:table-cell>
          <table:table-cell table:style-name="ce33" table:formula="of:=[.G493]/[.H493]" office:value-type="float" office:value="1" calcext:value-type="float">
            <text:p>1</text:p>
          </table:table-cell>
          <table:table-cell table:style-name="ce35" table:formula="of:=[.B493]&amp;[.A493]" office:value-type="string" office:string-value="200066827242700607" calcext:value-type="string">
            <text:p>200066827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4"/>
          <table:table-cell table:style-name="ce31" office:value-type="float" office:value="4.05150214592275" calcext:value-type="float">
            <text:p>4</text:p>
          </table:table-cell>
          <table:table-cell table:style-name="ce32" office:value-type="float" office:value="4.05150214592275" calcext:value-type="float">
            <text:p>4</text:p>
          </table:table-cell>
          <table:table-cell table:style-name="ce33" table:formula="of:=[.G494]/[.H494]" office:value-type="float" office:value="1" calcext:value-type="float">
            <text:p>1</text:p>
          </table:table-cell>
          <table:table-cell table:style-name="ce35" table:formula="of:=[.B494]&amp;[.A494]" office:value-type="string" office:string-value="200068468242700607" calcext:value-type="string">
            <text:p>200068468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8534</text:p>
          </table:table-cell>
          <table:table-cell table:style-name="ce31" table:number-columns-repeated="4"/>
          <table:table-cell table:style-name="ce31" office:value-type="float" office:value="4.09931034482759" calcext:value-type="float">
            <text:p>4</text:p>
          </table:table-cell>
          <table:table-cell table:style-name="ce32" office:value-type="float" office:value="4.09931034482759" calcext:value-type="float">
            <text:p>4</text:p>
          </table:table-cell>
          <table:table-cell table:style-name="ce33" table:formula="of:=[.G495]/[.H495]" office:value-type="float" office:value="1" calcext:value-type="float">
            <text:p>1</text:p>
          </table:table-cell>
          <table:table-cell table:style-name="ce35" table:formula="of:=[.B495]&amp;[.A495]" office:value-type="string" office:string-value="200068534242700607" calcext:value-type="string">
            <text:p>200068534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4"/>
          <table:table-cell table:style-name="ce31" office:value-type="float" office:value="5.24898444117404" calcext:value-type="float">
            <text:p>5</text:p>
          </table:table-cell>
          <table:table-cell table:style-name="ce32" office:value-type="float" office:value="5.24898444117404" calcext:value-type="float">
            <text:p>5</text:p>
          </table:table-cell>
          <table:table-cell table:style-name="ce33" table:formula="of:=[.G496]/[.H496]" office:value-type="float" office:value="1" calcext:value-type="float">
            <text:p>1</text:p>
          </table:table-cell>
          <table:table-cell table:style-name="ce35" table:formula="of:=[.B496]&amp;[.A496]" office:value-type="string" office:string-value="200069532242700607" calcext:value-type="string">
            <text:p>200069532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9821</text:p>
          </table:table-cell>
          <table:table-cell table:style-name="ce31" table:number-columns-repeated="4"/>
          <table:table-cell table:style-name="ce31" office:value-type="float" office:value="4.41860465116279" calcext:value-type="float">
            <text:p>4</text:p>
          </table:table-cell>
          <table:table-cell table:style-name="ce32" office:value-type="float" office:value="4.41860465116279" calcext:value-type="float">
            <text:p>4</text:p>
          </table:table-cell>
          <table:table-cell table:style-name="ce33" table:formula="of:=[.G497]/[.H497]" office:value-type="float" office:value="1" calcext:value-type="float">
            <text:p>1</text:p>
          </table:table-cell>
          <table:table-cell table:style-name="ce35" table:formula="of:=[.B497]&amp;[.A497]" office:value-type="string" office:string-value="200069821242700607" calcext:value-type="string">
            <text:p>200069821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69953</text:p>
          </table:table-cell>
          <table:table-cell table:style-name="ce31" table:number-columns-repeated="4"/>
          <table:table-cell table:style-name="ce31" office:value-type="float" office:value="4.03697996918336" calcext:value-type="float">
            <text:p>4</text:p>
          </table:table-cell>
          <table:table-cell table:style-name="ce32" office:value-type="float" office:value="4.03697996918336" calcext:value-type="float">
            <text:p>4</text:p>
          </table:table-cell>
          <table:table-cell table:style-name="ce33" table:formula="of:=[.G498]/[.H498]" office:value-type="float" office:value="1" calcext:value-type="float">
            <text:p>1</text:p>
          </table:table-cell>
          <table:table-cell table:style-name="ce35" table:formula="of:=[.B498]&amp;[.A498]" office:value-type="string" office:string-value="200069953242700607" calcext:value-type="string">
            <text:p>200069953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70142</text:p>
          </table:table-cell>
          <table:table-cell table:style-name="ce31" office:value-type="float" office:value="5.11002444987775" calcext:value-type="float">
            <text:p>5</text:p>
          </table:table-cell>
          <table:table-cell table:style-name="ce31" table:number-columns-repeated="3"/>
          <table:table-cell table:style-name="ce31" office:value-type="float" office:value="25.3769273580187" calcext:value-type="float">
            <text:p>25</text:p>
          </table:table-cell>
          <table:table-cell table:style-name="ce32" office:value-type="float" office:value="30.4869518078965" calcext:value-type="float">
            <text:p>30</text:p>
          </table:table-cell>
          <table:table-cell table:style-name="ce33" table:formula="of:=[.G499]/[.H499]" office:value-type="float" office:value="0.83238650810101" calcext:value-type="float">
            <text:p>0,8323865081</text:p>
          </table:table-cell>
          <table:table-cell table:style-name="ce35" table:formula="of:=[.B499]&amp;[.A499]" office:value-type="string" office:string-value="200070142242700607" calcext:value-type="string">
            <text:p>200070142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12.0678727669003" calcext:value-type="float">
            <text:p>12</text:p>
          </table:table-cell>
          <table:table-cell table:style-name="ce32" office:value-type="float" office:value="12.0678727669003" calcext:value-type="float">
            <text:p>12</text:p>
          </table:table-cell>
          <table:table-cell table:style-name="ce33" table:formula="of:=[.G500]/[.H500]" office:value-type="float" office:value="1" calcext:value-type="float">
            <text:p>1</text:p>
          </table:table-cell>
          <table:table-cell table:style-name="ce35" table:formula="of:=[.B500]&amp;[.A500]" office:value-type="string" office:string-value="200070449242700607" calcext:value-type="string">
            <text:p>200070449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8.0220472790267" calcext:value-type="float">
            <text:p>8</text:p>
          </table:table-cell>
          <table:table-cell table:style-name="ce31" table:number-columns-repeated="2"/>
          <table:table-cell table:style-name="ce31" office:value-type="float" office:value="6.11214906895167" calcext:value-type="float">
            <text:p>6</text:p>
          </table:table-cell>
          <table:table-cell table:style-name="ce31" office:value-type="float" office:value="357.208527259754" calcext:value-type="float">
            <text:p>357</text:p>
          </table:table-cell>
          <table:table-cell table:style-name="ce32" office:value-type="float" office:value="371.342723607732" calcext:value-type="float">
            <text:p>371</text:p>
          </table:table-cell>
          <table:table-cell table:style-name="ce33" table:formula="of:=[.G501]/[.H501]" office:value-type="float" office:value="0.961937597132214" calcext:value-type="float">
            <text:p>0,9619375971</text:p>
          </table:table-cell>
          <table:table-cell table:style-name="ce35" table:formula="of:=[.B501]&amp;[.A501]" office:value-type="string" office:string-value="200071454242700607" calcext:value-type="string">
            <text:p>200071454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71843</text:p>
          </table:table-cell>
          <table:table-cell table:style-name="ce31" table:number-columns-repeated="4"/>
          <table:table-cell table:style-name="ce31" office:value-type="float" office:value="12.0570660734921" calcext:value-type="float">
            <text:p>12</text:p>
          </table:table-cell>
          <table:table-cell table:style-name="ce32" office:value-type="float" office:value="12.0570660734921" calcext:value-type="float">
            <text:p>12</text:p>
          </table:table-cell>
          <table:table-cell table:style-name="ce33" table:formula="of:=[.G502]/[.H502]" office:value-type="float" office:value="1" calcext:value-type="float">
            <text:p>1</text:p>
          </table:table-cell>
          <table:table-cell table:style-name="ce35" table:formula="of:=[.B502]&amp;[.A502]" office:value-type="string" office:string-value="200071843242700607" calcext:value-type="string">
            <text:p>200071843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14.3932954455983" calcext:value-type="float">
            <text:p>14</text:p>
          </table:table-cell>
          <table:table-cell table:style-name="ce32" office:value-type="float" office:value="14.3932954455983" calcext:value-type="float">
            <text:p>14</text:p>
          </table:table-cell>
          <table:table-cell table:style-name="ce33" table:formula="of:=[.G503]/[.H503]" office:value-type="float" office:value="1" calcext:value-type="float">
            <text:p>1</text:p>
          </table:table-cell>
          <table:table-cell table:style-name="ce35" table:formula="of:=[.B503]&amp;[.A503]" office:value-type="string" office:string-value="200072312242700607" calcext:value-type="string">
            <text:p>200072312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41400415</text:p>
          </table:table-cell>
          <table:table-cell table:style-name="ce31" table:number-columns-repeated="4"/>
          <table:table-cell table:style-name="ce31" office:value-type="float" office:value="8.92375161439803" calcext:value-type="float">
            <text:p>9</text:p>
          </table:table-cell>
          <table:table-cell table:style-name="ce32" office:value-type="float" office:value="8.92375161439803" calcext:value-type="float">
            <text:p>9</text:p>
          </table:table-cell>
          <table:table-cell table:style-name="ce33" table:formula="of:=[.G504]/[.H504]" office:value-type="float" office:value="1" calcext:value-type="float">
            <text:p>1</text:p>
          </table:table-cell>
          <table:table-cell table:style-name="ce35" table:formula="of:=[.B504]&amp;[.A504]" office:value-type="string" office:string-value="241400415242700607" calcext:value-type="string">
            <text:p>241400415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42700276</text:p>
          </table:table-cell>
          <table:table-cell table:style-name="ce31" office:value-type="float" office:value="12.0304553292106" calcext:value-type="float">
            <text:p>12</text:p>
          </table:table-cell>
          <table:table-cell table:style-name="ce31" table:number-columns-repeated="3"/>
          <table:table-cell table:style-name="ce31" office:value-type="float" office:value="187.407620336301" calcext:value-type="float">
            <text:p>187</text:p>
          </table:table-cell>
          <table:table-cell table:style-name="ce32" office:value-type="float" office:value="199.438075665512" calcext:value-type="float">
            <text:p>199</text:p>
          </table:table-cell>
          <table:table-cell table:style-name="ce33" table:formula="of:=[.G505]/[.H505]" office:value-type="float" office:value="0.93967824203545" calcext:value-type="float">
            <text:p>0,939678242</text:p>
          </table:table-cell>
          <table:table-cell table:style-name="ce35" table:formula="of:=[.B505]&amp;[.A505]" office:value-type="string" office:string-value="242700276242700607" calcext:value-type="string">
            <text:p>242700276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42700607</text:p>
          </table:table-cell>
          <table:table-cell table:style-name="ce31" office:value-type="float" office:value="103.571069196366" calcext:value-type="float">
            <text:p>104</text:p>
          </table:table-cell>
          <table:table-cell table:style-name="ce31" office:value-type="float" office:value="412.24652985542" calcext:value-type="float">
            <text:p>412</text:p>
          </table:table-cell>
          <table:table-cell table:style-name="ce31" office:value-type="float" office:value="316.722481167745" calcext:value-type="float">
            <text:p>317</text:p>
          </table:table-cell>
          <table:table-cell table:style-name="ce31" office:value-type="float" office:value="19.7129454572732" calcext:value-type="float">
            <text:p>20</text:p>
          </table:table-cell>
          <table:table-cell table:style-name="ce31" office:value-type="float" office:value="2143.02484405883" calcext:value-type="float">
            <text:p>2 143</text:p>
          </table:table-cell>
          <table:table-cell table:style-name="ce32" office:value-type="float" office:value="2995.27786973563" calcext:value-type="float">
            <text:p>2 995</text:p>
          </table:table-cell>
          <table:table-cell table:style-name="ce33" table:formula="of:=[.G506]/[.H506]" office:value-type="float" office:value="0.715467792057628" calcext:value-type="float">
            <text:p>0,7154677921</text:p>
          </table:table-cell>
          <table:table-cell table:style-name="ce35" table:formula="of:=[.B506]&amp;[.A506]" office:value-type="string" office:string-value="242700607242700607" calcext:value-type="string">
            <text:p>242700607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42700623</text:p>
          </table:table-cell>
          <table:table-cell table:style-name="ce31" office:value-type="float" office:value="4.01168451801363" calcext:value-type="float">
            <text:p>4</text:p>
          </table:table-cell>
          <table:table-cell table:style-name="ce31" table:number-columns-repeated="3"/>
          <table:table-cell table:style-name="ce31" office:value-type="float" office:value="92.3892347102812" calcext:value-type="float">
            <text:p>92</text:p>
          </table:table-cell>
          <table:table-cell table:style-name="ce32" office:value-type="float" office:value="96.4009192282948" calcext:value-type="float">
            <text:p>96</text:p>
          </table:table-cell>
          <table:table-cell table:style-name="ce33" table:formula="of:=[.G507]/[.H507]" office:value-type="float" office:value="0.958385412191836" calcext:value-type="float">
            <text:p>0,9583854122</text:p>
          </table:table-cell>
          <table:table-cell table:style-name="ce35" table:formula="of:=[.B507]&amp;[.A507]" office:value-type="string" office:string-value="242700623242700607" calcext:value-type="string">
            <text:p>242700623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46000871</text:p>
          </table:table-cell>
          <table:table-cell table:style-name="ce31" table:number-columns-repeated="4"/>
          <table:table-cell table:style-name="ce31" office:value-type="float" office:value="3.95620437956204" calcext:value-type="float">
            <text:p>4</text:p>
          </table:table-cell>
          <table:table-cell table:style-name="ce32" office:value-type="float" office:value="3.95620437956204" calcext:value-type="float">
            <text:p>4</text:p>
          </table:table-cell>
          <table:table-cell table:style-name="ce33" table:formula="of:=[.G508]/[.H508]" office:value-type="float" office:value="1" calcext:value-type="float">
            <text:p>1</text:p>
          </table:table-cell>
          <table:table-cell table:style-name="ce35" table:formula="of:=[.B508]&amp;[.A508]" office:value-type="string" office:string-value="246000871242700607" calcext:value-type="string">
            <text:p>246000871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17.071555121935" calcext:value-type="float">
            <text:p>17</text:p>
          </table:table-cell>
          <table:table-cell table:style-name="ce32" office:value-type="float" office:value="17.071555121935" calcext:value-type="float">
            <text:p>17</text:p>
          </table:table-cell>
          <table:table-cell table:style-name="ce33" table:formula="of:=[.G509]/[.H509]" office:value-type="float" office:value="1" calcext:value-type="float">
            <text:p>1</text:p>
          </table:table-cell>
          <table:table-cell table:style-name="ce35" table:formula="of:=[.B509]&amp;[.A509]" office:value-type="string" office:string-value="247600620242700607" calcext:value-type="string">
            <text:p>247600620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07" calcext:value-type="float">
            <text:p>242700607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3.91684573955495" calcext:value-type="float">
            <text:p>4</text:p>
          </table:table-cell>
          <table:table-cell table:style-name="ce32" office:value-type="float" office:value="3.91684573955495" calcext:value-type="float">
            <text:p>4</text:p>
          </table:table-cell>
          <table:table-cell table:style-name="ce33" table:formula="of:=[.G510]/[.H510]" office:value-type="float" office:value="1" calcext:value-type="float">
            <text:p>1</text:p>
          </table:table-cell>
          <table:table-cell table:style-name="ce35" table:formula="of:=[.B510]&amp;[.A510]" office:value-type="string" office:string-value="247600646242700607" calcext:value-type="string">
            <text:p>247600646242700607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511]/[.H511]" office:value-type="float" office:value="1" calcext:value-type="float">
            <text:p>1</text:p>
          </table:table-cell>
          <table:table-cell table:style-name="ce35" table:formula="of:=[.B511]&amp;[.A511]" office:value-type="string" office:string-value="200010700242700623" calcext:value-type="string">
            <text:p>200010700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1.10498231183584" calcext:value-type="float">
            <text:p>1</text:p>
          </table:table-cell>
          <table:table-cell table:style-name="ce31" table:number-columns-repeated="2"/>
          <table:table-cell table:style-name="ce31" office:value-type="float" office:value="36.25365303445" calcext:value-type="float">
            <text:p>36</text:p>
          </table:table-cell>
          <table:table-cell table:style-name="ce31" office:value-type="float" office:value="424.471574272359" calcext:value-type="float">
            <text:p>424</text:p>
          </table:table-cell>
          <table:table-cell table:style-name="ce32" office:value-type="float" office:value="461.830209618645" calcext:value-type="float">
            <text:p>462</text:p>
          </table:table-cell>
          <table:table-cell table:style-name="ce33" table:formula="of:=[.G512]/[.H512]" office:value-type="float" office:value="0.919107423966192" calcext:value-type="float">
            <text:p>0,919107424</text:p>
          </table:table-cell>
          <table:table-cell table:style-name="ce35" table:formula="of:=[.B512]&amp;[.A512]" office:value-type="string" office:string-value="200023414242700623" calcext:value-type="string">
            <text:p>200023414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3566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6.73088736418343" calcext:value-type="float">
            <text:p>7</text:p>
          </table:table-cell>
          <table:table-cell table:style-name="ce31" office:value-type="float" office:value="671.739175398685" calcext:value-type="float">
            <text:p>672</text:p>
          </table:table-cell>
          <table:table-cell table:style-name="ce32" office:value-type="float" office:value="682.470062762868" calcext:value-type="float">
            <text:p>682</text:p>
          </table:table-cell>
          <table:table-cell table:style-name="ce33" table:formula="of:=[.G513]/[.H513]" office:value-type="float" office:value="0.98427639840971" calcext:value-type="float">
            <text:p>0,9842763984</text:p>
          </table:table-cell>
          <table:table-cell table:style-name="ce35" table:formula="of:=[.B513]&amp;[.A513]" office:value-type="string" office:string-value="200035665242700623" calcext:value-type="string">
            <text:p>200035665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35970</text:p>
          </table:table-cell>
          <table:table-cell table:style-name="ce31" table:number-columns-repeated="4"/>
          <table:table-cell table:style-name="ce31" office:value-type="float" office:value="3.98268398268398" calcext:value-type="float">
            <text:p>4</text:p>
          </table:table-cell>
          <table:table-cell table:style-name="ce32" office:value-type="float" office:value="3.98268398268398" calcext:value-type="float">
            <text:p>4</text:p>
          </table:table-cell>
          <table:table-cell table:style-name="ce33" table:formula="of:=[.G514]/[.H514]" office:value-type="float" office:value="1" calcext:value-type="float">
            <text:p>1</text:p>
          </table:table-cell>
          <table:table-cell table:style-name="ce35" table:formula="of:=[.B514]&amp;[.A514]" office:value-type="string" office:string-value="200035970242700623" calcext:value-type="string">
            <text:p>200035970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40277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.66260701316921" calcext:value-type="float">
            <text:p>5</text:p>
          </table:table-cell>
          <table:table-cell table:style-name="ce31" office:value-type="float" office:value="14.2240694892494" calcext:value-type="float">
            <text:p>14</text:p>
          </table:table-cell>
          <table:table-cell table:style-name="ce32" office:value-type="float" office:value="22.8866765024186" calcext:value-type="float">
            <text:p>23</text:p>
          </table:table-cell>
          <table:table-cell table:style-name="ce33" table:formula="of:=[.G515]/[.H515]" office:value-type="float" office:value="0.621500001878658" calcext:value-type="float">
            <text:p>0,6215000019</text:p>
          </table:table-cell>
          <table:table-cell table:style-name="ce35" table:formula="of:=[.B515]&amp;[.A515]" office:value-type="string" office:string-value="200040277242700623" calcext:value-type="string">
            <text:p>20004027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54781</text:p>
          </table:table-cell>
          <table:table-cell table:style-name="ce31" office:value-type="float" office:value="4.00001800437629" calcext:value-type="float">
            <text:p>4</text:p>
          </table:table-cell>
          <table:table-cell table:style-name="ce31" table:number-columns-repeated="2"/>
          <table:table-cell table:style-name="ce31" office:value-type="float" office:value="11.4809721453291" calcext:value-type="float">
            <text:p>11</text:p>
          </table:table-cell>
          <table:table-cell table:style-name="ce31" office:value-type="float" office:value="13.4507372442785" calcext:value-type="float">
            <text:p>13</text:p>
          </table:table-cell>
          <table:table-cell table:style-name="ce32" office:value-type="float" office:value="28.9317273939839" calcext:value-type="float">
            <text:p>29</text:p>
          </table:table-cell>
          <table:table-cell table:style-name="ce33" table:formula="of:=[.G516]/[.H516]" office:value-type="float" office:value="0.464913036857781" calcext:value-type="float">
            <text:p>0,4649130369</text:p>
          </table:table-cell>
          <table:table-cell table:style-name="ce35" table:formula="of:=[.B516]&amp;[.A516]" office:value-type="string" office:string-value="200054781242700623" calcext:value-type="string">
            <text:p>200054781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57859</text:p>
          </table:table-cell>
          <table:table-cell table:style-name="ce31" table:number-columns-repeated="3"/>
          <table:table-cell table:style-name="ce31" office:value-type="float" office:value="3.03207301952085" calcext:value-type="float">
            <text:p>3</text:p>
          </table:table-cell>
          <table:table-cell table:style-name="ce31" office:value-type="float" office:value="6.0641460390417" calcext:value-type="float">
            <text:p>6</text:p>
          </table:table-cell>
          <table:table-cell table:style-name="ce32" office:value-type="float" office:value="9.09621905856255" calcext:value-type="float">
            <text:p>9</text:p>
          </table:table-cell>
          <table:table-cell table:style-name="ce33" table:formula="of:=[.G517]/[.H517]" office:value-type="float" office:value="0.666666666666667" calcext:value-type="float">
            <text:p>0,6666666667</text:p>
          </table:table-cell>
          <table:table-cell table:style-name="ce35" table:formula="of:=[.B517]&amp;[.A517]" office:value-type="string" office:string-value="200057859242700623" calcext:value-type="string">
            <text:p>200057859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58477</text:p>
          </table:table-cell>
          <table:table-cell table:style-name="ce31" table:number-columns-repeated="4"/>
          <table:table-cell table:style-name="ce31" office:value-type="float" office:value="3.33086970913509" calcext:value-type="float">
            <text:p>3</text:p>
          </table:table-cell>
          <table:table-cell table:style-name="ce32" office:value-type="float" office:value="3.33086970913509" calcext:value-type="float">
            <text:p>3</text:p>
          </table:table-cell>
          <table:table-cell table:style-name="ce33" table:formula="of:=[.G518]/[.H518]" office:value-type="float" office:value="1" calcext:value-type="float">
            <text:p>1</text:p>
          </table:table-cell>
          <table:table-cell table:style-name="ce35" table:formula="of:=[.B518]&amp;[.A518]" office:value-type="string" office:string-value="200058477242700623" calcext:value-type="string">
            <text:p>20005847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58782</text:p>
          </table:table-cell>
          <table:table-cell table:style-name="ce31" table:number-columns-repeated="4"/>
          <table:table-cell table:style-name="ce31" office:value-type="float" office:value="7.95818598361719" calcext:value-type="float">
            <text:p>8</text:p>
          </table:table-cell>
          <table:table-cell table:style-name="ce32" office:value-type="float" office:value="7.95818598361719" calcext:value-type="float">
            <text:p>8</text:p>
          </table:table-cell>
          <table:table-cell table:style-name="ce33" table:formula="of:=[.G519]/[.H519]" office:value-type="float" office:value="1" calcext:value-type="float">
            <text:p>1</text:p>
          </table:table-cell>
          <table:table-cell table:style-name="ce35" table:formula="of:=[.B519]&amp;[.A519]" office:value-type="string" office:string-value="200058782242700623" calcext:value-type="string">
            <text:p>200058782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4"/>
          <table:table-cell table:style-name="ce31" office:value-type="float" office:value="57.9766692042601" calcext:value-type="float">
            <text:p>58</text:p>
          </table:table-cell>
          <table:table-cell table:style-name="ce32" office:value-type="float" office:value="57.9766692042601" calcext:value-type="float">
            <text:p>58</text:p>
          </table:table-cell>
          <table:table-cell table:style-name="ce33" table:formula="of:=[.G520]/[.H520]" office:value-type="float" office:value="1" calcext:value-type="float">
            <text:p>1</text:p>
          </table:table-cell>
          <table:table-cell table:style-name="ce35" table:formula="of:=[.B520]&amp;[.A520]" office:value-type="string" office:string-value="200059889242700623" calcext:value-type="string">
            <text:p>200059889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4"/>
          <table:table-cell table:style-name="ce31" office:value-type="float" office:value="12.7902243231289" calcext:value-type="float">
            <text:p>13</text:p>
          </table:table-cell>
          <table:table-cell table:style-name="ce32" office:value-type="float" office:value="12.7902243231289" calcext:value-type="float">
            <text:p>13</text:p>
          </table:table-cell>
          <table:table-cell table:style-name="ce33" table:formula="of:=[.G521]/[.H521]" office:value-type="float" office:value="1" calcext:value-type="float">
            <text:p>1</text:p>
          </table:table-cell>
          <table:table-cell table:style-name="ce35" table:formula="of:=[.B521]&amp;[.A521]" office:value-type="string" office:string-value="200065787242700623" calcext:value-type="string">
            <text:p>20006578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522]/[.H522]" office:value-type="float" office:value="1" calcext:value-type="float">
            <text:p>1</text:p>
          </table:table-cell>
          <table:table-cell table:style-name="ce35" table:formula="of:=[.B522]&amp;[.A522]" office:value-type="string" office:string-value="200066017242700623" calcext:value-type="string">
            <text:p>20006601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4"/>
          <table:table-cell table:style-name="ce31" office:value-type="float" office:value="86.1463432919771" calcext:value-type="float">
            <text:p>86</text:p>
          </table:table-cell>
          <table:table-cell table:style-name="ce32" office:value-type="float" office:value="86.1463432919771" calcext:value-type="float">
            <text:p>86</text:p>
          </table:table-cell>
          <table:table-cell table:style-name="ce33" table:formula="of:=[.G523]/[.H523]" office:value-type="float" office:value="1" calcext:value-type="float">
            <text:p>1</text:p>
          </table:table-cell>
          <table:table-cell table:style-name="ce35" table:formula="of:=[.B523]&amp;[.A523]" office:value-type="string" office:string-value="200066405242700623" calcext:value-type="string">
            <text:p>200066405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4"/>
          <table:table-cell table:style-name="ce31" office:value-type="float" office:value="57.6633511820745" calcext:value-type="float">
            <text:p>58</text:p>
          </table:table-cell>
          <table:table-cell table:style-name="ce32" office:value-type="float" office:value="57.6633511820745" calcext:value-type="float">
            <text:p>58</text:p>
          </table:table-cell>
          <table:table-cell table:style-name="ce33" table:formula="of:=[.G524]/[.H524]" office:value-type="float" office:value="1" calcext:value-type="float">
            <text:p>1</text:p>
          </table:table-cell>
          <table:table-cell table:style-name="ce35" table:formula="of:=[.B524]&amp;[.A524]" office:value-type="string" office:string-value="200066413242700623" calcext:value-type="string">
            <text:p>200066413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6462</text:p>
          </table:table-cell>
          <table:table-cell table:style-name="ce31" table:number-columns-repeated="2"/>
          <table:table-cell table:style-name="ce31" office:value-type="float" office:value="4.16744186046512" calcext:value-type="float">
            <text:p>4</text:p>
          </table:table-cell>
          <table:table-cell table:style-name="ce31"/>
          <table:table-cell table:style-name="ce31" office:value-type="float" office:value="36.9619509592961" calcext:value-type="float">
            <text:p>37</text:p>
          </table:table-cell>
          <table:table-cell table:style-name="ce32" office:value-type="float" office:value="41.1293928197612" calcext:value-type="float">
            <text:p>41</text:p>
          </table:table-cell>
          <table:table-cell table:style-name="ce33" table:formula="of:=[.G525]/[.H525]" office:value-type="float" office:value="0.89867485088516" calcext:value-type="float">
            <text:p>0,8986748509</text:p>
          </table:table-cell>
          <table:table-cell table:style-name="ce35" table:formula="of:=[.B525]&amp;[.A525]" office:value-type="string" office:string-value="200066462242700623" calcext:value-type="string">
            <text:p>200066462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4.11093435835443" calcext:value-type="float">
            <text:p>4</text:p>
          </table:table-cell>
          <table:table-cell table:style-name="ce32" office:value-type="float" office:value="4.11093435835443" calcext:value-type="float">
            <text:p>4</text:p>
          </table:table-cell>
          <table:table-cell table:style-name="ce33" table:formula="of:=[.G526]/[.H526]" office:value-type="float" office:value="1" calcext:value-type="float">
            <text:p>1</text:p>
          </table:table-cell>
          <table:table-cell table:style-name="ce35" table:formula="of:=[.B526]&amp;[.A526]" office:value-type="string" office:string-value="200066827242700623" calcext:value-type="string">
            <text:p>20006682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8450</text:p>
          </table:table-cell>
          <table:table-cell table:style-name="ce31" table:number-columns-repeated="4"/>
          <table:table-cell table:style-name="ce31" office:value-type="float" office:value="2.57372931756026" calcext:value-type="float">
            <text:p>3</text:p>
          </table:table-cell>
          <table:table-cell table:style-name="ce32" office:value-type="float" office:value="2.57372931756026" calcext:value-type="float">
            <text:p>3</text:p>
          </table:table-cell>
          <table:table-cell table:style-name="ce33" table:formula="of:=[.G527]/[.H527]" office:value-type="float" office:value="1" calcext:value-type="float">
            <text:p>1</text:p>
          </table:table-cell>
          <table:table-cell table:style-name="ce35" table:formula="of:=[.B527]&amp;[.A527]" office:value-type="string" office:string-value="200068450242700623" calcext:value-type="string">
            <text:p>200068450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8534</text:p>
          </table:table-cell>
          <table:table-cell table:style-name="ce31" table:number-columns-repeated="3"/>
          <table:table-cell table:style-name="ce31" office:value-type="float" office:value="4.09039548022599" calcext:value-type="float">
            <text:p>4</text:p>
          </table:table-cell>
          <table:table-cell table:style-name="ce31" office:value-type="float" office:value="3.9499090467905" calcext:value-type="float">
            <text:p>4</text:p>
          </table:table-cell>
          <table:table-cell table:style-name="ce32" office:value-type="float" office:value="8.04030452701649" calcext:value-type="float">
            <text:p>8</text:p>
          </table:table-cell>
          <table:table-cell table:style-name="ce33" table:formula="of:=[.G528]/[.H528]" office:value-type="float" office:value="0.491263612406505" calcext:value-type="float">
            <text:p>0,4912636124</text:p>
          </table:table-cell>
          <table:table-cell table:style-name="ce35" table:formula="of:=[.B528]&amp;[.A528]" office:value-type="string" office:string-value="200068534242700623" calcext:value-type="string">
            <text:p>200068534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4"/>
          <table:table-cell table:style-name="ce31" office:value-type="float" office:value="8.72870512861773" calcext:value-type="float">
            <text:p>9</text:p>
          </table:table-cell>
          <table:table-cell table:style-name="ce32" office:value-type="float" office:value="8.72870512861773" calcext:value-type="float">
            <text:p>9</text:p>
          </table:table-cell>
          <table:table-cell table:style-name="ce33" table:formula="of:=[.G529]/[.H529]" office:value-type="float" office:value="1" calcext:value-type="float">
            <text:p>1</text:p>
          </table:table-cell>
          <table:table-cell table:style-name="ce35" table:formula="of:=[.B529]&amp;[.A529]" office:value-type="string" office:string-value="200069730242700623" calcext:value-type="string">
            <text:p>200069730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9821</text:p>
          </table:table-cell>
          <table:table-cell table:style-name="ce31" table:number-columns-repeated="4"/>
          <table:table-cell table:style-name="ce31" office:value-type="float" office:value="2.99320763930055" calcext:value-type="float">
            <text:p>3</text:p>
          </table:table-cell>
          <table:table-cell table:style-name="ce32" office:value-type="float" office:value="2.99320763930055" calcext:value-type="float">
            <text:p>3</text:p>
          </table:table-cell>
          <table:table-cell table:style-name="ce33" table:formula="of:=[.G530]/[.H530]" office:value-type="float" office:value="1" calcext:value-type="float">
            <text:p>1</text:p>
          </table:table-cell>
          <table:table-cell table:style-name="ce35" table:formula="of:=[.B530]&amp;[.A530]" office:value-type="string" office:string-value="200069821242700623" calcext:value-type="string">
            <text:p>200069821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69847</text:p>
          </table:table-cell>
          <table:table-cell table:style-name="ce31" table:number-columns-repeated="4"/>
          <table:table-cell table:style-name="ce31" office:value-type="float" office:value="4.08718280665271" calcext:value-type="float">
            <text:p>4</text:p>
          </table:table-cell>
          <table:table-cell table:style-name="ce32" office:value-type="float" office:value="4.08718280665271" calcext:value-type="float">
            <text:p>4</text:p>
          </table:table-cell>
          <table:table-cell table:style-name="ce33" table:formula="of:=[.G531]/[.H531]" office:value-type="float" office:value="1" calcext:value-type="float">
            <text:p>1</text:p>
          </table:table-cell>
          <table:table-cell table:style-name="ce35" table:formula="of:=[.B531]&amp;[.A531]" office:value-type="string" office:string-value="200069847242700623" calcext:value-type="string">
            <text:p>20006984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70142</text:p>
          </table:table-cell>
          <table:table-cell table:style-name="ce31" table:number-columns-repeated="4"/>
          <table:table-cell table:style-name="ce31" office:value-type="float" office:value="135.274101234491" calcext:value-type="float">
            <text:p>135</text:p>
          </table:table-cell>
          <table:table-cell table:style-name="ce32" office:value-type="float" office:value="135.274101234491" calcext:value-type="float">
            <text:p>135</text:p>
          </table:table-cell>
          <table:table-cell table:style-name="ce33" table:formula="of:=[.G532]/[.H532]" office:value-type="float" office:value="1" calcext:value-type="float">
            <text:p>1</text:p>
          </table:table-cell>
          <table:table-cell table:style-name="ce35" table:formula="of:=[.B532]&amp;[.A532]" office:value-type="string" office:string-value="200070142242700623" calcext:value-type="string">
            <text:p>200070142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8.07041731947016" calcext:value-type="float">
            <text:p>8</text:p>
          </table:table-cell>
          <table:table-cell table:style-name="ce32" office:value-type="float" office:value="8.07041731947016" calcext:value-type="float">
            <text:p>8</text:p>
          </table:table-cell>
          <table:table-cell table:style-name="ce33" table:formula="of:=[.G533]/[.H533]" office:value-type="float" office:value="1" calcext:value-type="float">
            <text:p>1</text:p>
          </table:table-cell>
          <table:table-cell table:style-name="ce35" table:formula="of:=[.B533]&amp;[.A533]" office:value-type="string" office:string-value="200070449242700623" calcext:value-type="string">
            <text:p>200070449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31.031915412831" calcext:value-type="float">
            <text:p>31</text:p>
          </table:table-cell>
          <table:table-cell table:style-name="ce32" office:value-type="float" office:value="31.031915412831" calcext:value-type="float">
            <text:p>31</text:p>
          </table:table-cell>
          <table:table-cell table:style-name="ce33" table:formula="of:=[.G534]/[.H534]" office:value-type="float" office:value="1" calcext:value-type="float">
            <text:p>1</text:p>
          </table:table-cell>
          <table:table-cell table:style-name="ce35" table:formula="of:=[.B534]&amp;[.A534]" office:value-type="string" office:string-value="200071074242700623" calcext:value-type="string">
            <text:p>200071074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6.92785472948975" calcext:value-type="float">
            <text:p>7</text:p>
          </table:table-cell>
          <table:table-cell table:style-name="ce31" table:number-columns-repeated="3"/>
          <table:table-cell table:style-name="ce31" office:value-type="float" office:value="434.50086835792" calcext:value-type="float">
            <text:p>435</text:p>
          </table:table-cell>
          <table:table-cell table:style-name="ce32" office:value-type="float" office:value="441.42872308741" calcext:value-type="float">
            <text:p>441</text:p>
          </table:table-cell>
          <table:table-cell table:style-name="ce33" table:formula="of:=[.G535]/[.H535]" office:value-type="float" office:value="0.984305836101839" calcext:value-type="float">
            <text:p>0,9843058361</text:p>
          </table:table-cell>
          <table:table-cell table:style-name="ce35" table:formula="of:=[.B535]&amp;[.A535]" office:value-type="string" office:string-value="200071454242700623" calcext:value-type="string">
            <text:p>200071454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71843</text:p>
          </table:table-cell>
          <table:table-cell table:style-name="ce31" office:value-type="float" office:value="4.00888888888889" calcext:value-type="float">
            <text:p>4</text:p>
          </table:table-cell>
          <table:table-cell table:style-name="ce31" table:number-columns-repeated="2"/>
          <table:table-cell table:style-name="ce31" office:value-type="float" office:value="4.02853303674607" calcext:value-type="float">
            <text:p>4</text:p>
          </table:table-cell>
          <table:table-cell table:style-name="ce31" office:value-type="float" office:value="77.7672817586951" calcext:value-type="float">
            <text:p>78</text:p>
          </table:table-cell>
          <table:table-cell table:style-name="ce32" office:value-type="float" office:value="85.8047036843301" calcext:value-type="float">
            <text:p>86</text:p>
          </table:table-cell>
          <table:table-cell table:style-name="ce33" table:formula="of:=[.G536]/[.H536]" office:value-type="float" office:value="0.906328888970888" calcext:value-type="float">
            <text:p>0,906328889</text:p>
          </table:table-cell>
          <table:table-cell table:style-name="ce35" table:formula="of:=[.B536]&amp;[.A536]" office:value-type="string" office:string-value="200071843242700623" calcext:value-type="string">
            <text:p>200071843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00072312</text:p>
          </table:table-cell>
          <table:table-cell table:style-name="ce31" office:value-type="float" office:value="31.9182806278006" calcext:value-type="float">
            <text:p>32</text:p>
          </table:table-cell>
          <table:table-cell table:style-name="ce31" office:value-type="float" office:value="14.4096239577928" calcext:value-type="float">
            <text:p>14</text:p>
          </table:table-cell>
          <table:table-cell table:style-name="ce31" office:value-type="float" office:value="4.12791950192614" calcext:value-type="float">
            <text:p>4</text:p>
          </table:table-cell>
          <table:table-cell table:style-name="ce31" office:value-type="float" office:value="18.6587104308327" calcext:value-type="float">
            <text:p>19</text:p>
          </table:table-cell>
          <table:table-cell table:style-name="ce31" office:value-type="float" office:value="1539.05558045024" calcext:value-type="float">
            <text:p>1 539</text:p>
          </table:table-cell>
          <table:table-cell table:style-name="ce32" office:value-type="float" office:value="1608.17011496859" calcext:value-type="float">
            <text:p>1 608</text:p>
          </table:table-cell>
          <table:table-cell table:style-name="ce33" table:formula="of:=[.G537]/[.H537]" office:value-type="float" office:value="0.95702287097923" calcext:value-type="float">
            <text:p>0,957022871</text:p>
          </table:table-cell>
          <table:table-cell table:style-name="ce35" table:formula="of:=[.B537]&amp;[.A537]" office:value-type="string" office:string-value="200072312242700623" calcext:value-type="string">
            <text:p>200072312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1400878</text:p>
          </table:table-cell>
          <table:table-cell table:style-name="ce31" table:number-columns-repeated="4"/>
          <table:table-cell table:style-name="ce31" office:value-type="float" office:value="4.01900257003696" calcext:value-type="float">
            <text:p>4</text:p>
          </table:table-cell>
          <table:table-cell table:style-name="ce32" office:value-type="float" office:value="4.01900257003696" calcext:value-type="float">
            <text:p>4</text:p>
          </table:table-cell>
          <table:table-cell table:style-name="ce33" table:formula="of:=[.G538]/[.H538]" office:value-type="float" office:value="1" calcext:value-type="float">
            <text:p>1</text:p>
          </table:table-cell>
          <table:table-cell table:style-name="ce35" table:formula="of:=[.B538]&amp;[.A538]" office:value-type="string" office:string-value="241400878242700623" calcext:value-type="string">
            <text:p>241400878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2700276</text:p>
          </table:table-cell>
          <table:table-cell table:style-name="ce31" table:number-columns-repeated="4"/>
          <table:table-cell table:style-name="ce31" office:value-type="float" office:value="52.313889766089" calcext:value-type="float">
            <text:p>52</text:p>
          </table:table-cell>
          <table:table-cell table:style-name="ce32" office:value-type="float" office:value="52.313889766089" calcext:value-type="float">
            <text:p>52</text:p>
          </table:table-cell>
          <table:table-cell table:style-name="ce33" table:formula="of:=[.G539]/[.H539]" office:value-type="float" office:value="1" calcext:value-type="float">
            <text:p>1</text:p>
          </table:table-cell>
          <table:table-cell table:style-name="ce35" table:formula="of:=[.B539]&amp;[.A539]" office:value-type="string" office:string-value="242700276242700623" calcext:value-type="string">
            <text:p>242700276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2700607</text:p>
          </table:table-cell>
          <table:table-cell table:style-name="ce31" table:number-columns-repeated="4"/>
          <table:table-cell table:style-name="ce31" office:value-type="float" office:value="103.216518246876" calcext:value-type="float">
            <text:p>103</text:p>
          </table:table-cell>
          <table:table-cell table:style-name="ce32" office:value-type="float" office:value="103.216518246876" calcext:value-type="float">
            <text:p>103</text:p>
          </table:table-cell>
          <table:table-cell table:style-name="ce33" table:formula="of:=[.G540]/[.H540]" office:value-type="float" office:value="1" calcext:value-type="float">
            <text:p>1</text:p>
          </table:table-cell>
          <table:table-cell table:style-name="ce35" table:formula="of:=[.B540]&amp;[.A540]" office:value-type="string" office:string-value="242700607242700623" calcext:value-type="string">
            <text:p>24270060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2700623</text:p>
          </table:table-cell>
          <table:table-cell table:style-name="ce31" office:value-type="float" office:value="173.132463338068" calcext:value-type="float">
            <text:p>173</text:p>
          </table:table-cell>
          <table:table-cell table:style-name="ce31" office:value-type="float" office:value="561.352922751802" calcext:value-type="float">
            <text:p>561</text:p>
          </table:table-cell>
          <table:table-cell table:style-name="ce31" office:value-type="float" office:value="463.009225874914" calcext:value-type="float">
            <text:p>463</text:p>
          </table:table-cell>
          <table:table-cell table:style-name="ce31" office:value-type="float" office:value="61.0961751211742" calcext:value-type="float">
            <text:p>61</text:p>
          </table:table-cell>
          <table:table-cell table:style-name="ce31" office:value-type="float" office:value="3724.92200894582" calcext:value-type="float">
            <text:p>3 725</text:p>
          </table:table-cell>
          <table:table-cell table:style-name="ce32" office:value-type="float" office:value="4983.51279603178" calcext:value-type="float">
            <text:p>4 984</text:p>
          </table:table-cell>
          <table:table-cell table:style-name="ce33" table:formula="of:=[.G541]/[.H541]" office:value-type="float" office:value="0.747449070846545" calcext:value-type="float">
            <text:p>0,7474490708</text:p>
          </table:table-cell>
          <table:table-cell table:style-name="ce35" table:formula="of:=[.B541]&amp;[.A541]" office:value-type="string" office:string-value="242700623242700623" calcext:value-type="string">
            <text:p>242700623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6000764</text:p>
          </table:table-cell>
          <table:table-cell table:style-name="ce31" table:number-columns-repeated="4"/>
          <table:table-cell table:style-name="ce31" office:value-type="float" office:value="4.948186415486" calcext:value-type="float">
            <text:p>5</text:p>
          </table:table-cell>
          <table:table-cell table:style-name="ce32" office:value-type="float" office:value="4.948186415486" calcext:value-type="float">
            <text:p>5</text:p>
          </table:table-cell>
          <table:table-cell table:style-name="ce33" table:formula="of:=[.G542]/[.H542]" office:value-type="float" office:value="1" calcext:value-type="float">
            <text:p>1</text:p>
          </table:table-cell>
          <table:table-cell table:style-name="ce35" table:formula="of:=[.B542]&amp;[.A542]" office:value-type="string" office:string-value="246000764242700623" calcext:value-type="string">
            <text:p>246000764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6000913</text:p>
          </table:table-cell>
          <table:table-cell table:style-name="ce31" table:number-columns-repeated="4"/>
          <table:table-cell table:style-name="ce31" office:value-type="float" office:value="4.1185190351513" calcext:value-type="float">
            <text:p>4</text:p>
          </table:table-cell>
          <table:table-cell table:style-name="ce32" office:value-type="float" office:value="4.1185190351513" calcext:value-type="float">
            <text:p>4</text:p>
          </table:table-cell>
          <table:table-cell table:style-name="ce33" table:formula="of:=[.G543]/[.H543]" office:value-type="float" office:value="1" calcext:value-type="float">
            <text:p>1</text:p>
          </table:table-cell>
          <table:table-cell table:style-name="ce35" table:formula="of:=[.B543]&amp;[.A543]" office:value-type="string" office:string-value="246000913242700623" calcext:value-type="string">
            <text:p>246000913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600505</text:p>
          </table:table-cell>
          <table:table-cell table:style-name="ce31" table:number-columns-repeated="3"/>
          <table:table-cell table:style-name="ce31" office:value-type="float" office:value="4.03466204506066" calcext:value-type="float">
            <text:p>4</text:p>
          </table:table-cell>
          <table:table-cell table:style-name="ce31"/>
          <table:table-cell table:style-name="ce32" office:value-type="float" office:value="4.03466204506066" calcext:value-type="float">
            <text:p>4</text:p>
          </table:table-cell>
          <table:table-cell table:style-name="ce33" table:formula="of:=[.G544]/[.H544]" office:value-type="float" office:value="0" calcext:value-type="float">
            <text:p>0</text:p>
          </table:table-cell>
          <table:table-cell table:style-name="ce35" table:formula="of:=[.B544]&amp;[.A544]" office:value-type="string" office:string-value="247600505242700623" calcext:value-type="string">
            <text:p>247600505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600588</text:p>
          </table:table-cell>
          <table:table-cell table:style-name="ce31" table:number-columns-repeated="4"/>
          <table:table-cell table:style-name="ce31" office:value-type="float" office:value="5.19447028185584" calcext:value-type="float">
            <text:p>5</text:p>
          </table:table-cell>
          <table:table-cell table:style-name="ce32" office:value-type="float" office:value="5.19447028185584" calcext:value-type="float">
            <text:p>5</text:p>
          </table:table-cell>
          <table:table-cell table:style-name="ce33" table:formula="of:=[.G545]/[.H545]" office:value-type="float" office:value="1" calcext:value-type="float">
            <text:p>1</text:p>
          </table:table-cell>
          <table:table-cell table:style-name="ce35" table:formula="of:=[.B545]&amp;[.A545]" office:value-type="string" office:string-value="247600588242700623" calcext:value-type="string">
            <text:p>247600588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33" table:formula="of:=[.G546]/[.H546]" office:value-type="float" office:value="1" calcext:value-type="float">
            <text:p>1</text:p>
          </table:table-cell>
          <table:table-cell table:style-name="ce35" table:formula="of:=[.B546]&amp;[.A546]" office:value-type="string" office:string-value="247600620242700623" calcext:value-type="string">
            <text:p>247600620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1.04315137933337" calcext:value-type="float">
            <text:p>1</text:p>
          </table:table-cell>
          <table:table-cell table:style-name="ce32" office:value-type="float" office:value="1.04315137933337" calcext:value-type="float">
            <text:p>1</text:p>
          </table:table-cell>
          <table:table-cell table:style-name="ce33" table:formula="of:=[.G547]/[.H547]" office:value-type="float" office:value="1" calcext:value-type="float">
            <text:p>1</text:p>
          </table:table-cell>
          <table:table-cell table:style-name="ce35" table:formula="of:=[.B547]&amp;[.A547]" office:value-type="string" office:string-value="247600646242700623" calcext:value-type="string">
            <text:p>247600646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600729</text:p>
          </table:table-cell>
          <table:table-cell table:style-name="ce31" table:number-columns-repeated="4"/>
          <table:table-cell table:style-name="ce31" office:value-type="float" office:value="4.62679325715849" calcext:value-type="float">
            <text:p>5</text:p>
          </table:table-cell>
          <table:table-cell table:style-name="ce32" office:value-type="float" office:value="4.62679325715849" calcext:value-type="float">
            <text:p>5</text:p>
          </table:table-cell>
          <table:table-cell table:style-name="ce33" table:formula="of:=[.G548]/[.H548]" office:value-type="float" office:value="1" calcext:value-type="float">
            <text:p>1</text:p>
          </table:table-cell>
          <table:table-cell table:style-name="ce35" table:formula="of:=[.B548]&amp;[.A548]" office:value-type="string" office:string-value="247600729242700623" calcext:value-type="string">
            <text:p>247600729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5.10412240220855" calcext:value-type="float">
            <text:p>5</text:p>
          </table:table-cell>
          <table:table-cell table:style-name="ce32" office:value-type="float" office:value="5.10412240220855" calcext:value-type="float">
            <text:p>5</text:p>
          </table:table-cell>
          <table:table-cell table:style-name="ce33" table:formula="of:=[.G549]/[.H549]" office:value-type="float" office:value="1" calcext:value-type="float">
            <text:p>1</text:p>
          </table:table-cell>
          <table:table-cell table:style-name="ce35" table:formula="of:=[.B549]&amp;[.A549]" office:value-type="string" office:string-value="247600786242700623" calcext:value-type="string">
            <text:p>247600786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700024</text:p>
          </table:table-cell>
          <table:table-cell table:style-name="ce31"/>
          <table:table-cell table:style-name="ce31" office:value-type="float" office:value="4.10563894029436" calcext:value-type="float">
            <text:p>4</text:p>
          </table:table-cell>
          <table:table-cell table:style-name="ce31" table:number-columns-repeated="3"/>
          <table:table-cell table:style-name="ce32" office:value-type="float" office:value="4.10563894029436" calcext:value-type="float">
            <text:p>4</text:p>
          </table:table-cell>
          <table:table-cell table:style-name="ce33" table:formula="of:=[.G550]/[.H550]" office:value-type="float" office:value="0" calcext:value-type="float">
            <text:p>0</text:p>
          </table:table-cell>
          <table:table-cell table:style-name="ce35" table:formula="of:=[.B550]&amp;[.A550]" office:value-type="string" office:string-value="247700024242700623" calcext:value-type="string">
            <text:p>247700024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700065</text:p>
          </table:table-cell>
          <table:table-cell table:style-name="ce31" table:number-columns-repeated="4"/>
          <table:table-cell table:style-name="ce31" office:value-type="float" office:value="3.84057971014493" calcext:value-type="float">
            <text:p>4</text:p>
          </table:table-cell>
          <table:table-cell table:style-name="ce32" office:value-type="float" office:value="3.84057971014493" calcext:value-type="float">
            <text:p>4</text:p>
          </table:table-cell>
          <table:table-cell table:style-name="ce33" table:formula="of:=[.G551]/[.H551]" office:value-type="float" office:value="1" calcext:value-type="float">
            <text:p>1</text:p>
          </table:table-cell>
          <table:table-cell table:style-name="ce35" table:formula="of:=[.B551]&amp;[.A551]" office:value-type="string" office:string-value="247700065242700623" calcext:value-type="string">
            <text:p>247700065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700107</text:p>
          </table:table-cell>
          <table:table-cell table:style-name="ce31" table:number-columns-repeated="4"/>
          <table:table-cell table:style-name="ce31" office:value-type="float" office:value="4.07052676494764" calcext:value-type="float">
            <text:p>4</text:p>
          </table:table-cell>
          <table:table-cell table:style-name="ce32" office:value-type="float" office:value="4.07052676494764" calcext:value-type="float">
            <text:p>4</text:p>
          </table:table-cell>
          <table:table-cell table:style-name="ce33" table:formula="of:=[.G552]/[.H552]" office:value-type="float" office:value="1" calcext:value-type="float">
            <text:p>1</text:p>
          </table:table-cell>
          <table:table-cell table:style-name="ce35" table:formula="of:=[.B552]&amp;[.A552]" office:value-type="string" office:string-value="247700107242700623" calcext:value-type="string">
            <text:p>247700107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7800618</text:p>
          </table:table-cell>
          <table:table-cell table:style-name="ce31" table:number-columns-repeated="3"/>
          <table:table-cell table:style-name="ce31" office:value-type="float" office:value="4.06865058647548" calcext:value-type="float">
            <text:p>4</text:p>
          </table:table-cell>
          <table:table-cell table:style-name="ce31" office:value-type="float" office:value="4.07134183387556" calcext:value-type="float">
            <text:p>4</text:p>
          </table:table-cell>
          <table:table-cell table:style-name="ce32" office:value-type="float" office:value="8.13999242035104" calcext:value-type="float">
            <text:p>8</text:p>
          </table:table-cell>
          <table:table-cell table:style-name="ce33" table:formula="of:=[.G553]/[.H553]" office:value-type="float" office:value="0.50016531019079" calcext:value-type="float">
            <text:p>0,5001653102</text:p>
          </table:table-cell>
          <table:table-cell table:style-name="ce35" table:formula="of:=[.B553]&amp;[.A553]" office:value-type="string" office:string-value="247800618242700623" calcext:value-type="string">
            <text:p>247800618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42700623" calcext:value-type="float">
            <text:p>242700623</text:p>
          </table:table-cell>
          <table:table-cell table:style-name="ce11" office:value-type="string" calcext:value-type="string">
            <text:p>249500109</text:p>
          </table:table-cell>
          <table:table-cell table:style-name="ce31" table:number-columns-repeated="4"/>
          <table:table-cell table:style-name="ce31" office:value-type="float" office:value="2.97627098794717" calcext:value-type="float">
            <text:p>3</text:p>
          </table:table-cell>
          <table:table-cell table:style-name="ce32" office:value-type="float" office:value="2.97627098794717" calcext:value-type="float">
            <text:p>3</text:p>
          </table:table-cell>
          <table:table-cell table:style-name="ce33" table:formula="of:=[.G554]/[.H554]" office:value-type="float" office:value="1" calcext:value-type="float">
            <text:p>1</text:p>
          </table:table-cell>
          <table:table-cell table:style-name="ce35" table:formula="of:=[.B554]&amp;[.A554]" office:value-type="string" office:string-value="249500109242700623" calcext:value-type="string">
            <text:p>24950010924270062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3.97132616487455" calcext:value-type="float">
            <text:p>4</text:p>
          </table:table-cell>
          <table:table-cell table:style-name="ce32" office:value-type="float" office:value="3.97132616487455" calcext:value-type="float">
            <text:p>4</text:p>
          </table:table-cell>
          <table:table-cell table:style-name="ce33" table:formula="of:=[.G555]/[.H555]" office:value-type="float" office:value="1" calcext:value-type="float">
            <text:p>1</text:p>
          </table:table-cell>
          <table:table-cell table:style-name="ce35" table:formula="of:=[.B555]&amp;[.A555]" office:value-type="string" office:string-value="200010700200066017" calcext:value-type="string">
            <text:p>200010700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23414</text:p>
          </table:table-cell>
          <table:table-cell table:style-name="ce31" table:number-columns-repeated="3"/>
          <table:table-cell table:style-name="ce31" office:value-type="float" office:value="3.26739143283836" calcext:value-type="float">
            <text:p>3</text:p>
          </table:table-cell>
          <table:table-cell table:style-name="ce31" office:value-type="float" office:value="16.0960479571591" calcext:value-type="float">
            <text:p>16</text:p>
          </table:table-cell>
          <table:table-cell table:style-name="ce32" office:value-type="float" office:value="19.3634393899975" calcext:value-type="float">
            <text:p>19</text:p>
          </table:table-cell>
          <table:table-cell table:style-name="ce33" table:formula="of:=[.G556]/[.H556]" office:value-type="float" office:value="0.831259758815049" calcext:value-type="float">
            <text:p>0,8312597588</text:p>
          </table:table-cell>
          <table:table-cell table:style-name="ce35" table:formula="of:=[.B556]&amp;[.A556]" office:value-type="string" office:string-value="200023414200066017" calcext:value-type="string">
            <text:p>200023414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35665</text:p>
          </table:table-cell>
          <table:table-cell table:style-name="ce31" table:number-columns-repeated="2"/>
          <table:table-cell table:style-name="ce31" office:value-type="float" office:value="3.99995392238614" calcext:value-type="float">
            <text:p>4</text:p>
          </table:table-cell>
          <table:table-cell table:style-name="ce31"/>
          <table:table-cell table:style-name="ce31" office:value-type="float" office:value="8.15995392238614" calcext:value-type="float">
            <text:p>8</text:p>
          </table:table-cell>
          <table:table-cell table:style-name="ce32" office:value-type="float" office:value="12.1599078447723" calcext:value-type="float">
            <text:p>12</text:p>
          </table:table-cell>
          <table:table-cell table:style-name="ce33" table:formula="of:=[.G557]/[.H557]" office:value-type="float" office:value="0.671053927920533" calcext:value-type="float">
            <text:p>0,6710539279</text:p>
          </table:table-cell>
          <table:table-cell table:style-name="ce35" table:formula="of:=[.B557]&amp;[.A557]" office:value-type="string" office:string-value="200035665200066017" calcext:value-type="string">
            <text:p>200035665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54781</text:p>
          </table:table-cell>
          <table:table-cell table:style-name="ce31" table:number-columns-repeated="4"/>
          <table:table-cell table:style-name="ce31" office:value-type="float" office:value="6.61477896150063" calcext:value-type="float">
            <text:p>7</text:p>
          </table:table-cell>
          <table:table-cell table:style-name="ce32" office:value-type="float" office:value="6.61477896150063" calcext:value-type="float">
            <text:p>7</text:p>
          </table:table-cell>
          <table:table-cell table:style-name="ce33" table:formula="of:=[.G558]/[.H558]" office:value-type="float" office:value="1" calcext:value-type="float">
            <text:p>1</text:p>
          </table:table-cell>
          <table:table-cell table:style-name="ce35" table:formula="of:=[.B558]&amp;[.A558]" office:value-type="string" office:string-value="200054781200066017" calcext:value-type="string">
            <text:p>200054781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5563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[.G559]/[.H559]" office:value-type="float" office:value="1" calcext:value-type="float">
            <text:p>1</text:p>
          </table:table-cell>
          <table:table-cell table:style-name="ce35" table:formula="of:=[.B559]&amp;[.A559]" office:value-type="string" office:string-value="200065563200066017" calcext:value-type="string">
            <text:p>200065563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4"/>
          <table:table-cell table:style-name="ce31" office:value-type="float" office:value="4.90286992831421" calcext:value-type="float">
            <text:p>5</text:p>
          </table:table-cell>
          <table:table-cell table:style-name="ce32" office:value-type="float" office:value="4.90286992831421" calcext:value-type="float">
            <text:p>5</text:p>
          </table:table-cell>
          <table:table-cell table:style-name="ce33" table:formula="of:=[.G560]/[.H560]" office:value-type="float" office:value="1" calcext:value-type="float">
            <text:p>1</text:p>
          </table:table-cell>
          <table:table-cell table:style-name="ce35" table:formula="of:=[.B560]&amp;[.A560]" office:value-type="string" office:string-value="200065597200066017" calcext:value-type="string">
            <text:p>200065597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5787</text:p>
          </table:table-cell>
          <table:table-cell table:style-name="ce31" office:value-type="float" office:value="4.93774574049803" calcext:value-type="float">
            <text:p>5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86.713148792716" calcext:value-type="float">
            <text:p>187</text:p>
          </table:table-cell>
          <table:table-cell table:style-name="ce32" office:value-type="float" office:value="195.650894533214" calcext:value-type="float">
            <text:p>196</text:p>
          </table:table-cell>
          <table:table-cell table:style-name="ce33" table:formula="of:=[.G561]/[.H561]" office:value-type="float" office:value="0.954317889719739" calcext:value-type="float">
            <text:p>0,9543178897</text:p>
          </table:table-cell>
          <table:table-cell table:style-name="ce35" table:formula="of:=[.B561]&amp;[.A561]" office:value-type="string" office:string-value="200065787200066017" calcext:value-type="string">
            <text:p>200065787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6017</text:p>
          </table:table-cell>
          <table:table-cell table:style-name="ce31" office:value-type="float" office:value="71.8567926923247" calcext:value-type="float">
            <text:p>72</text:p>
          </table:table-cell>
          <table:table-cell table:style-name="ce31" office:value-type="float" office:value="352.041442313799" calcext:value-type="float">
            <text:p>352</text:p>
          </table:table-cell>
          <table:table-cell table:style-name="ce31" office:value-type="float" office:value="535.870727620508" calcext:value-type="float">
            <text:p>536</text:p>
          </table:table-cell>
          <table:table-cell table:style-name="ce31" office:value-type="float" office:value="5.04573354275574" calcext:value-type="float">
            <text:p>5</text:p>
          </table:table-cell>
          <table:table-cell table:style-name="ce31" office:value-type="float" office:value="1601.10848579551" calcext:value-type="float">
            <text:p>1 601</text:p>
          </table:table-cell>
          <table:table-cell table:style-name="ce32" office:value-type="float" office:value="2565.9231819649" calcext:value-type="float">
            <text:p>2 566</text:p>
          </table:table-cell>
          <table:table-cell table:style-name="ce33" table:formula="of:=[.G562]/[.H562]" office:value-type="float" office:value="0.623989251529126" calcext:value-type="float">
            <text:p>0,6239892515</text:p>
          </table:table-cell>
          <table:table-cell table:style-name="ce35" table:formula="of:=[.B562]&amp;[.A562]" office:value-type="string" office:string-value="200066017200066017" calcext:value-type="string">
            <text:p>200066017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4"/>
          <table:table-cell table:style-name="ce31" office:value-type="float" office:value="55.7230294749944" calcext:value-type="float">
            <text:p>56</text:p>
          </table:table-cell>
          <table:table-cell table:style-name="ce32" office:value-type="float" office:value="55.7230294749944" calcext:value-type="float">
            <text:p>56</text:p>
          </table:table-cell>
          <table:table-cell table:style-name="ce33" table:formula="of:=[.G563]/[.H563]" office:value-type="float" office:value="1" calcext:value-type="float">
            <text:p>1</text:p>
          </table:table-cell>
          <table:table-cell table:style-name="ce35" table:formula="of:=[.B563]&amp;[.A563]" office:value-type="string" office:string-value="200066405200066017" calcext:value-type="string">
            <text:p>200066405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6413</text:p>
          </table:table-cell>
          <table:table-cell table:style-name="ce31" office:value-type="float" office:value="12.8204292438681" calcext:value-type="float">
            <text:p>13</text:p>
          </table:table-cell>
          <table:table-cell table:style-name="ce31" table:number-columns-repeated="3"/>
          <table:table-cell table:style-name="ce31" office:value-type="float" office:value="338.991381594423" calcext:value-type="float">
            <text:p>339</text:p>
          </table:table-cell>
          <table:table-cell table:style-name="ce32" office:value-type="float" office:value="351.811810838291" calcext:value-type="float">
            <text:p>352</text:p>
          </table:table-cell>
          <table:table-cell table:style-name="ce33" table:formula="of:=[.G564]/[.H564]" office:value-type="float" office:value="0.963558843538198" calcext:value-type="float">
            <text:p>0,9635588435</text:p>
          </table:table-cell>
          <table:table-cell table:style-name="ce35" table:formula="of:=[.B564]&amp;[.A564]" office:value-type="string" office:string-value="200066413200066017" calcext:value-type="string">
            <text:p>200066413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6462</text:p>
          </table:table-cell>
          <table:table-cell table:style-name="ce31" table:number-columns-repeated="4"/>
          <table:table-cell table:style-name="ce31" office:value-type="float" office:value="12.9968596668011" calcext:value-type="float">
            <text:p>13</text:p>
          </table:table-cell>
          <table:table-cell table:style-name="ce32" office:value-type="float" office:value="12.9968596668011" calcext:value-type="float">
            <text:p>13</text:p>
          </table:table-cell>
          <table:table-cell table:style-name="ce33" table:formula="of:=[.G565]/[.H565]" office:value-type="float" office:value="1" calcext:value-type="float">
            <text:p>1</text:p>
          </table:table-cell>
          <table:table-cell table:style-name="ce35" table:formula="of:=[.B565]&amp;[.A565]" office:value-type="string" office:string-value="200066462200066017" calcext:value-type="string">
            <text:p>200066462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113.999316337195" calcext:value-type="float">
            <text:p>114</text:p>
          </table:table-cell>
          <table:table-cell table:style-name="ce32" office:value-type="float" office:value="113.999316337195" calcext:value-type="float">
            <text:p>114</text:p>
          </table:table-cell>
          <table:table-cell table:style-name="ce33" table:formula="of:=[.G566]/[.H566]" office:value-type="float" office:value="1" calcext:value-type="float">
            <text:p>1</text:p>
          </table:table-cell>
          <table:table-cell table:style-name="ce35" table:formula="of:=[.B566]&amp;[.A566]" office:value-type="string" office:string-value="200066827200066017" calcext:value-type="string">
            <text:p>200066827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9458</text:p>
          </table:table-cell>
          <table:table-cell table:style-name="ce31" table:number-columns-repeated="4"/>
          <table:table-cell table:style-name="ce31" office:value-type="float" office:value="9.32172189181535" calcext:value-type="float">
            <text:p>9</text:p>
          </table:table-cell>
          <table:table-cell table:style-name="ce32" office:value-type="float" office:value="9.32172189181535" calcext:value-type="float">
            <text:p>9</text:p>
          </table:table-cell>
          <table:table-cell table:style-name="ce33" table:formula="of:=[.G567]/[.H567]" office:value-type="float" office:value="1" calcext:value-type="float">
            <text:p>1</text:p>
          </table:table-cell>
          <table:table-cell table:style-name="ce35" table:formula="of:=[.B567]&amp;[.A567]" office:value-type="string" office:string-value="200069458200066017" calcext:value-type="string">
            <text:p>200069458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69532</text:p>
          </table:table-cell>
          <table:table-cell table:style-name="ce31" office:value-type="float" office:value="11.9606080685277" calcext:value-type="float">
            <text:p>12</text:p>
          </table:table-cell>
          <table:table-cell table:style-name="ce31" office:value-type="float" office:value="3.9673590504451" calcext:value-type="float">
            <text:p>4</text:p>
          </table:table-cell>
          <table:table-cell table:style-name="ce31" table:number-columns-repeated="2"/>
          <table:table-cell table:style-name="ce31" office:value-type="float" office:value="239.684912294275" calcext:value-type="float">
            <text:p>240</text:p>
          </table:table-cell>
          <table:table-cell table:style-name="ce32" office:value-type="float" office:value="255.612879413248" calcext:value-type="float">
            <text:p>256</text:p>
          </table:table-cell>
          <table:table-cell table:style-name="ce33" table:formula="of:=[.G568]/[.H568]" office:value-type="float" office:value="0.937687149585205" calcext:value-type="float">
            <text:p>0,9376871496</text:p>
          </table:table-cell>
          <table:table-cell table:style-name="ce35" table:formula="of:=[.B568]&amp;[.A568]" office:value-type="string" office:string-value="200069532200066017" calcext:value-type="string">
            <text:p>200069532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71454</text:p>
          </table:table-cell>
          <table:table-cell table:style-name="ce31" table:number-columns-repeated="4"/>
          <table:table-cell table:style-name="ce31" office:value-type="float" office:value="5.00590074105155" calcext:value-type="float">
            <text:p>5</text:p>
          </table:table-cell>
          <table:table-cell table:style-name="ce32" office:value-type="float" office:value="5.00590074105155" calcext:value-type="float">
            <text:p>5</text:p>
          </table:table-cell>
          <table:table-cell table:style-name="ce33" table:formula="of:=[.G569]/[.H569]" office:value-type="float" office:value="1" calcext:value-type="float">
            <text:p>1</text:p>
          </table:table-cell>
          <table:table-cell table:style-name="ce35" table:formula="of:=[.B569]&amp;[.A569]" office:value-type="string" office:string-value="200071454200066017" calcext:value-type="string">
            <text:p>200071454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71843</text:p>
          </table:table-cell>
          <table:table-cell table:style-name="ce31" table:number-columns-repeated="4"/>
          <table:table-cell table:style-name="ce31" office:value-type="float" office:value="4.64479579674733" calcext:value-type="float">
            <text:p>5</text:p>
          </table:table-cell>
          <table:table-cell table:style-name="ce32" office:value-type="float" office:value="4.64479579674733" calcext:value-type="float">
            <text:p>5</text:p>
          </table:table-cell>
          <table:table-cell table:style-name="ce33" table:formula="of:=[.G570]/[.H570]" office:value-type="float" office:value="1" calcext:value-type="float">
            <text:p>1</text:p>
          </table:table-cell>
          <table:table-cell table:style-name="ce35" table:formula="of:=[.B570]&amp;[.A570]" office:value-type="string" office:string-value="200071843200066017" calcext:value-type="string">
            <text:p>200071843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8.27502258019075" calcext:value-type="float">
            <text:p>8</text:p>
          </table:table-cell>
          <table:table-cell table:style-name="ce32" office:value-type="float" office:value="8.27502258019075" calcext:value-type="float">
            <text:p>8</text:p>
          </table:table-cell>
          <table:table-cell table:style-name="ce33" table:formula="of:=[.G571]/[.H571]" office:value-type="float" office:value="1" calcext:value-type="float">
            <text:p>1</text:p>
          </table:table-cell>
          <table:table-cell table:style-name="ce35" table:formula="of:=[.B571]&amp;[.A571]" office:value-type="string" office:string-value="200072312200066017" calcext:value-type="string">
            <text:p>200072312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1400415</text:p>
          </table:table-cell>
          <table:table-cell table:style-name="ce31" table:number-columns-repeated="4"/>
          <table:table-cell table:style-name="ce31" office:value-type="float" office:value="4.05401681365471" calcext:value-type="float">
            <text:p>4</text:p>
          </table:table-cell>
          <table:table-cell table:style-name="ce32" office:value-type="float" office:value="4.05401681365471" calcext:value-type="float">
            <text:p>4</text:p>
          </table:table-cell>
          <table:table-cell table:style-name="ce33" table:formula="of:=[.G572]/[.H572]" office:value-type="float" office:value="1" calcext:value-type="float">
            <text:p>1</text:p>
          </table:table-cell>
          <table:table-cell table:style-name="ce35" table:formula="of:=[.B572]&amp;[.A572]" office:value-type="string" office:string-value="241400415200066017" calcext:value-type="string">
            <text:p>241400415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1400761</text:p>
          </table:table-cell>
          <table:table-cell table:style-name="ce31" table:number-columns-repeated="4"/>
          <table:table-cell table:style-name="ce31" office:value-type="float" office:value="9.64456208786106" calcext:value-type="float">
            <text:p>10</text:p>
          </table:table-cell>
          <table:table-cell table:style-name="ce32" office:value-type="float" office:value="9.64456208786106" calcext:value-type="float">
            <text:p>10</text:p>
          </table:table-cell>
          <table:table-cell table:style-name="ce33" table:formula="of:=[.G573]/[.H573]" office:value-type="float" office:value="1" calcext:value-type="float">
            <text:p>1</text:p>
          </table:table-cell>
          <table:table-cell table:style-name="ce35" table:formula="of:=[.B573]&amp;[.A573]" office:value-type="string" office:string-value="241400761200066017" calcext:value-type="string">
            <text:p>241400761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1400878</text:p>
          </table:table-cell>
          <table:table-cell table:style-name="ce31" table:number-columns-repeated="4"/>
          <table:table-cell table:style-name="ce31" office:value-type="float" office:value="34.2574882722565" calcext:value-type="float">
            <text:p>34</text:p>
          </table:table-cell>
          <table:table-cell table:style-name="ce32" office:value-type="float" office:value="34.2574882722565" calcext:value-type="float">
            <text:p>34</text:p>
          </table:table-cell>
          <table:table-cell table:style-name="ce33" table:formula="of:=[.G574]/[.H574]" office:value-type="float" office:value="1" calcext:value-type="float">
            <text:p>1</text:p>
          </table:table-cell>
          <table:table-cell table:style-name="ce35" table:formula="of:=[.B574]&amp;[.A574]" office:value-type="string" office:string-value="241400878200066017" calcext:value-type="string">
            <text:p>241400878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2700276</text:p>
          </table:table-cell>
          <table:table-cell table:style-name="ce31" table:number-columns-repeated="4"/>
          <table:table-cell table:style-name="ce31" office:value-type="float" office:value="8.14177215189874" calcext:value-type="float">
            <text:p>8</text:p>
          </table:table-cell>
          <table:table-cell table:style-name="ce32" office:value-type="float" office:value="8.14177215189874" calcext:value-type="float">
            <text:p>8</text:p>
          </table:table-cell>
          <table:table-cell table:style-name="ce33" table:formula="of:=[.G575]/[.H575]" office:value-type="float" office:value="1" calcext:value-type="float">
            <text:p>1</text:p>
          </table:table-cell>
          <table:table-cell table:style-name="ce35" table:formula="of:=[.B575]&amp;[.A575]" office:value-type="string" office:string-value="242700276200066017" calcext:value-type="string">
            <text:p>242700276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2700607</text:p>
          </table:table-cell>
          <table:table-cell table:style-name="ce31" table:number-columns-repeated="4"/>
          <table:table-cell table:style-name="ce31" office:value-type="float" office:value="14.0731780326457" calcext:value-type="float">
            <text:p>14</text:p>
          </table:table-cell>
          <table:table-cell table:style-name="ce32" office:value-type="float" office:value="14.0731780326457" calcext:value-type="float">
            <text:p>14</text:p>
          </table:table-cell>
          <table:table-cell table:style-name="ce33" table:formula="of:=[.G576]/[.H576]" office:value-type="float" office:value="1" calcext:value-type="float">
            <text:p>1</text:p>
          </table:table-cell>
          <table:table-cell table:style-name="ce35" table:formula="of:=[.B576]&amp;[.A576]" office:value-type="string" office:string-value="242700607200066017" calcext:value-type="string">
            <text:p>242700607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577]/[.H577]" office:value-type="float" office:value="1" calcext:value-type="float">
            <text:p>1</text:p>
          </table:table-cell>
          <table:table-cell table:style-name="ce35" table:formula="of:=[.B577]&amp;[.A577]" office:value-type="string" office:string-value="247600539200066017" calcext:value-type="string">
            <text:p>247600539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4"/>
          <table:table-cell table:style-name="ce31" office:value-type="float" office:value="6.012334657837" calcext:value-type="float">
            <text:p>6</text:p>
          </table:table-cell>
          <table:table-cell table:style-name="ce32" office:value-type="float" office:value="6.012334657837" calcext:value-type="float">
            <text:p>6</text:p>
          </table:table-cell>
          <table:table-cell table:style-name="ce33" table:formula="of:=[.G578]/[.H578]" office:value-type="float" office:value="1" calcext:value-type="float">
            <text:p>1</text:p>
          </table:table-cell>
          <table:table-cell table:style-name="ce35" table:formula="of:=[.B578]&amp;[.A578]" office:value-type="string" office:string-value="247600596200066017" calcext:value-type="string">
            <text:p>247600596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017" calcext:value-type="float">
            <text:p>200066017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4.93957903244055" calcext:value-type="float">
            <text:p>5</text:p>
          </table:table-cell>
          <table:table-cell table:style-name="ce32" office:value-type="float" office:value="4.93957903244055" calcext:value-type="float">
            <text:p>5</text:p>
          </table:table-cell>
          <table:table-cell table:style-name="ce33" table:formula="of:=[.G579]/[.H579]" office:value-type="float" office:value="1" calcext:value-type="float">
            <text:p>1</text:p>
          </table:table-cell>
          <table:table-cell table:style-name="ce35" table:formula="of:=[.B579]&amp;[.A579]" office:value-type="string" office:string-value="247600646200066017" calcext:value-type="string">
            <text:p>247600646200066017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92.3135506496998" calcext:value-type="float">
            <text:p>92</text:p>
          </table:table-cell>
          <table:table-cell table:style-name="ce32" office:value-type="float" office:value="92.3135506496998" calcext:value-type="float">
            <text:p>92</text:p>
          </table:table-cell>
          <table:table-cell table:style-name="ce33" table:formula="of:=[.G580]/[.H580]" office:value-type="float" office:value="1" calcext:value-type="float">
            <text:p>1</text:p>
          </table:table-cell>
          <table:table-cell table:style-name="ce35" table:formula="of:=[.B580]&amp;[.A580]" office:value-type="string" office:string-value="200010700200066405" calcext:value-type="string">
            <text:p>200010700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46.1603121096959" calcext:value-type="float">
            <text:p>46</text:p>
          </table:table-cell>
          <table:table-cell table:style-name="ce31" table:number-columns-repeated="2"/>
          <table:table-cell table:style-name="ce31" office:value-type="float" office:value="13.2140501749708" calcext:value-type="float">
            <text:p>13</text:p>
          </table:table-cell>
          <table:table-cell table:style-name="ce31" office:value-type="float" office:value="1089.93632423066" calcext:value-type="float">
            <text:p>1 090</text:p>
          </table:table-cell>
          <table:table-cell table:style-name="ce32" office:value-type="float" office:value="1149.31068651533" calcext:value-type="float">
            <text:p>1 149</text:p>
          </table:table-cell>
          <table:table-cell table:style-name="ce33" table:formula="of:=[.G581]/[.H581]" office:value-type="float" office:value="0.948339154084882" calcext:value-type="float">
            <text:p>0,9483391541</text:p>
          </table:table-cell>
          <table:table-cell table:style-name="ce35" table:formula="of:=[.B581]&amp;[.A581]" office:value-type="string" office:string-value="200023414200066405" calcext:value-type="string">
            <text:p>200023414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35103</text:p>
          </table:table-cell>
          <table:table-cell table:style-name="ce31" table:number-columns-repeated="4"/>
          <table:table-cell table:style-name="ce31" office:value-type="float" office:value="5.18939393939394" calcext:value-type="float">
            <text:p>5</text:p>
          </table:table-cell>
          <table:table-cell table:style-name="ce32" office:value-type="float" office:value="5.18939393939394" calcext:value-type="float">
            <text:p>5</text:p>
          </table:table-cell>
          <table:table-cell table:style-name="ce33" table:formula="of:=[.G582]/[.H582]" office:value-type="float" office:value="1" calcext:value-type="float">
            <text:p>1</text:p>
          </table:table-cell>
          <table:table-cell table:style-name="ce35" table:formula="of:=[.B582]&amp;[.A582]" office:value-type="string" office:string-value="200035103200066405" calcext:value-type="string">
            <text:p>200035103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35665</text:p>
          </table:table-cell>
          <table:table-cell table:style-name="ce31" office:value-type="float" office:value="1.00315872080899" calcext:value-type="float">
            <text:p>1</text:p>
          </table:table-cell>
          <table:table-cell table:style-name="ce31" table:number-columns-repeated="3"/>
          <table:table-cell table:style-name="ce31" office:value-type="float" office:value="142.926133122682" calcext:value-type="float">
            <text:p>143</text:p>
          </table:table-cell>
          <table:table-cell table:style-name="ce32" office:value-type="float" office:value="143.929291843491" calcext:value-type="float">
            <text:p>144</text:p>
          </table:table-cell>
          <table:table-cell table:style-name="ce33" table:formula="of:=[.G583]/[.H583]" office:value-type="float" office:value="0.993030197620233" calcext:value-type="float">
            <text:p>0,9930301976</text:p>
          </table:table-cell>
          <table:table-cell table:style-name="ce35" table:formula="of:=[.B583]&amp;[.A583]" office:value-type="string" office:string-value="200035665200066405" calcext:value-type="string">
            <text:p>200035665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36069</text:p>
          </table:table-cell>
          <table:table-cell table:style-name="ce31" table:number-columns-repeated="4"/>
          <table:table-cell table:style-name="ce31" office:value-type="float" office:value="5.07407407407407" calcext:value-type="float">
            <text:p>5</text:p>
          </table:table-cell>
          <table:table-cell table:style-name="ce32" office:value-type="float" office:value="5.07407407407407" calcext:value-type="float">
            <text:p>5</text:p>
          </table:table-cell>
          <table:table-cell table:style-name="ce33" table:formula="of:=[.G584]/[.H584]" office:value-type="float" office:value="1" calcext:value-type="float">
            <text:p>1</text:p>
          </table:table-cell>
          <table:table-cell table:style-name="ce35" table:formula="of:=[.B584]&amp;[.A584]" office:value-type="string" office:string-value="200036069200066405" calcext:value-type="string">
            <text:p>200036069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4027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585]/[.H585]" office:value-type="float" office:value="1" calcext:value-type="float">
            <text:p>1</text:p>
          </table:table-cell>
          <table:table-cell table:style-name="ce35" table:formula="of:=[.B585]&amp;[.A585]" office:value-type="string" office:string-value="200040277200066405" calcext:value-type="string">
            <text:p>200040277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54781</text:p>
          </table:table-cell>
          <table:table-cell table:style-name="ce31" table:number-columns-repeated="2"/>
          <table:table-cell table:style-name="ce31" office:value-type="float" office:value="3.34895845359118" calcext:value-type="float">
            <text:p>3</text:p>
          </table:table-cell>
          <table:table-cell table:style-name="ce31"/>
          <table:table-cell table:style-name="ce31" office:value-type="float" office:value="16.4412689497033" calcext:value-type="float">
            <text:p>16</text:p>
          </table:table-cell>
          <table:table-cell table:style-name="ce32" office:value-type="float" office:value="19.7902274032945" calcext:value-type="float">
            <text:p>20</text:p>
          </table:table-cell>
          <table:table-cell table:style-name="ce33" table:formula="of:=[.G586]/[.H586]" office:value-type="float" office:value="0.830777161608882" calcext:value-type="float">
            <text:p>0,8307771616</text:p>
          </table:table-cell>
          <table:table-cell table:style-name="ce35" table:formula="of:=[.B586]&amp;[.A586]" office:value-type="string" office:string-value="200054781200066405" calcext:value-type="string">
            <text:p>200054781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57958</text:p>
          </table:table-cell>
          <table:table-cell table:style-name="ce31" table:number-columns-repeated="4"/>
          <table:table-cell table:style-name="ce31" office:value-type="float" office:value="3.1358541000436" calcext:value-type="float">
            <text:p>3</text:p>
          </table:table-cell>
          <table:table-cell table:style-name="ce32" office:value-type="float" office:value="3.1358541000436" calcext:value-type="float">
            <text:p>3</text:p>
          </table:table-cell>
          <table:table-cell table:style-name="ce33" table:formula="of:=[.G587]/[.H587]" office:value-type="float" office:value="1" calcext:value-type="float">
            <text:p>1</text:p>
          </table:table-cell>
          <table:table-cell table:style-name="ce35" table:formula="of:=[.B587]&amp;[.A587]" office:value-type="string" office:string-value="200057958200066405" calcext:value-type="string">
            <text:p>200057958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58360</text:p>
          </table:table-cell>
          <table:table-cell table:style-name="ce31" table:number-columns-repeated="4"/>
          <table:table-cell table:style-name="ce31" office:value-type="float" office:value="8.14659685863874" calcext:value-type="float">
            <text:p>8</text:p>
          </table:table-cell>
          <table:table-cell table:style-name="ce32" office:value-type="float" office:value="8.14659685863874" calcext:value-type="float">
            <text:p>8</text:p>
          </table:table-cell>
          <table:table-cell table:style-name="ce33" table:formula="of:=[.G588]/[.H588]" office:value-type="float" office:value="1" calcext:value-type="float">
            <text:p>1</text:p>
          </table:table-cell>
          <table:table-cell table:style-name="ce35" table:formula="of:=[.B588]&amp;[.A588]" office:value-type="string" office:string-value="200058360200066405" calcext:value-type="string">
            <text:p>200058360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3.3097518397923" calcext:value-type="float">
            <text:p>3</text:p>
          </table:table-cell>
          <table:table-cell table:style-name="ce32" office:value-type="float" office:value="3.3097518397923" calcext:value-type="float">
            <text:p>3</text:p>
          </table:table-cell>
          <table:table-cell table:style-name="ce33" table:formula="of:=[.G589]/[.H589]" office:value-type="float" office:value="1" calcext:value-type="float">
            <text:p>1</text:p>
          </table:table-cell>
          <table:table-cell table:style-name="ce35" table:formula="of:=[.B589]&amp;[.A589]" office:value-type="string" office:string-value="200058485200066405" calcext:value-type="string">
            <text:p>200058485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58519</text:p>
          </table:table-cell>
          <table:table-cell table:style-name="ce31" table:number-columns-repeated="4"/>
          <table:table-cell table:style-name="ce31" office:value-type="float" office:value="8.07183875827849" calcext:value-type="float">
            <text:p>8</text:p>
          </table:table-cell>
          <table:table-cell table:style-name="ce32" office:value-type="float" office:value="8.07183875827849" calcext:value-type="float">
            <text:p>8</text:p>
          </table:table-cell>
          <table:table-cell table:style-name="ce33" table:formula="of:=[.G590]/[.H590]" office:value-type="float" office:value="1" calcext:value-type="float">
            <text:p>1</text:p>
          </table:table-cell>
          <table:table-cell table:style-name="ce35" table:formula="of:=[.B590]&amp;[.A590]" office:value-type="string" office:string-value="200058519200066405" calcext:value-type="string">
            <text:p>200058519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4"/>
          <table:table-cell table:style-name="ce31" office:value-type="float" office:value="7.38821307008608" calcext:value-type="float">
            <text:p>7</text:p>
          </table:table-cell>
          <table:table-cell table:style-name="ce32" office:value-type="float" office:value="7.38821307008608" calcext:value-type="float">
            <text:p>7</text:p>
          </table:table-cell>
          <table:table-cell table:style-name="ce33" table:formula="of:=[.G591]/[.H591]" office:value-type="float" office:value="1" calcext:value-type="float">
            <text:p>1</text:p>
          </table:table-cell>
          <table:table-cell table:style-name="ce35" table:formula="of:=[.B591]&amp;[.A591]" office:value-type="string" office:string-value="200059889200066405" calcext:value-type="string">
            <text:p>200059889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556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592]/[.H592]" office:value-type="float" office:value="1" calcext:value-type="float">
            <text:p>1</text:p>
          </table:table-cell>
          <table:table-cell table:style-name="ce35" table:formula="of:=[.B592]&amp;[.A592]" office:value-type="string" office:string-value="200065563200066405" calcext:value-type="string">
            <text:p>200065563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4"/>
          <table:table-cell table:style-name="ce31" office:value-type="float" office:value="0.97924477673449" calcext:value-type="float">
            <text:p>1</text:p>
          </table:table-cell>
          <table:table-cell table:style-name="ce32" office:value-type="float" office:value="0.97924477673449" calcext:value-type="float">
            <text:p>1</text:p>
          </table:table-cell>
          <table:table-cell table:style-name="ce33" table:formula="of:=[.G593]/[.H593]" office:value-type="float" office:value="1" calcext:value-type="float">
            <text:p>1</text:p>
          </table:table-cell>
          <table:table-cell table:style-name="ce35" table:formula="of:=[.B593]&amp;[.A593]" office:value-type="string" office:string-value="200065597200066405" calcext:value-type="string">
            <text:p>200065597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5787</text:p>
          </table:table-cell>
          <table:table-cell table:style-name="ce31" office:value-type="float" office:value="23.338934770077" calcext:value-type="float">
            <text:p>23</text:p>
          </table:table-cell>
          <table:table-cell table:style-name="ce31" table:number-columns-repeated="2"/>
          <table:table-cell table:style-name="ce31" office:value-type="float" office:value="8.50299401197604" calcext:value-type="float">
            <text:p>9</text:p>
          </table:table-cell>
          <table:table-cell table:style-name="ce31" office:value-type="float" office:value="725.555782975068" calcext:value-type="float">
            <text:p>726</text:p>
          </table:table-cell>
          <table:table-cell table:style-name="ce32" office:value-type="float" office:value="757.397711757121" calcext:value-type="float">
            <text:p>757</text:p>
          </table:table-cell>
          <table:table-cell table:style-name="ce33" table:formula="of:=[.G594]/[.H594]" office:value-type="float" office:value="0.957958773458423" calcext:value-type="float">
            <text:p>0,9579587735</text:p>
          </table:table-cell>
          <table:table-cell table:style-name="ce35" table:formula="of:=[.B594]&amp;[.A594]" office:value-type="string" office:string-value="200065787200066405" calcext:value-type="string">
            <text:p>200065787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6017</text:p>
          </table:table-cell>
          <table:table-cell table:style-name="ce31"/>
          <table:table-cell table:style-name="ce31" office:value-type="float" office:value="4.01749705244117" calcext:value-type="float">
            <text:p>4</text:p>
          </table:table-cell>
          <table:table-cell table:style-name="ce31"/>
          <table:table-cell table:style-name="ce31" office:value-type="float" office:value="4.0057508775832" calcext:value-type="float">
            <text:p>4</text:p>
          </table:table-cell>
          <table:table-cell table:style-name="ce31" office:value-type="float" office:value="84.4606256273241" calcext:value-type="float">
            <text:p>84</text:p>
          </table:table-cell>
          <table:table-cell table:style-name="ce32" office:value-type="float" office:value="92.4838735573485" calcext:value-type="float">
            <text:p>92</text:p>
          </table:table-cell>
          <table:table-cell table:style-name="ce33" table:formula="of:=[.G595]/[.H595]" office:value-type="float" office:value="0.913247060039616" calcext:value-type="float">
            <text:p>0,91324706</text:p>
          </table:table-cell>
          <table:table-cell table:style-name="ce35" table:formula="of:=[.B595]&amp;[.A595]" office:value-type="string" office:string-value="200066017200066405" calcext:value-type="string">
            <text:p>200066017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6405</text:p>
          </table:table-cell>
          <table:table-cell table:style-name="ce31" office:value-type="float" office:value="189.698698614649" calcext:value-type="float">
            <text:p>190</text:p>
          </table:table-cell>
          <table:table-cell table:style-name="ce31" office:value-type="float" office:value="494.865641681587" calcext:value-type="float">
            <text:p>495</text:p>
          </table:table-cell>
          <table:table-cell table:style-name="ce31" office:value-type="float" office:value="965.539326368737" calcext:value-type="float">
            <text:p>966</text:p>
          </table:table-cell>
          <table:table-cell table:style-name="ce31" office:value-type="float" office:value="20.2313976597017" calcext:value-type="float">
            <text:p>20</text:p>
          </table:table-cell>
          <table:table-cell table:style-name="ce31" office:value-type="float" office:value="4563.87331795994" calcext:value-type="float">
            <text:p>4 564</text:p>
          </table:table-cell>
          <table:table-cell table:style-name="ce32" office:value-type="float" office:value="6234.20838228461" calcext:value-type="float">
            <text:p>6 234</text:p>
          </table:table-cell>
          <table:table-cell table:style-name="ce33" table:formula="of:=[.G596]/[.H596]" office:value-type="float" office:value="0.732069420542443" calcext:value-type="float">
            <text:p>0,7320694205</text:p>
          </table:table-cell>
          <table:table-cell table:style-name="ce35" table:formula="of:=[.B596]&amp;[.A596]" office:value-type="string" office:string-value="200066405200066405" calcext:value-type="string">
            <text:p>200066405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4"/>
          <table:table-cell table:style-name="ce31" office:value-type="float" office:value="309.753302508893" calcext:value-type="float">
            <text:p>310</text:p>
          </table:table-cell>
          <table:table-cell table:style-name="ce32" office:value-type="float" office:value="309.753302508893" calcext:value-type="float">
            <text:p>310</text:p>
          </table:table-cell>
          <table:table-cell table:style-name="ce33" table:formula="of:=[.G597]/[.H597]" office:value-type="float" office:value="1" calcext:value-type="float">
            <text:p>1</text:p>
          </table:table-cell>
          <table:table-cell table:style-name="ce35" table:formula="of:=[.B597]&amp;[.A597]" office:value-type="string" office:string-value="200066413200066405" calcext:value-type="string">
            <text:p>200066413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6462</text:p>
          </table:table-cell>
          <table:table-cell table:style-name="ce31" table:number-columns-repeated="4"/>
          <table:table-cell table:style-name="ce31" office:value-type="float" office:value="19.0493412411213" calcext:value-type="float">
            <text:p>19</text:p>
          </table:table-cell>
          <table:table-cell table:style-name="ce32" office:value-type="float" office:value="19.0493412411213" calcext:value-type="float">
            <text:p>19</text:p>
          </table:table-cell>
          <table:table-cell table:style-name="ce33" table:formula="of:=[.G598]/[.H598]" office:value-type="float" office:value="1" calcext:value-type="float">
            <text:p>1</text:p>
          </table:table-cell>
          <table:table-cell table:style-name="ce35" table:formula="of:=[.B598]&amp;[.A598]" office:value-type="string" office:string-value="200066462200066405" calcext:value-type="string">
            <text:p>200066462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3"/>
          <table:table-cell table:style-name="ce31" office:value-type="float" office:value="4.05007316099855" calcext:value-type="float">
            <text:p>4</text:p>
          </table:table-cell>
          <table:table-cell table:style-name="ce31" office:value-type="float" office:value="38.5325314391463" calcext:value-type="float">
            <text:p>39</text:p>
          </table:table-cell>
          <table:table-cell table:style-name="ce32" office:value-type="float" office:value="42.5826046001449" calcext:value-type="float">
            <text:p>43</text:p>
          </table:table-cell>
          <table:table-cell table:style-name="ce33" table:formula="of:=[.G599]/[.H599]" office:value-type="float" office:value="0.904889022195115" calcext:value-type="float">
            <text:p>0,9048890222</text:p>
          </table:table-cell>
          <table:table-cell table:style-name="ce35" table:formula="of:=[.B599]&amp;[.A599]" office:value-type="string" office:string-value="200066827200066405" calcext:value-type="string">
            <text:p>200066827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7965</text:p>
          </table:table-cell>
          <table:table-cell table:style-name="ce31" table:number-columns-repeated="4"/>
          <table:table-cell table:style-name="ce31" office:value-type="float" office:value="3.51250891622393" calcext:value-type="float">
            <text:p>4</text:p>
          </table:table-cell>
          <table:table-cell table:style-name="ce32" office:value-type="float" office:value="3.51250891622393" calcext:value-type="float">
            <text:p>4</text:p>
          </table:table-cell>
          <table:table-cell table:style-name="ce33" table:formula="of:=[.G600]/[.H600]" office:value-type="float" office:value="1" calcext:value-type="float">
            <text:p>1</text:p>
          </table:table-cell>
          <table:table-cell table:style-name="ce35" table:formula="of:=[.B600]&amp;[.A600]" office:value-type="string" office:string-value="200067965200066405" calcext:value-type="string">
            <text:p>200067965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797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601]/[.H601]" office:value-type="float" office:value="1" calcext:value-type="float">
            <text:p>1</text:p>
          </table:table-cell>
          <table:table-cell table:style-name="ce35" table:formula="of:=[.B601]&amp;[.A601]" office:value-type="string" office:string-value="200067973200066405" calcext:value-type="string">
            <text:p>200067973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8443</text:p>
          </table:table-cell>
          <table:table-cell table:style-name="ce31" table:number-columns-repeated="4"/>
          <table:table-cell table:style-name="ce31" office:value-type="float" office:value="3.98997493734336" calcext:value-type="float">
            <text:p>4</text:p>
          </table:table-cell>
          <table:table-cell table:style-name="ce32" office:value-type="float" office:value="3.98997493734336" calcext:value-type="float">
            <text:p>4</text:p>
          </table:table-cell>
          <table:table-cell table:style-name="ce33" table:formula="of:=[.G602]/[.H602]" office:value-type="float" office:value="1" calcext:value-type="float">
            <text:p>1</text:p>
          </table:table-cell>
          <table:table-cell table:style-name="ce35" table:formula="of:=[.B602]&amp;[.A602]" office:value-type="string" office:string-value="200068443200066405" calcext:value-type="string">
            <text:p>200068443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8450</text:p>
          </table:table-cell>
          <table:table-cell table:style-name="ce31" table:number-columns-repeated="4"/>
          <table:table-cell table:style-name="ce31" office:value-type="float" office:value="4.05055917840696" calcext:value-type="float">
            <text:p>4</text:p>
          </table:table-cell>
          <table:table-cell table:style-name="ce32" office:value-type="float" office:value="4.05055917840696" calcext:value-type="float">
            <text:p>4</text:p>
          </table:table-cell>
          <table:table-cell table:style-name="ce33" table:formula="of:=[.G603]/[.H603]" office:value-type="float" office:value="1" calcext:value-type="float">
            <text:p>1</text:p>
          </table:table-cell>
          <table:table-cell table:style-name="ce35" table:formula="of:=[.B603]&amp;[.A603]" office:value-type="string" office:string-value="200068450200066405" calcext:value-type="string">
            <text:p>200068450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2"/>
          <table:table-cell table:style-name="ce31" office:value-type="float" office:value="7.94557823129252" calcext:value-type="float">
            <text:p>8</text:p>
          </table:table-cell>
          <table:table-cell table:style-name="ce31"/>
          <table:table-cell table:style-name="ce31" office:value-type="float" office:value="4.96006137809738" calcext:value-type="float">
            <text:p>5</text:p>
          </table:table-cell>
          <table:table-cell table:style-name="ce32" office:value-type="float" office:value="12.9056396093899" calcext:value-type="float">
            <text:p>13</text:p>
          </table:table-cell>
          <table:table-cell table:style-name="ce33" table:formula="of:=[.G604]/[.H604]" office:value-type="float" office:value="0.384332859759119" calcext:value-type="float">
            <text:p>0,3843328598</text:p>
          </table:table-cell>
          <table:table-cell table:style-name="ce35" table:formula="of:=[.B604]&amp;[.A604]" office:value-type="string" office:string-value="200068468200066405" calcext:value-type="string">
            <text:p>200068468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8534</text:p>
          </table:table-cell>
          <table:table-cell table:style-name="ce31" table:number-columns-repeated="4"/>
          <table:table-cell table:style-name="ce31" office:value-type="float" office:value="4.90853658536585" calcext:value-type="float">
            <text:p>5</text:p>
          </table:table-cell>
          <table:table-cell table:style-name="ce32" office:value-type="float" office:value="4.90853658536585" calcext:value-type="float">
            <text:p>5</text:p>
          </table:table-cell>
          <table:table-cell table:style-name="ce33" table:formula="of:=[.G605]/[.H605]" office:value-type="float" office:value="1" calcext:value-type="float">
            <text:p>1</text:p>
          </table:table-cell>
          <table:table-cell table:style-name="ce35" table:formula="of:=[.B605]&amp;[.A605]" office:value-type="string" office:string-value="200068534200066405" calcext:value-type="string">
            <text:p>200068534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9458</text:p>
          </table:table-cell>
          <table:table-cell table:style-name="ce31" table:number-columns-repeated="4"/>
          <table:table-cell table:style-name="ce31" office:value-type="float" office:value="4.93771455663722" calcext:value-type="float">
            <text:p>5</text:p>
          </table:table-cell>
          <table:table-cell table:style-name="ce32" office:value-type="float" office:value="4.93771455663722" calcext:value-type="float">
            <text:p>5</text:p>
          </table:table-cell>
          <table:table-cell table:style-name="ce33" table:formula="of:=[.G606]/[.H606]" office:value-type="float" office:value="1" calcext:value-type="float">
            <text:p>1</text:p>
          </table:table-cell>
          <table:table-cell table:style-name="ce35" table:formula="of:=[.B606]&amp;[.A606]" office:value-type="string" office:string-value="200069458200066405" calcext:value-type="string">
            <text:p>200069458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4"/>
          <table:table-cell table:style-name="ce31" office:value-type="float" office:value="14.7717657458802" calcext:value-type="float">
            <text:p>15</text:p>
          </table:table-cell>
          <table:table-cell table:style-name="ce32" office:value-type="float" office:value="14.7717657458802" calcext:value-type="float">
            <text:p>15</text:p>
          </table:table-cell>
          <table:table-cell table:style-name="ce33" table:formula="of:=[.G607]/[.H607]" office:value-type="float" office:value="1" calcext:value-type="float">
            <text:p>1</text:p>
          </table:table-cell>
          <table:table-cell table:style-name="ce35" table:formula="of:=[.B607]&amp;[.A607]" office:value-type="string" office:string-value="200069532200066405" calcext:value-type="string">
            <text:p>200069532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4"/>
          <table:table-cell table:style-name="ce31" office:value-type="float" office:value="4.47214076246334" calcext:value-type="float">
            <text:p>4</text:p>
          </table:table-cell>
          <table:table-cell table:style-name="ce32" office:value-type="float" office:value="4.47214076246334" calcext:value-type="float">
            <text:p>4</text:p>
          </table:table-cell>
          <table:table-cell table:style-name="ce33" table:formula="of:=[.G608]/[.H608]" office:value-type="float" office:value="1" calcext:value-type="float">
            <text:p>1</text:p>
          </table:table-cell>
          <table:table-cell table:style-name="ce35" table:formula="of:=[.B608]&amp;[.A608]" office:value-type="string" office:string-value="200069730200066405" calcext:value-type="string">
            <text:p>200069730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9821</text:p>
          </table:table-cell>
          <table:table-cell table:style-name="ce31" table:number-columns-repeated="3"/>
          <table:table-cell table:style-name="ce31" office:value-type="float" office:value="2.6771971134265" calcext:value-type="float">
            <text:p>3</text:p>
          </table:table-cell>
          <table:table-cell table:style-name="ce31" office:value-type="float" office:value="12.8598109045246" calcext:value-type="float">
            <text:p>13</text:p>
          </table:table-cell>
          <table:table-cell table:style-name="ce32" office:value-type="float" office:value="15.5370080179511" calcext:value-type="float">
            <text:p>16</text:p>
          </table:table-cell>
          <table:table-cell table:style-name="ce33" table:formula="of:=[.G609]/[.H609]" office:value-type="float" office:value="0.827689017709631" calcext:value-type="float">
            <text:p>0,8276890177</text:p>
          </table:table-cell>
          <table:table-cell table:style-name="ce35" table:formula="of:=[.B609]&amp;[.A609]" office:value-type="string" office:string-value="200069821200066405" calcext:value-type="string">
            <text:p>200069821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9839</text:p>
          </table:table-cell>
          <table:table-cell table:style-name="ce31" table:number-columns-repeated="4"/>
          <table:table-cell table:style-name="ce31" office:value-type="float" office:value="3.93220338983051" calcext:value-type="float">
            <text:p>4</text:p>
          </table:table-cell>
          <table:table-cell table:style-name="ce32" office:value-type="float" office:value="3.93220338983051" calcext:value-type="float">
            <text:p>4</text:p>
          </table:table-cell>
          <table:table-cell table:style-name="ce33" table:formula="of:=[.G610]/[.H610]" office:value-type="float" office:value="1" calcext:value-type="float">
            <text:p>1</text:p>
          </table:table-cell>
          <table:table-cell table:style-name="ce35" table:formula="of:=[.B610]&amp;[.A610]" office:value-type="string" office:string-value="200069839200066405" calcext:value-type="string">
            <text:p>200069839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69847</text:p>
          </table:table-cell>
          <table:table-cell table:style-name="ce31" table:number-columns-repeated="4"/>
          <table:table-cell table:style-name="ce31" office:value-type="float" office:value="8.01615088189687" calcext:value-type="float">
            <text:p>8</text:p>
          </table:table-cell>
          <table:table-cell table:style-name="ce32" office:value-type="float" office:value="8.01615088189687" calcext:value-type="float">
            <text:p>8</text:p>
          </table:table-cell>
          <table:table-cell table:style-name="ce33" table:formula="of:=[.G611]/[.H611]" office:value-type="float" office:value="1" calcext:value-type="float">
            <text:p>1</text:p>
          </table:table-cell>
          <table:table-cell table:style-name="ce35" table:formula="of:=[.B611]&amp;[.A611]" office:value-type="string" office:string-value="200069847200066405" calcext:value-type="string">
            <text:p>200069847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70068</text:p>
          </table:table-cell>
          <table:table-cell table:style-name="ce31" table:number-columns-repeated="4"/>
          <table:table-cell table:style-name="ce31" office:value-type="float" office:value="8.00994712687103" calcext:value-type="float">
            <text:p>8</text:p>
          </table:table-cell>
          <table:table-cell table:style-name="ce32" office:value-type="float" office:value="8.00994712687103" calcext:value-type="float">
            <text:p>8</text:p>
          </table:table-cell>
          <table:table-cell table:style-name="ce33" table:formula="of:=[.G612]/[.H612]" office:value-type="float" office:value="1" calcext:value-type="float">
            <text:p>1</text:p>
          </table:table-cell>
          <table:table-cell table:style-name="ce35" table:formula="of:=[.B612]&amp;[.A612]" office:value-type="string" office:string-value="200070068200066405" calcext:value-type="string">
            <text:p>200070068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70142</text:p>
          </table:table-cell>
          <table:table-cell table:style-name="ce31" table:number-columns-repeated="4"/>
          <table:table-cell table:style-name="ce31" office:value-type="float" office:value="4.06236080178174" calcext:value-type="float">
            <text:p>4</text:p>
          </table:table-cell>
          <table:table-cell table:style-name="ce32" office:value-type="float" office:value="4.06236080178174" calcext:value-type="float">
            <text:p>4</text:p>
          </table:table-cell>
          <table:table-cell table:style-name="ce33" table:formula="of:=[.G613]/[.H613]" office:value-type="float" office:value="1" calcext:value-type="float">
            <text:p>1</text:p>
          </table:table-cell>
          <table:table-cell table:style-name="ce35" table:formula="of:=[.B613]&amp;[.A613]" office:value-type="string" office:string-value="200070142200066405" calcext:value-type="string">
            <text:p>200070142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32.8133626764114" calcext:value-type="float">
            <text:p>33</text:p>
          </table:table-cell>
          <table:table-cell table:style-name="ce32" office:value-type="float" office:value="32.8133626764114" calcext:value-type="float">
            <text:p>33</text:p>
          </table:table-cell>
          <table:table-cell table:style-name="ce33" table:formula="of:=[.G614]/[.H614]" office:value-type="float" office:value="1" calcext:value-type="float">
            <text:p>1</text:p>
          </table:table-cell>
          <table:table-cell table:style-name="ce35" table:formula="of:=[.B614]&amp;[.A614]" office:value-type="string" office:string-value="200070449200066405" calcext:value-type="string">
            <text:p>200070449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71454</text:p>
          </table:table-cell>
          <table:table-cell table:style-name="ce31" table:number-columns-repeated="4"/>
          <table:table-cell table:style-name="ce31" office:value-type="float" office:value="22.7466270106357" calcext:value-type="float">
            <text:p>23</text:p>
          </table:table-cell>
          <table:table-cell table:style-name="ce32" office:value-type="float" office:value="22.7466270106357" calcext:value-type="float">
            <text:p>23</text:p>
          </table:table-cell>
          <table:table-cell table:style-name="ce33" table:formula="of:=[.G615]/[.H615]" office:value-type="float" office:value="1" calcext:value-type="float">
            <text:p>1</text:p>
          </table:table-cell>
          <table:table-cell table:style-name="ce35" table:formula="of:=[.B615]&amp;[.A615]" office:value-type="string" office:string-value="200071454200066405" calcext:value-type="string">
            <text:p>200071454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71520</text:p>
          </table:table-cell>
          <table:table-cell table:style-name="ce31" table:number-columns-repeated="4"/>
          <table:table-cell table:style-name="ce31" office:value-type="float" office:value="4.05927695652111" calcext:value-type="float">
            <text:p>4</text:p>
          </table:table-cell>
          <table:table-cell table:style-name="ce32" office:value-type="float" office:value="4.05927695652111" calcext:value-type="float">
            <text:p>4</text:p>
          </table:table-cell>
          <table:table-cell table:style-name="ce33" table:formula="of:=[.G616]/[.H616]" office:value-type="float" office:value="1" calcext:value-type="float">
            <text:p>1</text:p>
          </table:table-cell>
          <table:table-cell table:style-name="ce35" table:formula="of:=[.B616]&amp;[.A616]" office:value-type="string" office:string-value="200071520200066405" calcext:value-type="string">
            <text:p>200071520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8.01949366991646" calcext:value-type="float">
            <text:p>8</text:p>
          </table:table-cell>
          <table:table-cell table:style-name="ce32" office:value-type="float" office:value="8.01949366991646" calcext:value-type="float">
            <text:p>8</text:p>
          </table:table-cell>
          <table:table-cell table:style-name="ce33" table:formula="of:=[.G617]/[.H617]" office:value-type="float" office:value="1" calcext:value-type="float">
            <text:p>1</text:p>
          </table:table-cell>
          <table:table-cell table:style-name="ce35" table:formula="of:=[.B617]&amp;[.A617]" office:value-type="string" office:string-value="200072312200066405" calcext:value-type="string">
            <text:p>200072312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1400860</text:p>
          </table:table-cell>
          <table:table-cell table:style-name="ce31" table:number-columns-repeated="4"/>
          <table:table-cell table:style-name="ce31" office:value-type="float" office:value="4.68569065343259" calcext:value-type="float">
            <text:p>5</text:p>
          </table:table-cell>
          <table:table-cell table:style-name="ce32" office:value-type="float" office:value="4.68569065343259" calcext:value-type="float">
            <text:p>5</text:p>
          </table:table-cell>
          <table:table-cell table:style-name="ce33" table:formula="of:=[.G618]/[.H618]" office:value-type="float" office:value="1" calcext:value-type="float">
            <text:p>1</text:p>
          </table:table-cell>
          <table:table-cell table:style-name="ce35" table:formula="of:=[.B618]&amp;[.A618]" office:value-type="string" office:string-value="241400860200066405" calcext:value-type="string">
            <text:p>241400860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1400878</text:p>
          </table:table-cell>
          <table:table-cell table:style-name="ce31" table:number-columns-repeated="4"/>
          <table:table-cell table:style-name="ce31" office:value-type="float" office:value="4.00983036198798" calcext:value-type="float">
            <text:p>4</text:p>
          </table:table-cell>
          <table:table-cell table:style-name="ce32" office:value-type="float" office:value="4.00983036198798" calcext:value-type="float">
            <text:p>4</text:p>
          </table:table-cell>
          <table:table-cell table:style-name="ce33" table:formula="of:=[.G619]/[.H619]" office:value-type="float" office:value="1" calcext:value-type="float">
            <text:p>1</text:p>
          </table:table-cell>
          <table:table-cell table:style-name="ce35" table:formula="of:=[.B619]&amp;[.A619]" office:value-type="string" office:string-value="241400878200066405" calcext:value-type="string">
            <text:p>241400878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2700276</text:p>
          </table:table-cell>
          <table:table-cell table:style-name="ce31" table:number-columns-repeated="4"/>
          <table:table-cell table:style-name="ce31" office:value-type="float" office:value="17.131534776842" calcext:value-type="float">
            <text:p>17</text:p>
          </table:table-cell>
          <table:table-cell table:style-name="ce32" office:value-type="float" office:value="17.131534776842" calcext:value-type="float">
            <text:p>17</text:p>
          </table:table-cell>
          <table:table-cell table:style-name="ce33" table:formula="of:=[.G620]/[.H620]" office:value-type="float" office:value="1" calcext:value-type="float">
            <text:p>1</text:p>
          </table:table-cell>
          <table:table-cell table:style-name="ce35" table:formula="of:=[.B620]&amp;[.A620]" office:value-type="string" office:string-value="242700276200066405" calcext:value-type="string">
            <text:p>242700276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2700607</text:p>
          </table:table-cell>
          <table:table-cell table:style-name="ce31" office:value-type="float" office:value="8.54794520547945" calcext:value-type="float">
            <text:p>9</text:p>
          </table:table-cell>
          <table:table-cell table:style-name="ce31" office:value-type="float" office:value="9.0958904109589" calcext:value-type="float">
            <text:p>9</text:p>
          </table:table-cell>
          <table:table-cell table:style-name="ce31" table:number-columns-repeated="2"/>
          <table:table-cell table:style-name="ce31" office:value-type="float" office:value="127.357395391765" calcext:value-type="float">
            <text:p>127</text:p>
          </table:table-cell>
          <table:table-cell table:style-name="ce32" office:value-type="float" office:value="145.001231008203" calcext:value-type="float">
            <text:p>145</text:p>
          </table:table-cell>
          <table:table-cell table:style-name="ce33" table:formula="of:=[.G621]/[.H621]" office:value-type="float" office:value="0.878319408092196" calcext:value-type="float">
            <text:p>0,8783194081</text:p>
          </table:table-cell>
          <table:table-cell table:style-name="ce35" table:formula="of:=[.B621]&amp;[.A621]" office:value-type="string" office:string-value="242700607200066405" calcext:value-type="string">
            <text:p>242700607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2700623</text:p>
          </table:table-cell>
          <table:table-cell table:style-name="ce31" table:number-columns-repeated="4"/>
          <table:table-cell table:style-name="ce31" office:value-type="float" office:value="18.3788084020018" calcext:value-type="float">
            <text:p>18</text:p>
          </table:table-cell>
          <table:table-cell table:style-name="ce32" office:value-type="float" office:value="18.3788084020018" calcext:value-type="float">
            <text:p>18</text:p>
          </table:table-cell>
          <table:table-cell table:style-name="ce33" table:formula="of:=[.G622]/[.H622]" office:value-type="float" office:value="1" calcext:value-type="float">
            <text:p>1</text:p>
          </table:table-cell>
          <table:table-cell table:style-name="ce35" table:formula="of:=[.B622]&amp;[.A622]" office:value-type="string" office:string-value="242700623200066405" calcext:value-type="string">
            <text:p>242700623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6000871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[.G623]/[.H623]" office:value-type="float" office:value="1" calcext:value-type="float">
            <text:p>1</text:p>
          </table:table-cell>
          <table:table-cell table:style-name="ce35" table:formula="of:=[.B623]&amp;[.A623]" office:value-type="string" office:string-value="246000871200066405" calcext:value-type="string">
            <text:p>246000871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6100663</text:p>
          </table:table-cell>
          <table:table-cell table:style-name="ce31" table:number-columns-repeated="4"/>
          <table:table-cell table:style-name="ce31" office:value-type="float" office:value="4.04878048780488" calcext:value-type="float">
            <text:p>4</text:p>
          </table:table-cell>
          <table:table-cell table:style-name="ce32" office:value-type="float" office:value="4.04878048780488" calcext:value-type="float">
            <text:p>4</text:p>
          </table:table-cell>
          <table:table-cell table:style-name="ce33" table:formula="of:=[.G624]/[.H624]" office:value-type="float" office:value="1" calcext:value-type="float">
            <text:p>1</text:p>
          </table:table-cell>
          <table:table-cell table:style-name="ce35" table:formula="of:=[.B624]&amp;[.A624]" office:value-type="string" office:string-value="246100663200066405" calcext:value-type="string">
            <text:p>246100663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4.89110707803993" calcext:value-type="float">
            <text:p>5</text:p>
          </table:table-cell>
          <table:table-cell table:style-name="ce32" office:value-type="float" office:value="4.89110707803993" calcext:value-type="float">
            <text:p>5</text:p>
          </table:table-cell>
          <table:table-cell table:style-name="ce33" table:formula="of:=[.G625]/[.H625]" office:value-type="float" office:value="1" calcext:value-type="float">
            <text:p>1</text:p>
          </table:table-cell>
          <table:table-cell table:style-name="ce35" table:formula="of:=[.B625]&amp;[.A625]" office:value-type="string" office:string-value="247600539200066405" calcext:value-type="string">
            <text:p>247600539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4"/>
          <table:table-cell table:style-name="ce31" office:value-type="float" office:value="46.3925357212531" calcext:value-type="float">
            <text:p>46</text:p>
          </table:table-cell>
          <table:table-cell table:style-name="ce32" office:value-type="float" office:value="46.3925357212531" calcext:value-type="float">
            <text:p>46</text:p>
          </table:table-cell>
          <table:table-cell table:style-name="ce33" table:formula="of:=[.G626]/[.H626]" office:value-type="float" office:value="1" calcext:value-type="float">
            <text:p>1</text:p>
          </table:table-cell>
          <table:table-cell table:style-name="ce35" table:formula="of:=[.B626]&amp;[.A626]" office:value-type="string" office:string-value="247600596200066405" calcext:value-type="string">
            <text:p>247600596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7600604</text:p>
          </table:table-cell>
          <table:table-cell table:style-name="ce31" table:number-columns-repeated="4"/>
          <table:table-cell table:style-name="ce31" office:value-type="float" office:value="4.83240223463687" calcext:value-type="float">
            <text:p>5</text:p>
          </table:table-cell>
          <table:table-cell table:style-name="ce32" office:value-type="float" office:value="4.83240223463687" calcext:value-type="float">
            <text:p>5</text:p>
          </table:table-cell>
          <table:table-cell table:style-name="ce33" table:formula="of:=[.G627]/[.H627]" office:value-type="float" office:value="1" calcext:value-type="float">
            <text:p>1</text:p>
          </table:table-cell>
          <table:table-cell table:style-name="ce35" table:formula="of:=[.B627]&amp;[.A627]" office:value-type="string" office:string-value="247600604200066405" calcext:value-type="string">
            <text:p>247600604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7600620</text:p>
          </table:table-cell>
          <table:table-cell table:style-name="ce31" table:number-columns-repeated="4"/>
          <table:table-cell table:style-name="ce31" office:value-type="float" office:value="20.3441478494734" calcext:value-type="float">
            <text:p>20</text:p>
          </table:table-cell>
          <table:table-cell table:style-name="ce32" office:value-type="float" office:value="20.3441478494734" calcext:value-type="float">
            <text:p>20</text:p>
          </table:table-cell>
          <table:table-cell table:style-name="ce33" table:formula="of:=[.G628]/[.H628]" office:value-type="float" office:value="1" calcext:value-type="float">
            <text:p>1</text:p>
          </table:table-cell>
          <table:table-cell table:style-name="ce35" table:formula="of:=[.B628]&amp;[.A628]" office:value-type="string" office:string-value="247600620200066405" calcext:value-type="string">
            <text:p>247600620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6.04400040013711" calcext:value-type="float">
            <text:p>6</text:p>
          </table:table-cell>
          <table:table-cell table:style-name="ce32" office:value-type="float" office:value="6.04400040013711" calcext:value-type="float">
            <text:p>6</text:p>
          </table:table-cell>
          <table:table-cell table:style-name="ce33" table:formula="of:=[.G629]/[.H629]" office:value-type="float" office:value="1" calcext:value-type="float">
            <text:p>1</text:p>
          </table:table-cell>
          <table:table-cell table:style-name="ce35" table:formula="of:=[.B629]&amp;[.A629]" office:value-type="string" office:string-value="247600646200066405" calcext:value-type="string">
            <text:p>247600646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7600729</text:p>
          </table:table-cell>
          <table:table-cell table:style-name="ce31" table:number-columns-repeated="4"/>
          <table:table-cell table:style-name="ce31" office:value-type="float" office:value="3.96949891067538" calcext:value-type="float">
            <text:p>4</text:p>
          </table:table-cell>
          <table:table-cell table:style-name="ce32" office:value-type="float" office:value="3.96949891067538" calcext:value-type="float">
            <text:p>4</text:p>
          </table:table-cell>
          <table:table-cell table:style-name="ce33" table:formula="of:=[.G630]/[.H630]" office:value-type="float" office:value="1" calcext:value-type="float">
            <text:p>1</text:p>
          </table:table-cell>
          <table:table-cell table:style-name="ce35" table:formula="of:=[.B630]&amp;[.A630]" office:value-type="string" office:string-value="247600729200066405" calcext:value-type="string">
            <text:p>247600729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05" calcext:value-type="float">
            <text:p>200066405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6.12595320185062" calcext:value-type="float">
            <text:p>6</text:p>
          </table:table-cell>
          <table:table-cell table:style-name="ce32" office:value-type="float" office:value="6.12595320185062" calcext:value-type="float">
            <text:p>6</text:p>
          </table:table-cell>
          <table:table-cell table:style-name="ce33" table:formula="of:=[.G631]/[.H631]" office:value-type="float" office:value="1" calcext:value-type="float">
            <text:p>1</text:p>
          </table:table-cell>
          <table:table-cell table:style-name="ce35" table:formula="of:=[.B631]&amp;[.A631]" office:value-type="string" office:string-value="247600786200066405" calcext:value-type="string">
            <text:p>247600786200066405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4"/>
          <table:table-cell table:style-name="ce31" office:value-type="float" office:value="52.8765565781315" calcext:value-type="float">
            <text:p>53</text:p>
          </table:table-cell>
          <table:table-cell table:style-name="ce32" office:value-type="float" office:value="52.8765565781315" calcext:value-type="float">
            <text:p>53</text:p>
          </table:table-cell>
          <table:table-cell table:style-name="ce33" table:formula="of:=[.G632]/[.H632]" office:value-type="float" office:value="1" calcext:value-type="float">
            <text:p>1</text:p>
          </table:table-cell>
          <table:table-cell table:style-name="ce35" table:formula="of:=[.B632]&amp;[.A632]" office:value-type="string" office:string-value="200010700200066413" calcext:value-type="string">
            <text:p>200010700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23125</text:p>
          </table:table-cell>
          <table:table-cell table:style-name="ce31" table:number-columns-repeated="4"/>
          <table:table-cell table:style-name="ce31" office:value-type="float" office:value="4.90231538644931" calcext:value-type="float">
            <text:p>5</text:p>
          </table:table-cell>
          <table:table-cell table:style-name="ce32" office:value-type="float" office:value="4.90231538644931" calcext:value-type="float">
            <text:p>5</text:p>
          </table:table-cell>
          <table:table-cell table:style-name="ce33" table:formula="of:=[.G633]/[.H633]" office:value-type="float" office:value="1" calcext:value-type="float">
            <text:p>1</text:p>
          </table:table-cell>
          <table:table-cell table:style-name="ce35" table:formula="of:=[.B633]&amp;[.A633]" office:value-type="string" office:string-value="200023125200066413" calcext:value-type="string">
            <text:p>200023125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23414</text:p>
          </table:table-cell>
          <table:table-cell table:style-name="ce31" office:value-type="float" office:value="4.72484204343931" calcext:value-type="float">
            <text:p>5</text:p>
          </table:table-cell>
          <table:table-cell table:style-name="ce31" office:value-type="float" office:value="2.05885817873534" calcext:value-type="float">
            <text:p>2</text:p>
          </table:table-cell>
          <table:table-cell table:style-name="ce31"/>
          <table:table-cell table:style-name="ce31" office:value-type="float" office:value="26.3659853892262" calcext:value-type="float">
            <text:p>26</text:p>
          </table:table-cell>
          <table:table-cell table:style-name="ce31" office:value-type="float" office:value="328.926411289233" calcext:value-type="float">
            <text:p>329</text:p>
          </table:table-cell>
          <table:table-cell table:style-name="ce32" office:value-type="float" office:value="362.076096900634" calcext:value-type="float">
            <text:p>362</text:p>
          </table:table-cell>
          <table:table-cell table:style-name="ce33" table:formula="of:=[.G634]/[.H634]" office:value-type="float" office:value="0.908445528729563" calcext:value-type="float">
            <text:p>0,9084455287</text:p>
          </table:table-cell>
          <table:table-cell table:style-name="ce35" table:formula="of:=[.B634]&amp;[.A634]" office:value-type="string" office:string-value="200023414200066413" calcext:value-type="string">
            <text:p>200023414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34130</text:p>
          </table:table-cell>
          <table:table-cell table:style-name="ce31" table:number-columns-repeated="4"/>
          <table:table-cell table:style-name="ce31" office:value-type="float" office:value="3.56557352652116" calcext:value-type="float">
            <text:p>4</text:p>
          </table:table-cell>
          <table:table-cell table:style-name="ce32" office:value-type="float" office:value="3.56557352652116" calcext:value-type="float">
            <text:p>4</text:p>
          </table:table-cell>
          <table:table-cell table:style-name="ce33" table:formula="of:=[.G635]/[.H635]" office:value-type="float" office:value="1" calcext:value-type="float">
            <text:p>1</text:p>
          </table:table-cell>
          <table:table-cell table:style-name="ce35" table:formula="of:=[.B635]&amp;[.A635]" office:value-type="string" office:string-value="200034130200066413" calcext:value-type="string">
            <text:p>200034130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35665</text:p>
          </table:table-cell>
          <table:table-cell table:number-columns-repeated="2" table:style-name="ce31" office:value-type="float" office:value="3.9999539223861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71.6809974784461" calcext:value-type="float">
            <text:p>72</text:p>
          </table:table-cell>
          <table:table-cell table:style-name="ce32" office:value-type="float" office:value="83.6809053232184" calcext:value-type="float">
            <text:p>84</text:p>
          </table:table-cell>
          <table:table-cell table:style-name="ce33" table:formula="of:=[.G636]/[.H636]" office:value-type="float" office:value="0.856599211033598" calcext:value-type="float">
            <text:p>0,856599211</text:p>
          </table:table-cell>
          <table:table-cell table:style-name="ce35" table:formula="of:=[.B636]&amp;[.A636]" office:value-type="string" office:string-value="200035665200066413" calcext:value-type="string">
            <text:p>200035665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54781</text:p>
          </table:table-cell>
          <table:table-cell table:style-name="ce31" table:number-columns-repeated="3"/>
          <table:table-cell table:style-name="ce31" office:value-type="float" office:value="11.7080499000547" calcext:value-type="float">
            <text:p>12</text:p>
          </table:table-cell>
          <table:table-cell table:style-name="ce31" office:value-type="float" office:value="18.9774602289245" calcext:value-type="float">
            <text:p>19</text:p>
          </table:table-cell>
          <table:table-cell table:style-name="ce32" office:value-type="float" office:value="30.6855101289792" calcext:value-type="float">
            <text:p>31</text:p>
          </table:table-cell>
          <table:table-cell table:style-name="ce33" table:formula="of:=[.G637]/[.H637]" office:value-type="float" office:value="0.618450211489308" calcext:value-type="float">
            <text:p>0,6184502115</text:p>
          </table:table-cell>
          <table:table-cell table:style-name="ce35" table:formula="of:=[.B637]&amp;[.A637]" office:value-type="string" office:string-value="200054781200066413" calcext:value-type="string">
            <text:p>200054781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57859</text:p>
          </table:table-cell>
          <table:table-cell table:style-name="ce31" table:number-columns-repeated="4"/>
          <table:table-cell table:style-name="ce31" office:value-type="float" office:value="4.90063694267516" calcext:value-type="float">
            <text:p>5</text:p>
          </table:table-cell>
          <table:table-cell table:style-name="ce32" office:value-type="float" office:value="4.90063694267516" calcext:value-type="float">
            <text:p>5</text:p>
          </table:table-cell>
          <table:table-cell table:style-name="ce33" table:formula="of:=[.G638]/[.H638]" office:value-type="float" office:value="1" calcext:value-type="float">
            <text:p>1</text:p>
          </table:table-cell>
          <table:table-cell table:style-name="ce35" table:formula="of:=[.B638]&amp;[.A638]" office:value-type="string" office:string-value="200057859200066413" calcext:value-type="string">
            <text:p>200057859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58782</text:p>
          </table:table-cell>
          <table:table-cell table:style-name="ce31"/>
          <table:table-cell table:style-name="ce31" office:value-type="float" office:value="3.13470984836423" calcext:value-type="float">
            <text:p>3</text:p>
          </table:table-cell>
          <table:table-cell table:style-name="ce31" table:number-columns-repeated="2"/>
          <table:table-cell table:style-name="ce31" office:value-type="float" office:value="2.73161211811783" calcext:value-type="float">
            <text:p>3</text:p>
          </table:table-cell>
          <table:table-cell table:style-name="ce32" office:value-type="float" office:value="5.86632196648206" calcext:value-type="float">
            <text:p>6</text:p>
          </table:table-cell>
          <table:table-cell table:style-name="ce33" table:formula="of:=[.G639]/[.H639]" office:value-type="float" office:value="0.465643061142097" calcext:value-type="float">
            <text:p>0,4656430611</text:p>
          </table:table-cell>
          <table:table-cell table:style-name="ce35" table:formula="of:=[.B639]&amp;[.A639]" office:value-type="string" office:string-value="200058782200066413" calcext:value-type="string">
            <text:p>200058782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59228</text:p>
          </table:table-cell>
          <table:table-cell table:style-name="ce31" table:number-columns-repeated="3"/>
          <table:table-cell table:style-name="ce31" office:value-type="float" office:value="3.3311524940402" calcext:value-type="float">
            <text:p>3</text:p>
          </table:table-cell>
          <table:table-cell table:style-name="ce31"/>
          <table:table-cell table:style-name="ce32" office:value-type="float" office:value="3.3311524940402" calcext:value-type="float">
            <text:p>3</text:p>
          </table:table-cell>
          <table:table-cell table:style-name="ce33" table:formula="of:=[.G640]/[.H640]" office:value-type="float" office:value="0" calcext:value-type="float">
            <text:p>0</text:p>
          </table:table-cell>
          <table:table-cell table:style-name="ce35" table:formula="of:=[.B640]&amp;[.A640]" office:value-type="string" office:string-value="200059228200066413" calcext:value-type="string">
            <text:p>200059228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4"/>
          <table:table-cell table:style-name="ce31" office:value-type="float" office:value="4.05575475479666" calcext:value-type="float">
            <text:p>4</text:p>
          </table:table-cell>
          <table:table-cell table:style-name="ce32" office:value-type="float" office:value="4.05575475479666" calcext:value-type="float">
            <text:p>4</text:p>
          </table:table-cell>
          <table:table-cell table:style-name="ce33" table:formula="of:=[.G641]/[.H641]" office:value-type="float" office:value="1" calcext:value-type="float">
            <text:p>1</text:p>
          </table:table-cell>
          <table:table-cell table:style-name="ce35" table:formula="of:=[.B641]&amp;[.A641]" office:value-type="string" office:string-value="200059889200066413" calcext:value-type="string">
            <text:p>200059889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5589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642]/[.H642]" office:value-type="float" office:value="1" calcext:value-type="float">
            <text:p>1</text:p>
          </table:table-cell>
          <table:table-cell table:style-name="ce35" table:formula="of:=[.B642]&amp;[.A642]" office:value-type="string" office:string-value="200065589200066413" calcext:value-type="string">
            <text:p>200065589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5597</text:p>
          </table:table-cell>
          <table:table-cell table:style-name="ce31"/>
          <table:table-cell table:style-name="ce31" office:value-type="float" office:value="3.33333333333322" calcext:value-type="float">
            <text:p>3</text:p>
          </table:table-cell>
          <table:table-cell table:style-name="ce31"/>
          <table:table-cell table:style-name="ce31" office:value-type="float" office:value="18.3466824539869" calcext:value-type="float">
            <text:p>18</text:p>
          </table:table-cell>
          <table:table-cell table:style-name="ce31" office:value-type="float" office:value="25.7604794129558" calcext:value-type="float">
            <text:p>26</text:p>
          </table:table-cell>
          <table:table-cell table:style-name="ce32" office:value-type="float" office:value="47.4404952002759" calcext:value-type="float">
            <text:p>47</text:p>
          </table:table-cell>
          <table:table-cell table:style-name="ce33" table:formula="of:=[.G643]/[.H643]" office:value-type="float" office:value="0.543006123865376" calcext:value-type="float">
            <text:p>0,5430061239</text:p>
          </table:table-cell>
          <table:table-cell table:style-name="ce35" table:formula="of:=[.B643]&amp;[.A643]" office:value-type="string" office:string-value="200065597200066413" calcext:value-type="string">
            <text:p>200065597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4"/>
          <table:table-cell table:style-name="ce31" office:value-type="float" office:value="455.159439374024" calcext:value-type="float">
            <text:p>455</text:p>
          </table:table-cell>
          <table:table-cell table:style-name="ce32" office:value-type="float" office:value="455.159439374024" calcext:value-type="float">
            <text:p>455</text:p>
          </table:table-cell>
          <table:table-cell table:style-name="ce33" table:formula="of:=[.G644]/[.H644]" office:value-type="float" office:value="1" calcext:value-type="float">
            <text:p>1</text:p>
          </table:table-cell>
          <table:table-cell table:style-name="ce35" table:formula="of:=[.B644]&amp;[.A644]" office:value-type="string" office:string-value="200065787200066413" calcext:value-type="string">
            <text:p>200065787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6017</text:p>
          </table:table-cell>
          <table:table-cell table:style-name="ce31" office:value-type="float" office:value="22.2038299928991" calcext:value-type="float">
            <text:p>22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7.0919204561257" calcext:value-type="float">
            <text:p>17</text:p>
          </table:table-cell>
          <table:table-cell table:style-name="ce31" office:value-type="float" office:value="1141.21540436449" calcext:value-type="float">
            <text:p>1 141</text:p>
          </table:table-cell>
          <table:table-cell table:style-name="ce32" office:value-type="float" office:value="1184.51115481351" calcext:value-type="float">
            <text:p>1 185</text:p>
          </table:table-cell>
          <table:table-cell table:style-name="ce33" table:formula="of:=[.G645]/[.H645]" office:value-type="float" office:value="0.963448423197128" calcext:value-type="float">
            <text:p>0,9634484232</text:p>
          </table:table-cell>
          <table:table-cell table:style-name="ce35" table:formula="of:=[.B645]&amp;[.A645]" office:value-type="string" office:string-value="200066017200066413" calcext:value-type="string">
            <text:p>200066017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6405</text:p>
          </table:table-cell>
          <table:table-cell table:style-name="ce31" office:value-type="float" office:value="3.97173144876325" calcext:value-type="float">
            <text:p>4</text:p>
          </table:table-cell>
          <table:table-cell table:style-name="ce31" office:value-type="float" office:value="4.0323450595640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432.034180579444" calcext:value-type="float">
            <text:p>432</text:p>
          </table:table-cell>
          <table:table-cell table:style-name="ce32" office:value-type="float" office:value="444.038257087771" calcext:value-type="float">
            <text:p>444</text:p>
          </table:table-cell>
          <table:table-cell table:style-name="ce33" table:formula="of:=[.G646]/[.H646]" office:value-type="float" office:value="0.972966121011608" calcext:value-type="float">
            <text:p>0,972966121</text:p>
          </table:table-cell>
          <table:table-cell table:style-name="ce35" table:formula="of:=[.B646]&amp;[.A646]" office:value-type="string" office:string-value="200066405200066413" calcext:value-type="string">
            <text:p>200066405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6413</text:p>
          </table:table-cell>
          <table:table-cell table:style-name="ce31" office:value-type="float" office:value="310.621894225407" calcext:value-type="float">
            <text:p>311</text:p>
          </table:table-cell>
          <table:table-cell table:style-name="ce31" office:value-type="float" office:value="1276.19902848692" calcext:value-type="float">
            <text:p>1 276</text:p>
          </table:table-cell>
          <table:table-cell table:style-name="ce31" office:value-type="float" office:value="1203.05421138029" calcext:value-type="float">
            <text:p>1 203</text:p>
          </table:table-cell>
          <table:table-cell table:style-name="ce31" office:value-type="float" office:value="225.362365937317" calcext:value-type="float">
            <text:p>225</text:p>
          </table:table-cell>
          <table:table-cell table:style-name="ce31" office:value-type="float" office:value="10585.5471043678" calcext:value-type="float">
            <text:p>10 586</text:p>
          </table:table-cell>
          <table:table-cell table:style-name="ce32" office:value-type="float" office:value="13600.7846043977" calcext:value-type="float">
            <text:p>13 601</text:p>
          </table:table-cell>
          <table:table-cell table:style-name="ce33" table:formula="of:=[.G647]/[.H647]" office:value-type="float" office:value="0.778304150257995" calcext:value-type="float">
            <text:p>0,7783041503</text:p>
          </table:table-cell>
          <table:table-cell table:style-name="ce35" table:formula="of:=[.B647]&amp;[.A647]" office:value-type="string" office:string-value="200066413200066413" calcext:value-type="string">
            <text:p>200066413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6462</text:p>
          </table:table-cell>
          <table:table-cell table:style-name="ce31" office:value-type="float" office:value="8.49740932642488" calcext:value-type="float">
            <text:p>8</text:p>
          </table:table-cell>
          <table:table-cell table:style-name="ce31" table:number-columns-repeated="2"/>
          <table:table-cell table:style-name="ce31" office:value-type="float" office:value="4.09257826593812" calcext:value-type="float">
            <text:p>4</text:p>
          </table:table-cell>
          <table:table-cell table:style-name="ce31" office:value-type="float" office:value="238.718324684968" calcext:value-type="float">
            <text:p>239</text:p>
          </table:table-cell>
          <table:table-cell table:style-name="ce32" office:value-type="float" office:value="251.308312277331" calcext:value-type="float">
            <text:p>251</text:p>
          </table:table-cell>
          <table:table-cell table:style-name="ce33" table:formula="of:=[.G648]/[.H648]" office:value-type="float" office:value="0.949902223773365" calcext:value-type="float">
            <text:p>0,9499022238</text:p>
          </table:table-cell>
          <table:table-cell table:style-name="ce35" table:formula="of:=[.B648]&amp;[.A648]" office:value-type="string" office:string-value="200066462200066413" calcext:value-type="string">
            <text:p>200066462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6827</text:p>
          </table:table-cell>
          <table:table-cell table:style-name="ce31" table:number-columns-repeated="4"/>
          <table:table-cell table:style-name="ce31" office:value-type="float" office:value="60.199330040094" calcext:value-type="float">
            <text:p>60</text:p>
          </table:table-cell>
          <table:table-cell table:style-name="ce32" office:value-type="float" office:value="60.199330040094" calcext:value-type="float">
            <text:p>60</text:p>
          </table:table-cell>
          <table:table-cell table:style-name="ce33" table:formula="of:=[.G649]/[.H649]" office:value-type="float" office:value="1" calcext:value-type="float">
            <text:p>1</text:p>
          </table:table-cell>
          <table:table-cell table:style-name="ce35" table:formula="of:=[.B649]&amp;[.A649]" office:value-type="string" office:string-value="200066827200066413" calcext:value-type="string">
            <text:p>200066827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8468</text:p>
          </table:table-cell>
          <table:table-cell table:style-name="ce31" table:number-columns-repeated="4"/>
          <table:table-cell table:style-name="ce31" office:value-type="float" office:value="71.6463392124712" calcext:value-type="float">
            <text:p>72</text:p>
          </table:table-cell>
          <table:table-cell table:style-name="ce32" office:value-type="float" office:value="71.6463392124712" calcext:value-type="float">
            <text:p>72</text:p>
          </table:table-cell>
          <table:table-cell table:style-name="ce33" table:formula="of:=[.G650]/[.H650]" office:value-type="float" office:value="1" calcext:value-type="float">
            <text:p>1</text:p>
          </table:table-cell>
          <table:table-cell table:style-name="ce35" table:formula="of:=[.B650]&amp;[.A650]" office:value-type="string" office:string-value="200068468200066413" calcext:value-type="string">
            <text:p>200068468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9458</text:p>
          </table:table-cell>
          <table:table-cell table:style-name="ce31" table:number-columns-repeated="4"/>
          <table:table-cell table:style-name="ce31" office:value-type="float" office:value="25.2783414963939" calcext:value-type="float">
            <text:p>25</text:p>
          </table:table-cell>
          <table:table-cell table:style-name="ce32" office:value-type="float" office:value="25.2783414963939" calcext:value-type="float">
            <text:p>25</text:p>
          </table:table-cell>
          <table:table-cell table:style-name="ce33" table:formula="of:=[.G651]/[.H651]" office:value-type="float" office:value="1" calcext:value-type="float">
            <text:p>1</text:p>
          </table:table-cell>
          <table:table-cell table:style-name="ce35" table:formula="of:=[.B651]&amp;[.A651]" office:value-type="string" office:string-value="200069458200066413" calcext:value-type="string">
            <text:p>200069458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3"/>
          <table:table-cell table:style-name="ce31" office:value-type="float" office:value="19.0438314936417" calcext:value-type="float">
            <text:p>19</text:p>
          </table:table-cell>
          <table:table-cell table:style-name="ce31" office:value-type="float" office:value="338.920117237112" calcext:value-type="float">
            <text:p>339</text:p>
          </table:table-cell>
          <table:table-cell table:style-name="ce32" office:value-type="float" office:value="357.963948730754" calcext:value-type="float">
            <text:p>358</text:p>
          </table:table-cell>
          <table:table-cell table:style-name="ce33" table:formula="of:=[.G652]/[.H652]" office:value-type="float" office:value="0.946799582580408" calcext:value-type="float">
            <text:p>0,9467995826</text:p>
          </table:table-cell>
          <table:table-cell table:style-name="ce35" table:formula="of:=[.B652]&amp;[.A652]" office:value-type="string" office:string-value="200069532200066413" calcext:value-type="string">
            <text:p>200069532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9730</text:p>
          </table:table-cell>
          <table:table-cell table:style-name="ce31" table:number-columns-repeated="2"/>
          <table:table-cell table:style-name="ce31" office:value-type="float" office:value="3.96774193548387" calcext:value-type="float">
            <text:p>4</text:p>
          </table:table-cell>
          <table:table-cell table:style-name="ce31"/>
          <table:table-cell table:style-name="ce31" office:value-type="float" office:value="9.02183406113537" calcext:value-type="float">
            <text:p>9</text:p>
          </table:table-cell>
          <table:table-cell table:style-name="ce32" office:value-type="float" office:value="12.9895759966192" calcext:value-type="float">
            <text:p>13</text:p>
          </table:table-cell>
          <table:table-cell table:style-name="ce33" table:formula="of:=[.G653]/[.H653]" office:value-type="float" office:value="0.694544153210502" calcext:value-type="float">
            <text:p>0,6945441532</text:p>
          </table:table-cell>
          <table:table-cell table:style-name="ce35" table:formula="of:=[.B653]&amp;[.A653]" office:value-type="string" office:string-value="200069730200066413" calcext:value-type="string">
            <text:p>200069730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9839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[.G654]/[.H654]" office:value-type="float" office:value="1" calcext:value-type="float">
            <text:p>1</text:p>
          </table:table-cell>
          <table:table-cell table:style-name="ce35" table:formula="of:=[.B654]&amp;[.A654]" office:value-type="string" office:string-value="200069839200066413" calcext:value-type="string">
            <text:p>200069839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69953</text:p>
          </table:table-cell>
          <table:table-cell table:style-name="ce31" table:number-columns-repeated="4"/>
          <table:table-cell table:style-name="ce31" office:value-type="float" office:value="4.00295857988166" calcext:value-type="float">
            <text:p>4</text:p>
          </table:table-cell>
          <table:table-cell table:style-name="ce32" office:value-type="float" office:value="4.00295857988166" calcext:value-type="float">
            <text:p>4</text:p>
          </table:table-cell>
          <table:table-cell table:style-name="ce33" table:formula="of:=[.G655]/[.H655]" office:value-type="float" office:value="1" calcext:value-type="float">
            <text:p>1</text:p>
          </table:table-cell>
          <table:table-cell table:style-name="ce35" table:formula="of:=[.B655]&amp;[.A655]" office:value-type="string" office:string-value="200069953200066413" calcext:value-type="string">
            <text:p>200069953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0068</text:p>
          </table:table-cell>
          <table:table-cell table:style-name="ce31" table:number-columns-repeated="4"/>
          <table:table-cell table:style-name="ce31" office:value-type="float" office:value="5.0738552437223" calcext:value-type="float">
            <text:p>5</text:p>
          </table:table-cell>
          <table:table-cell table:style-name="ce32" office:value-type="float" office:value="5.0738552437223" calcext:value-type="float">
            <text:p>5</text:p>
          </table:table-cell>
          <table:table-cell table:style-name="ce33" table:formula="of:=[.G656]/[.H656]" office:value-type="float" office:value="1" calcext:value-type="float">
            <text:p>1</text:p>
          </table:table-cell>
          <table:table-cell table:style-name="ce35" table:formula="of:=[.B656]&amp;[.A656]" office:value-type="string" office:string-value="200070068200066413" calcext:value-type="string">
            <text:p>200070068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0142</text:p>
          </table:table-cell>
          <table:table-cell table:style-name="ce31" table:number-columns-repeated="4"/>
          <table:table-cell table:style-name="ce31" office:value-type="float" office:value="21.0137531876611" calcext:value-type="float">
            <text:p>21</text:p>
          </table:table-cell>
          <table:table-cell table:style-name="ce32" office:value-type="float" office:value="21.0137531876611" calcext:value-type="float">
            <text:p>21</text:p>
          </table:table-cell>
          <table:table-cell table:style-name="ce33" table:formula="of:=[.G657]/[.H657]" office:value-type="float" office:value="1" calcext:value-type="float">
            <text:p>1</text:p>
          </table:table-cell>
          <table:table-cell table:style-name="ce35" table:formula="of:=[.B657]&amp;[.A657]" office:value-type="string" office:string-value="200070142200066413" calcext:value-type="string">
            <text:p>200070142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16.849558855999" calcext:value-type="float">
            <text:p>17</text:p>
          </table:table-cell>
          <table:table-cell table:style-name="ce32" office:value-type="float" office:value="16.849558855999" calcext:value-type="float">
            <text:p>17</text:p>
          </table:table-cell>
          <table:table-cell table:style-name="ce33" table:formula="of:=[.G658]/[.H658]" office:value-type="float" office:value="1" calcext:value-type="float">
            <text:p>1</text:p>
          </table:table-cell>
          <table:table-cell table:style-name="ce35" table:formula="of:=[.B658]&amp;[.A658]" office:value-type="string" office:string-value="200070449200066413" calcext:value-type="string">
            <text:p>200070449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4.84022226493504" calcext:value-type="float">
            <text:p>5</text:p>
          </table:table-cell>
          <table:table-cell table:style-name="ce32" office:value-type="float" office:value="4.84022226493504" calcext:value-type="float">
            <text:p>5</text:p>
          </table:table-cell>
          <table:table-cell table:style-name="ce33" table:formula="of:=[.G659]/[.H659]" office:value-type="float" office:value="1" calcext:value-type="float">
            <text:p>1</text:p>
          </table:table-cell>
          <table:table-cell table:style-name="ce35" table:formula="of:=[.B659]&amp;[.A659]" office:value-type="string" office:string-value="200071074200066413" calcext:value-type="string">
            <text:p>200071074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2.79902858299692" calcext:value-type="float">
            <text:p>3</text:p>
          </table:table-cell>
          <table:table-cell table:style-name="ce31"/>
          <table:table-cell table:style-name="ce31" office:value-type="float" office:value="4.72823622498175" calcext:value-type="float">
            <text:p>5</text:p>
          </table:table-cell>
          <table:table-cell table:style-name="ce31" office:value-type="float" office:value="19.7140207106929" calcext:value-type="float">
            <text:p>20</text:p>
          </table:table-cell>
          <table:table-cell table:style-name="ce31" office:value-type="float" office:value="220.311850419243" calcext:value-type="float">
            <text:p>220</text:p>
          </table:table-cell>
          <table:table-cell table:style-name="ce32" office:value-type="float" office:value="247.553135937915" calcext:value-type="float">
            <text:p>248</text:p>
          </table:table-cell>
          <table:table-cell table:style-name="ce33" table:formula="of:=[.G660]/[.H660]" office:value-type="float" office:value="0.889957824951555" calcext:value-type="float">
            <text:p>0,889957825</text:p>
          </table:table-cell>
          <table:table-cell table:style-name="ce35" table:formula="of:=[.B660]&amp;[.A660]" office:value-type="string" office:string-value="200071454200066413" calcext:value-type="string">
            <text:p>200071454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1520</text:p>
          </table:table-cell>
          <table:table-cell table:style-name="ce31"/>
          <table:table-cell table:style-name="ce31" office:value-type="float" office:value="3.33333333332794" calcext:value-type="float">
            <text:p>3</text:p>
          </table:table-cell>
          <table:table-cell table:style-name="ce31" table:number-columns-repeated="2"/>
          <table:table-cell table:style-name="ce31" office:value-type="float" office:value="3.33333333332794" calcext:value-type="float">
            <text:p>3</text:p>
          </table:table-cell>
          <table:table-cell table:style-name="ce32" office:value-type="float" office:value="6.66666666665588" calcext:value-type="float">
            <text:p>7</text:p>
          </table:table-cell>
          <table:table-cell table:style-name="ce33" table:formula="of:=[.G661]/[.H661]" office:value-type="float" office:value="0.5" calcext:value-type="float">
            <text:p>0,5</text:p>
          </table:table-cell>
          <table:table-cell table:style-name="ce35" table:formula="of:=[.B661]&amp;[.A661]" office:value-type="string" office:string-value="200071520200066413" calcext:value-type="string">
            <text:p>200071520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1843</text:p>
          </table:table-cell>
          <table:table-cell table:style-name="ce31" table:number-columns-repeated="4"/>
          <table:table-cell table:style-name="ce31" office:value-type="float" office:value="8.09671848013816" calcext:value-type="float">
            <text:p>8</text:p>
          </table:table-cell>
          <table:table-cell table:style-name="ce32" office:value-type="float" office:value="8.09671848013816" calcext:value-type="float">
            <text:p>8</text:p>
          </table:table-cell>
          <table:table-cell table:style-name="ce33" table:formula="of:=[.G662]/[.H662]" office:value-type="float" office:value="1" calcext:value-type="float">
            <text:p>1</text:p>
          </table:table-cell>
          <table:table-cell table:style-name="ce35" table:formula="of:=[.B662]&amp;[.A662]" office:value-type="string" office:string-value="200071843200066413" calcext:value-type="string">
            <text:p>200071843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2312</text:p>
          </table:table-cell>
          <table:table-cell table:style-name="ce31" table:number-columns-repeated="4"/>
          <table:table-cell table:style-name="ce31" office:value-type="float" office:value="40.1413541510422" calcext:value-type="float">
            <text:p>40</text:p>
          </table:table-cell>
          <table:table-cell table:style-name="ce32" office:value-type="float" office:value="40.1413541510422" calcext:value-type="float">
            <text:p>40</text:p>
          </table:table-cell>
          <table:table-cell table:style-name="ce33" table:formula="of:=[.G663]/[.H663]" office:value-type="float" office:value="1" calcext:value-type="float">
            <text:p>1</text:p>
          </table:table-cell>
          <table:table-cell table:style-name="ce35" table:formula="of:=[.B663]&amp;[.A663]" office:value-type="string" office:string-value="200072312200066413" calcext:value-type="string">
            <text:p>200072312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00072676</text:p>
          </table:table-cell>
          <table:table-cell table:style-name="ce31" table:number-columns-repeated="4"/>
          <table:table-cell table:style-name="ce31" office:value-type="float" office:value="4.07890188500111" calcext:value-type="float">
            <text:p>4</text:p>
          </table:table-cell>
          <table:table-cell table:style-name="ce32" office:value-type="float" office:value="4.07890188500111" calcext:value-type="float">
            <text:p>4</text:p>
          </table:table-cell>
          <table:table-cell table:style-name="ce33" table:formula="of:=[.G664]/[.H664]" office:value-type="float" office:value="1" calcext:value-type="float">
            <text:p>1</text:p>
          </table:table-cell>
          <table:table-cell table:style-name="ce35" table:formula="of:=[.B664]&amp;[.A664]" office:value-type="string" office:string-value="200072676200066413" calcext:value-type="string">
            <text:p>200072676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1400415</text:p>
          </table:table-cell>
          <table:table-cell table:style-name="ce31" table:number-columns-repeated="4"/>
          <table:table-cell table:style-name="ce31" office:value-type="float" office:value="4.12853325589795" calcext:value-type="float">
            <text:p>4</text:p>
          </table:table-cell>
          <table:table-cell table:style-name="ce32" office:value-type="float" office:value="4.12853325589795" calcext:value-type="float">
            <text:p>4</text:p>
          </table:table-cell>
          <table:table-cell table:style-name="ce33" table:formula="of:=[.G665]/[.H665]" office:value-type="float" office:value="1" calcext:value-type="float">
            <text:p>1</text:p>
          </table:table-cell>
          <table:table-cell table:style-name="ce35" table:formula="of:=[.B665]&amp;[.A665]" office:value-type="string" office:string-value="241400415200066413" calcext:value-type="string">
            <text:p>241400415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1400555</text:p>
          </table:table-cell>
          <table:table-cell table:style-name="ce31" table:number-columns-repeated="3"/>
          <table:table-cell table:style-name="ce31" office:value-type="float" office:value="4.43060498220641" calcext:value-type="float">
            <text:p>4</text:p>
          </table:table-cell>
          <table:table-cell table:style-name="ce31" office:value-type="float" office:value="4.71391148693531" calcext:value-type="float">
            <text:p>5</text:p>
          </table:table-cell>
          <table:table-cell table:style-name="ce32" office:value-type="float" office:value="9.14451646914172" calcext:value-type="float">
            <text:p>9</text:p>
          </table:table-cell>
          <table:table-cell table:style-name="ce33" table:formula="of:=[.G666]/[.H666]" office:value-type="float" office:value="0.515490513122532" calcext:value-type="float">
            <text:p>0,5154905131</text:p>
          </table:table-cell>
          <table:table-cell table:style-name="ce35" table:formula="of:=[.B666]&amp;[.A666]" office:value-type="string" office:string-value="241400555200066413" calcext:value-type="string">
            <text:p>241400555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1400761</text:p>
          </table:table-cell>
          <table:table-cell table:style-name="ce31" table:number-columns-repeated="4"/>
          <table:table-cell table:style-name="ce31" office:value-type="float" office:value="9.01577743546655" calcext:value-type="float">
            <text:p>9</text:p>
          </table:table-cell>
          <table:table-cell table:style-name="ce32" office:value-type="float" office:value="9.01577743546655" calcext:value-type="float">
            <text:p>9</text:p>
          </table:table-cell>
          <table:table-cell table:style-name="ce33" table:formula="of:=[.G667]/[.H667]" office:value-type="float" office:value="1" calcext:value-type="float">
            <text:p>1</text:p>
          </table:table-cell>
          <table:table-cell table:style-name="ce35" table:formula="of:=[.B667]&amp;[.A667]" office:value-type="string" office:string-value="241400761200066413" calcext:value-type="string">
            <text:p>241400761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1400860</text:p>
          </table:table-cell>
          <table:table-cell table:style-name="ce31" table:number-columns-repeated="4"/>
          <table:table-cell table:style-name="ce31" office:value-type="float" office:value="3.95684647302905" calcext:value-type="float">
            <text:p>4</text:p>
          </table:table-cell>
          <table:table-cell table:style-name="ce32" office:value-type="float" office:value="3.95684647302905" calcext:value-type="float">
            <text:p>4</text:p>
          </table:table-cell>
          <table:table-cell table:style-name="ce33" table:formula="of:=[.G668]/[.H668]" office:value-type="float" office:value="1" calcext:value-type="float">
            <text:p>1</text:p>
          </table:table-cell>
          <table:table-cell table:style-name="ce35" table:formula="of:=[.B668]&amp;[.A668]" office:value-type="string" office:string-value="241400860200066413" calcext:value-type="string">
            <text:p>241400860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1400878</text:p>
          </table:table-cell>
          <table:table-cell table:style-name="ce31" table:number-columns-repeated="4"/>
          <table:table-cell table:style-name="ce31" office:value-type="float" office:value="30.5412848950242" calcext:value-type="float">
            <text:p>31</text:p>
          </table:table-cell>
          <table:table-cell table:style-name="ce32" office:value-type="float" office:value="30.5412848950242" calcext:value-type="float">
            <text:p>31</text:p>
          </table:table-cell>
          <table:table-cell table:style-name="ce33" table:formula="of:=[.G669]/[.H669]" office:value-type="float" office:value="1" calcext:value-type="float">
            <text:p>1</text:p>
          </table:table-cell>
          <table:table-cell table:style-name="ce35" table:formula="of:=[.B669]&amp;[.A669]" office:value-type="string" office:string-value="241400878200066413" calcext:value-type="string">
            <text:p>241400878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2700276</text:p>
          </table:table-cell>
          <table:table-cell table:style-name="ce31" table:number-columns-repeated="4"/>
          <table:table-cell table:style-name="ce31" office:value-type="float" office:value="148.71988196709" calcext:value-type="float">
            <text:p>149</text:p>
          </table:table-cell>
          <table:table-cell table:style-name="ce32" office:value-type="float" office:value="148.71988196709" calcext:value-type="float">
            <text:p>149</text:p>
          </table:table-cell>
          <table:table-cell table:style-name="ce33" table:formula="of:=[.G670]/[.H670]" office:value-type="float" office:value="1" calcext:value-type="float">
            <text:p>1</text:p>
          </table:table-cell>
          <table:table-cell table:style-name="ce35" table:formula="of:=[.B670]&amp;[.A670]" office:value-type="string" office:string-value="242700276200066413" calcext:value-type="string">
            <text:p>242700276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2700607</text:p>
          </table:table-cell>
          <table:table-cell table:style-name="ce31" office:value-type="float" office:value="4.47945925611207" calcext:value-type="float">
            <text:p>4</text:p>
          </table:table-cell>
          <table:table-cell table:style-name="ce31" table:number-columns-repeated="2"/>
          <table:table-cell table:style-name="ce31" office:value-type="float" office:value="10.2125724531758" calcext:value-type="float">
            <text:p>10</text:p>
          </table:table-cell>
          <table:table-cell table:style-name="ce31" office:value-type="float" office:value="354.754574301832" calcext:value-type="float">
            <text:p>355</text:p>
          </table:table-cell>
          <table:table-cell table:style-name="ce32" office:value-type="float" office:value="369.44660601112" calcext:value-type="float">
            <text:p>369</text:p>
          </table:table-cell>
          <table:table-cell table:style-name="ce33" table:formula="of:=[.G671]/[.H671]" office:value-type="float" office:value="0.960232327296449" calcext:value-type="float">
            <text:p>0,9602323273</text:p>
          </table:table-cell>
          <table:table-cell table:style-name="ce35" table:formula="of:=[.B671]&amp;[.A671]" office:value-type="string" office:string-value="242700607200066413" calcext:value-type="string">
            <text:p>242700607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2700623</text:p>
          </table:table-cell>
          <table:table-cell table:style-name="ce31" table:number-columns-repeated="3"/>
          <table:table-cell table:style-name="ce31" office:value-type="float" office:value="4.02558833548561" calcext:value-type="float">
            <text:p>4</text:p>
          </table:table-cell>
          <table:table-cell table:style-name="ce31" office:value-type="float" office:value="8.78777210968457" calcext:value-type="float">
            <text:p>9</text:p>
          </table:table-cell>
          <table:table-cell table:style-name="ce32" office:value-type="float" office:value="12.8133604451702" calcext:value-type="float">
            <text:p>13</text:p>
          </table:table-cell>
          <table:table-cell table:style-name="ce33" table:formula="of:=[.G672]/[.H672]" office:value-type="float" office:value="0.685828838366675" calcext:value-type="float">
            <text:p>0,6858288384</text:p>
          </table:table-cell>
          <table:table-cell table:style-name="ce35" table:formula="of:=[.B672]&amp;[.A672]" office:value-type="string" office:string-value="242700623200066413" calcext:value-type="string">
            <text:p>242700623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6100390</text:p>
          </table:table-cell>
          <table:table-cell table:style-name="ce31" table:number-columns-repeated="4"/>
          <table:table-cell table:style-name="ce31" office:value-type="float" office:value="3.9887323943662" calcext:value-type="float">
            <text:p>4</text:p>
          </table:table-cell>
          <table:table-cell table:style-name="ce32" office:value-type="float" office:value="3.9887323943662" calcext:value-type="float">
            <text:p>4</text:p>
          </table:table-cell>
          <table:table-cell table:style-name="ce33" table:formula="of:=[.G673]/[.H673]" office:value-type="float" office:value="1" calcext:value-type="float">
            <text:p>1</text:p>
          </table:table-cell>
          <table:table-cell table:style-name="ce35" table:formula="of:=[.B673]&amp;[.A673]" office:value-type="string" office:string-value="246100390200066413" calcext:value-type="string">
            <text:p>246100390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6100663</text:p>
          </table:table-cell>
          <table:table-cell table:style-name="ce31" table:number-columns-repeated="4"/>
          <table:table-cell table:style-name="ce31" office:value-type="float" office:value="5.6726365505965" calcext:value-type="float">
            <text:p>6</text:p>
          </table:table-cell>
          <table:table-cell table:style-name="ce32" office:value-type="float" office:value="5.6726365505965" calcext:value-type="float">
            <text:p>6</text:p>
          </table:table-cell>
          <table:table-cell table:style-name="ce33" table:formula="of:=[.G674]/[.H674]" office:value-type="float" office:value="1" calcext:value-type="float">
            <text:p>1</text:p>
          </table:table-cell>
          <table:table-cell table:style-name="ce35" table:formula="of:=[.B674]&amp;[.A674]" office:value-type="string" office:string-value="246100663200066413" calcext:value-type="string">
            <text:p>246100663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7600539</text:p>
          </table:table-cell>
          <table:table-cell table:style-name="ce31" table:number-columns-repeated="4"/>
          <table:table-cell table:style-name="ce31" office:value-type="float" office:value="8.93455759079025" calcext:value-type="float">
            <text:p>9</text:p>
          </table:table-cell>
          <table:table-cell table:style-name="ce32" office:value-type="float" office:value="8.93455759079025" calcext:value-type="float">
            <text:p>9</text:p>
          </table:table-cell>
          <table:table-cell table:style-name="ce33" table:formula="of:=[.G675]/[.H675]" office:value-type="float" office:value="1" calcext:value-type="float">
            <text:p>1</text:p>
          </table:table-cell>
          <table:table-cell table:style-name="ce35" table:formula="of:=[.B675]&amp;[.A675]" office:value-type="string" office:string-value="247600539200066413" calcext:value-type="string">
            <text:p>247600539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7600588</text:p>
          </table:table-cell>
          <table:table-cell table:style-name="ce31" table:number-columns-repeated="4"/>
          <table:table-cell table:style-name="ce31" office:value-type="float" office:value="11.972366148532" calcext:value-type="float">
            <text:p>12</text:p>
          </table:table-cell>
          <table:table-cell table:style-name="ce32" office:value-type="float" office:value="11.972366148532" calcext:value-type="float">
            <text:p>12</text:p>
          </table:table-cell>
          <table:table-cell table:style-name="ce33" table:formula="of:=[.G676]/[.H676]" office:value-type="float" office:value="1" calcext:value-type="float">
            <text:p>1</text:p>
          </table:table-cell>
          <table:table-cell table:style-name="ce35" table:formula="of:=[.B676]&amp;[.A676]" office:value-type="string" office:string-value="247600588200066413" calcext:value-type="string">
            <text:p>247600588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7600596</text:p>
          </table:table-cell>
          <table:table-cell table:style-name="ce31" table:number-columns-repeated="4"/>
          <table:table-cell table:style-name="ce31" office:value-type="float" office:value="41.8721867611947" calcext:value-type="float">
            <text:p>42</text:p>
          </table:table-cell>
          <table:table-cell table:style-name="ce32" office:value-type="float" office:value="41.8721867611947" calcext:value-type="float">
            <text:p>42</text:p>
          </table:table-cell>
          <table:table-cell table:style-name="ce33" table:formula="of:=[.G677]/[.H677]" office:value-type="float" office:value="1" calcext:value-type="float">
            <text:p>1</text:p>
          </table:table-cell>
          <table:table-cell table:style-name="ce35" table:formula="of:=[.B677]&amp;[.A677]" office:value-type="string" office:string-value="247600596200066413" calcext:value-type="string">
            <text:p>247600596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7600646</text:p>
          </table:table-cell>
          <table:table-cell table:style-name="ce31" table:number-columns-repeated="4"/>
          <table:table-cell table:style-name="ce31" office:value-type="float" office:value="7.04181182748869" calcext:value-type="float">
            <text:p>7</text:p>
          </table:table-cell>
          <table:table-cell table:style-name="ce32" office:value-type="float" office:value="7.04181182748869" calcext:value-type="float">
            <text:p>7</text:p>
          </table:table-cell>
          <table:table-cell table:style-name="ce33" table:formula="of:=[.G678]/[.H678]" office:value-type="float" office:value="1" calcext:value-type="float">
            <text:p>1</text:p>
          </table:table-cell>
          <table:table-cell table:style-name="ce35" table:formula="of:=[.B678]&amp;[.A678]" office:value-type="string" office:string-value="247600646200066413" calcext:value-type="string">
            <text:p>247600646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7600786</text:p>
          </table:table-cell>
          <table:table-cell table:style-name="ce31" table:number-columns-repeated="4"/>
          <table:table-cell table:style-name="ce31" office:value-type="float" office:value="3.20537677323082" calcext:value-type="float">
            <text:p>3</text:p>
          </table:table-cell>
          <table:table-cell table:style-name="ce32" office:value-type="float" office:value="3.20537677323082" calcext:value-type="float">
            <text:p>3</text:p>
          </table:table-cell>
          <table:table-cell table:style-name="ce33" table:formula="of:=[.G679]/[.H679]" office:value-type="float" office:value="1" calcext:value-type="float">
            <text:p>1</text:p>
          </table:table-cell>
          <table:table-cell table:style-name="ce35" table:formula="of:=[.B679]&amp;[.A679]" office:value-type="string" office:string-value="247600786200066413" calcext:value-type="string">
            <text:p>247600786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13" calcext:value-type="float">
            <text:p>200066413</text:p>
          </table:table-cell>
          <table:table-cell table:style-name="ce11" office:value-type="string" calcext:value-type="string">
            <text:p>247800584</text:p>
          </table:table-cell>
          <table:table-cell table:style-name="ce31" table:number-columns-repeated="4"/>
          <table:table-cell table:style-name="ce31" office:value-type="float" office:value="6.90314581805052" calcext:value-type="float">
            <text:p>7</text:p>
          </table:table-cell>
          <table:table-cell table:style-name="ce32" office:value-type="float" office:value="6.90314581805052" calcext:value-type="float">
            <text:p>7</text:p>
          </table:table-cell>
          <table:table-cell table:style-name="ce33" table:formula="of:=[.G680]/[.H680]" office:value-type="float" office:value="1" calcext:value-type="float">
            <text:p>1</text:p>
          </table:table-cell>
          <table:table-cell table:style-name="ce35" table:formula="of:=[.B680]&amp;[.A680]" office:value-type="string" office:string-value="247800584200066413" calcext:value-type="string">
            <text:p>247800584200066413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10700</text:p>
          </table:table-cell>
          <table:table-cell table:style-name="ce31" table:number-columns-repeated="2"/>
          <table:table-cell table:style-name="ce31" office:value-type="float" office:value="4.91207057555349" calcext:value-type="float">
            <text:p>5</text:p>
          </table:table-cell>
          <table:table-cell table:style-name="ce31" table:number-columns-repeated="2"/>
          <table:table-cell table:style-name="ce32" office:value-type="float" office:value="4.91207057555349" calcext:value-type="float">
            <text:p>5</text:p>
          </table:table-cell>
          <table:table-cell table:style-name="ce33" table:formula="of:=[.G681]/[.H681]" office:value-type="float" office:value="0" calcext:value-type="float">
            <text:p>0</text:p>
          </table:table-cell>
          <table:table-cell table:style-name="ce35" table:formula="of:=[.B681]&amp;[.A681]" office:value-type="string" office:string-value="200010700200066462" calcext:value-type="string">
            <text:p>200010700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23414</text:p>
          </table:table-cell>
          <table:table-cell table:style-name="ce31" table:number-columns-repeated="4"/>
          <table:table-cell table:style-name="ce31" office:value-type="float" office:value="61.0218517198616" calcext:value-type="float">
            <text:p>61</text:p>
          </table:table-cell>
          <table:table-cell table:style-name="ce32" office:value-type="float" office:value="61.0218517198616" calcext:value-type="float">
            <text:p>61</text:p>
          </table:table-cell>
          <table:table-cell table:style-name="ce33" table:formula="of:=[.G682]/[.H682]" office:value-type="float" office:value="1" calcext:value-type="float">
            <text:p>1</text:p>
          </table:table-cell>
          <table:table-cell table:style-name="ce35" table:formula="of:=[.B682]&amp;[.A682]" office:value-type="string" office:string-value="200023414200066462" calcext:value-type="string">
            <text:p>200023414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33181</text:p>
          </table:table-cell>
          <table:table-cell table:style-name="ce31" table:number-columns-repeated="4"/>
          <table:table-cell table:style-name="ce31" office:value-type="float" office:value="26.1238776866688" calcext:value-type="float">
            <text:p>26</text:p>
          </table:table-cell>
          <table:table-cell table:style-name="ce32" office:value-type="float" office:value="26.1238776866688" calcext:value-type="float">
            <text:p>26</text:p>
          </table:table-cell>
          <table:table-cell table:style-name="ce33" table:formula="of:=[.G683]/[.H683]" office:value-type="float" office:value="1" calcext:value-type="float">
            <text:p>1</text:p>
          </table:table-cell>
          <table:table-cell table:style-name="ce35" table:formula="of:=[.B683]&amp;[.A683]" office:value-type="string" office:string-value="200033181200066462" calcext:value-type="string">
            <text:p>200033181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35103</text:p>
          </table:table-cell>
          <table:table-cell table:style-name="ce31" table:number-columns-repeated="4"/>
          <table:table-cell table:style-name="ce31" office:value-type="float" office:value="9.15397176569743" calcext:value-type="float">
            <text:p>9</text:p>
          </table:table-cell>
          <table:table-cell table:style-name="ce32" office:value-type="float" office:value="9.15397176569743" calcext:value-type="float">
            <text:p>9</text:p>
          </table:table-cell>
          <table:table-cell table:style-name="ce33" table:formula="of:=[.G684]/[.H684]" office:value-type="float" office:value="1" calcext:value-type="float">
            <text:p>1</text:p>
          </table:table-cell>
          <table:table-cell table:style-name="ce35" table:formula="of:=[.B684]&amp;[.A684]" office:value-type="string" office:string-value="200035103200066462" calcext:value-type="string">
            <text:p>20003510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35111</text:p>
          </table:table-cell>
          <table:table-cell table:style-name="ce31" table:number-columns-repeated="4"/>
          <table:table-cell table:style-name="ce31" office:value-type="float" office:value="3.99607432941582" calcext:value-type="float">
            <text:p>4</text:p>
          </table:table-cell>
          <table:table-cell table:style-name="ce32" office:value-type="float" office:value="3.99607432941582" calcext:value-type="float">
            <text:p>4</text:p>
          </table:table-cell>
          <table:table-cell table:style-name="ce33" table:formula="of:=[.G685]/[.H685]" office:value-type="float" office:value="1" calcext:value-type="float">
            <text:p>1</text:p>
          </table:table-cell>
          <table:table-cell table:style-name="ce35" table:formula="of:=[.B685]&amp;[.A685]" office:value-type="string" office:string-value="200035111200066462" calcext:value-type="string">
            <text:p>200035111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35665</text:p>
          </table:table-cell>
          <table:table-cell table:style-name="ce31" office:value-type="float" office:value="3.99995392238614" calcext:value-type="float">
            <text:p>4</text:p>
          </table:table-cell>
          <table:table-cell table:style-name="ce31" table:number-columns-repeated="3"/>
          <table:table-cell table:style-name="ce31" office:value-type="float" office:value="23.8503586260894" calcext:value-type="float">
            <text:p>24</text:p>
          </table:table-cell>
          <table:table-cell table:style-name="ce32" office:value-type="float" office:value="27.8503125484755" calcext:value-type="float">
            <text:p>28</text:p>
          </table:table-cell>
          <table:table-cell table:style-name="ce33" table:formula="of:=[.G686]/[.H686]" office:value-type="float" office:value="0.856376695398878" calcext:value-type="float">
            <text:p>0,8563766954</text:p>
          </table:table-cell>
          <table:table-cell table:style-name="ce35" table:formula="of:=[.B686]&amp;[.A686]" office:value-type="string" office:string-value="200035665200066462" calcext:value-type="string">
            <text:p>200035665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36069</text:p>
          </table:table-cell>
          <table:table-cell table:style-name="ce31" table:number-columns-repeated="4"/>
          <table:table-cell table:style-name="ce31" office:value-type="float" office:value="34.1511478689292" calcext:value-type="float">
            <text:p>34</text:p>
          </table:table-cell>
          <table:table-cell table:style-name="ce32" office:value-type="float" office:value="34.1511478689292" calcext:value-type="float">
            <text:p>34</text:p>
          </table:table-cell>
          <table:table-cell table:style-name="ce33" table:formula="of:=[.G687]/[.H687]" office:value-type="float" office:value="1" calcext:value-type="float">
            <text:p>1</text:p>
          </table:table-cell>
          <table:table-cell table:style-name="ce35" table:formula="of:=[.B687]&amp;[.A687]" office:value-type="string" office:string-value="200036069200066462" calcext:value-type="string">
            <text:p>200036069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40277</text:p>
          </table:table-cell>
          <table:table-cell table:style-name="ce31" office:value-type="float" office:value="2.6072119403259" calcext:value-type="float">
            <text:p>3</text:p>
          </table:table-cell>
          <table:table-cell table:style-name="ce31" office:value-type="float" office:value="6.33058191060694" calcext:value-type="float">
            <text:p>6</text:p>
          </table:table-cell>
          <table:table-cell table:style-name="ce31"/>
          <table:table-cell table:style-name="ce31" office:value-type="float" office:value="2.90949368762436" calcext:value-type="float">
            <text:p>3</text:p>
          </table:table-cell>
          <table:table-cell table:style-name="ce31" office:value-type="float" office:value="689.154869674717" calcext:value-type="float">
            <text:p>689</text:p>
          </table:table-cell>
          <table:table-cell table:style-name="ce32" office:value-type="float" office:value="701.002157213274" calcext:value-type="float">
            <text:p>701</text:p>
          </table:table-cell>
          <table:table-cell table:style-name="ce33" table:formula="of:=[.G688]/[.H688]" office:value-type="float" office:value="0.983099499171794" calcext:value-type="float">
            <text:p>0,9830994992</text:p>
          </table:table-cell>
          <table:table-cell table:style-name="ce35" table:formula="of:=[.B688]&amp;[.A688]" office:value-type="string" office:string-value="200040277200066462" calcext:value-type="string">
            <text:p>200040277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54781</text:p>
          </table:table-cell>
          <table:table-cell table:style-name="ce31" office:value-type="float" office:value="0.93491864693274" calcext:value-type="float">
            <text:p>1</text:p>
          </table:table-cell>
          <table:table-cell table:style-name="ce31" table:number-columns-repeated="2"/>
          <table:table-cell table:style-name="ce31" office:value-type="float" office:value="32.3809419695294" calcext:value-type="float">
            <text:p>32</text:p>
          </table:table-cell>
          <table:table-cell table:style-name="ce31" office:value-type="float" office:value="25.2192030046363" calcext:value-type="float">
            <text:p>25</text:p>
          </table:table-cell>
          <table:table-cell table:style-name="ce32" office:value-type="float" office:value="58.5350636210984" calcext:value-type="float">
            <text:p>59</text:p>
          </table:table-cell>
          <table:table-cell table:style-name="ce33" table:formula="of:=[.G689]/[.H689]" office:value-type="float" office:value="0.430839251630133" calcext:value-type="float">
            <text:p>0,4308392516</text:p>
          </table:table-cell>
          <table:table-cell table:style-name="ce35" table:formula="of:=[.B689]&amp;[.A689]" office:value-type="string" office:string-value="200054781200066462" calcext:value-type="string">
            <text:p>200054781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58360</text:p>
          </table:table-cell>
          <table:table-cell table:style-name="ce31" table:number-columns-repeated="4"/>
          <table:table-cell table:style-name="ce31" office:value-type="float" office:value="12.9271827203306" calcext:value-type="float">
            <text:p>13</text:p>
          </table:table-cell>
          <table:table-cell table:style-name="ce32" office:value-type="float" office:value="12.9271827203306" calcext:value-type="float">
            <text:p>13</text:p>
          </table:table-cell>
          <table:table-cell table:style-name="ce33" table:formula="of:=[.G690]/[.H690]" office:value-type="float" office:value="1" calcext:value-type="float">
            <text:p>1</text:p>
          </table:table-cell>
          <table:table-cell table:style-name="ce35" table:formula="of:=[.B690]&amp;[.A690]" office:value-type="string" office:string-value="200058360200066462" calcext:value-type="string">
            <text:p>200058360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58477</text:p>
          </table:table-cell>
          <table:table-cell table:style-name="ce31" table:number-columns-repeated="4"/>
          <table:table-cell table:style-name="ce31" office:value-type="float" office:value="2.63023673084362" calcext:value-type="float">
            <text:p>3</text:p>
          </table:table-cell>
          <table:table-cell table:style-name="ce32" office:value-type="float" office:value="2.63023673084362" calcext:value-type="float">
            <text:p>3</text:p>
          </table:table-cell>
          <table:table-cell table:style-name="ce33" table:formula="of:=[.G691]/[.H691]" office:value-type="float" office:value="1" calcext:value-type="float">
            <text:p>1</text:p>
          </table:table-cell>
          <table:table-cell table:style-name="ce35" table:formula="of:=[.B691]&amp;[.A691]" office:value-type="string" office:string-value="200058477200066462" calcext:value-type="string">
            <text:p>200058477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58485</text:p>
          </table:table-cell>
          <table:table-cell table:style-name="ce31" table:number-columns-repeated="4"/>
          <table:table-cell table:style-name="ce31" office:value-type="float" office:value="2.88090120377185" calcext:value-type="float">
            <text:p>3</text:p>
          </table:table-cell>
          <table:table-cell table:style-name="ce32" office:value-type="float" office:value="2.88090120377185" calcext:value-type="float">
            <text:p>3</text:p>
          </table:table-cell>
          <table:table-cell table:style-name="ce33" table:formula="of:=[.G692]/[.H692]" office:value-type="float" office:value="1" calcext:value-type="float">
            <text:p>1</text:p>
          </table:table-cell>
          <table:table-cell table:style-name="ce35" table:formula="of:=[.B692]&amp;[.A692]" office:value-type="string" office:string-value="200058485200066462" calcext:value-type="string">
            <text:p>200058485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58782</text:p>
          </table:table-cell>
          <table:table-cell table:style-name="ce31" table:number-columns-repeated="4"/>
          <table:table-cell table:style-name="ce31" office:value-type="float" office:value="28.0002513505896" calcext:value-type="float">
            <text:p>28</text:p>
          </table:table-cell>
          <table:table-cell table:style-name="ce32" office:value-type="float" office:value="28.0002513505896" calcext:value-type="float">
            <text:p>28</text:p>
          </table:table-cell>
          <table:table-cell table:style-name="ce33" table:formula="of:=[.G693]/[.H693]" office:value-type="float" office:value="1" calcext:value-type="float">
            <text:p>1</text:p>
          </table:table-cell>
          <table:table-cell table:style-name="ce35" table:formula="of:=[.B693]&amp;[.A693]" office:value-type="string" office:string-value="200058782200066462" calcext:value-type="string">
            <text:p>200058782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59228</text:p>
          </table:table-cell>
          <table:table-cell table:style-name="ce31" table:number-columns-repeated="3"/>
          <table:table-cell table:style-name="ce31" office:value-type="float" office:value="3.36962017353318" calcext:value-type="float">
            <text:p>3</text:p>
          </table:table-cell>
          <table:table-cell table:style-name="ce31"/>
          <table:table-cell table:style-name="ce32" office:value-type="float" office:value="3.36962017353318" calcext:value-type="float">
            <text:p>3</text:p>
          </table:table-cell>
          <table:table-cell table:style-name="ce33" table:formula="of:=[.G694]/[.H694]" office:value-type="float" office:value="0" calcext:value-type="float">
            <text:p>0</text:p>
          </table:table-cell>
          <table:table-cell table:style-name="ce35" table:formula="of:=[.B694]&amp;[.A694]" office:value-type="string" office:string-value="200059228200066462" calcext:value-type="string">
            <text:p>200059228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59889</text:p>
          </table:table-cell>
          <table:table-cell table:style-name="ce31" table:number-columns-repeated="4"/>
          <table:table-cell table:style-name="ce31" office:value-type="float" office:value="177.269889891362" calcext:value-type="float">
            <text:p>177</text:p>
          </table:table-cell>
          <table:table-cell table:style-name="ce32" office:value-type="float" office:value="177.269889891362" calcext:value-type="float">
            <text:p>177</text:p>
          </table:table-cell>
          <table:table-cell table:style-name="ce33" table:formula="of:=[.G695]/[.H695]" office:value-type="float" office:value="1" calcext:value-type="float">
            <text:p>1</text:p>
          </table:table-cell>
          <table:table-cell table:style-name="ce35" table:formula="of:=[.B695]&amp;[.A695]" office:value-type="string" office:string-value="200059889200066462" calcext:value-type="string">
            <text:p>200059889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5563</text:p>
          </table:table-cell>
          <table:table-cell table:style-name="ce31" table:number-columns-repeated="4"/>
          <table:table-cell table:style-name="ce31" office:value-type="float" office:value="3.97658468288996" calcext:value-type="float">
            <text:p>4</text:p>
          </table:table-cell>
          <table:table-cell table:style-name="ce32" office:value-type="float" office:value="3.97658468288996" calcext:value-type="float">
            <text:p>4</text:p>
          </table:table-cell>
          <table:table-cell table:style-name="ce33" table:formula="of:=[.G696]/[.H696]" office:value-type="float" office:value="1" calcext:value-type="float">
            <text:p>1</text:p>
          </table:table-cell>
          <table:table-cell table:style-name="ce35" table:formula="of:=[.B696]&amp;[.A696]" office:value-type="string" office:string-value="200065563200066462" calcext:value-type="string">
            <text:p>20006556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5597</text:p>
          </table:table-cell>
          <table:table-cell table:style-name="ce31" table:number-columns-repeated="4"/>
          <table:table-cell table:style-name="ce31" office:value-type="float" office:value="7.24070485994526" calcext:value-type="float">
            <text:p>7</text:p>
          </table:table-cell>
          <table:table-cell table:style-name="ce32" office:value-type="float" office:value="7.24070485994526" calcext:value-type="float">
            <text:p>7</text:p>
          </table:table-cell>
          <table:table-cell table:style-name="ce33" table:formula="of:=[.G697]/[.H697]" office:value-type="float" office:value="1" calcext:value-type="float">
            <text:p>1</text:p>
          </table:table-cell>
          <table:table-cell table:style-name="ce35" table:formula="of:=[.B697]&amp;[.A697]" office:value-type="string" office:string-value="200065597200066462" calcext:value-type="string">
            <text:p>200065597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5787</text:p>
          </table:table-cell>
          <table:table-cell table:style-name="ce31" table:number-columns-repeated="4"/>
          <table:table-cell table:style-name="ce31" office:value-type="float" office:value="12.0177383592018" calcext:value-type="float">
            <text:p>12</text:p>
          </table:table-cell>
          <table:table-cell table:style-name="ce32" office:value-type="float" office:value="12.0177383592018" calcext:value-type="float">
            <text:p>12</text:p>
          </table:table-cell>
          <table:table-cell table:style-name="ce33" table:formula="of:=[.G698]/[.H698]" office:value-type="float" office:value="1" calcext:value-type="float">
            <text:p>1</text:p>
          </table:table-cell>
          <table:table-cell table:style-name="ce35" table:formula="of:=[.B698]&amp;[.A698]" office:value-type="string" office:string-value="200065787200066462" calcext:value-type="string">
            <text:p>200065787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6017</text:p>
          </table:table-cell>
          <table:table-cell table:style-name="ce31" table:number-columns-repeated="4"/>
          <table:table-cell table:style-name="ce31" office:value-type="float" office:value="4.07272727272727" calcext:value-type="float">
            <text:p>4</text:p>
          </table:table-cell>
          <table:table-cell table:style-name="ce32" office:value-type="float" office:value="4.07272727272727" calcext:value-type="float">
            <text:p>4</text:p>
          </table:table-cell>
          <table:table-cell table:style-name="ce33" table:formula="of:=[.G699]/[.H699]" office:value-type="float" office:value="1" calcext:value-type="float">
            <text:p>1</text:p>
          </table:table-cell>
          <table:table-cell table:style-name="ce35" table:formula="of:=[.B699]&amp;[.A699]" office:value-type="string" office:string-value="200066017200066462" calcext:value-type="string">
            <text:p>200066017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6405</text:p>
          </table:table-cell>
          <table:table-cell table:style-name="ce31" table:number-columns-repeated="4"/>
          <table:table-cell table:style-name="ce31" office:value-type="float" office:value="9.1304016752332" calcext:value-type="float">
            <text:p>9</text:p>
          </table:table-cell>
          <table:table-cell table:style-name="ce32" office:value-type="float" office:value="9.1304016752332" calcext:value-type="float">
            <text:p>9</text:p>
          </table:table-cell>
          <table:table-cell table:style-name="ce33" table:formula="of:=[.G700]/[.H700]" office:value-type="float" office:value="1" calcext:value-type="float">
            <text:p>1</text:p>
          </table:table-cell>
          <table:table-cell table:style-name="ce35" table:formula="of:=[.B700]&amp;[.A700]" office:value-type="string" office:string-value="200066405200066462" calcext:value-type="string">
            <text:p>200066405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6413</text:p>
          </table:table-cell>
          <table:table-cell table:style-name="ce31" table:number-columns-repeated="3"/>
          <table:table-cell table:style-name="ce31" office:value-type="float" office:value="3.98630136986301" calcext:value-type="float">
            <text:p>4</text:p>
          </table:table-cell>
          <table:table-cell table:style-name="ce31" office:value-type="float" office:value="155.648547902748" calcext:value-type="float">
            <text:p>156</text:p>
          </table:table-cell>
          <table:table-cell table:style-name="ce32" office:value-type="float" office:value="159.634849272611" calcext:value-type="float">
            <text:p>160</text:p>
          </table:table-cell>
          <table:table-cell table:style-name="ce33" table:formula="of:=[.G701]/[.H701]" office:value-type="float" office:value="0.975028626969444" calcext:value-type="float">
            <text:p>0,975028627</text:p>
          </table:table-cell>
          <table:table-cell table:style-name="ce35" table:formula="of:=[.B701]&amp;[.A701]" office:value-type="string" office:string-value="200066413200066462" calcext:value-type="string">
            <text:p>20006641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6462</text:p>
          </table:table-cell>
          <table:table-cell table:style-name="ce31" office:value-type="float" office:value="372.083943248881" calcext:value-type="float">
            <text:p>372</text:p>
          </table:table-cell>
          <table:table-cell table:style-name="ce31" office:value-type="float" office:value="868.58294467537" calcext:value-type="float">
            <text:p>869</text:p>
          </table:table-cell>
          <table:table-cell table:style-name="ce31" office:value-type="float" office:value="1067.34071283419" calcext:value-type="float">
            <text:p>1 067</text:p>
          </table:table-cell>
          <table:table-cell table:style-name="ce31" office:value-type="float" office:value="109.472576156449" calcext:value-type="float">
            <text:p>109</text:p>
          </table:table-cell>
          <table:table-cell table:style-name="ce31" office:value-type="float" office:value="7383.82454425772" calcext:value-type="float">
            <text:p>7 384</text:p>
          </table:table-cell>
          <table:table-cell table:style-name="ce32" office:value-type="float" office:value="9801.30472117261" calcext:value-type="float">
            <text:p>9 801</text:p>
          </table:table-cell>
          <table:table-cell table:style-name="ce33" table:formula="of:=[.G702]/[.H702]" office:value-type="float" office:value="0.753351186838147" calcext:value-type="float">
            <text:p>0,7533511868</text:p>
          </table:table-cell>
          <table:table-cell table:style-name="ce35" table:formula="of:=[.B702]&amp;[.A702]" office:value-type="string" office:string-value="200066462200066462" calcext:value-type="string">
            <text:p>200066462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8443</text:p>
          </table:table-cell>
          <table:table-cell table:style-name="ce31" table:number-columns-repeated="4"/>
          <table:table-cell table:style-name="ce31" office:value-type="float" office:value="5.01706484641638" calcext:value-type="float">
            <text:p>5</text:p>
          </table:table-cell>
          <table:table-cell table:style-name="ce32" office:value-type="float" office:value="5.01706484641638" calcext:value-type="float">
            <text:p>5</text:p>
          </table:table-cell>
          <table:table-cell table:style-name="ce33" table:formula="of:=[.G703]/[.H703]" office:value-type="float" office:value="1" calcext:value-type="float">
            <text:p>1</text:p>
          </table:table-cell>
          <table:table-cell table:style-name="ce35" table:formula="of:=[.B703]&amp;[.A703]" office:value-type="string" office:string-value="200068443200066462" calcext:value-type="string">
            <text:p>20006844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8468</text:p>
          </table:table-cell>
          <table:table-cell table:style-name="ce31" office:value-type="float" office:value="30.9578074290493" calcext:value-type="float">
            <text:p>31</text:p>
          </table:table-cell>
          <table:table-cell table:style-name="ce31"/>
          <table:table-cell table:style-name="ce31" office:value-type="float" office:value="9.92012275619476" calcext:value-type="float">
            <text:p>10</text:p>
          </table:table-cell>
          <table:table-cell table:style-name="ce31" office:value-type="float" office:value="32.6256897081699" calcext:value-type="float">
            <text:p>33</text:p>
          </table:table-cell>
          <table:table-cell table:style-name="ce31" office:value-type="float" office:value="835.153417818914" calcext:value-type="float">
            <text:p>835</text:p>
          </table:table-cell>
          <table:table-cell table:style-name="ce32" office:value-type="float" office:value="908.657037712328" calcext:value-type="float">
            <text:p>909</text:p>
          </table:table-cell>
          <table:table-cell table:style-name="ce33" table:formula="of:=[.G704]/[.H704]" office:value-type="float" office:value="0.919107411440438" calcext:value-type="float">
            <text:p>0,9191074114</text:p>
          </table:table-cell>
          <table:table-cell table:style-name="ce35" table:formula="of:=[.B704]&amp;[.A704]" office:value-type="string" office:string-value="200068468200066462" calcext:value-type="string">
            <text:p>200068468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8856</text:p>
          </table:table-cell>
          <table:table-cell table:style-name="ce31" table:number-columns-repeated="3"/>
          <table:table-cell table:style-name="ce31" office:value-type="float" office:value="9.27028063303853" calcext:value-type="float">
            <text:p>9</text:p>
          </table:table-cell>
          <table:table-cell table:style-name="ce31" office:value-type="float" office:value="165.642946298092" calcext:value-type="float">
            <text:p>166</text:p>
          </table:table-cell>
          <table:table-cell table:style-name="ce32" office:value-type="float" office:value="174.913226931131" calcext:value-type="float">
            <text:p>175</text:p>
          </table:table-cell>
          <table:table-cell table:style-name="ce33" table:formula="of:=[.G705]/[.H705]" office:value-type="float" office:value="0.947000688308789" calcext:value-type="float">
            <text:p>0,9470006883</text:p>
          </table:table-cell>
          <table:table-cell table:style-name="ce35" table:formula="of:=[.B705]&amp;[.A705]" office:value-type="string" office:string-value="200068856200066462" calcext:value-type="string">
            <text:p>200068856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9458</text:p>
          </table:table-cell>
          <table:table-cell table:style-name="ce31" table:number-columns-repeated="4"/>
          <table:table-cell table:style-name="ce31" office:value-type="float" office:value="12.1185279367098" calcext:value-type="float">
            <text:p>12</text:p>
          </table:table-cell>
          <table:table-cell table:style-name="ce32" office:value-type="float" office:value="12.1185279367098" calcext:value-type="float">
            <text:p>12</text:p>
          </table:table-cell>
          <table:table-cell table:style-name="ce33" table:formula="of:=[.G706]/[.H706]" office:value-type="float" office:value="1" calcext:value-type="float">
            <text:p>1</text:p>
          </table:table-cell>
          <table:table-cell table:style-name="ce35" table:formula="of:=[.B706]&amp;[.A706]" office:value-type="string" office:string-value="200069458200066462" calcext:value-type="string">
            <text:p>200069458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9532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.939335242902" calcext:value-type="float">
            <text:p>11</text:p>
          </table:table-cell>
          <table:table-cell table:style-name="ce32" office:value-type="float" office:value="14.939335242902" calcext:value-type="float">
            <text:p>15</text:p>
          </table:table-cell>
          <table:table-cell table:style-name="ce33" table:formula="of:=[.G707]/[.H707]" office:value-type="float" office:value="0.732250469317202" calcext:value-type="float">
            <text:p>0,7322504693</text:p>
          </table:table-cell>
          <table:table-cell table:style-name="ce35" table:formula="of:=[.B707]&amp;[.A707]" office:value-type="string" office:string-value="200069532200066462" calcext:value-type="string">
            <text:p>200069532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9912</text:p>
          </table:table-cell>
          <table:table-cell table:style-name="ce31" table:number-columns-repeated="3"/>
          <table:table-cell table:style-name="ce31" office:value-type="float" office:value="4.85286467385192" calcext:value-type="float">
            <text:p>5</text:p>
          </table:table-cell>
          <table:table-cell table:style-name="ce31" office:value-type="float" office:value="214.852614806694" calcext:value-type="float">
            <text:p>215</text:p>
          </table:table-cell>
          <table:table-cell table:style-name="ce32" office:value-type="float" office:value="219.705479480546" calcext:value-type="float">
            <text:p>220</text:p>
          </table:table-cell>
          <table:table-cell table:style-name="ce33" table:formula="of:=[.G708]/[.H708]" office:value-type="float" office:value="0.977911954288415" calcext:value-type="float">
            <text:p>0,9779119543</text:p>
          </table:table-cell>
          <table:table-cell table:style-name="ce35" table:formula="of:=[.B708]&amp;[.A708]" office:value-type="string" office:string-value="200069912200066462" calcext:value-type="string">
            <text:p>200069912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69953</text:p>
          </table:table-cell>
          <table:table-cell table:style-name="ce31" table:number-columns-repeated="4"/>
          <table:table-cell table:style-name="ce31" office:value-type="float" office:value="8.14007602179029" calcext:value-type="float">
            <text:p>8</text:p>
          </table:table-cell>
          <table:table-cell table:style-name="ce32" office:value-type="float" office:value="8.14007602179029" calcext:value-type="float">
            <text:p>8</text:p>
          </table:table-cell>
          <table:table-cell table:style-name="ce33" table:formula="of:=[.G709]/[.H709]" office:value-type="float" office:value="1" calcext:value-type="float">
            <text:p>1</text:p>
          </table:table-cell>
          <table:table-cell table:style-name="ce35" table:formula="of:=[.B709]&amp;[.A709]" office:value-type="string" office:string-value="200069953200066462" calcext:value-type="string">
            <text:p>20006995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70142</text:p>
          </table:table-cell>
          <table:table-cell table:style-name="ce31" table:number-columns-repeated="4"/>
          <table:table-cell table:style-name="ce31" office:value-type="float" office:value="13.2392151914664" calcext:value-type="float">
            <text:p>13</text:p>
          </table:table-cell>
          <table:table-cell table:style-name="ce32" office:value-type="float" office:value="13.2392151914664" calcext:value-type="float">
            <text:p>13</text:p>
          </table:table-cell>
          <table:table-cell table:style-name="ce33" table:formula="of:=[.G710]/[.H710]" office:value-type="float" office:value="1" calcext:value-type="float">
            <text:p>1</text:p>
          </table:table-cell>
          <table:table-cell table:style-name="ce35" table:formula="of:=[.B710]&amp;[.A710]" office:value-type="string" office:string-value="200070142200066462" calcext:value-type="string">
            <text:p>200070142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70167</text:p>
          </table:table-cell>
          <table:table-cell table:style-name="ce31" table:number-columns-repeated="4"/>
          <table:table-cell table:style-name="ce31" office:value-type="float" office:value="13.0524476517312" calcext:value-type="float">
            <text:p>13</text:p>
          </table:table-cell>
          <table:table-cell table:style-name="ce32" office:value-type="float" office:value="13.0524476517312" calcext:value-type="float">
            <text:p>13</text:p>
          </table:table-cell>
          <table:table-cell table:style-name="ce33" table:formula="of:=[.G711]/[.H711]" office:value-type="float" office:value="1" calcext:value-type="float">
            <text:p>1</text:p>
          </table:table-cell>
          <table:table-cell table:style-name="ce35" table:formula="of:=[.B711]&amp;[.A711]" office:value-type="string" office:string-value="200070167200066462" calcext:value-type="string">
            <text:p>200070167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70449</text:p>
          </table:table-cell>
          <table:table-cell table:style-name="ce31" table:number-columns-repeated="4"/>
          <table:table-cell table:style-name="ce31" office:value-type="float" office:value="8.52815017955302" calcext:value-type="float">
            <text:p>9</text:p>
          </table:table-cell>
          <table:table-cell table:style-name="ce32" office:value-type="float" office:value="8.52815017955302" calcext:value-type="float">
            <text:p>9</text:p>
          </table:table-cell>
          <table:table-cell table:style-name="ce33" table:formula="of:=[.G712]/[.H712]" office:value-type="float" office:value="1" calcext:value-type="float">
            <text:p>1</text:p>
          </table:table-cell>
          <table:table-cell table:style-name="ce35" table:formula="of:=[.B712]&amp;[.A712]" office:value-type="string" office:string-value="200070449200066462" calcext:value-type="string">
            <text:p>200070449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71074</text:p>
          </table:table-cell>
          <table:table-cell table:style-name="ce31" table:number-columns-repeated="4"/>
          <table:table-cell table:style-name="ce31" office:value-type="float" office:value="8.94333018571681" calcext:value-type="float">
            <text:p>9</text:p>
          </table:table-cell>
          <table:table-cell table:style-name="ce32" office:value-type="float" office:value="8.94333018571681" calcext:value-type="float">
            <text:p>9</text:p>
          </table:table-cell>
          <table:table-cell table:style-name="ce33" table:formula="of:=[.G713]/[.H713]" office:value-type="float" office:value="1" calcext:value-type="float">
            <text:p>1</text:p>
          </table:table-cell>
          <table:table-cell table:style-name="ce35" table:formula="of:=[.B713]&amp;[.A713]" office:value-type="string" office:string-value="200071074200066462" calcext:value-type="string">
            <text:p>200071074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71454</text:p>
          </table:table-cell>
          <table:table-cell table:style-name="ce31" office:value-type="float" office:value="10.1811609113088" calcext:value-type="float">
            <text:p>10</text:p>
          </table:table-cell>
          <table:table-cell table:style-name="ce31" office:value-type="float" office:value="12.9612692597672" calcext:value-type="float">
            <text:p>13</text:p>
          </table:table-cell>
          <table:table-cell table:style-name="ce31"/>
          <table:table-cell table:style-name="ce31" office:value-type="float" office:value="12.4744851901674" calcext:value-type="float">
            <text:p>12</text:p>
          </table:table-cell>
          <table:table-cell table:style-name="ce31" office:value-type="float" office:value="459.315309845524" calcext:value-type="float">
            <text:p>459</text:p>
          </table:table-cell>
          <table:table-cell table:style-name="ce32" office:value-type="float" office:value="494.932225206768" calcext:value-type="float">
            <text:p>495</text:p>
          </table:table-cell>
          <table:table-cell table:style-name="ce33" table:formula="of:=[.G714]/[.H714]" office:value-type="float" office:value="0.928036782518326" calcext:value-type="float">
            <text:p>0,9280367825</text:p>
          </table:table-cell>
          <table:table-cell table:style-name="ce35" table:formula="of:=[.B714]&amp;[.A714]" office:value-type="string" office:string-value="200071454200066462" calcext:value-type="string">
            <text:p>200071454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71504</text:p>
          </table:table-cell>
          <table:table-cell table:style-name="ce31" table:number-columns-repeated="4"/>
          <table:table-cell table:style-name="ce31" office:value-type="float" office:value="15.9999207538052" calcext:value-type="float">
            <text:p>16</text:p>
          </table:table-cell>
          <table:table-cell table:style-name="ce32" office:value-type="float" office:value="15.9999207538052" calcext:value-type="float">
            <text:p>16</text:p>
          </table:table-cell>
          <table:table-cell table:style-name="ce33" table:formula="of:=[.G715]/[.H715]" office:value-type="float" office:value="1" calcext:value-type="float">
            <text:p>1</text:p>
          </table:table-cell>
          <table:table-cell table:style-name="ce35" table:formula="of:=[.B715]&amp;[.A715]" office:value-type="string" office:string-value="200071504200066462" calcext:value-type="string">
            <text:p>200071504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11" office:value-type="string" calcext:value-type="string">
            <text:p>200071843</text:p>
          </table:table-cell>
          <table:table-cell table:style-name="ce31" table:number-columns-repeated="4"/>
          <table:table-cell table:style-name="ce31" office:value-type="float" office:value="9.90454697382838" calcext:value-type="float">
            <text:p>10</text:p>
          </table:table-cell>
          <table:table-cell table:style-name="ce32" office:value-type="float" office:value="9.90454697382838" calcext:value-type="float">
            <text:p>10</text:p>
          </table:table-cell>
          <table:table-cell table:style-name="ce33" table:formula="of:=[.G716]/[.H716]" office:value-type="float" office:value="1" calcext:value-type="float">
            <text:p>1</text:p>
          </table:table-cell>
          <table:table-cell table:style-name="ce35" table:formula="of:=[.B716]&amp;[.A716]" office:value-type="string" office:string-value="200071843200066462" calcext:value-type="string">
            <text:p>20007184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00072312</text:p>
          </table:table-cell>
          <table:table-cell table:style-name="ce28" table:number-columns-repeated="2"/>
          <table:table-cell table:style-name="ce28" office:value-type="float" office:value="4.90279351071046" calcext:value-type="float">
            <text:p>4,9027935107</text:p>
          </table:table-cell>
          <table:table-cell table:style-name="ce28"/>
          <table:table-cell table:style-name="ce28" office:value-type="float" office:value="50.9016870187734" calcext:value-type="float">
            <text:p>50,9016870188</text:p>
          </table:table-cell>
          <table:table-cell table:style-name="ce28" office:value-type="float" office:value="55.8044805294839" calcext:value-type="float">
            <text:p>55,8044805295</text:p>
          </table:table-cell>
          <table:table-cell table:style-name="ce28" table:formula="of:=[.G717]/[.H717]" office:value-type="float" office:value="0.912143371568165" calcext:value-type="float">
            <text:p>0,9121433716</text:p>
          </table:table-cell>
          <table:table-cell table:style-name="ce34" table:formula="of:=[.B717]&amp;[.A717]" office:value-type="string" office:string-value="200072312200066462" calcext:value-type="string">
            <text:p>200072312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2700276</text:p>
          </table:table-cell>
          <table:table-cell table:style-name="ce28" office:value-type="float" office:value="15.9123483630389" calcext:value-type="float">
            <text:p>15,912348363</text:p>
          </table:table-cell>
          <table:table-cell table:style-name="ce28" table:number-columns-repeated="3"/>
          <table:table-cell table:style-name="ce28" office:value-type="float" office:value="535.660339837844" calcext:value-type="float">
            <text:p>535,6603398378</text:p>
          </table:table-cell>
          <table:table-cell table:style-name="ce28" office:value-type="float" office:value="551.572688200883" calcext:value-type="float">
            <text:p>551,5726882009</text:p>
          </table:table-cell>
          <table:table-cell table:style-name="ce28" table:formula="of:=[.G718]/[.H718]" office:value-type="float" office:value="0.971150949451573" calcext:value-type="float">
            <text:p>0,9711509495</text:p>
          </table:table-cell>
          <table:table-cell table:style-name="ce34" table:formula="of:=[.B718]&amp;[.A718]" office:value-type="string" office:string-value="242700276200066462" calcext:value-type="string">
            <text:p>242700276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2700607</text:p>
          </table:table-cell>
          <table:table-cell table:style-name="ce28" table:number-columns-repeated="4"/>
          <table:table-cell table:number-columns-repeated="2" table:style-name="ce28" office:value-type="float" office:value="17.2001774068242" calcext:value-type="float">
            <text:p>17,2001774068</text:p>
          </table:table-cell>
          <table:table-cell table:style-name="ce28" table:formula="of:=[.G719]/[.H719]" office:value-type="float" office:value="1" calcext:value-type="float">
            <text:p>1</text:p>
          </table:table-cell>
          <table:table-cell table:style-name="ce34" table:formula="of:=[.B719]&amp;[.A719]" office:value-type="string" office:string-value="242700607200066462" calcext:value-type="string">
            <text:p>242700607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2700623</text:p>
          </table:table-cell>
          <table:table-cell table:style-name="ce28" table:number-columns-repeated="4"/>
          <table:table-cell table:number-columns-repeated="2" table:style-name="ce28" office:value-type="float" office:value="26.1242728209705" calcext:value-type="float">
            <text:p>26,124272821</text:p>
          </table:table-cell>
          <table:table-cell table:style-name="ce28" table:formula="of:=[.G720]/[.H720]" office:value-type="float" office:value="1" calcext:value-type="float">
            <text:p>1</text:p>
          </table:table-cell>
          <table:table-cell table:style-name="ce34" table:formula="of:=[.B720]&amp;[.A720]" office:value-type="string" office:string-value="242700623200066462" calcext:value-type="string">
            <text:p>24270062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6100663</text:p>
          </table:table-cell>
          <table:table-cell table:style-name="ce28" table:number-columns-repeated="4"/>
          <table:table-cell table:number-columns-repeated="2" table:style-name="ce28" office:value-type="float" office:value="15.6247828250728" calcext:value-type="float">
            <text:p>15,6247828251</text:p>
          </table:table-cell>
          <table:table-cell table:style-name="ce28" table:formula="of:=[.G721]/[.H721]" office:value-type="float" office:value="1" calcext:value-type="float">
            <text:p>1</text:p>
          </table:table-cell>
          <table:table-cell table:style-name="ce34" table:formula="of:=[.B721]&amp;[.A721]" office:value-type="string" office:string-value="246100663200066462" calcext:value-type="string">
            <text:p>246100663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7600596</text:p>
          </table:table-cell>
          <table:table-cell table:style-name="ce28" table:number-columns-repeated="4"/>
          <table:table-cell table:number-columns-repeated="2" table:style-name="ce28" office:value-type="float" office:value="3.03266980302268" calcext:value-type="float">
            <text:p>3,032669803</text:p>
          </table:table-cell>
          <table:table-cell table:style-name="ce28" table:formula="of:=[.G722]/[.H722]" office:value-type="float" office:value="1" calcext:value-type="float">
            <text:p>1</text:p>
          </table:table-cell>
          <table:table-cell table:style-name="ce34" table:formula="of:=[.B722]&amp;[.A722]" office:value-type="string" office:string-value="247600596200066462" calcext:value-type="string">
            <text:p>247600596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7600604</text:p>
          </table:table-cell>
          <table:table-cell table:style-name="ce28" table:number-columns-repeated="4"/>
          <table:table-cell table:number-columns-repeated="2" table:style-name="ce28" office:value-type="float" office:value="4.51690821256039" calcext:value-type="float">
            <text:p>4,5169082126</text:p>
          </table:table-cell>
          <table:table-cell table:style-name="ce28" table:formula="of:=[.G723]/[.H723]" office:value-type="float" office:value="1" calcext:value-type="float">
            <text:p>1</text:p>
          </table:table-cell>
          <table:table-cell table:style-name="ce34" table:formula="of:=[.B723]&amp;[.A723]" office:value-type="string" office:string-value="247600604200066462" calcext:value-type="string">
            <text:p>247600604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7600646</text:p>
          </table:table-cell>
          <table:table-cell table:style-name="ce28" table:number-columns-repeated="4"/>
          <table:table-cell table:number-columns-repeated="2" table:style-name="ce28" office:value-type="float" office:value="9.67009280441077" calcext:value-type="float">
            <text:p>9,6700928044</text:p>
          </table:table-cell>
          <table:table-cell table:style-name="ce28" table:formula="of:=[.G724]/[.H724]" office:value-type="float" office:value="1" calcext:value-type="float">
            <text:p>1</text:p>
          </table:table-cell>
          <table:table-cell table:style-name="ce34" table:formula="of:=[.B724]&amp;[.A724]" office:value-type="string" office:string-value="247600646200066462" calcext:value-type="string">
            <text:p>247600646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7800550</text:p>
          </table:table-cell>
          <table:table-cell table:style-name="ce28" table:number-columns-repeated="4"/>
          <table:table-cell table:number-columns-repeated="2" table:style-name="ce28" office:value-type="float" office:value="5.17726505346089" calcext:value-type="float">
            <text:p>5,1772650535</text:p>
          </table:table-cell>
          <table:table-cell table:style-name="ce28" table:formula="of:=[.G725]/[.H725]" office:value-type="float" office:value="1" calcext:value-type="float">
            <text:p>1</text:p>
          </table:table-cell>
          <table:table-cell table:style-name="ce34" table:formula="of:=[.B725]&amp;[.A725]" office:value-type="string" office:string-value="247800550200066462" calcext:value-type="string">
            <text:p>247800550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7800584</text:p>
          </table:table-cell>
          <table:table-cell table:style-name="ce28" table:number-columns-repeated="4"/>
          <table:table-cell table:number-columns-repeated="2" table:style-name="ce28" office:value-type="float" office:value="2.99521306987384" calcext:value-type="float">
            <text:p>2,9952130699</text:p>
          </table:table-cell>
          <table:table-cell table:style-name="ce28" table:formula="of:=[.G726]/[.H726]" office:value-type="float" office:value="1" calcext:value-type="float">
            <text:p>1</text:p>
          </table:table-cell>
          <table:table-cell table:style-name="ce34" table:formula="of:=[.B726]&amp;[.A726]" office:value-type="string" office:string-value="247800584200066462" calcext:value-type="string">
            <text:p>247800584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9500109</text:p>
          </table:table-cell>
          <table:table-cell table:style-name="ce28" table:number-columns-repeated="4"/>
          <table:table-cell table:number-columns-repeated="2" table:style-name="ce28" office:value-type="float" office:value="2.58425473347436" calcext:value-type="float">
            <text:p>2,5842547335</text:p>
          </table:table-cell>
          <table:table-cell table:style-name="ce28" table:formula="of:=[.G727]/[.H727]" office:value-type="float" office:value="1" calcext:value-type="float">
            <text:p>1</text:p>
          </table:table-cell>
          <table:table-cell table:style-name="ce34" table:formula="of:=[.B727]&amp;[.A727]" office:value-type="string" office:string-value="249500109200066462" calcext:value-type="string">
            <text:p>249500109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66462" calcext:value-type="float">
            <text:p>200066462</text:p>
          </table:table-cell>
          <table:table-cell table:style-name="ce27" office:value-type="string" calcext:value-type="string">
            <text:p>249500455</text:p>
          </table:table-cell>
          <table:table-cell table:style-name="ce28" table:number-columns-repeated="4"/>
          <table:table-cell table:number-columns-repeated="2" table:style-name="ce28" office:value-type="float" office:value="2.77845024814133" calcext:value-type="float">
            <text:p>2,7784502481</text:p>
          </table:table-cell>
          <table:table-cell table:style-name="ce28" table:formula="of:=[.G728]/[.H728]" office:value-type="float" office:value="1" calcext:value-type="float">
            <text:p>1</text:p>
          </table:table-cell>
          <table:table-cell table:style-name="ce34" table:formula="of:=[.B728]&amp;[.A728]" office:value-type="string" office:string-value="249500455200066462" calcext:value-type="string">
            <text:p>24950045520006646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23414</text:p>
          </table:table-cell>
          <table:table-cell table:style-name="ce28" office:value-type="float" office:value="6.14682025507005" calcext:value-type="float">
            <text:p>6,1468202551</text:p>
          </table:table-cell>
          <table:table-cell table:style-name="ce28" office:value-type="float" office:value="3.87000819398564" calcext:value-type="float">
            <text:p>3,870008194</text:p>
          </table:table-cell>
          <table:table-cell table:style-name="ce28"/>
          <table:table-cell table:style-name="ce28" office:value-type="float" office:value="7.95872250829224" calcext:value-type="float">
            <text:p>7,9587225083</text:p>
          </table:table-cell>
          <table:table-cell table:style-name="ce28" office:value-type="float" office:value="661.022246320511" calcext:value-type="float">
            <text:p>661,0222463205</text:p>
          </table:table-cell>
          <table:table-cell table:style-name="ce28" office:value-type="float" office:value="678.997797277859" calcext:value-type="float">
            <text:p>678,9977972779</text:p>
          </table:table-cell>
          <table:table-cell table:style-name="ce28" table:formula="of:=[.G729]/[.H729]" office:value-type="float" office:value="0.973526348642937" calcext:value-type="float">
            <text:p>0,9735263486</text:p>
          </table:table-cell>
          <table:table-cell table:style-name="ce34" table:formula="of:=[.B729]&amp;[.A729]" office:value-type="string" office:string-value="200023414200070142" calcext:value-type="string">
            <text:p>200023414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35665</text:p>
          </table:table-cell>
          <table:table-cell table:style-name="ce28" office:value-type="float" office:value="10.6765493259534" calcext:value-type="float">
            <text:p>10,676549326</text:p>
          </table:table-cell>
          <table:table-cell table:style-name="ce28" table:number-columns-repeated="3"/>
          <table:table-cell table:style-name="ce28" office:value-type="float" office:value="453.20621465078" calcext:value-type="float">
            <text:p>453,2062146508</text:p>
          </table:table-cell>
          <table:table-cell table:style-name="ce28" office:value-type="float" office:value="463.882763976733" calcext:value-type="float">
            <text:p>463,8827639767</text:p>
          </table:table-cell>
          <table:table-cell table:style-name="ce28" table:formula="of:=[.G730]/[.H730]" office:value-type="float" office:value="0.976984380203251" calcext:value-type="float">
            <text:p>0,9769843802</text:p>
          </table:table-cell>
          <table:table-cell table:style-name="ce34" table:formula="of:=[.B730]&amp;[.A730]" office:value-type="string" office:string-value="200035665200070142" calcext:value-type="string">
            <text:p>200035665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54781</text:p>
          </table:table-cell>
          <table:table-cell table:style-name="ce28" table:number-columns-repeated="4"/>
          <table:table-cell table:number-columns-repeated="2" table:style-name="ce28" office:value-type="float" office:value="8.36593587016546" calcext:value-type="float">
            <text:p>8,3659358702</text:p>
          </table:table-cell>
          <table:table-cell table:style-name="ce28" table:formula="of:=[.G731]/[.H731]" office:value-type="float" office:value="1" calcext:value-type="float">
            <text:p>1</text:p>
          </table:table-cell>
          <table:table-cell table:style-name="ce34" table:formula="of:=[.B731]&amp;[.A731]" office:value-type="string" office:string-value="200054781200070142" calcext:value-type="string">
            <text:p>200054781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58485</text:p>
          </table:table-cell>
          <table:table-cell table:style-name="ce28" table:number-columns-repeated="4"/>
          <table:table-cell table:number-columns-repeated="2" table:style-name="ce28" office:value-type="float" office:value="3.02483981698483" calcext:value-type="float">
            <text:p>3,024839817</text:p>
          </table:table-cell>
          <table:table-cell table:style-name="ce28" table:formula="of:=[.G732]/[.H732]" office:value-type="float" office:value="1" calcext:value-type="float">
            <text:p>1</text:p>
          </table:table-cell>
          <table:table-cell table:style-name="ce34" table:formula="of:=[.B732]&amp;[.A732]" office:value-type="string" office:string-value="200058485200070142" calcext:value-type="string">
            <text:p>200058485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58519</text:p>
          </table:table-cell>
          <table:table-cell table:style-name="ce28" table:number-columns-repeated="4"/>
          <table:table-cell table:number-columns-repeated="2" table:style-name="ce28" office:value-type="float" office:value="3.09805990223456" calcext:value-type="float">
            <text:p>3,0980599022</text:p>
          </table:table-cell>
          <table:table-cell table:style-name="ce28" table:formula="of:=[.G733]/[.H733]" office:value-type="float" office:value="1" calcext:value-type="float">
            <text:p>1</text:p>
          </table:table-cell>
          <table:table-cell table:style-name="ce34" table:formula="of:=[.B733]&amp;[.A733]" office:value-type="string" office:string-value="200058519200070142" calcext:value-type="string">
            <text:p>200058519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59228</text:p>
          </table:table-cell>
          <table:table-cell table:style-name="ce28" table:number-columns-repeated="4"/>
          <table:table-cell table:number-columns-repeated="2" table:style-name="ce28" office:value-type="float" office:value="4.0466101358851" calcext:value-type="float">
            <text:p>4,0466101359</text:p>
          </table:table-cell>
          <table:table-cell table:style-name="ce28" table:formula="of:=[.G734]/[.H734]" office:value-type="float" office:value="1" calcext:value-type="float">
            <text:p>1</text:p>
          </table:table-cell>
          <table:table-cell table:style-name="ce34" table:formula="of:=[.B734]&amp;[.A734]" office:value-type="string" office:string-value="200059228200070142" calcext:value-type="string">
            <text:p>200059228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59889</text:p>
          </table:table-cell>
          <table:table-cell table:style-name="ce28" table:number-columns-repeated="4"/>
          <table:table-cell table:number-columns-repeated="2" table:style-name="ce28" office:value-type="float" office:value="6.35112106497817" calcext:value-type="float">
            <text:p>6,351121065</text:p>
          </table:table-cell>
          <table:table-cell table:style-name="ce28" table:formula="of:=[.G735]/[.H735]" office:value-type="float" office:value="1" calcext:value-type="float">
            <text:p>1</text:p>
          </table:table-cell>
          <table:table-cell table:style-name="ce34" table:formula="of:=[.B735]&amp;[.A735]" office:value-type="string" office:string-value="200059889200070142" calcext:value-type="string">
            <text:p>200059889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5787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.95053272450533" calcext:value-type="float">
            <text:p>4,9505327245</text:p>
          </table:table-cell>
          <table:table-cell table:style-name="ce28" office:value-type="float" office:value="8.95053272450533" calcext:value-type="float">
            <text:p>8,9505327245</text:p>
          </table:table-cell>
          <table:table-cell table:style-name="ce28" table:formula="of:=[.G736]/[.H736]" office:value-type="float" office:value="0.553099226256271" calcext:value-type="float">
            <text:p>0,5530992263</text:p>
          </table:table-cell>
          <table:table-cell table:style-name="ce34" table:formula="of:=[.B736]&amp;[.A736]" office:value-type="string" office:string-value="200065787200070142" calcext:value-type="string">
            <text:p>200065787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6017</text:p>
          </table:table-cell>
          <table:table-cell table:style-name="ce28" table:number-columns-repeated="4"/>
          <table:table-cell table:number-columns-repeated="2" table:style-name="ce28" office:value-type="float" office:value="4.25531914893617" calcext:value-type="float">
            <text:p>4,2553191489</text:p>
          </table:table-cell>
          <table:table-cell table:style-name="ce28" table:formula="of:=[.G737]/[.H737]" office:value-type="float" office:value="1" calcext:value-type="float">
            <text:p>1</text:p>
          </table:table-cell>
          <table:table-cell table:style-name="ce34" table:formula="of:=[.B737]&amp;[.A737]" office:value-type="string" office:string-value="200066017200070142" calcext:value-type="string">
            <text:p>200066017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6405</text:p>
          </table:table-cell>
          <table:table-cell table:style-name="ce28" table:number-columns-repeated="4"/>
          <table:table-cell table:number-columns-repeated="2" table:style-name="ce28" office:value-type="float" office:value="50.7181872796697" calcext:value-type="float">
            <text:p>50,7181872797</text:p>
          </table:table-cell>
          <table:table-cell table:style-name="ce28" table:formula="of:=[.G738]/[.H738]" office:value-type="float" office:value="1" calcext:value-type="float">
            <text:p>1</text:p>
          </table:table-cell>
          <table:table-cell table:style-name="ce34" table:formula="of:=[.B738]&amp;[.A738]" office:value-type="string" office:string-value="200066405200070142" calcext:value-type="string">
            <text:p>200066405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6413</text:p>
          </table:table-cell>
          <table:table-cell table:style-name="ce28" table:number-columns-repeated="4"/>
          <table:table-cell table:number-columns-repeated="2" table:style-name="ce28" office:value-type="float" office:value="4.8659793814433" calcext:value-type="float">
            <text:p>4,8659793814</text:p>
          </table:table-cell>
          <table:table-cell table:style-name="ce28" table:formula="of:=[.G739]/[.H739]" office:value-type="float" office:value="1" calcext:value-type="float">
            <text:p>1</text:p>
          </table:table-cell>
          <table:table-cell table:style-name="ce34" table:formula="of:=[.B739]&amp;[.A739]" office:value-type="string" office:string-value="200066413200070142" calcext:value-type="string">
            <text:p>200066413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6462</text:p>
          </table:table-cell>
          <table:table-cell table:style-name="ce28" table:number-columns-repeated="2"/>
          <table:table-cell table:style-name="ce28" office:value-type="float" office:value="4.68960588994239" calcext:value-type="float">
            <text:p>4,6896058899</text:p>
          </table:table-cell>
          <table:table-cell table:style-name="ce28" office:value-type="float" office:value="4.00231639630403" calcext:value-type="float">
            <text:p>4,0023163963</text:p>
          </table:table-cell>
          <table:table-cell table:style-name="ce28" office:value-type="float" office:value="28.0162147741282" calcext:value-type="float">
            <text:p>28,0162147741</text:p>
          </table:table-cell>
          <table:table-cell table:style-name="ce28" office:value-type="float" office:value="36.7081370603746" calcext:value-type="float">
            <text:p>36,7081370604</text:p>
          </table:table-cell>
          <table:table-cell table:style-name="ce28" table:formula="of:=[.G740]/[.H740]" office:value-type="float" office:value="0.7632153799592" calcext:value-type="float">
            <text:p>0,76321538</text:p>
          </table:table-cell>
          <table:table-cell table:style-name="ce34" table:formula="of:=[.B740]&amp;[.A740]" office:value-type="string" office:string-value="200066462200070142" calcext:value-type="string">
            <text:p>200066462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7999</text:p>
          </table:table-cell>
          <table:table-cell table:style-name="ce28" table:number-columns-repeated="4"/>
          <table:table-cell table:number-columns-repeated="2" table:style-name="ce28" office:value-type="float" office:value="3.00945811383201" calcext:value-type="float">
            <text:p>3,0094581138</text:p>
          </table:table-cell>
          <table:table-cell table:style-name="ce28" table:formula="of:=[.G741]/[.H741]" office:value-type="float" office:value="1" calcext:value-type="float">
            <text:p>1</text:p>
          </table:table-cell>
          <table:table-cell table:style-name="ce34" table:formula="of:=[.B741]&amp;[.A741]" office:value-type="string" office:string-value="200067999200070142" calcext:value-type="string">
            <text:p>200067999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8534</text:p>
          </table:table-cell>
          <table:table-cell table:style-name="ce28"/>
          <table:table-cell table:style-name="ce28" office:value-type="float" office:value="4.95610756166951" calcext:value-type="float">
            <text:p>4,9561075617</text:p>
          </table:table-cell>
          <table:table-cell table:style-name="ce28" office:value-type="float" office:value="4.09931034482759" calcext:value-type="float">
            <text:p>4,0993103448</text:p>
          </table:table-cell>
          <table:table-cell table:style-name="ce28"/>
          <table:table-cell table:style-name="ce28" office:value-type="float" office:value="3.90857142857143" calcext:value-type="float">
            <text:p>3,9085714286</text:p>
          </table:table-cell>
          <table:table-cell table:style-name="ce28" office:value-type="float" office:value="12.9639893350685" calcext:value-type="float">
            <text:p>12,9639893351</text:p>
          </table:table-cell>
          <table:table-cell table:style-name="ce28" table:formula="of:=[.G742]/[.H742]" office:value-type="float" office:value="0.301494495833814" calcext:value-type="float">
            <text:p>0,3014944958</text:p>
          </table:table-cell>
          <table:table-cell table:style-name="ce34" table:formula="of:=[.B742]&amp;[.A742]" office:value-type="string" office:string-value="200068534200070142" calcext:value-type="string">
            <text:p>200068534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9730</text:p>
          </table:table-cell>
          <table:table-cell table:style-name="ce28" office:value-type="float" office:value="4.47214076246334" calcext:value-type="float">
            <text:p>4,4721407625</text:p>
          </table:table-cell>
          <table:table-cell table:style-name="ce28" table:number-columns-repeated="3"/>
          <table:table-cell table:style-name="ce28" office:value-type="float" office:value="196.502415222754" calcext:value-type="float">
            <text:p>196,5024152228</text:p>
          </table:table-cell>
          <table:table-cell table:style-name="ce28" office:value-type="float" office:value="200.974555985217" calcext:value-type="float">
            <text:p>200,9745559852</text:p>
          </table:table-cell>
          <table:table-cell table:style-name="ce28" table:formula="of:=[.G743]/[.H743]" office:value-type="float" office:value="0.977747726618725" calcext:value-type="float">
            <text:p>0,9777477266</text:p>
          </table:table-cell>
          <table:table-cell table:style-name="ce34" table:formula="of:=[.B743]&amp;[.A743]" office:value-type="string" office:string-value="200069730200070142" calcext:value-type="string">
            <text:p>200069730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9839</text:p>
          </table:table-cell>
          <table:table-cell table:style-name="ce28" table:number-columns-repeated="4"/>
          <table:table-cell table:number-columns-repeated="2" table:style-name="ce28" office:value-type="float" office:value="3.95543175487465" calcext:value-type="float">
            <text:p>3,9554317549</text:p>
          </table:table-cell>
          <table:table-cell table:style-name="ce28" table:formula="of:=[.G744]/[.H744]" office:value-type="float" office:value="1" calcext:value-type="float">
            <text:p>1</text:p>
          </table:table-cell>
          <table:table-cell table:style-name="ce34" table:formula="of:=[.B744]&amp;[.A744]" office:value-type="string" office:string-value="200069839200070142" calcext:value-type="string">
            <text:p>200069839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69847</text:p>
          </table:table-cell>
          <table:table-cell table:style-name="ce28" table:number-columns-repeated="4"/>
          <table:table-cell table:number-columns-repeated="2" table:style-name="ce28" office:value-type="float" office:value="8" calcext:value-type="float">
            <text:p>8</text:p>
          </table:table-cell>
          <table:table-cell table:style-name="ce28" table:formula="of:=[.G745]/[.H745]" office:value-type="float" office:value="1" calcext:value-type="float">
            <text:p>1</text:p>
          </table:table-cell>
          <table:table-cell table:style-name="ce34" table:formula="of:=[.B745]&amp;[.A745]" office:value-type="string" office:string-value="200069847200070142" calcext:value-type="string">
            <text:p>200069847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70068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float" office:value="12.3243243243243" calcext:value-type="float">
            <text:p>12,3243243243</text:p>
          </table:table-cell>
          <table:table-cell table:style-name="ce28" office:value-type="float" office:value="16.3243243243243" calcext:value-type="float">
            <text:p>16,3243243243</text:p>
          </table:table-cell>
          <table:table-cell table:style-name="ce28" table:formula="of:=[.G746]/[.H746]" office:value-type="float" office:value="0.754966887417218" calcext:value-type="float">
            <text:p>0,7549668874</text:p>
          </table:table-cell>
          <table:table-cell table:style-name="ce34" table:formula="of:=[.B746]&amp;[.A746]" office:value-type="string" office:string-value="200070068200070142" calcext:value-type="string">
            <text:p>200070068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70142</text:p>
          </table:table-cell>
          <table:table-cell table:style-name="ce28" office:value-type="float" office:value="133.40302107544" calcext:value-type="float">
            <text:p>133,4030210754</text:p>
          </table:table-cell>
          <table:table-cell table:style-name="ce28" office:value-type="float" office:value="416.19245573281" calcext:value-type="float">
            <text:p>416,1924557328</text:p>
          </table:table-cell>
          <table:table-cell table:style-name="ce28" office:value-type="float" office:value="405.009879509054" calcext:value-type="float">
            <text:p>405,0098795091</text:p>
          </table:table-cell>
          <table:table-cell table:style-name="ce28" office:value-type="float" office:value="18.1014213004687" calcext:value-type="float">
            <text:p>18,1014213005</text:p>
          </table:table-cell>
          <table:table-cell table:style-name="ce28" office:value-type="float" office:value="2910.78353071281" calcext:value-type="float">
            <text:p>2910,7835307128</text:p>
          </table:table-cell>
          <table:table-cell table:style-name="ce28" office:value-type="float" office:value="3883.49030833058" calcext:value-type="float">
            <text:p>3883,4903083306</text:p>
          </table:table-cell>
          <table:table-cell table:style-name="ce28" table:formula="of:=[.G747]/[.H747]" office:value-type="float" office:value="0.749527692773897" calcext:value-type="float">
            <text:p>0,7495276928</text:p>
          </table:table-cell>
          <table:table-cell table:style-name="ce34" table:formula="of:=[.B747]&amp;[.A747]" office:value-type="string" office:string-value="200070142200070142" calcext:value-type="string">
            <text:p>200070142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70449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8" office:value-type="float" office:value="146.041878397922" calcext:value-type="float">
            <text:p>146,0418783979</text:p>
          </table:table-cell>
          <table:table-cell table:style-name="ce28" office:value-type="float" office:value="150.041878397922" calcext:value-type="float">
            <text:p>150,0418783979</text:p>
          </table:table-cell>
          <table:table-cell table:style-name="ce28" table:formula="of:=[.G748]/[.H748]" office:value-type="float" office:value="0.973340776303855" calcext:value-type="float">
            <text:p>0,9733407763</text:p>
          </table:table-cell>
          <table:table-cell table:style-name="ce34" table:formula="of:=[.B748]&amp;[.A748]" office:value-type="string" office:string-value="200070449200070142" calcext:value-type="string">
            <text:p>200070449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71454</text:p>
          </table:table-cell>
          <table:table-cell table:style-name="ce28" table:number-columns-repeated="4"/>
          <table:table-cell table:number-columns-repeated="2" table:style-name="ce28" office:value-type="float" office:value="16.0562770686085" calcext:value-type="float">
            <text:p>16,0562770686</text:p>
          </table:table-cell>
          <table:table-cell table:style-name="ce28" table:formula="of:=[.G749]/[.H749]" office:value-type="float" office:value="1" calcext:value-type="float">
            <text:p>1</text:p>
          </table:table-cell>
          <table:table-cell table:style-name="ce34" table:formula="of:=[.B749]&amp;[.A749]" office:value-type="string" office:string-value="200071454200070142" calcext:value-type="string">
            <text:p>200071454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71843</text:p>
          </table:table-cell>
          <table:table-cell table:style-name="ce28" office:value-type="float" office:value="4.67741935483871" calcext:value-type="float">
            <text:p>4,6774193548</text:p>
          </table:table-cell>
          <table:table-cell table:style-name="ce28" table:number-columns-repeated="3"/>
          <table:table-cell table:style-name="ce28" office:value-type="float" office:value="88.0043799967432" calcext:value-type="float">
            <text:p>88,0043799967</text:p>
          </table:table-cell>
          <table:table-cell table:style-name="ce28" office:value-type="float" office:value="92.6817993515819" calcext:value-type="float">
            <text:p>92,6817993516</text:p>
          </table:table-cell>
          <table:table-cell table:style-name="ce28" table:formula="of:=[.G750]/[.H750]" office:value-type="float" office:value="0.949532493029238" calcext:value-type="float">
            <text:p>0,949532493</text:p>
          </table:table-cell>
          <table:table-cell table:style-name="ce34" table:formula="of:=[.B750]&amp;[.A750]" office:value-type="string" office:string-value="200071843200070142" calcext:value-type="string">
            <text:p>200071843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00072312</text:p>
          </table:table-cell>
          <table:table-cell table:style-name="ce28" office:value-type="float" office:value="12.4696755691434" calcext:value-type="float">
            <text:p>12,4696755691</text:p>
          </table:table-cell>
          <table:table-cell table:style-name="ce28" table:number-columns-repeated="3"/>
          <table:table-cell table:style-name="ce28" office:value-type="float" office:value="224.81891904123" calcext:value-type="float">
            <text:p>224,8189190412</text:p>
          </table:table-cell>
          <table:table-cell table:style-name="ce28" office:value-type="float" office:value="237.288594610373" calcext:value-type="float">
            <text:p>237,2885946104</text:p>
          </table:table-cell>
          <table:table-cell table:style-name="ce28" table:formula="of:=[.G751]/[.H751]" office:value-type="float" office:value="0.947449326042752" calcext:value-type="float">
            <text:p>0,947449326</text:p>
          </table:table-cell>
          <table:table-cell table:style-name="ce34" table:formula="of:=[.B751]&amp;[.A751]" office:value-type="string" office:string-value="200072312200070142" calcext:value-type="string">
            <text:p>200072312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2700623</text:p>
          </table:table-cell>
          <table:table-cell table:style-name="ce28" table:number-columns-repeated="4"/>
          <table:table-cell table:number-columns-repeated="2" table:style-name="ce28" office:value-type="float" office:value="26.3543401890228" calcext:value-type="float">
            <text:p>26,354340189</text:p>
          </table:table-cell>
          <table:table-cell table:style-name="ce28" table:formula="of:=[.G752]/[.H752]" office:value-type="float" office:value="1" calcext:value-type="float">
            <text:p>1</text:p>
          </table:table-cell>
          <table:table-cell table:style-name="ce34" table:formula="of:=[.B752]&amp;[.A752]" office:value-type="string" office:string-value="242700623200070142" calcext:value-type="string">
            <text:p>242700623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6000376</text:p>
          </table:table-cell>
          <table:table-cell table:style-name="ce28" table:number-columns-repeated="4"/>
          <table:table-cell table:number-columns-repeated="2" table:style-name="ce28" office:value-type="float" office:value="3.04379635088875" calcext:value-type="float">
            <text:p>3,0437963509</text:p>
          </table:table-cell>
          <table:table-cell table:style-name="ce28" table:formula="of:=[.G753]/[.H753]" office:value-type="float" office:value="1" calcext:value-type="float">
            <text:p>1</text:p>
          </table:table-cell>
          <table:table-cell table:style-name="ce34" table:formula="of:=[.B753]&amp;[.A753]" office:value-type="string" office:string-value="246000376200070142" calcext:value-type="string">
            <text:p>246000376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7600539</text:p>
          </table:table-cell>
          <table:table-cell table:style-name="ce28" table:number-columns-repeated="4"/>
          <table:table-cell table:number-columns-repeated="2" table:style-name="ce28" office:value-type="float" office:value="4" calcext:value-type="float">
            <text:p>4</text:p>
          </table:table-cell>
          <table:table-cell table:style-name="ce28" table:formula="of:=[.G754]/[.H754]" office:value-type="float" office:value="1" calcext:value-type="float">
            <text:p>1</text:p>
          </table:table-cell>
          <table:table-cell table:style-name="ce34" table:formula="of:=[.B754]&amp;[.A754]" office:value-type="string" office:string-value="247600539200070142" calcext:value-type="string">
            <text:p>247600539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7600596</text:p>
          </table:table-cell>
          <table:table-cell table:style-name="ce28" table:number-columns-repeated="4"/>
          <table:table-cell table:number-columns-repeated="2" table:style-name="ce28" office:value-type="float" office:value="3.73099636065219" calcext:value-type="float">
            <text:p>3,7309963607</text:p>
          </table:table-cell>
          <table:table-cell table:style-name="ce28" table:formula="of:=[.G755]/[.H755]" office:value-type="float" office:value="1" calcext:value-type="float">
            <text:p>1</text:p>
          </table:table-cell>
          <table:table-cell table:style-name="ce34" table:formula="of:=[.B755]&amp;[.A755]" office:value-type="string" office:string-value="247600596200070142" calcext:value-type="string">
            <text:p>247600596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7600604</text:p>
          </table:table-cell>
          <table:table-cell table:style-name="ce28" table:number-columns-repeated="4"/>
          <table:table-cell table:number-columns-repeated="2" table:style-name="ce28" office:value-type="float" office:value="4.51690821256039" calcext:value-type="float">
            <text:p>4,5169082126</text:p>
          </table:table-cell>
          <table:table-cell table:style-name="ce28" table:formula="of:=[.G756]/[.H756]" office:value-type="float" office:value="1" calcext:value-type="float">
            <text:p>1</text:p>
          </table:table-cell>
          <table:table-cell table:style-name="ce34" table:formula="of:=[.B756]&amp;[.A756]" office:value-type="string" office:string-value="247600604200070142" calcext:value-type="string">
            <text:p>247600604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7600646</text:p>
          </table:table-cell>
          <table:table-cell table:style-name="ce28" table:number-columns-repeated="4"/>
          <table:table-cell table:number-columns-repeated="2" table:style-name="ce28" office:value-type="float" office:value="13.4246922020174" calcext:value-type="float">
            <text:p>13,424692202</text:p>
          </table:table-cell>
          <table:table-cell table:style-name="ce28" table:formula="of:=[.G757]/[.H757]" office:value-type="float" office:value="1" calcext:value-type="float">
            <text:p>1</text:p>
          </table:table-cell>
          <table:table-cell table:style-name="ce34" table:formula="of:=[.B757]&amp;[.A757]" office:value-type="string" office:string-value="247600646200070142" calcext:value-type="string">
            <text:p>247600646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7600786</text:p>
          </table:table-cell>
          <table:table-cell table:style-name="ce28" table:number-columns-repeated="4"/>
          <table:table-cell table:number-columns-repeated="2" table:style-name="ce28" office:value-type="float" office:value="5.21933454530599" calcext:value-type="float">
            <text:p>5,2193345453</text:p>
          </table:table-cell>
          <table:table-cell table:style-name="ce28" table:formula="of:=[.G758]/[.H758]" office:value-type="float" office:value="1" calcext:value-type="float">
            <text:p>1</text:p>
          </table:table-cell>
          <table:table-cell table:style-name="ce34" table:formula="of:=[.B758]&amp;[.A758]" office:value-type="string" office:string-value="247600786200070142" calcext:value-type="string">
            <text:p>247600786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7800584</text:p>
          </table:table-cell>
          <table:table-cell table:style-name="ce28" table:number-columns-repeated="4"/>
          <table:table-cell table:number-columns-repeated="2" table:style-name="ce28" office:value-type="float" office:value="0.94073932987983" calcext:value-type="float">
            <text:p>0,9407393299</text:p>
          </table:table-cell>
          <table:table-cell table:style-name="ce28" table:formula="of:=[.G759]/[.H759]" office:value-type="float" office:value="1" calcext:value-type="float">
            <text:p>1</text:p>
          </table:table-cell>
          <table:table-cell table:style-name="ce34" table:formula="of:=[.B759]&amp;[.A759]" office:value-type="string" office:string-value="247800584200070142" calcext:value-type="string">
            <text:p>247800584200070142</text:p>
          </table:table-cell>
          <table:table-cell table:number-columns-repeated="1014"/>
        </table:table-row>
        <table:table-row table:style-name="ro2">
          <table:table-cell table:style-name="ce13" office:value-type="float" office:value="200070142" calcext:value-type="float">
            <text:p>200070142</text:p>
          </table:table-cell>
          <table:table-cell table:style-name="ce27" office:value-type="string" calcext:value-type="string">
            <text:p>249500109</text:p>
          </table:table-cell>
          <table:table-cell table:style-name="ce28" table:number-columns-repeated="4"/>
          <table:table-cell table:number-columns-repeated="2" table:style-name="ce28" office:value-type="float" office:value="1.0227521482839" calcext:value-type="float">
            <text:p>1,0227521483</text:p>
          </table:table-cell>
          <table:table-cell table:style-name="ce28" table:formula="of:=[.G760]/[.H760]" office:value-type="float" office:value="1" calcext:value-type="float">
            <text:p>1</text:p>
          </table:table-cell>
          <table:table-cell table:style-name="ce34" table:formula="of:=[.B760]&amp;[.A760]" office:value-type="string" office:string-value="249500109200070142" calcext:value-type="string">
            <text:p>249500109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office:value-type="float" office:value="3.02636543084549" calcext:value-type="float">
            <text:p>3</text:p>
          </table:table-cell>
          <table:table-cell table:style-name="ce31" table:number-columns-repeated="3"/>
          <table:table-cell table:style-name="ce31" office:value-type="float" office:value="13.9673166330359" calcext:value-type="float">
            <text:p>14</text:p>
          </table:table-cell>
          <table:table-cell table:style-name="ce32" office:value-type="float" office:value="16.9936820638814" calcext:value-type="float">
            <text:p>17</text:p>
          </table:table-cell>
          <table:table-cell table:style-name="ce28" table:formula="of:=[.G761]/[.H761]" office:value-type="float" office:value="0.821912318974251" calcext:value-type="float">
            <text:p>0,821912319</text:p>
          </table:table-cell>
          <table:table-cell table:style-name="ce34" table:formula="of:=[.B761]&amp;[.A761]" office:value-type="string" office:string-value="200035665200010700" calcext:value-type="string">
            <text:p>200035665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office:value-type="float" office:value="65.3195010831167" calcext:value-type="float">
            <text:p>65</text:p>
          </table:table-cell>
          <table:table-cell table:style-name="ce31" office:value-type="float" office:value="7.05331092519604" calcext:value-type="float">
            <text:p>7</text:p>
          </table:table-cell>
          <table:table-cell table:style-name="ce31"/>
          <table:table-cell table:style-name="ce31" office:value-type="float" office:value="150.539258939298" calcext:value-type="float">
            <text:p>151</text:p>
          </table:table-cell>
          <table:table-cell table:style-name="ce31" office:value-type="float" office:value="4294.01365787745" calcext:value-type="float">
            <text:p>4 294</text:p>
          </table:table-cell>
          <table:table-cell table:style-name="ce32" office:value-type="float" office:value="4516.92572882506" calcext:value-type="float">
            <text:p>4 517</text:p>
          </table:table-cell>
          <table:table-cell table:style-name="ce28" table:formula="of:=[.G762]/[.H762]" office:value-type="float" office:value="0.950649604547384" calcext:value-type="float">
            <text:p>0,9506496045</text:p>
          </table:table-cell>
          <table:table-cell table:style-name="ce34" table:formula="of:=[.B762]&amp;[.A762]" office:value-type="string" office:string-value="200035665200023414" calcext:value-type="string">
            <text:p>200035665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4130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.75206189544376" calcext:value-type="float">
            <text:p>3</text:p>
          </table:table-cell>
          <table:table-cell table:style-name="ce32" office:value-type="float" office:value="6.75206189544376" calcext:value-type="float">
            <text:p>7</text:p>
          </table:table-cell>
          <table:table-cell table:style-name="ce28" table:formula="of:=[.G763]/[.H763]" office:value-type="float" office:value="0.407588369013742" calcext:value-type="float">
            <text:p>0,407588369</text:p>
          </table:table-cell>
          <table:table-cell table:style-name="ce34" table:formula="of:=[.B763]&amp;[.A763]" office:value-type="string" office:string-value="200035665200034130" calcext:value-type="string">
            <text:p>2000356652000341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office:value-type="float" office:value="10.511219117834" calcext:value-type="float">
            <text:p>11</text:p>
          </table:table-cell>
          <table:table-cell table:style-name="ce31" office:value-type="float" office:value="16.3788002474947" calcext:value-type="float">
            <text:p>16</text:p>
          </table:table-cell>
          <table:table-cell table:style-name="ce31"/>
          <table:table-cell table:style-name="ce31" office:value-type="float" office:value="376.549762283111" calcext:value-type="float">
            <text:p>377</text:p>
          </table:table-cell>
          <table:table-cell table:style-name="ce31" office:value-type="float" office:value="363.086351323825" calcext:value-type="float">
            <text:p>363</text:p>
          </table:table-cell>
          <table:table-cell table:style-name="ce32" office:value-type="float" office:value="766.526132972265" calcext:value-type="float">
            <text:p>767</text:p>
          </table:table-cell>
          <table:table-cell table:style-name="ce28" table:formula="of:=[.G764]/[.H764]" office:value-type="float" office:value="0.473677720439783" calcext:value-type="float">
            <text:p>0,4736777204</text:p>
          </table:table-cell>
          <table:table-cell table:style-name="ce34" table:formula="of:=[.B764]&amp;[.A764]" office:value-type="string" office:string-value="200035665200054781" calcext:value-type="string">
            <text:p>200035665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3.20350767712676" calcext:value-type="float">
            <text:p>3</text:p>
          </table:table-cell>
          <table:table-cell table:style-name="ce31" office:value-type="float" office:value="8.07584525086303" calcext:value-type="float">
            <text:p>8</text:p>
          </table:table-cell>
          <table:table-cell table:style-name="ce32" office:value-type="float" office:value="11.2793529279898" calcext:value-type="float">
            <text:p>11</text:p>
          </table:table-cell>
          <table:table-cell table:style-name="ce28" table:formula="of:=[.G765]/[.H765]" office:value-type="float" office:value="0.715984800052028" calcext:value-type="float">
            <text:p>0,7159848001</text:p>
          </table:table-cell>
          <table:table-cell table:style-name="ce34" table:formula="of:=[.B765]&amp;[.A765]" office:value-type="string" office:string-value="200035665200055655" calcext:value-type="string">
            <text:p>200035665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3.23509107995739" calcext:value-type="float">
            <text:p>3</text:p>
          </table:table-cell>
          <table:table-cell table:style-name="ce31" office:value-type="float" office:value="16.8789557098599" calcext:value-type="float">
            <text:p>17</text:p>
          </table:table-cell>
          <table:table-cell table:style-name="ce32" office:value-type="float" office:value="20.1140467898173" calcext:value-type="float">
            <text:p>20</text:p>
          </table:table-cell>
          <table:table-cell table:style-name="ce28" table:formula="of:=[.G766]/[.H766]" office:value-type="float" office:value="0.839162595485502" calcext:value-type="float">
            <text:p>0,8391625955</text:p>
          </table:table-cell>
          <table:table-cell table:style-name="ce34" table:formula="of:=[.B766]&amp;[.A766]" office:value-type="string" office:string-value="200035665200056232" calcext:value-type="string">
            <text:p>200035665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380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2.82087399619506" calcext:value-type="float">
            <text:p>3</text:p>
          </table:table-cell>
          <table:table-cell table:style-name="ce31"/>
          <table:table-cell table:style-name="ce32" office:value-type="float" office:value="2.82087399619506" calcext:value-type="float">
            <text:p>3</text:p>
          </table:table-cell>
          <table:table-cell table:style-name="ce28" table:formula="of:=[.G767]/[.H767]" office:value-type="float" office:value="0" calcext:value-type="float">
            <text:p>0</text:p>
          </table:table-cell>
          <table:table-cell table:style-name="ce34" table:formula="of:=[.B767]&amp;[.A767]" office:value-type="string" office:string-value="200035665200056380" calcext:value-type="string">
            <text:p>20003566520005638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4.04161248374512" calcext:value-type="float">
            <text:p>4</text:p>
          </table:table-cell>
          <table:table-cell table:style-name="ce31" office:value-type="float" office:value="4.00345429092856" calcext:value-type="float">
            <text:p>4</text:p>
          </table:table-cell>
          <table:table-cell table:style-name="ce32" office:value-type="float" office:value="8.04506677467368" calcext:value-type="float">
            <text:p>8</text:p>
          </table:table-cell>
          <table:table-cell table:style-name="ce28" table:formula="of:=[.G768]/[.H768]" office:value-type="float" office:value="0.497628472585418" calcext:value-type="float">
            <text:p>0,4976284726</text:p>
          </table:table-cell>
          <table:table-cell table:style-name="ce34" table:formula="of:=[.B768]&amp;[.A768]" office:value-type="string" office:string-value="200035665200057859" calcext:value-type="string">
            <text:p>200035665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77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5.00004740272371" calcext:value-type="float">
            <text:p>5</text:p>
          </table:table-cell>
          <table:table-cell table:style-name="ce31"/>
          <table:table-cell table:style-name="ce32" office:value-type="float" office:value="5.00004740272371" calcext:value-type="float">
            <text:p>5</text:p>
          </table:table-cell>
          <table:table-cell table:style-name="ce28" table:formula="of:=[.G769]/[.H769]" office:value-type="float" office:value="0" calcext:value-type="float">
            <text:p>0</text:p>
          </table:table-cell>
          <table:table-cell table:style-name="ce34" table:formula="of:=[.B769]&amp;[.A769]" office:value-type="string" office:string-value="200035665200058477" calcext:value-type="string">
            <text:p>20003566520005847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3.4045014757568" calcext:value-type="float">
            <text:p>13</text:p>
          </table:table-cell>
          <table:table-cell table:style-name="ce32" office:value-type="float" office:value="13.4045014757568" calcext:value-type="float">
            <text:p>13</text:p>
          </table:table-cell>
          <table:table-cell table:style-name="ce28" table:formula="of:=[.G770]/[.H770]" office:value-type="float" office:value="1" calcext:value-type="float">
            <text:p>1</text:p>
          </table:table-cell>
          <table:table-cell table:style-name="ce34" table:formula="of:=[.B770]&amp;[.A770]" office:value-type="string" office:string-value="200035665200058485" calcext:value-type="string">
            <text:p>200035665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26.9866058042601" calcext:value-type="float">
            <text:p>27</text:p>
          </table:table-cell>
          <table:table-cell table:style-name="ce32" office:value-type="float" office:value="26.9866058042601" calcext:value-type="float">
            <text:p>27</text:p>
          </table:table-cell>
          <table:table-cell table:style-name="ce28" table:formula="of:=[.G771]/[.H771]" office:value-type="float" office:value="1" calcext:value-type="float">
            <text:p>1</text:p>
          </table:table-cell>
          <table:table-cell table:style-name="ce34" table:formula="of:=[.B771]&amp;[.A771]" office:value-type="string" office:string-value="200035665200058519" calcext:value-type="string">
            <text:p>200035665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2.81158155369654" calcext:value-type="float">
            <text:p>3</text:p>
          </table:table-cell>
          <table:table-cell table:style-name="ce31" office:value-type="float" office:value="41.6033189027655" calcext:value-type="float">
            <text:p>42</text:p>
          </table:table-cell>
          <table:table-cell table:style-name="ce32" office:value-type="float" office:value="44.4149004564621" calcext:value-type="float">
            <text:p>44</text:p>
          </table:table-cell>
          <table:table-cell table:style-name="ce28" table:formula="of:=[.G772]/[.H772]" office:value-type="float" office:value="0.936697335245576" calcext:value-type="float">
            <text:p>0,9366973352</text:p>
          </table:table-cell>
          <table:table-cell table:style-name="ce34" table:formula="of:=[.B772]&amp;[.A772]" office:value-type="string" office:string-value="200035665200058782" calcext:value-type="string">
            <text:p>200035665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228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9.82133763326843" calcext:value-type="float">
            <text:p>10</text:p>
          </table:table-cell>
          <table:table-cell table:style-name="ce32" office:value-type="float" office:value="9.82133763326843" calcext:value-type="float">
            <text:p>10</text:p>
          </table:table-cell>
          <table:table-cell table:style-name="ce28" table:formula="of:=[.G773]/[.H773]" office:value-type="float" office:value="1" calcext:value-type="float">
            <text:p>1</text:p>
          </table:table-cell>
          <table:table-cell table:style-name="ce34" table:formula="of:=[.B773]&amp;[.A773]" office:value-type="string" office:string-value="200035665200059228" calcext:value-type="string">
            <text:p>20003566520005922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office:value-type="float" office:value="3.99995392238614" calcext:value-type="float">
            <text:p>4</text:p>
          </table:table-cell>
          <table:table-cell table:style-name="ce31" table:number-columns-repeated="2"/>
          <table:table-cell table:style-name="ce31" office:value-type="float" office:value="36.8211350027113" calcext:value-type="float">
            <text:p>37</text:p>
          </table:table-cell>
          <table:table-cell table:style-name="ce31" office:value-type="float" office:value="159.620269872925" calcext:value-type="float">
            <text:p>160</text:p>
          </table:table-cell>
          <table:table-cell table:style-name="ce32" office:value-type="float" office:value="200.441358798022" calcext:value-type="float">
            <text:p>200</text:p>
          </table:table-cell>
          <table:table-cell table:style-name="ce28" table:formula="of:=[.G774]/[.H774]" office:value-type="float" office:value="0.796343982250532" calcext:value-type="float">
            <text:p>0,7963439823</text:p>
          </table:table-cell>
          <table:table-cell table:style-name="ce34" table:formula="of:=[.B774]&amp;[.A774]" office:value-type="string" office:string-value="200035665200059889" calcext:value-type="string">
            <text:p>200035665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2.44125520830632" calcext:value-type="float">
            <text:p>2</text:p>
          </table:table-cell>
          <table:table-cell table:style-name="ce31" office:value-type="float" office:value="18.6039175603645" calcext:value-type="float">
            <text:p>19</text:p>
          </table:table-cell>
          <table:table-cell table:style-name="ce32" office:value-type="float" office:value="21.0451727686708" calcext:value-type="float">
            <text:p>21</text:p>
          </table:table-cell>
          <table:table-cell table:style-name="ce28" table:formula="of:=[.G775]/[.H775]" office:value-type="float" office:value="0.883999279305489" calcext:value-type="float">
            <text:p>0,8839992793</text:p>
          </table:table-cell>
          <table:table-cell table:style-name="ce34" table:formula="of:=[.B775]&amp;[.A775]" office:value-type="string" office:string-value="200035665200065597" calcext:value-type="string">
            <text:p>200035665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776]/[.H776]" office:value-type="float" office:value="1" calcext:value-type="float">
            <text:p>1</text:p>
          </table:table-cell>
          <table:table-cell table:style-name="ce34" table:formula="of:=[.B776]&amp;[.A776]" office:value-type="string" office:string-value="200035665200067999" calcext:value-type="string">
            <text:p>200035665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47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3.11475579891894" calcext:value-type="float">
            <text:p>3</text:p>
          </table:table-cell>
          <table:table-cell table:style-name="ce32" office:value-type="float" office:value="3.11475579891894" calcext:value-type="float">
            <text:p>3</text:p>
          </table:table-cell>
          <table:table-cell table:style-name="ce28" table:formula="of:=[.G777]/[.H777]" office:value-type="float" office:value="1" calcext:value-type="float">
            <text:p>1</text:p>
          </table:table-cell>
          <table:table-cell table:style-name="ce34" table:formula="of:=[.B777]&amp;[.A777]" office:value-type="string" office:string-value="200035665200068047" calcext:value-type="string">
            <text:p>2000356652000680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.00315872080899" calcext:value-type="float">
            <text:p>1</text:p>
          </table:table-cell>
          <table:table-cell table:style-name="ce32" office:value-type="float" office:value="1.00315872080899" calcext:value-type="float">
            <text:p>1</text:p>
          </table:table-cell>
          <table:table-cell table:style-name="ce28" table:formula="of:=[.G778]/[.H778]" office:value-type="float" office:value="1" calcext:value-type="float">
            <text:p>1</text:p>
          </table:table-cell>
          <table:table-cell table:style-name="ce34" table:formula="of:=[.B778]&amp;[.A778]" office:value-type="string" office:string-value="200035665200068468" calcext:value-type="string">
            <text:p>200035665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5.06702720617461" calcext:value-type="float">
            <text:p>5</text:p>
          </table:table-cell>
          <table:table-cell table:style-name="ce32" office:value-type="float" office:value="5.06702720617461" calcext:value-type="float">
            <text:p>5</text:p>
          </table:table-cell>
          <table:table-cell table:style-name="ce28" table:formula="of:=[.G779]/[.H779]" office:value-type="float" office:value="1" calcext:value-type="float">
            <text:p>1</text:p>
          </table:table-cell>
          <table:table-cell table:style-name="ce34" table:formula="of:=[.B779]&amp;[.A779]" office:value-type="string" office:string-value="200035665200068534" calcext:value-type="string">
            <text:p>200035665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79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3.96009975062344" calcext:value-type="float">
            <text:p>4</text:p>
          </table:table-cell>
          <table:table-cell table:style-name="ce32" office:value-type="float" office:value="3.96009975062344" calcext:value-type="float">
            <text:p>4</text:p>
          </table:table-cell>
          <table:table-cell table:style-name="ce28" table:formula="of:=[.G780]/[.H780]" office:value-type="float" office:value="1" calcext:value-type="float">
            <text:p>1</text:p>
          </table:table-cell>
          <table:table-cell table:style-name="ce34" table:formula="of:=[.B780]&amp;[.A780]" office:value-type="string" office:string-value="200035665200068799" calcext:value-type="string">
            <text:p>2000356652000687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458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5.06702720617461" calcext:value-type="float">
            <text:p>5</text:p>
          </table:table-cell>
          <table:table-cell table:style-name="ce32" office:value-type="float" office:value="5.06702720617461" calcext:value-type="float">
            <text:p>5</text:p>
          </table:table-cell>
          <table:table-cell table:style-name="ce28" table:formula="of:=[.G781]/[.H781]" office:value-type="float" office:value="1" calcext:value-type="float">
            <text:p>1</text:p>
          </table:table-cell>
          <table:table-cell table:style-name="ce34" table:formula="of:=[.B781]&amp;[.A781]" office:value-type="string" office:string-value="200035665200069458" calcext:value-type="string">
            <text:p>2000356652000694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0.6375496132696" calcext:value-type="float">
            <text:p>11</text:p>
          </table:table-cell>
          <table:table-cell table:style-name="ce32" office:value-type="float" office:value="10.6375496132696" calcext:value-type="float">
            <text:p>11</text:p>
          </table:table-cell>
          <table:table-cell table:style-name="ce28" table:formula="of:=[.G782]/[.H782]" office:value-type="float" office:value="1" calcext:value-type="float">
            <text:p>1</text:p>
          </table:table-cell>
          <table:table-cell table:style-name="ce34" table:formula="of:=[.B782]&amp;[.A782]" office:value-type="string" office:string-value="200035665200069532" calcext:value-type="string">
            <text:p>200035665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21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2.7975923261823" calcext:value-type="float">
            <text:p>13</text:p>
          </table:table-cell>
          <table:table-cell table:style-name="ce32" office:value-type="float" office:value="12.7975923261823" calcext:value-type="float">
            <text:p>13</text:p>
          </table:table-cell>
          <table:table-cell table:style-name="ce28" table:formula="of:=[.G783]/[.H783]" office:value-type="float" office:value="1" calcext:value-type="float">
            <text:p>1</text:p>
          </table:table-cell>
          <table:table-cell table:style-name="ce34" table:formula="of:=[.B783]&amp;[.A783]" office:value-type="string" office:string-value="200035665200069821" calcext:value-type="string">
            <text:p>20003566520006982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53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6.76723256356339" calcext:value-type="float">
            <text:p>7</text:p>
          </table:table-cell>
          <table:table-cell table:style-name="ce32" office:value-type="float" office:value="6.76723256356339" calcext:value-type="float">
            <text:p>7</text:p>
          </table:table-cell>
          <table:table-cell table:style-name="ce28" table:formula="of:=[.G784]/[.H784]" office:value-type="float" office:value="1" calcext:value-type="float">
            <text:p>1</text:p>
          </table:table-cell>
          <table:table-cell table:style-name="ce34" table:formula="of:=[.B784]&amp;[.A784]" office:value-type="string" office:string-value="200035665200069953" calcext:value-type="string">
            <text:p>2000356652000699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5.21759417578643" calcext:value-type="float">
            <text:p>5</text:p>
          </table:table-cell>
          <table:table-cell table:style-name="ce32" office:value-type="float" office:value="5.21759417578643" calcext:value-type="float">
            <text:p>5</text:p>
          </table:table-cell>
          <table:table-cell table:style-name="ce28" table:formula="of:=[.G785]/[.H785]" office:value-type="float" office:value="1" calcext:value-type="float">
            <text:p>1</text:p>
          </table:table-cell>
          <table:table-cell table:style-name="ce34" table:formula="of:=[.B785]&amp;[.A785]" office:value-type="string" office:string-value="200035665200070068" calcext:value-type="string">
            <text:p>200035665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office:value-type="float" office:value="10.6765493259534" calcext:value-type="float">
            <text:p>11</text:p>
          </table:table-cell>
          <table:table-cell table:style-name="ce31" table:number-columns-repeated="3"/>
          <table:table-cell table:style-name="ce31" office:value-type="float" office:value="453.20621465078" calcext:value-type="float">
            <text:p>453</text:p>
          </table:table-cell>
          <table:table-cell table:style-name="ce32" office:value-type="float" office:value="463.882763976733" calcext:value-type="float">
            <text:p>464</text:p>
          </table:table-cell>
          <table:table-cell table:style-name="ce28" table:formula="of:=[.G786]/[.H786]" office:value-type="float" office:value="0.976984380203251" calcext:value-type="float">
            <text:p>0,9769843802</text:p>
          </table:table-cell>
          <table:table-cell table:style-name="ce34" table:formula="of:=[.B786]&amp;[.A786]" office:value-type="string" office:string-value="200035665200070142" calcext:value-type="string">
            <text:p>200035665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6.5641009584073" calcext:value-type="float">
            <text:p>17</text:p>
          </table:table-cell>
          <table:table-cell table:style-name="ce32" office:value-type="float" office:value="16.5641009584073" calcext:value-type="float">
            <text:p>17</text:p>
          </table:table-cell>
          <table:table-cell table:style-name="ce28" table:formula="of:=[.G787]/[.H787]" office:value-type="float" office:value="1" calcext:value-type="float">
            <text:p>1</text:p>
          </table:table-cell>
          <table:table-cell table:style-name="ce34" table:formula="of:=[.B787]&amp;[.A787]" office:value-type="string" office:string-value="200035665200070449" calcext:value-type="string">
            <text:p>200035665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1.0436828884947" calcext:value-type="float">
            <text:p>11</text:p>
          </table:table-cell>
          <table:table-cell table:style-name="ce32" office:value-type="float" office:value="11.0436828884947" calcext:value-type="float">
            <text:p>11</text:p>
          </table:table-cell>
          <table:table-cell table:style-name="ce28" table:formula="of:=[.G788]/[.H788]" office:value-type="float" office:value="1" calcext:value-type="float">
            <text:p>1</text:p>
          </table:table-cell>
          <table:table-cell table:style-name="ce34" table:formula="of:=[.B788]&amp;[.A788]" office:value-type="string" office:string-value="200035665200071074" calcext:value-type="string">
            <text:p>200035665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130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3.20350767712676" calcext:value-type="float">
            <text:p>3</text:p>
          </table:table-cell>
          <table:table-cell table:style-name="ce32" office:value-type="float" office:value="3.20350767712676" calcext:value-type="float">
            <text:p>3</text:p>
          </table:table-cell>
          <table:table-cell table:style-name="ce28" table:formula="of:=[.G789]/[.H789]" office:value-type="float" office:value="1" calcext:value-type="float">
            <text:p>1</text:p>
          </table:table-cell>
          <table:table-cell table:style-name="ce34" table:formula="of:=[.B789]&amp;[.A789]" office:value-type="string" office:string-value="200035665200072130" calcext:value-type="string">
            <text:p>2000356652000721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874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2.86357223344431" calcext:value-type="float">
            <text:p>3</text:p>
          </table:table-cell>
          <table:table-cell table:style-name="ce32" office:value-type="float" office:value="2.86357223344431" calcext:value-type="float">
            <text:p>3</text:p>
          </table:table-cell>
          <table:table-cell table:style-name="ce28" table:formula="of:=[.G790]/[.H790]" office:value-type="float" office:value="1" calcext:value-type="float">
            <text:p>1</text:p>
          </table:table-cell>
          <table:table-cell table:style-name="ce34" table:formula="of:=[.B790]&amp;[.A790]" office:value-type="string" office:string-value="200035665200072874" calcext:value-type="string">
            <text:p>2000356652000728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013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791]/[.H791]" office:value-type="float" office:value="1" calcext:value-type="float">
            <text:p>1</text:p>
          </table:table-cell>
          <table:table-cell table:style-name="ce34" table:formula="of:=[.B791]&amp;[.A791]" office:value-type="string" office:string-value="200035665200073013" calcext:value-type="string">
            <text:p>20003566520007301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3.99876539613236" calcext:value-type="float">
            <text:p>4</text:p>
          </table:table-cell>
          <table:table-cell table:style-name="ce32" office:value-type="float" office:value="3.99876539613236" calcext:value-type="float">
            <text:p>4</text:p>
          </table:table-cell>
          <table:table-cell table:style-name="ce28" table:formula="of:=[.G792]/[.H792]" office:value-type="float" office:value="1" calcext:value-type="float">
            <text:p>1</text:p>
          </table:table-cell>
          <table:table-cell table:style-name="ce34" table:formula="of:=[.B792]&amp;[.A792]" office:value-type="string" office:string-value="200035665241400415" calcext:value-type="string">
            <text:p>200035665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78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2.65935655256895" calcext:value-type="float">
            <text:p>3</text:p>
          </table:table-cell>
          <table:table-cell table:style-name="ce32" office:value-type="float" office:value="2.65935655256895" calcext:value-type="float">
            <text:p>3</text:p>
          </table:table-cell>
          <table:table-cell table:style-name="ce28" table:formula="of:=[.G793]/[.H793]" office:value-type="float" office:value="1" calcext:value-type="float">
            <text:p>1</text:p>
          </table:table-cell>
          <table:table-cell table:style-name="ce34" table:formula="of:=[.B793]&amp;[.A793]" office:value-type="string" office:string-value="200035665241400878" calcext:value-type="string">
            <text:p>20003566524140087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07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number-columns-repeated="2" table:style-name="ce31" office:value-type="float" office:value="3.9645622207964" calcext:value-type="float">
            <text:p>4</text:p>
          </table:table-cell>
          <table:table-cell table:style-name="ce32" office:value-type="float" office:value="7.9291244415928" calcext:value-type="float">
            <text:p>8</text:p>
          </table:table-cell>
          <table:table-cell table:style-name="ce28" table:formula="of:=[.G794]/[.H794]" office:value-type="float" office:value="0.5" calcext:value-type="float">
            <text:p>0,5</text:p>
          </table:table-cell>
          <table:table-cell table:style-name="ce34" table:formula="of:=[.B794]&amp;[.A794]" office:value-type="string" office:string-value="200035665246000707" calcext:value-type="string">
            <text:p>20003566524600070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64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3.0866991510471" calcext:value-type="float">
            <text:p>3</text:p>
          </table:table-cell>
          <table:table-cell table:style-name="ce32" office:value-type="float" office:value="3.0866991510471" calcext:value-type="float">
            <text:p>3</text:p>
          </table:table-cell>
          <table:table-cell table:style-name="ce28" table:formula="of:=[.G795]/[.H795]" office:value-type="float" office:value="1" calcext:value-type="float">
            <text:p>1</text:p>
          </table:table-cell>
          <table:table-cell table:style-name="ce34" table:formula="of:=[.B795]&amp;[.A795]" office:value-type="string" office:string-value="200035665246000764" calcext:value-type="string">
            <text:p>20003566524600076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100663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4.6357309179543" calcext:value-type="float">
            <text:p>15</text:p>
          </table:table-cell>
          <table:table-cell table:style-name="ce32" office:value-type="float" office:value="14.6357309179543" calcext:value-type="float">
            <text:p>15</text:p>
          </table:table-cell>
          <table:table-cell table:style-name="ce28" table:formula="of:=[.G796]/[.H796]" office:value-type="float" office:value="1" calcext:value-type="float">
            <text:p>1</text:p>
          </table:table-cell>
          <table:table-cell table:style-name="ce34" table:formula="of:=[.B796]&amp;[.A796]" office:value-type="string" office:string-value="200035665246100663" calcext:value-type="string">
            <text:p>2000356652461006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2"/>
          <table:table-cell table:style-name="ce31" office:value-type="float" office:value="2.75206189544376" calcext:value-type="float">
            <text:p>3</text:p>
          </table:table-cell>
          <table:table-cell table:style-name="ce31"/>
          <table:table-cell table:style-name="ce31" office:value-type="float" office:value="10.8901413888461" calcext:value-type="float">
            <text:p>11</text:p>
          </table:table-cell>
          <table:table-cell table:style-name="ce32" office:value-type="float" office:value="13.6422032842899" calcext:value-type="float">
            <text:p>14</text:p>
          </table:table-cell>
          <table:table-cell table:style-name="ce28" table:formula="of:=[.G797]/[.H797]" office:value-type="float" office:value="0.79826851732865" calcext:value-type="float">
            <text:p>0,7982685173</text:p>
          </table:table-cell>
          <table:table-cell table:style-name="ce34" table:formula="of:=[.B797]&amp;[.A797]" office:value-type="string" office:string-value="200035665247600539" calcext:value-type="string">
            <text:p>200035665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3.08537937590504" calcext:value-type="float">
            <text:p>3</text:p>
          </table:table-cell>
          <table:table-cell table:style-name="ce31" office:value-type="float" office:value="33.895617526776" calcext:value-type="float">
            <text:p>34</text:p>
          </table:table-cell>
          <table:table-cell table:style-name="ce32" office:value-type="float" office:value="36.980996902681" calcext:value-type="float">
            <text:p>37</text:p>
          </table:table-cell>
          <table:table-cell table:style-name="ce28" table:formula="of:=[.G798]/[.H798]" office:value-type="float" office:value="0.916568518041185" calcext:value-type="float">
            <text:p>0,916568518</text:p>
          </table:table-cell>
          <table:table-cell table:style-name="ce34" table:formula="of:=[.B798]&amp;[.A798]" office:value-type="string" office:string-value="200035665247600596" calcext:value-type="string">
            <text:p>200035665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3"/>
          <table:table-cell table:style-name="ce31" office:value-type="float" office:value="3.93939243723122" calcext:value-type="float">
            <text:p>4</text:p>
          </table:table-cell>
          <table:table-cell table:style-name="ce31" office:value-type="float" office:value="28.6004645008544" calcext:value-type="float">
            <text:p>29</text:p>
          </table:table-cell>
          <table:table-cell table:style-name="ce32" office:value-type="float" office:value="32.5398569380856" calcext:value-type="float">
            <text:p>33</text:p>
          </table:table-cell>
          <table:table-cell table:style-name="ce28" table:formula="of:=[.G799]/[.H799]" office:value-type="float" office:value="0.878936393459664" calcext:value-type="float">
            <text:p>0,8789363935</text:p>
          </table:table-cell>
          <table:table-cell table:style-name="ce34" table:formula="of:=[.B799]&amp;[.A799]" office:value-type="string" office:string-value="200035665247600646" calcext:value-type="string">
            <text:p>200035665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86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4.2952755885369" calcext:value-type="float">
            <text:p>14</text:p>
          </table:table-cell>
          <table:table-cell table:style-name="ce32" office:value-type="float" office:value="14.2952755885369" calcext:value-type="float">
            <text:p>14</text:p>
          </table:table-cell>
          <table:table-cell table:style-name="ce28" table:formula="of:=[.G800]/[.H800]" office:value-type="float" office:value="1" calcext:value-type="float">
            <text:p>1</text:p>
          </table:table-cell>
          <table:table-cell table:style-name="ce34" table:formula="of:=[.B800]&amp;[.A800]" office:value-type="string" office:string-value="200035665247600786" calcext:value-type="string">
            <text:p>20003566524760078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594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4.04161248374512" calcext:value-type="float">
            <text:p>4</text:p>
          </table:table-cell>
          <table:table-cell table:style-name="ce32" office:value-type="float" office:value="4.04161248374512" calcext:value-type="float">
            <text:p>4</text:p>
          </table:table-cell>
          <table:table-cell table:style-name="ce28" table:formula="of:=[.G801]/[.H801]" office:value-type="float" office:value="1" calcext:value-type="float">
            <text:p>1</text:p>
          </table:table-cell>
          <table:table-cell table:style-name="ce34" table:formula="of:=[.B801]&amp;[.A801]" office:value-type="string" office:string-value="200035665247700594" calcext:value-type="string">
            <text:p>20003566524770059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2"/>
          <table:table-cell table:style-name="ce31" office:value-type="float" office:value="2.80072098196723" calcext:value-type="float">
            <text:p>3</text:p>
          </table:table-cell>
          <table:table-cell table:style-name="ce31" office:value-type="float" office:value="3.82962069898293" calcext:value-type="float">
            <text:p>4</text:p>
          </table:table-cell>
          <table:table-cell table:style-name="ce31" office:value-type="float" office:value="5.89393215653983" calcext:value-type="float">
            <text:p>6</text:p>
          </table:table-cell>
          <table:table-cell table:style-name="ce32" office:value-type="float" office:value="12.52427383749" calcext:value-type="float">
            <text:p>13</text:p>
          </table:table-cell>
          <table:table-cell table:style-name="ce28" table:formula="of:=[.G802]/[.H802]" office:value-type="float" office:value="0.47060070971117" calcext:value-type="float">
            <text:p>0,4706007097</text:p>
          </table:table-cell>
          <table:table-cell table:style-name="ce34" table:formula="of:=[.B802]&amp;[.A802]" office:value-type="string" office:string-value="200035665247800584" calcext:value-type="string">
            <text:p>200035665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618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11.4035925259686" calcext:value-type="float">
            <text:p>11</text:p>
          </table:table-cell>
          <table:table-cell table:style-name="ce32" office:value-type="float" office:value="11.4035925259686" calcext:value-type="float">
            <text:p>11</text:p>
          </table:table-cell>
          <table:table-cell table:style-name="ce28" table:formula="of:=[.G803]/[.H803]" office:value-type="float" office:value="1" calcext:value-type="float">
            <text:p>1</text:p>
          </table:table-cell>
          <table:table-cell table:style-name="ce34" table:formula="of:=[.B803]&amp;[.A803]" office:value-type="string" office:string-value="200035665247800618" calcext:value-type="string">
            <text:p>20003566524780061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office:value-type="float" office:value="3.95565100986685" calcext:value-type="float">
            <text:p>4</text:p>
          </table:table-cell>
          <table:table-cell table:style-name="ce31" table:number-columns-repeated="3"/>
          <table:table-cell table:style-name="ce31" office:value-type="float" office:value="19.0244968808834" calcext:value-type="float">
            <text:p>19</text:p>
          </table:table-cell>
          <table:table-cell table:style-name="ce32" office:value-type="float" office:value="22.9801478907502" calcext:value-type="float">
            <text:p>23</text:p>
          </table:table-cell>
          <table:table-cell table:style-name="ce28" table:formula="of:=[.G804]/[.H804]" office:value-type="float" office:value="0.827866599089249" calcext:value-type="float">
            <text:p>0,8278665991</text:p>
          </table:table-cell>
          <table:table-cell table:style-name="ce34" table:formula="of:=[.B804]&amp;[.A804]" office:value-type="string" office:string-value="200035665249500109" calcext:value-type="string">
            <text:p>200035665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55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3.00812278493239" calcext:value-type="float">
            <text:p>3</text:p>
          </table:table-cell>
          <table:table-cell table:style-name="ce32" office:value-type="float" office:value="3.00812278493239" calcext:value-type="float">
            <text:p>3</text:p>
          </table:table-cell>
          <table:table-cell table:style-name="ce28" table:formula="of:=[.G805]/[.H805]" office:value-type="float" office:value="1" calcext:value-type="float">
            <text:p>1</text:p>
          </table:table-cell>
          <table:table-cell table:style-name="ce34" table:formula="of:=[.B805]&amp;[.A805]" office:value-type="string" office:string-value="200035665249500455" calcext:value-type="string">
            <text:p>2000356652495004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1" table:number-columns-repeated="4"/>
          <table:table-cell table:style-name="ce31" office:value-type="float" office:value="9.00407759187196" calcext:value-type="float">
            <text:p>9</text:p>
          </table:table-cell>
          <table:table-cell table:style-name="ce32" office:value-type="float" office:value="9.00407759187196" calcext:value-type="float">
            <text:p>9</text:p>
          </table:table-cell>
          <table:table-cell table:style-name="ce28" table:formula="of:=[.G806]/[.H806]" office:value-type="float" office:value="1" calcext:value-type="float">
            <text:p>1</text:p>
          </table:table-cell>
          <table:table-cell table:style-name="ce34" table:formula="of:=[.B806]&amp;[.A806]" office:value-type="string" office:string-value="200035665249500513" calcext:value-type="string">
            <text:p>200035665249500513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5" office:value-type="float" office:value="200035665" calcext:value-type="float">
            <text:p>200035665</text:p>
          </table:table-cell>
          <table:table-cell table:style-name="ce32" office:value-type="float" office:value="4.03141765884857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.0579950259327" calcext:value-type="float">
            <text:p>10</text:p>
          </table:table-cell>
          <table:table-cell table:style-name="ce32" office:value-type="float" office:value="46.4691253201108" calcext:value-type="float">
            <text:p>46</text:p>
          </table:table-cell>
          <table:table-cell table:style-name="ce32" office:value-type="float" office:value="118.84327672566" calcext:value-type="float">
            <text:p>119</text:p>
          </table:table-cell>
          <table:table-cell table:style-name="ce32" office:value-type="float" office:value="179.401814730547" calcext:value-type="float">
            <text:p>179</text:p>
          </table:table-cell>
          <table:table-cell table:style-name="ce28" table:formula="of:=[.G807]/[.H807]" office:value-type="float" office:value="0.66244188724711" calcext:value-type="float">
            <text:p>0,6624418872</text:p>
          </table:table-cell>
          <table:table-cell table:style-name="ce34" table:formula="of:=[.B807]&amp;[.A807]" office:value-type="string" office:string-value="200035665000000000" calcext:value-type="string">
            <text:p>200035665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213.753820575994" calcext:value-type="float">
            <text:p>214</text:p>
          </table:table-cell>
          <table:table-cell table:style-name="ce32" office:value-type="float" office:value="213.753820575994" calcext:value-type="float">
            <text:p>214</text:p>
          </table:table-cell>
          <table:table-cell table:style-name="ce28" table:formula="of:=[.G808]/[.H808]" office:value-type="float" office:value="1" calcext:value-type="float">
            <text:p>1</text:p>
          </table:table-cell>
          <table:table-cell table:style-name="ce34" table:formula="of:=[.B808]&amp;[.A808]" office:value-type="string" office:string-value="200065787200010700" calcext:value-type="string">
            <text:p>200065787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office:value-type="float" office:value="12.2878562596842" calcext:value-type="float">
            <text:p>12</text:p>
          </table:table-cell>
          <table:table-cell table:style-name="ce31" table:number-columns-repeated="2"/>
          <table:table-cell table:style-name="ce31" office:value-type="float" office:value="41.0607266011012" calcext:value-type="float">
            <text:p>41</text:p>
          </table:table-cell>
          <table:table-cell table:style-name="ce31" office:value-type="float" office:value="965.578377316135" calcext:value-type="float">
            <text:p>966</text:p>
          </table:table-cell>
          <table:table-cell table:style-name="ce32" office:value-type="float" office:value="1018.92696017692" calcext:value-type="float">
            <text:p>1 019</text:p>
          </table:table-cell>
          <table:table-cell table:style-name="ce28" table:formula="of:=[.G809]/[.H809]" office:value-type="float" office:value="0.947642387584364" calcext:value-type="float">
            <text:p>0,9476423876</text:p>
          </table:table-cell>
          <table:table-cell table:style-name="ce34" table:formula="of:=[.B809]&amp;[.A809]" office:value-type="string" office:string-value="200065787200023414" calcext:value-type="string">
            <text:p>200065787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81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/>
          <table:table-cell table:style-name="ce31" office:value-type="float" office:value="3.99960264772098" calcext:value-type="float">
            <text:p>4</text:p>
          </table:table-cell>
          <table:table-cell table:style-name="ce31" table:number-columns-repeated="3"/>
          <table:table-cell table:style-name="ce32" office:value-type="float" office:value="3.99960264772098" calcext:value-type="float">
            <text:p>4</text:p>
          </table:table-cell>
          <table:table-cell table:style-name="ce28" table:formula="of:=[.G810]/[.H810]" office:value-type="float" office:value="0" calcext:value-type="float">
            <text:p>0</text:p>
          </table:table-cell>
          <table:table-cell table:style-name="ce34" table:formula="of:=[.B810]&amp;[.A810]" office:value-type="string" office:string-value="200065787200033181" calcext:value-type="string">
            <text:p>2000657872000331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3"/>
          <table:table-cell table:style-name="ce31" office:value-type="float" office:value="35.2576207863842" calcext:value-type="float">
            <text:p>35</text:p>
          </table:table-cell>
          <table:table-cell table:style-name="ce31" office:value-type="float" office:value="99.9658795570515" calcext:value-type="float">
            <text:p>100</text:p>
          </table:table-cell>
          <table:table-cell table:style-name="ce32" office:value-type="float" office:value="135.223500343436" calcext:value-type="float">
            <text:p>135</text:p>
          </table:table-cell>
          <table:table-cell table:style-name="ce28" table:formula="of:=[.G811]/[.H811]" office:value-type="float" office:value="0.739264102047069" calcext:value-type="float">
            <text:p>0,739264102</text:p>
          </table:table-cell>
          <table:table-cell table:style-name="ce34" table:formula="of:=[.B811]&amp;[.A811]" office:value-type="string" office:string-value="200065787200054781" calcext:value-type="string">
            <text:p>200065787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9.90106544901066" calcext:value-type="float">
            <text:p>10</text:p>
          </table:table-cell>
          <table:table-cell table:style-name="ce32" office:value-type="float" office:value="13.9010654490107" calcext:value-type="float">
            <text:p>14</text:p>
          </table:table-cell>
          <table:table-cell table:style-name="ce28" table:formula="of:=[.G812]/[.H812]" office:value-type="float" office:value="0.712252271980729" calcext:value-type="float">
            <text:p>0,712252272</text:p>
          </table:table-cell>
          <table:table-cell table:style-name="ce34" table:formula="of:=[.B812]&amp;[.A812]" office:value-type="string" office:string-value="200065787200055655" calcext:value-type="string">
            <text:p>200065787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12.7140762463343" calcext:value-type="float">
            <text:p>13</text:p>
          </table:table-cell>
          <table:table-cell table:style-name="ce32" office:value-type="float" office:value="12.7140762463343" calcext:value-type="float">
            <text:p>13</text:p>
          </table:table-cell>
          <table:table-cell table:style-name="ce28" table:formula="of:=[.G813]/[.H813]" office:value-type="float" office:value="1" calcext:value-type="float">
            <text:p>1</text:p>
          </table:table-cell>
          <table:table-cell table:style-name="ce34" table:formula="of:=[.B813]&amp;[.A813]" office:value-type="string" office:string-value="200065787200056232" calcext:value-type="string">
            <text:p>200065787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380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98295454545455" calcext:value-type="float">
            <text:p>5</text:p>
          </table:table-cell>
          <table:table-cell table:style-name="ce32" office:value-type="float" office:value="4.98295454545455" calcext:value-type="float">
            <text:p>5</text:p>
          </table:table-cell>
          <table:table-cell table:style-name="ce28" table:formula="of:=[.G814]/[.H814]" office:value-type="float" office:value="1" calcext:value-type="float">
            <text:p>1</text:p>
          </table:table-cell>
          <table:table-cell table:style-name="ce34" table:formula="of:=[.B814]&amp;[.A814]" office:value-type="string" office:string-value="200065787200056380" calcext:value-type="string">
            <text:p>20006578720005638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93774574049803" calcext:value-type="float">
            <text:p>5</text:p>
          </table:table-cell>
          <table:table-cell table:style-name="ce32" office:value-type="float" office:value="4.93774574049803" calcext:value-type="float">
            <text:p>5</text:p>
          </table:table-cell>
          <table:table-cell table:style-name="ce28" table:formula="of:=[.G815]/[.H815]" office:value-type="float" office:value="1" calcext:value-type="float">
            <text:p>1</text:p>
          </table:table-cell>
          <table:table-cell table:style-name="ce34" table:formula="of:=[.B815]&amp;[.A815]" office:value-type="string" office:string-value="200065787200057958" calcext:value-type="string">
            <text:p>200065787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9.92070028595258" calcext:value-type="float">
            <text:p>10</text:p>
          </table:table-cell>
          <table:table-cell table:style-name="ce32" office:value-type="float" office:value="9.92070028595258" calcext:value-type="float">
            <text:p>10</text:p>
          </table:table-cell>
          <table:table-cell table:style-name="ce28" table:formula="of:=[.G816]/[.H816]" office:value-type="float" office:value="1" calcext:value-type="float">
            <text:p>1</text:p>
          </table:table-cell>
          <table:table-cell table:style-name="ce34" table:formula="of:=[.B816]&amp;[.A816]" office:value-type="string" office:string-value="200065787200058782" calcext:value-type="string">
            <text:p>200065787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228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17]/[.H817]" office:value-type="float" office:value="1" calcext:value-type="float">
            <text:p>1</text:p>
          </table:table-cell>
          <table:table-cell table:style-name="ce34" table:formula="of:=[.B817]&amp;[.A817]" office:value-type="string" office:string-value="200065787200059228" calcext:value-type="string">
            <text:p>20006578720005922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13.0862612674195" calcext:value-type="float">
            <text:p>13</text:p>
          </table:table-cell>
          <table:table-cell table:style-name="ce32" office:value-type="float" office:value="13.0862612674195" calcext:value-type="float">
            <text:p>13</text:p>
          </table:table-cell>
          <table:table-cell table:style-name="ce28" table:formula="of:=[.G818]/[.H818]" office:value-type="float" office:value="1" calcext:value-type="float">
            <text:p>1</text:p>
          </table:table-cell>
          <table:table-cell table:style-name="ce34" table:formula="of:=[.B818]&amp;[.A818]" office:value-type="string" office:string-value="200065787200059889" calcext:value-type="string">
            <text:p>200065787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89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07614807679454" calcext:value-type="float">
            <text:p>4</text:p>
          </table:table-cell>
          <table:table-cell table:style-name="ce32" office:value-type="float" office:value="4.07614807679454" calcext:value-type="float">
            <text:p>4</text:p>
          </table:table-cell>
          <table:table-cell table:style-name="ce28" table:formula="of:=[.G819]/[.H819]" office:value-type="float" office:value="1" calcext:value-type="float">
            <text:p>1</text:p>
          </table:table-cell>
          <table:table-cell table:style-name="ce34" table:formula="of:=[.B819]&amp;[.A819]" office:value-type="string" office:string-value="200065787200065589" calcext:value-type="string">
            <text:p>2000657872000655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12.0938864359963" calcext:value-type="float">
            <text:p>12</text:p>
          </table:table-cell>
          <table:table-cell table:style-name="ce32" office:value-type="float" office:value="12.0938864359963" calcext:value-type="float">
            <text:p>12</text:p>
          </table:table-cell>
          <table:table-cell table:style-name="ce28" table:formula="of:=[.G820]/[.H820]" office:value-type="float" office:value="1" calcext:value-type="float">
            <text:p>1</text:p>
          </table:table-cell>
          <table:table-cell table:style-name="ce34" table:formula="of:=[.B820]&amp;[.A820]" office:value-type="string" office:string-value="200065787200065597" calcext:value-type="string">
            <text:p>200065787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21]/[.H821]" office:value-type="float" office:value="1" calcext:value-type="float">
            <text:p>1</text:p>
          </table:table-cell>
          <table:table-cell table:style-name="ce34" table:formula="of:=[.B821]&amp;[.A821]" office:value-type="string" office:string-value="200065787200068468" calcext:value-type="string">
            <text:p>200065787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1864406779661" calcext:value-type="float">
            <text:p>4</text:p>
          </table:table-cell>
          <table:table-cell table:style-name="ce32" office:value-type="float" office:value="4.1864406779661" calcext:value-type="float">
            <text:p>4</text:p>
          </table:table-cell>
          <table:table-cell table:style-name="ce28" table:formula="of:=[.G822]/[.H822]" office:value-type="float" office:value="1" calcext:value-type="float">
            <text:p>1</text:p>
          </table:table-cell>
          <table:table-cell table:style-name="ce34" table:formula="of:=[.B822]&amp;[.A822]" office:value-type="string" office:string-value="200065787200068534" calcext:value-type="string">
            <text:p>200065787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/>
          <table:table-cell table:style-name="ce31" office:value-type="float" office:value="4.25149700598802" calcext:value-type="float">
            <text:p>4</text:p>
          </table:table-cell>
          <table:table-cell table:style-name="ce31" office:value-type="float" office:value="9.0143447670729" calcext:value-type="float">
            <text:p>9</text:p>
          </table:table-cell>
          <table:table-cell table:style-name="ce31"/>
          <table:table-cell table:style-name="ce31" office:value-type="float" office:value="68.5055514725974" calcext:value-type="float">
            <text:p>69</text:p>
          </table:table-cell>
          <table:table-cell table:style-name="ce32" office:value-type="float" office:value="81.7713932456583" calcext:value-type="float">
            <text:p>82</text:p>
          </table:table-cell>
          <table:table-cell table:style-name="ce28" table:formula="of:=[.G823]/[.H823]" office:value-type="float" office:value="0.837769160503264" calcext:value-type="float">
            <text:p>0,8377691605</text:p>
          </table:table-cell>
          <table:table-cell table:style-name="ce34" table:formula="of:=[.B823]&amp;[.A823]" office:value-type="string" office:string-value="200065787200069532" calcext:value-type="string">
            <text:p>200065787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21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9.74603906986766" calcext:value-type="float">
            <text:p>10</text:p>
          </table:table-cell>
          <table:table-cell table:style-name="ce32" office:value-type="float" office:value="9.74603906986766" calcext:value-type="float">
            <text:p>10</text:p>
          </table:table-cell>
          <table:table-cell table:style-name="ce28" table:formula="of:=[.G824]/[.H824]" office:value-type="float" office:value="1" calcext:value-type="float">
            <text:p>1</text:p>
          </table:table-cell>
          <table:table-cell table:style-name="ce34" table:formula="of:=[.B824]&amp;[.A824]" office:value-type="string" office:string-value="200065787200069821" calcext:value-type="string">
            <text:p>20006578720006982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98295454545455" calcext:value-type="float">
            <text:p>5</text:p>
          </table:table-cell>
          <table:table-cell table:style-name="ce32" office:value-type="float" office:value="4.98295454545455" calcext:value-type="float">
            <text:p>5</text:p>
          </table:table-cell>
          <table:table-cell table:style-name="ce28" table:formula="of:=[.G825]/[.H825]" office:value-type="float" office:value="1" calcext:value-type="float">
            <text:p>1</text:p>
          </table:table-cell>
          <table:table-cell table:style-name="ce34" table:formula="of:=[.B825]&amp;[.A825]" office:value-type="string" office:string-value="200065787200070068" calcext:value-type="string">
            <text:p>200065787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.95053272450533" calcext:value-type="float">
            <text:p>5</text:p>
          </table:table-cell>
          <table:table-cell table:style-name="ce32" office:value-type="float" office:value="8.95053272450533" calcext:value-type="float">
            <text:p>9</text:p>
          </table:table-cell>
          <table:table-cell table:style-name="ce28" table:formula="of:=[.G826]/[.H826]" office:value-type="float" office:value="0.553099226256271" calcext:value-type="float">
            <text:p>0,5530992263</text:p>
          </table:table-cell>
          <table:table-cell table:style-name="ce34" table:formula="of:=[.B826]&amp;[.A826]" office:value-type="string" office:string-value="200065787200070142" calcext:value-type="string">
            <text:p>200065787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71407624633431" calcext:value-type="float">
            <text:p>5</text:p>
          </table:table-cell>
          <table:table-cell table:style-name="ce32" office:value-type="float" office:value="4.71407624633431" calcext:value-type="float">
            <text:p>5</text:p>
          </table:table-cell>
          <table:table-cell table:style-name="ce28" table:formula="of:=[.G827]/[.H827]" office:value-type="float" office:value="1" calcext:value-type="float">
            <text:p>1</text:p>
          </table:table-cell>
          <table:table-cell table:style-name="ce34" table:formula="of:=[.B827]&amp;[.A827]" office:value-type="string" office:string-value="200065787200070449" calcext:value-type="string">
            <text:p>200065787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8.7653590778042" calcext:value-type="float">
            <text:p>49</text:p>
          </table:table-cell>
          <table:table-cell table:style-name="ce32" office:value-type="float" office:value="48.7653590778042" calcext:value-type="float">
            <text:p>49</text:p>
          </table:table-cell>
          <table:table-cell table:style-name="ce28" table:formula="of:=[.G828]/[.H828]" office:value-type="float" office:value="1" calcext:value-type="float">
            <text:p>1</text:p>
          </table:table-cell>
          <table:table-cell table:style-name="ce34" table:formula="of:=[.B828]&amp;[.A828]" office:value-type="string" office:string-value="200065787241400415" calcext:value-type="string">
            <text:p>200065787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78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21.2561496236248" calcext:value-type="float">
            <text:p>21</text:p>
          </table:table-cell>
          <table:table-cell table:style-name="ce32" office:value-type="float" office:value="21.2561496236248" calcext:value-type="float">
            <text:p>21</text:p>
          </table:table-cell>
          <table:table-cell table:style-name="ce28" table:formula="of:=[.G829]/[.H829]" office:value-type="float" office:value="1" calcext:value-type="float">
            <text:p>1</text:p>
          </table:table-cell>
          <table:table-cell table:style-name="ce34" table:formula="of:=[.B829]&amp;[.A829]" office:value-type="string" office:string-value="200065787241400878" calcext:value-type="string">
            <text:p>20006578724140087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897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30]/[.H830]" office:value-type="float" office:value="1" calcext:value-type="float">
            <text:p>1</text:p>
          </table:table-cell>
          <table:table-cell table:style-name="ce34" table:formula="of:=[.B830]&amp;[.A830]" office:value-type="string" office:string-value="200065787246000897" calcext:value-type="string">
            <text:p>2000657872460008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100663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31]/[.H831]" office:value-type="float" office:value="1" calcext:value-type="float">
            <text:p>1</text:p>
          </table:table-cell>
          <table:table-cell table:style-name="ce34" table:formula="of:=[.B831]&amp;[.A831]" office:value-type="string" office:string-value="200065787246100663" calcext:value-type="string">
            <text:p>2000657872461006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497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32]/[.H832]" office:value-type="float" office:value="1" calcext:value-type="float">
            <text:p>1</text:p>
          </table:table-cell>
          <table:table-cell table:style-name="ce34" table:formula="of:=[.B832]&amp;[.A832]" office:value-type="string" office:string-value="200065787247600497" calcext:value-type="string">
            <text:p>2000657872476004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05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33]/[.H833]" office:value-type="float" office:value="1" calcext:value-type="float">
            <text:p>1</text:p>
          </table:table-cell>
          <table:table-cell table:style-name="ce34" table:formula="of:=[.B833]&amp;[.A833]" office:value-type="string" office:string-value="200065787247600505" calcext:value-type="string">
            <text:p>20006578724760050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office:value-type="float" office:value="4.0761480767945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7.053893484846" calcext:value-type="float">
            <text:p>57</text:p>
          </table:table-cell>
          <table:table-cell table:style-name="ce31" office:value-type="float" office:value="160.7704261764" calcext:value-type="float">
            <text:p>161</text:p>
          </table:table-cell>
          <table:table-cell table:style-name="ce32" office:value-type="float" office:value="225.90046773804" calcext:value-type="float">
            <text:p>226</text:p>
          </table:table-cell>
          <table:table-cell table:style-name="ce28" table:formula="of:=[.G834]/[.H834]" office:value-type="float" office:value="0.711686999970417" calcext:value-type="float">
            <text:p>0,711687</text:p>
          </table:table-cell>
          <table:table-cell table:style-name="ce34" table:formula="of:=[.B834]&amp;[.A834]" office:value-type="string" office:string-value="200065787247600539" calcext:value-type="string">
            <text:p>200065787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office:value-type="float" office:value="4.13572854291417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7.8221871466622" calcext:value-type="float">
            <text:p>18</text:p>
          </table:table-cell>
          <table:table-cell table:style-name="ce31" office:value-type="float" office:value="414.052543793209" calcext:value-type="float">
            <text:p>414</text:p>
          </table:table-cell>
          <table:table-cell table:style-name="ce32" office:value-type="float" office:value="440.010459482785" calcext:value-type="float">
            <text:p>440</text:p>
          </table:table-cell>
          <table:table-cell table:style-name="ce28" table:formula="of:=[.G835]/[.H835]" office:value-type="float" office:value="0.941006139444756" calcext:value-type="float">
            <text:p>0,9410061394</text:p>
          </table:table-cell>
          <table:table-cell table:style-name="ce34" table:formula="of:=[.B835]&amp;[.A835]" office:value-type="string" office:string-value="200065787247600596" calcext:value-type="string">
            <text:p>200065787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26.9126799905296" calcext:value-type="float">
            <text:p>27</text:p>
          </table:table-cell>
          <table:table-cell table:style-name="ce32" office:value-type="float" office:value="26.9126799905296" calcext:value-type="float">
            <text:p>27</text:p>
          </table:table-cell>
          <table:table-cell table:style-name="ce28" table:formula="of:=[.G836]/[.H836]" office:value-type="float" office:value="1" calcext:value-type="float">
            <text:p>1</text:p>
          </table:table-cell>
          <table:table-cell table:style-name="ce34" table:formula="of:=[.B836]&amp;[.A836]" office:value-type="string" office:string-value="200065787247600620" calcext:value-type="string">
            <text:p>200065787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9.07003554114355" calcext:value-type="float">
            <text:p>9</text:p>
          </table:table-cell>
          <table:table-cell table:style-name="ce32" office:value-type="float" office:value="9.07003554114355" calcext:value-type="float">
            <text:p>9</text:p>
          </table:table-cell>
          <table:table-cell table:style-name="ce28" table:formula="of:=[.G837]/[.H837]" office:value-type="float" office:value="1" calcext:value-type="float">
            <text:p>1</text:p>
          </table:table-cell>
          <table:table-cell table:style-name="ce34" table:formula="of:=[.B837]&amp;[.A837]" office:value-type="string" office:string-value="200065787247600646" calcext:value-type="string">
            <text:p>200065787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86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71407624633431" calcext:value-type="float">
            <text:p>5</text:p>
          </table:table-cell>
          <table:table-cell table:style-name="ce32" office:value-type="float" office:value="4.71407624633431" calcext:value-type="float">
            <text:p>5</text:p>
          </table:table-cell>
          <table:table-cell table:style-name="ce28" table:formula="of:=[.G838]/[.H838]" office:value-type="float" office:value="1" calcext:value-type="float">
            <text:p>1</text:p>
          </table:table-cell>
          <table:table-cell table:style-name="ce34" table:formula="of:=[.B838]&amp;[.A838]" office:value-type="string" office:string-value="200065787247600786" calcext:value-type="string">
            <text:p>20006578724760078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644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31064015401181" calcext:value-type="float">
            <text:p>4</text:p>
          </table:table-cell>
          <table:table-cell table:style-name="ce32" office:value-type="float" office:value="4.31064015401181" calcext:value-type="float">
            <text:p>4</text:p>
          </table:table-cell>
          <table:table-cell table:style-name="ce28" table:formula="of:=[.G839]/[.H839]" office:value-type="float" office:value="1" calcext:value-type="float">
            <text:p>1</text:p>
          </table:table-cell>
          <table:table-cell table:style-name="ce34" table:formula="of:=[.B839]&amp;[.A839]" office:value-type="string" office:string-value="200065787247700644" calcext:value-type="string">
            <text:p>2000657872477006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5.3598971722365" calcext:value-type="float">
            <text:p>5</text:p>
          </table:table-cell>
          <table:table-cell table:style-name="ce32" office:value-type="float" office:value="5.3598971722365" calcext:value-type="float">
            <text:p>5</text:p>
          </table:table-cell>
          <table:table-cell table:style-name="ce28" table:formula="of:=[.G840]/[.H840]" office:value-type="float" office:value="1" calcext:value-type="float">
            <text:p>1</text:p>
          </table:table-cell>
          <table:table-cell table:style-name="ce34" table:formula="of:=[.B840]&amp;[.A840]" office:value-type="string" office:string-value="200065787247800550" calcext:value-type="string">
            <text:p>200065787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8" office:value-type="float" office:value="200065787" calcext:value-type="float">
            <text:p>200065787</text:p>
          </table:table-cell>
          <table:table-cell table:style-name="ce31" table:number-columns-repeated="4"/>
          <table:table-cell table:style-name="ce31" office:value-type="float" office:value="4.71407624633431" calcext:value-type="float">
            <text:p>5</text:p>
          </table:table-cell>
          <table:table-cell table:style-name="ce32" office:value-type="float" office:value="4.71407624633431" calcext:value-type="float">
            <text:p>5</text:p>
          </table:table-cell>
          <table:table-cell table:style-name="ce28" table:formula="of:=[.G841]/[.H841]" office:value-type="float" office:value="1" calcext:value-type="float">
            <text:p>1</text:p>
          </table:table-cell>
          <table:table-cell table:style-name="ce34" table:formula="of:=[.B841]&amp;[.A841]" office:value-type="string" office:string-value="200065787247800584" calcext:value-type="string">
            <text:p>200065787247800584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8" office:value-type="float" office:value="200065787" calcext:value-type="float">
            <text:p>200065787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42.097125433285" calcext:value-type="float">
            <text:p>142</text:p>
          </table:table-cell>
          <table:table-cell table:style-name="ce28" table:formula="of:=[.G842]/[.H842]" office:value-type="float" office:value="1" calcext:value-type="float">
            <text:p>1</text:p>
          </table:table-cell>
          <table:table-cell table:style-name="ce34" table:formula="of:=[.B842]&amp;[.A842]" office:value-type="string" office:string-value="200065787000000000" calcext:value-type="string">
            <text:p>200065787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22.2015000423058" calcext:value-type="float">
            <text:p>22</text:p>
          </table:table-cell>
          <table:table-cell table:style-name="ce32" office:value-type="float" office:value="22.2015000423058" calcext:value-type="float">
            <text:p>22</text:p>
          </table:table-cell>
          <table:table-cell table:style-name="ce28" table:formula="of:=[.G843]/[.H843]" office:value-type="float" office:value="1" calcext:value-type="float">
            <text:p>1</text:p>
          </table:table-cell>
          <table:table-cell table:style-name="ce34" table:formula="of:=[.B843]&amp;[.A843]" office:value-type="string" office:string-value="200066017200010700" calcext:value-type="string">
            <text:p>200066017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/>
          <table:table-cell table:style-name="ce31" office:value-type="float" office:value="5.10664962316339" calcext:value-type="float">
            <text:p>5</text:p>
          </table:table-cell>
          <table:table-cell table:style-name="ce31"/>
          <table:table-cell table:style-name="ce31" office:value-type="float" office:value="17.1066496231634" calcext:value-type="float">
            <text:p>17</text:p>
          </table:table-cell>
          <table:table-cell table:style-name="ce31" office:value-type="float" office:value="172.992805430999" calcext:value-type="float">
            <text:p>173</text:p>
          </table:table-cell>
          <table:table-cell table:style-name="ce32" office:value-type="float" office:value="195.206104677326" calcext:value-type="float">
            <text:p>195</text:p>
          </table:table-cell>
          <table:table-cell table:style-name="ce28" table:formula="of:=[.G844]/[.H844]" office:value-type="float" office:value="0.886205919210133" calcext:value-type="float">
            <text:p>0,8862059192</text:p>
          </table:table-cell>
          <table:table-cell table:style-name="ce34" table:formula="of:=[.B844]&amp;[.A844]" office:value-type="string" office:string-value="200066017200023414" calcext:value-type="string">
            <text:p>200066017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7133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61224489795918" calcext:value-type="float">
            <text:p>5</text:p>
          </table:table-cell>
          <table:table-cell table:style-name="ce32" office:value-type="float" office:value="4.61224489795918" calcext:value-type="float">
            <text:p>5</text:p>
          </table:table-cell>
          <table:table-cell table:style-name="ce28" table:formula="of:=[.G845]/[.H845]" office:value-type="float" office:value="1" calcext:value-type="float">
            <text:p>1</text:p>
          </table:table-cell>
          <table:table-cell table:style-name="ce34" table:formula="of:=[.B845]&amp;[.A845]" office:value-type="string" office:string-value="200066017200037133" calcext:value-type="string">
            <text:p>20006601720003713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2"/>
          <table:table-cell table:style-name="ce31" office:value-type="float" office:value="4.83660130718954" calcext:value-type="float">
            <text:p>5</text:p>
          </table:table-cell>
          <table:table-cell table:style-name="ce31" office:value-type="float" office:value="50.0079811736261" calcext:value-type="float">
            <text:p>50</text:p>
          </table:table-cell>
          <table:table-cell table:style-name="ce31" office:value-type="float" office:value="70.8036491434186" calcext:value-type="float">
            <text:p>71</text:p>
          </table:table-cell>
          <table:table-cell table:style-name="ce32" office:value-type="float" office:value="125.648231624234" calcext:value-type="float">
            <text:p>126</text:p>
          </table:table-cell>
          <table:table-cell table:style-name="ce28" table:formula="of:=[.G846]/[.H846]" office:value-type="float" office:value="0.563506929052254" calcext:value-type="float">
            <text:p>0,5635069291</text:p>
          </table:table-cell>
          <table:table-cell table:style-name="ce34" table:formula="of:=[.B846]&amp;[.A846]" office:value-type="string" office:string-value="200066017200054781" calcext:value-type="string">
            <text:p>200066017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2"/>
          <table:table-cell table:style-name="ce31" office:value-type="float" office:value="4.09248554913295" calcext:value-type="float">
            <text:p>4</text:p>
          </table:table-cell>
          <table:table-cell table:style-name="ce31"/>
          <table:table-cell table:style-name="ce31" office:value-type="float" office:value="4.02314137618495" calcext:value-type="float">
            <text:p>4</text:p>
          </table:table-cell>
          <table:table-cell table:style-name="ce32" office:value-type="float" office:value="8.1156269253179" calcext:value-type="float">
            <text:p>8</text:p>
          </table:table-cell>
          <table:table-cell table:style-name="ce28" table:formula="of:=[.G847]/[.H847]" office:value-type="float" office:value="0.495727737759133" calcext:value-type="float">
            <text:p>0,4957277378</text:p>
          </table:table-cell>
          <table:table-cell table:style-name="ce34" table:formula="of:=[.B847]&amp;[.A847]" office:value-type="string" office:string-value="200066017200055655" calcext:value-type="string">
            <text:p>200066017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8238255033557" calcext:value-type="float">
            <text:p>5</text:p>
          </table:table-cell>
          <table:table-cell table:style-name="ce32" office:value-type="float" office:value="4.8238255033557" calcext:value-type="float">
            <text:p>5</text:p>
          </table:table-cell>
          <table:table-cell table:style-name="ce28" table:formula="of:=[.G848]/[.H848]" office:value-type="float" office:value="1" calcext:value-type="float">
            <text:p>1</text:p>
          </table:table-cell>
          <table:table-cell table:style-name="ce34" table:formula="of:=[.B848]&amp;[.A848]" office:value-type="string" office:string-value="200066017200056232" calcext:value-type="string">
            <text:p>200066017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3"/>
          <table:table-cell table:style-name="ce31" office:value-type="float" office:value="5.03284072249589" calcext:value-type="float">
            <text:p>5</text:p>
          </table:table-cell>
          <table:table-cell table:style-name="ce31"/>
          <table:table-cell table:style-name="ce32" office:value-type="float" office:value="5.03284072249589" calcext:value-type="float">
            <text:p>5</text:p>
          </table:table-cell>
          <table:table-cell table:style-name="ce28" table:formula="of:=[.G849]/[.H849]" office:value-type="float" office:value="0" calcext:value-type="float">
            <text:p>0</text:p>
          </table:table-cell>
          <table:table-cell table:style-name="ce34" table:formula="of:=[.B849]&amp;[.A849]" office:value-type="string" office:string-value="200066017200058485" calcext:value-type="string">
            <text:p>200066017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8.8238255033557" calcext:value-type="float">
            <text:p>9</text:p>
          </table:table-cell>
          <table:table-cell table:style-name="ce32" office:value-type="float" office:value="8.8238255033557" calcext:value-type="float">
            <text:p>9</text:p>
          </table:table-cell>
          <table:table-cell table:style-name="ce28" table:formula="of:=[.G850]/[.H850]" office:value-type="float" office:value="1" calcext:value-type="float">
            <text:p>1</text:p>
          </table:table-cell>
          <table:table-cell table:style-name="ce34" table:formula="of:=[.B850]&amp;[.A850]" office:value-type="string" office:string-value="200066017200058519" calcext:value-type="string">
            <text:p>200066017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08588957055215" calcext:value-type="float">
            <text:p>4</text:p>
          </table:table-cell>
          <table:table-cell table:style-name="ce32" office:value-type="float" office:value="4.08588957055215" calcext:value-type="float">
            <text:p>4</text:p>
          </table:table-cell>
          <table:table-cell table:style-name="ce28" table:formula="of:=[.G851]/[.H851]" office:value-type="float" office:value="1" calcext:value-type="float">
            <text:p>1</text:p>
          </table:table-cell>
          <table:table-cell table:style-name="ce34" table:formula="of:=[.B851]&amp;[.A851]" office:value-type="string" office:string-value="200066017200058782" calcext:value-type="string">
            <text:p>200066017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32.896186313379" calcext:value-type="float">
            <text:p>33</text:p>
          </table:table-cell>
          <table:table-cell table:style-name="ce32" office:value-type="float" office:value="32.896186313379" calcext:value-type="float">
            <text:p>33</text:p>
          </table:table-cell>
          <table:table-cell table:style-name="ce28" table:formula="of:=[.G852]/[.H852]" office:value-type="float" office:value="1" calcext:value-type="float">
            <text:p>1</text:p>
          </table:table-cell>
          <table:table-cell table:style-name="ce34" table:formula="of:=[.B852]&amp;[.A852]" office:value-type="string" office:string-value="200066017200059889" calcext:value-type="string">
            <text:p>200066017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63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5.03284072249589" calcext:value-type="float">
            <text:p>5</text:p>
          </table:table-cell>
          <table:table-cell table:style-name="ce32" office:value-type="float" office:value="5.03284072249589" calcext:value-type="float">
            <text:p>5</text:p>
          </table:table-cell>
          <table:table-cell table:style-name="ce28" table:formula="of:=[.G853]/[.H853]" office:value-type="float" office:value="1" calcext:value-type="float">
            <text:p>1</text:p>
          </table:table-cell>
          <table:table-cell table:style-name="ce34" table:formula="of:=[.B853]&amp;[.A853]" office:value-type="string" office:string-value="200066017200065563" calcext:value-type="string">
            <text:p>2000660172000655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89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11233401315369" calcext:value-type="float">
            <text:p>4</text:p>
          </table:table-cell>
          <table:table-cell table:style-name="ce32" office:value-type="float" office:value="4.11233401315369" calcext:value-type="float">
            <text:p>4</text:p>
          </table:table-cell>
          <table:table-cell table:style-name="ce28" table:formula="of:=[.G854]/[.H854]" office:value-type="float" office:value="1" calcext:value-type="float">
            <text:p>1</text:p>
          </table:table-cell>
          <table:table-cell table:style-name="ce34" table:formula="of:=[.B854]&amp;[.A854]" office:value-type="string" office:string-value="200066017200065589" calcext:value-type="string">
            <text:p>2000660172000655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3"/>
          <table:table-cell table:style-name="ce31" office:value-type="float" office:value="7.98161505890532" calcext:value-type="float">
            <text:p>8</text:p>
          </table:table-cell>
          <table:table-cell table:style-name="ce31" office:value-type="float" office:value="63.6582695494966" calcext:value-type="float">
            <text:p>64</text:p>
          </table:table-cell>
          <table:table-cell table:style-name="ce32" office:value-type="float" office:value="71.6398846084019" calcext:value-type="float">
            <text:p>72</text:p>
          </table:table-cell>
          <table:table-cell table:style-name="ce28" table:formula="of:=[.G855]/[.H855]" office:value-type="float" office:value="0.88858699169416" calcext:value-type="float">
            <text:p>0,8885869917</text:p>
          </table:table-cell>
          <table:table-cell table:style-name="ce34" table:formula="of:=[.B855]&amp;[.A855]" office:value-type="string" office:string-value="200066017200065597" calcext:value-type="string">
            <text:p>200066017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47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83660130718954" calcext:value-type="float">
            <text:p>5</text:p>
          </table:table-cell>
          <table:table-cell table:style-name="ce32" office:value-type="float" office:value="4.83660130718954" calcext:value-type="float">
            <text:p>5</text:p>
          </table:table-cell>
          <table:table-cell table:style-name="ce28" table:formula="of:=[.G856]/[.H856]" office:value-type="float" office:value="1" calcext:value-type="float">
            <text:p>1</text:p>
          </table:table-cell>
          <table:table-cell table:style-name="ce34" table:formula="of:=[.B856]&amp;[.A856]" office:value-type="string" office:string-value="200066017200068047" calcext:value-type="string">
            <text:p>2000660172000680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17.172261541934" calcext:value-type="float">
            <text:p>17</text:p>
          </table:table-cell>
          <table:table-cell table:style-name="ce32" office:value-type="float" office:value="17.172261541934" calcext:value-type="float">
            <text:p>17</text:p>
          </table:table-cell>
          <table:table-cell table:style-name="ce28" table:formula="of:=[.G857]/[.H857]" office:value-type="float" office:value="1" calcext:value-type="float">
            <text:p>1</text:p>
          </table:table-cell>
          <table:table-cell table:style-name="ce34" table:formula="of:=[.B857]&amp;[.A857]" office:value-type="string" office:string-value="200066017200068468" calcext:value-type="string">
            <text:p>200066017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458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18.3699276106326" calcext:value-type="float">
            <text:p>18</text:p>
          </table:table-cell>
          <table:table-cell table:style-name="ce32" office:value-type="float" office:value="18.3699276106326" calcext:value-type="float">
            <text:p>18</text:p>
          </table:table-cell>
          <table:table-cell table:style-name="ce28" table:formula="of:=[.G858]/[.H858]" office:value-type="float" office:value="1" calcext:value-type="float">
            <text:p>1</text:p>
          </table:table-cell>
          <table:table-cell table:style-name="ce34" table:formula="of:=[.B858]&amp;[.A858]" office:value-type="string" office:string-value="200066017200069458" calcext:value-type="string">
            <text:p>2000660172000694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.22727272727273" calcext:value-type="float">
            <text:p>5</text:p>
          </table:table-cell>
          <table:table-cell table:style-name="ce31" office:value-type="float" office:value="772.383710070262" calcext:value-type="float">
            <text:p>772</text:p>
          </table:table-cell>
          <table:table-cell table:style-name="ce32" office:value-type="float" office:value="781.610982797535" calcext:value-type="float">
            <text:p>782</text:p>
          </table:table-cell>
          <table:table-cell table:style-name="ce28" table:formula="of:=[.G859]/[.H859]" office:value-type="float" office:value="0.988194545713461" calcext:value-type="float">
            <text:p>0,9881945457</text:p>
          </table:table-cell>
          <table:table-cell table:style-name="ce34" table:formula="of:=[.B859]&amp;[.A859]" office:value-type="string" office:string-value="200066017200069532" calcext:value-type="string">
            <text:p>200066017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722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5.03284072249589" calcext:value-type="float">
            <text:p>5</text:p>
          </table:table-cell>
          <table:table-cell table:style-name="ce32" office:value-type="float" office:value="5.03284072249589" calcext:value-type="float">
            <text:p>5</text:p>
          </table:table-cell>
          <table:table-cell table:style-name="ce28" table:formula="of:=[.G860]/[.H860]" office:value-type="float" office:value="1" calcext:value-type="float">
            <text:p>1</text:p>
          </table:table-cell>
          <table:table-cell table:style-name="ce34" table:formula="of:=[.B860]&amp;[.A860]" office:value-type="string" office:string-value="200066017200069722" calcext:value-type="string">
            <text:p>20006601720006972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21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8.25279117008823" calcext:value-type="float">
            <text:p>8</text:p>
          </table:table-cell>
          <table:table-cell table:style-name="ce32" office:value-type="float" office:value="8.25279117008823" calcext:value-type="float">
            <text:p>8</text:p>
          </table:table-cell>
          <table:table-cell table:style-name="ce28" table:formula="of:=[.G861]/[.H861]" office:value-type="float" office:value="1" calcext:value-type="float">
            <text:p>1</text:p>
          </table:table-cell>
          <table:table-cell table:style-name="ce34" table:formula="of:=[.B861]&amp;[.A861]" office:value-type="string" office:string-value="200066017200069821" calcext:value-type="string">
            <text:p>20006601720006982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62]/[.H862]" office:value-type="float" office:value="1" calcext:value-type="float">
            <text:p>1</text:p>
          </table:table-cell>
          <table:table-cell table:style-name="ce34" table:formula="of:=[.B862]&amp;[.A862]" office:value-type="string" office:string-value="200066017200070068" calcext:value-type="string">
            <text:p>200066017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25531914893617" calcext:value-type="float">
            <text:p>4</text:p>
          </table:table-cell>
          <table:table-cell table:style-name="ce32" office:value-type="float" office:value="4.25531914893617" calcext:value-type="float">
            <text:p>4</text:p>
          </table:table-cell>
          <table:table-cell table:style-name="ce28" table:formula="of:=[.G863]/[.H863]" office:value-type="float" office:value="1" calcext:value-type="float">
            <text:p>1</text:p>
          </table:table-cell>
          <table:table-cell table:style-name="ce34" table:formula="of:=[.B863]&amp;[.A863]" office:value-type="string" office:string-value="200066017200070142" calcext:value-type="string">
            <text:p>200066017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57.7948701450759" calcext:value-type="float">
            <text:p>58</text:p>
          </table:table-cell>
          <table:table-cell table:style-name="ce32" office:value-type="float" office:value="57.7948701450759" calcext:value-type="float">
            <text:p>58</text:p>
          </table:table-cell>
          <table:table-cell table:style-name="ce28" table:formula="of:=[.G864]/[.H864]" office:value-type="float" office:value="1" calcext:value-type="float">
            <text:p>1</text:p>
          </table:table-cell>
          <table:table-cell table:style-name="ce34" table:formula="of:=[.B864]&amp;[.A864]" office:value-type="string" office:string-value="200066017241400415" calcext:value-type="string">
            <text:p>200066017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555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61224489795918" calcext:value-type="float">
            <text:p>5</text:p>
          </table:table-cell>
          <table:table-cell table:style-name="ce32" office:value-type="float" office:value="4.61224489795918" calcext:value-type="float">
            <text:p>5</text:p>
          </table:table-cell>
          <table:table-cell table:style-name="ce28" table:formula="of:=[.G865]/[.H865]" office:value-type="float" office:value="1" calcext:value-type="float">
            <text:p>1</text:p>
          </table:table-cell>
          <table:table-cell table:style-name="ce34" table:formula="of:=[.B865]&amp;[.A865]" office:value-type="string" office:string-value="200066017241400555" calcext:value-type="string">
            <text:p>2000660172414005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761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08588957055215" calcext:value-type="float">
            <text:p>4</text:p>
          </table:table-cell>
          <table:table-cell table:style-name="ce32" office:value-type="float" office:value="4.08588957055215" calcext:value-type="float">
            <text:p>4</text:p>
          </table:table-cell>
          <table:table-cell table:style-name="ce28" table:formula="of:=[.G866]/[.H866]" office:value-type="float" office:value="1" calcext:value-type="float">
            <text:p>1</text:p>
          </table:table-cell>
          <table:table-cell table:style-name="ce34" table:formula="of:=[.B866]&amp;[.A866]" office:value-type="string" office:string-value="200066017241400761" calcext:value-type="string">
            <text:p>20006601724140076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78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153.088773211324" calcext:value-type="float">
            <text:p>153</text:p>
          </table:table-cell>
          <table:table-cell table:style-name="ce32" office:value-type="float" office:value="153.088773211324" calcext:value-type="float">
            <text:p>153</text:p>
          </table:table-cell>
          <table:table-cell table:style-name="ce28" table:formula="of:=[.G867]/[.H867]" office:value-type="float" office:value="1" calcext:value-type="float">
            <text:p>1</text:p>
          </table:table-cell>
          <table:table-cell table:style-name="ce34" table:formula="of:=[.B867]&amp;[.A867]" office:value-type="string" office:string-value="200066017241400878" calcext:value-type="string">
            <text:p>20006601724140087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376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11233401315369" calcext:value-type="float">
            <text:p>4</text:p>
          </table:table-cell>
          <table:table-cell table:style-name="ce32" office:value-type="float" office:value="4.11233401315369" calcext:value-type="float">
            <text:p>4</text:p>
          </table:table-cell>
          <table:table-cell table:style-name="ce28" table:formula="of:=[.G868]/[.H868]" office:value-type="float" office:value="1" calcext:value-type="float">
            <text:p>1</text:p>
          </table:table-cell>
          <table:table-cell table:style-name="ce34" table:formula="of:=[.B868]&amp;[.A868]" office:value-type="string" office:string-value="200066017246000376" calcext:value-type="string">
            <text:p>20006601724600037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7.8474497495413" calcext:value-type="float">
            <text:p>38</text:p>
          </table:table-cell>
          <table:table-cell table:style-name="ce32" office:value-type="float" office:value="41.8474497495413" calcext:value-type="float">
            <text:p>42</text:p>
          </table:table-cell>
          <table:table-cell table:style-name="ce28" table:formula="of:=[.G869]/[.H869]" office:value-type="float" office:value="0.904414724817398" calcext:value-type="float">
            <text:p>0,9044147248</text:p>
          </table:table-cell>
          <table:table-cell table:style-name="ce34" table:formula="of:=[.B869]&amp;[.A869]" office:value-type="string" office:string-value="200066017247600539" calcext:value-type="string">
            <text:p>200066017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office:value-type="float" office:value="4.0057508775832" calcext:value-type="float">
            <text:p>4</text:p>
          </table:table-cell>
          <table:table-cell table:style-name="ce31" table:number-columns-repeated="2"/>
          <table:table-cell table:style-name="ce31" office:value-type="float" office:value="8.79289194296571" calcext:value-type="float">
            <text:p>9</text:p>
          </table:table-cell>
          <table:table-cell table:style-name="ce31" office:value-type="float" office:value="116.510257930074" calcext:value-type="float">
            <text:p>117</text:p>
          </table:table-cell>
          <table:table-cell table:style-name="ce32" office:value-type="float" office:value="129.308900750623" calcext:value-type="float">
            <text:p>129</text:p>
          </table:table-cell>
          <table:table-cell table:style-name="ce28" table:formula="of:=[.G870]/[.H870]" office:value-type="float" office:value="0.901022723522864" calcext:value-type="float">
            <text:p>0,9010227235</text:p>
          </table:table-cell>
          <table:table-cell table:style-name="ce34" table:formula="of:=[.B870]&amp;[.A870]" office:value-type="string" office:string-value="200066017247600596" calcext:value-type="string">
            <text:p>200066017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86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11233401315369" calcext:value-type="float">
            <text:p>4</text:p>
          </table:table-cell>
          <table:table-cell table:style-name="ce32" office:value-type="float" office:value="4.11233401315369" calcext:value-type="float">
            <text:p>4</text:p>
          </table:table-cell>
          <table:table-cell table:style-name="ce28" table:formula="of:=[.G871]/[.H871]" office:value-type="float" office:value="1" calcext:value-type="float">
            <text:p>1</text:p>
          </table:table-cell>
          <table:table-cell table:style-name="ce34" table:formula="of:=[.B871]&amp;[.A871]" office:value-type="string" office:string-value="200066017247600786" calcext:value-type="string">
            <text:p>20006601724760078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4.01749705244117" calcext:value-type="float">
            <text:p>4</text:p>
          </table:table-cell>
          <table:table-cell table:style-name="ce32" office:value-type="float" office:value="4.01749705244117" calcext:value-type="float">
            <text:p>4</text:p>
          </table:table-cell>
          <table:table-cell table:style-name="ce28" table:formula="of:=[.G872]/[.H872]" office:value-type="float" office:value="1" calcext:value-type="float">
            <text:p>1</text:p>
          </table:table-cell>
          <table:table-cell table:style-name="ce34" table:formula="of:=[.B872]&amp;[.A872]" office:value-type="string" office:string-value="200066017247800550" calcext:value-type="string">
            <text:p>200066017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1" table:number-columns-repeated="4"/>
          <table:table-cell table:style-name="ce31" office:value-type="float" office:value="12.0520336299531" calcext:value-type="float">
            <text:p>12</text:p>
          </table:table-cell>
          <table:table-cell table:style-name="ce32" office:value-type="float" office:value="12.0520336299531" calcext:value-type="float">
            <text:p>12</text:p>
          </table:table-cell>
          <table:table-cell table:style-name="ce28" table:formula="of:=[.G873]/[.H873]" office:value-type="float" office:value="1" calcext:value-type="float">
            <text:p>1</text:p>
          </table:table-cell>
          <table:table-cell table:style-name="ce34" table:formula="of:=[.B873]&amp;[.A873]" office:value-type="string" office:string-value="200066017247800584" calcext:value-type="string">
            <text:p>200066017247800584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9" office:value-type="float" office:value="200066017" calcext:value-type="float">
            <text:p>200066017</text:p>
          </table:table-cell>
          <table:table-cell table:style-name="ce32" office:value-type="float" office:value="4.11382113821136" calcext:value-type="float">
            <text:p>4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57.1575975838668" calcext:value-type="float">
            <text:p>57</text:p>
          </table:table-cell>
          <table:table-cell table:style-name="ce32" office:value-type="float" office:value="61.2714187220772" calcext:value-type="float">
            <text:p>61</text:p>
          </table:table-cell>
          <table:table-cell table:style-name="ce28" table:formula="of:=[.G874]/[.H874]" office:value-type="float" office:value="0.932859052001548" calcext:value-type="float">
            <text:p>0,932859052</text:p>
          </table:table-cell>
          <table:table-cell table:style-name="ce34" table:formula="of:=[.B874]&amp;[.A874]" office:value-type="string" office:string-value="200066017000000000" calcext:value-type="string">
            <text:p>200066017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office:value-type="float" office:value="21.0336562801471" calcext:value-type="float">
            <text:p>21</text:p>
          </table:table-cell>
          <table:table-cell table:style-name="ce31"/>
          <table:table-cell table:style-name="ce31" office:value-type="float" office:value="5.03365628014713" calcext:value-type="float">
            <text:p>5</text:p>
          </table:table-cell>
          <table:table-cell table:style-name="ce31"/>
          <table:table-cell table:style-name="ce31" office:value-type="float" office:value="434.693150794141" calcext:value-type="float">
            <text:p>435</text:p>
          </table:table-cell>
          <table:table-cell table:style-name="ce32" office:value-type="float" office:value="460.760463354435" calcext:value-type="float">
            <text:p>461</text:p>
          </table:table-cell>
          <table:table-cell table:style-name="ce28" table:formula="of:=[.G875]/[.H875]" office:value-type="float" office:value="0.943425457187627" calcext:value-type="float">
            <text:p>0,9434254572</text:p>
          </table:table-cell>
          <table:table-cell table:style-name="ce34" table:formula="of:=[.B875]&amp;[.A875]" office:value-type="string" office:string-value="200066405200010700" calcext:value-type="string">
            <text:p>200066405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office:value-type="float" office:value="153.10106373088" calcext:value-type="float">
            <text:p>15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8.17049108225441" calcext:value-type="float">
            <text:p>8</text:p>
          </table:table-cell>
          <table:table-cell table:style-name="ce31" office:value-type="float" office:value="150.802082798746" calcext:value-type="float">
            <text:p>151</text:p>
          </table:table-cell>
          <table:table-cell table:style-name="ce31" office:value-type="float" office:value="9629.98209486792" calcext:value-type="float">
            <text:p>9 630</text:p>
          </table:table-cell>
          <table:table-cell table:style-name="ce32" office:value-type="float" office:value="9950.0557324798" calcext:value-type="float">
            <text:p>9 950</text:p>
          </table:table-cell>
          <table:table-cell table:style-name="ce28" table:formula="of:=[.G876]/[.H876]" office:value-type="float" office:value="0.967831975396171" calcext:value-type="float">
            <text:p>0,9678319754</text:p>
          </table:table-cell>
          <table:table-cell table:style-name="ce34" table:formula="of:=[.B876]&amp;[.A876]" office:value-type="string" office:string-value="200066405200023414" calcext:value-type="string">
            <text:p>200066405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814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77]/[.H877]" office:value-type="float" office:value="1" calcext:value-type="float">
            <text:p>1</text:p>
          </table:table-cell>
          <table:table-cell table:style-name="ce34" table:formula="of:=[.B877]&amp;[.A877]" office:value-type="string" office:string-value="200066405200035814" calcext:value-type="string">
            <text:p>2000664052000358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office:value-type="float" office:value="4.08832807570978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36.8370725706679" calcext:value-type="float">
            <text:p>37</text:p>
          </table:table-cell>
          <table:table-cell table:style-name="ce31" office:value-type="float" office:value="185.99460060289" calcext:value-type="float">
            <text:p>186</text:p>
          </table:table-cell>
          <table:table-cell table:style-name="ce32" office:value-type="float" office:value="234.920001249267" calcext:value-type="float">
            <text:p>235</text:p>
          </table:table-cell>
          <table:table-cell table:style-name="ce28" table:formula="of:=[.G878]/[.H878]" office:value-type="float" office:value="0.79173590845309" calcext:value-type="float">
            <text:p>0,7917359085</text:p>
          </table:table-cell>
          <table:table-cell table:style-name="ce34" table:formula="of:=[.B878]&amp;[.A878]" office:value-type="string" office:string-value="200066405200054781" calcext:value-type="string">
            <text:p>200066405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2.2226047660084" calcext:value-type="float">
            <text:p>12</text:p>
          </table:table-cell>
          <table:table-cell table:style-name="ce32" office:value-type="float" office:value="12.2226047660084" calcext:value-type="float">
            <text:p>12</text:p>
          </table:table-cell>
          <table:table-cell table:style-name="ce28" table:formula="of:=[.G879]/[.H879]" office:value-type="float" office:value="1" calcext:value-type="float">
            <text:p>1</text:p>
          </table:table-cell>
          <table:table-cell table:style-name="ce34" table:formula="of:=[.B879]&amp;[.A879]" office:value-type="string" office:string-value="200066405200055655" calcext:value-type="string">
            <text:p>200066405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7.304912213247" calcext:value-type="float">
            <text:p>17</text:p>
          </table:table-cell>
          <table:table-cell table:style-name="ce32" office:value-type="float" office:value="17.304912213247" calcext:value-type="float">
            <text:p>17</text:p>
          </table:table-cell>
          <table:table-cell table:style-name="ce28" table:formula="of:=[.G880]/[.H880]" office:value-type="float" office:value="1" calcext:value-type="float">
            <text:p>1</text:p>
          </table:table-cell>
          <table:table-cell table:style-name="ce34" table:formula="of:=[.B880]&amp;[.A880]" office:value-type="string" office:string-value="200066405200056232" calcext:value-type="string">
            <text:p>200066405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81]/[.H881]" office:value-type="float" office:value="1" calcext:value-type="float">
            <text:p>1</text:p>
          </table:table-cell>
          <table:table-cell table:style-name="ce34" table:formula="of:=[.B881]&amp;[.A881]" office:value-type="string" office:string-value="200066405200057958" calcext:value-type="string">
            <text:p>200066405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77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82]/[.H882]" office:value-type="float" office:value="1" calcext:value-type="float">
            <text:p>1</text:p>
          </table:table-cell>
          <table:table-cell table:style-name="ce34" table:formula="of:=[.B882]&amp;[.A882]" office:value-type="string" office:string-value="200066405200058477" calcext:value-type="string">
            <text:p>20006640520005847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883]/[.H883]" office:value-type="float" office:value="1" calcext:value-type="float">
            <text:p>1</text:p>
          </table:table-cell>
          <table:table-cell table:style-name="ce34" table:formula="of:=[.B883]&amp;[.A883]" office:value-type="string" office:string-value="200066405200058485" calcext:value-type="string">
            <text:p>200066405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formula="of:=[.G884]/[.H884]" office:value-type="float" office:value="0.5" calcext:value-type="float">
            <text:p>0,5</text:p>
          </table:table-cell>
          <table:table-cell table:style-name="ce34" table:formula="of:=[.B884]&amp;[.A884]" office:value-type="string" office:string-value="200066405200058519" calcext:value-type="string">
            <text:p>200066405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8.00487217914261" calcext:value-type="float">
            <text:p>8</text:p>
          </table:table-cell>
          <table:table-cell table:style-name="ce32" office:value-type="float" office:value="8.00487217914261" calcext:value-type="float">
            <text:p>8</text:p>
          </table:table-cell>
          <table:table-cell table:style-name="ce28" table:formula="of:=[.G885]/[.H885]" office:value-type="float" office:value="1" calcext:value-type="float">
            <text:p>1</text:p>
          </table:table-cell>
          <table:table-cell table:style-name="ce34" table:formula="of:=[.B885]&amp;[.A885]" office:value-type="string" office:string-value="200066405200058782" calcext:value-type="string">
            <text:p>200066405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26.0286510515327" calcext:value-type="float">
            <text:p>26</text:p>
          </table:table-cell>
          <table:table-cell table:style-name="ce32" office:value-type="float" office:value="26.0286510515327" calcext:value-type="float">
            <text:p>26</text:p>
          </table:table-cell>
          <table:table-cell table:style-name="ce28" table:formula="of:=[.G886]/[.H886]" office:value-type="float" office:value="1" calcext:value-type="float">
            <text:p>1</text:p>
          </table:table-cell>
          <table:table-cell table:style-name="ce34" table:formula="of:=[.B886]&amp;[.A886]" office:value-type="string" office:string-value="200066405200059889" calcext:value-type="string">
            <text:p>200066405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63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07877461706783" calcext:value-type="float">
            <text:p>4</text:p>
          </table:table-cell>
          <table:table-cell table:style-name="ce32" office:value-type="float" office:value="4.07877461706783" calcext:value-type="float">
            <text:p>4</text:p>
          </table:table-cell>
          <table:table-cell table:style-name="ce28" table:formula="of:=[.G887]/[.H887]" office:value-type="float" office:value="1" calcext:value-type="float">
            <text:p>1</text:p>
          </table:table-cell>
          <table:table-cell table:style-name="ce34" table:formula="of:=[.B887]&amp;[.A887]" office:value-type="string" office:string-value="200066405200065563" calcext:value-type="string">
            <text:p>2000664052000655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7.4225809818225" calcext:value-type="float">
            <text:p>17</text:p>
          </table:table-cell>
          <table:table-cell table:style-name="ce32" office:value-type="float" office:value="21.4225809818225" calcext:value-type="float">
            <text:p>21</text:p>
          </table:table-cell>
          <table:table-cell table:style-name="ce28" table:formula="of:=[.G888]/[.H888]" office:value-type="float" office:value="0.813281135293918" calcext:value-type="float">
            <text:p>0,8132811353</text:p>
          </table:table-cell>
          <table:table-cell table:style-name="ce34" table:formula="of:=[.B888]&amp;[.A888]" office:value-type="string" office:string-value="200066405200065597" calcext:value-type="string">
            <text:p>200066405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975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28290766208251" calcext:value-type="float">
            <text:p>4</text:p>
          </table:table-cell>
          <table:table-cell table:style-name="ce32" office:value-type="float" office:value="4.28290766208251" calcext:value-type="float">
            <text:p>4</text:p>
          </table:table-cell>
          <table:table-cell table:style-name="ce28" table:formula="of:=[.G889]/[.H889]" office:value-type="float" office:value="1" calcext:value-type="float">
            <text:p>1</text:p>
          </table:table-cell>
          <table:table-cell table:style-name="ce34" table:formula="of:=[.B889]&amp;[.A889]" office:value-type="string" office:string-value="200066405200066975" calcext:value-type="string">
            <text:p>20006640520006697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47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50803085402395" calcext:value-type="float">
            <text:p>5</text:p>
          </table:table-cell>
          <table:table-cell table:style-name="ce32" office:value-type="float" office:value="4.50803085402395" calcext:value-type="float">
            <text:p>5</text:p>
          </table:table-cell>
          <table:table-cell table:style-name="ce28" table:formula="of:=[.G890]/[.H890]" office:value-type="float" office:value="1" calcext:value-type="float">
            <text:p>1</text:p>
          </table:table-cell>
          <table:table-cell table:style-name="ce34" table:formula="of:=[.B890]&amp;[.A890]" office:value-type="string" office:string-value="200066405200068047" calcext:value-type="string">
            <text:p>2000664052000680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36159817212241" calcext:value-type="float">
            <text:p>4</text:p>
          </table:table-cell>
          <table:table-cell table:style-name="ce32" office:value-type="float" office:value="4.36159817212241" calcext:value-type="float">
            <text:p>4</text:p>
          </table:table-cell>
          <table:table-cell table:style-name="ce28" table:formula="of:=[.G891]/[.H891]" office:value-type="float" office:value="1" calcext:value-type="float">
            <text:p>1</text:p>
          </table:table-cell>
          <table:table-cell table:style-name="ce34" table:formula="of:=[.B891]&amp;[.A891]" office:value-type="string" office:string-value="200066405200068534" calcext:value-type="string">
            <text:p>200066405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458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8.72319634424482" calcext:value-type="float">
            <text:p>9</text:p>
          </table:table-cell>
          <table:table-cell table:style-name="ce32" office:value-type="float" office:value="8.72319634424482" calcext:value-type="float">
            <text:p>9</text:p>
          </table:table-cell>
          <table:table-cell table:style-name="ce28" table:formula="of:=[.G892]/[.H892]" office:value-type="float" office:value="1" calcext:value-type="float">
            <text:p>1</text:p>
          </table:table-cell>
          <table:table-cell table:style-name="ce34" table:formula="of:=[.B892]&amp;[.A892]" office:value-type="string" office:string-value="200066405200069458" calcext:value-type="string">
            <text:p>2000664052000694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7.5896860049789" calcext:value-type="float">
            <text:p>18</text:p>
          </table:table-cell>
          <table:table-cell table:style-name="ce32" office:value-type="float" office:value="17.5896860049789" calcext:value-type="float">
            <text:p>18</text:p>
          </table:table-cell>
          <table:table-cell table:style-name="ce28" table:formula="of:=[.G893]/[.H893]" office:value-type="float" office:value="1" calcext:value-type="float">
            <text:p>1</text:p>
          </table:table-cell>
          <table:table-cell table:style-name="ce34" table:formula="of:=[.B893]&amp;[.A893]" office:value-type="string" office:string-value="200066405200069532" calcext:value-type="string">
            <text:p>200066405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21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6.8832045995886" calcext:value-type="float">
            <text:p>17</text:p>
          </table:table-cell>
          <table:table-cell table:style-name="ce32" office:value-type="float" office:value="16.8832045995886" calcext:value-type="float">
            <text:p>17</text:p>
          </table:table-cell>
          <table:table-cell table:style-name="ce28" table:formula="of:=[.G894]/[.H894]" office:value-type="float" office:value="1" calcext:value-type="float">
            <text:p>1</text:p>
          </table:table-cell>
          <table:table-cell table:style-name="ce34" table:formula="of:=[.B894]&amp;[.A894]" office:value-type="string" office:string-value="200066405200069821" calcext:value-type="string">
            <text:p>20006640520006982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3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2.1431524622495" calcext:value-type="float">
            <text:p>12</text:p>
          </table:table-cell>
          <table:table-cell table:style-name="ce32" office:value-type="float" office:value="12.1431524622495" calcext:value-type="float">
            <text:p>12</text:p>
          </table:table-cell>
          <table:table-cell table:style-name="ce28" table:formula="of:=[.G895]/[.H895]" office:value-type="float" office:value="1" calcext:value-type="float">
            <text:p>1</text:p>
          </table:table-cell>
          <table:table-cell table:style-name="ce34" table:formula="of:=[.B895]&amp;[.A895]" office:value-type="string" office:string-value="200066405200069839" calcext:value-type="string">
            <text:p>2000664052000698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47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6.4579743169788" calcext:value-type="float">
            <text:p>16</text:p>
          </table:table-cell>
          <table:table-cell table:style-name="ce32" office:value-type="float" office:value="16.4579743169788" calcext:value-type="float">
            <text:p>16</text:p>
          </table:table-cell>
          <table:table-cell table:style-name="ce28" table:formula="of:=[.G896]/[.H896]" office:value-type="float" office:value="1" calcext:value-type="float">
            <text:p>1</text:p>
          </table:table-cell>
          <table:table-cell table:style-name="ce34" table:formula="of:=[.B896]&amp;[.A896]" office:value-type="string" office:string-value="200066405200069847" calcext:value-type="string">
            <text:p>2000664052000698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24.5867193786141" calcext:value-type="float">
            <text:p>25</text:p>
          </table:table-cell>
          <table:table-cell table:style-name="ce32" office:value-type="float" office:value="24.5867193786141" calcext:value-type="float">
            <text:p>25</text:p>
          </table:table-cell>
          <table:table-cell table:style-name="ce28" table:formula="of:=[.G897]/[.H897]" office:value-type="float" office:value="1" calcext:value-type="float">
            <text:p>1</text:p>
          </table:table-cell>
          <table:table-cell table:style-name="ce34" table:formula="of:=[.B897]&amp;[.A897]" office:value-type="string" office:string-value="200066405200070068" calcext:value-type="string">
            <text:p>200066405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50.7181872796697" calcext:value-type="float">
            <text:p>51</text:p>
          </table:table-cell>
          <table:table-cell table:style-name="ce32" office:value-type="float" office:value="50.7181872796697" calcext:value-type="float">
            <text:p>51</text:p>
          </table:table-cell>
          <table:table-cell table:style-name="ce28" table:formula="of:=[.G898]/[.H898]" office:value-type="float" office:value="1" calcext:value-type="float">
            <text:p>1</text:p>
          </table:table-cell>
          <table:table-cell table:style-name="ce34" table:formula="of:=[.B898]&amp;[.A898]" office:value-type="string" office:string-value="200066405200070142" calcext:value-type="string">
            <text:p>200066405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office:value-type="float" office:value="8.00487217914261" calcext:value-type="float">
            <text:p>8</text:p>
          </table:table-cell>
          <table:table-cell table:style-name="ce31" table:number-columns-repeated="3"/>
          <table:table-cell table:style-name="ce31" office:value-type="float" office:value="69.4654914989754" calcext:value-type="float">
            <text:p>69</text:p>
          </table:table-cell>
          <table:table-cell table:style-name="ce32" office:value-type="float" office:value="77.470363678118" calcext:value-type="float">
            <text:p>77</text:p>
          </table:table-cell>
          <table:table-cell table:style-name="ce28" table:formula="of:=[.G899]/[.H899]" office:value-type="float" office:value="0.896671813593104" calcext:value-type="float">
            <text:p>0,8966718136</text:p>
          </table:table-cell>
          <table:table-cell table:style-name="ce34" table:formula="of:=[.B899]&amp;[.A899]" office:value-type="string" office:string-value="200066405200070449" calcext:value-type="string">
            <text:p>200066405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2.7968813592231" calcext:value-type="float">
            <text:p>13</text:p>
          </table:table-cell>
          <table:table-cell table:style-name="ce32" office:value-type="float" office:value="12.7968813592231" calcext:value-type="float">
            <text:p>13</text:p>
          </table:table-cell>
          <table:table-cell table:style-name="ce28" table:formula="of:=[.G900]/[.H900]" office:value-type="float" office:value="1" calcext:value-type="float">
            <text:p>1</text:p>
          </table:table-cell>
          <table:table-cell table:style-name="ce34" table:formula="of:=[.B900]&amp;[.A900]" office:value-type="string" office:string-value="200066405200071074" calcext:value-type="string">
            <text:p>200066405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676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3.83760404526471" calcext:value-type="float">
            <text:p>4</text:p>
          </table:table-cell>
          <table:table-cell table:style-name="ce32" office:value-type="float" office:value="3.83760404526471" calcext:value-type="float">
            <text:p>4</text:p>
          </table:table-cell>
          <table:table-cell table:style-name="ce28" table:formula="of:=[.G901]/[.H901]" office:value-type="float" office:value="1" calcext:value-type="float">
            <text:p>1</text:p>
          </table:table-cell>
          <table:table-cell table:style-name="ce34" table:formula="of:=[.B901]&amp;[.A901]" office:value-type="string" office:string-value="200066405200072676" calcext:value-type="string">
            <text:p>20006640520007267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7.6491347200448" calcext:value-type="float">
            <text:p>18</text:p>
          </table:table-cell>
          <table:table-cell table:style-name="ce32" office:value-type="float" office:value="17.6491347200448" calcext:value-type="float">
            <text:p>18</text:p>
          </table:table-cell>
          <table:table-cell table:style-name="ce28" table:formula="of:=[.G902]/[.H902]" office:value-type="float" office:value="1" calcext:value-type="float">
            <text:p>1</text:p>
          </table:table-cell>
          <table:table-cell table:style-name="ce34" table:formula="of:=[.B902]&amp;[.A902]" office:value-type="string" office:string-value="200066405241400415" calcext:value-type="string">
            <text:p>200066405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78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7.9897492540784" calcext:value-type="float">
            <text:p>18</text:p>
          </table:table-cell>
          <table:table-cell table:style-name="ce32" office:value-type="float" office:value="17.9897492540784" calcext:value-type="float">
            <text:p>18</text:p>
          </table:table-cell>
          <table:table-cell table:style-name="ce28" table:formula="of:=[.G903]/[.H903]" office:value-type="float" office:value="1" calcext:value-type="float">
            <text:p>1</text:p>
          </table:table-cell>
          <table:table-cell table:style-name="ce34" table:formula="of:=[.B903]&amp;[.A903]" office:value-type="string" office:string-value="200066405241400878" calcext:value-type="string">
            <text:p>20006640524140087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2852465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904]/[.H904]" office:value-type="float" office:value="1" calcext:value-type="float">
            <text:p>1</text:p>
          </table:table-cell>
          <table:table-cell table:style-name="ce34" table:formula="of:=[.B904]&amp;[.A904]" office:value-type="string" office:string-value="200066405242852465" calcext:value-type="string">
            <text:p>20006640524285246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4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905]/[.H905]" office:value-type="float" office:value="1" calcext:value-type="float">
            <text:p>1</text:p>
          </table:table-cell>
          <table:table-cell table:style-name="ce34" table:formula="of:=[.B905]&amp;[.A905]" office:value-type="string" office:string-value="200066405246000749" calcext:value-type="string">
            <text:p>2000664052460007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100663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77631578947368" calcext:value-type="float">
            <text:p>5</text:p>
          </table:table-cell>
          <table:table-cell table:style-name="ce32" office:value-type="float" office:value="4.77631578947368" calcext:value-type="float">
            <text:p>5</text:p>
          </table:table-cell>
          <table:table-cell table:style-name="ce28" table:formula="of:=[.G906]/[.H906]" office:value-type="float" office:value="1" calcext:value-type="float">
            <text:p>1</text:p>
          </table:table-cell>
          <table:table-cell table:style-name="ce34" table:formula="of:=[.B906]&amp;[.A906]" office:value-type="string" office:string-value="200066405246100663" calcext:value-type="string">
            <text:p>2000664052461006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497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7802734375" calcext:value-type="float">
            <text:p>5</text:p>
          </table:table-cell>
          <table:table-cell table:style-name="ce32" office:value-type="float" office:value="4.7802734375" calcext:value-type="float">
            <text:p>5</text:p>
          </table:table-cell>
          <table:table-cell table:style-name="ce28" table:formula="of:=[.G907]/[.H907]" office:value-type="float" office:value="1" calcext:value-type="float">
            <text:p>1</text:p>
          </table:table-cell>
          <table:table-cell table:style-name="ce34" table:formula="of:=[.B907]&amp;[.A907]" office:value-type="string" office:string-value="200066405247600497" calcext:value-type="string">
            <text:p>2000664052476004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.9832635983264" calcext:value-type="float">
            <text:p>16</text:p>
          </table:table-cell>
          <table:table-cell table:style-name="ce31" office:value-type="float" office:value="122.638430508465" calcext:value-type="float">
            <text:p>123</text:p>
          </table:table-cell>
          <table:table-cell table:style-name="ce32" office:value-type="float" office:value="146.621694106791" calcext:value-type="float">
            <text:p>147</text:p>
          </table:table-cell>
          <table:table-cell table:style-name="ce28" table:formula="of:=[.G908]/[.H908]" office:value-type="float" office:value="0.836427591807401" calcext:value-type="float">
            <text:p>0,8364275918</text:p>
          </table:table-cell>
          <table:table-cell table:style-name="ce34" table:formula="of:=[.B908]&amp;[.A908]" office:value-type="string" office:string-value="200066405247600539" calcext:value-type="string">
            <text:p>200066405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office:value-type="float" office:value="9.0763358778626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.0763358778626" calcext:value-type="float">
            <text:p>5</text:p>
          </table:table-cell>
          <table:table-cell table:style-name="ce31" office:value-type="float" office:value="17.0586337250944" calcext:value-type="float">
            <text:p>17</text:p>
          </table:table-cell>
          <table:table-cell table:style-name="ce31" office:value-type="float" office:value="569.761639401338" calcext:value-type="float">
            <text:p>570</text:p>
          </table:table-cell>
          <table:table-cell table:style-name="ce32" office:value-type="float" office:value="604.972944882157" calcext:value-type="float">
            <text:p>605</text:p>
          </table:table-cell>
          <table:table-cell table:style-name="ce28" table:formula="of:=[.G909]/[.H909]" office:value-type="float" office:value="0.941796892276433" calcext:value-type="float">
            <text:p>0,9417968923</text:p>
          </table:table-cell>
          <table:table-cell table:style-name="ce34" table:formula="of:=[.B909]&amp;[.A909]" office:value-type="string" office:string-value="200066405247600596" calcext:value-type="string">
            <text:p>200066405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50.8701855443576" calcext:value-type="float">
            <text:p>51</text:p>
          </table:table-cell>
          <table:table-cell table:style-name="ce32" office:value-type="float" office:value="50.8701855443576" calcext:value-type="float">
            <text:p>51</text:p>
          </table:table-cell>
          <table:table-cell table:style-name="ce28" table:formula="of:=[.G910]/[.H910]" office:value-type="float" office:value="1" calcext:value-type="float">
            <text:p>1</text:p>
          </table:table-cell>
          <table:table-cell table:style-name="ce34" table:formula="of:=[.B910]&amp;[.A910]" office:value-type="string" office:string-value="200066405247600620" calcext:value-type="string">
            <text:p>200066405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37.5118533088255" calcext:value-type="float">
            <text:p>38</text:p>
          </table:table-cell>
          <table:table-cell table:style-name="ce32" office:value-type="float" office:value="37.5118533088255" calcext:value-type="float">
            <text:p>38</text:p>
          </table:table-cell>
          <table:table-cell table:style-name="ce28" table:formula="of:=[.G911]/[.H911]" office:value-type="float" office:value="1" calcext:value-type="float">
            <text:p>1</text:p>
          </table:table-cell>
          <table:table-cell table:style-name="ce34" table:formula="of:=[.B911]&amp;[.A911]" office:value-type="string" office:string-value="200066405247600646" calcext:value-type="string">
            <text:p>200066405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2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03621439195584" calcext:value-type="float">
            <text:p>4</text:p>
          </table:table-cell>
          <table:table-cell table:style-name="ce32" office:value-type="float" office:value="4.03621439195584" calcext:value-type="float">
            <text:p>4</text:p>
          </table:table-cell>
          <table:table-cell table:style-name="ce28" table:formula="of:=[.G912]/[.H912]" office:value-type="float" office:value="1" calcext:value-type="float">
            <text:p>1</text:p>
          </table:table-cell>
          <table:table-cell table:style-name="ce34" table:formula="of:=[.B912]&amp;[.A912]" office:value-type="string" office:string-value="200066405247600729" calcext:value-type="string">
            <text:p>20006640524760072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33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13427669029857" calcext:value-type="float">
            <text:p>4</text:p>
          </table:table-cell>
          <table:table-cell table:style-name="ce32" office:value-type="float" office:value="4.13427669029857" calcext:value-type="float">
            <text:p>4</text:p>
          </table:table-cell>
          <table:table-cell table:style-name="ce28" table:formula="of:=[.G913]/[.H913]" office:value-type="float" office:value="1" calcext:value-type="float">
            <text:p>1</text:p>
          </table:table-cell>
          <table:table-cell table:style-name="ce34" table:formula="of:=[.B913]&amp;[.A913]" office:value-type="string" office:string-value="200066405247700339" calcext:value-type="string">
            <text:p>2000664052477003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2.6012311088763" calcext:value-type="float">
            <text:p>13</text:p>
          </table:table-cell>
          <table:table-cell table:style-name="ce32" office:value-type="float" office:value="12.6012311088763" calcext:value-type="float">
            <text:p>13</text:p>
          </table:table-cell>
          <table:table-cell table:style-name="ce28" table:formula="of:=[.G914]/[.H914]" office:value-type="float" office:value="1" calcext:value-type="float">
            <text:p>1</text:p>
          </table:table-cell>
          <table:table-cell table:style-name="ce34" table:formula="of:=[.B914]&amp;[.A914]" office:value-type="string" office:string-value="200066405247800584" calcext:value-type="string">
            <text:p>200066405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100553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.79688135922306" calcext:value-type="float">
            <text:p>5</text:p>
          </table:table-cell>
          <table:table-cell table:style-name="ce32" office:value-type="float" office:value="4.79688135922306" calcext:value-type="float">
            <text:p>5</text:p>
          </table:table-cell>
          <table:table-cell table:style-name="ce28" table:formula="of:=[.G915]/[.H915]" office:value-type="float" office:value="1" calcext:value-type="float">
            <text:p>1</text:p>
          </table:table-cell>
          <table:table-cell table:style-name="ce34" table:formula="of:=[.B915]&amp;[.A915]" office:value-type="string" office:string-value="200066405249100553" calcext:value-type="string">
            <text:p>2000664052491005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12.9473625850077" calcext:value-type="float">
            <text:p>13</text:p>
          </table:table-cell>
          <table:table-cell table:style-name="ce32" office:value-type="float" office:value="12.9473625850077" calcext:value-type="float">
            <text:p>13</text:p>
          </table:table-cell>
          <table:table-cell table:style-name="ce28" table:formula="of:=[.G916]/[.H916]" office:value-type="float" office:value="1" calcext:value-type="float">
            <text:p>1</text:p>
          </table:table-cell>
          <table:table-cell table:style-name="ce34" table:formula="of:=[.B916]&amp;[.A916]" office:value-type="string" office:string-value="200066405249500109" calcext:value-type="string">
            <text:p>200066405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55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2" office:value-type="float" office:value="4" calcext:value-type="float">
            <text:p>4</text:p>
          </table:table-cell>
          <table:table-cell table:style-name="ce28" table:formula="of:=[.G917]/[.H917]" office:value-type="float" office:value="0" calcext:value-type="float">
            <text:p>0</text:p>
          </table:table-cell>
          <table:table-cell table:style-name="ce34" table:formula="of:=[.B917]&amp;[.A917]" office:value-type="string" office:string-value="200066405249500455" calcext:value-type="string">
            <text:p>2000664052495004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918]/[.H918]" office:value-type="float" office:value="1" calcext:value-type="float">
            <text:p>1</text:p>
          </table:table-cell>
          <table:table-cell table:style-name="ce34" table:formula="of:=[.B918]&amp;[.A918]" office:value-type="string" office:string-value="200066405249500513" calcext:value-type="string">
            <text:p>200066405249500513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</text:p>
          </table:table-cell>
          <table:table-cell table:style-name="ce29" office:value-type="float" office:value="200066405" calcext:value-type="float">
            <text:p>20006640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.03234505956402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.64882943143806" calcext:value-type="float">
            <text:p>9</text:p>
          </table:table-cell>
          <table:table-cell table:style-name="ce32" office:value-type="float" office:value="167.454901768182" calcext:value-type="float">
            <text:p>167</text:p>
          </table:table-cell>
          <table:table-cell table:style-name="ce32" office:value-type="float" office:value="184.136076259183" calcext:value-type="float">
            <text:p>184</text:p>
          </table:table-cell>
          <table:table-cell table:style-name="ce28" table:formula="of:=[.G919]/[.H919]" office:value-type="float" office:value="0.909408439509044" calcext:value-type="float">
            <text:p>0,9094084395</text:p>
          </table:table-cell>
          <table:table-cell table:style-name="ce34" table:formula="of:=[.B919]&amp;[.A919]" office:value-type="string" office:string-value="20006640500000000" calcext:value-type="string">
            <text:p>200066405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5.3183318893852" calcext:value-type="float">
            <text:p>5</text:p>
          </table:table-cell>
          <table:table-cell table:style-name="ce31" office:value-type="float" office:value="36.6986131496973" calcext:value-type="float">
            <text:p>37</text:p>
          </table:table-cell>
          <table:table-cell table:style-name="ce32" office:value-type="float" office:value="42.0169450390825" calcext:value-type="float">
            <text:p>42</text:p>
          </table:table-cell>
          <table:table-cell table:style-name="ce28" table:formula="of:=[.G920]/[.H920]" office:value-type="float" office:value="0.873424117711597" calcext:value-type="float">
            <text:p>0,8734241177</text:p>
          </table:table-cell>
          <table:table-cell table:style-name="ce34" table:formula="of:=[.B920]&amp;[.A920]" office:value-type="string" office:string-value="200066413200010700" calcext:value-type="string">
            <text:p>200066413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office:value-type="float" office:value="9.03148022967353" calcext:value-type="float">
            <text:p>9</text:p>
          </table:table-cell>
          <table:table-cell table:style-name="ce31" office:value-type="float" office:value="10.0282507115916" calcext:value-type="float">
            <text:p>10</text:p>
          </table:table-cell>
          <table:table-cell table:style-name="ce31"/>
          <table:table-cell table:style-name="ce31" office:value-type="float" office:value="65.4178540132285" calcext:value-type="float">
            <text:p>65</text:p>
          </table:table-cell>
          <table:table-cell table:style-name="ce31" office:value-type="float" office:value="1024.89609468334" calcext:value-type="float">
            <text:p>1 025</text:p>
          </table:table-cell>
          <table:table-cell table:style-name="ce32" office:value-type="float" office:value="1109.37367963783" calcext:value-type="float">
            <text:p>1 109</text:p>
          </table:table-cell>
          <table:table-cell table:style-name="ce28" table:formula="of:=[.G921]/[.H921]" office:value-type="float" office:value="0.92385110039561" calcext:value-type="float">
            <text:p>0,9238511004</text:p>
          </table:table-cell>
          <table:table-cell table:style-name="ce34" table:formula="of:=[.B921]&amp;[.A921]" office:value-type="string" office:string-value="200066413200023414" calcext:value-type="string">
            <text:p>200066413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81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3.01396806740708" calcext:value-type="float">
            <text:p>3</text:p>
          </table:table-cell>
          <table:table-cell table:style-name="ce31" office:value-type="float" office:value="11.1304459688337" calcext:value-type="float">
            <text:p>11</text:p>
          </table:table-cell>
          <table:table-cell table:style-name="ce32" office:value-type="float" office:value="14.1444140362408" calcext:value-type="float">
            <text:p>14</text:p>
          </table:table-cell>
          <table:table-cell table:style-name="ce28" table:formula="of:=[.G922]/[.H922]" office:value-type="float" office:value="0.786914603907613" calcext:value-type="float">
            <text:p>0,7869146039</text:p>
          </table:table-cell>
          <table:table-cell table:style-name="ce34" table:formula="of:=[.B922]&amp;[.A922]" office:value-type="string" office:string-value="200066413200033181" calcext:value-type="string">
            <text:p>2000664132000331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103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8.19234243482033" calcext:value-type="float">
            <text:p>8</text:p>
          </table:table-cell>
          <table:table-cell table:style-name="ce32" office:value-type="float" office:value="8.19234243482033" calcext:value-type="float">
            <text:p>8</text:p>
          </table:table-cell>
          <table:table-cell table:style-name="ce28" table:formula="of:=[.G923]/[.H923]" office:value-type="float" office:value="1" calcext:value-type="float">
            <text:p>1</text:p>
          </table:table-cell>
          <table:table-cell table:style-name="ce34" table:formula="of:=[.B923]&amp;[.A923]" office:value-type="string" office:string-value="200066413200035103" calcext:value-type="string">
            <text:p>20006641320003510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5.35714285714286" calcext:value-type="float">
            <text:p>5</text:p>
          </table:table-cell>
          <table:table-cell table:style-name="ce32" office:value-type="float" office:value="5.35714285714286" calcext:value-type="float">
            <text:p>5</text:p>
          </table:table-cell>
          <table:table-cell table:style-name="ce28" table:formula="of:=[.G924]/[.H924]" office:value-type="float" office:value="1" calcext:value-type="float">
            <text:p>1</text:p>
          </table:table-cell>
          <table:table-cell table:style-name="ce34" table:formula="of:=[.B924]&amp;[.A924]" office:value-type="string" office:string-value="200066413200035970" calcext:value-type="string">
            <text:p>200066413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606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2.91921441932331" calcext:value-type="float">
            <text:p>3</text:p>
          </table:table-cell>
          <table:table-cell table:style-name="ce32" office:value-type="float" office:value="2.91921441932331" calcext:value-type="float">
            <text:p>3</text:p>
          </table:table-cell>
          <table:table-cell table:style-name="ce28" table:formula="of:=[.G925]/[.H925]" office:value-type="float" office:value="1" calcext:value-type="float">
            <text:p>1</text:p>
          </table:table-cell>
          <table:table-cell table:style-name="ce34" table:formula="of:=[.B925]&amp;[.A925]" office:value-type="string" office:string-value="200066413200036069" calcext:value-type="string">
            <text:p>20006641320003606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office:value-type="float" office:value="5.05143380697829" calcext:value-type="float">
            <text:p>5</text:p>
          </table:table-cell>
          <table:table-cell table:style-name="ce31"/>
          <table:table-cell table:style-name="ce31" office:value-type="float" office:value="15.0623481444372" calcext:value-type="float">
            <text:p>15</text:p>
          </table:table-cell>
          <table:table-cell table:style-name="ce31" office:value-type="float" office:value="400.71799276563" calcext:value-type="float">
            <text:p>401</text:p>
          </table:table-cell>
          <table:table-cell table:style-name="ce31" office:value-type="float" office:value="245.378252771027" calcext:value-type="float">
            <text:p>245</text:p>
          </table:table-cell>
          <table:table-cell table:style-name="ce32" office:value-type="float" office:value="666.210027488073" calcext:value-type="float">
            <text:p>666</text:p>
          </table:table-cell>
          <table:table-cell table:style-name="ce28" table:formula="of:=[.G926]/[.H926]" office:value-type="float" office:value="0.368319662939057" calcext:value-type="float">
            <text:p>0,3683196629</text:p>
          </table:table-cell>
          <table:table-cell table:style-name="ce34" table:formula="of:=[.B926]&amp;[.A926]" office:value-type="string" office:string-value="200066413200054781" calcext:value-type="string">
            <text:p>200066413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0.1218167115703" calcext:value-type="float">
            <text:p>10</text:p>
          </table:table-cell>
          <table:table-cell table:style-name="ce32" office:value-type="float" office:value="10.1218167115703" calcext:value-type="float">
            <text:p>10</text:p>
          </table:table-cell>
          <table:table-cell table:style-name="ce28" table:formula="of:=[.G927]/[.H927]" office:value-type="float" office:value="1" calcext:value-type="float">
            <text:p>1</text:p>
          </table:table-cell>
          <table:table-cell table:style-name="ce34" table:formula="of:=[.B927]&amp;[.A927]" office:value-type="string" office:string-value="200066413200055655" calcext:value-type="string">
            <text:p>200066413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3.91078398797019" calcext:value-type="float">
            <text:p>4</text:p>
          </table:table-cell>
          <table:table-cell table:style-name="ce31" office:value-type="float" office:value="19.7162224861809" calcext:value-type="float">
            <text:p>20</text:p>
          </table:table-cell>
          <table:table-cell table:style-name="ce32" office:value-type="float" office:value="23.6270064741511" calcext:value-type="float">
            <text:p>24</text:p>
          </table:table-cell>
          <table:table-cell table:style-name="ce28" table:formula="of:=[.G928]/[.H928]" office:value-type="float" office:value="0.834478227605823" calcext:value-type="float">
            <text:p>0,8344782276</text:p>
          </table:table-cell>
          <table:table-cell table:style-name="ce34" table:formula="of:=[.B928]&amp;[.A928]" office:value-type="string" office:string-value="200066413200056232" calcext:value-type="string">
            <text:p>200066413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3.82808699631723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7.82808699631723" calcext:value-type="float">
            <text:p>8</text:p>
          </table:table-cell>
          <table:table-cell table:style-name="ce28" table:formula="of:=[.G929]/[.H929]" office:value-type="float" office:value="0.510980524600943" calcext:value-type="float">
            <text:p>0,5109805246</text:p>
          </table:table-cell>
          <table:table-cell table:style-name="ce34" table:formula="of:=[.B929]&amp;[.A929]" office:value-type="string" office:string-value="200066413200057958" calcext:value-type="string">
            <text:p>200066413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3.07676754827345" calcext:value-type="float">
            <text:p>3</text:p>
          </table:table-cell>
          <table:table-cell table:style-name="ce31" office:value-type="float" office:value="9.8804789027464" calcext:value-type="float">
            <text:p>10</text:p>
          </table:table-cell>
          <table:table-cell table:style-name="ce32" office:value-type="float" office:value="12.9572464510198" calcext:value-type="float">
            <text:p>13</text:p>
          </table:table-cell>
          <table:table-cell table:style-name="ce28" table:formula="of:=[.G930]/[.H930]" office:value-type="float" office:value="0.762544645584689" calcext:value-type="float">
            <text:p>0,7625446456</text:p>
          </table:table-cell>
          <table:table-cell table:style-name="ce34" table:formula="of:=[.B930]&amp;[.A930]" office:value-type="string" office:string-value="200066413200058485" calcext:value-type="string">
            <text:p>200066413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12.6368258482443" calcext:value-type="float">
            <text:p>13</text:p>
          </table:table-cell>
          <table:table-cell table:style-name="ce31" office:value-type="float" office:value="21.9740562680659" calcext:value-type="float">
            <text:p>22</text:p>
          </table:table-cell>
          <table:table-cell table:style-name="ce32" office:value-type="float" office:value="34.6108821163102" calcext:value-type="float">
            <text:p>35</text:p>
          </table:table-cell>
          <table:table-cell table:style-name="ce28" table:formula="of:=[.G931]/[.H931]" office:value-type="float" office:value="0.634888651327113" calcext:value-type="float">
            <text:p>0,6348886513</text:p>
          </table:table-cell>
          <table:table-cell table:style-name="ce34" table:formula="of:=[.B931]&amp;[.A931]" office:value-type="string" office:string-value="200066413200058519" calcext:value-type="string">
            <text:p>200066413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0.0531361207517" calcext:value-type="float">
            <text:p>10</text:p>
          </table:table-cell>
          <table:table-cell table:style-name="ce32" office:value-type="float" office:value="10.0531361207517" calcext:value-type="float">
            <text:p>10</text:p>
          </table:table-cell>
          <table:table-cell table:style-name="ce28" table:formula="of:=[.G932]/[.H932]" office:value-type="float" office:value="1" calcext:value-type="float">
            <text:p>1</text:p>
          </table:table-cell>
          <table:table-cell table:style-name="ce34" table:formula="of:=[.B932]&amp;[.A932]" office:value-type="string" office:string-value="200066413200058782" calcext:value-type="string">
            <text:p>200066413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0.823536716274" calcext:value-type="float">
            <text:p>51</text:p>
          </table:table-cell>
          <table:table-cell table:style-name="ce32" office:value-type="float" office:value="54.823536716274" calcext:value-type="float">
            <text:p>55</text:p>
          </table:table-cell>
          <table:table-cell table:style-name="ce28" table:formula="of:=[.G933]/[.H933]" office:value-type="float" office:value="0.927038636330578" calcext:value-type="float">
            <text:p>0,9270386363</text:p>
          </table:table-cell>
          <table:table-cell table:style-name="ce34" table:formula="of:=[.B933]&amp;[.A933]" office:value-type="string" office:string-value="200066413200059889" calcext:value-type="string">
            <text:p>200066413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63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.05275181739366" calcext:value-type="float">
            <text:p>1</text:p>
          </table:table-cell>
          <table:table-cell table:style-name="ce32" office:value-type="float" office:value="1.05275181739366" calcext:value-type="float">
            <text:p>1</text:p>
          </table:table-cell>
          <table:table-cell table:style-name="ce28" table:formula="of:=[.G934]/[.H934]" office:value-type="float" office:value="1" calcext:value-type="float">
            <text:p>1</text:p>
          </table:table-cell>
          <table:table-cell table:style-name="ce34" table:formula="of:=[.B934]&amp;[.A934]" office:value-type="string" office:string-value="200066413200065563" calcext:value-type="string">
            <text:p>2000664132000655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14.2913524192364" calcext:value-type="float">
            <text:p>14</text:p>
          </table:table-cell>
          <table:table-cell table:style-name="ce31" office:value-type="float" office:value="36.4451083909038" calcext:value-type="float">
            <text:p>36</text:p>
          </table:table-cell>
          <table:table-cell table:style-name="ce32" office:value-type="float" office:value="50.7364608101402" calcext:value-type="float">
            <text:p>51</text:p>
          </table:table-cell>
          <table:table-cell table:style-name="ce28" table:formula="of:=[.G935]/[.H935]" office:value-type="float" office:value="0.718321849986428" calcext:value-type="float">
            <text:p>0,71832185</text:p>
          </table:table-cell>
          <table:table-cell table:style-name="ce34" table:formula="of:=[.B935]&amp;[.A935]" office:value-type="string" office:string-value="200066413200065597" calcext:value-type="string">
            <text:p>200066413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710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3.07676754827345" calcext:value-type="float">
            <text:p>3</text:p>
          </table:table-cell>
          <table:table-cell table:style-name="ce32" office:value-type="float" office:value="3.07676754827345" calcext:value-type="float">
            <text:p>3</text:p>
          </table:table-cell>
          <table:table-cell table:style-name="ce28" table:formula="of:=[.G936]/[.H936]" office:value-type="float" office:value="1" calcext:value-type="float">
            <text:p>1</text:p>
          </table:table-cell>
          <table:table-cell table:style-name="ce34" table:formula="of:=[.B936]&amp;[.A936]" office:value-type="string" office:string-value="200066413200066710" calcext:value-type="string">
            <text:p>20006641320006671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5.07486835476281" calcext:value-type="float">
            <text:p>5</text:p>
          </table:table-cell>
          <table:table-cell table:style-name="ce32" office:value-type="float" office:value="5.07486835476281" calcext:value-type="float">
            <text:p>5</text:p>
          </table:table-cell>
          <table:table-cell table:style-name="ce28" table:formula="of:=[.G937]/[.H937]" office:value-type="float" office:value="1" calcext:value-type="float">
            <text:p>1</text:p>
          </table:table-cell>
          <table:table-cell table:style-name="ce34" table:formula="of:=[.B937]&amp;[.A937]" office:value-type="string" office:string-value="200066413200067999" calcext:value-type="string">
            <text:p>200066413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office:value-type="float" office:value="9.11572135515798" calcext:value-type="float">
            <text:p>9</text:p>
          </table:table-cell>
          <table:table-cell table:style-name="ce31" table:number-columns-repeated="3"/>
          <table:table-cell table:style-name="ce31" office:value-type="float" office:value="104.046325626018" calcext:value-type="float">
            <text:p>104</text:p>
          </table:table-cell>
          <table:table-cell table:style-name="ce32" office:value-type="float" office:value="113.162046981176" calcext:value-type="float">
            <text:p>113</text:p>
          </table:table-cell>
          <table:table-cell table:style-name="ce28" table:formula="of:=[.G938]/[.H938]" office:value-type="float" office:value="0.91944541833293" calcext:value-type="float">
            <text:p>0,9194454183</text:p>
          </table:table-cell>
          <table:table-cell table:style-name="ce34" table:formula="of:=[.B938]&amp;[.A938]" office:value-type="string" office:string-value="200066413200068468" calcext:value-type="string">
            <text:p>200066413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79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2.1087648114946" calcext:value-type="float">
            <text:p>12</text:p>
          </table:table-cell>
          <table:table-cell table:style-name="ce32" office:value-type="float" office:value="12.1087648114946" calcext:value-type="float">
            <text:p>12</text:p>
          </table:table-cell>
          <table:table-cell table:style-name="ce28" table:formula="of:=[.G939]/[.H939]" office:value-type="float" office:value="1" calcext:value-type="float">
            <text:p>1</text:p>
          </table:table-cell>
          <table:table-cell table:style-name="ce34" table:formula="of:=[.B939]&amp;[.A939]" office:value-type="string" office:string-value="200066413200068799" calcext:value-type="string">
            <text:p>2000664132000687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458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4.02931941371375" calcext:value-type="float">
            <text:p>4</text:p>
          </table:table-cell>
          <table:table-cell table:style-name="ce31" office:value-type="float" office:value="100.873910149111" calcext:value-type="float">
            <text:p>101</text:p>
          </table:table-cell>
          <table:table-cell table:style-name="ce32" office:value-type="float" office:value="104.903229562825" calcext:value-type="float">
            <text:p>105</text:p>
          </table:table-cell>
          <table:table-cell table:style-name="ce28" table:formula="of:=[.G940]/[.H940]" office:value-type="float" office:value="0.961590129965439" calcext:value-type="float">
            <text:p>0,96159013</text:p>
          </table:table-cell>
          <table:table-cell table:style-name="ce34" table:formula="of:=[.B940]&amp;[.A940]" office:value-type="string" office:string-value="200066413200069458" calcext:value-type="string">
            <text:p>2000664132000694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/>
          <table:table-cell table:style-name="ce31" office:value-type="float" office:value="7.46762467315773" calcext:value-type="float">
            <text:p>7</text:p>
          </table:table-cell>
          <table:table-cell table:style-name="ce31"/>
          <table:table-cell table:style-name="ce31" office:value-type="float" office:value="14.6942413282039" calcext:value-type="float">
            <text:p>15</text:p>
          </table:table-cell>
          <table:table-cell table:style-name="ce31" office:value-type="float" office:value="582.012134775159" calcext:value-type="float">
            <text:p>582</text:p>
          </table:table-cell>
          <table:table-cell table:style-name="ce32" office:value-type="float" office:value="604.174000776521" calcext:value-type="float">
            <text:p>604</text:p>
          </table:table-cell>
          <table:table-cell table:style-name="ce28" table:formula="of:=[.G941]/[.H941]" office:value-type="float" office:value="0.963318736038165" calcext:value-type="float">
            <text:p>0,963318736</text:p>
          </table:table-cell>
          <table:table-cell table:style-name="ce34" table:formula="of:=[.B941]&amp;[.A941]" office:value-type="string" office:string-value="200066413200069532" calcext:value-type="string">
            <text:p>200066413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21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2.81919994284318" calcext:value-type="float">
            <text:p>3</text:p>
          </table:table-cell>
          <table:table-cell table:style-name="ce32" office:value-type="float" office:value="2.81919994284318" calcext:value-type="float">
            <text:p>3</text:p>
          </table:table-cell>
          <table:table-cell table:style-name="ce28" table:formula="of:=[.G942]/[.H942]" office:value-type="float" office:value="1" calcext:value-type="float">
            <text:p>1</text:p>
          </table:table-cell>
          <table:table-cell table:style-name="ce34" table:formula="of:=[.B942]&amp;[.A942]" office:value-type="string" office:string-value="200066413200069821" calcext:value-type="string">
            <text:p>20006641320006982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3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4.87975951903808" calcext:value-type="float">
            <text:p>5</text:p>
          </table:table-cell>
          <table:table-cell table:style-name="ce32" office:value-type="float" office:value="4.87975951903808" calcext:value-type="float">
            <text:p>5</text:p>
          </table:table-cell>
          <table:table-cell table:style-name="ce28" table:formula="of:=[.G943]/[.H943]" office:value-type="float" office:value="1" calcext:value-type="float">
            <text:p>1</text:p>
          </table:table-cell>
          <table:table-cell table:style-name="ce34" table:formula="of:=[.B943]&amp;[.A943]" office:value-type="string" office:string-value="200066413200069839" calcext:value-type="string">
            <text:p>2000664132000698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4.83333333333333" calcext:value-type="float">
            <text:p>5</text:p>
          </table:table-cell>
          <table:table-cell table:style-name="ce32" office:value-type="float" office:value="4.83333333333333" calcext:value-type="float">
            <text:p>5</text:p>
          </table:table-cell>
          <table:table-cell table:style-name="ce28" table:formula="of:=[.G944]/[.H944]" office:value-type="float" office:value="1" calcext:value-type="float">
            <text:p>1</text:p>
          </table:table-cell>
          <table:table-cell table:style-name="ce34" table:formula="of:=[.B944]&amp;[.A944]" office:value-type="string" office:string-value="200066413200070068" calcext:value-type="string">
            <text:p>200066413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4.8659793814433" calcext:value-type="float">
            <text:p>5</text:p>
          </table:table-cell>
          <table:table-cell table:style-name="ce32" office:value-type="float" office:value="4.8659793814433" calcext:value-type="float">
            <text:p>5</text:p>
          </table:table-cell>
          <table:table-cell table:style-name="ce28" table:formula="of:=[.G945]/[.H945]" office:value-type="float" office:value="1" calcext:value-type="float">
            <text:p>1</text:p>
          </table:table-cell>
          <table:table-cell table:style-name="ce34" table:formula="of:=[.B945]&amp;[.A945]" office:value-type="string" office:string-value="200066413200070142" calcext:value-type="string">
            <text:p>200066413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9.3892344348687" calcext:value-type="float">
            <text:p>19</text:p>
          </table:table-cell>
          <table:table-cell table:style-name="ce32" office:value-type="float" office:value="19.3892344348687" calcext:value-type="float">
            <text:p>19</text:p>
          </table:table-cell>
          <table:table-cell table:style-name="ce28" table:formula="of:=[.G946]/[.H946]" office:value-type="float" office:value="1" calcext:value-type="float">
            <text:p>1</text:p>
          </table:table-cell>
          <table:table-cell table:style-name="ce34" table:formula="of:=[.B946]&amp;[.A946]" office:value-type="string" office:string-value="200066413200070449" calcext:value-type="string">
            <text:p>200066413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344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3.01396806740708" calcext:value-type="float">
            <text:p>3</text:p>
          </table:table-cell>
          <table:table-cell table:style-name="ce32" office:value-type="float" office:value="3.01396806740708" calcext:value-type="float">
            <text:p>3</text:p>
          </table:table-cell>
          <table:table-cell table:style-name="ce28" table:formula="of:=[.G947]/[.H947]" office:value-type="float" office:value="1" calcext:value-type="float">
            <text:p>1</text:p>
          </table:table-cell>
          <table:table-cell table:style-name="ce34" table:formula="of:=[.B947]&amp;[.A947]" office:value-type="string" office:string-value="200066413200073344" calcext:value-type="string">
            <text:p>2000664132000733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/>
          <table:table-cell table:style-name="ce31" office:value-type="float" office:value="3.03078797955578" calcext:value-type="float">
            <text:p>3</text:p>
          </table:table-cell>
          <table:table-cell table:style-name="ce31" table:number-columns-repeated="2"/>
          <table:table-cell table:style-name="ce31" office:value-type="float" office:value="4.8659793814433" calcext:value-type="float">
            <text:p>5</text:p>
          </table:table-cell>
          <table:table-cell table:style-name="ce32" office:value-type="float" office:value="7.89676736099908" calcext:value-type="float">
            <text:p>8</text:p>
          </table:table-cell>
          <table:table-cell table:style-name="ce28" table:formula="of:=[.G948]/[.H948]" office:value-type="float" office:value="0.616198902537717" calcext:value-type="float">
            <text:p>0,6161989025</text:p>
          </table:table-cell>
          <table:table-cell table:style-name="ce34" table:formula="of:=[.B948]&amp;[.A948]" office:value-type="string" office:string-value="200066413241400415" calcext:value-type="string">
            <text:p>200066413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514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0.4938271604938" calcext:value-type="float">
            <text:p>10</text:p>
          </table:table-cell>
          <table:table-cell table:style-name="ce32" office:value-type="float" office:value="10.4938271604938" calcext:value-type="float">
            <text:p>10</text:p>
          </table:table-cell>
          <table:table-cell table:style-name="ce28" table:formula="of:=[.G949]/[.H949]" office:value-type="float" office:value="1" calcext:value-type="float">
            <text:p>1</text:p>
          </table:table-cell>
          <table:table-cell table:style-name="ce34" table:formula="of:=[.B949]&amp;[.A949]" office:value-type="string" office:string-value="200066413241400514" calcext:value-type="string">
            <text:p>2000664132414005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78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9.908761956568" calcext:value-type="float">
            <text:p>20</text:p>
          </table:table-cell>
          <table:table-cell table:style-name="ce32" office:value-type="float" office:value="19.908761956568" calcext:value-type="float">
            <text:p>20</text:p>
          </table:table-cell>
          <table:table-cell table:style-name="ce28" table:formula="of:=[.G950]/[.H950]" office:value-type="float" office:value="1" calcext:value-type="float">
            <text:p>1</text:p>
          </table:table-cell>
          <table:table-cell table:style-name="ce34" table:formula="of:=[.B950]&amp;[.A950]" office:value-type="string" office:string-value="200066413241400878" calcext:value-type="string">
            <text:p>20006641324140087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376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4.97831884266096" calcext:value-type="float">
            <text:p>5</text:p>
          </table:table-cell>
          <table:table-cell table:style-name="ce32" office:value-type="float" office:value="4.97831884266096" calcext:value-type="float">
            <text:p>5</text:p>
          </table:table-cell>
          <table:table-cell table:style-name="ce28" table:formula="of:=[.G951]/[.H951]" office:value-type="float" office:value="1" calcext:value-type="float">
            <text:p>1</text:p>
          </table:table-cell>
          <table:table-cell table:style-name="ce34" table:formula="of:=[.B951]&amp;[.A951]" office:value-type="string" office:string-value="200066413246000376" calcext:value-type="string">
            <text:p>20006641324600037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64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2" office:value-type="float" office:value="4" calcext:value-type="float">
            <text:p>4</text:p>
          </table:table-cell>
          <table:table-cell table:style-name="ce28" table:formula="of:=[.G952]/[.H952]" office:value-type="float" office:value="0" calcext:value-type="float">
            <text:p>0</text:p>
          </table:table-cell>
          <table:table-cell table:style-name="ce34" table:formula="of:=[.B952]&amp;[.A952]" office:value-type="string" office:string-value="200066413246000764" calcext:value-type="string">
            <text:p>20006641324600076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848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4.125" calcext:value-type="float">
            <text:p>4</text:p>
          </table:table-cell>
          <table:table-cell table:style-name="ce32" office:value-type="float" office:value="4.125" calcext:value-type="float">
            <text:p>4</text:p>
          </table:table-cell>
          <table:table-cell table:style-name="ce28" table:formula="of:=[.G953]/[.H953]" office:value-type="float" office:value="1" calcext:value-type="float">
            <text:p>1</text:p>
          </table:table-cell>
          <table:table-cell table:style-name="ce34" table:formula="of:=[.B953]&amp;[.A953]" office:value-type="string" office:string-value="200066413246000848" calcext:value-type="string">
            <text:p>20006641324600084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100663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4.16494845360825" calcext:value-type="float">
            <text:p>4</text:p>
          </table:table-cell>
          <table:table-cell table:style-name="ce32" office:value-type="float" office:value="4.16494845360825" calcext:value-type="float">
            <text:p>4</text:p>
          </table:table-cell>
          <table:table-cell table:style-name="ce28" table:formula="of:=[.G954]/[.H954]" office:value-type="float" office:value="1" calcext:value-type="float">
            <text:p>1</text:p>
          </table:table-cell>
          <table:table-cell table:style-name="ce34" table:formula="of:=[.B954]&amp;[.A954]" office:value-type="string" office:string-value="200066413246100663" calcext:value-type="string">
            <text:p>2000664132461006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497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2.91921441932331" calcext:value-type="float">
            <text:p>3</text:p>
          </table:table-cell>
          <table:table-cell table:style-name="ce32" office:value-type="float" office:value="2.91921441932331" calcext:value-type="float">
            <text:p>3</text:p>
          </table:table-cell>
          <table:table-cell table:style-name="ce28" table:formula="of:=[.G955]/[.H955]" office:value-type="float" office:value="1" calcext:value-type="float">
            <text:p>1</text:p>
          </table:table-cell>
          <table:table-cell table:style-name="ce34" table:formula="of:=[.B955]&amp;[.A955]" office:value-type="string" office:string-value="200066413247600497" calcext:value-type="string">
            <text:p>2000664132476004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3"/>
          <table:table-cell table:style-name="ce31" office:value-type="float" office:value="4.09756097560976" calcext:value-type="float">
            <text:p>4</text:p>
          </table:table-cell>
          <table:table-cell table:style-name="ce31" office:value-type="float" office:value="12.3133734261832" calcext:value-type="float">
            <text:p>12</text:p>
          </table:table-cell>
          <table:table-cell table:style-name="ce32" office:value-type="float" office:value="16.4109344017929" calcext:value-type="float">
            <text:p>16</text:p>
          </table:table-cell>
          <table:table-cell table:style-name="ce28" table:formula="of:=[.G956]/[.H956]" office:value-type="float" office:value="0.750315193803828" calcext:value-type="float">
            <text:p>0,7503151938</text:p>
          </table:table-cell>
          <table:table-cell table:style-name="ce34" table:formula="of:=[.B956]&amp;[.A956]" office:value-type="string" office:string-value="200066413247600539" calcext:value-type="string">
            <text:p>200066413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88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5.52714749333484" calcext:value-type="float">
            <text:p>6</text:p>
          </table:table-cell>
          <table:table-cell table:style-name="ce32" office:value-type="float" office:value="5.52714749333484" calcext:value-type="float">
            <text:p>6</text:p>
          </table:table-cell>
          <table:table-cell table:style-name="ce28" table:formula="of:=[.G957]/[.H957]" office:value-type="float" office:value="1" calcext:value-type="float">
            <text:p>1</text:p>
          </table:table-cell>
          <table:table-cell table:style-name="ce34" table:formula="of:=[.B957]&amp;[.A957]" office:value-type="string" office:string-value="200066413247600588" calcext:value-type="string">
            <text:p>20006641324760058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/>
          <table:table-cell table:style-name="ce31" office:value-type="float" office:value="1.00086486766724" calcext:value-type="float">
            <text:p>1</text:p>
          </table:table-cell>
          <table:table-cell table:style-name="ce31" table:number-columns-repeated="2"/>
          <table:table-cell table:style-name="ce31" office:value-type="float" office:value="69.8487437740294" calcext:value-type="float">
            <text:p>70</text:p>
          </table:table-cell>
          <table:table-cell table:style-name="ce32" office:value-type="float" office:value="70.8496086416967" calcext:value-type="float">
            <text:p>71</text:p>
          </table:table-cell>
          <table:table-cell table:style-name="ce28" table:formula="of:=[.G958]/[.H958]" office:value-type="float" office:value="0.98587338890284" calcext:value-type="float">
            <text:p>0,9858733889</text:p>
          </table:table-cell>
          <table:table-cell table:style-name="ce34" table:formula="of:=[.B958]&amp;[.A958]" office:value-type="string" office:string-value="200066413247600596" calcext:value-type="string">
            <text:p>200066413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4.5891562999055" calcext:value-type="float">
            <text:p>15</text:p>
          </table:table-cell>
          <table:table-cell table:style-name="ce32" office:value-type="float" office:value="14.5891562999055" calcext:value-type="float">
            <text:p>15</text:p>
          </table:table-cell>
          <table:table-cell table:style-name="ce28" table:formula="of:=[.G959]/[.H959]" office:value-type="float" office:value="1" calcext:value-type="float">
            <text:p>1</text:p>
          </table:table-cell>
          <table:table-cell table:style-name="ce34" table:formula="of:=[.B959]&amp;[.A959]" office:value-type="string" office:string-value="200066413247600620" calcext:value-type="string">
            <text:p>200066413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9.55751440041892" calcext:value-type="float">
            <text:p>10</text:p>
          </table:table-cell>
          <table:table-cell table:style-name="ce32" office:value-type="float" office:value="9.55751440041892" calcext:value-type="float">
            <text:p>10</text:p>
          </table:table-cell>
          <table:table-cell table:style-name="ce28" table:formula="of:=[.G960]/[.H960]" office:value-type="float" office:value="1" calcext:value-type="float">
            <text:p>1</text:p>
          </table:table-cell>
          <table:table-cell table:style-name="ce34" table:formula="of:=[.B960]&amp;[.A960]" office:value-type="string" office:string-value="200066413247600646" calcext:value-type="string">
            <text:p>200066413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86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9.65972222222222" calcext:value-type="float">
            <text:p>10</text:p>
          </table:table-cell>
          <table:table-cell table:style-name="ce32" office:value-type="float" office:value="9.65972222222222" calcext:value-type="float">
            <text:p>10</text:p>
          </table:table-cell>
          <table:table-cell table:style-name="ce28" table:formula="of:=[.G961]/[.H961]" office:value-type="float" office:value="1" calcext:value-type="float">
            <text:p>1</text:p>
          </table:table-cell>
          <table:table-cell table:style-name="ce34" table:formula="of:=[.B961]&amp;[.A961]" office:value-type="string" office:string-value="200066413247600786" calcext:value-type="string">
            <text:p>20006641324760078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057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3.18791043295267" calcext:value-type="float">
            <text:p>3</text:p>
          </table:table-cell>
          <table:table-cell table:style-name="ce32" office:value-type="float" office:value="3.18791043295267" calcext:value-type="float">
            <text:p>3</text:p>
          </table:table-cell>
          <table:table-cell table:style-name="ce28" table:formula="of:=[.G962]/[.H962]" office:value-type="float" office:value="1" calcext:value-type="float">
            <text:p>1</text:p>
          </table:table-cell>
          <table:table-cell table:style-name="ce34" table:formula="of:=[.B962]&amp;[.A962]" office:value-type="string" office:string-value="200066413247700057" calcext:value-type="string">
            <text:p>20006641324770005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644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5.24691358024691" calcext:value-type="float">
            <text:p>5</text:p>
          </table:table-cell>
          <table:table-cell table:style-name="ce32" office:value-type="float" office:value="5.24691358024691" calcext:value-type="float">
            <text:p>5</text:p>
          </table:table-cell>
          <table:table-cell table:style-name="ce28" table:formula="of:=[.G963]/[.H963]" office:value-type="float" office:value="1" calcext:value-type="float">
            <text:p>1</text:p>
          </table:table-cell>
          <table:table-cell table:style-name="ce34" table:formula="of:=[.B963]&amp;[.A963]" office:value-type="string" office:string-value="200066413247700644" calcext:value-type="string">
            <text:p>2000664132477006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701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2"/>
          <table:table-cell table:style-name="ce31" office:value-type="float" office:value="3.92344497607656" calcext:value-type="float">
            <text:p>4</text:p>
          </table:table-cell>
          <table:table-cell table:style-name="ce31" table:number-columns-repeated="2"/>
          <table:table-cell table:style-name="ce32" office:value-type="float" office:value="3.92344497607656" calcext:value-type="float">
            <text:p>4</text:p>
          </table:table-cell>
          <table:table-cell table:style-name="ce28" table:formula="of:=[.G964]/[.H964]" office:value-type="float" office:value="0" calcext:value-type="float">
            <text:p>0</text:p>
          </table:table-cell>
          <table:table-cell table:style-name="ce34" table:formula="of:=[.B964]&amp;[.A964]" office:value-type="string" office:string-value="200066413247700701" calcext:value-type="string">
            <text:p>20006641324770070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2.9803176421704" calcext:value-type="float">
            <text:p>13</text:p>
          </table:table-cell>
          <table:table-cell table:style-name="ce32" office:value-type="float" office:value="12.9803176421704" calcext:value-type="float">
            <text:p>13</text:p>
          </table:table-cell>
          <table:table-cell table:style-name="ce28" table:formula="of:=[.G965]/[.H965]" office:value-type="float" office:value="1" calcext:value-type="float">
            <text:p>1</text:p>
          </table:table-cell>
          <table:table-cell table:style-name="ce34" table:formula="of:=[.B965]&amp;[.A965]" office:value-type="string" office:string-value="200066413247800584" calcext:value-type="string">
            <text:p>200066413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1" table:number-columns-repeated="4"/>
          <table:table-cell table:style-name="ce31" office:value-type="float" office:value="14.736085150727" calcext:value-type="float">
            <text:p>15</text:p>
          </table:table-cell>
          <table:table-cell table:style-name="ce32" office:value-type="float" office:value="14.736085150727" calcext:value-type="float">
            <text:p>15</text:p>
          </table:table-cell>
          <table:table-cell table:style-name="ce28" table:formula="of:=[.G966]/[.H966]" office:value-type="float" office:value="1" calcext:value-type="float">
            <text:p>1</text:p>
          </table:table-cell>
          <table:table-cell table:style-name="ce34" table:formula="of:=[.B966]&amp;[.A966]" office:value-type="string" office:string-value="200066413249500109" calcext:value-type="string">
            <text:p>200066413249500109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9" office:value-type="float" office:value="200066413" calcext:value-type="float">
            <text:p>20006641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.02931941371344" calcext:value-type="float">
            <text:p>4</text:p>
          </table:table-cell>
          <table:table-cell table:style-name="ce32" office:value-type="float" office:value="8.07869022942532" calcext:value-type="float">
            <text:p>8</text:p>
          </table:table-cell>
          <table:table-cell table:style-name="ce32" office:value-type="float" office:value="20.5738958467369" calcext:value-type="float">
            <text:p>21</text:p>
          </table:table-cell>
          <table:table-cell table:style-name="ce32" office:value-type="float" office:value="135.741763392783" calcext:value-type="float">
            <text:p>136</text:p>
          </table:table-cell>
          <table:table-cell table:style-name="ce32" office:value-type="float" office:value="168.423668882653" calcext:value-type="float">
            <text:p>168</text:p>
          </table:table-cell>
          <table:table-cell table:style-name="ce28" table:formula="of:=[.G967]/[.H967]" office:value-type="float" office:value="0.805954200459555" calcext:value-type="float">
            <text:p>0,8059542005</text:p>
          </table:table-cell>
          <table:table-cell table:style-name="ce34" table:formula="of:=[.B967]&amp;[.A967]" office:value-type="string" office:string-value="200066413000000000" calcext:value-type="string">
            <text:p>200066413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06971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01414677276746" calcext:value-type="float">
            <text:p>4</text:p>
          </table:table-cell>
          <table:table-cell table:style-name="ce32" office:value-type="float" office:value="4.01414677276746" calcext:value-type="float">
            <text:p>4</text:p>
          </table:table-cell>
          <table:table-cell table:style-name="ce28" table:formula="of:=[.G968]/[.H968]" office:value-type="float" office:value="1" calcext:value-type="float">
            <text:p>1</text:p>
          </table:table-cell>
          <table:table-cell table:style-name="ce34" table:formula="of:=[.B968]&amp;[.A968]" office:value-type="string" office:string-value="200066462200006971" calcext:value-type="string">
            <text:p>20006646220000697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3"/>
          <table:table-cell table:style-name="ce31" office:value-type="float" office:value="8.67794930769644" calcext:value-type="float">
            <text:p>9</text:p>
          </table:table-cell>
          <table:table-cell table:style-name="ce31" office:value-type="float" office:value="168.14119433306" calcext:value-type="float">
            <text:p>168</text:p>
          </table:table-cell>
          <table:table-cell table:style-name="ce32" office:value-type="float" office:value="176.819143640756" calcext:value-type="float">
            <text:p>177</text:p>
          </table:table-cell>
          <table:table-cell table:style-name="ce28" table:formula="of:=[.G969]/[.H969]" office:value-type="float" office:value="0.950921890418565" calcext:value-type="float">
            <text:p>0,9509218904</text:p>
          </table:table-cell>
          <table:table-cell table:style-name="ce34" table:formula="of:=[.B969]&amp;[.A969]" office:value-type="string" office:string-value="200066462200023414" calcext:value-type="string">
            <text:p>200066462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81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102.30047675542" calcext:value-type="float">
            <text:p>102</text:p>
          </table:table-cell>
          <table:table-cell table:style-name="ce32" office:value-type="float" office:value="102.30047675542" calcext:value-type="float">
            <text:p>102</text:p>
          </table:table-cell>
          <table:table-cell table:style-name="ce28" table:formula="of:=[.G970]/[.H970]" office:value-type="float" office:value="1" calcext:value-type="float">
            <text:p>1</text:p>
          </table:table-cell>
          <table:table-cell table:style-name="ce34" table:formula="of:=[.B970]&amp;[.A970]" office:value-type="string" office:string-value="200066462200033181" calcext:value-type="string">
            <text:p>2000664622000331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103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68960588994239" calcext:value-type="float">
            <text:p>5</text:p>
          </table:table-cell>
          <table:table-cell table:style-name="ce32" office:value-type="float" office:value="4.68960588994239" calcext:value-type="float">
            <text:p>5</text:p>
          </table:table-cell>
          <table:table-cell table:style-name="ce28" table:formula="of:=[.G971]/[.H971]" office:value-type="float" office:value="1" calcext:value-type="float">
            <text:p>1</text:p>
          </table:table-cell>
          <table:table-cell table:style-name="ce34" table:formula="of:=[.B971]&amp;[.A971]" office:value-type="string" office:string-value="200066462200035103" calcext:value-type="string">
            <text:p>20006646220003510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81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68960588994239" calcext:value-type="float">
            <text:p>5</text:p>
          </table:table-cell>
          <table:table-cell table:style-name="ce32" office:value-type="float" office:value="4.68960588994239" calcext:value-type="float">
            <text:p>5</text:p>
          </table:table-cell>
          <table:table-cell table:style-name="ce28" table:formula="of:=[.G972]/[.H972]" office:value-type="float" office:value="1" calcext:value-type="float">
            <text:p>1</text:p>
          </table:table-cell>
          <table:table-cell table:style-name="ce34" table:formula="of:=[.B972]&amp;[.A972]" office:value-type="string" office:string-value="200066462200035814" calcext:value-type="string">
            <text:p>2000664622000358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68960588994239" calcext:value-type="float">
            <text:p>5</text:p>
          </table:table-cell>
          <table:table-cell table:style-name="ce32" office:value-type="float" office:value="4.68960588994239" calcext:value-type="float">
            <text:p>5</text:p>
          </table:table-cell>
          <table:table-cell table:style-name="ce28" table:formula="of:=[.G973]/[.H973]" office:value-type="float" office:value="1" calcext:value-type="float">
            <text:p>1</text:p>
          </table:table-cell>
          <table:table-cell table:style-name="ce34" table:formula="of:=[.B973]&amp;[.A973]" office:value-type="string" office:string-value="200066462200035970" calcext:value-type="string">
            <text:p>200066462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606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12.869898387877" calcext:value-type="float">
            <text:p>13</text:p>
          </table:table-cell>
          <table:table-cell table:style-name="ce32" office:value-type="float" office:value="12.869898387877" calcext:value-type="float">
            <text:p>13</text:p>
          </table:table-cell>
          <table:table-cell table:style-name="ce28" table:formula="of:=[.G974]/[.H974]" office:value-type="float" office:value="1" calcext:value-type="float">
            <text:p>1</text:p>
          </table:table-cell>
          <table:table-cell table:style-name="ce34" table:formula="of:=[.B974]&amp;[.A974]" office:value-type="string" office:string-value="200066462200036069" calcext:value-type="string">
            <text:p>20006646220003606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8.11292159839508" calcext:value-type="float">
            <text:p>8</text:p>
          </table:table-cell>
          <table:table-cell table:style-name="ce31" office:value-type="float" office:value="12.8714240717606" calcext:value-type="float">
            <text:p>13</text:p>
          </table:table-cell>
          <table:table-cell table:style-name="ce31" office:value-type="float" office:value="8.02185602539112" calcext:value-type="float">
            <text:p>8</text:p>
          </table:table-cell>
          <table:table-cell table:style-name="ce31" office:value-type="float" office:value="263.672630538906" calcext:value-type="float">
            <text:p>264</text:p>
          </table:table-cell>
          <table:table-cell table:style-name="ce31" office:value-type="float" office:value="570.469693737401" calcext:value-type="float">
            <text:p>570</text:p>
          </table:table-cell>
          <table:table-cell table:style-name="ce32" office:value-type="float" office:value="863.148525971854" calcext:value-type="float">
            <text:p>863</text:p>
          </table:table-cell>
          <table:table-cell table:style-name="ce28" table:formula="of:=[.G975]/[.H975]" office:value-type="float" office:value="0.660917184670027" calcext:value-type="float">
            <text:p>0,6609171847</text:p>
          </table:table-cell>
          <table:table-cell table:style-name="ce34" table:formula="of:=[.B975]&amp;[.A975]" office:value-type="string" office:string-value="200066462200054781" calcext:value-type="string">
            <text:p>200066462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6.8430747718575" calcext:value-type="float">
            <text:p>17</text:p>
          </table:table-cell>
          <table:table-cell table:style-name="ce32" office:value-type="float" office:value="20.8430747718575" calcext:value-type="float">
            <text:p>21</text:p>
          </table:table-cell>
          <table:table-cell table:style-name="ce28" table:formula="of:=[.G976]/[.H976]" office:value-type="float" office:value="0.808089735138271" calcext:value-type="float">
            <text:p>0,8080897351</text:p>
          </table:table-cell>
          <table:table-cell table:style-name="ce34" table:formula="of:=[.B976]&amp;[.A976]" office:value-type="string" office:string-value="200066462200055655" calcext:value-type="string">
            <text:p>200066462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25.7163874844924" calcext:value-type="float">
            <text:p>26</text:p>
          </table:table-cell>
          <table:table-cell table:style-name="ce32" office:value-type="float" office:value="25.7163874844924" calcext:value-type="float">
            <text:p>26</text:p>
          </table:table-cell>
          <table:table-cell table:style-name="ce28" table:formula="of:=[.G977]/[.H977]" office:value-type="float" office:value="1" calcext:value-type="float">
            <text:p>1</text:p>
          </table:table-cell>
          <table:table-cell table:style-name="ce34" table:formula="of:=[.B977]&amp;[.A977]" office:value-type="string" office:string-value="200066462200056232" calcext:value-type="string">
            <text:p>200066462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978]/[.H978]" office:value-type="float" office:value="1" calcext:value-type="float">
            <text:p>1</text:p>
          </table:table-cell>
          <table:table-cell table:style-name="ce34" table:formula="of:=[.B978]&amp;[.A978]" office:value-type="string" office:string-value="200066462200057859" calcext:value-type="string">
            <text:p>200066462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4.24870466321244" calcext:value-type="float">
            <text:p>4</text:p>
          </table:table-cell>
          <table:table-cell table:style-name="ce31" table:number-columns-repeated="3"/>
          <table:table-cell table:style-name="ce31" office:value-type="float" office:value="9.32116843132838" calcext:value-type="float">
            <text:p>9</text:p>
          </table:table-cell>
          <table:table-cell table:style-name="ce32" office:value-type="float" office:value="13.5698730945408" calcext:value-type="float">
            <text:p>14</text:p>
          </table:table-cell>
          <table:table-cell table:style-name="ce28" table:formula="of:=[.G979]/[.H979]" office:value-type="float" office:value="0.68690166565215" calcext:value-type="float">
            <text:p>0,6869016657</text:p>
          </table:table-cell>
          <table:table-cell table:style-name="ce34" table:formula="of:=[.B979]&amp;[.A979]" office:value-type="string" office:string-value="200066462200057958" calcext:value-type="string">
            <text:p>200066462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360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12.7467514158846" calcext:value-type="float">
            <text:p>13</text:p>
          </table:table-cell>
          <table:table-cell table:style-name="ce32" office:value-type="float" office:value="12.7467514158846" calcext:value-type="float">
            <text:p>13</text:p>
          </table:table-cell>
          <table:table-cell table:style-name="ce28" table:formula="of:=[.G980]/[.H980]" office:value-type="float" office:value="1" calcext:value-type="float">
            <text:p>1</text:p>
          </table:table-cell>
          <table:table-cell table:style-name="ce34" table:formula="of:=[.B980]&amp;[.A980]" office:value-type="string" office:string-value="200066462200058360" calcext:value-type="string">
            <text:p>20006646220005836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2"/>
          <table:table-cell table:style-name="ce31" office:value-type="float" office:value="16.2548345994947" calcext:value-type="float">
            <text:p>16</text:p>
          </table:table-cell>
          <table:table-cell table:style-name="ce31"/>
          <table:table-cell table:style-name="ce31" office:value-type="float" office:value="4.01795725381795" calcext:value-type="float">
            <text:p>4</text:p>
          </table:table-cell>
          <table:table-cell table:style-name="ce32" office:value-type="float" office:value="20.2727918533126" calcext:value-type="float">
            <text:p>20</text:p>
          </table:table-cell>
          <table:table-cell table:style-name="ce28" table:formula="of:=[.G981]/[.H981]" office:value-type="float" office:value="0.198194569494453" calcext:value-type="float">
            <text:p>0,1981945695</text:p>
          </table:table-cell>
          <table:table-cell table:style-name="ce34" table:formula="of:=[.B981]&amp;[.A981]" office:value-type="string" office:string-value="200066462200058485" calcext:value-type="string">
            <text:p>200066462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3"/>
          <table:table-cell table:style-name="ce31" office:value-type="float" office:value="4.68960588994239" calcext:value-type="float">
            <text:p>5</text:p>
          </table:table-cell>
          <table:table-cell table:style-name="ce31" office:value-type="float" office:value="38.1833438658884" calcext:value-type="float">
            <text:p>38</text:p>
          </table:table-cell>
          <table:table-cell table:style-name="ce32" office:value-type="float" office:value="42.8729497558308" calcext:value-type="float">
            <text:p>43</text:p>
          </table:table-cell>
          <table:table-cell table:style-name="ce28" table:formula="of:=[.G982]/[.H982]" office:value-type="float" office:value="0.890616206334051" calcext:value-type="float">
            <text:p>0,8906162063</text:p>
          </table:table-cell>
          <table:table-cell table:style-name="ce34" table:formula="of:=[.B982]&amp;[.A982]" office:value-type="string" office:string-value="200066462200058519" calcext:value-type="string">
            <text:p>200066462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32.5252776388587" calcext:value-type="float">
            <text:p>33</text:p>
          </table:table-cell>
          <table:table-cell table:style-name="ce31" office:value-type="float" office:value="244.331811433846" calcext:value-type="float">
            <text:p>244</text:p>
          </table:table-cell>
          <table:table-cell table:style-name="ce32" office:value-type="float" office:value="280.857089072705" calcext:value-type="float">
            <text:p>281</text:p>
          </table:table-cell>
          <table:table-cell table:style-name="ce28" table:formula="of:=[.G983]/[.H983]" office:value-type="float" office:value="0.869950665089307" calcext:value-type="float">
            <text:p>0,8699506651</text:p>
          </table:table-cell>
          <table:table-cell table:style-name="ce34" table:formula="of:=[.B983]&amp;[.A983]" office:value-type="string" office:string-value="200066462200058782" calcext:value-type="string">
            <text:p>200066462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228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4.68960588994239" calcext:value-type="float">
            <text:p>5</text:p>
          </table:table-cell>
          <table:table-cell table:style-name="ce32" office:value-type="float" office:value="8.68960588994239" calcext:value-type="float">
            <text:p>9</text:p>
          </table:table-cell>
          <table:table-cell table:style-name="ce28" table:formula="of:=[.G984]/[.H984]" office:value-type="float" office:value="0.539679929025352" calcext:value-type="float">
            <text:p>0,539679929</text:p>
          </table:table-cell>
          <table:table-cell table:style-name="ce34" table:formula="of:=[.B984]&amp;[.A984]" office:value-type="string" office:string-value="200066462200059228" calcext:value-type="string">
            <text:p>20006646220005922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1" office:value-type="float" office:value="18.8086505354078" calcext:value-type="float">
            <text:p>19</text:p>
          </table:table-cell>
          <table:table-cell table:style-name="ce31" office:value-type="float" office:value="128.208733192025" calcext:value-type="float">
            <text:p>128</text:p>
          </table:table-cell>
          <table:table-cell table:style-name="ce32" office:value-type="float" office:value="152.017383727433" calcext:value-type="float">
            <text:p>152</text:p>
          </table:table-cell>
          <table:table-cell table:style-name="ce28" table:formula="of:=[.G985]/[.H985]" office:value-type="float" office:value="0.843382053080872" calcext:value-type="float">
            <text:p>0,8433820531</text:p>
          </table:table-cell>
          <table:table-cell table:style-name="ce34" table:formula="of:=[.B985]&amp;[.A985]" office:value-type="string" office:string-value="200066462200059889" calcext:value-type="string">
            <text:p>200066462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63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11.9827619394458" calcext:value-type="float">
            <text:p>12</text:p>
          </table:table-cell>
          <table:table-cell table:style-name="ce32" office:value-type="float" office:value="11.9827619394458" calcext:value-type="float">
            <text:p>12</text:p>
          </table:table-cell>
          <table:table-cell table:style-name="ce28" table:formula="of:=[.G986]/[.H986]" office:value-type="float" office:value="1" calcext:value-type="float">
            <text:p>1</text:p>
          </table:table-cell>
          <table:table-cell table:style-name="ce34" table:formula="of:=[.B986]&amp;[.A986]" office:value-type="string" office:string-value="200066462200065563" calcext:value-type="string">
            <text:p>2000664622000655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987]/[.H987]" office:value-type="float" office:value="1" calcext:value-type="float">
            <text:p>1</text:p>
          </table:table-cell>
          <table:table-cell table:style-name="ce34" table:formula="of:=[.B987]&amp;[.A987]" office:value-type="string" office:string-value="200066462200065597" calcext:value-type="string">
            <text:p>200066462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801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988]/[.H988]" office:value-type="float" office:value="1" calcext:value-type="float">
            <text:p>1</text:p>
          </table:table-cell>
          <table:table-cell table:style-name="ce34" table:formula="of:=[.B988]&amp;[.A988]" office:value-type="string" office:string-value="200066462200066801" calcext:value-type="string">
            <text:p>20006646220006680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35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9.30082770437161" calcext:value-type="float">
            <text:p>9</text:p>
          </table:table-cell>
          <table:table-cell table:style-name="ce32" office:value-type="float" office:value="9.30082770437161" calcext:value-type="float">
            <text:p>9</text:p>
          </table:table-cell>
          <table:table-cell table:style-name="ce28" table:formula="of:=[.G989]/[.H989]" office:value-type="float" office:value="1" calcext:value-type="float">
            <text:p>1</text:p>
          </table:table-cell>
          <table:table-cell table:style-name="ce34" table:formula="of:=[.B989]&amp;[.A989]" office:value-type="string" office:string-value="200066462200068435" calcext:value-type="string">
            <text:p>20006646220006843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15.8697355291634" calcext:value-type="float">
            <text:p>16</text:p>
          </table:table-cell>
          <table:table-cell table:style-name="ce31"/>
          <table:table-cell table:style-name="ce31" office:value-type="float" office:value="4.02758620689655" calcext:value-type="float">
            <text:p>4</text:p>
          </table:table-cell>
          <table:table-cell table:style-name="ce31" office:value-type="float" office:value="4.68960588994239" calcext:value-type="float">
            <text:p>5</text:p>
          </table:table-cell>
          <table:table-cell table:style-name="ce31" office:value-type="float" office:value="736.554715679537" calcext:value-type="float">
            <text:p>737</text:p>
          </table:table-cell>
          <table:table-cell table:style-name="ce32" office:value-type="float" office:value="761.141643305539" calcext:value-type="float">
            <text:p>761</text:p>
          </table:table-cell>
          <table:table-cell table:style-name="ce28" table:formula="of:=[.G990]/[.H990]" office:value-type="float" office:value="0.967697303330791" calcext:value-type="float">
            <text:p>0,9676973033</text:p>
          </table:table-cell>
          <table:table-cell table:style-name="ce34" table:formula="of:=[.B990]&amp;[.A990]" office:value-type="string" office:string-value="200066462200068468" calcext:value-type="string">
            <text:p>200066462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79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3"/>
          <table:table-cell table:style-name="ce31" office:value-type="float" office:value="4.96415770609319" calcext:value-type="float">
            <text:p>5</text:p>
          </table:table-cell>
          <table:table-cell table:style-name="ce31" office:value-type="float" office:value="5.39473684210526" calcext:value-type="float">
            <text:p>5</text:p>
          </table:table-cell>
          <table:table-cell table:style-name="ce32" office:value-type="float" office:value="10.3588945481985" calcext:value-type="float">
            <text:p>10</text:p>
          </table:table-cell>
          <table:table-cell table:style-name="ce28" table:formula="of:=[.G991]/[.H991]" office:value-type="float" office:value="0.520783063965399" calcext:value-type="float">
            <text:p>0,520783064</text:p>
          </table:table-cell>
          <table:table-cell table:style-name="ce34" table:formula="of:=[.B991]&amp;[.A991]" office:value-type="string" office:string-value="200066462200068799" calcext:value-type="string">
            <text:p>2000664622000687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856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26.8037357468617" calcext:value-type="float">
            <text:p>27</text:p>
          </table:table-cell>
          <table:table-cell table:style-name="ce32" office:value-type="float" office:value="26.8037357468617" calcext:value-type="float">
            <text:p>27</text:p>
          </table:table-cell>
          <table:table-cell table:style-name="ce28" table:formula="of:=[.G992]/[.H992]" office:value-type="float" office:value="1" calcext:value-type="float">
            <text:p>1</text:p>
          </table:table-cell>
          <table:table-cell table:style-name="ce34" table:formula="of:=[.B992]&amp;[.A992]" office:value-type="string" office:string-value="200066462200068856" calcext:value-type="string">
            <text:p>20006646220006885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458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3"/>
          <table:table-cell table:style-name="ce31" office:value-type="float" office:value="4.68960588994239" calcext:value-type="float">
            <text:p>5</text:p>
          </table:table-cell>
          <table:table-cell table:style-name="ce31" office:value-type="float" office:value="4.02758620689655" calcext:value-type="float">
            <text:p>4</text:p>
          </table:table-cell>
          <table:table-cell table:style-name="ce32" office:value-type="float" office:value="8.71719209683894" calcext:value-type="float">
            <text:p>9</text:p>
          </table:table-cell>
          <table:table-cell table:style-name="ce28" table:formula="of:=[.G993]/[.H993]" office:value-type="float" office:value="0.462027928506594" calcext:value-type="float">
            <text:p>0,4620279285</text:p>
          </table:table-cell>
          <table:table-cell table:style-name="ce34" table:formula="of:=[.B993]&amp;[.A993]" office:value-type="string" office:string-value="200066462200069458" calcext:value-type="string">
            <text:p>2000664622000694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12.6051988683182" calcext:value-type="float">
            <text:p>13</text:p>
          </table:table-cell>
          <table:table-cell table:style-name="ce32" office:value-type="float" office:value="12.6051988683182" calcext:value-type="float">
            <text:p>13</text:p>
          </table:table-cell>
          <table:table-cell table:style-name="ce28" table:formula="of:=[.G994]/[.H994]" office:value-type="float" office:value="1" calcext:value-type="float">
            <text:p>1</text:p>
          </table:table-cell>
          <table:table-cell table:style-name="ce34" table:formula="of:=[.B994]&amp;[.A994]" office:value-type="string" office:string-value="200066462200069532" calcext:value-type="string">
            <text:p>200066462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3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2"/>
          <table:table-cell table:style-name="ce31" office:value-type="float" office:value="4.22264204128805" calcext:value-type="float">
            <text:p>4</text:p>
          </table:table-cell>
          <table:table-cell table:style-name="ce31" table:number-columns-repeated="2"/>
          <table:table-cell table:style-name="ce32" office:value-type="float" office:value="4.22264204128805" calcext:value-type="float">
            <text:p>4</text:p>
          </table:table-cell>
          <table:table-cell table:style-name="ce28" table:formula="of:=[.G995]/[.H995]" office:value-type="float" office:value="0" calcext:value-type="float">
            <text:p>0</text:p>
          </table:table-cell>
          <table:table-cell table:style-name="ce34" table:formula="of:=[.B995]&amp;[.A995]" office:value-type="string" office:string-value="200066462200069839" calcext:value-type="string">
            <text:p>2000664622000698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12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86.699402979062" calcext:value-type="float">
            <text:p>87</text:p>
          </table:table-cell>
          <table:table-cell table:style-name="ce32" office:value-type="float" office:value="86.699402979062" calcext:value-type="float">
            <text:p>87</text:p>
          </table:table-cell>
          <table:table-cell table:style-name="ce28" table:formula="of:=[.G996]/[.H996]" office:value-type="float" office:value="1" calcext:value-type="float">
            <text:p>1</text:p>
          </table:table-cell>
          <table:table-cell table:style-name="ce34" table:formula="of:=[.B996]&amp;[.A996]" office:value-type="string" office:string-value="200066462200069912" calcext:value-type="string">
            <text:p>20006646220006991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53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32.998336966227" calcext:value-type="float">
            <text:p>33</text:p>
          </table:table-cell>
          <table:table-cell table:style-name="ce32" office:value-type="float" office:value="32.998336966227" calcext:value-type="float">
            <text:p>33</text:p>
          </table:table-cell>
          <table:table-cell table:style-name="ce28" table:formula="of:=[.G997]/[.H997]" office:value-type="float" office:value="1" calcext:value-type="float">
            <text:p>1</text:p>
          </table:table-cell>
          <table:table-cell table:style-name="ce34" table:formula="of:=[.B997]&amp;[.A997]" office:value-type="string" office:string-value="200066462200069953" calcext:value-type="string">
            <text:p>2000664622000699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61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3"/>
          <table:table-cell table:style-name="ce31" office:value-type="float" office:value="5.00747384155456" calcext:value-type="float">
            <text:p>5</text:p>
          </table:table-cell>
          <table:table-cell table:style-name="ce31"/>
          <table:table-cell table:style-name="ce32" office:value-type="float" office:value="5.00747384155456" calcext:value-type="float">
            <text:p>5</text:p>
          </table:table-cell>
          <table:table-cell table:style-name="ce28" table:formula="of:=[.G998]/[.H998]" office:value-type="float" office:value="0" calcext:value-type="float">
            <text:p>0</text:p>
          </table:table-cell>
          <table:table-cell table:style-name="ce34" table:formula="of:=[.B998]&amp;[.A998]" office:value-type="string" office:string-value="200066462200069961" calcext:value-type="string">
            <text:p>20006646220006996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2"/>
          <table:table-cell table:style-name="ce31" office:value-type="float" office:value="4.68960588994239" calcext:value-type="float">
            <text:p>5</text:p>
          </table:table-cell>
          <table:table-cell table:style-name="ce31" office:value-type="float" office:value="4.00231639630403" calcext:value-type="float">
            <text:p>4</text:p>
          </table:table-cell>
          <table:table-cell table:style-name="ce31" office:value-type="float" office:value="28.0162147741282" calcext:value-type="float">
            <text:p>28</text:p>
          </table:table-cell>
          <table:table-cell table:style-name="ce32" office:value-type="float" office:value="36.7081370603746" calcext:value-type="float">
            <text:p>37</text:p>
          </table:table-cell>
          <table:table-cell table:style-name="ce28" table:formula="of:=[.G999]/[.H999]" office:value-type="float" office:value="0.7632153799592" calcext:value-type="float">
            <text:p>0,76321538</text:p>
          </table:table-cell>
          <table:table-cell table:style-name="ce34" table:formula="of:=[.B999]&amp;[.A999]" office:value-type="string" office:string-value="200066462200070142" calcext:value-type="string">
            <text:p>200066462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67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8.03405233827669" calcext:value-type="float">
            <text:p>8</text:p>
          </table:table-cell>
          <table:table-cell table:style-name="ce32" office:value-type="float" office:value="8.03405233827669" calcext:value-type="float">
            <text:p>8</text:p>
          </table:table-cell>
          <table:table-cell table:style-name="ce28" table:formula="of:=[.G1000]/[.H1000]" office:value-type="float" office:value="1" calcext:value-type="float">
            <text:p>1</text:p>
          </table:table-cell>
          <table:table-cell table:style-name="ce34" table:formula="of:=[.B1000]&amp;[.A1000]" office:value-type="string" office:string-value="200066462200070167" calcext:value-type="string">
            <text:p>20006646220007016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67563291139241" calcext:value-type="float">
            <text:p>5</text:p>
          </table:table-cell>
          <table:table-cell table:style-name="ce32" office:value-type="float" office:value="4.67563291139241" calcext:value-type="float">
            <text:p>5</text:p>
          </table:table-cell>
          <table:table-cell table:style-name="ce28" table:formula="of:=[.G1001]/[.H1001]" office:value-type="float" office:value="1" calcext:value-type="float">
            <text:p>1</text:p>
          </table:table-cell>
          <table:table-cell table:style-name="ce34" table:formula="of:=[.B1001]&amp;[.A1001]" office:value-type="string" office:string-value="200066462200070449" calcext:value-type="string">
            <text:p>200066462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8.93605174455484" calcext:value-type="float">
            <text:p>9</text:p>
          </table:table-cell>
          <table:table-cell table:style-name="ce32" office:value-type="float" office:value="8.93605174455484" calcext:value-type="float">
            <text:p>9</text:p>
          </table:table-cell>
          <table:table-cell table:style-name="ce28" table:formula="of:=[.G1002]/[.H1002]" office:value-type="float" office:value="1" calcext:value-type="float">
            <text:p>1</text:p>
          </table:table-cell>
          <table:table-cell table:style-name="ce34" table:formula="of:=[.B1002]&amp;[.A1002]" office:value-type="string" office:string-value="200066462200071074" calcext:value-type="string">
            <text:p>200066462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50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17821782178218" calcext:value-type="float">
            <text:p>4</text:p>
          </table:table-cell>
          <table:table-cell table:style-name="ce32" office:value-type="float" office:value="4.17821782178218" calcext:value-type="float">
            <text:p>4</text:p>
          </table:table-cell>
          <table:table-cell table:style-name="ce28" table:formula="of:=[.G1003]/[.H1003]" office:value-type="float" office:value="1" calcext:value-type="float">
            <text:p>1</text:p>
          </table:table-cell>
          <table:table-cell table:style-name="ce34" table:formula="of:=[.B1003]&amp;[.A1003]" office:value-type="string" office:string-value="200066462200071504" calcext:value-type="string">
            <text:p>20006646220007150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87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004]/[.H1004]" office:value-type="float" office:value="1" calcext:value-type="float">
            <text:p>1</text:p>
          </table:table-cell>
          <table:table-cell table:style-name="ce34" table:formula="of:=[.B1004]&amp;[.A1004]" office:value-type="string" office:string-value="200066462200072874" calcext:value-type="string">
            <text:p>2000664622000728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013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5.09615384615385" calcext:value-type="float">
            <text:p>5</text:p>
          </table:table-cell>
          <table:table-cell table:style-name="ce32" office:value-type="float" office:value="5.09615384615385" calcext:value-type="float">
            <text:p>5</text:p>
          </table:table-cell>
          <table:table-cell table:style-name="ce28" table:formula="of:=[.G1005]/[.H1005]" office:value-type="float" office:value="1" calcext:value-type="float">
            <text:p>1</text:p>
          </table:table-cell>
          <table:table-cell table:style-name="ce34" table:formula="of:=[.B1005]&amp;[.A1005]" office:value-type="string" office:string-value="200066462200073013" calcext:value-type="string">
            <text:p>20006646220007301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34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6.6478307694459" calcext:value-type="float">
            <text:p>17</text:p>
          </table:table-cell>
          <table:table-cell table:style-name="ce32" office:value-type="float" office:value="20.6478307694459" calcext:value-type="float">
            <text:p>21</text:p>
          </table:table-cell>
          <table:table-cell table:style-name="ce28" table:formula="of:=[.G1006]/[.H1006]" office:value-type="float" office:value="0.806275049196979" calcext:value-type="float">
            <text:p>0,8062750492</text:p>
          </table:table-cell>
          <table:table-cell table:style-name="ce34" table:formula="of:=[.B1006]&amp;[.A1006]" office:value-type="string" office:string-value="200066462200073344" calcext:value-type="string">
            <text:p>2000664622000733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8.03405233827669" calcext:value-type="float">
            <text:p>8</text:p>
          </table:table-cell>
          <table:table-cell table:style-name="ce32" office:value-type="float" office:value="12.0340523382767" calcext:value-type="float">
            <text:p>12</text:p>
          </table:table-cell>
          <table:table-cell table:style-name="ce28" table:formula="of:=[.G1007]/[.H1007]" office:value-type="float" office:value="0.667609888376735" calcext:value-type="float">
            <text:p>0,6676098884</text:p>
          </table:table-cell>
          <table:table-cell table:style-name="ce34" table:formula="of:=[.B1007]&amp;[.A1007]" office:value-type="string" office:string-value="200066462241400415" calcext:value-type="string">
            <text:p>200066462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2852465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04558404558405" calcext:value-type="float">
            <text:p>4</text:p>
          </table:table-cell>
          <table:table-cell table:style-name="ce32" office:value-type="float" office:value="4.04558404558405" calcext:value-type="float">
            <text:p>4</text:p>
          </table:table-cell>
          <table:table-cell table:style-name="ce28" table:formula="of:=[.G1008]/[.H1008]" office:value-type="float" office:value="1" calcext:value-type="float">
            <text:p>1</text:p>
          </table:table-cell>
          <table:table-cell table:style-name="ce34" table:formula="of:=[.B1008]&amp;[.A1008]" office:value-type="string" office:string-value="200066462242852465" calcext:value-type="string">
            <text:p>20006646224285246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07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93373534825081" calcext:value-type="float">
            <text:p>5</text:p>
          </table:table-cell>
          <table:table-cell table:style-name="ce32" office:value-type="float" office:value="4.93373534825081" calcext:value-type="float">
            <text:p>5</text:p>
          </table:table-cell>
          <table:table-cell table:style-name="ce28" table:formula="of:=[.G1009]/[.H1009]" office:value-type="float" office:value="1" calcext:value-type="float">
            <text:p>1</text:p>
          </table:table-cell>
          <table:table-cell table:style-name="ce34" table:formula="of:=[.B1009]&amp;[.A1009]" office:value-type="string" office:string-value="200066462246000707" calcext:value-type="string">
            <text:p>20006646224600070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6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01632653061224" calcext:value-type="float">
            <text:p>4</text:p>
          </table:table-cell>
          <table:table-cell table:style-name="ce32" office:value-type="float" office:value="4.01632653061224" calcext:value-type="float">
            <text:p>4</text:p>
          </table:table-cell>
          <table:table-cell table:style-name="ce28" table:formula="of:=[.G1010]/[.H1010]" office:value-type="float" office:value="1" calcext:value-type="float">
            <text:p>1</text:p>
          </table:table-cell>
          <table:table-cell table:style-name="ce34" table:formula="of:=[.B1010]&amp;[.A1010]" office:value-type="string" office:string-value="200066462246000764" calcext:value-type="string">
            <text:p>20006646224600076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848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5.01594896331738" calcext:value-type="float">
            <text:p>5</text:p>
          </table:table-cell>
          <table:table-cell table:style-name="ce32" office:value-type="float" office:value="5.01594896331738" calcext:value-type="float">
            <text:p>5</text:p>
          </table:table-cell>
          <table:table-cell table:style-name="ce28" table:formula="of:=[.G1011]/[.H1011]" office:value-type="float" office:value="1" calcext:value-type="float">
            <text:p>1</text:p>
          </table:table-cell>
          <table:table-cell table:style-name="ce34" table:formula="of:=[.B1011]&amp;[.A1011]" office:value-type="string" office:string-value="200066462246000848" calcext:value-type="string">
            <text:p>20006646224600084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100663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13.0436306625818" calcext:value-type="float">
            <text:p>13</text:p>
          </table:table-cell>
          <table:table-cell table:style-name="ce32" office:value-type="float" office:value="13.0436306625818" calcext:value-type="float">
            <text:p>13</text:p>
          </table:table-cell>
          <table:table-cell table:style-name="ce28" table:formula="of:=[.G1012]/[.H1012]" office:value-type="float" office:value="1" calcext:value-type="float">
            <text:p>1</text:p>
          </table:table-cell>
          <table:table-cell table:style-name="ce34" table:formula="of:=[.B1012]&amp;[.A1012]" office:value-type="string" office:string-value="200066462246100663" calcext:value-type="string">
            <text:p>2000664622461006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88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10309568214807" calcext:value-type="float">
            <text:p>4</text:p>
          </table:table-cell>
          <table:table-cell table:style-name="ce32" office:value-type="float" office:value="4.10309568214807" calcext:value-type="float">
            <text:p>4</text:p>
          </table:table-cell>
          <table:table-cell table:style-name="ce28" table:formula="of:=[.G1013]/[.H1013]" office:value-type="float" office:value="1" calcext:value-type="float">
            <text:p>1</text:p>
          </table:table-cell>
          <table:table-cell table:style-name="ce34" table:formula="of:=[.B1013]&amp;[.A1013]" office:value-type="string" office:string-value="200066462247600588" calcext:value-type="string">
            <text:p>20006646224760058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21705426356589" calcext:value-type="float">
            <text:p>4</text:p>
          </table:table-cell>
          <table:table-cell table:style-name="ce32" office:value-type="float" office:value="4.21705426356589" calcext:value-type="float">
            <text:p>4</text:p>
          </table:table-cell>
          <table:table-cell table:style-name="ce28" table:formula="of:=[.G1014]/[.H1014]" office:value-type="float" office:value="1" calcext:value-type="float">
            <text:p>1</text:p>
          </table:table-cell>
          <table:table-cell table:style-name="ce34" table:formula="of:=[.B1014]&amp;[.A1014]" office:value-type="string" office:string-value="200066462247600596" calcext:value-type="string">
            <text:p>200066462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057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5.01594896331738" calcext:value-type="float">
            <text:p>5</text:p>
          </table:table-cell>
          <table:table-cell table:style-name="ce32" office:value-type="float" office:value="5.01594896331738" calcext:value-type="float">
            <text:p>5</text:p>
          </table:table-cell>
          <table:table-cell table:style-name="ce28" table:formula="of:=[.G1015]/[.H1015]" office:value-type="float" office:value="1" calcext:value-type="float">
            <text:p>1</text:p>
          </table:table-cell>
          <table:table-cell table:style-name="ce34" table:formula="of:=[.B1015]&amp;[.A1015]" office:value-type="string" office:string-value="200066462247700057" calcext:value-type="string">
            <text:p>20006646224770005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701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12730318257956" calcext:value-type="float">
            <text:p>4</text:p>
          </table:table-cell>
          <table:table-cell table:style-name="ce32" office:value-type="float" office:value="4.12730318257956" calcext:value-type="float">
            <text:p>4</text:p>
          </table:table-cell>
          <table:table-cell table:style-name="ce28" table:formula="of:=[.G1016]/[.H1016]" office:value-type="float" office:value="1" calcext:value-type="float">
            <text:p>1</text:p>
          </table:table-cell>
          <table:table-cell table:style-name="ce34" table:formula="of:=[.B1016]&amp;[.A1016]" office:value-type="string" office:string-value="200066462247700701" calcext:value-type="string">
            <text:p>20006646224770070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2"/>
          <table:table-cell table:style-name="ce31" office:value-type="float" office:value="5.07246376811594" calcext:value-type="float">
            <text:p>5</text:p>
          </table:table-cell>
          <table:table-cell table:style-name="ce31"/>
          <table:table-cell table:style-name="ce31" office:value-type="float" office:value="155.476421782766" calcext:value-type="float">
            <text:p>155</text:p>
          </table:table-cell>
          <table:table-cell table:style-name="ce32" office:value-type="float" office:value="160.548885550882" calcext:value-type="float">
            <text:p>161</text:p>
          </table:table-cell>
          <table:table-cell table:style-name="ce28" table:formula="of:=[.G1017]/[.H1017]" office:value-type="float" office:value="0.968405487520445" calcext:value-type="float">
            <text:p>0,9684054875</text:p>
          </table:table-cell>
          <table:table-cell table:style-name="ce34" table:formula="of:=[.B1017]&amp;[.A1017]" office:value-type="string" office:string-value="200066462247800550" calcext:value-type="string">
            <text:p>200066462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office:value-type="float" office:value="4.12730318257956" calcext:value-type="float">
            <text:p>4</text:p>
          </table:table-cell>
          <table:table-cell table:style-name="ce31"/>
          <table:table-cell table:style-name="ce31" office:value-type="float" office:value="4.04558404558405" calcext:value-type="float">
            <text:p>4</text:p>
          </table:table-cell>
          <table:table-cell table:style-name="ce31" office:value-type="float" office:value="20.1900718676205" calcext:value-type="float">
            <text:p>20</text:p>
          </table:table-cell>
          <table:table-cell table:style-name="ce31" office:value-type="float" office:value="121.560106060293" calcext:value-type="float">
            <text:p>122</text:p>
          </table:table-cell>
          <table:table-cell table:style-name="ce32" office:value-type="float" office:value="149.923065156077" calcext:value-type="float">
            <text:p>150</text:p>
          </table:table-cell>
          <table:table-cell table:style-name="ce28" table:formula="of:=[.G1018]/[.H1018]" office:value-type="float" office:value="0.810816574045782" calcext:value-type="float">
            <text:p>0,810816574</text:p>
          </table:table-cell>
          <table:table-cell table:style-name="ce34" table:formula="of:=[.B1018]&amp;[.A1018]" office:value-type="string" office:string-value="200066462247800584" calcext:value-type="string">
            <text:p>200066462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618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6.4088137710943" calcext:value-type="float">
            <text:p>46</text:p>
          </table:table-cell>
          <table:table-cell table:style-name="ce32" office:value-type="float" office:value="46.4088137710943" calcext:value-type="float">
            <text:p>46</text:p>
          </table:table-cell>
          <table:table-cell table:style-name="ce28" table:formula="of:=[.G1019]/[.H1019]" office:value-type="float" office:value="1" calcext:value-type="float">
            <text:p>1</text:p>
          </table:table-cell>
          <table:table-cell table:style-name="ce34" table:formula="of:=[.B1019]&amp;[.A1019]" office:value-type="string" office:string-value="200066462247800618" calcext:value-type="string">
            <text:p>20006646224780061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20.7130775563334" calcext:value-type="float">
            <text:p>21</text:p>
          </table:table-cell>
          <table:table-cell table:style-name="ce32" office:value-type="float" office:value="20.7130775563334" calcext:value-type="float">
            <text:p>21</text:p>
          </table:table-cell>
          <table:table-cell table:style-name="ce28" table:formula="of:=[.G1020]/[.H1020]" office:value-type="float" office:value="1" calcext:value-type="float">
            <text:p>1</text:p>
          </table:table-cell>
          <table:table-cell table:style-name="ce34" table:formula="of:=[.B1020]&amp;[.A1020]" office:value-type="string" office:string-value="200066462249500109" calcext:value-type="string">
            <text:p>200066462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1" table:number-columns-repeated="4"/>
          <table:table-cell table:style-name="ce31" office:value-type="float" office:value="4.04953560371517" calcext:value-type="float">
            <text:p>4</text:p>
          </table:table-cell>
          <table:table-cell table:style-name="ce32" office:value-type="float" office:value="4.04953560371517" calcext:value-type="float">
            <text:p>4</text:p>
          </table:table-cell>
          <table:table-cell table:style-name="ce28" table:formula="of:=[.G1021]/[.H1021]" office:value-type="float" office:value="1" calcext:value-type="float">
            <text:p>1</text:p>
          </table:table-cell>
          <table:table-cell table:style-name="ce34" table:formula="of:=[.B1021]&amp;[.A1021]" office:value-type="string" office:string-value="200066462249500513" calcext:value-type="string">
            <text:p>200066462249500513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9" office:value-type="float" office:value="200066462" calcext:value-type="float">
            <text:p>20006646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9.75046019029855" calcext:value-type="float">
            <text:p>10</text:p>
          </table:table-cell>
          <table:table-cell table:style-name="ce32" office:value-type="float" office:value="3.98561841581545" calcext:value-type="float">
            <text:p>4</text:p>
          </table:table-cell>
          <table:table-cell table:style-name="ce32" office:value-type="float" office:value="30.8292195266167" calcext:value-type="float">
            <text:p>31</text:p>
          </table:table-cell>
          <table:table-cell table:style-name="ce32" office:value-type="float" office:value="144.071371283833" calcext:value-type="float">
            <text:p>144</text:p>
          </table:table-cell>
          <table:table-cell table:style-name="ce32" office:value-type="float" office:value="188.636669416559" calcext:value-type="float">
            <text:p>189</text:p>
          </table:table-cell>
          <table:table-cell table:style-name="ce28" table:formula="of:=[.G1022]/[.H1022]" office:value-type="float" office:value="0.763750609727349" calcext:value-type="float">
            <text:p>0,7637506097</text:p>
          </table:table-cell>
          <table:table-cell table:style-name="ce34" table:formula="of:=[.B1022]&amp;[.A1022]" office:value-type="string" office:string-value="200066462000000000" calcext:value-type="string">
            <text:p>200066462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/>
          <table:table-cell table:style-name="ce31" office:value-type="float" office:value="4.05007316099855" calcext:value-type="float">
            <text:p>4</text:p>
          </table:table-cell>
          <table:table-cell table:style-name="ce31" table:number-columns-repeated="2"/>
          <table:table-cell table:style-name="ce31" office:value-type="float" office:value="117.243832668917" calcext:value-type="float">
            <text:p>117</text:p>
          </table:table-cell>
          <table:table-cell table:style-name="ce32" office:value-type="float" office:value="121.293905829915" calcext:value-type="float">
            <text:p>121</text:p>
          </table:table-cell>
          <table:table-cell table:style-name="ce28" table:formula="of:=[.G1023]/[.H1023]" office:value-type="float" office:value="0.966609425813381" calcext:value-type="float">
            <text:p>0,9666094258</text:p>
          </table:table-cell>
          <table:table-cell table:style-name="ce34" table:formula="of:=[.B1023]&amp;[.A1023]" office:value-type="string" office:string-value="200066827200010700" calcext:value-type="string">
            <text:p>200066827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202.538646674147" calcext:value-type="float">
            <text:p>203</text:p>
          </table:table-cell>
          <table:table-cell table:style-name="ce32" office:value-type="float" office:value="202.538646674147" calcext:value-type="float">
            <text:p>203</text:p>
          </table:table-cell>
          <table:table-cell table:style-name="ce28" table:formula="of:=[.G1024]/[.H1024]" office:value-type="float" office:value="1" calcext:value-type="float">
            <text:p>1</text:p>
          </table:table-cell>
          <table:table-cell table:style-name="ce34" table:formula="of:=[.B1024]&amp;[.A1024]" office:value-type="string" office:string-value="200066827200023414" calcext:value-type="string">
            <text:p>200066827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73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71926229508197" calcext:value-type="float">
            <text:p>5</text:p>
          </table:table-cell>
          <table:table-cell table:style-name="ce32" office:value-type="float" office:value="4.71926229508197" calcext:value-type="float">
            <text:p>5</text:p>
          </table:table-cell>
          <table:table-cell table:style-name="ce28" table:formula="of:=[.G1025]/[.H1025]" office:value-type="float" office:value="1" calcext:value-type="float">
            <text:p>1</text:p>
          </table:table-cell>
          <table:table-cell table:style-name="ce34" table:formula="of:=[.B1025]&amp;[.A1025]" office:value-type="string" office:string-value="200066827200033173" calcext:value-type="string">
            <text:p>20006682720003317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4.71926229508197" calcext:value-type="float">
            <text:p>5</text:p>
          </table:table-cell>
          <table:table-cell table:style-name="ce31" office:value-type="float" office:value="36.4178428472288" calcext:value-type="float">
            <text:p>36</text:p>
          </table:table-cell>
          <table:table-cell table:style-name="ce31" office:value-type="float" office:value="88.5954414708617" calcext:value-type="float">
            <text:p>89</text:p>
          </table:table-cell>
          <table:table-cell table:style-name="ce32" office:value-type="float" office:value="133.732546613173" calcext:value-type="float">
            <text:p>134</text:p>
          </table:table-cell>
          <table:table-cell table:style-name="ce28" table:formula="of:=[.G1026]/[.H1026]" office:value-type="float" office:value="0.662482273123296" calcext:value-type="float">
            <text:p>0,6624822731</text:p>
          </table:table-cell>
          <table:table-cell table:style-name="ce34" table:formula="of:=[.B1026]&amp;[.A1026]" office:value-type="string" office:string-value="200066827200054781" calcext:value-type="string">
            <text:p>200066827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71926229508197" calcext:value-type="float">
            <text:p>5</text:p>
          </table:table-cell>
          <table:table-cell table:style-name="ce32" office:value-type="float" office:value="4.71926229508197" calcext:value-type="float">
            <text:p>5</text:p>
          </table:table-cell>
          <table:table-cell table:style-name="ce28" table:formula="of:=[.G1027]/[.H1027]" office:value-type="float" office:value="1" calcext:value-type="float">
            <text:p>1</text:p>
          </table:table-cell>
          <table:table-cell table:style-name="ce34" table:formula="of:=[.B1027]&amp;[.A1027]" office:value-type="string" office:string-value="200066827200055655" calcext:value-type="string">
            <text:p>200066827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11010057028344" calcext:value-type="float">
            <text:p>4</text:p>
          </table:table-cell>
          <table:table-cell table:style-name="ce32" office:value-type="float" office:value="4.11010057028344" calcext:value-type="float">
            <text:p>4</text:p>
          </table:table-cell>
          <table:table-cell table:style-name="ce28" table:formula="of:=[.G1028]/[.H1028]" office:value-type="float" office:value="1" calcext:value-type="float">
            <text:p>1</text:p>
          </table:table-cell>
          <table:table-cell table:style-name="ce34" table:formula="of:=[.B1028]&amp;[.A1028]" office:value-type="string" office:string-value="200066827200056232" calcext:value-type="string">
            <text:p>200066827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9.27384729832554" calcext:value-type="float">
            <text:p>9</text:p>
          </table:table-cell>
          <table:table-cell table:style-name="ce32" office:value-type="float" office:value="9.27384729832554" calcext:value-type="float">
            <text:p>9</text:p>
          </table:table-cell>
          <table:table-cell table:style-name="ce28" table:formula="of:=[.G1029]/[.H1029]" office:value-type="float" office:value="1" calcext:value-type="float">
            <text:p>1</text:p>
          </table:table-cell>
          <table:table-cell table:style-name="ce34" table:formula="of:=[.B1029]&amp;[.A1029]" office:value-type="string" office:string-value="200066827200057859" calcext:value-type="string">
            <text:p>200066827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09167671893848" calcext:value-type="float">
            <text:p>4</text:p>
          </table:table-cell>
          <table:table-cell table:style-name="ce32" office:value-type="float" office:value="4.09167671893848" calcext:value-type="float">
            <text:p>4</text:p>
          </table:table-cell>
          <table:table-cell table:style-name="ce28" table:formula="of:=[.G1030]/[.H1030]" office:value-type="float" office:value="1" calcext:value-type="float">
            <text:p>1</text:p>
          </table:table-cell>
          <table:table-cell table:style-name="ce34" table:formula="of:=[.B1030]&amp;[.A1030]" office:value-type="string" office:string-value="200066827200057958" calcext:value-type="string">
            <text:p>200066827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9.27384729832554" calcext:value-type="float">
            <text:p>9</text:p>
          </table:table-cell>
          <table:table-cell table:style-name="ce32" office:value-type="float" office:value="9.27384729832554" calcext:value-type="float">
            <text:p>9</text:p>
          </table:table-cell>
          <table:table-cell table:style-name="ce28" table:formula="of:=[.G1031]/[.H1031]" office:value-type="float" office:value="1" calcext:value-type="float">
            <text:p>1</text:p>
          </table:table-cell>
          <table:table-cell table:style-name="ce34" table:formula="of:=[.B1031]&amp;[.A1031]" office:value-type="string" office:string-value="200066827200058782" calcext:value-type="string">
            <text:p>200066827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8.57139140136736" calcext:value-type="float">
            <text:p>9</text:p>
          </table:table-cell>
          <table:table-cell table:style-name="ce32" office:value-type="float" office:value="8.57139140136736" calcext:value-type="float">
            <text:p>9</text:p>
          </table:table-cell>
          <table:table-cell table:style-name="ce28" table:formula="of:=[.G1032]/[.H1032]" office:value-type="float" office:value="1" calcext:value-type="float">
            <text:p>1</text:p>
          </table:table-cell>
          <table:table-cell table:style-name="ce34" table:formula="of:=[.B1032]&amp;[.A1032]" office:value-type="string" office:string-value="200066827200059889" calcext:value-type="string">
            <text:p>200066827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63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3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2.3913034055107" calcext:value-type="float">
            <text:p>22</text:p>
          </table:table-cell>
          <table:table-cell table:style-name="ce32" office:value-type="float" office:value="31.3913034055107" calcext:value-type="float">
            <text:p>31</text:p>
          </table:table-cell>
          <table:table-cell table:style-name="ce28" table:formula="of:=[.G1033]/[.H1033]" office:value-type="float" office:value="0.713296390285596" calcext:value-type="float">
            <text:p>0,7132963903</text:p>
          </table:table-cell>
          <table:table-cell table:style-name="ce34" table:formula="of:=[.B1033]&amp;[.A1033]" office:value-type="string" office:string-value="200066827200065563" calcext:value-type="string">
            <text:p>2000668272000655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89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9.6735902938998" calcext:value-type="float">
            <text:p>10</text:p>
          </table:table-cell>
          <table:table-cell table:style-name="ce32" office:value-type="float" office:value="9.6735902938998" calcext:value-type="float">
            <text:p>10</text:p>
          </table:table-cell>
          <table:table-cell table:style-name="ce28" table:formula="of:=[.G1034]/[.H1034]" office:value-type="float" office:value="1" calcext:value-type="float">
            <text:p>1</text:p>
          </table:table-cell>
          <table:table-cell table:style-name="ce34" table:formula="of:=[.B1034]&amp;[.A1034]" office:value-type="string" office:string-value="200066827200065589" calcext:value-type="string">
            <text:p>2000668272000655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3"/>
          <table:table-cell table:style-name="ce31" office:value-type="float" office:value="8.12633872292439" calcext:value-type="float">
            <text:p>8</text:p>
          </table:table-cell>
          <table:table-cell table:style-name="ce31" office:value-type="float" office:value="200.625098569368" calcext:value-type="float">
            <text:p>201</text:p>
          </table:table-cell>
          <table:table-cell table:style-name="ce32" office:value-type="float" office:value="208.751437292293" calcext:value-type="float">
            <text:p>209</text:p>
          </table:table-cell>
          <table:table-cell table:style-name="ce28" table:formula="of:=[.G1035]/[.H1035]" office:value-type="float" office:value="0.961071699297831" calcext:value-type="float">
            <text:p>0,9610716993</text:p>
          </table:table-cell>
          <table:table-cell table:style-name="ce34" table:formula="of:=[.B1035]&amp;[.A1035]" office:value-type="string" office:string-value="200066827200065597" calcext:value-type="string">
            <text:p>200066827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50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036]/[.H1036]" office:value-type="float" office:value="1" calcext:value-type="float">
            <text:p>1</text:p>
          </table:table-cell>
          <table:table-cell table:style-name="ce34" table:formula="of:=[.B1036]&amp;[.A1036]" office:value-type="string" office:string-value="200066827200068450" calcext:value-type="string">
            <text:p>2000668272000684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799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7.9999065766905" calcext:value-type="float">
            <text:p>8</text:p>
          </table:table-cell>
          <table:table-cell table:style-name="ce32" office:value-type="float" office:value="7.9999065766905" calcext:value-type="float">
            <text:p>8</text:p>
          </table:table-cell>
          <table:table-cell table:style-name="ce28" table:formula="of:=[.G1037]/[.H1037]" office:value-type="float" office:value="1" calcext:value-type="float">
            <text:p>1</text:p>
          </table:table-cell>
          <table:table-cell table:style-name="ce34" table:formula="of:=[.B1037]&amp;[.A1037]" office:value-type="string" office:string-value="200066827200068799" calcext:value-type="string">
            <text:p>2000668272000687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3"/>
          <table:table-cell table:style-name="ce31" office:value-type="float" office:value="8.11093435835443" calcext:value-type="float">
            <text:p>8</text:p>
          </table:table-cell>
          <table:table-cell table:style-name="ce31" office:value-type="float" office:value="216.40176518655" calcext:value-type="float">
            <text:p>216</text:p>
          </table:table-cell>
          <table:table-cell table:style-name="ce32" office:value-type="float" office:value="224.512699544905" calcext:value-type="float">
            <text:p>225</text:p>
          </table:table-cell>
          <table:table-cell table:style-name="ce28" table:formula="of:=[.G1038]/[.H1038]" office:value-type="float" office:value="0.963873160071588" calcext:value-type="float">
            <text:p>0,9638731601</text:p>
          </table:table-cell>
          <table:table-cell table:style-name="ce34" table:formula="of:=[.B1038]&amp;[.A1038]" office:value-type="string" office:string-value="200066827200069532" calcext:value-type="string">
            <text:p>200066827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21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9.16291293997111" calcext:value-type="float">
            <text:p>9</text:p>
          </table:table-cell>
          <table:table-cell table:style-name="ce32" office:value-type="float" office:value="9.16291293997111" calcext:value-type="float">
            <text:p>9</text:p>
          </table:table-cell>
          <table:table-cell table:style-name="ce28" table:formula="of:=[.G1039]/[.H1039]" office:value-type="float" office:value="1" calcext:value-type="float">
            <text:p>1</text:p>
          </table:table-cell>
          <table:table-cell table:style-name="ce34" table:formula="of:=[.B1039]&amp;[.A1039]" office:value-type="string" office:string-value="200066827200069821" calcext:value-type="string">
            <text:p>20006682720006982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47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20984173223353" calcext:value-type="float">
            <text:p>4</text:p>
          </table:table-cell>
          <table:table-cell table:style-name="ce32" office:value-type="float" office:value="4.20984173223353" calcext:value-type="float">
            <text:p>4</text:p>
          </table:table-cell>
          <table:table-cell table:style-name="ce28" table:formula="of:=[.G1040]/[.H1040]" office:value-type="float" office:value="1" calcext:value-type="float">
            <text:p>1</text:p>
          </table:table-cell>
          <table:table-cell table:style-name="ce34" table:formula="of:=[.B1040]&amp;[.A1040]" office:value-type="string" office:string-value="200066827200069847" calcext:value-type="string">
            <text:p>2000668272000698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53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20052770448549" calcext:value-type="float">
            <text:p>4</text:p>
          </table:table-cell>
          <table:table-cell table:style-name="ce32" office:value-type="float" office:value="4.20052770448549" calcext:value-type="float">
            <text:p>4</text:p>
          </table:table-cell>
          <table:table-cell table:style-name="ce28" table:formula="of:=[.G1041]/[.H1041]" office:value-type="float" office:value="1" calcext:value-type="float">
            <text:p>1</text:p>
          </table:table-cell>
          <table:table-cell table:style-name="ce34" table:formula="of:=[.B1041]&amp;[.A1041]" office:value-type="string" office:string-value="200066827200069953" calcext:value-type="string">
            <text:p>2000668272000699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042]/[.H1042]" office:value-type="float" office:value="1" calcext:value-type="float">
            <text:p>1</text:p>
          </table:table-cell>
          <table:table-cell table:style-name="ce34" table:formula="of:=[.B1042]&amp;[.A1042]" office:value-type="string" office:string-value="200066827200070449" calcext:value-type="string">
            <text:p>200066827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344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14.1577868852459" calcext:value-type="float">
            <text:p>14</text:p>
          </table:table-cell>
          <table:table-cell table:style-name="ce32" office:value-type="float" office:value="14.1577868852459" calcext:value-type="float">
            <text:p>14</text:p>
          </table:table-cell>
          <table:table-cell table:style-name="ce28" table:formula="of:=[.G1043]/[.H1043]" office:value-type="float" office:value="1" calcext:value-type="float">
            <text:p>1</text:p>
          </table:table-cell>
          <table:table-cell table:style-name="ce34" table:formula="of:=[.B1043]&amp;[.A1043]" office:value-type="string" office:string-value="200066827200073344" calcext:value-type="string">
            <text:p>2000668272000733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office:value-type="float" office:value="7.93104052417438" calcext:value-type="float">
            <text:p>8</text:p>
          </table:table-cell>
          <table:table-cell table:style-name="ce31" table:number-columns-repeated="2"/>
          <table:table-cell table:style-name="ce31" office:value-type="float" office:value="14.3258258799422" calcext:value-type="float">
            <text:p>14</text:p>
          </table:table-cell>
          <table:table-cell table:style-name="ce31" office:value-type="float" office:value="788.480516269238" calcext:value-type="float">
            <text:p>788</text:p>
          </table:table-cell>
          <table:table-cell table:style-name="ce32" office:value-type="float" office:value="810.737382673355" calcext:value-type="float">
            <text:p>811</text:p>
          </table:table-cell>
          <table:table-cell table:style-name="ce28" table:formula="of:=[.G1044]/[.H1044]" office:value-type="float" office:value="0.972547378621267" calcext:value-type="float">
            <text:p>0,9725473786</text:p>
          </table:table-cell>
          <table:table-cell table:style-name="ce34" table:formula="of:=[.B1044]&amp;[.A1044]" office:value-type="string" office:string-value="200066827241400415" calcext:value-type="string">
            <text:p>200066827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555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26.6470817978229" calcext:value-type="float">
            <text:p>27</text:p>
          </table:table-cell>
          <table:table-cell table:style-name="ce32" office:value-type="float" office:value="26.6470817978229" calcext:value-type="float">
            <text:p>27</text:p>
          </table:table-cell>
          <table:table-cell table:style-name="ce28" table:formula="of:=[.G1045]/[.H1045]" office:value-type="float" office:value="1" calcext:value-type="float">
            <text:p>1</text:p>
          </table:table-cell>
          <table:table-cell table:style-name="ce34" table:formula="of:=[.B1045]&amp;[.A1045]" office:value-type="string" office:string-value="200066827241400555" calcext:value-type="string">
            <text:p>2000668272414005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761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.71926229508197" calcext:value-type="float">
            <text:p>5</text:p>
          </table:table-cell>
          <table:table-cell table:style-name="ce32" office:value-type="float" office:value="8.71926229508197" calcext:value-type="float">
            <text:p>9</text:p>
          </table:table-cell>
          <table:table-cell table:style-name="ce28" table:formula="of:=[.G1046]/[.H1046]" office:value-type="float" office:value="0.541245593419507" calcext:value-type="float">
            <text:p>0,5412455934</text:p>
          </table:table-cell>
          <table:table-cell table:style-name="ce34" table:formula="of:=[.B1046]&amp;[.A1046]" office:value-type="string" office:string-value="200066827241400761" calcext:value-type="string">
            <text:p>20006682724140076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78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04.830638331858" calcext:value-type="float">
            <text:p>305</text:p>
          </table:table-cell>
          <table:table-cell table:style-name="ce32" office:value-type="float" office:value="308.830638331858" calcext:value-type="float">
            <text:p>309</text:p>
          </table:table-cell>
          <table:table-cell table:style-name="ce28" table:formula="of:=[.G1047]/[.H1047]" office:value-type="float" office:value="0.98704791719628" calcext:value-type="float">
            <text:p>0,9870479172</text:p>
          </table:table-cell>
          <table:table-cell table:style-name="ce34" table:formula="of:=[.B1047]&amp;[.A1047]" office:value-type="string" office:string-value="200066827241400878" calcext:value-type="string">
            <text:p>20006682724140087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05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16.2401408854597" calcext:value-type="float">
            <text:p>16</text:p>
          </table:table-cell>
          <table:table-cell table:style-name="ce32" office:value-type="float" office:value="16.2401408854597" calcext:value-type="float">
            <text:p>16</text:p>
          </table:table-cell>
          <table:table-cell table:style-name="ce28" table:formula="of:=[.G1048]/[.H1048]" office:value-type="float" office:value="1" calcext:value-type="float">
            <text:p>1</text:p>
          </table:table-cell>
          <table:table-cell table:style-name="ce34" table:formula="of:=[.B1048]&amp;[.A1048]" office:value-type="string" office:string-value="200066827247600505" calcext:value-type="string">
            <text:p>20006682724760050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office:value-type="float" office:value="8.94772950530433" calcext:value-type="float">
            <text:p>9</text:p>
          </table:table-cell>
          <table:table-cell table:style-name="ce31" table:number-columns-repeated="2"/>
          <table:table-cell table:style-name="ce31" office:value-type="float" office:value="38.4466619285617" calcext:value-type="float">
            <text:p>38</text:p>
          </table:table-cell>
          <table:table-cell table:style-name="ce31" office:value-type="float" office:value="193.799771254202" calcext:value-type="float">
            <text:p>194</text:p>
          </table:table-cell>
          <table:table-cell table:style-name="ce32" office:value-type="float" office:value="241.194162688068" calcext:value-type="float">
            <text:p>241</text:p>
          </table:table-cell>
          <table:table-cell table:style-name="ce28" table:formula="of:=[.G1049]/[.H1049]" office:value-type="float" office:value="0.803501084331132" calcext:value-type="float">
            <text:p>0,8035010843</text:p>
          </table:table-cell>
          <table:table-cell table:style-name="ce34" table:formula="of:=[.B1049]&amp;[.A1049]" office:value-type="string" office:string-value="200066827247600539" calcext:value-type="string">
            <text:p>200066827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88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19301876289887" calcext:value-type="float">
            <text:p>4</text:p>
          </table:table-cell>
          <table:table-cell table:style-name="ce32" office:value-type="float" office:value="4.19301876289887" calcext:value-type="float">
            <text:p>4</text:p>
          </table:table-cell>
          <table:table-cell table:style-name="ce28" table:formula="of:=[.G1050]/[.H1050]" office:value-type="float" office:value="1" calcext:value-type="float">
            <text:p>1</text:p>
          </table:table-cell>
          <table:table-cell table:style-name="ce34" table:formula="of:=[.B1050]&amp;[.A1050]" office:value-type="string" office:string-value="200066827247600588" calcext:value-type="string">
            <text:p>20006682724760058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office:value-type="float" office:value="30.2197577237649" calcext:value-type="float">
            <text:p>30</text:p>
          </table:table-cell>
          <table:table-cell table:style-name="ce31" table:number-columns-repeated="2"/>
          <table:table-cell table:style-name="ce31" office:value-type="float" office:value="61.1610613335417" calcext:value-type="float">
            <text:p>61</text:p>
          </table:table-cell>
          <table:table-cell table:style-name="ce31" office:value-type="float" office:value="1356.97307065334" calcext:value-type="float">
            <text:p>1 357</text:p>
          </table:table-cell>
          <table:table-cell table:style-name="ce32" office:value-type="float" office:value="1448.35388971065" calcext:value-type="float">
            <text:p>1 448</text:p>
          </table:table-cell>
          <table:table-cell table:style-name="ce28" table:formula="of:=[.G1051]/[.H1051]" office:value-type="float" office:value="0.936907119381187" calcext:value-type="float">
            <text:p>0,9369071194</text:p>
          </table:table-cell>
          <table:table-cell table:style-name="ce34" table:formula="of:=[.B1051]&amp;[.A1051]" office:value-type="string" office:string-value="200066827247600596" calcext:value-type="string">
            <text:p>200066827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16.96" calcext:value-type="float">
            <text:p>17</text:p>
          </table:table-cell>
          <table:table-cell table:style-name="ce32" office:value-type="float" office:value="16.96" calcext:value-type="float">
            <text:p>17</text:p>
          </table:table-cell>
          <table:table-cell table:style-name="ce28" table:formula="of:=[.G1052]/[.H1052]" office:value-type="float" office:value="1" calcext:value-type="float">
            <text:p>1</text:p>
          </table:table-cell>
          <table:table-cell table:style-name="ce34" table:formula="of:=[.B1052]&amp;[.A1052]" office:value-type="string" office:string-value="200066827247600620" calcext:value-type="string">
            <text:p>200066827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86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formula="of:=[.G1053]/[.H1053]" office:value-type="float" office:value="1" calcext:value-type="float">
            <text:p>1</text:p>
          </table:table-cell>
          <table:table-cell table:style-name="ce34" table:formula="of:=[.B1053]&amp;[.A1053]" office:value-type="string" office:string-value="200066827247600786" calcext:value-type="string">
            <text:p>20006682724760078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4.20984173223353" calcext:value-type="float">
            <text:p>4</text:p>
          </table:table-cell>
          <table:table-cell table:style-name="ce32" office:value-type="float" office:value="4.20984173223353" calcext:value-type="float">
            <text:p>4</text:p>
          </table:table-cell>
          <table:table-cell table:style-name="ce28" table:formula="of:=[.G1054]/[.H1054]" office:value-type="float" office:value="1" calcext:value-type="float">
            <text:p>1</text:p>
          </table:table-cell>
          <table:table-cell table:style-name="ce34" table:formula="of:=[.B1054]&amp;[.A1054]" office:value-type="string" office:string-value="200066827247800550" calcext:value-type="string">
            <text:p>200066827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.88321167883212" calcext:value-type="float">
            <text:p>4</text:p>
          </table:table-cell>
          <table:table-cell table:style-name="ce32" office:value-type="float" office:value="7.88321167883212" calcext:value-type="float">
            <text:p>8</text:p>
          </table:table-cell>
          <table:table-cell table:style-name="ce28" table:formula="of:=[.G1055]/[.H1055]" office:value-type="float" office:value="0.492592592592593" calcext:value-type="float">
            <text:p>0,4925925926</text:p>
          </table:table-cell>
          <table:table-cell table:style-name="ce34" table:formula="of:=[.B1055]&amp;[.A1055]" office:value-type="string" office:string-value="200066827247800584" calcext:value-type="string">
            <text:p>200066827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1" table:number-columns-repeated="4"/>
          <table:table-cell table:style-name="ce31" office:value-type="float" office:value="5.16291293997111" calcext:value-type="float">
            <text:p>5</text:p>
          </table:table-cell>
          <table:table-cell table:style-name="ce32" office:value-type="float" office:value="5.16291293997111" calcext:value-type="float">
            <text:p>5</text:p>
          </table:table-cell>
          <table:table-cell table:style-name="ce28" table:formula="of:=[.G1056]/[.H1056]" office:value-type="float" office:value="1" calcext:value-type="float">
            <text:p>1</text:p>
          </table:table-cell>
          <table:table-cell table:style-name="ce34" table:formula="of:=[.B1056]&amp;[.A1056]" office:value-type="string" office:string-value="200066827249500109" calcext:value-type="string">
            <text:p>200066827249500109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5" office:value-type="float" office:value="200066827" calcext:value-type="float">
            <text:p>200066827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3.5083331962968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9.2362999562744" calcext:value-type="float">
            <text:p>19</text:p>
          </table:table-cell>
          <table:table-cell table:style-name="ce32" office:value-type="float" office:value="76.9895004169939" calcext:value-type="float">
            <text:p>77</text:p>
          </table:table-cell>
          <table:table-cell table:style-name="ce32" office:value-type="float" office:value="109.734133569562" calcext:value-type="float">
            <text:p>110</text:p>
          </table:table-cell>
          <table:table-cell table:style-name="ce28" table:formula="of:=[.G1057]/[.H1057]" office:value-type="float" office:value="0.701600294389615" calcext:value-type="float">
            <text:p>0,7016002944</text:p>
          </table:table-cell>
          <table:table-cell table:style-name="ce34" table:formula="of:=[.B1057]&amp;[.A1057]" office:value-type="string" office:string-value="200066827000000000" calcext:value-type="string">
            <text:p>200066827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9.47214076246334" calcext:value-type="float">
            <text:p>9</text:p>
          </table:table-cell>
          <table:table-cell table:style-name="ce32" office:value-type="float" office:value="9.47214076246334" calcext:value-type="float">
            <text:p>9</text:p>
          </table:table-cell>
          <table:table-cell table:style-name="ce28" table:formula="of:=[.G1058]/[.H1058]" office:value-type="float" office:value="1" calcext:value-type="float">
            <text:p>1</text:p>
          </table:table-cell>
          <table:table-cell table:style-name="ce34" table:formula="of:=[.B1058]&amp;[.A1058]" office:value-type="string" office:string-value="200069730200010700" calcext:value-type="string">
            <text:p>200069730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22.9310174478165" calcext:value-type="float">
            <text:p>23</text:p>
          </table:table-cell>
          <table:table-cell table:style-name="ce31" office:value-type="float" office:value="4.92125984251969" calcext:value-type="float">
            <text:p>5</text:p>
          </table:table-cell>
          <table:table-cell table:style-name="ce31" office:value-type="float" office:value="8.01461086752611" calcext:value-type="float">
            <text:p>8</text:p>
          </table:table-cell>
          <table:table-cell table:style-name="ce31" office:value-type="float" office:value="58.163067878658" calcext:value-type="float">
            <text:p>58</text:p>
          </table:table-cell>
          <table:table-cell table:style-name="ce31" office:value-type="float" office:value="1087.8428988401" calcext:value-type="float">
            <text:p>1 088</text:p>
          </table:table-cell>
          <table:table-cell table:style-name="ce32" office:value-type="float" office:value="1181.87285487662" calcext:value-type="float">
            <text:p>1 182</text:p>
          </table:table-cell>
          <table:table-cell table:style-name="ce28" table:formula="of:=[.G1059]/[.H1059]" office:value-type="float" office:value="0.920439871642253" calcext:value-type="float">
            <text:p>0,9204398716</text:p>
          </table:table-cell>
          <table:table-cell table:style-name="ce34" table:formula="of:=[.B1059]&amp;[.A1059]" office:value-type="string" office:string-value="200069730200023414" calcext:value-type="string">
            <text:p>200069730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20.8757758352636" calcext:value-type="float">
            <text:p>21</text:p>
          </table:table-cell>
          <table:table-cell table:style-name="ce32" office:value-type="float" office:value="20.8757758352636" calcext:value-type="float">
            <text:p>21</text:p>
          </table:table-cell>
          <table:table-cell table:style-name="ce28" table:formula="of:=[.G1060]/[.H1060]" office:value-type="float" office:value="1" calcext:value-type="float">
            <text:p>1</text:p>
          </table:table-cell>
          <table:table-cell table:style-name="ce34" table:formula="of:=[.B1060]&amp;[.A1060]" office:value-type="string" office:string-value="200069730200035970" calcext:value-type="string">
            <text:p>200069730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4.0467772217304" calcext:value-type="float">
            <text:p>4</text:p>
          </table:table-cell>
          <table:table-cell table:style-name="ce31" office:value-type="float" office:value="3.94680592791796" calcext:value-type="float">
            <text:p>4</text:p>
          </table:table-cell>
          <table:table-cell table:style-name="ce31"/>
          <table:table-cell table:style-name="ce31" office:value-type="float" office:value="72.5358577159709" calcext:value-type="float">
            <text:p>73</text:p>
          </table:table-cell>
          <table:table-cell table:style-name="ce31" office:value-type="float" office:value="169.752360924629" calcext:value-type="float">
            <text:p>170</text:p>
          </table:table-cell>
          <table:table-cell table:style-name="ce32" office:value-type="float" office:value="250.281801790248" calcext:value-type="float">
            <text:p>250</text:p>
          </table:table-cell>
          <table:table-cell table:style-name="ce28" table:formula="of:=[.G1061]/[.H1061]" office:value-type="float" office:value="0.67824492116647" calcext:value-type="float">
            <text:p>0,6782449212</text:p>
          </table:table-cell>
          <table:table-cell table:style-name="ce34" table:formula="of:=[.B1061]&amp;[.A1061]" office:value-type="string" office:string-value="200069730200054781" calcext:value-type="string">
            <text:p>200069730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11.8611443569434" calcext:value-type="float">
            <text:p>12</text:p>
          </table:table-cell>
          <table:table-cell table:style-name="ce32" office:value-type="float" office:value="11.8611443569434" calcext:value-type="float">
            <text:p>12</text:p>
          </table:table-cell>
          <table:table-cell table:style-name="ce28" table:formula="of:=[.G1062]/[.H1062]" office:value-type="float" office:value="1" calcext:value-type="float">
            <text:p>1</text:p>
          </table:table-cell>
          <table:table-cell table:style-name="ce34" table:formula="of:=[.B1062]&amp;[.A1062]" office:value-type="string" office:string-value="200069730200055655" calcext:value-type="string">
            <text:p>200069730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380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8.43089430894309" calcext:value-type="float">
            <text:p>8</text:p>
          </table:table-cell>
          <table:table-cell table:style-name="ce32" office:value-type="float" office:value="8.43089430894309" calcext:value-type="float">
            <text:p>8</text:p>
          </table:table-cell>
          <table:table-cell table:style-name="ce28" table:formula="of:=[.G1063]/[.H1063]" office:value-type="float" office:value="1" calcext:value-type="float">
            <text:p>1</text:p>
          </table:table-cell>
          <table:table-cell table:style-name="ce34" table:formula="of:=[.B1063]&amp;[.A1063]" office:value-type="string" office:string-value="200069730200056380" calcext:value-type="string">
            <text:p>20006973020005638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8.01603206412826" calcext:value-type="float">
            <text:p>8</text:p>
          </table:table-cell>
          <table:table-cell table:style-name="ce32" office:value-type="float" office:value="8.01603206412826" calcext:value-type="float">
            <text:p>8</text:p>
          </table:table-cell>
          <table:table-cell table:style-name="ce28" table:formula="of:=[.G1064]/[.H1064]" office:value-type="float" office:value="1" calcext:value-type="float">
            <text:p>1</text:p>
          </table:table-cell>
          <table:table-cell table:style-name="ce34" table:formula="of:=[.B1064]&amp;[.A1064]" office:value-type="string" office:string-value="200069730200057958" calcext:value-type="string">
            <text:p>200069730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37.9491282992158" calcext:value-type="float">
            <text:p>38</text:p>
          </table:table-cell>
          <table:table-cell table:style-name="ce32" office:value-type="float" office:value="37.9491282992158" calcext:value-type="float">
            <text:p>38</text:p>
          </table:table-cell>
          <table:table-cell table:style-name="ce28" table:formula="of:=[.G1065]/[.H1065]" office:value-type="float" office:value="1" calcext:value-type="float">
            <text:p>1</text:p>
          </table:table-cell>
          <table:table-cell table:style-name="ce34" table:formula="of:=[.B1065]&amp;[.A1065]" office:value-type="string" office:string-value="200069730200058485" calcext:value-type="string">
            <text:p>200069730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11.9798522261975" calcext:value-type="float">
            <text:p>12</text:p>
          </table:table-cell>
          <table:table-cell table:style-name="ce32" office:value-type="float" office:value="11.9798522261975" calcext:value-type="float">
            <text:p>12</text:p>
          </table:table-cell>
          <table:table-cell table:style-name="ce28" table:formula="of:=[.G1066]/[.H1066]" office:value-type="float" office:value="1" calcext:value-type="float">
            <text:p>1</text:p>
          </table:table-cell>
          <table:table-cell table:style-name="ce34" table:formula="of:=[.B1066]&amp;[.A1066]" office:value-type="string" office:string-value="200069730200058519" calcext:value-type="string">
            <text:p>200069730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228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3.89873417721519" calcext:value-type="float">
            <text:p>4</text:p>
          </table:table-cell>
          <table:table-cell table:style-name="ce32" office:value-type="float" office:value="3.89873417721519" calcext:value-type="float">
            <text:p>4</text:p>
          </table:table-cell>
          <table:table-cell table:style-name="ce28" table:formula="of:=[.G1067]/[.H1067]" office:value-type="float" office:value="1" calcext:value-type="float">
            <text:p>1</text:p>
          </table:table-cell>
          <table:table-cell table:style-name="ce34" table:formula="of:=[.B1067]&amp;[.A1067]" office:value-type="string" office:string-value="200069730200059228" calcext:value-type="string">
            <text:p>20006973020005922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3"/>
          <table:table-cell table:style-name="ce31" office:value-type="float" office:value="16.1211812126358" calcext:value-type="float">
            <text:p>16</text:p>
          </table:table-cell>
          <table:table-cell table:style-name="ce31" office:value-type="float" office:value="19.9683579733239" calcext:value-type="float">
            <text:p>20</text:p>
          </table:table-cell>
          <table:table-cell table:style-name="ce32" office:value-type="float" office:value="36.0895391859597" calcext:value-type="float">
            <text:p>36</text:p>
          </table:table-cell>
          <table:table-cell table:style-name="ce28" table:formula="of:=[.G1068]/[.H1068]" office:value-type="float" office:value="0.553300441727236" calcext:value-type="float">
            <text:p>0,5533004417</text:p>
          </table:table-cell>
          <table:table-cell table:style-name="ce34" table:formula="of:=[.B1068]&amp;[.A1068]" office:value-type="string" office:string-value="200069730200059889" calcext:value-type="string">
            <text:p>200069730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975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4.96107784431138" calcext:value-type="float">
            <text:p>5</text:p>
          </table:table-cell>
          <table:table-cell table:style-name="ce32" office:value-type="float" office:value="4.96107784431138" calcext:value-type="float">
            <text:p>5</text:p>
          </table:table-cell>
          <table:table-cell table:style-name="ce28" table:formula="of:=[.G1069]/[.H1069]" office:value-type="float" office:value="1" calcext:value-type="float">
            <text:p>1</text:p>
          </table:table-cell>
          <table:table-cell table:style-name="ce34" table:formula="of:=[.B1069]&amp;[.A1069]" office:value-type="string" office:string-value="200069730200066975" calcext:value-type="string">
            <text:p>20006973020006697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73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3"/>
          <table:table-cell table:style-name="ce31" office:value-type="float" office:value="4.13964802075632" calcext:value-type="float">
            <text:p>4</text:p>
          </table:table-cell>
          <table:table-cell table:style-name="ce31" office:value-type="float" office:value="25.813917310591" calcext:value-type="float">
            <text:p>26</text:p>
          </table:table-cell>
          <table:table-cell table:style-name="ce32" office:value-type="float" office:value="29.9535653313473" calcext:value-type="float">
            <text:p>30</text:p>
          </table:table-cell>
          <table:table-cell table:style-name="ce28" table:formula="of:=[.G1070]/[.H1070]" office:value-type="float" office:value="0.861797820227295" calcext:value-type="float">
            <text:p>0,8617978202</text:p>
          </table:table-cell>
          <table:table-cell table:style-name="ce34" table:formula="of:=[.B1070]&amp;[.A1070]" office:value-type="string" office:string-value="200069730200067973" calcext:value-type="string">
            <text:p>20006973020006797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/>
          <table:table-cell table:style-name="ce31" office:value-type="float" office:value="8.0263504371112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4.748307988217" calcext:value-type="float">
            <text:p>45</text:p>
          </table:table-cell>
          <table:table-cell table:style-name="ce31" office:value-type="float" office:value="492.027963717357" calcext:value-type="float">
            <text:p>492</text:p>
          </table:table-cell>
          <table:table-cell table:style-name="ce32" office:value-type="float" office:value="548.802622142685" calcext:value-type="float">
            <text:p>549</text:p>
          </table:table-cell>
          <table:table-cell table:style-name="ce28" table:formula="of:=[.G1071]/[.H1071]" office:value-type="float" office:value="0.896548128353208" calcext:value-type="float">
            <text:p>0,8965481284</text:p>
          </table:table-cell>
          <table:table-cell table:style-name="ce34" table:formula="of:=[.B1071]&amp;[.A1071]" office:value-type="string" office:string-value="200069730200067999" calcext:value-type="string">
            <text:p>200069730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05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3.91403402621602" calcext:value-type="float">
            <text:p>4</text:p>
          </table:table-cell>
          <table:table-cell table:style-name="ce32" office:value-type="float" office:value="3.91403402621602" calcext:value-type="float">
            <text:p>4</text:p>
          </table:table-cell>
          <table:table-cell table:style-name="ce28" table:formula="of:=[.G1072]/[.H1072]" office:value-type="float" office:value="1" calcext:value-type="float">
            <text:p>1</text:p>
          </table:table-cell>
          <table:table-cell table:style-name="ce34" table:formula="of:=[.B1072]&amp;[.A1072]" office:value-type="string" office:string-value="200069730200068005" calcext:value-type="string">
            <text:p>20006973020006800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47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8.94958359143782" calcext:value-type="float">
            <text:p>9</text:p>
          </table:table-cell>
          <table:table-cell table:style-name="ce32" office:value-type="float" office:value="8.94958359143782" calcext:value-type="float">
            <text:p>9</text:p>
          </table:table-cell>
          <table:table-cell table:style-name="ce28" table:formula="of:=[.G1073]/[.H1073]" office:value-type="float" office:value="1" calcext:value-type="float">
            <text:p>1</text:p>
          </table:table-cell>
          <table:table-cell table:style-name="ce34" table:formula="of:=[.B1073]&amp;[.A1073]" office:value-type="string" office:string-value="200069730200068047" calcext:value-type="string">
            <text:p>2000697302000680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3.91403402621602" calcext:value-type="float">
            <text:p>4</text:p>
          </table:table-cell>
          <table:table-cell table:style-name="ce32" office:value-type="float" office:value="3.91403402621602" calcext:value-type="float">
            <text:p>4</text:p>
          </table:table-cell>
          <table:table-cell table:style-name="ce28" table:formula="of:=[.G1074]/[.H1074]" office:value-type="float" office:value="1" calcext:value-type="float">
            <text:p>1</text:p>
          </table:table-cell>
          <table:table-cell table:style-name="ce34" table:formula="of:=[.B1074]&amp;[.A1074]" office:value-type="string" office:string-value="200069730200068468" calcext:value-type="string">
            <text:p>200069730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12.9338464063542" calcext:value-type="float">
            <text:p>13</text:p>
          </table:table-cell>
          <table:table-cell table:style-name="ce32" office:value-type="float" office:value="12.9338464063542" calcext:value-type="float">
            <text:p>13</text:p>
          </table:table-cell>
          <table:table-cell table:style-name="ce28" table:formula="of:=[.G1075]/[.H1075]" office:value-type="float" office:value="1" calcext:value-type="float">
            <text:p>1</text:p>
          </table:table-cell>
          <table:table-cell table:style-name="ce34" table:formula="of:=[.B1075]&amp;[.A1075]" office:value-type="string" office:string-value="200069730200068534" calcext:value-type="string">
            <text:p>200069730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722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2"/>
          <table:table-cell table:style-name="ce31" office:value-type="float" office:value="4.36974789915966" calcext:value-type="float">
            <text:p>4</text:p>
          </table:table-cell>
          <table:table-cell table:style-name="ce31"/>
          <table:table-cell table:style-name="ce31" office:value-type="float" office:value="80.7056131573468" calcext:value-type="float">
            <text:p>81</text:p>
          </table:table-cell>
          <table:table-cell table:style-name="ce32" office:value-type="float" office:value="85.0753610565065" calcext:value-type="float">
            <text:p>85</text:p>
          </table:table-cell>
          <table:table-cell table:style-name="ce28" table:formula="of:=[.G1076]/[.H1076]" office:value-type="float" office:value="0.948636739886918" calcext:value-type="float">
            <text:p>0,9486367399</text:p>
          </table:table-cell>
          <table:table-cell table:style-name="ce34" table:formula="of:=[.B1076]&amp;[.A1076]" office:value-type="string" office:string-value="200069730200069722" calcext:value-type="string">
            <text:p>20006973020006972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21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/>
          <table:table-cell table:style-name="ce31" office:value-type="float" office:value="4.0467772217304" calcext:value-type="float">
            <text:p>4</text:p>
          </table:table-cell>
          <table:table-cell table:style-name="ce31" table:number-columns-repeated="3"/>
          <table:table-cell table:style-name="ce32" office:value-type="float" office:value="4.0467772217304" calcext:value-type="float">
            <text:p>4</text:p>
          </table:table-cell>
          <table:table-cell table:style-name="ce28" table:formula="of:=[.G1077]/[.H1077]" office:value-type="float" office:value="0" calcext:value-type="float">
            <text:p>0</text:p>
          </table:table-cell>
          <table:table-cell table:style-name="ce34" table:formula="of:=[.B1077]&amp;[.A1077]" office:value-type="string" office:string-value="200069730200069821" calcext:value-type="string">
            <text:p>20006973020006982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3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4.01616161616162" calcext:value-type="float">
            <text:p>4</text:p>
          </table:table-cell>
          <table:table-cell table:style-name="ce32" office:value-type="float" office:value="4.01616161616162" calcext:value-type="float">
            <text:p>4</text:p>
          </table:table-cell>
          <table:table-cell table:style-name="ce28" table:formula="of:=[.G1078]/[.H1078]" office:value-type="float" office:value="1" calcext:value-type="float">
            <text:p>1</text:p>
          </table:table-cell>
          <table:table-cell table:style-name="ce34" table:formula="of:=[.B1078]&amp;[.A1078]" office:value-type="string" office:string-value="200069730200069839" calcext:value-type="string">
            <text:p>2000697302000698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47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079]/[.H1079]" office:value-type="float" office:value="1" calcext:value-type="float">
            <text:p>1</text:p>
          </table:table-cell>
          <table:table-cell table:style-name="ce34" table:formula="of:=[.B1079]&amp;[.A1079]" office:value-type="string" office:string-value="200069730200069847" calcext:value-type="string">
            <text:p>2000697302000698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8.0467772217304" calcext:value-type="float">
            <text:p>8</text:p>
          </table:table-cell>
          <table:table-cell table:style-name="ce31" office:value-type="float" office:value="8.08317260826455" calcext:value-type="float">
            <text:p>8</text:p>
          </table:table-cell>
          <table:table-cell table:style-name="ce31" table:number-columns-repeated="2"/>
          <table:table-cell table:style-name="ce31" office:value-type="float" office:value="344.47161913849" calcext:value-type="float">
            <text:p>344</text:p>
          </table:table-cell>
          <table:table-cell table:style-name="ce32" office:value-type="float" office:value="360.601568968485" calcext:value-type="float">
            <text:p>361</text:p>
          </table:table-cell>
          <table:table-cell table:style-name="ce28" table:formula="of:=[.G1080]/[.H1080]" office:value-type="float" office:value="0.955269329869708" calcext:value-type="float">
            <text:p>0,9552693299</text:p>
          </table:table-cell>
          <table:table-cell table:style-name="ce34" table:formula="of:=[.B1080]&amp;[.A1080]" office:value-type="string" office:string-value="200069730200070068" calcext:value-type="string">
            <text:p>200069730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4.47214076246334" calcext:value-type="float">
            <text:p>4</text:p>
          </table:table-cell>
          <table:table-cell table:style-name="ce31" table:number-columns-repeated="3"/>
          <table:table-cell table:style-name="ce31" office:value-type="float" office:value="196.502415222754" calcext:value-type="float">
            <text:p>197</text:p>
          </table:table-cell>
          <table:table-cell table:style-name="ce32" office:value-type="float" office:value="200.974555985217" calcext:value-type="float">
            <text:p>201</text:p>
          </table:table-cell>
          <table:table-cell table:style-name="ce28" table:formula="of:=[.G1081]/[.H1081]" office:value-type="float" office:value="0.977747726618725" calcext:value-type="float">
            <text:p>0,9777477266</text:p>
          </table:table-cell>
          <table:table-cell table:style-name="ce34" table:formula="of:=[.B1081]&amp;[.A1081]" office:value-type="string" office:string-value="200069730200070142" calcext:value-type="string">
            <text:p>200069730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12.5213804612829" calcext:value-type="float">
            <text:p>13</text:p>
          </table:table-cell>
          <table:table-cell table:style-name="ce31" office:value-type="float" office:value="17.7818719117307" calcext:value-type="float">
            <text:p>18</text:p>
          </table:table-cell>
          <table:table-cell table:style-name="ce31" table:number-columns-repeated="2"/>
          <table:table-cell table:style-name="ce31" office:value-type="float" office:value="314.274817821375" calcext:value-type="float">
            <text:p>314</text:p>
          </table:table-cell>
          <table:table-cell table:style-name="ce32" office:value-type="float" office:value="344.578070194389" calcext:value-type="float">
            <text:p>345</text:p>
          </table:table-cell>
          <table:table-cell table:style-name="ce28" table:formula="of:=[.G1082]/[.H1082]" office:value-type="float" office:value="0.91205693282826" calcext:value-type="float">
            <text:p>0,9120569328</text:p>
          </table:table-cell>
          <table:table-cell table:style-name="ce34" table:formula="of:=[.B1082]&amp;[.A1082]" office:value-type="string" office:string-value="200069730200070449" calcext:value-type="string">
            <text:p>200069730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346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4.89864864864865" calcext:value-type="float">
            <text:p>5</text:p>
          </table:table-cell>
          <table:table-cell table:style-name="ce32" office:value-type="float" office:value="4.89864864864865" calcext:value-type="float">
            <text:p>5</text:p>
          </table:table-cell>
          <table:table-cell table:style-name="ce28" table:formula="of:=[.G1083]/[.H1083]" office:value-type="float" office:value="1" calcext:value-type="float">
            <text:p>1</text:p>
          </table:table-cell>
          <table:table-cell table:style-name="ce34" table:formula="of:=[.B1083]&amp;[.A1083]" office:value-type="string" office:string-value="200069730200072346" calcext:value-type="string">
            <text:p>2000697302000723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013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7.90853658536585" calcext:value-type="float">
            <text:p>8</text:p>
          </table:table-cell>
          <table:table-cell table:style-name="ce32" office:value-type="float" office:value="7.90853658536585" calcext:value-type="float">
            <text:p>8</text:p>
          </table:table-cell>
          <table:table-cell table:style-name="ce28" table:formula="of:=[.G1084]/[.H1084]" office:value-type="float" office:value="1" calcext:value-type="float">
            <text:p>1</text:p>
          </table:table-cell>
          <table:table-cell table:style-name="ce34" table:formula="of:=[.B1084]&amp;[.A1084]" office:value-type="string" office:string-value="200069730200073013" calcext:value-type="string">
            <text:p>20006973020007301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12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3.91304347826087" calcext:value-type="float">
            <text:p>4</text:p>
          </table:table-cell>
          <table:table-cell table:style-name="ce32" office:value-type="float" office:value="3.91304347826087" calcext:value-type="float">
            <text:p>4</text:p>
          </table:table-cell>
          <table:table-cell table:style-name="ce28" table:formula="of:=[.G1085]/[.H1085]" office:value-type="float" office:value="1" calcext:value-type="float">
            <text:p>1</text:p>
          </table:table-cell>
          <table:table-cell table:style-name="ce34" table:formula="of:=[.B1085]&amp;[.A1085]" office:value-type="string" office:string-value="200069730246000129" calcext:value-type="string">
            <text:p>20006973024600012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376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8.90788377222934" calcext:value-type="float">
            <text:p>9</text:p>
          </table:table-cell>
          <table:table-cell table:style-name="ce32" office:value-type="float" office:value="8.90788377222934" calcext:value-type="float">
            <text:p>9</text:p>
          </table:table-cell>
          <table:table-cell table:style-name="ce28" table:formula="of:=[.G1086]/[.H1086]" office:value-type="float" office:value="1" calcext:value-type="float">
            <text:p>1</text:p>
          </table:table-cell>
          <table:table-cell table:style-name="ce34" table:formula="of:=[.B1086]&amp;[.A1086]" office:value-type="string" office:string-value="200069730246000376" calcext:value-type="string">
            <text:p>20006973024600037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566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8.06371050889691" calcext:value-type="float">
            <text:p>8</text:p>
          </table:table-cell>
          <table:table-cell table:style-name="ce32" office:value-type="float" office:value="8.06371050889691" calcext:value-type="float">
            <text:p>8</text:p>
          </table:table-cell>
          <table:table-cell table:style-name="ce28" table:formula="of:=[.G1087]/[.H1087]" office:value-type="float" office:value="1" calcext:value-type="float">
            <text:p>1</text:p>
          </table:table-cell>
          <table:table-cell table:style-name="ce34" table:formula="of:=[.B1087]&amp;[.A1087]" office:value-type="string" office:string-value="200069730246000566" calcext:value-type="string">
            <text:p>20006973024600056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582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53.8114213804673" calcext:value-type="float">
            <text:p>54</text:p>
          </table:table-cell>
          <table:table-cell table:style-name="ce32" office:value-type="float" office:value="53.8114213804673" calcext:value-type="float">
            <text:p>54</text:p>
          </table:table-cell>
          <table:table-cell table:style-name="ce28" table:formula="of:=[.G1088]/[.H1088]" office:value-type="float" office:value="1" calcext:value-type="float">
            <text:p>1</text:p>
          </table:table-cell>
          <table:table-cell table:style-name="ce34" table:formula="of:=[.B1088]&amp;[.A1088]" office:value-type="string" office:string-value="200069730246000582" calcext:value-type="string">
            <text:p>2000697302460005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07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136.820176593817" calcext:value-type="float">
            <text:p>137</text:p>
          </table:table-cell>
          <table:table-cell table:style-name="ce32" office:value-type="float" office:value="136.820176593817" calcext:value-type="float">
            <text:p>137</text:p>
          </table:table-cell>
          <table:table-cell table:style-name="ce28" table:formula="of:=[.G1089]/[.H1089]" office:value-type="float" office:value="1" calcext:value-type="float">
            <text:p>1</text:p>
          </table:table-cell>
          <table:table-cell table:style-name="ce34" table:formula="of:=[.B1089]&amp;[.A1089]" office:value-type="string" office:string-value="200069730246000707" calcext:value-type="string">
            <text:p>20006973024600070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848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8.38435876668577" calcext:value-type="float">
            <text:p>8</text:p>
          </table:table-cell>
          <table:table-cell table:style-name="ce31" table:number-columns-repeated="3"/>
          <table:table-cell table:style-name="ce31" office:value-type="float" office:value="346.297501171228" calcext:value-type="float">
            <text:p>346</text:p>
          </table:table-cell>
          <table:table-cell table:style-name="ce32" office:value-type="float" office:value="354.681859937914" calcext:value-type="float">
            <text:p>355</text:p>
          </table:table-cell>
          <table:table-cell table:style-name="ce28" table:formula="of:=[.G1090]/[.H1090]" office:value-type="float" office:value="0.976360903351095" calcext:value-type="float">
            <text:p>0,9763609034</text:p>
          </table:table-cell>
          <table:table-cell table:style-name="ce34" table:formula="of:=[.B1090]&amp;[.A1090]" office:value-type="string" office:string-value="200069730246000848" calcext:value-type="string">
            <text:p>20006973024600084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913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4.0131752185556" calcext:value-type="float">
            <text:p>4</text:p>
          </table:table-cell>
          <table:table-cell table:style-name="ce31"/>
          <table:table-cell table:style-name="ce31" office:value-type="float" office:value="12.0062026633087" calcext:value-type="float">
            <text:p>12</text:p>
          </table:table-cell>
          <table:table-cell table:style-name="ce31" office:value-type="float" office:value="3.94680592791796" calcext:value-type="float">
            <text:p>4</text:p>
          </table:table-cell>
          <table:table-cell table:style-name="ce31" office:value-type="float" office:value="302.887449695164" calcext:value-type="float">
            <text:p>303</text:p>
          </table:table-cell>
          <table:table-cell table:style-name="ce32" office:value-type="float" office:value="322.853633504946" calcext:value-type="float">
            <text:p>323</text:p>
          </table:table-cell>
          <table:table-cell table:style-name="ce28" table:formula="of:=[.G1091]/[.H1091]" office:value-type="float" office:value="0.938157165545804" calcext:value-type="float">
            <text:p>0,9381571655</text:p>
          </table:table-cell>
          <table:table-cell table:style-name="ce34" table:formula="of:=[.B1091]&amp;[.A1091]" office:value-type="string" office:string-value="200069730246000913" calcext:value-type="string">
            <text:p>20006973024600091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092]/[.H1092]" office:value-type="float" office:value="1" calcext:value-type="float">
            <text:p>1</text:p>
          </table:table-cell>
          <table:table-cell table:style-name="ce34" table:formula="of:=[.B1092]&amp;[.A1092]" office:value-type="string" office:string-value="200069730247600539" calcext:value-type="string">
            <text:p>200069730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88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9.11261261261261" calcext:value-type="float">
            <text:p>9</text:p>
          </table:table-cell>
          <table:table-cell table:style-name="ce32" office:value-type="float" office:value="9.11261261261261" calcext:value-type="float">
            <text:p>9</text:p>
          </table:table-cell>
          <table:table-cell table:style-name="ce28" table:formula="of:=[.G1093]/[.H1093]" office:value-type="float" office:value="1" calcext:value-type="float">
            <text:p>1</text:p>
          </table:table-cell>
          <table:table-cell table:style-name="ce34" table:formula="of:=[.B1093]&amp;[.A1093]" office:value-type="string" office:string-value="200069730247600588" calcext:value-type="string">
            <text:p>20006973024760058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25.8343838248702" calcext:value-type="float">
            <text:p>26</text:p>
          </table:table-cell>
          <table:table-cell table:style-name="ce32" office:value-type="float" office:value="25.8343838248702" calcext:value-type="float">
            <text:p>26</text:p>
          </table:table-cell>
          <table:table-cell table:style-name="ce28" table:formula="of:=[.G1094]/[.H1094]" office:value-type="float" office:value="1" calcext:value-type="float">
            <text:p>1</text:p>
          </table:table-cell>
          <table:table-cell table:style-name="ce34" table:formula="of:=[.B1094]&amp;[.A1094]" office:value-type="string" office:string-value="200069730247600596" calcext:value-type="string">
            <text:p>200069730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04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4.13964802075632" calcext:value-type="float">
            <text:p>4</text:p>
          </table:table-cell>
          <table:table-cell table:style-name="ce32" office:value-type="float" office:value="4.13964802075632" calcext:value-type="float">
            <text:p>4</text:p>
          </table:table-cell>
          <table:table-cell table:style-name="ce28" table:formula="of:=[.G1095]/[.H1095]" office:value-type="float" office:value="1" calcext:value-type="float">
            <text:p>1</text:p>
          </table:table-cell>
          <table:table-cell table:style-name="ce34" table:formula="of:=[.B1095]&amp;[.A1095]" office:value-type="string" office:string-value="200069730247600604" calcext:value-type="string">
            <text:p>20006973024760060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2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8.06371050889691" calcext:value-type="float">
            <text:p>8</text:p>
          </table:table-cell>
          <table:table-cell table:style-name="ce32" office:value-type="float" office:value="8.06371050889691" calcext:value-type="float">
            <text:p>8</text:p>
          </table:table-cell>
          <table:table-cell table:style-name="ce28" table:formula="of:=[.G1096]/[.H1096]" office:value-type="float" office:value="1" calcext:value-type="float">
            <text:p>1</text:p>
          </table:table-cell>
          <table:table-cell table:style-name="ce34" table:formula="of:=[.B1096]&amp;[.A1096]" office:value-type="string" office:string-value="200069730247600729" calcext:value-type="string">
            <text:p>20006973024760072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86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4.01461086752611" calcext:value-type="float">
            <text:p>4</text:p>
          </table:table-cell>
          <table:table-cell table:style-name="ce31" table:number-columns-repeated="2"/>
          <table:table-cell table:style-name="ce31" office:value-type="float" office:value="4.00801603206413" calcext:value-type="float">
            <text:p>4</text:p>
          </table:table-cell>
          <table:table-cell table:style-name="ce31" office:value-type="float" office:value="34.0284756289293" calcext:value-type="float">
            <text:p>34</text:p>
          </table:table-cell>
          <table:table-cell table:style-name="ce32" office:value-type="float" office:value="42.0511025285195" calcext:value-type="float">
            <text:p>42</text:p>
          </table:table-cell>
          <table:table-cell table:style-name="ce28" table:formula="of:=[.G1097]/[.H1097]" office:value-type="float" office:value="0.80921720437296" calcext:value-type="float">
            <text:p>0,8092172044</text:p>
          </table:table-cell>
          <table:table-cell table:style-name="ce34" table:formula="of:=[.B1097]&amp;[.A1097]" office:value-type="string" office:string-value="200069730247600786" calcext:value-type="string">
            <text:p>20006973024760078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office:value-type="float" office:value="3.91304347826087" calcext:value-type="float">
            <text:p>4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7.91304347826087" calcext:value-type="float">
            <text:p>8</text:p>
          </table:table-cell>
          <table:table-cell table:style-name="ce28" table:formula="of:=[.G1098]/[.H1098]" office:value-type="float" office:value="0.505494505494506" calcext:value-type="float">
            <text:p>0,5054945055</text:p>
          </table:table-cell>
          <table:table-cell table:style-name="ce34" table:formula="of:=[.B1098]&amp;[.A1098]" office:value-type="string" office:string-value="200069730247800584" calcext:value-type="string">
            <text:p>200069730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3"/>
          <table:table-cell table:style-name="ce31" office:value-type="float" office:value="13.1809168557593" calcext:value-type="float">
            <text:p>13</text:p>
          </table:table-cell>
          <table:table-cell table:style-name="ce31" office:value-type="float" office:value="70.1232979941895" calcext:value-type="float">
            <text:p>70</text:p>
          </table:table-cell>
          <table:table-cell table:style-name="ce32" office:value-type="float" office:value="83.3042148499488" calcext:value-type="float">
            <text:p>83</text:p>
          </table:table-cell>
          <table:table-cell table:style-name="ce28" table:formula="of:=[.G1099]/[.H1099]" office:value-type="float" office:value="0.841773710015738" calcext:value-type="float">
            <text:p>0,84177371</text:p>
          </table:table-cell>
          <table:table-cell table:style-name="ce34" table:formula="of:=[.B1099]&amp;[.A1099]" office:value-type="string" office:string-value="200069730249500109" calcext:value-type="string">
            <text:p>200069730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89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3.90853658536585" calcext:value-type="float">
            <text:p>4</text:p>
          </table:table-cell>
          <table:table-cell table:style-name="ce32" office:value-type="float" office:value="3.90853658536585" calcext:value-type="float">
            <text:p>4</text:p>
          </table:table-cell>
          <table:table-cell table:style-name="ce28" table:formula="of:=[.G1100]/[.H1100]" office:value-type="float" office:value="1" calcext:value-type="float">
            <text:p>1</text:p>
          </table:table-cell>
          <table:table-cell table:style-name="ce34" table:formula="of:=[.B1100]&amp;[.A1100]" office:value-type="string" office:string-value="200069730249500489" calcext:value-type="string">
            <text:p>2000697302495004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1" table:number-columns-repeated="4"/>
          <table:table-cell table:style-name="ce31" office:value-type="float" office:value="3.98850574712644" calcext:value-type="float">
            <text:p>4</text:p>
          </table:table-cell>
          <table:table-cell table:style-name="ce32" office:value-type="float" office:value="3.98850574712644" calcext:value-type="float">
            <text:p>4</text:p>
          </table:table-cell>
          <table:table-cell table:style-name="ce28" table:formula="of:=[.G1101]/[.H1101]" office:value-type="float" office:value="1" calcext:value-type="float">
            <text:p>1</text:p>
          </table:table-cell>
          <table:table-cell table:style-name="ce34" table:formula="of:=[.B1101]&amp;[.A1101]" office:value-type="string" office:string-value="200069730249500513" calcext:value-type="string">
            <text:p>200069730249500513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5" office:value-type="float" office:value="200069730" calcext:value-type="float">
            <text:p>200069730</text:p>
          </table:table-cell>
          <table:table-cell table:style-name="ce32" office:value-type="float" office:value="3.99999999999997" calcext:value-type="float">
            <text:p>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8.01461086752613" calcext:value-type="float">
            <text:p>8</text:p>
          </table:table-cell>
          <table:table-cell table:style-name="ce32" office:value-type="float" office:value="78.2151957380611" calcext:value-type="float">
            <text:p>78</text:p>
          </table:table-cell>
          <table:table-cell table:style-name="ce32" office:value-type="float" office:value="90.2298066055864" calcext:value-type="float">
            <text:p>90</text:p>
          </table:table-cell>
          <table:table-cell table:style-name="ce28" table:formula="of:=[.G1102]/[.H1102]" office:value-type="float" office:value="0.866844324292484" calcext:value-type="float">
            <text:p>0,8668443243</text:p>
          </table:table-cell>
          <table:table-cell table:style-name="ce34" table:formula="of:=[.B1102]&amp;[.A1102]" office:value-type="string" office:string-value="200069730000000000" calcext:value-type="string">
            <text:p>200069730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office:value-type="float" office:value="21.7447431201336" calcext:value-type="float">
            <text:p>22</text:p>
          </table:table-cell>
          <table:table-cell table:style-name="ce31" office:value-type="float" office:value="5.0353425314122" calcext:value-type="float">
            <text:p>5</text:p>
          </table:table-cell>
          <table:table-cell table:style-name="ce31" office:value-type="float" office:value="12.1494921872515" calcext:value-type="float">
            <text:p>12</text:p>
          </table:table-cell>
          <table:table-cell table:style-name="ce31" office:value-type="float" office:value="44.0705090616419" calcext:value-type="float">
            <text:p>44</text:p>
          </table:table-cell>
          <table:table-cell table:style-name="ce31" office:value-type="float" office:value="2278.38031487172" calcext:value-type="float">
            <text:p>2 278</text:p>
          </table:table-cell>
          <table:table-cell table:style-name="ce32" office:value-type="float" office:value="2361.38040177216" calcext:value-type="float">
            <text:p>2 361</text:p>
          </table:table-cell>
          <table:table-cell table:style-name="ce28" table:formula="of:=[.G1103]/[.H1103]" office:value-type="float" office:value="0.964851030846978" calcext:value-type="float">
            <text:p>0,9648510308</text:p>
          </table:table-cell>
          <table:table-cell table:style-name="ce34" table:formula="of:=[.B1103]&amp;[.A1103]" office:value-type="string" office:string-value="200070142200023414" calcext:value-type="string">
            <text:p>200070142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8.25720223397662" calcext:value-type="float">
            <text:p>8</text:p>
          </table:table-cell>
          <table:table-cell table:style-name="ce32" office:value-type="float" office:value="8.25720223397662" calcext:value-type="float">
            <text:p>8</text:p>
          </table:table-cell>
          <table:table-cell table:style-name="ce28" table:formula="of:=[.G1104]/[.H1104]" office:value-type="float" office:value="1" calcext:value-type="float">
            <text:p>1</text:p>
          </table:table-cell>
          <table:table-cell table:style-name="ce34" table:formula="of:=[.B1104]&amp;[.A1104]" office:value-type="string" office:string-value="200070142200035970" calcext:value-type="string">
            <text:p>200070142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/>
          <table:table-cell table:style-name="ce31" office:value-type="float" office:value="13.9781877213482" calcext:value-type="float">
            <text:p>14</text:p>
          </table:table-cell>
          <table:table-cell table:style-name="ce31"/>
          <table:table-cell table:style-name="ce31" office:value-type="float" office:value="43.8693827165079" calcext:value-type="float">
            <text:p>44</text:p>
          </table:table-cell>
          <table:table-cell table:style-name="ce31" office:value-type="float" office:value="91.509337256618" calcext:value-type="float">
            <text:p>92</text:p>
          </table:table-cell>
          <table:table-cell table:style-name="ce32" office:value-type="float" office:value="149.356907694474" calcext:value-type="float">
            <text:p>149</text:p>
          </table:table-cell>
          <table:table-cell table:style-name="ce28" table:formula="of:=[.G1105]/[.H1105]" office:value-type="float" office:value="0.612689019002793" calcext:value-type="float">
            <text:p>0,612689019</text:p>
          </table:table-cell>
          <table:table-cell table:style-name="ce34" table:formula="of:=[.B1105]&amp;[.A1105]" office:value-type="string" office:string-value="200070142200054781" calcext:value-type="string">
            <text:p>200070142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8.67811158798283" calcext:value-type="float">
            <text:p>9</text:p>
          </table:table-cell>
          <table:table-cell table:style-name="ce32" office:value-type="float" office:value="8.67811158798283" calcext:value-type="float">
            <text:p>9</text:p>
          </table:table-cell>
          <table:table-cell table:style-name="ce28" table:formula="of:=[.G1106]/[.H1106]" office:value-type="float" office:value="1" calcext:value-type="float">
            <text:p>1</text:p>
          </table:table-cell>
          <table:table-cell table:style-name="ce34" table:formula="of:=[.B1106]&amp;[.A1106]" office:value-type="string" office:string-value="200070142200055655" calcext:value-type="string">
            <text:p>200070142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4.99133267543075" calcext:value-type="float">
            <text:p>5</text:p>
          </table:table-cell>
          <table:table-cell table:style-name="ce32" office:value-type="float" office:value="4.99133267543075" calcext:value-type="float">
            <text:p>5</text:p>
          </table:table-cell>
          <table:table-cell table:style-name="ce28" table:formula="of:=[.G1107]/[.H1107]" office:value-type="float" office:value="1" calcext:value-type="float">
            <text:p>1</text:p>
          </table:table-cell>
          <table:table-cell table:style-name="ce34" table:formula="of:=[.B1107]&amp;[.A1107]" office:value-type="string" office:string-value="200070142200057859" calcext:value-type="string">
            <text:p>200070142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3.94767441860465" calcext:value-type="float">
            <text:p>4</text:p>
          </table:table-cell>
          <table:table-cell table:style-name="ce32" office:value-type="float" office:value="3.94767441860465" calcext:value-type="float">
            <text:p>4</text:p>
          </table:table-cell>
          <table:table-cell table:style-name="ce28" table:formula="of:=[.G1108]/[.H1108]" office:value-type="float" office:value="1" calcext:value-type="float">
            <text:p>1</text:p>
          </table:table-cell>
          <table:table-cell table:style-name="ce34" table:formula="of:=[.B1108]&amp;[.A1108]" office:value-type="string" office:string-value="200070142200057958" calcext:value-type="string">
            <text:p>200070142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40.2852813623534" calcext:value-type="float">
            <text:p>40</text:p>
          </table:table-cell>
          <table:table-cell table:style-name="ce32" office:value-type="float" office:value="40.2852813623534" calcext:value-type="float">
            <text:p>40</text:p>
          </table:table-cell>
          <table:table-cell table:style-name="ce28" table:formula="of:=[.G1109]/[.H1109]" office:value-type="float" office:value="1" calcext:value-type="float">
            <text:p>1</text:p>
          </table:table-cell>
          <table:table-cell table:style-name="ce34" table:formula="of:=[.B1109]&amp;[.A1109]" office:value-type="string" office:string-value="200070142200058485" calcext:value-type="string">
            <text:p>200070142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12.3649122807018" calcext:value-type="float">
            <text:p>12</text:p>
          </table:table-cell>
          <table:table-cell table:style-name="ce32" office:value-type="float" office:value="12.3649122807018" calcext:value-type="float">
            <text:p>12</text:p>
          </table:table-cell>
          <table:table-cell table:style-name="ce28" table:formula="of:=[.G1110]/[.H1110]" office:value-type="float" office:value="1" calcext:value-type="float">
            <text:p>1</text:p>
          </table:table-cell>
          <table:table-cell table:style-name="ce34" table:formula="of:=[.B1110]&amp;[.A1110]" office:value-type="string" office:string-value="200070142200058519" calcext:value-type="string">
            <text:p>200070142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21.5919537469053" calcext:value-type="float">
            <text:p>22</text:p>
          </table:table-cell>
          <table:table-cell table:style-name="ce32" office:value-type="float" office:value="21.5919537469053" calcext:value-type="float">
            <text:p>22</text:p>
          </table:table-cell>
          <table:table-cell table:style-name="ce28" table:formula="of:=[.G1111]/[.H1111]" office:value-type="float" office:value="1" calcext:value-type="float">
            <text:p>1</text:p>
          </table:table-cell>
          <table:table-cell table:style-name="ce34" table:formula="of:=[.B1111]&amp;[.A1111]" office:value-type="string" office:string-value="200070142200058782" calcext:value-type="string">
            <text:p>200070142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3"/>
          <table:table-cell table:style-name="ce31" office:value-type="float" office:value="17.1100886250379" calcext:value-type="float">
            <text:p>17</text:p>
          </table:table-cell>
          <table:table-cell table:style-name="ce31" office:value-type="float" office:value="64.7114704901912" calcext:value-type="float">
            <text:p>65</text:p>
          </table:table-cell>
          <table:table-cell table:style-name="ce32" office:value-type="float" office:value="81.8215591152292" calcext:value-type="float">
            <text:p>82</text:p>
          </table:table-cell>
          <table:table-cell table:style-name="ce28" table:formula="of:=[.G1112]/[.H1112]" office:value-type="float" office:value="0.790885326434053" calcext:value-type="float">
            <text:p>0,7908853264</text:p>
          </table:table-cell>
          <table:table-cell table:style-name="ce34" table:formula="of:=[.B1112]&amp;[.A1112]" office:value-type="string" office:string-value="200070142200059889" calcext:value-type="string">
            <text:p>200070142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65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5.11002444987775" calcext:value-type="float">
            <text:p>5</text:p>
          </table:table-cell>
          <table:table-cell table:style-name="ce32" office:value-type="float" office:value="5.11002444987775" calcext:value-type="float">
            <text:p>5</text:p>
          </table:table-cell>
          <table:table-cell table:style-name="ce28" table:formula="of:=[.G1113]/[.H1113]" office:value-type="float" office:value="1" calcext:value-type="float">
            <text:p>1</text:p>
          </table:table-cell>
          <table:table-cell table:style-name="ce34" table:formula="of:=[.B1113]&amp;[.A1113]" office:value-type="string" office:string-value="200070142200067965" calcext:value-type="string">
            <text:p>20007014220006796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26.1855055872966" calcext:value-type="float">
            <text:p>26</text:p>
          </table:table-cell>
          <table:table-cell table:style-name="ce32" office:value-type="float" office:value="26.1855055872966" calcext:value-type="float">
            <text:p>26</text:p>
          </table:table-cell>
          <table:table-cell table:style-name="ce28" table:formula="of:=[.G1114]/[.H1114]" office:value-type="float" office:value="1" calcext:value-type="float">
            <text:p>1</text:p>
          </table:table-cell>
          <table:table-cell table:style-name="ce34" table:formula="of:=[.B1114]&amp;[.A1114]" office:value-type="string" office:string-value="200070142200067999" calcext:value-type="string">
            <text:p>200070142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office:value-type="float" office:value="4.96842105263158" calcext:value-type="float">
            <text:p>5</text:p>
          </table:table-cell>
          <table:table-cell table:style-name="ce31" table:number-columns-repeated="3"/>
          <table:table-cell table:style-name="ce31" office:value-type="float" office:value="4.07474609362574" calcext:value-type="float">
            <text:p>4</text:p>
          </table:table-cell>
          <table:table-cell table:style-name="ce32" office:value-type="float" office:value="9.04316714625732" calcext:value-type="float">
            <text:p>9</text:p>
          </table:table-cell>
          <table:table-cell table:style-name="ce28" table:formula="of:=[.G1115]/[.H1115]" office:value-type="float" office:value="0.450588386538023" calcext:value-type="float">
            <text:p>0,4505883865</text:p>
          </table:table-cell>
          <table:table-cell table:style-name="ce34" table:formula="of:=[.B1115]&amp;[.A1115]" office:value-type="string" office:string-value="200070142200068534" calcext:value-type="string">
            <text:p>200070142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53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4.34158482660654" calcext:value-type="float">
            <text:p>4</text:p>
          </table:table-cell>
          <table:table-cell table:style-name="ce32" office:value-type="float" office:value="4.34158482660654" calcext:value-type="float">
            <text:p>4</text:p>
          </table:table-cell>
          <table:table-cell table:style-name="ce28" table:formula="of:=[.G1116]/[.H1116]" office:value-type="float" office:value="1" calcext:value-type="float">
            <text:p>1</text:p>
          </table:table-cell>
          <table:table-cell table:style-name="ce34" table:formula="of:=[.B1116]&amp;[.A1116]" office:value-type="string" office:string-value="200070142200069953" calcext:value-type="string">
            <text:p>2000701422000699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5.05537974683544" calcext:value-type="float">
            <text:p>5</text:p>
          </table:table-cell>
          <table:table-cell table:style-name="ce32" office:value-type="float" office:value="5.05537974683544" calcext:value-type="float">
            <text:p>5</text:p>
          </table:table-cell>
          <table:table-cell table:style-name="ce28" table:formula="of:=[.G1117]/[.H1117]" office:value-type="float" office:value="1" calcext:value-type="float">
            <text:p>1</text:p>
          </table:table-cell>
          <table:table-cell table:style-name="ce34" table:formula="of:=[.B1117]&amp;[.A1117]" office:value-type="string" office:string-value="200070142200070068" calcext:value-type="string">
            <text:p>200070142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office:value-type="float" office:value="133.40302107544" calcext:value-type="float">
            <text:p>133</text:p>
          </table:table-cell>
          <table:table-cell table:style-name="ce31" office:value-type="float" office:value="416.19245573281" calcext:value-type="float">
            <text:p>416</text:p>
          </table:table-cell>
          <table:table-cell table:style-name="ce31" office:value-type="float" office:value="405.009879509054" calcext:value-type="float">
            <text:p>405</text:p>
          </table:table-cell>
          <table:table-cell table:style-name="ce31" office:value-type="float" office:value="18.1014213004687" calcext:value-type="float">
            <text:p>18</text:p>
          </table:table-cell>
          <table:table-cell table:style-name="ce31" office:value-type="float" office:value="2910.78353071281" calcext:value-type="float">
            <text:p>2 911</text:p>
          </table:table-cell>
          <table:table-cell table:style-name="ce32" office:value-type="float" office:value="3883.49030833058" calcext:value-type="float">
            <text:p>3 883</text:p>
          </table:table-cell>
          <table:table-cell table:style-name="ce28" table:formula="of:=[.G1118]/[.H1118]" office:value-type="float" office:value="0.749527692773897" calcext:value-type="float">
            <text:p>0,7495276928</text:p>
          </table:table-cell>
          <table:table-cell table:style-name="ce34" table:formula="of:=[.B1118]&amp;[.A1118]" office:value-type="string" office:string-value="200070142200070142" calcext:value-type="string">
            <text:p>200070142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36.796198117435" calcext:value-type="float">
            <text:p>137</text:p>
          </table:table-cell>
          <table:table-cell table:style-name="ce32" office:value-type="float" office:value="140.796198117435" calcext:value-type="float">
            <text:p>141</text:p>
          </table:table-cell>
          <table:table-cell table:style-name="ce28" table:formula="of:=[.G1119]/[.H1119]" office:value-type="float" office:value="0.971590141967728" calcext:value-type="float">
            <text:p>0,971590142</text:p>
          </table:table-cell>
          <table:table-cell table:style-name="ce34" table:formula="of:=[.B1119]&amp;[.A1119]" office:value-type="string" office:string-value="200070142200070449" calcext:value-type="string">
            <text:p>200070142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582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4.98567335243553" calcext:value-type="float">
            <text:p>5</text:p>
          </table:table-cell>
          <table:table-cell table:style-name="ce32" office:value-type="float" office:value="4.98567335243553" calcext:value-type="float">
            <text:p>5</text:p>
          </table:table-cell>
          <table:table-cell table:style-name="ce28" table:formula="of:=[.G1120]/[.H1120]" office:value-type="float" office:value="1" calcext:value-type="float">
            <text:p>1</text:p>
          </table:table-cell>
          <table:table-cell table:style-name="ce34" table:formula="of:=[.B1120]&amp;[.A1120]" office:value-type="string" office:string-value="200070142246000582" calcext:value-type="string">
            <text:p>2000701422460005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07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8.98567335243553" calcext:value-type="float">
            <text:p>9</text:p>
          </table:table-cell>
          <table:table-cell table:style-name="ce32" office:value-type="float" office:value="8.98567335243553" calcext:value-type="float">
            <text:p>9</text:p>
          </table:table-cell>
          <table:table-cell table:style-name="ce28" table:formula="of:=[.G1121]/[.H1121]" office:value-type="float" office:value="1" calcext:value-type="float">
            <text:p>1</text:p>
          </table:table-cell>
          <table:table-cell table:style-name="ce34" table:formula="of:=[.B1121]&amp;[.A1121]" office:value-type="string" office:string-value="200070142246000707" calcext:value-type="string">
            <text:p>20007014224600070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913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122]/[.H1122]" office:value-type="float" office:value="1" calcext:value-type="float">
            <text:p>1</text:p>
          </table:table-cell>
          <table:table-cell table:style-name="ce34" table:formula="of:=[.B1122]&amp;[.A1122]" office:value-type="string" office:string-value="200070142246000913" calcext:value-type="string">
            <text:p>20007014224600091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21.6219289867676" calcext:value-type="float">
            <text:p>22</text:p>
          </table:table-cell>
          <table:table-cell table:style-name="ce32" office:value-type="float" office:value="21.6219289867676" calcext:value-type="float">
            <text:p>22</text:p>
          </table:table-cell>
          <table:table-cell table:style-name="ce28" table:formula="of:=[.G1123]/[.H1123]" office:value-type="float" office:value="1" calcext:value-type="float">
            <text:p>1</text:p>
          </table:table-cell>
          <table:table-cell table:style-name="ce34" table:formula="of:=[.B1123]&amp;[.A1123]" office:value-type="string" office:string-value="200070142247600596" calcext:value-type="string">
            <text:p>200070142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8.96842105263158" calcext:value-type="float">
            <text:p>9</text:p>
          </table:table-cell>
          <table:table-cell table:style-name="ce32" office:value-type="float" office:value="8.96842105263158" calcext:value-type="float">
            <text:p>9</text:p>
          </table:table-cell>
          <table:table-cell table:style-name="ce28" table:formula="of:=[.G1124]/[.H1124]" office:value-type="float" office:value="1" calcext:value-type="float">
            <text:p>1</text:p>
          </table:table-cell>
          <table:table-cell table:style-name="ce34" table:formula="of:=[.B1124]&amp;[.A1124]" office:value-type="string" office:string-value="200070142247600620" calcext:value-type="string">
            <text:p>200070142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19.4198120806842" calcext:value-type="float">
            <text:p>19</text:p>
          </table:table-cell>
          <table:table-cell table:style-name="ce32" office:value-type="float" office:value="19.4198120806842" calcext:value-type="float">
            <text:p>19</text:p>
          </table:table-cell>
          <table:table-cell table:style-name="ce28" table:formula="of:=[.G1125]/[.H1125]" office:value-type="float" office:value="1" calcext:value-type="float">
            <text:p>1</text:p>
          </table:table-cell>
          <table:table-cell table:style-name="ce34" table:formula="of:=[.B1125]&amp;[.A1125]" office:value-type="string" office:string-value="200070142247600646" calcext:value-type="string">
            <text:p>200070142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339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3"/>
          <table:table-cell table:style-name="ce31" office:value-type="float" office:value="4.99136442141623" calcext:value-type="float">
            <text:p>5</text:p>
          </table:table-cell>
          <table:table-cell table:style-name="ce31"/>
          <table:table-cell table:style-name="ce32" office:value-type="float" office:value="4.99136442141623" calcext:value-type="float">
            <text:p>5</text:p>
          </table:table-cell>
          <table:table-cell table:style-name="ce28" table:formula="of:=[.G1126]/[.H1126]" office:value-type="float" office:value="0" calcext:value-type="float">
            <text:p>0</text:p>
          </table:table-cell>
          <table:table-cell table:style-name="ce34" table:formula="of:=[.B1126]&amp;[.A1126]" office:value-type="string" office:string-value="200070142247700339" calcext:value-type="string">
            <text:p>2000701422477003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12.0634920634921" calcext:value-type="float">
            <text:p>12</text:p>
          </table:table-cell>
          <table:table-cell table:style-name="ce32" office:value-type="float" office:value="12.0634920634921" calcext:value-type="float">
            <text:p>12</text:p>
          </table:table-cell>
          <table:table-cell table:style-name="ce28" table:formula="of:=[.G1127]/[.H1127]" office:value-type="float" office:value="1" calcext:value-type="float">
            <text:p>1</text:p>
          </table:table-cell>
          <table:table-cell table:style-name="ce34" table:formula="of:=[.B1127]&amp;[.A1127]" office:value-type="string" office:string-value="200070142247800584" calcext:value-type="string">
            <text:p>200070142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100157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5.05537974683544" calcext:value-type="float">
            <text:p>5</text:p>
          </table:table-cell>
          <table:table-cell table:style-name="ce32" office:value-type="float" office:value="5.05537974683544" calcext:value-type="float">
            <text:p>5</text:p>
          </table:table-cell>
          <table:table-cell table:style-name="ce28" table:formula="of:=[.G1128]/[.H1128]" office:value-type="float" office:value="1" calcext:value-type="float">
            <text:p>1</text:p>
          </table:table-cell>
          <table:table-cell table:style-name="ce34" table:formula="of:=[.B1128]&amp;[.A1128]" office:value-type="string" office:string-value="200070142249100157" calcext:value-type="string">
            <text:p>20007014224910015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100546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8.61844420230356" calcext:value-type="float">
            <text:p>9</text:p>
          </table:table-cell>
          <table:table-cell table:style-name="ce32" office:value-type="float" office:value="8.61844420230356" calcext:value-type="float">
            <text:p>9</text:p>
          </table:table-cell>
          <table:table-cell table:style-name="ce28" table:formula="of:=[.G1129]/[.H1129]" office:value-type="float" office:value="1" calcext:value-type="float">
            <text:p>1</text:p>
          </table:table-cell>
          <table:table-cell table:style-name="ce34" table:formula="of:=[.B1129]&amp;[.A1129]" office:value-type="string" office:string-value="200070142249100546" calcext:value-type="string">
            <text:p>2000701422491005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34.9840042630587" calcext:value-type="float">
            <text:p>35</text:p>
          </table:table-cell>
          <table:table-cell table:style-name="ce32" office:value-type="float" office:value="34.9840042630587" calcext:value-type="float">
            <text:p>35</text:p>
          </table:table-cell>
          <table:table-cell table:style-name="ce28" table:formula="of:=[.G1130]/[.H1130]" office:value-type="float" office:value="1" calcext:value-type="float">
            <text:p>1</text:p>
          </table:table-cell>
          <table:table-cell table:style-name="ce34" table:formula="of:=[.B1130]&amp;[.A1130]" office:value-type="string" office:string-value="200070142249500109" calcext:value-type="string">
            <text:p>200070142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30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4.07474609362574" calcext:value-type="float">
            <text:p>4</text:p>
          </table:table-cell>
          <table:table-cell table:style-name="ce32" office:value-type="float" office:value="4.07474609362574" calcext:value-type="float">
            <text:p>4</text:p>
          </table:table-cell>
          <table:table-cell table:style-name="ce28" table:formula="of:=[.G1131]/[.H1131]" office:value-type="float" office:value="1" calcext:value-type="float">
            <text:p>1</text:p>
          </table:table-cell>
          <table:table-cell table:style-name="ce34" table:formula="of:=[.B1131]&amp;[.A1131]" office:value-type="string" office:string-value="200070142249500430" calcext:value-type="string">
            <text:p>2000701422495004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9" office:value-type="float" office:value="200070142" calcext:value-type="float">
            <text:p>200070142</text:p>
          </table:table-cell>
          <table:table-cell table:style-name="ce31" table:number-columns-repeated="4"/>
          <table:table-cell table:style-name="ce31" office:value-type="float" office:value="25.9976541270376" calcext:value-type="float">
            <text:p>26</text:p>
          </table:table-cell>
          <table:table-cell table:style-name="ce32" office:value-type="float" office:value="25.9976541270376" calcext:value-type="float">
            <text:p>26</text:p>
          </table:table-cell>
          <table:table-cell table:style-name="ce28" table:formula="of:=[.G1132]/[.H1132]" office:value-type="float" office:value="1" calcext:value-type="float">
            <text:p>1</text:p>
          </table:table-cell>
          <table:table-cell table:style-name="ce34" table:formula="of:=[.B1132]&amp;[.A1132]" office:value-type="string" office:string-value="200070142249500513" calcext:value-type="string">
            <text:p>200070142249500513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</text:p>
          </table:table-cell>
          <table:table-cell table:style-name="ce29" office:value-type="float" office:value="200070142" calcext:value-type="float">
            <text:p>200070142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4.31729009611425" calcext:value-type="float">
            <text:p>4</text:p>
          </table:table-cell>
          <table:table-cell table:style-name="ce32" office:value-type="float" office:value="61.3434005501049" calcext:value-type="float">
            <text:p>61</text:p>
          </table:table-cell>
          <table:table-cell table:style-name="ce32" office:value-type="float" office:value="65.6606906462184" calcext:value-type="float">
            <text:p>66</text:p>
          </table:table-cell>
          <table:table-cell table:style-name="ce28" table:formula="of:=[.G1133]/[.H1133]" office:value-type="float" office:value="0.934248481799023" calcext:value-type="float">
            <text:p>0,9342484818</text:p>
          </table:table-cell>
          <table:table-cell table:style-name="ce34" table:formula="of:=[.B1133]&amp;[.A1133]" office:value-type="string" office:string-value="20007014200000000" calcext:value-type="string">
            <text:p>200070142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06971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.02799021861928" calcext:value-type="float">
            <text:p>1</text:p>
          </table:table-cell>
          <table:table-cell table:style-name="ce32" office:value-type="float" office:value="1.02799021861928" calcext:value-type="float">
            <text:p>1</text:p>
          </table:table-cell>
          <table:table-cell table:style-name="ce28" table:formula="of:=[.G1134]/[.H1134]" office:value-type="float" office:value="1" calcext:value-type="float">
            <text:p>1</text:p>
          </table:table-cell>
          <table:table-cell table:style-name="ce34" table:formula="of:=[.B1134]&amp;[.A1134]" office:value-type="string" office:string-value="200071454200006971" calcext:value-type="string">
            <text:p>20007145420000697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12455490645678" calcext:value-type="float">
            <text:p>4</text:p>
          </table:table-cell>
          <table:table-cell table:style-name="ce32" office:value-type="float" office:value="4.12455490645678" calcext:value-type="float">
            <text:p>4</text:p>
          </table:table-cell>
          <table:table-cell table:style-name="ce28" table:formula="of:=[.G1135]/[.H1135]" office:value-type="float" office:value="1" calcext:value-type="float">
            <text:p>1</text:p>
          </table:table-cell>
          <table:table-cell table:style-name="ce34" table:formula="of:=[.B1135]&amp;[.A1135]" office:value-type="string" office:string-value="200071454200010700" calcext:value-type="string">
            <text:p>200071454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24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5.06229362741166" calcext:value-type="float">
            <text:p>5</text:p>
          </table:table-cell>
          <table:table-cell table:style-name="ce32" office:value-type="float" office:value="5.06229362741166" calcext:value-type="float">
            <text:p>5</text:p>
          </table:table-cell>
          <table:table-cell table:style-name="ce28" table:formula="of:=[.G1136]/[.H1136]" office:value-type="float" office:value="1" calcext:value-type="float">
            <text:p>1</text:p>
          </table:table-cell>
          <table:table-cell table:style-name="ce34" table:formula="of:=[.B1136]&amp;[.A1136]" office:value-type="string" office:string-value="200071454200023240" calcext:value-type="string">
            <text:p>20007145420002324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2.82974786894637" calcext:value-type="float">
            <text:p>3</text:p>
          </table:table-cell>
          <table:table-cell table:style-name="ce31" office:value-type="float" office:value="8.22279553587562" calcext:value-type="float">
            <text:p>8</text:p>
          </table:table-cell>
          <table:table-cell table:style-name="ce31"/>
          <table:table-cell table:style-name="ce31" office:value-type="float" office:value="51.2286216006264" calcext:value-type="float">
            <text:p>51</text:p>
          </table:table-cell>
          <table:table-cell table:style-name="ce31" office:value-type="float" office:value="711.008558898515" calcext:value-type="float">
            <text:p>711</text:p>
          </table:table-cell>
          <table:table-cell table:style-name="ce32" office:value-type="float" office:value="773.289723903964" calcext:value-type="float">
            <text:p>773</text:p>
          </table:table-cell>
          <table:table-cell table:style-name="ce28" table:formula="of:=[.G1137]/[.H1137]" office:value-type="float" office:value="0.919459468967179" calcext:value-type="float">
            <text:p>0,919459469</text:p>
          </table:table-cell>
          <table:table-cell table:style-name="ce34" table:formula="of:=[.B1137]&amp;[.A1137]" office:value-type="string" office:string-value="200071454200023414" calcext:value-type="string">
            <text:p>200071454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73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4.0135190672539" calcext:value-type="float">
            <text:p>14</text:p>
          </table:table-cell>
          <table:table-cell table:style-name="ce32" office:value-type="float" office:value="14.0135190672539" calcext:value-type="float">
            <text:p>14</text:p>
          </table:table-cell>
          <table:table-cell table:style-name="ce28" table:formula="of:=[.G1138]/[.H1138]" office:value-type="float" office:value="1" calcext:value-type="float">
            <text:p>1</text:p>
          </table:table-cell>
          <table:table-cell table:style-name="ce34" table:formula="of:=[.B1138]&amp;[.A1138]" office:value-type="string" office:string-value="200071454200033173" calcext:value-type="string">
            <text:p>20007145420003317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81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3.0315386916491" calcext:value-type="float">
            <text:p>3</text:p>
          </table:table-cell>
          <table:table-cell table:style-name="ce31" table:number-columns-repeated="2"/>
          <table:table-cell table:style-name="ce31" office:value-type="float" office:value="2.80418217428552" calcext:value-type="float">
            <text:p>3</text:p>
          </table:table-cell>
          <table:table-cell table:style-name="ce31" office:value-type="float" office:value="56.0199690916194" calcext:value-type="float">
            <text:p>56</text:p>
          </table:table-cell>
          <table:table-cell table:style-name="ce32" office:value-type="float" office:value="61.8556899575541" calcext:value-type="float">
            <text:p>62</text:p>
          </table:table-cell>
          <table:table-cell table:style-name="ce28" table:formula="of:=[.G1139]/[.H1139]" office:value-type="float" office:value="0.905655876283344" calcext:value-type="float">
            <text:p>0,9056558763</text:p>
          </table:table-cell>
          <table:table-cell table:style-name="ce34" table:formula="of:=[.B1139]&amp;[.A1139]" office:value-type="string" office:string-value="200071454200033181" calcext:value-type="string">
            <text:p>2000714542000331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413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6.8421742667538" calcext:value-type="float">
            <text:p>17</text:p>
          </table:table-cell>
          <table:table-cell table:style-name="ce32" office:value-type="float" office:value="16.8421742667538" calcext:value-type="float">
            <text:p>17</text:p>
          </table:table-cell>
          <table:table-cell table:style-name="ce28" table:formula="of:=[.G1140]/[.H1140]" office:value-type="float" office:value="1" calcext:value-type="float">
            <text:p>1</text:p>
          </table:table-cell>
          <table:table-cell table:style-name="ce34" table:formula="of:=[.B1140]&amp;[.A1140]" office:value-type="string" office:string-value="200071454200034130" calcext:value-type="string">
            <text:p>2000714542000341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103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.0527082515932" calcext:value-type="float">
            <text:p>1</text:p>
          </table:table-cell>
          <table:table-cell table:style-name="ce32" office:value-type="float" office:value="1.0527082515932" calcext:value-type="float">
            <text:p>1</text:p>
          </table:table-cell>
          <table:table-cell table:style-name="ce28" table:formula="of:=[.G1141]/[.H1141]" office:value-type="float" office:value="1" calcext:value-type="float">
            <text:p>1</text:p>
          </table:table-cell>
          <table:table-cell table:style-name="ce34" table:formula="of:=[.B1141]&amp;[.A1141]" office:value-type="string" office:string-value="200071454200035103" calcext:value-type="string">
            <text:p>20007145420003510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81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3.0806343123313" calcext:value-type="float">
            <text:p>3</text:p>
          </table:table-cell>
          <table:table-cell table:style-name="ce32" office:value-type="float" office:value="3.0806343123313" calcext:value-type="float">
            <text:p>3</text:p>
          </table:table-cell>
          <table:table-cell table:style-name="ce28" table:formula="of:=[.G1142]/[.H1142]" office:value-type="float" office:value="1" calcext:value-type="float">
            <text:p>1</text:p>
          </table:table-cell>
          <table:table-cell table:style-name="ce34" table:formula="of:=[.B1142]&amp;[.A1142]" office:value-type="string" office:string-value="200071454200035814" calcext:value-type="string">
            <text:p>2000714542000358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formula="of:=[.G1143]/[.H1143]" office:value-type="float" office:value="1" calcext:value-type="float">
            <text:p>1</text:p>
          </table:table-cell>
          <table:table-cell table:style-name="ce34" table:formula="of:=[.B1143]&amp;[.A1143]" office:value-type="string" office:string-value="200071454200035970" calcext:value-type="string">
            <text:p>200071454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606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144]/[.H1144]" office:value-type="float" office:value="1" calcext:value-type="float">
            <text:p>1</text:p>
          </table:table-cell>
          <table:table-cell table:style-name="ce34" table:formula="of:=[.B1144]&amp;[.A1144]" office:value-type="string" office:string-value="200071454200036069" calcext:value-type="string">
            <text:p>20007145420003606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14.1617459491513" calcext:value-type="float">
            <text:p>14</text:p>
          </table:table-cell>
          <table:table-cell table:style-name="ce31" office:value-type="float" office:value="13.3340451173152" calcext:value-type="float">
            <text:p>13</text:p>
          </table:table-cell>
          <table:table-cell table:style-name="ce31" office:value-type="float" office:value="4.07902332022368" calcext:value-type="float">
            <text:p>4</text:p>
          </table:table-cell>
          <table:table-cell table:style-name="ce31" office:value-type="float" office:value="1326.30693978039" calcext:value-type="float">
            <text:p>1 326</text:p>
          </table:table-cell>
          <table:table-cell table:style-name="ce31" office:value-type="float" office:value="844.72704420122" calcext:value-type="float">
            <text:p>845</text:p>
          </table:table-cell>
          <table:table-cell table:style-name="ce32" office:value-type="float" office:value="2202.6087983683" calcext:value-type="float">
            <text:p>2 203</text:p>
          </table:table-cell>
          <table:table-cell table:style-name="ce28" table:formula="of:=[.G1145]/[.H1145]" office:value-type="float" office:value="0.383512062980496" calcext:value-type="float">
            <text:p>0,383512063</text:p>
          </table:table-cell>
          <table:table-cell table:style-name="ce34" table:formula="of:=[.B1145]&amp;[.A1145]" office:value-type="string" office:string-value="200071454200054781" calcext:value-type="string">
            <text:p>200071454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9.93307380267652" calcext:value-type="float">
            <text:p>10</text:p>
          </table:table-cell>
          <table:table-cell table:style-name="ce31" office:value-type="float" office:value="38.4401145847156" calcext:value-type="float">
            <text:p>38</text:p>
          </table:table-cell>
          <table:table-cell table:style-name="ce32" office:value-type="float" office:value="48.3731883873922" calcext:value-type="float">
            <text:p>48</text:p>
          </table:table-cell>
          <table:table-cell table:style-name="ce28" table:formula="of:=[.G1146]/[.H1146]" office:value-type="float" office:value="0.794657451083678" calcext:value-type="float">
            <text:p>0,7946574511</text:p>
          </table:table-cell>
          <table:table-cell table:style-name="ce34" table:formula="of:=[.B1146]&amp;[.A1146]" office:value-type="string" office:string-value="200071454200055655" calcext:value-type="string">
            <text:p>200071454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10.1742999756169" calcext:value-type="float">
            <text:p>10</text:p>
          </table:table-cell>
          <table:table-cell table:style-name="ce31" office:value-type="float" office:value="30.5107137253765" calcext:value-type="float">
            <text:p>31</text:p>
          </table:table-cell>
          <table:table-cell table:style-name="ce32" office:value-type="float" office:value="40.6850137009935" calcext:value-type="float">
            <text:p>41</text:p>
          </table:table-cell>
          <table:table-cell table:style-name="ce28" table:formula="of:=[.G1147]/[.H1147]" office:value-type="float" office:value="0.749925118610234" calcext:value-type="float">
            <text:p>0,7499251186</text:p>
          </table:table-cell>
          <table:table-cell table:style-name="ce34" table:formula="of:=[.B1147]&amp;[.A1147]" office:value-type="string" office:string-value="200071454200056232" calcext:value-type="string">
            <text:p>200071454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38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5.02890313302859" calcext:value-type="float">
            <text:p>5</text:p>
          </table:table-cell>
          <table:table-cell table:style-name="ce32" office:value-type="float" office:value="5.02890313302859" calcext:value-type="float">
            <text:p>5</text:p>
          </table:table-cell>
          <table:table-cell table:style-name="ce28" table:formula="of:=[.G1148]/[.H1148]" office:value-type="float" office:value="1" calcext:value-type="float">
            <text:p>1</text:p>
          </table:table-cell>
          <table:table-cell table:style-name="ce34" table:formula="of:=[.B1148]&amp;[.A1148]" office:value-type="string" office:string-value="200071454200056380" calcext:value-type="string">
            <text:p>20007145420005638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6.10827632165439" calcext:value-type="float">
            <text:p>6</text:p>
          </table:table-cell>
          <table:table-cell table:style-name="ce31" office:value-type="float" office:value="4.94426751592357" calcext:value-type="float">
            <text:p>5</text:p>
          </table:table-cell>
          <table:table-cell table:style-name="ce32" office:value-type="float" office:value="11.052543837578" calcext:value-type="float">
            <text:p>11</text:p>
          </table:table-cell>
          <table:table-cell table:style-name="ce28" table:formula="of:=[.G1149]/[.H1149]" office:value-type="float" office:value="0.447342040762903" calcext:value-type="float">
            <text:p>0,4473420408</text:p>
          </table:table-cell>
          <table:table-cell table:style-name="ce34" table:formula="of:=[.B1149]&amp;[.A1149]" office:value-type="string" office:string-value="200071454200057859" calcext:value-type="string">
            <text:p>200071454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4.02492211838006" calcext:value-type="float">
            <text:p>4</text:p>
          </table:table-cell>
          <table:table-cell table:style-name="ce31" office:value-type="float" office:value="6.12191934783627" calcext:value-type="float">
            <text:p>6</text:p>
          </table:table-cell>
          <table:table-cell table:style-name="ce32" office:value-type="float" office:value="10.1468414662163" calcext:value-type="float">
            <text:p>10</text:p>
          </table:table-cell>
          <table:table-cell table:style-name="ce28" table:formula="of:=[.G1150]/[.H1150]" office:value-type="float" office:value="0.603332511719933" calcext:value-type="float">
            <text:p>0,6033325117</text:p>
          </table:table-cell>
          <table:table-cell table:style-name="ce34" table:formula="of:=[.B1150]&amp;[.A1150]" office:value-type="string" office:string-value="200071454200057958" calcext:value-type="string">
            <text:p>200071454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7.83900689466734" calcext:value-type="float">
            <text:p>8</text:p>
          </table:table-cell>
          <table:table-cell table:style-name="ce31" office:value-type="float" office:value="2.84664121413323" calcext:value-type="float">
            <text:p>3</text:p>
          </table:table-cell>
          <table:table-cell table:style-name="ce32" office:value-type="float" office:value="10.6856481088006" calcext:value-type="float">
            <text:p>11</text:p>
          </table:table-cell>
          <table:table-cell table:style-name="ce28" table:formula="of:=[.G1151]/[.H1151]" office:value-type="float" office:value="0.266398554879303" calcext:value-type="float">
            <text:p>0,2663985549</text:p>
          </table:table-cell>
          <table:table-cell table:style-name="ce34" table:formula="of:=[.B1151]&amp;[.A1151]" office:value-type="string" office:string-value="200071454200058485" calcext:value-type="string">
            <text:p>200071454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12.8601135024104" calcext:value-type="float">
            <text:p>13</text:p>
          </table:table-cell>
          <table:table-cell table:style-name="ce31" office:value-type="float" office:value="128.568577479015" calcext:value-type="float">
            <text:p>129</text:p>
          </table:table-cell>
          <table:table-cell table:style-name="ce32" office:value-type="float" office:value="141.428690981425" calcext:value-type="float">
            <text:p>141</text:p>
          </table:table-cell>
          <table:table-cell table:style-name="ce28" table:formula="of:=[.G1152]/[.H1152]" office:value-type="float" office:value="0.909069981393666" calcext:value-type="float">
            <text:p>0,9090699814</text:p>
          </table:table-cell>
          <table:table-cell table:style-name="ce34" table:formula="of:=[.B1152]&amp;[.A1152]" office:value-type="string" office:string-value="200071454200058519" calcext:value-type="string">
            <text:p>200071454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8.94426751592357" calcext:value-type="float">
            <text:p>9</text:p>
          </table:table-cell>
          <table:table-cell table:style-name="ce31" table:number-columns-repeated="2"/>
          <table:table-cell table:style-name="ce31" office:value-type="float" office:value="14.7044712855686" calcext:value-type="float">
            <text:p>15</text:p>
          </table:table-cell>
          <table:table-cell table:style-name="ce31" office:value-type="float" office:value="311.621122384821" calcext:value-type="float">
            <text:p>312</text:p>
          </table:table-cell>
          <table:table-cell table:style-name="ce32" office:value-type="float" office:value="335.269861186313" calcext:value-type="float">
            <text:p>335</text:p>
          </table:table-cell>
          <table:table-cell table:style-name="ce28" table:formula="of:=[.G1153]/[.H1153]" office:value-type="float" office:value="0.929463570874477" calcext:value-type="float">
            <text:p>0,9294635709</text:p>
          </table:table-cell>
          <table:table-cell table:style-name="ce34" table:formula="of:=[.B1153]&amp;[.A1153]" office:value-type="string" office:string-value="200071454200058782" calcext:value-type="string">
            <text:p>200071454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228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4.92383512544803" calcext:value-type="float">
            <text:p>5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8.947020755215" calcext:value-type="float">
            <text:p>19</text:p>
          </table:table-cell>
          <table:table-cell table:style-name="ce32" office:value-type="float" office:value="27.870855880663" calcext:value-type="float">
            <text:p>28</text:p>
          </table:table-cell>
          <table:table-cell table:style-name="ce28" table:formula="of:=[.G1154]/[.H1154]" office:value-type="float" office:value="0.679814815746672" calcext:value-type="float">
            <text:p>0,6798148157</text:p>
          </table:table-cell>
          <table:table-cell table:style-name="ce34" table:formula="of:=[.B1154]&amp;[.A1154]" office:value-type="string" office:string-value="200071454200059228" calcext:value-type="string">
            <text:p>20007145420005922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2"/>
          <table:table-cell table:style-name="ce31" office:value-type="float" office:value="11.3771484061365" calcext:value-type="float">
            <text:p>11</text:p>
          </table:table-cell>
          <table:table-cell table:style-name="ce31" office:value-type="float" office:value="272.338032895049" calcext:value-type="float">
            <text:p>272</text:p>
          </table:table-cell>
          <table:table-cell table:style-name="ce31" office:value-type="float" office:value="1240.05094623397" calcext:value-type="float">
            <text:p>1 240</text:p>
          </table:table-cell>
          <table:table-cell table:style-name="ce32" office:value-type="float" office:value="1523.76612753516" calcext:value-type="float">
            <text:p>1 524</text:p>
          </table:table-cell>
          <table:table-cell table:style-name="ce28" table:formula="of:=[.G1155]/[.H1155]" office:value-type="float" office:value="0.813806609705832" calcext:value-type="float">
            <text:p>0,8138066097</text:p>
          </table:table-cell>
          <table:table-cell table:style-name="ce34" table:formula="of:=[.B1155]&amp;[.A1155]" office:value-type="string" office:string-value="200071454200059889" calcext:value-type="string">
            <text:p>200071454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14.610794602451" calcext:value-type="float">
            <text:p>15</text:p>
          </table:table-cell>
          <table:table-cell table:style-name="ce31" office:value-type="float" office:value="8.69810883607337" calcext:value-type="float">
            <text:p>9</text:p>
          </table:table-cell>
          <table:table-cell table:style-name="ce32" office:value-type="float" office:value="23.3089034385244" calcext:value-type="float">
            <text:p>23</text:p>
          </table:table-cell>
          <table:table-cell table:style-name="ce28" table:formula="of:=[.G1156]/[.H1156]" office:value-type="float" office:value="0.373166796928651" calcext:value-type="float">
            <text:p>0,3731667969</text:p>
          </table:table-cell>
          <table:table-cell table:style-name="ce34" table:formula="of:=[.B1156]&amp;[.A1156]" office:value-type="string" office:string-value="200071454200065597" calcext:value-type="string">
            <text:p>200071454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3.8575864861732" calcext:value-type="float">
            <text:p>14</text:p>
          </table:table-cell>
          <table:table-cell table:style-name="ce32" office:value-type="float" office:value="13.8575864861732" calcext:value-type="float">
            <text:p>14</text:p>
          </table:table-cell>
          <table:table-cell table:style-name="ce28" table:formula="of:=[.G1157]/[.H1157]" office:value-type="float" office:value="1" calcext:value-type="float">
            <text:p>1</text:p>
          </table:table-cell>
          <table:table-cell table:style-name="ce34" table:formula="of:=[.B1157]&amp;[.A1157]" office:value-type="string" office:string-value="200071454200067999" calcext:value-type="string">
            <text:p>200071454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6.64107700195827" calcext:value-type="float">
            <text:p>7</text:p>
          </table:table-cell>
          <table:table-cell table:style-name="ce32" office:value-type="float" office:value="6.64107700195827" calcext:value-type="float">
            <text:p>7</text:p>
          </table:table-cell>
          <table:table-cell table:style-name="ce28" table:formula="of:=[.G1158]/[.H1158]" office:value-type="float" office:value="1" calcext:value-type="float">
            <text:p>1</text:p>
          </table:table-cell>
          <table:table-cell table:style-name="ce34" table:formula="of:=[.B1158]&amp;[.A1158]" office:value-type="string" office:string-value="200071454200068468" calcext:value-type="string">
            <text:p>200071454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09142857142857" calcext:value-type="float">
            <text:p>4</text:p>
          </table:table-cell>
          <table:table-cell table:style-name="ce32" office:value-type="float" office:value="4.09142857142857" calcext:value-type="float">
            <text:p>4</text:p>
          </table:table-cell>
          <table:table-cell table:style-name="ce28" table:formula="of:=[.G1159]/[.H1159]" office:value-type="float" office:value="1" calcext:value-type="float">
            <text:p>1</text:p>
          </table:table-cell>
          <table:table-cell table:style-name="ce34" table:formula="of:=[.B1159]&amp;[.A1159]" office:value-type="string" office:string-value="200071454200068534" calcext:value-type="string">
            <text:p>200071454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856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9.33457249070632" calcext:value-type="float">
            <text:p>9</text:p>
          </table:table-cell>
          <table:table-cell table:style-name="ce32" office:value-type="float" office:value="9.33457249070632" calcext:value-type="float">
            <text:p>9</text:p>
          </table:table-cell>
          <table:table-cell table:style-name="ce28" table:formula="of:=[.G1160]/[.H1160]" office:value-type="float" office:value="1" calcext:value-type="float">
            <text:p>1</text:p>
          </table:table-cell>
          <table:table-cell table:style-name="ce34" table:formula="of:=[.B1160]&amp;[.A1160]" office:value-type="string" office:string-value="200071454200068856" calcext:value-type="string">
            <text:p>20007145420006885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458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161]/[.H1161]" office:value-type="float" office:value="1" calcext:value-type="float">
            <text:p>1</text:p>
          </table:table-cell>
          <table:table-cell table:style-name="ce34" table:formula="of:=[.B1161]&amp;[.A1161]" office:value-type="string" office:string-value="200071454200069458" calcext:value-type="string">
            <text:p>2000714542000694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0.97959525984379" calcext:value-type="float">
            <text:p>1</text:p>
          </table:table-cell>
          <table:table-cell table:style-name="ce31" office:value-type="float" office:value="16.2235326693277" calcext:value-type="float">
            <text:p>16</text:p>
          </table:table-cell>
          <table:table-cell table:style-name="ce32" office:value-type="float" office:value="17.2031279291715" calcext:value-type="float">
            <text:p>17</text:p>
          </table:table-cell>
          <table:table-cell table:style-name="ce28" table:formula="of:=[.G1162]/[.H1162]" office:value-type="float" office:value="0.943057142638422" calcext:value-type="float">
            <text:p>0,9430571426</text:p>
          </table:table-cell>
          <table:table-cell table:style-name="ce34" table:formula="of:=[.B1162]&amp;[.A1162]" office:value-type="string" office:string-value="200071454200069532" calcext:value-type="string">
            <text:p>200071454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722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3.93832599118943" calcext:value-type="float">
            <text:p>4</text:p>
          </table:table-cell>
          <table:table-cell table:style-name="ce32" office:value-type="float" office:value="3.93832599118943" calcext:value-type="float">
            <text:p>4</text:p>
          </table:table-cell>
          <table:table-cell table:style-name="ce28" table:formula="of:=[.G1163]/[.H1163]" office:value-type="float" office:value="1" calcext:value-type="float">
            <text:p>1</text:p>
          </table:table-cell>
          <table:table-cell table:style-name="ce34" table:formula="of:=[.B1163]&amp;[.A1163]" office:value-type="string" office:string-value="200071454200069722" calcext:value-type="string">
            <text:p>20007145420006972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12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1.1058151104007" calcext:value-type="float">
            <text:p>11</text:p>
          </table:table-cell>
          <table:table-cell table:style-name="ce32" office:value-type="float" office:value="11.1058151104007" calcext:value-type="float">
            <text:p>11</text:p>
          </table:table-cell>
          <table:table-cell table:style-name="ce28" table:formula="of:=[.G1164]/[.H1164]" office:value-type="float" office:value="1" calcext:value-type="float">
            <text:p>1</text:p>
          </table:table-cell>
          <table:table-cell table:style-name="ce34" table:formula="of:=[.B1164]&amp;[.A1164]" office:value-type="string" office:string-value="200071454200069912" calcext:value-type="string">
            <text:p>20007145420006991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53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26.8469342203403" calcext:value-type="float">
            <text:p>27</text:p>
          </table:table-cell>
          <table:table-cell table:style-name="ce32" office:value-type="float" office:value="26.8469342203403" calcext:value-type="float">
            <text:p>27</text:p>
          </table:table-cell>
          <table:table-cell table:style-name="ce28" table:formula="of:=[.G1165]/[.H1165]" office:value-type="float" office:value="1" calcext:value-type="float">
            <text:p>1</text:p>
          </table:table-cell>
          <table:table-cell table:style-name="ce34" table:formula="of:=[.B1165]&amp;[.A1165]" office:value-type="string" office:string-value="200071454200069953" calcext:value-type="string">
            <text:p>2000714542000699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61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15194497672984" calcext:value-type="float">
            <text:p>4</text:p>
          </table:table-cell>
          <table:table-cell table:style-name="ce32" office:value-type="float" office:value="4.15194497672984" calcext:value-type="float">
            <text:p>4</text:p>
          </table:table-cell>
          <table:table-cell table:style-name="ce28" table:formula="of:=[.G1166]/[.H1166]" office:value-type="float" office:value="1" calcext:value-type="float">
            <text:p>1</text:p>
          </table:table-cell>
          <table:table-cell table:style-name="ce34" table:formula="of:=[.B1166]&amp;[.A1166]" office:value-type="string" office:string-value="200071454200069961" calcext:value-type="string">
            <text:p>20007145420006996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6.0562770686085" calcext:value-type="float">
            <text:p>16</text:p>
          </table:table-cell>
          <table:table-cell table:style-name="ce32" office:value-type="float" office:value="16.0562770686085" calcext:value-type="float">
            <text:p>16</text:p>
          </table:table-cell>
          <table:table-cell table:style-name="ce28" table:formula="of:=[.G1167]/[.H1167]" office:value-type="float" office:value="1" calcext:value-type="float">
            <text:p>1</text:p>
          </table:table-cell>
          <table:table-cell table:style-name="ce34" table:formula="of:=[.B1167]&amp;[.A1167]" office:value-type="string" office:string-value="200071454200070142" calcext:value-type="string">
            <text:p>200071454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67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3.0271498704457" calcext:value-type="float">
            <text:p>3</text:p>
          </table:table-cell>
          <table:table-cell table:style-name="ce32" office:value-type="float" office:value="3.0271498704457" calcext:value-type="float">
            <text:p>3</text:p>
          </table:table-cell>
          <table:table-cell table:style-name="ce28" table:formula="of:=[.G1168]/[.H1168]" office:value-type="float" office:value="1" calcext:value-type="float">
            <text:p>1</text:p>
          </table:table-cell>
          <table:table-cell table:style-name="ce34" table:formula="of:=[.B1168]&amp;[.A1168]" office:value-type="string" office:string-value="200071454200070167" calcext:value-type="string">
            <text:p>20007145420007016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3"/>
          <table:table-cell table:style-name="ce31" office:value-type="float" office:value="3.12453455475355" calcext:value-type="float">
            <text:p>3</text:p>
          </table:table-cell>
          <table:table-cell table:style-name="ce31" office:value-type="float" office:value="7.98542796396509" calcext:value-type="float">
            <text:p>8</text:p>
          </table:table-cell>
          <table:table-cell table:style-name="ce32" office:value-type="float" office:value="11.1099625187186" calcext:value-type="float">
            <text:p>11</text:p>
          </table:table-cell>
          <table:table-cell table:style-name="ce28" table:formula="of:=[.G1169]/[.H1169]" office:value-type="float" office:value="0.718762817652249" calcext:value-type="float">
            <text:p>0,7187628177</text:p>
          </table:table-cell>
          <table:table-cell table:style-name="ce34" table:formula="of:=[.B1169]&amp;[.A1169]" office:value-type="string" office:string-value="200071454200070449" calcext:value-type="string">
            <text:p>200071454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99.9941295676373" calcext:value-type="float">
            <text:p>100</text:p>
          </table:table-cell>
          <table:table-cell table:style-name="ce32" office:value-type="float" office:value="99.9941295676373" calcext:value-type="float">
            <text:p>100</text:p>
          </table:table-cell>
          <table:table-cell table:style-name="ce28" table:formula="of:=[.G1170]/[.H1170]" office:value-type="float" office:value="1" calcext:value-type="float">
            <text:p>1</text:p>
          </table:table-cell>
          <table:table-cell table:style-name="ce34" table:formula="of:=[.B1170]&amp;[.A1170]" office:value-type="string" office:string-value="200071454200071074" calcext:value-type="string">
            <text:p>200071454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34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52.3006892812286" calcext:value-type="float">
            <text:p>52</text:p>
          </table:table-cell>
          <table:table-cell table:style-name="ce32" office:value-type="float" office:value="52.3006892812286" calcext:value-type="float">
            <text:p>52</text:p>
          </table:table-cell>
          <table:table-cell table:style-name="ce28" table:formula="of:=[.G1171]/[.H1171]" office:value-type="float" office:value="1" calcext:value-type="float">
            <text:p>1</text:p>
          </table:table-cell>
          <table:table-cell table:style-name="ce34" table:formula="of:=[.B1171]&amp;[.A1171]" office:value-type="string" office:string-value="200071454200073344" calcext:value-type="string">
            <text:p>2000714542000733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51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3.93699973754604" calcext:value-type="float">
            <text:p>4</text:p>
          </table:table-cell>
          <table:table-cell table:style-name="ce32" office:value-type="float" office:value="3.93699973754604" calcext:value-type="float">
            <text:p>4</text:p>
          </table:table-cell>
          <table:table-cell table:style-name="ce28" table:formula="of:=[.G1172]/[.H1172]" office:value-type="float" office:value="1" calcext:value-type="float">
            <text:p>1</text:p>
          </table:table-cell>
          <table:table-cell table:style-name="ce34" table:formula="of:=[.B1172]&amp;[.A1172]" office:value-type="string" office:string-value="200071454241400514" calcext:value-type="string">
            <text:p>2000714542414005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2852465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97206703910615" calcext:value-type="float">
            <text:p>5</text:p>
          </table:table-cell>
          <table:table-cell table:style-name="ce32" office:value-type="float" office:value="4.97206703910615" calcext:value-type="float">
            <text:p>5</text:p>
          </table:table-cell>
          <table:table-cell table:style-name="ce28" table:formula="of:=[.G1173]/[.H1173]" office:value-type="float" office:value="1" calcext:value-type="float">
            <text:p>1</text:p>
          </table:table-cell>
          <table:table-cell table:style-name="ce34" table:formula="of:=[.B1173]&amp;[.A1173]" office:value-type="string" office:string-value="200071454242852465" calcext:value-type="string">
            <text:p>20007145424285246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376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0.0578062660572" calcext:value-type="float">
            <text:p>10</text:p>
          </table:table-cell>
          <table:table-cell table:style-name="ce32" office:value-type="float" office:value="10.0578062660572" calcext:value-type="float">
            <text:p>10</text:p>
          </table:table-cell>
          <table:table-cell table:style-name="ce28" table:formula="of:=[.G1174]/[.H1174]" office:value-type="float" office:value="1" calcext:value-type="float">
            <text:p>1</text:p>
          </table:table-cell>
          <table:table-cell table:style-name="ce34" table:formula="of:=[.B1174]&amp;[.A1174]" office:value-type="string" office:string-value="200071454246000376" calcext:value-type="string">
            <text:p>20007145424600037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6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5.02890313302859" calcext:value-type="float">
            <text:p>5</text:p>
          </table:table-cell>
          <table:table-cell table:style-name="ce32" office:value-type="float" office:value="5.02890313302859" calcext:value-type="float">
            <text:p>5</text:p>
          </table:table-cell>
          <table:table-cell table:style-name="ce28" table:formula="of:=[.G1175]/[.H1175]" office:value-type="float" office:value="1" calcext:value-type="float">
            <text:p>1</text:p>
          </table:table-cell>
          <table:table-cell table:style-name="ce34" table:formula="of:=[.B1175]&amp;[.A1175]" office:value-type="string" office:string-value="200071454246000764" calcext:value-type="string">
            <text:p>20007145424600076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855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68305304010349" calcext:value-type="float">
            <text:p>5</text:p>
          </table:table-cell>
          <table:table-cell table:style-name="ce32" office:value-type="float" office:value="4.68305304010349" calcext:value-type="float">
            <text:p>5</text:p>
          </table:table-cell>
          <table:table-cell table:style-name="ce28" table:formula="of:=[.G1176]/[.H1176]" office:value-type="float" office:value="1" calcext:value-type="float">
            <text:p>1</text:p>
          </table:table-cell>
          <table:table-cell table:style-name="ce34" table:formula="of:=[.B1176]&amp;[.A1176]" office:value-type="string" office:string-value="200071454246000855" calcext:value-type="string">
            <text:p>2000714542460008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100663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2.1131001980444" calcext:value-type="float">
            <text:p>12</text:p>
          </table:table-cell>
          <table:table-cell table:style-name="ce32" office:value-type="float" office:value="12.1131001980444" calcext:value-type="float">
            <text:p>12</text:p>
          </table:table-cell>
          <table:table-cell table:style-name="ce28" table:formula="of:=[.G1177]/[.H1177]" office:value-type="float" office:value="1" calcext:value-type="float">
            <text:p>1</text:p>
          </table:table-cell>
          <table:table-cell table:style-name="ce34" table:formula="of:=[.B1177]&amp;[.A1177]" office:value-type="string" office:string-value="200071454246100663" calcext:value-type="string">
            <text:p>2000714542461006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497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1466204483652" calcext:value-type="float">
            <text:p>4</text:p>
          </table:table-cell>
          <table:table-cell table:style-name="ce32" office:value-type="float" office:value="4.1466204483652" calcext:value-type="float">
            <text:p>4</text:p>
          </table:table-cell>
          <table:table-cell table:style-name="ce28" table:formula="of:=[.G1178]/[.H1178]" office:value-type="float" office:value="1" calcext:value-type="float">
            <text:p>1</text:p>
          </table:table-cell>
          <table:table-cell table:style-name="ce34" table:formula="of:=[.B1178]&amp;[.A1178]" office:value-type="string" office:string-value="200071454247600497" calcext:value-type="string">
            <text:p>2000714542476004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72675757186898" calcext:value-type="float">
            <text:p>5</text:p>
          </table:table-cell>
          <table:table-cell table:style-name="ce32" office:value-type="float" office:value="4.72675757186898" calcext:value-type="float">
            <text:p>5</text:p>
          </table:table-cell>
          <table:table-cell table:style-name="ce28" table:formula="of:=[.G1179]/[.H1179]" office:value-type="float" office:value="1" calcext:value-type="float">
            <text:p>1</text:p>
          </table:table-cell>
          <table:table-cell table:style-name="ce34" table:formula="of:=[.B1179]&amp;[.A1179]" office:value-type="string" office:string-value="200071454247600539" calcext:value-type="string">
            <text:p>200071454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88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8.15184390557511" calcext:value-type="float">
            <text:p>8</text:p>
          </table:table-cell>
          <table:table-cell table:style-name="ce32" office:value-type="float" office:value="8.15184390557511" calcext:value-type="float">
            <text:p>8</text:p>
          </table:table-cell>
          <table:table-cell table:style-name="ce28" table:formula="of:=[.G1180]/[.H1180]" office:value-type="float" office:value="1" calcext:value-type="float">
            <text:p>1</text:p>
          </table:table-cell>
          <table:table-cell table:style-name="ce34" table:formula="of:=[.B1180]&amp;[.A1180]" office:value-type="string" office:string-value="200071454247600588" calcext:value-type="string">
            <text:p>20007145424760058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36.038194752607" calcext:value-type="float">
            <text:p>36</text:p>
          </table:table-cell>
          <table:table-cell table:style-name="ce32" office:value-type="float" office:value="36.038194752607" calcext:value-type="float">
            <text:p>36</text:p>
          </table:table-cell>
          <table:table-cell table:style-name="ce28" table:formula="of:=[.G1181]/[.H1181]" office:value-type="float" office:value="1" calcext:value-type="float">
            <text:p>1</text:p>
          </table:table-cell>
          <table:table-cell table:style-name="ce34" table:formula="of:=[.B1181]&amp;[.A1181]" office:value-type="string" office:string-value="200071454247600596" calcext:value-type="string">
            <text:p>200071454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3.11342945860314" calcext:value-type="float">
            <text:p>3</text:p>
          </table:table-cell>
          <table:table-cell table:style-name="ce31" table:number-columns-repeated="2"/>
          <table:table-cell table:style-name="ce31" office:value-type="float" office:value="5.06229362741166" calcext:value-type="float">
            <text:p>5</text:p>
          </table:table-cell>
          <table:table-cell table:style-name="ce31"/>
          <table:table-cell table:style-name="ce32" office:value-type="float" office:value="8.1757230860148" calcext:value-type="float">
            <text:p>8</text:p>
          </table:table-cell>
          <table:table-cell table:style-name="ce28" table:formula="of:=[.G1182]/[.H1182]" office:value-type="float" office:value="0" calcext:value-type="float">
            <text:p>0</text:p>
          </table:table-cell>
          <table:table-cell table:style-name="ce34" table:formula="of:=[.B1182]&amp;[.A1182]" office:value-type="string" office:string-value="200071454247600620" calcext:value-type="string">
            <text:p>200071454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4.95771670190275" calcext:value-type="float">
            <text:p>5</text:p>
          </table:table-cell>
          <table:table-cell table:style-name="ce32" office:value-type="float" office:value="4.95771670190275" calcext:value-type="float">
            <text:p>5</text:p>
          </table:table-cell>
          <table:table-cell table:style-name="ce28" table:formula="of:=[.G1183]/[.H1183]" office:value-type="float" office:value="1" calcext:value-type="float">
            <text:p>1</text:p>
          </table:table-cell>
          <table:table-cell table:style-name="ce34" table:formula="of:=[.B1183]&amp;[.A1183]" office:value-type="string" office:string-value="200071454247600646" calcext:value-type="string">
            <text:p>200071454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786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9.0457578910617" calcext:value-type="float">
            <text:p>19</text:p>
          </table:table-cell>
          <table:table-cell table:style-name="ce32" office:value-type="float" office:value="19.0457578910617" calcext:value-type="float">
            <text:p>19</text:p>
          </table:table-cell>
          <table:table-cell table:style-name="ce28" table:formula="of:=[.G1184]/[.H1184]" office:value-type="float" office:value="1" calcext:value-type="float">
            <text:p>1</text:p>
          </table:table-cell>
          <table:table-cell table:style-name="ce34" table:formula="of:=[.B1184]&amp;[.A1184]" office:value-type="string" office:string-value="200071454247600786" calcext:value-type="string">
            <text:p>20007145424760078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64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10.741934794869" calcext:value-type="float">
            <text:p>11</text:p>
          </table:table-cell>
          <table:table-cell table:style-name="ce32" office:value-type="float" office:value="10.741934794869" calcext:value-type="float">
            <text:p>11</text:p>
          </table:table-cell>
          <table:table-cell table:style-name="ce28" table:formula="of:=[.G1185]/[.H1185]" office:value-type="float" office:value="1" calcext:value-type="float">
            <text:p>1</text:p>
          </table:table-cell>
          <table:table-cell table:style-name="ce34" table:formula="of:=[.B1185]&amp;[.A1185]" office:value-type="string" office:string-value="200071454247700644" calcext:value-type="string">
            <text:p>2000714542477006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4.14736966924092" calcext:value-type="float">
            <text:p>4</text:p>
          </table:table-cell>
          <table:table-cell table:style-name="ce31" table:number-columns-repeated="3"/>
          <table:table-cell table:style-name="ce31" office:value-type="float" office:value="227.45634986826" calcext:value-type="float">
            <text:p>227</text:p>
          </table:table-cell>
          <table:table-cell table:style-name="ce32" office:value-type="float" office:value="231.603719537501" calcext:value-type="float">
            <text:p>232</text:p>
          </table:table-cell>
          <table:table-cell table:style-name="ce28" table:formula="of:=[.G1186]/[.H1186]" office:value-type="float" office:value="0.982092819245205" calcext:value-type="float">
            <text:p>0,9820928192</text:p>
          </table:table-cell>
          <table:table-cell table:style-name="ce34" table:formula="of:=[.B1186]&amp;[.A1186]" office:value-type="string" office:string-value="200071454247800550" calcext:value-type="string">
            <text:p>200071454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.92785472948975" calcext:value-type="float">
            <text:p>3</text:p>
          </table:table-cell>
          <table:table-cell table:style-name="ce31"/>
          <table:table-cell table:style-name="ce31" office:value-type="float" office:value="7.79394664573659" calcext:value-type="float">
            <text:p>8</text:p>
          </table:table-cell>
          <table:table-cell table:style-name="ce31" office:value-type="float" office:value="204.116685158152" calcext:value-type="float">
            <text:p>204</text:p>
          </table:table-cell>
          <table:table-cell table:style-name="ce32" office:value-type="float" office:value="218.838486533378" calcext:value-type="float">
            <text:p>219</text:p>
          </table:table-cell>
          <table:table-cell table:style-name="ce28" table:formula="of:=[.G1187]/[.H1187]" office:value-type="float" office:value="0.932727548940616" calcext:value-type="float">
            <text:p>0,9327275489</text:p>
          </table:table-cell>
          <table:table-cell table:style-name="ce34" table:formula="of:=[.B1187]&amp;[.A1187]" office:value-type="string" office:string-value="200071454247800584" calcext:value-type="string">
            <text:p>200071454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618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95.385568574245" calcext:value-type="float">
            <text:p>95</text:p>
          </table:table-cell>
          <table:table-cell table:style-name="ce32" office:value-type="float" office:value="95.385568574245" calcext:value-type="float">
            <text:p>95</text:p>
          </table:table-cell>
          <table:table-cell table:style-name="ce28" table:formula="of:=[.G1188]/[.H1188]" office:value-type="float" office:value="1" calcext:value-type="float">
            <text:p>1</text:p>
          </table:table-cell>
          <table:table-cell table:style-name="ce34" table:formula="of:=[.B1188]&amp;[.A1188]" office:value-type="string" office:string-value="200071454247800618" calcext:value-type="string">
            <text:p>20007145424780061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/>
          <table:table-cell table:style-name="ce31" office:value-type="float" office:value="2.54669040388852" calcext:value-type="float">
            <text:p>3</text:p>
          </table:table-cell>
          <table:table-cell table:style-name="ce31"/>
          <table:table-cell table:style-name="ce31" office:value-type="float" office:value="14.4141891518663" calcext:value-type="float">
            <text:p>14</text:p>
          </table:table-cell>
          <table:table-cell table:style-name="ce31" office:value-type="float" office:value="54.9705111470456" calcext:value-type="float">
            <text:p>55</text:p>
          </table:table-cell>
          <table:table-cell table:style-name="ce32" office:value-type="float" office:value="71.9313907028004" calcext:value-type="float">
            <text:p>72</text:p>
          </table:table-cell>
          <table:table-cell table:style-name="ce28" table:formula="of:=[.G1189]/[.H1189]" office:value-type="float" office:value="0.764207540129007" calcext:value-type="float">
            <text:p>0,7642075401</text:p>
          </table:table-cell>
          <table:table-cell table:style-name="ce34" table:formula="of:=[.B1189]&amp;[.A1189]" office:value-type="string" office:string-value="200071454249500109" calcext:value-type="string">
            <text:p>200071454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3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1" table:number-columns-repeated="4"/>
          <table:table-cell table:style-name="ce31" office:value-type="float" office:value="3.93832599118943" calcext:value-type="float">
            <text:p>4</text:p>
          </table:table-cell>
          <table:table-cell table:style-name="ce32" office:value-type="float" office:value="3.93832599118943" calcext:value-type="float">
            <text:p>4</text:p>
          </table:table-cell>
          <table:table-cell table:style-name="ce28" table:formula="of:=[.G1190]/[.H1190]" office:value-type="float" office:value="1" calcext:value-type="float">
            <text:p>1</text:p>
          </table:table-cell>
          <table:table-cell table:style-name="ce34" table:formula="of:=[.B1190]&amp;[.A1190]" office:value-type="string" office:string-value="200071454249500430" calcext:value-type="string">
            <text:p>200071454249500430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8" office:value-type="float" office:value="200071454" calcext:value-type="float">
            <text:p>200071454</text:p>
          </table:table-cell>
          <table:table-cell table:style-name="ce32" office:value-type="float" office:value="13.8844362495564" calcext:value-type="float">
            <text:p>14</text:p>
          </table:table-cell>
          <table:table-cell table:style-name="ce32" office:value-type="float" office:value="18.9885177280139" calcext:value-type="float">
            <text:p>19</text:p>
          </table:table-cell>
          <table:table-cell table:style-name="ce32" office:value-type="float" office:value="1.05270825159323" calcext:value-type="float">
            <text:p>1</text:p>
          </table:table-cell>
          <table:table-cell table:style-name="ce32" office:value-type="float" office:value="58.3232504300172" calcext:value-type="float">
            <text:p>58</text:p>
          </table:table-cell>
          <table:table-cell table:style-name="ce32" office:value-type="float" office:value="211.058295470975" calcext:value-type="float">
            <text:p>211</text:p>
          </table:table-cell>
          <table:table-cell table:style-name="ce32" office:value-type="float" office:value="303.307208130151" calcext:value-type="float">
            <text:p>303</text:p>
          </table:table-cell>
          <table:table-cell table:style-name="ce28" table:formula="of:=[.G1191]/[.H1191]" office:value-type="float" office:value="0.695856510539667" calcext:value-type="float">
            <text:p>0,6958565105</text:p>
          </table:table-cell>
          <table:table-cell table:style-name="ce34" table:formula="of:=[.B1191]&amp;[.A1191]" office:value-type="string" office:string-value="200071454000000000" calcext:value-type="string">
            <text:p>200071454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5.03229756476557" calcext:value-type="float">
            <text:p>5</text:p>
          </table:table-cell>
          <table:table-cell table:style-name="ce32" office:value-type="float" office:value="5.03229756476557" calcext:value-type="float">
            <text:p>5</text:p>
          </table:table-cell>
          <table:table-cell table:style-name="ce28" table:formula="of:=[.G1192]/[.H1192]" office:value-type="float" office:value="1" calcext:value-type="float">
            <text:p>1</text:p>
          </table:table-cell>
          <table:table-cell table:style-name="ce34" table:formula="of:=[.B1192]&amp;[.A1192]" office:value-type="string" office:string-value="200071843200010700" calcext:value-type="string">
            <text:p>200071843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/>
          <table:table-cell table:style-name="ce31" office:value-type="float" office:value="4.00888888888889" calcext:value-type="float">
            <text:p>4</text:p>
          </table:table-cell>
          <table:table-cell table:style-name="ce31"/>
          <table:table-cell table:style-name="ce31" office:value-type="float" office:value="8.0630472854641" calcext:value-type="float">
            <text:p>8</text:p>
          </table:table-cell>
          <table:table-cell table:style-name="ce31" office:value-type="float" office:value="151.686003073118" calcext:value-type="float">
            <text:p>152</text:p>
          </table:table-cell>
          <table:table-cell table:style-name="ce32" office:value-type="float" office:value="163.757939247471" calcext:value-type="float">
            <text:p>164</text:p>
          </table:table-cell>
          <table:table-cell table:style-name="ce28" table:formula="of:=[.G1193]/[.H1193]" office:value-type="float" office:value="0.926281826518897" calcext:value-type="float">
            <text:p>0,9262818265</text:p>
          </table:table-cell>
          <table:table-cell table:style-name="ce34" table:formula="of:=[.B1193]&amp;[.A1193]" office:value-type="string" office:string-value="200071843200023414" calcext:value-type="string">
            <text:p>200071843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090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.00705246699495" calcext:value-type="float">
            <text:p>4</text:p>
          </table:table-cell>
          <table:table-cell table:style-name="ce32" office:value-type="float" office:value="4.00705246699495" calcext:value-type="float">
            <text:p>4</text:p>
          </table:table-cell>
          <table:table-cell table:style-name="ce28" table:formula="of:=[.G1194]/[.H1194]" office:value-type="float" office:value="1" calcext:value-type="float">
            <text:p>1</text:p>
          </table:table-cell>
          <table:table-cell table:style-name="ce34" table:formula="of:=[.B1194]&amp;[.A1194]" office:value-type="string" office:string-value="200071843200033090" calcext:value-type="string">
            <text:p>20007184320003309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4130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195]/[.H1195]" office:value-type="float" office:value="1" calcext:value-type="float">
            <text:p>1</text:p>
          </table:table-cell>
          <table:table-cell table:style-name="ce34" table:formula="of:=[.B1195]&amp;[.A1195]" office:value-type="string" office:string-value="200071843200034130" calcext:value-type="string">
            <text:p>2000718432000341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2"/>
          <table:table-cell table:style-name="ce31" office:value-type="float" office:value="4.01419990035883" calcext:value-type="float">
            <text:p>4</text:p>
          </table:table-cell>
          <table:table-cell table:style-name="ce31" office:value-type="float" office:value="21.3128784765317" calcext:value-type="float">
            <text:p>21</text:p>
          </table:table-cell>
          <table:table-cell table:style-name="ce31" office:value-type="float" office:value="357.477654075414" calcext:value-type="float">
            <text:p>357</text:p>
          </table:table-cell>
          <table:table-cell table:style-name="ce32" office:value-type="float" office:value="382.804732452304" calcext:value-type="float">
            <text:p>383</text:p>
          </table:table-cell>
          <table:table-cell table:style-name="ce28" table:formula="of:=[.G1196]/[.H1196]" office:value-type="float" office:value="0.933838126256586" calcext:value-type="float">
            <text:p>0,9338381263</text:p>
          </table:table-cell>
          <table:table-cell table:style-name="ce34" table:formula="of:=[.B1196]&amp;[.A1196]" office:value-type="string" office:string-value="200071843200035970" calcext:value-type="string">
            <text:p>200071843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office:value-type="float" office:value="13.7111038131215" calcext:value-type="float">
            <text:p>14</text:p>
          </table:table-cell>
          <table:table-cell table:style-name="ce31" office:value-type="float" office:value="3.79007357281098" calcext:value-type="float">
            <text:p>4</text:p>
          </table:table-cell>
          <table:table-cell table:style-name="ce31"/>
          <table:table-cell table:style-name="ce31" office:value-type="float" office:value="654.013638095942" calcext:value-type="float">
            <text:p>654</text:p>
          </table:table-cell>
          <table:table-cell table:style-name="ce31" office:value-type="float" office:value="833.72437616968" calcext:value-type="float">
            <text:p>834</text:p>
          </table:table-cell>
          <table:table-cell table:style-name="ce32" office:value-type="float" office:value="1505.23919165155" calcext:value-type="float">
            <text:p>1 505</text:p>
          </table:table-cell>
          <table:table-cell table:style-name="ce28" table:formula="of:=[.G1197]/[.H1197]" office:value-type="float" office:value="0.55388165601436" calcext:value-type="float">
            <text:p>0,553881656</text:p>
          </table:table-cell>
          <table:table-cell table:style-name="ce34" table:formula="of:=[.B1197]&amp;[.A1197]" office:value-type="string" office:string-value="200071843200054781" calcext:value-type="string">
            <text:p>200071843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3"/>
          <table:table-cell table:style-name="ce31" office:value-type="float" office:value="2.50776153357564" calcext:value-type="float">
            <text:p>3</text:p>
          </table:table-cell>
          <table:table-cell table:style-name="ce31" office:value-type="float" office:value="61.9352409968802" calcext:value-type="float">
            <text:p>62</text:p>
          </table:table-cell>
          <table:table-cell table:style-name="ce32" office:value-type="float" office:value="64.4430025304559" calcext:value-type="float">
            <text:p>64</text:p>
          </table:table-cell>
          <table:table-cell table:style-name="ce28" table:formula="of:=[.G1198]/[.H1198]" office:value-type="float" office:value="0.961085588270185" calcext:value-type="float">
            <text:p>0,9610855883</text:p>
          </table:table-cell>
          <table:table-cell table:style-name="ce34" table:formula="of:=[.B1198]&amp;[.A1198]" office:value-type="string" office:string-value="200071843200055655" calcext:value-type="string">
            <text:p>200071843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13.7991751720425" calcext:value-type="float">
            <text:p>14</text:p>
          </table:table-cell>
          <table:table-cell table:style-name="ce32" office:value-type="float" office:value="13.7991751720425" calcext:value-type="float">
            <text:p>14</text:p>
          </table:table-cell>
          <table:table-cell table:style-name="ce28" table:formula="of:=[.G1199]/[.H1199]" office:value-type="float" office:value="1" calcext:value-type="float">
            <text:p>1</text:p>
          </table:table-cell>
          <table:table-cell table:style-name="ce34" table:formula="of:=[.B1199]&amp;[.A1199]" office:value-type="string" office:string-value="200071843200056232" calcext:value-type="string">
            <text:p>200071843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380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3"/>
          <table:table-cell table:style-name="ce31" office:value-type="float" office:value="6.30929093891333" calcext:value-type="float">
            <text:p>6</text:p>
          </table:table-cell>
          <table:table-cell table:style-name="ce31" office:value-type="float" office:value="39.6461214540784" calcext:value-type="float">
            <text:p>40</text:p>
          </table:table-cell>
          <table:table-cell table:style-name="ce32" office:value-type="float" office:value="45.9554123929918" calcext:value-type="float">
            <text:p>46</text:p>
          </table:table-cell>
          <table:table-cell table:style-name="ce28" table:formula="of:=[.G1200]/[.H1200]" office:value-type="float" office:value="0.862708425180502" calcext:value-type="float">
            <text:p>0,8627084252</text:p>
          </table:table-cell>
          <table:table-cell table:style-name="ce34" table:formula="of:=[.B1200]&amp;[.A1200]" office:value-type="string" office:string-value="200071843200056380" calcext:value-type="string">
            <text:p>20007184320005638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201]/[.H1201]" office:value-type="float" office:value="1" calcext:value-type="float">
            <text:p>1</text:p>
          </table:table-cell>
          <table:table-cell table:style-name="ce34" table:formula="of:=[.B1201]&amp;[.A1201]" office:value-type="string" office:string-value="200071843200057859" calcext:value-type="string">
            <text:p>200071843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office:value-type="float" office:value="1.02060746189236" calcext:value-type="float">
            <text:p>1</text:p>
          </table:table-cell>
          <table:table-cell table:style-name="ce31" table:number-columns-repeated="2"/>
          <table:table-cell table:style-name="ce31" office:value-type="float" office:value="17.3651569179487" calcext:value-type="float">
            <text:p>17</text:p>
          </table:table-cell>
          <table:table-cell table:style-name="ce31" office:value-type="float" office:value="243.556260064056" calcext:value-type="float">
            <text:p>244</text:p>
          </table:table-cell>
          <table:table-cell table:style-name="ce32" office:value-type="float" office:value="261.942024443897" calcext:value-type="float">
            <text:p>262</text:p>
          </table:table-cell>
          <table:table-cell table:style-name="ce28" table:formula="of:=[.G1202]/[.H1202]" office:value-type="float" office:value="0.929809795053413" calcext:value-type="float">
            <text:p>0,9298097951</text:p>
          </table:table-cell>
          <table:table-cell table:style-name="ce34" table:formula="of:=[.B1202]&amp;[.A1202]" office:value-type="string" office:string-value="200071843200058485" calcext:value-type="string">
            <text:p>200071843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3"/>
          <table:table-cell table:style-name="ce31" office:value-type="float" office:value="14.6137007168021" calcext:value-type="float">
            <text:p>15</text:p>
          </table:table-cell>
          <table:table-cell table:style-name="ce31" office:value-type="float" office:value="134.293075478784" calcext:value-type="float">
            <text:p>134</text:p>
          </table:table-cell>
          <table:table-cell table:style-name="ce32" office:value-type="float" office:value="148.906776195586" calcext:value-type="float">
            <text:p>149</text:p>
          </table:table-cell>
          <table:table-cell table:style-name="ce28" table:formula="of:=[.G1203]/[.H1203]" office:value-type="float" office:value="0.901860069164298" calcext:value-type="float">
            <text:p>0,9018600692</text:p>
          </table:table-cell>
          <table:table-cell table:style-name="ce34" table:formula="of:=[.B1203]&amp;[.A1203]" office:value-type="string" office:string-value="200071843200058519" calcext:value-type="string">
            <text:p>200071843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55.2183708705469" calcext:value-type="float">
            <text:p>55</text:p>
          </table:table-cell>
          <table:table-cell table:style-name="ce32" office:value-type="float" office:value="55.2183708705469" calcext:value-type="float">
            <text:p>55</text:p>
          </table:table-cell>
          <table:table-cell table:style-name="ce28" table:formula="of:=[.G1204]/[.H1204]" office:value-type="float" office:value="1" calcext:value-type="float">
            <text:p>1</text:p>
          </table:table-cell>
          <table:table-cell table:style-name="ce34" table:formula="of:=[.B1204]&amp;[.A1204]" office:value-type="string" office:string-value="200071843200058782" calcext:value-type="string">
            <text:p>200071843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office:value-type="float" office:value="3.3359440147588" calcext:value-type="float">
            <text:p>3</text:p>
          </table:table-cell>
          <table:table-cell table:style-name="ce31"/>
          <table:table-cell table:style-name="ce31" office:value-type="float" office:value="4.14285714285714" calcext:value-type="float">
            <text:p>4</text:p>
          </table:table-cell>
          <table:table-cell table:style-name="ce31" office:value-type="float" office:value="79.7229424081884" calcext:value-type="float">
            <text:p>80</text:p>
          </table:table-cell>
          <table:table-cell table:style-name="ce31" office:value-type="float" office:value="354.212917661253" calcext:value-type="float">
            <text:p>354</text:p>
          </table:table-cell>
          <table:table-cell table:style-name="ce32" office:value-type="float" office:value="441.414661227057" calcext:value-type="float">
            <text:p>441</text:p>
          </table:table-cell>
          <table:table-cell table:style-name="ce28" table:formula="of:=[.G1205]/[.H1205]" office:value-type="float" office:value="0.802449371927524" calcext:value-type="float">
            <text:p>0,8024493719</text:p>
          </table:table-cell>
          <table:table-cell table:style-name="ce34" table:formula="of:=[.B1205]&amp;[.A1205]" office:value-type="string" office:string-value="200071843200059889" calcext:value-type="string">
            <text:p>200071843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63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5.19230769230769" calcext:value-type="float">
            <text:p>5</text:p>
          </table:table-cell>
          <table:table-cell table:style-name="ce32" office:value-type="float" office:value="5.19230769230769" calcext:value-type="float">
            <text:p>5</text:p>
          </table:table-cell>
          <table:table-cell table:style-name="ce28" table:formula="of:=[.G1206]/[.H1206]" office:value-type="float" office:value="1" calcext:value-type="float">
            <text:p>1</text:p>
          </table:table-cell>
          <table:table-cell table:style-name="ce34" table:formula="of:=[.B1206]&amp;[.A1206]" office:value-type="string" office:string-value="200071843200065563" calcext:value-type="string">
            <text:p>2000718432000655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3.43500369602073" calcext:value-type="float">
            <text:p>3</text:p>
          </table:table-cell>
          <table:table-cell table:style-name="ce32" office:value-type="float" office:value="3.43500369602073" calcext:value-type="float">
            <text:p>3</text:p>
          </table:table-cell>
          <table:table-cell table:style-name="ce28" table:formula="of:=[.G1207]/[.H1207]" office:value-type="float" office:value="1" calcext:value-type="float">
            <text:p>1</text:p>
          </table:table-cell>
          <table:table-cell table:style-name="ce34" table:formula="of:=[.B1207]&amp;[.A1207]" office:value-type="string" office:string-value="200071843200065597" calcext:value-type="string">
            <text:p>200071843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65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6.59046542552877" calcext:value-type="float">
            <text:p>7</text:p>
          </table:table-cell>
          <table:table-cell table:style-name="ce32" office:value-type="float" office:value="6.59046542552877" calcext:value-type="float">
            <text:p>7</text:p>
          </table:table-cell>
          <table:table-cell table:style-name="ce28" table:formula="of:=[.G1208]/[.H1208]" office:value-type="float" office:value="1" calcext:value-type="float">
            <text:p>1</text:p>
          </table:table-cell>
          <table:table-cell table:style-name="ce34" table:formula="of:=[.B1208]&amp;[.A1208]" office:value-type="string" office:string-value="200071843200067965" calcext:value-type="string">
            <text:p>20007184320006796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73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26.1502878316315" calcext:value-type="float">
            <text:p>26</text:p>
          </table:table-cell>
          <table:table-cell table:style-name="ce32" office:value-type="float" office:value="26.1502878316315" calcext:value-type="float">
            <text:p>26</text:p>
          </table:table-cell>
          <table:table-cell table:style-name="ce28" table:formula="of:=[.G1209]/[.H1209]" office:value-type="float" office:value="1" calcext:value-type="float">
            <text:p>1</text:p>
          </table:table-cell>
          <table:table-cell table:style-name="ce34" table:formula="of:=[.B1209]&amp;[.A1209]" office:value-type="string" office:string-value="200071843200067973" calcext:value-type="string">
            <text:p>20007184320006797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3"/>
          <table:table-cell table:style-name="ce31" office:value-type="float" office:value="2.86173658807712" calcext:value-type="float">
            <text:p>3</text:p>
          </table:table-cell>
          <table:table-cell table:style-name="ce31" office:value-type="float" office:value="149.428500144798" calcext:value-type="float">
            <text:p>149</text:p>
          </table:table-cell>
          <table:table-cell table:style-name="ce32" office:value-type="float" office:value="152.290236732875" calcext:value-type="float">
            <text:p>152</text:p>
          </table:table-cell>
          <table:table-cell table:style-name="ce28" table:formula="of:=[.G1210]/[.H1210]" office:value-type="float" office:value="0.981208666757169" calcext:value-type="float">
            <text:p>0,9812086668</text:p>
          </table:table-cell>
          <table:table-cell table:style-name="ce34" table:formula="of:=[.B1210]&amp;[.A1210]" office:value-type="string" office:string-value="200071843200067999" calcext:value-type="string">
            <text:p>200071843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47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7.5978878179056" calcext:value-type="float">
            <text:p>8</text:p>
          </table:table-cell>
          <table:table-cell table:style-name="ce32" office:value-type="float" office:value="7.5978878179056" calcext:value-type="float">
            <text:p>8</text:p>
          </table:table-cell>
          <table:table-cell table:style-name="ce28" table:formula="of:=[.G1211]/[.H1211]" office:value-type="float" office:value="1" calcext:value-type="float">
            <text:p>1</text:p>
          </table:table-cell>
          <table:table-cell table:style-name="ce34" table:formula="of:=[.B1211]&amp;[.A1211]" office:value-type="string" office:string-value="200071843200068047" calcext:value-type="string">
            <text:p>2000718432000680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3.99991775990404" calcext:value-type="float">
            <text:p>4</text:p>
          </table:table-cell>
          <table:table-cell table:style-name="ce32" office:value-type="float" office:value="3.99991775990404" calcext:value-type="float">
            <text:p>4</text:p>
          </table:table-cell>
          <table:table-cell table:style-name="ce28" table:formula="of:=[.G1212]/[.H1212]" office:value-type="float" office:value="1" calcext:value-type="float">
            <text:p>1</text:p>
          </table:table-cell>
          <table:table-cell table:style-name="ce34" table:formula="of:=[.B1212]&amp;[.A1212]" office:value-type="string" office:string-value="200071843200068534" calcext:value-type="string">
            <text:p>200071843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79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5.04951657885583" calcext:value-type="float">
            <text:p>5</text:p>
          </table:table-cell>
          <table:table-cell table:style-name="ce32" office:value-type="float" office:value="5.04951657885583" calcext:value-type="float">
            <text:p>5</text:p>
          </table:table-cell>
          <table:table-cell table:style-name="ce28" table:formula="of:=[.G1213]/[.H1213]" office:value-type="float" office:value="1" calcext:value-type="float">
            <text:p>1</text:p>
          </table:table-cell>
          <table:table-cell table:style-name="ce34" table:formula="of:=[.B1213]&amp;[.A1213]" office:value-type="string" office:string-value="200071843200068799" calcext:value-type="string">
            <text:p>2000718432000687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47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.67741935483871" calcext:value-type="float">
            <text:p>5</text:p>
          </table:table-cell>
          <table:table-cell table:style-name="ce32" office:value-type="float" office:value="4.67741935483871" calcext:value-type="float">
            <text:p>5</text:p>
          </table:table-cell>
          <table:table-cell table:style-name="ce28" table:formula="of:=[.G1214]/[.H1214]" office:value-type="float" office:value="1" calcext:value-type="float">
            <text:p>1</text:p>
          </table:table-cell>
          <table:table-cell table:style-name="ce34" table:formula="of:=[.B1214]&amp;[.A1214]" office:value-type="string" office:string-value="200071843200069847" calcext:value-type="string">
            <text:p>2000718432000698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office:value-type="float" office:value="4.67741935483871" calcext:value-type="float">
            <text:p>5</text:p>
          </table:table-cell>
          <table:table-cell table:style-name="ce31" table:number-columns-repeated="3"/>
          <table:table-cell table:style-name="ce31" office:value-type="float" office:value="88.0043799967433" calcext:value-type="float">
            <text:p>88</text:p>
          </table:table-cell>
          <table:table-cell table:style-name="ce32" office:value-type="float" office:value="92.681799351582" calcext:value-type="float">
            <text:p>93</text:p>
          </table:table-cell>
          <table:table-cell table:style-name="ce28" table:formula="of:=[.G1215]/[.H1215]" office:value-type="float" office:value="0.949532493029238" calcext:value-type="float">
            <text:p>0,949532493</text:p>
          </table:table-cell>
          <table:table-cell table:style-name="ce34" table:formula="of:=[.B1215]&amp;[.A1215]" office:value-type="string" office:string-value="200071843200070142" calcext:value-type="string">
            <text:p>200071843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77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.02853303674607" calcext:value-type="float">
            <text:p>4</text:p>
          </table:table-cell>
          <table:table-cell table:style-name="ce32" office:value-type="float" office:value="4.02853303674607" calcext:value-type="float">
            <text:p>4</text:p>
          </table:table-cell>
          <table:table-cell table:style-name="ce28" table:formula="of:=[.G1216]/[.H1216]" office:value-type="float" office:value="1" calcext:value-type="float">
            <text:p>1</text:p>
          </table:table-cell>
          <table:table-cell table:style-name="ce34" table:formula="of:=[.B1216]&amp;[.A1216]" office:value-type="string" office:string-value="200071843200070779" calcext:value-type="string">
            <text:p>20007184320007077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3.97988264878458" calcext:value-type="float">
            <text:p>4</text:p>
          </table:table-cell>
          <table:table-cell table:style-name="ce32" office:value-type="float" office:value="3.97988264878458" calcext:value-type="float">
            <text:p>4</text:p>
          </table:table-cell>
          <table:table-cell table:style-name="ce28" table:formula="of:=[.G1217]/[.H1217]" office:value-type="float" office:value="1" calcext:value-type="float">
            <text:p>1</text:p>
          </table:table-cell>
          <table:table-cell table:style-name="ce34" table:formula="of:=[.B1217]&amp;[.A1217]" office:value-type="string" office:string-value="200071843200071074" calcext:value-type="string">
            <text:p>200071843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504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2.69504157905953" calcext:value-type="float">
            <text:p>3</text:p>
          </table:table-cell>
          <table:table-cell table:style-name="ce32" office:value-type="float" office:value="2.69504157905953" calcext:value-type="float">
            <text:p>3</text:p>
          </table:table-cell>
          <table:table-cell table:style-name="ce28" table:formula="of:=[.G1218]/[.H1218]" office:value-type="float" office:value="1" calcext:value-type="float">
            <text:p>1</text:p>
          </table:table-cell>
          <table:table-cell table:style-name="ce34" table:formula="of:=[.B1218]&amp;[.A1218]" office:value-type="string" office:string-value="200071843200071504" calcext:value-type="string">
            <text:p>20007184320007150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346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219]/[.H1219]" office:value-type="float" office:value="1" calcext:value-type="float">
            <text:p>1</text:p>
          </table:table-cell>
          <table:table-cell table:style-name="ce34" table:formula="of:=[.B1219]&amp;[.A1219]" office:value-type="string" office:string-value="200071843200072346" calcext:value-type="string">
            <text:p>2000718432000723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013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8.97926356485105" calcext:value-type="float">
            <text:p>9</text:p>
          </table:table-cell>
          <table:table-cell table:style-name="ce32" office:value-type="float" office:value="8.97926356485105" calcext:value-type="float">
            <text:p>9</text:p>
          </table:table-cell>
          <table:table-cell table:style-name="ce28" table:formula="of:=[.G1220]/[.H1220]" office:value-type="float" office:value="1" calcext:value-type="float">
            <text:p>1</text:p>
          </table:table-cell>
          <table:table-cell table:style-name="ce34" table:formula="of:=[.B1220]&amp;[.A1220]" office:value-type="string" office:string-value="200071843200073013" calcext:value-type="string">
            <text:p>20007184320007301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221]/[.H1221]" office:value-type="float" office:value="1" calcext:value-type="float">
            <text:p>1</text:p>
          </table:table-cell>
          <table:table-cell table:style-name="ce34" table:formula="of:=[.B1221]&amp;[.A1221]" office:value-type="string" office:string-value="200071843241400415" calcext:value-type="string">
            <text:p>200071843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376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2.69504157905953" calcext:value-type="float">
            <text:p>3</text:p>
          </table:table-cell>
          <table:table-cell table:style-name="ce32" office:value-type="float" office:value="2.69504157905953" calcext:value-type="float">
            <text:p>3</text:p>
          </table:table-cell>
          <table:table-cell table:style-name="ce28" table:formula="of:=[.G1222]/[.H1222]" office:value-type="float" office:value="1" calcext:value-type="float">
            <text:p>1</text:p>
          </table:table-cell>
          <table:table-cell table:style-name="ce34" table:formula="of:=[.B1222]&amp;[.A1222]" office:value-type="string" office:string-value="200071843246000376" calcext:value-type="string">
            <text:p>20007184324600037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582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/>
          <table:table-cell table:style-name="ce31" office:value-type="float" office:value="3.10412727706166" calcext:value-type="float">
            <text:p>3</text:p>
          </table:table-cell>
          <table:table-cell table:style-name="ce31" table:number-columns-repeated="2"/>
          <table:table-cell table:style-name="ce31" office:value-type="float" office:value="57.133968209286" calcext:value-type="float">
            <text:p>57</text:p>
          </table:table-cell>
          <table:table-cell table:style-name="ce32" office:value-type="float" office:value="60.2380954863476" calcext:value-type="float">
            <text:p>60</text:p>
          </table:table-cell>
          <table:table-cell table:style-name="ce28" table:formula="of:=[.G1223]/[.H1223]" office:value-type="float" office:value="0.94846903355759" calcext:value-type="float">
            <text:p>0,9484690336</text:p>
          </table:table-cell>
          <table:table-cell table:style-name="ce34" table:formula="of:=[.B1223]&amp;[.A1223]" office:value-type="string" office:string-value="200071843246000582" calcext:value-type="string">
            <text:p>2000718432460005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07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office:value-type="float" office:value="19.7159484624288" calcext:value-type="float">
            <text:p>20</text:p>
          </table:table-cell>
          <table:table-cell table:style-name="ce31" office:value-type="float" office:value="6.97051443542762" calcext:value-type="float">
            <text:p>7</text:p>
          </table:table-cell>
          <table:table-cell table:style-name="ce31" office:value-type="float" office:value="2.69504157905953" calcext:value-type="float">
            <text:p>3</text:p>
          </table:table-cell>
          <table:table-cell table:style-name="ce31" office:value-type="float" office:value="21.7017804399396" calcext:value-type="float">
            <text:p>22</text:p>
          </table:table-cell>
          <table:table-cell table:style-name="ce31" office:value-type="float" office:value="624.420203200873" calcext:value-type="float">
            <text:p>624</text:p>
          </table:table-cell>
          <table:table-cell table:style-name="ce32" office:value-type="float" office:value="675.503488117728" calcext:value-type="float">
            <text:p>676</text:p>
          </table:table-cell>
          <table:table-cell table:style-name="ce28" table:formula="of:=[.G1224]/[.H1224]" office:value-type="float" office:value="0.924377466859279" calcext:value-type="float">
            <text:p>0,9243774669</text:p>
          </table:table-cell>
          <table:table-cell table:style-name="ce34" table:formula="of:=[.B1224]&amp;[.A1224]" office:value-type="string" office:string-value="200071843246000707" calcext:value-type="string">
            <text:p>20007184324600070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64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2.89966442405768" calcext:value-type="float">
            <text:p>3</text:p>
          </table:table-cell>
          <table:table-cell table:style-name="ce32" office:value-type="float" office:value="2.89966442405768" calcext:value-type="float">
            <text:p>3</text:p>
          </table:table-cell>
          <table:table-cell table:style-name="ce28" table:formula="of:=[.G1225]/[.H1225]" office:value-type="float" office:value="1" calcext:value-type="float">
            <text:p>1</text:p>
          </table:table-cell>
          <table:table-cell table:style-name="ce34" table:formula="of:=[.B1225]&amp;[.A1225]" office:value-type="string" office:string-value="200071843246000764" calcext:value-type="string">
            <text:p>20007184324600076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848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3.3359440147588" calcext:value-type="float">
            <text:p>3</text:p>
          </table:table-cell>
          <table:table-cell table:style-name="ce32" office:value-type="float" office:value="3.3359440147588" calcext:value-type="float">
            <text:p>3</text:p>
          </table:table-cell>
          <table:table-cell table:style-name="ce28" table:formula="of:=[.G1226]/[.H1226]" office:value-type="float" office:value="1" calcext:value-type="float">
            <text:p>1</text:p>
          </table:table-cell>
          <table:table-cell table:style-name="ce34" table:formula="of:=[.B1226]&amp;[.A1226]" office:value-type="string" office:string-value="200071843246000848" calcext:value-type="string">
            <text:p>20007184324600084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913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3"/>
          <table:table-cell table:style-name="ce31" office:value-type="float" office:value="2.77506988847604" calcext:value-type="float">
            <text:p>3</text:p>
          </table:table-cell>
          <table:table-cell table:style-name="ce31" office:value-type="float" office:value="48.6349061196266" calcext:value-type="float">
            <text:p>49</text:p>
          </table:table-cell>
          <table:table-cell table:style-name="ce32" office:value-type="float" office:value="51.4099760081026" calcext:value-type="float">
            <text:p>51</text:p>
          </table:table-cell>
          <table:table-cell table:style-name="ce28" table:formula="of:=[.G1227]/[.H1227]" office:value-type="float" office:value="0.946020790049801" calcext:value-type="float">
            <text:p>0,94602079</text:p>
          </table:table-cell>
          <table:table-cell table:style-name="ce34" table:formula="of:=[.B1227]&amp;[.A1227]" office:value-type="string" office:string-value="200071843246000913" calcext:value-type="string">
            <text:p>20007184324600091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497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.02853303674607" calcext:value-type="float">
            <text:p>4</text:p>
          </table:table-cell>
          <table:table-cell table:style-name="ce32" office:value-type="float" office:value="4.02853303674607" calcext:value-type="float">
            <text:p>4</text:p>
          </table:table-cell>
          <table:table-cell table:style-name="ce28" table:formula="of:=[.G1228]/[.H1228]" office:value-type="float" office:value="1" calcext:value-type="float">
            <text:p>1</text:p>
          </table:table-cell>
          <table:table-cell table:style-name="ce34" table:formula="of:=[.B1228]&amp;[.A1228]" office:value-type="string" office:string-value="200071843247600497" calcext:value-type="string">
            <text:p>2000718432476004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3"/>
          <table:table-cell table:style-name="ce31" office:value-type="float" office:value="4.02853303674607" calcext:value-type="float">
            <text:p>4</text:p>
          </table:table-cell>
          <table:table-cell table:style-name="ce31"/>
          <table:table-cell table:style-name="ce32" office:value-type="float" office:value="4.02853303674607" calcext:value-type="float">
            <text:p>4</text:p>
          </table:table-cell>
          <table:table-cell table:style-name="ce28" table:formula="of:=[.G1229]/[.H1229]" office:value-type="float" office:value="0" calcext:value-type="float">
            <text:p>0</text:p>
          </table:table-cell>
          <table:table-cell table:style-name="ce34" table:formula="of:=[.B1229]&amp;[.A1229]" office:value-type="string" office:string-value="200071843247600596" calcext:value-type="string">
            <text:p>200071843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6.61058277674419" calcext:value-type="float">
            <text:p>7</text:p>
          </table:table-cell>
          <table:table-cell table:style-name="ce32" office:value-type="float" office:value="6.61058277674419" calcext:value-type="float">
            <text:p>7</text:p>
          </table:table-cell>
          <table:table-cell table:style-name="ce28" table:formula="of:=[.G1230]/[.H1230]" office:value-type="float" office:value="1" calcext:value-type="float">
            <text:p>1</text:p>
          </table:table-cell>
          <table:table-cell table:style-name="ce34" table:formula="of:=[.B1230]&amp;[.A1230]" office:value-type="string" office:string-value="200071843247600646" calcext:value-type="string">
            <text:p>200071843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057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.96388474147623" calcext:value-type="float">
            <text:p>5</text:p>
          </table:table-cell>
          <table:table-cell table:style-name="ce32" office:value-type="float" office:value="4.96388474147623" calcext:value-type="float">
            <text:p>5</text:p>
          </table:table-cell>
          <table:table-cell table:style-name="ce28" table:formula="of:=[.G1231]/[.H1231]" office:value-type="float" office:value="1" calcext:value-type="float">
            <text:p>1</text:p>
          </table:table-cell>
          <table:table-cell table:style-name="ce34" table:formula="of:=[.B1231]&amp;[.A1231]" office:value-type="string" office:string-value="200071843247700057" calcext:value-type="string">
            <text:p>20007184324770005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644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2.61058277674419" calcext:value-type="float">
            <text:p>3</text:p>
          </table:table-cell>
          <table:table-cell table:style-name="ce32" office:value-type="float" office:value="2.61058277674419" calcext:value-type="float">
            <text:p>3</text:p>
          </table:table-cell>
          <table:table-cell table:style-name="ce28" table:formula="of:=[.G1232]/[.H1232]" office:value-type="float" office:value="1" calcext:value-type="float">
            <text:p>1</text:p>
          </table:table-cell>
          <table:table-cell table:style-name="ce34" table:formula="of:=[.B1232]&amp;[.A1232]" office:value-type="string" office:string-value="200071843247700644" calcext:value-type="string">
            <text:p>2000718432477006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701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4.02136008269571" calcext:value-type="float">
            <text:p>4</text:p>
          </table:table-cell>
          <table:table-cell table:style-name="ce32" office:value-type="float" office:value="4.02136008269571" calcext:value-type="float">
            <text:p>4</text:p>
          </table:table-cell>
          <table:table-cell table:style-name="ce28" table:formula="of:=[.G1233]/[.H1233]" office:value-type="float" office:value="1" calcext:value-type="float">
            <text:p>1</text:p>
          </table:table-cell>
          <table:table-cell table:style-name="ce34" table:formula="of:=[.B1233]&amp;[.A1233]" office:value-type="string" office:string-value="200071843247700701" calcext:value-type="string">
            <text:p>20007184324770070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3"/>
          <table:table-cell table:style-name="ce31" office:value-type="float" office:value="13.0390619339803" calcext:value-type="float">
            <text:p>13</text:p>
          </table:table-cell>
          <table:table-cell table:style-name="ce31" office:value-type="float" office:value="21.835502805072" calcext:value-type="float">
            <text:p>22</text:p>
          </table:table-cell>
          <table:table-cell table:style-name="ce32" office:value-type="float" office:value="34.8745647390523" calcext:value-type="float">
            <text:p>35</text:p>
          </table:table-cell>
          <table:table-cell table:style-name="ce28" table:formula="of:=[.G1234]/[.H1234]" office:value-type="float" office:value="0.626115421610432" calcext:value-type="float">
            <text:p>0,6261154216</text:p>
          </table:table-cell>
          <table:table-cell table:style-name="ce34" table:formula="of:=[.B1234]&amp;[.A1234]" office:value-type="string" office:string-value="200071843247800584" calcext:value-type="string">
            <text:p>200071843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office:value-type="float" office:value="16.3188017364219" calcext:value-type="float">
            <text:p>16</text:p>
          </table:table-cell>
          <table:table-cell table:style-name="ce31" office:value-type="float" office:value="2.74902332105174" calcext:value-type="float">
            <text:p>3</text:p>
          </table:table-cell>
          <table:table-cell table:style-name="ce31"/>
          <table:table-cell table:style-name="ce31" office:value-type="float" office:value="119.511395513286" calcext:value-type="float">
            <text:p>120</text:p>
          </table:table-cell>
          <table:table-cell table:style-name="ce31" office:value-type="float" office:value="1167.97527593314" calcext:value-type="float">
            <text:p>1 168</text:p>
          </table:table-cell>
          <table:table-cell table:style-name="ce32" office:value-type="float" office:value="1306.5544965039" calcext:value-type="float">
            <text:p>1 307</text:p>
          </table:table-cell>
          <table:table-cell table:style-name="ce28" table:formula="of:=[.G1235]/[.H1235]" office:value-type="float" office:value="0.893935368986466" calcext:value-type="float">
            <text:p>0,893935369</text:p>
          </table:table-cell>
          <table:table-cell table:style-name="ce34" table:formula="of:=[.B1235]&amp;[.A1235]" office:value-type="string" office:string-value="200071843249500109" calcext:value-type="string">
            <text:p>200071843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30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50.6435658455046" calcext:value-type="float">
            <text:p>51</text:p>
          </table:table-cell>
          <table:table-cell table:style-name="ce32" office:value-type="float" office:value="50.6435658455046" calcext:value-type="float">
            <text:p>51</text:p>
          </table:table-cell>
          <table:table-cell table:style-name="ce28" table:formula="of:=[.G1236]/[.H1236]" office:value-type="float" office:value="1" calcext:value-type="float">
            <text:p>1</text:p>
          </table:table-cell>
          <table:table-cell table:style-name="ce34" table:formula="of:=[.B1236]&amp;[.A1236]" office:value-type="string" office:string-value="200071843249500430" calcext:value-type="string">
            <text:p>2000718432495004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55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37.7934949176255" calcext:value-type="float">
            <text:p>38</text:p>
          </table:table-cell>
          <table:table-cell table:style-name="ce32" office:value-type="float" office:value="37.7934949176255" calcext:value-type="float">
            <text:p>38</text:p>
          </table:table-cell>
          <table:table-cell table:style-name="ce28" table:formula="of:=[.G1237]/[.H1237]" office:value-type="float" office:value="1" calcext:value-type="float">
            <text:p>1</text:p>
          </table:table-cell>
          <table:table-cell table:style-name="ce34" table:formula="of:=[.B1237]&amp;[.A1237]" office:value-type="string" office:string-value="200071843249500455" calcext:value-type="string">
            <text:p>2000718432495004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89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table:number-columns-repeated="4"/>
          <table:table-cell table:style-name="ce31" office:value-type="float" office:value="19.1041403482138" calcext:value-type="float">
            <text:p>19</text:p>
          </table:table-cell>
          <table:table-cell table:style-name="ce32" office:value-type="float" office:value="19.1041403482138" calcext:value-type="float">
            <text:p>19</text:p>
          </table:table-cell>
          <table:table-cell table:style-name="ce28" table:formula="of:=[.G1238]/[.H1238]" office:value-type="float" office:value="1" calcext:value-type="float">
            <text:p>1</text:p>
          </table:table-cell>
          <table:table-cell table:style-name="ce34" table:formula="of:=[.B1238]&amp;[.A1238]" office:value-type="string" office:string-value="200071843249500489" calcext:value-type="string">
            <text:p>2000718432495004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1" office:value-type="float" office:value="12.0166783766402" calcext:value-type="float">
            <text:p>12</text:p>
          </table:table-cell>
          <table:table-cell table:style-name="ce31" table:number-columns-repeated="3"/>
          <table:table-cell table:style-name="ce31" office:value-type="float" office:value="322.397411701531" calcext:value-type="float">
            <text:p>322</text:p>
          </table:table-cell>
          <table:table-cell table:style-name="ce32" office:value-type="float" office:value="334.414090078171" calcext:value-type="float">
            <text:p>334</text:p>
          </table:table-cell>
          <table:table-cell table:style-name="ce28" table:formula="of:=[.G1239]/[.H1239]" office:value-type="float" office:value="0.964066471081313" calcext:value-type="float">
            <text:p>0,9640664711</text:p>
          </table:table-cell>
          <table:table-cell table:style-name="ce34" table:formula="of:=[.B1239]&amp;[.A1239]" office:value-type="string" office:string-value="200071843249500513" calcext:value-type="string">
            <text:p>200071843249500513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9" office:value-type="float" office:value="200071843" calcext:value-type="float">
            <text:p>200071843</text:p>
          </table:table-cell>
          <table:table-cell table:style-name="ce32" office:value-type="float" office:value="5.01051486185446" calcext:value-type="float">
            <text:p>5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.02060746189159" calcext:value-type="float">
            <text:p>1</text:p>
          </table:table-cell>
          <table:table-cell table:style-name="ce32" office:value-type="float" office:value="77.8073769875718" calcext:value-type="float">
            <text:p>78</text:p>
          </table:table-cell>
          <table:table-cell table:style-name="ce32" office:value-type="float" office:value="83.8384993113123" calcext:value-type="float">
            <text:p>84</text:p>
          </table:table-cell>
          <table:table-cell table:style-name="ce28" table:formula="of:=[.G1240]/[.H1240]" office:value-type="float" office:value="0.928062615942761" calcext:value-type="float">
            <text:p>0,9280626159</text:p>
          </table:table-cell>
          <table:table-cell table:style-name="ce34" table:formula="of:=[.B1240]&amp;[.A1240]" office:value-type="string" office:string-value="200071843000000000" calcext:value-type="string">
            <text:p>200071843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06971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99620435739786" calcext:value-type="float">
            <text:p>5</text:p>
          </table:table-cell>
          <table:table-cell table:style-name="ce32" office:value-type="float" office:value="4.99620435739786" calcext:value-type="float">
            <text:p>5</text:p>
          </table:table-cell>
          <table:table-cell table:style-name="ce28" table:formula="of:=[.G1241]/[.H1241]" office:value-type="float" office:value="1" calcext:value-type="float">
            <text:p>1</text:p>
          </table:table-cell>
          <table:table-cell table:style-name="ce34" table:formula="of:=[.B1241]&amp;[.A1241]" office:value-type="string" office:string-value="200072312200006971" calcext:value-type="string">
            <text:p>20007231220000697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5.13983121523748" calcext:value-type="float">
            <text:p>5</text:p>
          </table:table-cell>
          <table:table-cell table:style-name="ce31" office:value-type="float" office:value="7.0056429931928" calcext:value-type="float">
            <text:p>7</text:p>
          </table:table-cell>
          <table:table-cell table:style-name="ce32" office:value-type="float" office:value="12.1454742084303" calcext:value-type="float">
            <text:p>12</text:p>
          </table:table-cell>
          <table:table-cell table:style-name="ce28" table:formula="of:=[.G1242]/[.H1242]" office:value-type="float" office:value="0.576810989259697" calcext:value-type="float">
            <text:p>0,5768109893</text:p>
          </table:table-cell>
          <table:table-cell table:style-name="ce34" table:formula="of:=[.B1242]&amp;[.A1242]" office:value-type="string" office:string-value="200072312200010700" calcext:value-type="string">
            <text:p>200072312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125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98762376237624" calcext:value-type="float">
            <text:p>5</text:p>
          </table:table-cell>
          <table:table-cell table:style-name="ce32" office:value-type="float" office:value="4.98762376237624" calcext:value-type="float">
            <text:p>5</text:p>
          </table:table-cell>
          <table:table-cell table:style-name="ce28" table:formula="of:=[.G1243]/[.H1243]" office:value-type="float" office:value="1" calcext:value-type="float">
            <text:p>1</text:p>
          </table:table-cell>
          <table:table-cell table:style-name="ce34" table:formula="of:=[.B1243]&amp;[.A1243]" office:value-type="string" office:string-value="200072312200023125" calcext:value-type="string">
            <text:p>20007231220002312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3.971870604782" calcext:value-type="float">
            <text:p>4</text:p>
          </table:table-cell>
          <table:table-cell table:style-name="ce31" office:value-type="float" office:value="9.13598128504372" calcext:value-type="float">
            <text:p>9</text:p>
          </table:table-cell>
          <table:table-cell table:style-name="ce31"/>
          <table:table-cell table:style-name="ce31" office:value-type="float" office:value="125.307601834199" calcext:value-type="float">
            <text:p>125</text:p>
          </table:table-cell>
          <table:table-cell table:style-name="ce31" office:value-type="float" office:value="743.319259757828" calcext:value-type="float">
            <text:p>743</text:p>
          </table:table-cell>
          <table:table-cell table:style-name="ce32" office:value-type="float" office:value="881.734713481853" calcext:value-type="float">
            <text:p>882</text:p>
          </table:table-cell>
          <table:table-cell table:style-name="ce28" table:formula="of:=[.G1244]/[.H1244]" office:value-type="float" office:value="0.843019162558044" calcext:value-type="float">
            <text:p>0,8430191626</text:p>
          </table:table-cell>
          <table:table-cell table:style-name="ce34" table:formula="of:=[.B1244]&amp;[.A1244]" office:value-type="string" office:string-value="200072312200023414" calcext:value-type="string">
            <text:p>200072312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73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05110197914246" calcext:value-type="float">
            <text:p>4</text:p>
          </table:table-cell>
          <table:table-cell table:style-name="ce32" office:value-type="float" office:value="4.05110197914246" calcext:value-type="float">
            <text:p>4</text:p>
          </table:table-cell>
          <table:table-cell table:style-name="ce28" table:formula="of:=[.G1245]/[.H1245]" office:value-type="float" office:value="1" calcext:value-type="float">
            <text:p>1</text:p>
          </table:table-cell>
          <table:table-cell table:style-name="ce34" table:formula="of:=[.B1245]&amp;[.A1245]" office:value-type="string" office:string-value="200072312200033173" calcext:value-type="string">
            <text:p>20007231220003317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81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9.94417615271592" calcext:value-type="float">
            <text:p>10</text:p>
          </table:table-cell>
          <table:table-cell table:style-name="ce32" office:value-type="float" office:value="9.94417615271592" calcext:value-type="float">
            <text:p>10</text:p>
          </table:table-cell>
          <table:table-cell table:style-name="ce28" table:formula="of:=[.G1246]/[.H1246]" office:value-type="float" office:value="1" calcext:value-type="float">
            <text:p>1</text:p>
          </table:table-cell>
          <table:table-cell table:style-name="ce34" table:formula="of:=[.B1246]&amp;[.A1246]" office:value-type="string" office:string-value="200072312200033181" calcext:value-type="string">
            <text:p>2000723122000331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413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3.971870604782" calcext:value-type="float">
            <text:p>4</text:p>
          </table:table-cell>
          <table:table-cell table:style-name="ce31" table:number-columns-repeated="3"/>
          <table:table-cell table:style-name="ce31" office:value-type="float" office:value="17.0638067568395" calcext:value-type="float">
            <text:p>17</text:p>
          </table:table-cell>
          <table:table-cell table:style-name="ce32" office:value-type="float" office:value="21.0356773616215" calcext:value-type="float">
            <text:p>21</text:p>
          </table:table-cell>
          <table:table-cell table:style-name="ce28" table:formula="of:=[.G1247]/[.H1247]" office:value-type="float" office:value="0.81118408803757" calcext:value-type="float">
            <text:p>0,811184088</text:p>
          </table:table-cell>
          <table:table-cell table:style-name="ce34" table:formula="of:=[.B1247]&amp;[.A1247]" office:value-type="string" office:string-value="200072312200034130" calcext:value-type="string">
            <text:p>2000723122000341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4.13112836274914" calcext:value-type="float">
            <text:p>4</text:p>
          </table:table-cell>
          <table:table-cell table:style-name="ce31" table:number-columns-repeated="2"/>
          <table:table-cell table:style-name="ce31" office:value-type="float" office:value="4.06677796327212" calcext:value-type="float">
            <text:p>4</text:p>
          </table:table-cell>
          <table:table-cell table:style-name="ce31" office:value-type="float" office:value="109.053107072447" calcext:value-type="float">
            <text:p>109</text:p>
          </table:table-cell>
          <table:table-cell table:style-name="ce32" office:value-type="float" office:value="117.251013398469" calcext:value-type="float">
            <text:p>117</text:p>
          </table:table-cell>
          <table:table-cell table:style-name="ce28" table:formula="of:=[.G1248]/[.H1248]" office:value-type="float" office:value="0.930082426680942" calcext:value-type="float">
            <text:p>0,9300824267</text:p>
          </table:table-cell>
          <table:table-cell table:style-name="ce34" table:formula="of:=[.B1248]&amp;[.A1248]" office:value-type="string" office:string-value="200072312200035970" calcext:value-type="string">
            <text:p>200072312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7133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249]/[.H1249]" office:value-type="float" office:value="1" calcext:value-type="float">
            <text:p>1</text:p>
          </table:table-cell>
          <table:table-cell table:style-name="ce34" table:formula="of:=[.B1249]&amp;[.A1249]" office:value-type="string" office:string-value="200072312200037133" calcext:value-type="string">
            <text:p>20007231220003713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45.1731833524422" calcext:value-type="float">
            <text:p>45</text:p>
          </table:table-cell>
          <table:table-cell table:style-name="ce31" office:value-type="float" office:value="42.4334974279939" calcext:value-type="float">
            <text:p>42</text:p>
          </table:table-cell>
          <table:table-cell table:style-name="ce31" office:value-type="float" office:value="13.0148548639811" calcext:value-type="float">
            <text:p>13</text:p>
          </table:table-cell>
          <table:table-cell table:style-name="ce31" office:value-type="float" office:value="2567.95418557607" calcext:value-type="float">
            <text:p>2 568</text:p>
          </table:table-cell>
          <table:table-cell table:style-name="ce31" office:value-type="float" office:value="1571.24529299541" calcext:value-type="float">
            <text:p>1 571</text:p>
          </table:table-cell>
          <table:table-cell table:style-name="ce32" office:value-type="float" office:value="4239.8210142159" calcext:value-type="float">
            <text:p>4 240</text:p>
          </table:table-cell>
          <table:table-cell table:style-name="ce28" table:formula="of:=[.G1250]/[.H1250]" office:value-type="float" office:value="0.370592364094406" calcext:value-type="float">
            <text:p>0,3705923641</text:p>
          </table:table-cell>
          <table:table-cell table:style-name="ce34" table:formula="of:=[.B1250]&amp;[.A1250]" office:value-type="string" office:string-value="200072312200054781" calcext:value-type="string">
            <text:p>200072312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13.5045330144648" calcext:value-type="float">
            <text:p>14</text:p>
          </table:table-cell>
          <table:table-cell table:style-name="ce31" office:value-type="float" office:value="68.4766770318822" calcext:value-type="float">
            <text:p>68</text:p>
          </table:table-cell>
          <table:table-cell table:style-name="ce32" office:value-type="float" office:value="81.9812100463471" calcext:value-type="float">
            <text:p>82</text:p>
          </table:table-cell>
          <table:table-cell table:style-name="ce28" table:formula="of:=[.G1251]/[.H1251]" office:value-type="float" office:value="0.83527282645828" calcext:value-type="float">
            <text:p>0,8352728265</text:p>
          </table:table-cell>
          <table:table-cell table:style-name="ce34" table:formula="of:=[.B1251]&amp;[.A1251]" office:value-type="string" office:string-value="200072312200055655" calcext:value-type="string">
            <text:p>200072312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2.76909632678752" calcext:value-type="float">
            <text:p>3</text:p>
          </table:table-cell>
          <table:table-cell table:style-name="ce31" table:number-columns-repeated="2"/>
          <table:table-cell table:style-name="ce31" office:value-type="float" office:value="18.2296077554428" calcext:value-type="float">
            <text:p>18</text:p>
          </table:table-cell>
          <table:table-cell table:style-name="ce31" office:value-type="float" office:value="33.9492641795887" calcext:value-type="float">
            <text:p>34</text:p>
          </table:table-cell>
          <table:table-cell table:style-name="ce32" office:value-type="float" office:value="54.947968261819" calcext:value-type="float">
            <text:p>55</text:p>
          </table:table-cell>
          <table:table-cell table:style-name="ce28" table:formula="of:=[.G1252]/[.H1252]" office:value-type="float" office:value="0.617843848526399" calcext:value-type="float">
            <text:p>0,6178438485</text:p>
          </table:table-cell>
          <table:table-cell table:style-name="ce34" table:formula="of:=[.B1252]&amp;[.A1252]" office:value-type="string" office:string-value="200072312200056232" calcext:value-type="string">
            <text:p>200072312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38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2"/>
          <table:table-cell table:style-name="ce31" office:value-type="float" office:value="4.98025666337611" calcext:value-type="float">
            <text:p>5</text:p>
          </table:table-cell>
          <table:table-cell table:style-name="ce31"/>
          <table:table-cell table:style-name="ce31" office:value-type="float" office:value="20.8339518890966" calcext:value-type="float">
            <text:p>21</text:p>
          </table:table-cell>
          <table:table-cell table:style-name="ce32" office:value-type="float" office:value="25.8142085524727" calcext:value-type="float">
            <text:p>26</text:p>
          </table:table-cell>
          <table:table-cell table:style-name="ce28" table:formula="of:=[.G1253]/[.H1253]" office:value-type="float" office:value="0.807073044550147" calcext:value-type="float">
            <text:p>0,8070730446</text:p>
          </table:table-cell>
          <table:table-cell table:style-name="ce34" table:formula="of:=[.B1253]&amp;[.A1253]" office:value-type="string" office:string-value="200072312200056380" calcext:value-type="string">
            <text:p>20007231220005638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0.90877033398924" calcext:value-type="float">
            <text:p>1</text:p>
          </table:table-cell>
          <table:table-cell table:style-name="ce32" office:value-type="float" office:value="0.90877033398924" calcext:value-type="float">
            <text:p>1</text:p>
          </table:table-cell>
          <table:table-cell table:style-name="ce28" table:formula="of:=[.G1254]/[.H1254]" office:value-type="float" office:value="1" calcext:value-type="float">
            <text:p>1</text:p>
          </table:table-cell>
          <table:table-cell table:style-name="ce34" table:formula="of:=[.B1254]&amp;[.A1254]" office:value-type="string" office:string-value="200072312200057859" calcext:value-type="string">
            <text:p>200072312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958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3.49945169280701" calcext:value-type="float">
            <text:p>3</text:p>
          </table:table-cell>
          <table:table-cell table:style-name="ce31" office:value-type="float" office:value="6.11577670341599" calcext:value-type="float">
            <text:p>6</text:p>
          </table:table-cell>
          <table:table-cell table:style-name="ce32" office:value-type="float" office:value="9.615228396223" calcext:value-type="float">
            <text:p>10</text:p>
          </table:table-cell>
          <table:table-cell table:style-name="ce28" table:formula="of:=[.G1255]/[.H1255]" office:value-type="float" office:value="0.636051110945878" calcext:value-type="float">
            <text:p>0,6360511109</text:p>
          </table:table-cell>
          <table:table-cell table:style-name="ce34" table:formula="of:=[.B1255]&amp;[.A1255]" office:value-type="string" office:string-value="200072312200057958" calcext:value-type="string">
            <text:p>2000723122000579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485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2.76909632678752" calcext:value-type="float">
            <text:p>3</text:p>
          </table:table-cell>
          <table:table-cell table:style-name="ce31" table:number-columns-repeated="2"/>
          <table:table-cell table:style-name="ce31" office:value-type="float" office:value="6.72361727876208" calcext:value-type="float">
            <text:p>7</text:p>
          </table:table-cell>
          <table:table-cell table:style-name="ce31" office:value-type="float" office:value="142.623761275103" calcext:value-type="float">
            <text:p>143</text:p>
          </table:table-cell>
          <table:table-cell table:style-name="ce32" office:value-type="float" office:value="152.116474880653" calcext:value-type="float">
            <text:p>152</text:p>
          </table:table-cell>
          <table:table-cell table:style-name="ce28" table:formula="of:=[.G1256]/[.H1256]" office:value-type="float" office:value="0.937595756061286" calcext:value-type="float">
            <text:p>0,9375957561</text:p>
          </table:table-cell>
          <table:table-cell table:style-name="ce34" table:formula="of:=[.B1256]&amp;[.A1256]" office:value-type="string" office:string-value="200072312200058485" calcext:value-type="string">
            <text:p>20007231220005848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31.3928826801726" calcext:value-type="float">
            <text:p>31</text:p>
          </table:table-cell>
          <table:table-cell table:style-name="ce31" office:value-type="float" office:value="163.732918737238" calcext:value-type="float">
            <text:p>164</text:p>
          </table:table-cell>
          <table:table-cell table:style-name="ce32" office:value-type="float" office:value="195.125801417411" calcext:value-type="float">
            <text:p>195</text:p>
          </table:table-cell>
          <table:table-cell table:style-name="ce28" table:formula="of:=[.G1257]/[.H1257]" office:value-type="float" office:value="0.839114650896334" calcext:value-type="float">
            <text:p>0,8391146509</text:p>
          </table:table-cell>
          <table:table-cell table:style-name="ce34" table:formula="of:=[.B1257]&amp;[.A1257]" office:value-type="string" office:string-value="200072312200058519" calcext:value-type="string">
            <text:p>200072312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7.71435180124007" calcext:value-type="float">
            <text:p>8</text:p>
          </table:table-cell>
          <table:table-cell table:style-name="ce31" table:number-columns-repeated="2"/>
          <table:table-cell table:style-name="ce31" office:value-type="float" office:value="10.6464275272374" calcext:value-type="float">
            <text:p>11</text:p>
          </table:table-cell>
          <table:table-cell table:style-name="ce31" office:value-type="float" office:value="235.589581513995" calcext:value-type="float">
            <text:p>236</text:p>
          </table:table-cell>
          <table:table-cell table:style-name="ce32" office:value-type="float" office:value="253.950360842473" calcext:value-type="float">
            <text:p>254</text:p>
          </table:table-cell>
          <table:table-cell table:style-name="ce28" table:formula="of:=[.G1258]/[.H1258]" office:value-type="float" office:value="0.927699337510031" calcext:value-type="float">
            <text:p>0,9276993375</text:p>
          </table:table-cell>
          <table:table-cell table:style-name="ce34" table:formula="of:=[.B1258]&amp;[.A1258]" office:value-type="string" office:string-value="200072312200058782" calcext:value-type="string">
            <text:p>200072312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228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7.79434787157679" calcext:value-type="float">
            <text:p>8</text:p>
          </table:table-cell>
          <table:table-cell table:style-name="ce31" office:value-type="float" office:value="17.2136502444416" calcext:value-type="float">
            <text:p>17</text:p>
          </table:table-cell>
          <table:table-cell table:style-name="ce32" office:value-type="float" office:value="25.0079981160183" calcext:value-type="float">
            <text:p>25</text:p>
          </table:table-cell>
          <table:table-cell table:style-name="ce28" table:formula="of:=[.G1259]/[.H1259]" office:value-type="float" office:value="0.688325797394223" calcext:value-type="float">
            <text:p>0,6883257974</text:p>
          </table:table-cell>
          <table:table-cell table:style-name="ce34" table:formula="of:=[.B1259]&amp;[.A1259]" office:value-type="string" office:string-value="200072312200059228" calcext:value-type="string">
            <text:p>20007231220005922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59.3872730555576" calcext:value-type="float">
            <text:p>59</text:p>
          </table:table-cell>
          <table:table-cell table:style-name="ce31" office:value-type="float" office:value="11.6494774164055" calcext:value-type="float">
            <text:p>12</text:p>
          </table:table-cell>
          <table:table-cell table:style-name="ce31" office:value-type="float" office:value="12.9598723131317" calcext:value-type="float">
            <text:p>13</text:p>
          </table:table-cell>
          <table:table-cell table:style-name="ce31" office:value-type="float" office:value="445.400143971122" calcext:value-type="float">
            <text:p>445</text:p>
          </table:table-cell>
          <table:table-cell table:style-name="ce31" office:value-type="float" office:value="2580.36775949096" calcext:value-type="float">
            <text:p>2 580</text:p>
          </table:table-cell>
          <table:table-cell table:style-name="ce32" office:value-type="float" office:value="3109.76452624718" calcext:value-type="float">
            <text:p>3 110</text:p>
          </table:table-cell>
          <table:table-cell table:style-name="ce28" table:formula="of:=[.G1260]/[.H1260]" office:value-type="float" office:value="0.829763069747572" calcext:value-type="float">
            <text:p>0,8297630697</text:p>
          </table:table-cell>
          <table:table-cell table:style-name="ce34" table:formula="of:=[.B1260]&amp;[.A1260]" office:value-type="string" office:string-value="200072312200059889" calcext:value-type="string">
            <text:p>200072312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3.20100767601197" calcext:value-type="float">
            <text:p>3</text:p>
          </table:table-cell>
          <table:table-cell table:style-name="ce31" office:value-type="float" office:value="8.95771670190275" calcext:value-type="float">
            <text:p>9</text:p>
          </table:table-cell>
          <table:table-cell table:style-name="ce32" office:value-type="float" office:value="12.1587243779147" calcext:value-type="float">
            <text:p>12</text:p>
          </table:table-cell>
          <table:table-cell table:style-name="ce28" table:formula="of:=[.G1261]/[.H1261]" office:value-type="float" office:value="0.736731619492393" calcext:value-type="float">
            <text:p>0,7367316195</text:p>
          </table:table-cell>
          <table:table-cell table:style-name="ce34" table:formula="of:=[.B1261]&amp;[.A1261]" office:value-type="string" office:string-value="200072312200065597" calcext:value-type="string">
            <text:p>200072312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462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2"/>
          <table:table-cell table:style-name="ce31" office:value-type="float" office:value="4.90279351071046" calcext:value-type="float">
            <text:p>5</text:p>
          </table:table-cell>
          <table:table-cell table:style-name="ce31"/>
          <table:table-cell table:style-name="ce31" office:value-type="float" office:value="50.9016870187734" calcext:value-type="float">
            <text:p>51</text:p>
          </table:table-cell>
          <table:table-cell table:style-name="ce32" office:value-type="float" office:value="55.8044805294838" calcext:value-type="float">
            <text:p>56</text:p>
          </table:table-cell>
          <table:table-cell table:style-name="ce28" table:formula="of:=[.G1262]/[.H1262]" office:value-type="float" office:value="0.912143371568165" calcext:value-type="float">
            <text:p>0,9121433716</text:p>
          </table:table-cell>
          <table:table-cell table:style-name="ce34" table:formula="of:=[.B1262]&amp;[.A1262]" office:value-type="string" office:string-value="200072312200066462" calcext:value-type="string">
            <text:p>20007231220006646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73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5.06902242545989" calcext:value-type="float">
            <text:p>5</text:p>
          </table:table-cell>
          <table:table-cell table:style-name="ce32" office:value-type="float" office:value="5.06902242545989" calcext:value-type="float">
            <text:p>5</text:p>
          </table:table-cell>
          <table:table-cell table:style-name="ce28" table:formula="of:=[.G1263]/[.H1263]" office:value-type="float" office:value="1" calcext:value-type="float">
            <text:p>1</text:p>
          </table:table-cell>
          <table:table-cell table:style-name="ce34" table:formula="of:=[.B1263]&amp;[.A1263]" office:value-type="string" office:string-value="200072312200067973" calcext:value-type="string">
            <text:p>20007231220006797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/>
          <table:table-cell table:style-name="ce31" office:value-type="float" office:value="6.6666690568904" calcext:value-type="float">
            <text:p>7</text:p>
          </table:table-cell>
          <table:table-cell table:style-name="ce31"/>
          <table:table-cell table:style-name="ce31" office:value-type="float" office:value="3.3333345284452" calcext:value-type="float">
            <text:p>3</text:p>
          </table:table-cell>
          <table:table-cell table:style-name="ce31" office:value-type="float" office:value="6.19352868401832" calcext:value-type="float">
            <text:p>6</text:p>
          </table:table-cell>
          <table:table-cell table:style-name="ce32" office:value-type="float" office:value="16.1935322693539" calcext:value-type="float">
            <text:p>16</text:p>
          </table:table-cell>
          <table:table-cell table:style-name="ce28" table:formula="of:=[.G1264]/[.H1264]" office:value-type="float" office:value="0.382469283476805" calcext:value-type="float">
            <text:p>0,3824692835</text:p>
          </table:table-cell>
          <table:table-cell table:style-name="ce34" table:formula="of:=[.B1264]&amp;[.A1264]" office:value-type="string" office:string-value="200072312200067999" calcext:value-type="string">
            <text:p>200072312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05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3.99" calcext:value-type="float">
            <text:p>4</text:p>
          </table:table-cell>
          <table:table-cell table:style-name="ce32" office:value-type="float" office:value="3.99" calcext:value-type="float">
            <text:p>4</text:p>
          </table:table-cell>
          <table:table-cell table:style-name="ce28" table:formula="of:=[.G1265]/[.H1265]" office:value-type="float" office:value="1" calcext:value-type="float">
            <text:p>1</text:p>
          </table:table-cell>
          <table:table-cell table:style-name="ce34" table:formula="of:=[.B1265]&amp;[.A1265]" office:value-type="string" office:string-value="200072312200068005" calcext:value-type="string">
            <text:p>20007231220006800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047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5.19165780802724" calcext:value-type="float">
            <text:p>5</text:p>
          </table:table-cell>
          <table:table-cell table:style-name="ce32" office:value-type="float" office:value="5.19165780802724" calcext:value-type="float">
            <text:p>5</text:p>
          </table:table-cell>
          <table:table-cell table:style-name="ce28" table:formula="of:=[.G1266]/[.H1266]" office:value-type="float" office:value="1" calcext:value-type="float">
            <text:p>1</text:p>
          </table:table-cell>
          <table:table-cell table:style-name="ce34" table:formula="of:=[.B1266]&amp;[.A1266]" office:value-type="string" office:string-value="200072312200068047" calcext:value-type="string">
            <text:p>20007231220006804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5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10.5129717145885" calcext:value-type="float">
            <text:p>11</text:p>
          </table:table-cell>
          <table:table-cell table:style-name="ce32" office:value-type="float" office:value="10.5129717145885" calcext:value-type="float">
            <text:p>11</text:p>
          </table:table-cell>
          <table:table-cell table:style-name="ce28" table:formula="of:=[.G1267]/[.H1267]" office:value-type="float" office:value="1" calcext:value-type="float">
            <text:p>1</text:p>
          </table:table-cell>
          <table:table-cell table:style-name="ce34" table:formula="of:=[.B1267]&amp;[.A1267]" office:value-type="string" office:string-value="200072312200068450" calcext:value-type="string">
            <text:p>2000723122000684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84674329501916" calcext:value-type="float">
            <text:p>5</text:p>
          </table:table-cell>
          <table:table-cell table:style-name="ce32" office:value-type="float" office:value="4.84674329501916" calcext:value-type="float">
            <text:p>5</text:p>
          </table:table-cell>
          <table:table-cell table:style-name="ce28" table:formula="of:=[.G1268]/[.H1268]" office:value-type="float" office:value="1" calcext:value-type="float">
            <text:p>1</text:p>
          </table:table-cell>
          <table:table-cell table:style-name="ce34" table:formula="of:=[.B1268]&amp;[.A1268]" office:value-type="string" office:string-value="200072312200068468" calcext:value-type="string">
            <text:p>200072312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3.09722882452173" calcext:value-type="float">
            <text:p>3</text:p>
          </table:table-cell>
          <table:table-cell table:style-name="ce32" office:value-type="float" office:value="3.09722882452173" calcext:value-type="float">
            <text:p>3</text:p>
          </table:table-cell>
          <table:table-cell table:style-name="ce28" table:formula="of:=[.G1269]/[.H1269]" office:value-type="float" office:value="1" calcext:value-type="float">
            <text:p>1</text:p>
          </table:table-cell>
          <table:table-cell table:style-name="ce34" table:formula="of:=[.B1269]&amp;[.A1269]" office:value-type="string" office:string-value="200072312200068534" calcext:value-type="string">
            <text:p>200072312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458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3.9737876802097" calcext:value-type="float">
            <text:p>4</text:p>
          </table:table-cell>
          <table:table-cell table:style-name="ce32" office:value-type="float" office:value="3.9737876802097" calcext:value-type="float">
            <text:p>4</text:p>
          </table:table-cell>
          <table:table-cell table:style-name="ce28" table:formula="of:=[.G1270]/[.H1270]" office:value-type="float" office:value="1" calcext:value-type="float">
            <text:p>1</text:p>
          </table:table-cell>
          <table:table-cell table:style-name="ce34" table:formula="of:=[.B1270]&amp;[.A1270]" office:value-type="string" office:string-value="200072312200069458" calcext:value-type="string">
            <text:p>20007231220006945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83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3.43631785373443" calcext:value-type="float">
            <text:p>3</text:p>
          </table:table-cell>
          <table:table-cell table:style-name="ce32" office:value-type="float" office:value="3.43631785373443" calcext:value-type="float">
            <text:p>3</text:p>
          </table:table-cell>
          <table:table-cell table:style-name="ce28" table:formula="of:=[.G1271]/[.H1271]" office:value-type="float" office:value="1" calcext:value-type="float">
            <text:p>1</text:p>
          </table:table-cell>
          <table:table-cell table:style-name="ce34" table:formula="of:=[.B1271]&amp;[.A1271]" office:value-type="string" office:string-value="200072312200069839" calcext:value-type="string">
            <text:p>2000723122000698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53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9766081871345" calcext:value-type="float">
            <text:p>5</text:p>
          </table:table-cell>
          <table:table-cell table:style-name="ce32" office:value-type="float" office:value="4.9766081871345" calcext:value-type="float">
            <text:p>5</text:p>
          </table:table-cell>
          <table:table-cell table:style-name="ce28" table:formula="of:=[.G1272]/[.H1272]" office:value-type="float" office:value="1" calcext:value-type="float">
            <text:p>1</text:p>
          </table:table-cell>
          <table:table-cell table:style-name="ce34" table:formula="of:=[.B1272]&amp;[.A1272]" office:value-type="string" office:string-value="200072312200069953" calcext:value-type="string">
            <text:p>2000723122000699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0733458370137" calcext:value-type="float">
            <text:p>4</text:p>
          </table:table-cell>
          <table:table-cell table:style-name="ce32" office:value-type="float" office:value="4.0733458370137" calcext:value-type="float">
            <text:p>4</text:p>
          </table:table-cell>
          <table:table-cell table:style-name="ce28" table:formula="of:=[.G1273]/[.H1273]" office:value-type="float" office:value="1" calcext:value-type="float">
            <text:p>1</text:p>
          </table:table-cell>
          <table:table-cell table:style-name="ce34" table:formula="of:=[.B1273]&amp;[.A1273]" office:value-type="string" office:string-value="200072312200070068" calcext:value-type="string">
            <text:p>200072312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12.4696755691434" calcext:value-type="float">
            <text:p>12</text:p>
          </table:table-cell>
          <table:table-cell table:style-name="ce31" table:number-columns-repeated="3"/>
          <table:table-cell table:style-name="ce31" office:value-type="float" office:value="224.81891904123" calcext:value-type="float">
            <text:p>225</text:p>
          </table:table-cell>
          <table:table-cell table:style-name="ce32" office:value-type="float" office:value="237.288594610373" calcext:value-type="float">
            <text:p>237</text:p>
          </table:table-cell>
          <table:table-cell table:style-name="ce28" table:formula="of:=[.G1274]/[.H1274]" office:value-type="float" office:value="0.947449326042752" calcext:value-type="float">
            <text:p>0,947449326</text:p>
          </table:table-cell>
          <table:table-cell table:style-name="ce34" table:formula="of:=[.B1274]&amp;[.A1274]" office:value-type="string" office:string-value="200072312200070142" calcext:value-type="string">
            <text:p>200072312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7.43201664567369" calcext:value-type="float">
            <text:p>7</text:p>
          </table:table-cell>
          <table:table-cell table:style-name="ce32" office:value-type="float" office:value="7.43201664567369" calcext:value-type="float">
            <text:p>7</text:p>
          </table:table-cell>
          <table:table-cell table:style-name="ce28" table:formula="of:=[.G1275]/[.H1275]" office:value-type="float" office:value="1" calcext:value-type="float">
            <text:p>1</text:p>
          </table:table-cell>
          <table:table-cell table:style-name="ce34" table:formula="of:=[.B1275]&amp;[.A1275]" office:value-type="string" office:string-value="200072312200070449" calcext:value-type="string">
            <text:p>200072312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77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6.82197254895372" calcext:value-type="float">
            <text:p>7</text:p>
          </table:table-cell>
          <table:table-cell table:style-name="ce32" office:value-type="float" office:value="6.82197254895372" calcext:value-type="float">
            <text:p>7</text:p>
          </table:table-cell>
          <table:table-cell table:style-name="ce28" table:formula="of:=[.G1276]/[.H1276]" office:value-type="float" office:value="1" calcext:value-type="float">
            <text:p>1</text:p>
          </table:table-cell>
          <table:table-cell table:style-name="ce34" table:formula="of:=[.B1276]&amp;[.A1276]" office:value-type="string" office:string-value="200072312200070779" calcext:value-type="string">
            <text:p>20007231220007077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28.2532382073507" calcext:value-type="float">
            <text:p>28</text:p>
          </table:table-cell>
          <table:table-cell table:style-name="ce31" table:number-columns-repeated="2"/>
          <table:table-cell table:style-name="ce31" office:value-type="float" office:value="18.742038471486" calcext:value-type="float">
            <text:p>19</text:p>
          </table:table-cell>
          <table:table-cell table:style-name="ce31" office:value-type="float" office:value="542.779411860491" calcext:value-type="float">
            <text:p>543</text:p>
          </table:table-cell>
          <table:table-cell table:style-name="ce32" office:value-type="float" office:value="589.774688539327" calcext:value-type="float">
            <text:p>590</text:p>
          </table:table-cell>
          <table:table-cell table:style-name="ce28" table:formula="of:=[.G1277]/[.H1277]" office:value-type="float" office:value="0.920316558862117" calcext:value-type="float">
            <text:p>0,9203165589</text:p>
          </table:table-cell>
          <table:table-cell table:style-name="ce34" table:formula="of:=[.B1277]&amp;[.A1277]" office:value-type="string" office:string-value="200072312200071074" calcext:value-type="string">
            <text:p>200072312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13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8.04056564348182" calcext:value-type="float">
            <text:p>8</text:p>
          </table:table-cell>
          <table:table-cell table:style-name="ce32" office:value-type="float" office:value="8.04056564348182" calcext:value-type="float">
            <text:p>8</text:p>
          </table:table-cell>
          <table:table-cell table:style-name="ce28" table:formula="of:=[.G1278]/[.H1278]" office:value-type="float" office:value="1" calcext:value-type="float">
            <text:p>1</text:p>
          </table:table-cell>
          <table:table-cell table:style-name="ce34" table:formula="of:=[.B1278]&amp;[.A1278]" office:value-type="string" office:string-value="200072312200072130" calcext:value-type="string">
            <text:p>2000723122000721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54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5.0167811216412" calcext:value-type="float">
            <text:p>5</text:p>
          </table:table-cell>
          <table:table-cell table:style-name="ce32" office:value-type="float" office:value="5.0167811216412" calcext:value-type="float">
            <text:p>5</text:p>
          </table:table-cell>
          <table:table-cell table:style-name="ce28" table:formula="of:=[.G1279]/[.H1279]" office:value-type="float" office:value="1" calcext:value-type="float">
            <text:p>1</text:p>
          </table:table-cell>
          <table:table-cell table:style-name="ce34" table:formula="of:=[.B1279]&amp;[.A1279]" office:value-type="string" office:string-value="200072312200072544" calcext:value-type="string">
            <text:p>2000723122000725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34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6.73467712702173" calcext:value-type="float">
            <text:p>7</text:p>
          </table:table-cell>
          <table:table-cell table:style-name="ce31" office:value-type="float" office:value="11.8233122459045" calcext:value-type="float">
            <text:p>12</text:p>
          </table:table-cell>
          <table:table-cell table:style-name="ce32" office:value-type="float" office:value="18.5579893729262" calcext:value-type="float">
            <text:p>19</text:p>
          </table:table-cell>
          <table:table-cell table:style-name="ce28" table:formula="of:=[.G1280]/[.H1280]" office:value-type="float" office:value="0.637100927708969" calcext:value-type="float">
            <text:p>0,6371009277</text:p>
          </table:table-cell>
          <table:table-cell table:style-name="ce34" table:formula="of:=[.B1280]&amp;[.A1280]" office:value-type="string" office:string-value="200072312200073344" calcext:value-type="string">
            <text:p>2000723122000733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6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99620435739786" calcext:value-type="float">
            <text:p>5</text:p>
          </table:table-cell>
          <table:table-cell table:style-name="ce32" office:value-type="float" office:value="4.99620435739786" calcext:value-type="float">
            <text:p>5</text:p>
          </table:table-cell>
          <table:table-cell table:style-name="ce28" table:formula="of:=[.G1281]/[.H1281]" office:value-type="float" office:value="1" calcext:value-type="float">
            <text:p>1</text:p>
          </table:table-cell>
          <table:table-cell table:style-name="ce34" table:formula="of:=[.B1281]&amp;[.A1281]" office:value-type="string" office:string-value="200072312241400860" calcext:value-type="string">
            <text:p>20007231224140086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582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25.6855753142485" calcext:value-type="float">
            <text:p>26</text:p>
          </table:table-cell>
          <table:table-cell table:style-name="ce32" office:value-type="float" office:value="25.6855753142485" calcext:value-type="float">
            <text:p>26</text:p>
          </table:table-cell>
          <table:table-cell table:style-name="ce28" table:formula="of:=[.G1282]/[.H1282]" office:value-type="float" office:value="1" calcext:value-type="float">
            <text:p>1</text:p>
          </table:table-cell>
          <table:table-cell table:style-name="ce34" table:formula="of:=[.B1282]&amp;[.A1282]" office:value-type="string" office:string-value="200072312246000582" calcext:value-type="string">
            <text:p>2000723122460005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07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55.3398449968291" calcext:value-type="float">
            <text:p>55</text:p>
          </table:table-cell>
          <table:table-cell table:style-name="ce32" office:value-type="float" office:value="55.3398449968291" calcext:value-type="float">
            <text:p>55</text:p>
          </table:table-cell>
          <table:table-cell table:style-name="ce28" table:formula="of:=[.G1283]/[.H1283]" office:value-type="float" office:value="1" calcext:value-type="float">
            <text:p>1</text:p>
          </table:table-cell>
          <table:table-cell table:style-name="ce34" table:formula="of:=[.B1283]&amp;[.A1283]" office:value-type="string" office:string-value="200072312246000707" calcext:value-type="string">
            <text:p>20007231224600070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76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8.05397383347216" calcext:value-type="float">
            <text:p>8</text:p>
          </table:table-cell>
          <table:table-cell table:style-name="ce32" office:value-type="float" office:value="8.05397383347216" calcext:value-type="float">
            <text:p>8</text:p>
          </table:table-cell>
          <table:table-cell table:style-name="ce28" table:formula="of:=[.G1284]/[.H1284]" office:value-type="float" office:value="1" calcext:value-type="float">
            <text:p>1</text:p>
          </table:table-cell>
          <table:table-cell table:style-name="ce34" table:formula="of:=[.B1284]&amp;[.A1284]" office:value-type="string" office:string-value="200072312246000764" calcext:value-type="string">
            <text:p>20007231224600076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000855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285]/[.H1285]" office:value-type="float" office:value="1" calcext:value-type="float">
            <text:p>1</text:p>
          </table:table-cell>
          <table:table-cell table:style-name="ce34" table:formula="of:=[.B1285]&amp;[.A1285]" office:value-type="string" office:string-value="200072312246000855" calcext:value-type="string">
            <text:p>2000723122460008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6100663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02654867256637" calcext:value-type="float">
            <text:p>4</text:p>
          </table:table-cell>
          <table:table-cell table:style-name="ce32" office:value-type="float" office:value="4.02654867256637" calcext:value-type="float">
            <text:p>4</text:p>
          </table:table-cell>
          <table:table-cell table:style-name="ce28" table:formula="of:=[.G1286]/[.H1286]" office:value-type="float" office:value="1" calcext:value-type="float">
            <text:p>1</text:p>
          </table:table-cell>
          <table:table-cell table:style-name="ce34" table:formula="of:=[.B1286]&amp;[.A1286]" office:value-type="string" office:string-value="200072312246100663" calcext:value-type="string">
            <text:p>20007231224610066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88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2"/>
          <table:table-cell table:style-name="ce31" office:value-type="float" office:value="2.86098541414136" calcext:value-type="float">
            <text:p>3</text:p>
          </table:table-cell>
          <table:table-cell table:style-name="ce31" table:number-columns-repeated="2"/>
          <table:table-cell table:style-name="ce32" office:value-type="float" office:value="2.86098541414136" calcext:value-type="float">
            <text:p>3</text:p>
          </table:table-cell>
          <table:table-cell table:style-name="ce28" table:formula="of:=[.G1287]/[.H1287]" office:value-type="float" office:value="0" calcext:value-type="float">
            <text:p>0</text:p>
          </table:table-cell>
          <table:table-cell table:style-name="ce34" table:formula="of:=[.B1287]&amp;[.A1287]" office:value-type="string" office:string-value="200072312247600588" calcext:value-type="string">
            <text:p>20007231224760058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2.8827074202038" calcext:value-type="float">
            <text:p>3</text:p>
          </table:table-cell>
          <table:table-cell table:style-name="ce31" office:value-type="float" office:value="39.1831344965733" calcext:value-type="float">
            <text:p>39</text:p>
          </table:table-cell>
          <table:table-cell table:style-name="ce32" office:value-type="float" office:value="42.0658419167771" calcext:value-type="float">
            <text:p>42</text:p>
          </table:table-cell>
          <table:table-cell table:style-name="ce28" table:formula="of:=[.G1288]/[.H1288]" office:value-type="float" office:value="0.931471538691489" calcext:value-type="float">
            <text:p>0,9314715387</text:p>
          </table:table-cell>
          <table:table-cell table:style-name="ce34" table:formula="of:=[.B1288]&amp;[.A1288]" office:value-type="string" office:string-value="200072312247600596" calcext:value-type="string">
            <text:p>200072312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289]/[.H1289]" office:value-type="float" office:value="1" calcext:value-type="float">
            <text:p>1</text:p>
          </table:table-cell>
          <table:table-cell table:style-name="ce34" table:formula="of:=[.B1289]&amp;[.A1289]" office:value-type="string" office:string-value="200072312247600620" calcext:value-type="string">
            <text:p>200072312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8.04876382910292" calcext:value-type="float">
            <text:p>8</text:p>
          </table:table-cell>
          <table:table-cell table:style-name="ce32" office:value-type="float" office:value="8.04876382910292" calcext:value-type="float">
            <text:p>8</text:p>
          </table:table-cell>
          <table:table-cell table:style-name="ce28" table:formula="of:=[.G1290]/[.H1290]" office:value-type="float" office:value="1" calcext:value-type="float">
            <text:p>1</text:p>
          </table:table-cell>
          <table:table-cell table:style-name="ce34" table:formula="of:=[.B1290]&amp;[.A1290]" office:value-type="string" office:string-value="200072312247600646" calcext:value-type="string">
            <text:p>200072312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33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4.02654867256637" calcext:value-type="float">
            <text:p>4</text:p>
          </table:table-cell>
          <table:table-cell table:style-name="ce31"/>
          <table:table-cell table:style-name="ce32" office:value-type="float" office:value="4.02654867256637" calcext:value-type="float">
            <text:p>4</text:p>
          </table:table-cell>
          <table:table-cell table:style-name="ce28" table:formula="of:=[.G1291]/[.H1291]" office:value-type="float" office:value="0" calcext:value-type="float">
            <text:p>0</text:p>
          </table:table-cell>
          <table:table-cell table:style-name="ce34" table:formula="of:=[.B1291]&amp;[.A1291]" office:value-type="string" office:string-value="200072312247700339" calcext:value-type="string">
            <text:p>2000723122477003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59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.99620435739786" calcext:value-type="float">
            <text:p>5</text:p>
          </table:table-cell>
          <table:table-cell table:style-name="ce32" office:value-type="float" office:value="4.99620435739786" calcext:value-type="float">
            <text:p>5</text:p>
          </table:table-cell>
          <table:table-cell table:style-name="ce28" table:formula="of:=[.G1292]/[.H1292]" office:value-type="float" office:value="1" calcext:value-type="float">
            <text:p>1</text:p>
          </table:table-cell>
          <table:table-cell table:style-name="ce34" table:formula="of:=[.B1292]&amp;[.A1292]" office:value-type="string" office:string-value="200072312247700594" calcext:value-type="string">
            <text:p>20007231224770059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82.7204870508459" calcext:value-type="float">
            <text:p>83</text:p>
          </table:table-cell>
          <table:table-cell table:style-name="ce32" office:value-type="float" office:value="82.7204870508459" calcext:value-type="float">
            <text:p>83</text:p>
          </table:table-cell>
          <table:table-cell table:style-name="ce28" table:formula="of:=[.G1293]/[.H1293]" office:value-type="float" office:value="1" calcext:value-type="float">
            <text:p>1</text:p>
          </table:table-cell>
          <table:table-cell table:style-name="ce34" table:formula="of:=[.B1293]&amp;[.A1293]" office:value-type="string" office:string-value="200072312247800550" calcext:value-type="string">
            <text:p>200072312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8.68749854617679" calcext:value-type="float">
            <text:p>9</text:p>
          </table:table-cell>
          <table:table-cell table:style-name="ce31" table:number-columns-repeated="2"/>
          <table:table-cell table:style-name="ce31" office:value-type="float" office:value="21.1966860467435" calcext:value-type="float">
            <text:p>21</text:p>
          </table:table-cell>
          <table:table-cell table:style-name="ce31" office:value-type="float" office:value="130.769453482675" calcext:value-type="float">
            <text:p>131</text:p>
          </table:table-cell>
          <table:table-cell table:style-name="ce32" office:value-type="float" office:value="160.653638075595" calcext:value-type="float">
            <text:p>161</text:p>
          </table:table-cell>
          <table:table-cell table:style-name="ce28" table:formula="of:=[.G1294]/[.H1294]" office:value-type="float" office:value="0.813983766873313" calcext:value-type="float">
            <text:p>0,8139837669</text:p>
          </table:table-cell>
          <table:table-cell table:style-name="ce34" table:formula="of:=[.B1294]&amp;[.A1294]" office:value-type="string" office:string-value="200072312247800584" calcext:value-type="string">
            <text:p>200072312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618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2.97929830263476" calcext:value-type="float">
            <text:p>3</text:p>
          </table:table-cell>
          <table:table-cell table:style-name="ce31" office:value-type="float" office:value="29.4886475851708" calcext:value-type="float">
            <text:p>29</text:p>
          </table:table-cell>
          <table:table-cell table:style-name="ce32" office:value-type="float" office:value="32.4679458878056" calcext:value-type="float">
            <text:p>32</text:p>
          </table:table-cell>
          <table:table-cell table:style-name="ce28" table:formula="of:=[.G1295]/[.H1295]" office:value-type="float" office:value="0.908238780706058" calcext:value-type="float">
            <text:p>0,9082387807</text:p>
          </table:table-cell>
          <table:table-cell table:style-name="ce34" table:formula="of:=[.B1295]&amp;[.A1295]" office:value-type="string" office:string-value="200072312247800618" calcext:value-type="string">
            <text:p>20007231224780061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100553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3"/>
          <table:table-cell table:style-name="ce31" office:value-type="float" office:value="3.30088828292455" calcext:value-type="float">
            <text:p>3</text:p>
          </table:table-cell>
          <table:table-cell table:style-name="ce31" office:value-type="float" office:value="4.05110197914246" calcext:value-type="float">
            <text:p>4</text:p>
          </table:table-cell>
          <table:table-cell table:style-name="ce32" office:value-type="float" office:value="7.35199026206701" calcext:value-type="float">
            <text:p>7</text:p>
          </table:table-cell>
          <table:table-cell table:style-name="ce28" table:formula="of:=[.G1296]/[.H1296]" office:value-type="float" office:value="0.551021129617695" calcext:value-type="float">
            <text:p>0,5510211296</text:p>
          </table:table-cell>
          <table:table-cell table:style-name="ce34" table:formula="of:=[.B1296]&amp;[.A1296]" office:value-type="string" office:string-value="200072312249100553" calcext:value-type="string">
            <text:p>2000723122491005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100595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297]/[.H1297]" office:value-type="float" office:value="1" calcext:value-type="float">
            <text:p>1</text:p>
          </table:table-cell>
          <table:table-cell table:style-name="ce34" table:formula="of:=[.B1297]&amp;[.A1297]" office:value-type="string" office:string-value="200072312249100595" calcext:value-type="string">
            <text:p>20007231224910059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3.86217139788166" calcext:value-type="float">
            <text:p>4</text:p>
          </table:table-cell>
          <table:table-cell table:style-name="ce31" office:value-type="float" office:value="3.57724973429355" calcext:value-type="float">
            <text:p>4</text:p>
          </table:table-cell>
          <table:table-cell table:style-name="ce31"/>
          <table:table-cell table:style-name="ce31" office:value-type="float" office:value="30.6000143080954" calcext:value-type="float">
            <text:p>31</text:p>
          </table:table-cell>
          <table:table-cell table:style-name="ce31" office:value-type="float" office:value="654.595525120337" calcext:value-type="float">
            <text:p>655</text:p>
          </table:table-cell>
          <table:table-cell table:style-name="ce32" office:value-type="float" office:value="692.634960560607" calcext:value-type="float">
            <text:p>693</text:p>
          </table:table-cell>
          <table:table-cell table:style-name="ce28" table:formula="of:=[.G1298]/[.H1298]" office:value-type="float" office:value="0.945080110583096" calcext:value-type="float">
            <text:p>0,9450801106</text:p>
          </table:table-cell>
          <table:table-cell table:style-name="ce34" table:formula="of:=[.B1298]&amp;[.A1298]" office:value-type="string" office:string-value="200072312249500109" calcext:value-type="string">
            <text:p>200072312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3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29.4003639359365" calcext:value-type="float">
            <text:p>29</text:p>
          </table:table-cell>
          <table:table-cell table:style-name="ce32" office:value-type="float" office:value="29.4003639359365" calcext:value-type="float">
            <text:p>29</text:p>
          </table:table-cell>
          <table:table-cell table:style-name="ce28" table:formula="of:=[.G1299]/[.H1299]" office:value-type="float" office:value="1" calcext:value-type="float">
            <text:p>1</text:p>
          </table:table-cell>
          <table:table-cell table:style-name="ce34" table:formula="of:=[.B1299]&amp;[.A1299]" office:value-type="string" office:string-value="200072312249500430" calcext:value-type="string">
            <text:p>2000723122495004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55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formula="of:=[.G1300]/[.H1300]" office:value-type="float" office:value="1" calcext:value-type="float">
            <text:p>1</text:p>
          </table:table-cell>
          <table:table-cell table:style-name="ce34" table:formula="of:=[.B1300]&amp;[.A1300]" office:value-type="string" office:string-value="200072312249500455" calcext:value-type="string">
            <text:p>2000723122495004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489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table:number-columns-repeated="4"/>
          <table:table-cell table:style-name="ce31" office:value-type="float" office:value="3.97872340425532" calcext:value-type="float">
            <text:p>4</text:p>
          </table:table-cell>
          <table:table-cell table:style-name="ce32" office:value-type="float" office:value="3.97872340425532" calcext:value-type="float">
            <text:p>4</text:p>
          </table:table-cell>
          <table:table-cell table:style-name="ce28" table:formula="of:=[.G1301]/[.H1301]" office:value-type="float" office:value="1" calcext:value-type="float">
            <text:p>1</text:p>
          </table:table-cell>
          <table:table-cell table:style-name="ce34" table:formula="of:=[.B1301]&amp;[.A1301]" office:value-type="string" office:string-value="200072312249500489" calcext:value-type="string">
            <text:p>2000723122495004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1" office:value-type="float" office:value="22.9111273498032" calcext:value-type="float">
            <text:p>23</text:p>
          </table:table-cell>
          <table:table-cell table:style-name="ce31" office:value-type="float" office:value="9.31602104447916" calcext:value-type="float">
            <text:p>9</text:p>
          </table:table-cell>
          <table:table-cell table:style-name="ce31"/>
          <table:table-cell table:style-name="ce31" office:value-type="float" office:value="14.8480002775467" calcext:value-type="float">
            <text:p>15</text:p>
          </table:table-cell>
          <table:table-cell table:style-name="ce31" office:value-type="float" office:value="605.104283915307" calcext:value-type="float">
            <text:p>605</text:p>
          </table:table-cell>
          <table:table-cell table:style-name="ce32" office:value-type="float" office:value="652.179432587137" calcext:value-type="float">
            <text:p>652</text:p>
          </table:table-cell>
          <table:table-cell table:style-name="ce28" table:formula="of:=[.G1302]/[.H1302]" office:value-type="float" office:value="0.927818716261741" calcext:value-type="float">
            <text:p>0,9278187163</text:p>
          </table:table-cell>
          <table:table-cell table:style-name="ce34" table:formula="of:=[.B1302]&amp;[.A1302]" office:value-type="string" office:string-value="200072312249500513" calcext:value-type="string">
            <text:p>200072312249500513</text:p>
          </table:table-cell>
          <table:table-cell table:number-columns-repeated="1014"/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25" office:value-type="float" office:value="200072312" calcext:value-type="float">
            <text:p>200072312</text:p>
          </table:table-cell>
          <table:table-cell table:style-name="ce32" office:value-type="float" office:value="8.07334583701368" calcext:value-type="float">
            <text:p>8</text:p>
          </table:table-cell>
          <table:table-cell table:style-name="ce32" office:value-type="float" office:value="14.8468210832402" calcext:value-type="float">
            <text:p>15</text:p>
          </table:table-cell>
          <table:table-cell table:style-name="ce32" office:value-type="float" office:value="3.99999999999977" calcext:value-type="float">
            <text:p>4</text:p>
          </table:table-cell>
          <table:table-cell table:style-name="ce32" office:value-type="float" office:value="67.7780977148732" calcext:value-type="float">
            <text:p>68</text:p>
          </table:table-cell>
          <table:table-cell table:style-name="ce32" office:value-type="float" office:value="242.718495707039" calcext:value-type="float">
            <text:p>243</text:p>
          </table:table-cell>
          <table:table-cell table:style-name="ce32" office:value-type="float" office:value="337.416760342159" calcext:value-type="float">
            <text:p>337</text:p>
          </table:table-cell>
          <table:table-cell table:style-name="ce28" table:formula="of:=[.G1303]/[.H1303]" office:value-type="float" office:value="0.719343329184088" calcext:value-type="float">
            <text:p>0,7193433292</text:p>
          </table:table-cell>
          <table:table-cell table:style-name="ce34" table:formula="of:=[.B1303]&amp;[.A1303]" office:value-type="string" office:string-value="2000723120" calcext:value-type="string">
            <text:p>20007231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3"/>
          <table:table-cell table:style-name="ce31" office:value-type="float" office:value="16.0277781867691" calcext:value-type="float">
            <text:p>16</text:p>
          </table:table-cell>
          <table:table-cell table:style-name="ce31" office:value-type="float" office:value="137.852548256185" calcext:value-type="float">
            <text:p>138</text:p>
          </table:table-cell>
          <table:table-cell table:style-name="ce32" office:value-type="float" office:value="153.880326442954" calcext:value-type="float">
            <text:p>154</text:p>
          </table:table-cell>
          <table:table-cell table:style-name="ce28" table:formula="of:=[.G1304]/[.H1304]" office:value-type="float" office:value="0.895842577428435" calcext:value-type="float">
            <text:p>0,8958425774</text:p>
          </table:table-cell>
          <table:table-cell table:style-name="ce34" table:formula="of:=[.B1304]&amp;[.A1304]" office:value-type="string" office:string-value="242700276200023414" calcext:value-type="string">
            <text:p>242700276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81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4.96103896103896" calcext:value-type="float">
            <text:p>5</text:p>
          </table:table-cell>
          <table:table-cell table:style-name="ce32" office:value-type="float" office:value="4.96103896103896" calcext:value-type="float">
            <text:p>5</text:p>
          </table:table-cell>
          <table:table-cell table:style-name="ce28" table:formula="of:=[.G1305]/[.H1305]" office:value-type="float" office:value="1" calcext:value-type="float">
            <text:p>1</text:p>
          </table:table-cell>
          <table:table-cell table:style-name="ce34" table:formula="of:=[.B1305]&amp;[.A1305]" office:value-type="string" office:string-value="242700276200033181" calcext:value-type="string">
            <text:p>2427002762000331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103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4.0735632183908" calcext:value-type="float">
            <text:p>4</text:p>
          </table:table-cell>
          <table:table-cell table:style-name="ce32" office:value-type="float" office:value="4.0735632183908" calcext:value-type="float">
            <text:p>4</text:p>
          </table:table-cell>
          <table:table-cell table:style-name="ce28" table:formula="of:=[.G1306]/[.H1306]" office:value-type="float" office:value="1" calcext:value-type="float">
            <text:p>1</text:p>
          </table:table-cell>
          <table:table-cell table:style-name="ce34" table:formula="of:=[.B1306]&amp;[.A1306]" office:value-type="string" office:string-value="242700276200035103" calcext:value-type="string">
            <text:p>24270027620003510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6069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3.86885245901639" calcext:value-type="float">
            <text:p>4</text:p>
          </table:table-cell>
          <table:table-cell table:style-name="ce32" office:value-type="float" office:value="3.86885245901639" calcext:value-type="float">
            <text:p>4</text:p>
          </table:table-cell>
          <table:table-cell table:style-name="ce28" table:formula="of:=[.G1307]/[.H1307]" office:value-type="float" office:value="1" calcext:value-type="float">
            <text:p>1</text:p>
          </table:table-cell>
          <table:table-cell table:style-name="ce34" table:formula="of:=[.B1307]&amp;[.A1307]" office:value-type="string" office:string-value="242700276200036069" calcext:value-type="string">
            <text:p>24270027620003606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office:value-type="float" office:value="7.97250570286417" calcext:value-type="float">
            <text:p>8</text:p>
          </table:table-cell>
          <table:table-cell table:style-name="ce31" table:number-columns-repeated="2"/>
          <table:table-cell table:style-name="ce31" office:value-type="float" office:value="130.398401166264" calcext:value-type="float">
            <text:p>130</text:p>
          </table:table-cell>
          <table:table-cell table:style-name="ce31" office:value-type="float" office:value="127.187554784813" calcext:value-type="float">
            <text:p>127</text:p>
          </table:table-cell>
          <table:table-cell table:style-name="ce32" office:value-type="float" office:value="265.558461653941" calcext:value-type="float">
            <text:p>266</text:p>
          </table:table-cell>
          <table:table-cell table:style-name="ce28" table:formula="of:=[.G1308]/[.H1308]" office:value-type="float" office:value="0.478943709767967" calcext:value-type="float">
            <text:p>0,4789437098</text:p>
          </table:table-cell>
          <table:table-cell table:style-name="ce34" table:formula="of:=[.B1308]&amp;[.A1308]" office:value-type="string" office:string-value="242700276200054781" calcext:value-type="string">
            <text:p>242700276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4.02646174759774" calcext:value-type="float">
            <text:p>4</text:p>
          </table:table-cell>
          <table:table-cell table:style-name="ce32" office:value-type="float" office:value="4.02646174759774" calcext:value-type="float">
            <text:p>4</text:p>
          </table:table-cell>
          <table:table-cell table:style-name="ce28" table:formula="of:=[.G1309]/[.H1309]" office:value-type="float" office:value="1" calcext:value-type="float">
            <text:p>1</text:p>
          </table:table-cell>
          <table:table-cell table:style-name="ce34" table:formula="of:=[.B1309]&amp;[.A1309]" office:value-type="string" office:string-value="242700276200055655" calcext:value-type="string">
            <text:p>242700276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3"/>
          <table:table-cell table:style-name="ce31" office:value-type="float" office:value="4.02646174759774" calcext:value-type="float">
            <text:p>4</text:p>
          </table:table-cell>
          <table:table-cell table:style-name="ce31"/>
          <table:table-cell table:style-name="ce32" office:value-type="float" office:value="4.02646174759774" calcext:value-type="float">
            <text:p>4</text:p>
          </table:table-cell>
          <table:table-cell table:style-name="ce28" table:formula="of:=[.G1310]/[.H1310]" office:value-type="float" office:value="0" calcext:value-type="float">
            <text:p>0</text:p>
          </table:table-cell>
          <table:table-cell table:style-name="ce34" table:formula="of:=[.B1310]&amp;[.A1310]" office:value-type="string" office:string-value="242700276200058519" calcext:value-type="string">
            <text:p>242700276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3"/>
          <table:table-cell table:style-name="ce31" office:value-type="float" office:value="4.9465811965812" calcext:value-type="float">
            <text:p>5</text:p>
          </table:table-cell>
          <table:table-cell table:style-name="ce31" office:value-type="float" office:value="12.1228345273764" calcext:value-type="float">
            <text:p>12</text:p>
          </table:table-cell>
          <table:table-cell table:style-name="ce32" office:value-type="float" office:value="17.0694157239576" calcext:value-type="float">
            <text:p>17</text:p>
          </table:table-cell>
          <table:table-cell table:style-name="ce28" table:formula="of:=[.G1311]/[.H1311]" office:value-type="float" office:value="0.710207937015766" calcext:value-type="float">
            <text:p>0,710207937</text:p>
          </table:table-cell>
          <table:table-cell table:style-name="ce34" table:formula="of:=[.B1311]&amp;[.A1311]" office:value-type="string" office:string-value="242700276200058782" calcext:value-type="string">
            <text:p>242700276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3"/>
          <table:table-cell table:style-name="ce31" office:value-type="float" office:value="12.2793215706965" calcext:value-type="float">
            <text:p>12</text:p>
          </table:table-cell>
          <table:table-cell table:style-name="ce31" office:value-type="float" office:value="37.7163562898125" calcext:value-type="float">
            <text:p>38</text:p>
          </table:table-cell>
          <table:table-cell table:style-name="ce32" office:value-type="float" office:value="49.995677860509" calcext:value-type="float">
            <text:p>50</text:p>
          </table:table-cell>
          <table:table-cell table:style-name="ce28" table:formula="of:=[.G1312]/[.H1312]" office:value-type="float" office:value="0.754392337574529" calcext:value-type="float">
            <text:p>0,7543923376</text:p>
          </table:table-cell>
          <table:table-cell table:style-name="ce34" table:formula="of:=[.B1312]&amp;[.A1312]" office:value-type="string" office:string-value="242700276200059889" calcext:value-type="string">
            <text:p>242700276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9.06015270471595" calcext:value-type="float">
            <text:p>9</text:p>
          </table:table-cell>
          <table:table-cell table:style-name="ce32" office:value-type="float" office:value="9.06015270471595" calcext:value-type="float">
            <text:p>9</text:p>
          </table:table-cell>
          <table:table-cell table:style-name="ce28" table:formula="of:=[.G1313]/[.H1313]" office:value-type="float" office:value="1" calcext:value-type="float">
            <text:p>1</text:p>
          </table:table-cell>
          <table:table-cell table:style-name="ce34" table:formula="of:=[.B1313]&amp;[.A1313]" office:value-type="string" office:string-value="242700276200065597" calcext:value-type="string">
            <text:p>242700276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462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office:value-type="float" office:value="15.9123483630389" calcext:value-type="float">
            <text:p>16</text:p>
          </table:table-cell>
          <table:table-cell table:style-name="ce31" table:number-columns-repeated="3"/>
          <table:table-cell table:style-name="ce31" office:value-type="float" office:value="535.660339837845" calcext:value-type="float">
            <text:p>536</text:p>
          </table:table-cell>
          <table:table-cell table:style-name="ce32" office:value-type="float" office:value="551.572688200884" calcext:value-type="float">
            <text:p>552</text:p>
          </table:table-cell>
          <table:table-cell table:style-name="ce28" table:formula="of:=[.G1314]/[.H1314]" office:value-type="float" office:value="0.971150949451573" calcext:value-type="float">
            <text:p>0,9711509495</text:p>
          </table:table-cell>
          <table:table-cell table:style-name="ce34" table:formula="of:=[.B1314]&amp;[.A1314]" office:value-type="string" office:string-value="242700276200066462" calcext:value-type="string">
            <text:p>24270027620006646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5.0000023287761" calcext:value-type="float">
            <text:p>5</text:p>
          </table:table-cell>
          <table:table-cell table:style-name="ce32" office:value-type="float" office:value="5.0000023287761" calcext:value-type="float">
            <text:p>5</text:p>
          </table:table-cell>
          <table:table-cell table:style-name="ce28" table:formula="of:=[.G1315]/[.H1315]" office:value-type="float" office:value="1" calcext:value-type="float">
            <text:p>1</text:p>
          </table:table-cell>
          <table:table-cell table:style-name="ce34" table:formula="of:=[.B1315]&amp;[.A1315]" office:value-type="string" office:string-value="242700276200067999" calcext:value-type="string">
            <text:p>242700276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50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3.95689211081977" calcext:value-type="float">
            <text:p>4</text:p>
          </table:table-cell>
          <table:table-cell table:style-name="ce32" office:value-type="float" office:value="3.95689211081977" calcext:value-type="float">
            <text:p>4</text:p>
          </table:table-cell>
          <table:table-cell table:style-name="ce28" table:formula="of:=[.G1316]/[.H1316]" office:value-type="float" office:value="1" calcext:value-type="float">
            <text:p>1</text:p>
          </table:table-cell>
          <table:table-cell table:style-name="ce34" table:formula="of:=[.B1316]&amp;[.A1316]" office:value-type="string" office:string-value="242700276200068450" calcext:value-type="string">
            <text:p>2427002762000684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25.4421444428708" calcext:value-type="float">
            <text:p>25</text:p>
          </table:table-cell>
          <table:table-cell table:style-name="ce32" office:value-type="float" office:value="25.4421444428708" calcext:value-type="float">
            <text:p>25</text:p>
          </table:table-cell>
          <table:table-cell table:style-name="ce28" table:formula="of:=[.G1317]/[.H1317]" office:value-type="float" office:value="1" calcext:value-type="float">
            <text:p>1</text:p>
          </table:table-cell>
          <table:table-cell table:style-name="ce34" table:formula="of:=[.B1317]&amp;[.A1317]" office:value-type="string" office:string-value="242700276200068468" calcext:value-type="string">
            <text:p>242700276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13.1155105057544" calcext:value-type="float">
            <text:p>13</text:p>
          </table:table-cell>
          <table:table-cell table:style-name="ce32" office:value-type="float" office:value="13.1155105057544" calcext:value-type="float">
            <text:p>13</text:p>
          </table:table-cell>
          <table:table-cell table:style-name="ce28" table:formula="of:=[.G1318]/[.H1318]" office:value-type="float" office:value="1" calcext:value-type="float">
            <text:p>1</text:p>
          </table:table-cell>
          <table:table-cell table:style-name="ce34" table:formula="of:=[.B1318]&amp;[.A1318]" office:value-type="string" office:string-value="242700276200069532" calcext:value-type="string">
            <text:p>242700276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953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4.02646174759774" calcext:value-type="float">
            <text:p>4</text:p>
          </table:table-cell>
          <table:table-cell table:style-name="ce32" office:value-type="float" office:value="4.02646174759774" calcext:value-type="float">
            <text:p>4</text:p>
          </table:table-cell>
          <table:table-cell table:style-name="ce28" table:formula="of:=[.G1319]/[.H1319]" office:value-type="float" office:value="1" calcext:value-type="float">
            <text:p>1</text:p>
          </table:table-cell>
          <table:table-cell table:style-name="ce34" table:formula="of:=[.B1319]&amp;[.A1319]" office:value-type="string" office:string-value="242700276200069953" calcext:value-type="string">
            <text:p>242700276200069953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415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5.0000023287761" calcext:value-type="float">
            <text:p>5</text:p>
          </table:table-cell>
          <table:table-cell table:style-name="ce32" office:value-type="float" office:value="5.0000023287761" calcext:value-type="float">
            <text:p>5</text:p>
          </table:table-cell>
          <table:table-cell table:style-name="ce28" table:formula="of:=[.G1320]/[.H1320]" office:value-type="float" office:value="1" calcext:value-type="float">
            <text:p>1</text:p>
          </table:table-cell>
          <table:table-cell table:style-name="ce34" table:formula="of:=[.B1320]&amp;[.A1320]" office:value-type="string" office:string-value="242700276241400415" calcext:value-type="string">
            <text:p>24270027624140041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24.4579654188968" calcext:value-type="float">
            <text:p>24</text:p>
          </table:table-cell>
          <table:table-cell table:style-name="ce32" office:value-type="float" office:value="24.4579654188968" calcext:value-type="float">
            <text:p>24</text:p>
          </table:table-cell>
          <table:table-cell table:style-name="ce28" table:formula="of:=[.G1321]/[.H1321]" office:value-type="float" office:value="1" calcext:value-type="float">
            <text:p>1</text:p>
          </table:table-cell>
          <table:table-cell table:style-name="ce34" table:formula="of:=[.B1321]&amp;[.A1321]" office:value-type="string" office:string-value="242700276247600596" calcext:value-type="string">
            <text:p>242700276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8.97394870430717" calcext:value-type="float">
            <text:p>9</text:p>
          </table:table-cell>
          <table:table-cell table:style-name="ce32" office:value-type="float" office:value="8.97394870430717" calcext:value-type="float">
            <text:p>9</text:p>
          </table:table-cell>
          <table:table-cell table:style-name="ce28" table:formula="of:=[.G1322]/[.H1322]" office:value-type="float" office:value="1" calcext:value-type="float">
            <text:p>1</text:p>
          </table:table-cell>
          <table:table-cell table:style-name="ce34" table:formula="of:=[.B1322]&amp;[.A1322]" office:value-type="string" office:string-value="242700276247800550" calcext:value-type="string">
            <text:p>242700276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323]/[.H1323]" office:value-type="float" office:value="1" calcext:value-type="float">
            <text:p>1</text:p>
          </table:table-cell>
          <table:table-cell table:style-name="ce34" table:formula="of:=[.B1323]&amp;[.A1323]" office:value-type="string" office:string-value="242700276247800584" calcext:value-type="string">
            <text:p>242700276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618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4.79813664596273" calcext:value-type="float">
            <text:p>5</text:p>
          </table:table-cell>
          <table:table-cell table:style-name="ce32" office:value-type="float" office:value="4.79813664596273" calcext:value-type="float">
            <text:p>5</text:p>
          </table:table-cell>
          <table:table-cell table:style-name="ce28" table:formula="of:=[.G1324]/[.H1324]" office:value-type="float" office:value="1" calcext:value-type="float">
            <text:p>1</text:p>
          </table:table-cell>
          <table:table-cell table:style-name="ce34" table:formula="of:=[.B1324]&amp;[.A1324]" office:value-type="string" office:string-value="242700276247800618" calcext:value-type="string">
            <text:p>24270027624780061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5" office:value-type="float" office:value="242700276" calcext:value-type="float">
            <text:p>242700276</text:p>
          </table:table-cell>
          <table:table-cell table:style-name="ce31" table:number-columns-repeated="4"/>
          <table:table-cell table:style-name="ce31" office:value-type="float" office:value="3.93693693693694" calcext:value-type="float">
            <text:p>4</text:p>
          </table:table-cell>
          <table:table-cell table:style-name="ce32" office:value-type="float" office:value="3.93693693693694" calcext:value-type="float">
            <text:p>4</text:p>
          </table:table-cell>
          <table:table-cell table:style-name="ce28" table:formula="of:=[.G1325]/[.H1325]" office:value-type="float" office:value="1" calcext:value-type="float">
            <text:p>1</text:p>
          </table:table-cell>
          <table:table-cell table:style-name="ce34" table:formula="of:=[.B1325]&amp;[.A1325]" office:value-type="string" office:string-value="242700276249500109" calcext:value-type="string">
            <text:p>242700276249500109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5" office:value-type="float" office:value="242700276" calcext:value-type="float">
            <text:p>24270027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3.9595959595959" calcext:value-type="float">
            <text:p>4</text:p>
          </table:table-cell>
          <table:table-cell table:style-name="ce32" office:value-type="float" office:value="8.91813658511441" calcext:value-type="float">
            <text:p>9</text:p>
          </table:table-cell>
          <table:table-cell table:style-name="ce32" office:value-type="float" office:value="50.6883967520871" calcext:value-type="float">
            <text:p>51</text:p>
          </table:table-cell>
          <table:table-cell table:style-name="ce32" office:value-type="float" office:value="63.566129296798" calcext:value-type="float">
            <text:p>64</text:p>
          </table:table-cell>
          <table:table-cell table:style-name="ce28" table:formula="of:=[.G1326]/[.H1326]" office:value-type="float" office:value="0.79741203865689" calcext:value-type="float">
            <text:p>0,7974120387</text:p>
          </table:table-cell>
          <table:table-cell table:style-name="ce34" table:formula="of:=[.B1326]&amp;[.A1326]" office:value-type="string" office:string-value="242700276000000000" calcext:value-type="string">
            <text:p>242700276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7846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08615384615385" calcext:value-type="float">
            <text:p>4</text:p>
          </table:table-cell>
          <table:table-cell table:style-name="ce32" office:value-type="float" office:value="4.08615384615385" calcext:value-type="float">
            <text:p>4</text:p>
          </table:table-cell>
          <table:table-cell table:style-name="ce28" table:formula="of:=[.G1327]/[.H1327]" office:value-type="float" office:value="1" calcext:value-type="float">
            <text:p>1</text:p>
          </table:table-cell>
          <table:table-cell table:style-name="ce34" table:formula="of:=[.B1327]&amp;[.A1327]" office:value-type="string" office:string-value="242700607200017846" calcext:value-type="string">
            <text:p>2427006072000178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/>
          <table:table-cell table:style-name="ce31" office:value-type="float" office:value="13.0781320430291" calcext:value-type="float">
            <text:p>13</text:p>
          </table:table-cell>
          <table:table-cell table:style-name="ce31"/>
          <table:table-cell table:style-name="ce31" office:value-type="float" office:value="17.0910428907848" calcext:value-type="float">
            <text:p>17</text:p>
          </table:table-cell>
          <table:table-cell table:style-name="ce31" office:value-type="float" office:value="779.363120402277" calcext:value-type="float">
            <text:p>779</text:p>
          </table:table-cell>
          <table:table-cell table:style-name="ce32" office:value-type="float" office:value="809.532295336091" calcext:value-type="float">
            <text:p>810</text:p>
          </table:table-cell>
          <table:table-cell table:style-name="ce28" table:formula="of:=[.G1328]/[.H1328]" office:value-type="float" office:value="0.962732586324689" calcext:value-type="float">
            <text:p>0,9627325863</text:p>
          </table:table-cell>
          <table:table-cell table:style-name="ce34" table:formula="of:=[.B1328]&amp;[.A1328]" office:value-type="string" office:string-value="242700607200023414" calcext:value-type="string">
            <text:p>242700607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office:value-type="float" office:value="5.06988440139003" calcext:value-type="float">
            <text:p>5</text:p>
          </table:table-cell>
          <table:table-cell table:style-name="ce31"/>
          <table:table-cell table:style-name="ce31" office:value-type="float" office:value="5.03658901632284" calcext:value-type="float">
            <text:p>5</text:p>
          </table:table-cell>
          <table:table-cell table:style-name="ce31" office:value-type="float" office:value="42.0763835516353" calcext:value-type="float">
            <text:p>42</text:p>
          </table:table-cell>
          <table:table-cell table:style-name="ce31" office:value-type="float" office:value="87.6245957503768" calcext:value-type="float">
            <text:p>88</text:p>
          </table:table-cell>
          <table:table-cell table:style-name="ce32" office:value-type="float" office:value="139.807452719725" calcext:value-type="float">
            <text:p>140</text:p>
          </table:table-cell>
          <table:table-cell table:style-name="ce28" table:formula="of:=[.G1329]/[.H1329]" office:value-type="float" office:value="0.626751965262107" calcext:value-type="float">
            <text:p>0,6267519653</text:p>
          </table:table-cell>
          <table:table-cell table:style-name="ce34" table:formula="of:=[.B1329]&amp;[.A1329]" office:value-type="string" office:string-value="242700607200054781" calcext:value-type="string">
            <text:p>242700607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09154929577465" calcext:value-type="float">
            <text:p>4</text:p>
          </table:table-cell>
          <table:table-cell table:style-name="ce32" office:value-type="float" office:value="4.09154929577465" calcext:value-type="float">
            <text:p>4</text:p>
          </table:table-cell>
          <table:table-cell table:style-name="ce28" table:formula="of:=[.G1330]/[.H1330]" office:value-type="float" office:value="1" calcext:value-type="float">
            <text:p>1</text:p>
          </table:table-cell>
          <table:table-cell table:style-name="ce34" table:formula="of:=[.B1330]&amp;[.A1330]" office:value-type="string" office:string-value="242700607200055655" calcext:value-type="string">
            <text:p>242700607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6232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4.84182776801406" calcext:value-type="float">
            <text:p>5</text:p>
          </table:table-cell>
          <table:table-cell table:style-name="ce32" office:value-type="float" office:value="8.84182776801406" calcext:value-type="float">
            <text:p>9</text:p>
          </table:table-cell>
          <table:table-cell table:style-name="ce28" table:formula="of:=[.G1331]/[.H1331]" office:value-type="float" office:value="0.547604849930431" calcext:value-type="float">
            <text:p>0,5476048499</text:p>
          </table:table-cell>
          <table:table-cell table:style-name="ce34" table:formula="of:=[.B1331]&amp;[.A1331]" office:value-type="string" office:string-value="242700607200056232" calcext:value-type="string">
            <text:p>2427006072000562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7859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4.84182776801406" calcext:value-type="float">
            <text:p>5</text:p>
          </table:table-cell>
          <table:table-cell table:style-name="ce32" office:value-type="float" office:value="8.84182776801406" calcext:value-type="float">
            <text:p>9</text:p>
          </table:table-cell>
          <table:table-cell table:style-name="ce28" table:formula="of:=[.G1332]/[.H1332]" office:value-type="float" office:value="0.547604849930431" calcext:value-type="float">
            <text:p>0,5476048499</text:p>
          </table:table-cell>
          <table:table-cell table:style-name="ce34" table:formula="of:=[.B1332]&amp;[.A1332]" office:value-type="string" office:string-value="242700607200057859" calcext:value-type="string">
            <text:p>24270060720005785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31876606683805" calcext:value-type="float">
            <text:p>4</text:p>
          </table:table-cell>
          <table:table-cell table:style-name="ce32" office:value-type="float" office:value="4.31876606683805" calcext:value-type="float">
            <text:p>4</text:p>
          </table:table-cell>
          <table:table-cell table:style-name="ce28" table:formula="of:=[.G1333]/[.H1333]" office:value-type="float" office:value="1" calcext:value-type="float">
            <text:p>1</text:p>
          </table:table-cell>
          <table:table-cell table:style-name="ce34" table:formula="of:=[.B1333]&amp;[.A1333]" office:value-type="string" office:string-value="242700607200058519" calcext:value-type="string">
            <text:p>242700607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12.3147857845203" calcext:value-type="float">
            <text:p>12</text:p>
          </table:table-cell>
          <table:table-cell table:style-name="ce32" office:value-type="float" office:value="12.3147857845203" calcext:value-type="float">
            <text:p>12</text:p>
          </table:table-cell>
          <table:table-cell table:style-name="ce28" table:formula="of:=[.G1334]/[.H1334]" office:value-type="float" office:value="1" calcext:value-type="float">
            <text:p>1</text:p>
          </table:table-cell>
          <table:table-cell table:style-name="ce34" table:formula="of:=[.B1334]&amp;[.A1334]" office:value-type="string" office:string-value="242700607200058782" calcext:value-type="string">
            <text:p>242700607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.1840526639183" calcext:value-type="float">
            <text:p>22</text:p>
          </table:table-cell>
          <table:table-cell table:style-name="ce32" office:value-type="float" office:value="26.1840526639183" calcext:value-type="float">
            <text:p>26</text:p>
          </table:table-cell>
          <table:table-cell table:style-name="ce28" table:formula="of:=[.G1335]/[.H1335]" office:value-type="float" office:value="0.847235259898785" calcext:value-type="float">
            <text:p>0,8472352599</text:p>
          </table:table-cell>
          <table:table-cell table:style-name="ce34" table:formula="of:=[.B1335]&amp;[.A1335]" office:value-type="string" office:string-value="242700607200059889" calcext:value-type="string">
            <text:p>242700607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78170478170478" calcext:value-type="float">
            <text:p>5</text:p>
          </table:table-cell>
          <table:table-cell table:style-name="ce32" office:value-type="float" office:value="4.78170478170478" calcext:value-type="float">
            <text:p>5</text:p>
          </table:table-cell>
          <table:table-cell table:style-name="ce28" table:formula="of:=[.G1336]/[.H1336]" office:value-type="float" office:value="1" calcext:value-type="float">
            <text:p>1</text:p>
          </table:table-cell>
          <table:table-cell table:style-name="ce34" table:formula="of:=[.B1336]&amp;[.A1336]" office:value-type="string" office:string-value="242700607200065597" calcext:value-type="string">
            <text:p>242700607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462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17.2001774068242" calcext:value-type="float">
            <text:p>17</text:p>
          </table:table-cell>
          <table:table-cell table:style-name="ce32" office:value-type="float" office:value="17.2001774068242" calcext:value-type="float">
            <text:p>17</text:p>
          </table:table-cell>
          <table:table-cell table:style-name="ce28" table:formula="of:=[.G1337]/[.H1337]" office:value-type="float" office:value="1" calcext:value-type="float">
            <text:p>1</text:p>
          </table:table-cell>
          <table:table-cell table:style-name="ce34" table:formula="of:=[.B1337]&amp;[.A1337]" office:value-type="string" office:string-value="242700607200066462" calcext:value-type="string">
            <text:p>24270060720006646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7999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5.03658901632284" calcext:value-type="float">
            <text:p>5</text:p>
          </table:table-cell>
          <table:table-cell table:style-name="ce32" office:value-type="float" office:value="5.03658901632284" calcext:value-type="float">
            <text:p>5</text:p>
          </table:table-cell>
          <table:table-cell table:style-name="ce28" table:formula="of:=[.G1338]/[.H1338]" office:value-type="float" office:value="1" calcext:value-type="float">
            <text:p>1</text:p>
          </table:table-cell>
          <table:table-cell table:style-name="ce34" table:formula="of:=[.B1338]&amp;[.A1338]" office:value-type="string" office:string-value="242700607200067999" calcext:value-type="string">
            <text:p>24270060720006799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68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28444444444444" calcext:value-type="float">
            <text:p>4</text:p>
          </table:table-cell>
          <table:table-cell table:style-name="ce32" office:value-type="float" office:value="4.28444444444444" calcext:value-type="float">
            <text:p>4</text:p>
          </table:table-cell>
          <table:table-cell table:style-name="ce28" table:formula="of:=[.G1339]/[.H1339]" office:value-type="float" office:value="1" calcext:value-type="float">
            <text:p>1</text:p>
          </table:table-cell>
          <table:table-cell table:style-name="ce34" table:formula="of:=[.B1339]&amp;[.A1339]" office:value-type="string" office:string-value="242700607200068468" calcext:value-type="string">
            <text:p>2427006072000684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534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08556051762883" calcext:value-type="float">
            <text:p>4</text:p>
          </table:table-cell>
          <table:table-cell table:style-name="ce32" office:value-type="float" office:value="4.08556051762883" calcext:value-type="float">
            <text:p>4</text:p>
          </table:table-cell>
          <table:table-cell table:style-name="ce28" table:formula="of:=[.G1340]/[.H1340]" office:value-type="float" office:value="1" calcext:value-type="float">
            <text:p>1</text:p>
          </table:table-cell>
          <table:table-cell table:style-name="ce34" table:formula="of:=[.B1340]&amp;[.A1340]" office:value-type="string" office:string-value="242700607200068534" calcext:value-type="string">
            <text:p>24270060720006853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12.6335518513583" calcext:value-type="float">
            <text:p>13</text:p>
          </table:table-cell>
          <table:table-cell table:style-name="ce32" office:value-type="float" office:value="12.6335518513583" calcext:value-type="float">
            <text:p>13</text:p>
          </table:table-cell>
          <table:table-cell table:style-name="ce28" table:formula="of:=[.G1341]/[.H1341]" office:value-type="float" office:value="1" calcext:value-type="float">
            <text:p>1</text:p>
          </table:table-cell>
          <table:table-cell table:style-name="ce34" table:formula="of:=[.B1341]&amp;[.A1341]" office:value-type="string" office:string-value="242700607200069532" calcext:value-type="string">
            <text:p>242700607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068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8.25513768627597" calcext:value-type="float">
            <text:p>8</text:p>
          </table:table-cell>
          <table:table-cell table:style-name="ce32" office:value-type="float" office:value="8.25513768627597" calcext:value-type="float">
            <text:p>8</text:p>
          </table:table-cell>
          <table:table-cell table:style-name="ce28" table:formula="of:=[.G1342]/[.H1342]" office:value-type="float" office:value="1" calcext:value-type="float">
            <text:p>1</text:p>
          </table:table-cell>
          <table:table-cell table:style-name="ce34" table:formula="of:=[.B1342]&amp;[.A1342]" office:value-type="string" office:string-value="242700607200070068" calcext:value-type="string">
            <text:p>24270060720007006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77308294209703" calcext:value-type="float">
            <text:p>5</text:p>
          </table:table-cell>
          <table:table-cell table:style-name="ce32" office:value-type="float" office:value="4.77308294209703" calcext:value-type="float">
            <text:p>5</text:p>
          </table:table-cell>
          <table:table-cell table:style-name="ce28" table:formula="of:=[.G1343]/[.H1343]" office:value-type="float" office:value="1" calcext:value-type="float">
            <text:p>1</text:p>
          </table:table-cell>
          <table:table-cell table:style-name="ce34" table:formula="of:=[.B1343]&amp;[.A1343]" office:value-type="string" office:string-value="242700607200070449" calcext:value-type="string">
            <text:p>242700607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77308294209703" calcext:value-type="float">
            <text:p>5</text:p>
          </table:table-cell>
          <table:table-cell table:style-name="ce32" office:value-type="float" office:value="4.77308294209703" calcext:value-type="float">
            <text:p>5</text:p>
          </table:table-cell>
          <table:table-cell table:style-name="ce28" table:formula="of:=[.G1344]/[.H1344]" office:value-type="float" office:value="1" calcext:value-type="float">
            <text:p>1</text:p>
          </table:table-cell>
          <table:table-cell table:style-name="ce34" table:formula="of:=[.B1344]&amp;[.A1344]" office:value-type="string" office:string-value="242700607200071074" calcext:value-type="string">
            <text:p>242700607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2544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08556051762883" calcext:value-type="float">
            <text:p>4</text:p>
          </table:table-cell>
          <table:table-cell table:style-name="ce32" office:value-type="float" office:value="4.08556051762883" calcext:value-type="float">
            <text:p>4</text:p>
          </table:table-cell>
          <table:table-cell table:style-name="ce28" table:formula="of:=[.G1345]/[.H1345]" office:value-type="float" office:value="1" calcext:value-type="float">
            <text:p>1</text:p>
          </table:table-cell>
          <table:table-cell table:style-name="ce34" table:formula="of:=[.B1345]&amp;[.A1345]" office:value-type="string" office:string-value="242700607200072544" calcext:value-type="string">
            <text:p>2427006072000725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01454545454545" calcext:value-type="float">
            <text:p>4</text:p>
          </table:table-cell>
          <table:table-cell table:style-name="ce32" office:value-type="float" office:value="4.01454545454545" calcext:value-type="float">
            <text:p>4</text:p>
          </table:table-cell>
          <table:table-cell table:style-name="ce28" table:formula="of:=[.G1346]/[.H1346]" office:value-type="float" office:value="1" calcext:value-type="float">
            <text:p>1</text:p>
          </table:table-cell>
          <table:table-cell table:style-name="ce34" table:formula="of:=[.B1346]&amp;[.A1346]" office:value-type="string" office:string-value="242700607247600539" calcext:value-type="string">
            <text:p>242700607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14.1324794272817" calcext:value-type="float">
            <text:p>14</text:p>
          </table:table-cell>
          <table:table-cell table:style-name="ce32" office:value-type="float" office:value="14.1324794272817" calcext:value-type="float">
            <text:p>14</text:p>
          </table:table-cell>
          <table:table-cell table:style-name="ce28" table:formula="of:=[.G1347]/[.H1347]" office:value-type="float" office:value="1" calcext:value-type="float">
            <text:p>1</text:p>
          </table:table-cell>
          <table:table-cell table:style-name="ce34" table:formula="of:=[.B1347]&amp;[.A1347]" office:value-type="string" office:string-value="242700607247600596" calcext:value-type="string">
            <text:p>242700607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5.03658901632284" calcext:value-type="float">
            <text:p>5</text:p>
          </table:table-cell>
          <table:table-cell table:style-name="ce32" office:value-type="float" office:value="5.03658901632284" calcext:value-type="float">
            <text:p>5</text:p>
          </table:table-cell>
          <table:table-cell table:style-name="ce28" table:formula="of:=[.G1348]/[.H1348]" office:value-type="float" office:value="1" calcext:value-type="float">
            <text:p>1</text:p>
          </table:table-cell>
          <table:table-cell table:style-name="ce34" table:formula="of:=[.B1348]&amp;[.A1348]" office:value-type="string" office:string-value="242700607247600620" calcext:value-type="string">
            <text:p>242700607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46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54794520547945" calcext:value-type="float">
            <text:p>5</text:p>
          </table:table-cell>
          <table:table-cell table:style-name="ce32" office:value-type="float" office:value="4.54794520547945" calcext:value-type="float">
            <text:p>5</text:p>
          </table:table-cell>
          <table:table-cell table:style-name="ce28" table:formula="of:=[.G1349]/[.H1349]" office:value-type="float" office:value="1" calcext:value-type="float">
            <text:p>1</text:p>
          </table:table-cell>
          <table:table-cell table:style-name="ce34" table:formula="of:=[.B1349]&amp;[.A1349]" office:value-type="string" office:string-value="242700607247600646" calcext:value-type="string">
            <text:p>24270060724760064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594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.78170478170478" calcext:value-type="float">
            <text:p>5</text:p>
          </table:table-cell>
          <table:table-cell table:style-name="ce32" office:value-type="float" office:value="4.78170478170478" calcext:value-type="float">
            <text:p>5</text:p>
          </table:table-cell>
          <table:table-cell table:style-name="ce28" table:formula="of:=[.G1350]/[.H1350]" office:value-type="float" office:value="1" calcext:value-type="float">
            <text:p>1</text:p>
          </table:table-cell>
          <table:table-cell table:style-name="ce34" table:formula="of:=[.B1350]&amp;[.A1350]" office:value-type="string" office:string-value="242700607247700594" calcext:value-type="string">
            <text:p>24270060724770059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3"/>
          <table:table-cell table:style-name="ce31" office:value-type="float" office:value="5.06988440139003" calcext:value-type="float">
            <text:p>5</text:p>
          </table:table-cell>
          <table:table-cell table:style-name="ce31" office:value-type="float" office:value="5.03658901632284" calcext:value-type="float">
            <text:p>5</text:p>
          </table:table-cell>
          <table:table-cell table:style-name="ce32" office:value-type="float" office:value="10.1064734177129" calcext:value-type="float">
            <text:p>10</text:p>
          </table:table-cell>
          <table:table-cell table:style-name="ce28" table:formula="of:=[.G1351]/[.H1351]" office:value-type="float" office:value="0.498352769374091" calcext:value-type="float">
            <text:p>0,4983527694</text:p>
          </table:table-cell>
          <table:table-cell table:style-name="ce34" table:formula="of:=[.B1351]&amp;[.A1351]" office:value-type="string" office:string-value="242700607247800584" calcext:value-type="string">
            <text:p>242700607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618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352]/[.H1352]" office:value-type="float" office:value="1" calcext:value-type="float">
            <text:p>1</text:p>
          </table:table-cell>
          <table:table-cell table:style-name="ce34" table:formula="of:=[.B1352]&amp;[.A1352]" office:value-type="string" office:string-value="242700607247800618" calcext:value-type="string">
            <text:p>24270060724780061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9" office:value-type="float" office:value="242700607" calcext:value-type="float">
            <text:p>242700607</text:p>
          </table:table-cell>
          <table:table-cell table:style-name="ce31" table:number-columns-repeated="4"/>
          <table:table-cell table:style-name="ce31" office:value-type="float" office:value="8.03034134007585" calcext:value-type="float">
            <text:p>8</text:p>
          </table:table-cell>
          <table:table-cell table:style-name="ce32" office:value-type="float" office:value="8.03034134007585" calcext:value-type="float">
            <text:p>8</text:p>
          </table:table-cell>
          <table:table-cell table:style-name="ce28" table:formula="of:=[.G1353]/[.H1353]" office:value-type="float" office:value="1" calcext:value-type="float">
            <text:p>1</text:p>
          </table:table-cell>
          <table:table-cell table:style-name="ce34" table:formula="of:=[.B1353]&amp;[.A1353]" office:value-type="string" office:string-value="242700607249500109" calcext:value-type="string">
            <text:p>242700607249500109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9" office:value-type="float" office:value="242700607" calcext:value-type="float">
            <text:p>242700607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4.09154929577466" calcext:value-type="float">
            <text:p>4</text:p>
          </table:table-cell>
          <table:table-cell table:style-name="ce32" office:value-type="float" office:value="74.6023286929167" calcext:value-type="float">
            <text:p>75</text:p>
          </table:table-cell>
          <table:table-cell table:style-name="ce32" office:value-type="float" office:value="78.6938779886905" calcext:value-type="float">
            <text:p>79</text:p>
          </table:table-cell>
          <table:table-cell table:style-name="ce28" table:formula="of:=[.G1354]/[.H1354]" office:value-type="float" office:value="0.948006764943496" calcext:value-type="float">
            <text:p>0,9480067649</text:p>
          </table:table-cell>
          <table:table-cell table:style-name="ce34" table:formula="of:=[.B1354]&amp;[.A1354]" office:value-type="string" office:string-value="242700607000000000" calcext:value-type="string">
            <text:p>2427006070000000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06971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3"/>
          <table:table-cell table:style-name="ce31" office:value-type="float" office:value="4.95179953283167" calcext:value-type="float">
            <text:p>5</text:p>
          </table:table-cell>
          <table:table-cell table:style-name="ce31"/>
          <table:table-cell table:style-name="ce32" office:value-type="float" office:value="4.95179953283167" calcext:value-type="float">
            <text:p>5</text:p>
          </table:table-cell>
          <table:table-cell table:style-name="ce28" table:formula="of:=[.G1355]/[.H1355]" office:value-type="float" office:value="0" calcext:value-type="float">
            <text:p>0</text:p>
          </table:table-cell>
          <table:table-cell table:style-name="ce34" table:formula="of:=[.B1355]&amp;[.A1355]" office:value-type="string" office:string-value="242700623200006971" calcext:value-type="string">
            <text:p>24270062320000697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10700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8.23427331887202" calcext:value-type="float">
            <text:p>8</text:p>
          </table:table-cell>
          <table:table-cell table:style-name="ce32" office:value-type="float" office:value="8.23427331887202" calcext:value-type="float">
            <text:p>8</text:p>
          </table:table-cell>
          <table:table-cell table:style-name="ce28" table:formula="of:=[.G1356]/[.H1356]" office:value-type="float" office:value="1" calcext:value-type="float">
            <text:p>1</text:p>
          </table:table-cell>
          <table:table-cell table:style-name="ce34" table:formula="of:=[.B1356]&amp;[.A1356]" office:value-type="string" office:string-value="242700623200010700" calcext:value-type="string">
            <text:p>2427006232000107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23414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3"/>
          <table:table-cell table:style-name="ce31" office:value-type="float" office:value="46.9146308233293" calcext:value-type="float">
            <text:p>47</text:p>
          </table:table-cell>
          <table:table-cell table:style-name="ce31" office:value-type="float" office:value="431.836765353135" calcext:value-type="float">
            <text:p>432</text:p>
          </table:table-cell>
          <table:table-cell table:style-name="ce32" office:value-type="float" office:value="478.751396176464" calcext:value-type="float">
            <text:p>479</text:p>
          </table:table-cell>
          <table:table-cell table:style-name="ce28" table:formula="of:=[.G1357]/[.H1357]" office:value-type="float" office:value="0.902006278836967" calcext:value-type="float">
            <text:p>0,9020062788</text:p>
          </table:table-cell>
          <table:table-cell table:style-name="ce34" table:formula="of:=[.B1357]&amp;[.A1357]" office:value-type="string" office:string-value="242700623200023414" calcext:value-type="string">
            <text:p>24270062320002341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3181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8.02336903602726" calcext:value-type="float">
            <text:p>8</text:p>
          </table:table-cell>
          <table:table-cell table:style-name="ce32" office:value-type="float" office:value="8.02336903602726" calcext:value-type="float">
            <text:p>8</text:p>
          </table:table-cell>
          <table:table-cell table:style-name="ce28" table:formula="of:=[.G1358]/[.H1358]" office:value-type="float" office:value="1" calcext:value-type="float">
            <text:p>1</text:p>
          </table:table-cell>
          <table:table-cell table:style-name="ce34" table:formula="of:=[.B1358]&amp;[.A1358]" office:value-type="string" office:string-value="242700623200033181" calcext:value-type="string">
            <text:p>2427006232000331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4130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5.04655357316956" calcext:value-type="float">
            <text:p>5</text:p>
          </table:table-cell>
          <table:table-cell table:style-name="ce32" office:value-type="float" office:value="5.04655357316956" calcext:value-type="float">
            <text:p>5</text:p>
          </table:table-cell>
          <table:table-cell table:style-name="ce28" table:formula="of:=[.G1359]/[.H1359]" office:value-type="float" office:value="1" calcext:value-type="float">
            <text:p>1</text:p>
          </table:table-cell>
          <table:table-cell table:style-name="ce34" table:formula="of:=[.B1359]&amp;[.A1359]" office:value-type="string" office:string-value="242700623200034130" calcext:value-type="string">
            <text:p>24270062320003413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35970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4.95179953283167" calcext:value-type="float">
            <text:p>5</text:p>
          </table:table-cell>
          <table:table-cell table:style-name="ce32" office:value-type="float" office:value="4.95179953283167" calcext:value-type="float">
            <text:p>5</text:p>
          </table:table-cell>
          <table:table-cell table:style-name="ce28" table:formula="of:=[.G1360]/[.H1360]" office:value-type="float" office:value="1" calcext:value-type="float">
            <text:p>1</text:p>
          </table:table-cell>
          <table:table-cell table:style-name="ce34" table:formula="of:=[.B1360]&amp;[.A1360]" office:value-type="string" office:string-value="242700623200035970" calcext:value-type="string">
            <text:p>24270062320003597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4781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office:value-type="float" office:value="9.01702146542061" calcext:value-type="float">
            <text:p>9</text:p>
          </table:table-cell>
          <table:table-cell table:style-name="ce31" office:value-type="float" office:value="4.95179953283167" calcext:value-type="float">
            <text:p>5</text:p>
          </table:table-cell>
          <table:table-cell table:style-name="ce31" office:value-type="float" office:value="5.12926101337776" calcext:value-type="float">
            <text:p>5</text:p>
          </table:table-cell>
          <table:table-cell table:style-name="ce31" office:value-type="float" office:value="516.722848068295" calcext:value-type="float">
            <text:p>517</text:p>
          </table:table-cell>
          <table:table-cell table:style-name="ce31" office:value-type="float" office:value="283.381350680582" calcext:value-type="float">
            <text:p>283</text:p>
          </table:table-cell>
          <table:table-cell table:style-name="ce32" office:value-type="float" office:value="819.202280760507" calcext:value-type="float">
            <text:p>819</text:p>
          </table:table-cell>
          <table:table-cell table:style-name="ce28" table:formula="of:=[.G1361]/[.H1361]" office:value-type="float" office:value="0.345923537245899" calcext:value-type="float">
            <text:p>0,3459235372</text:p>
          </table:table-cell>
          <table:table-cell table:style-name="ce34" table:formula="of:=[.B1361]&amp;[.A1361]" office:value-type="string" office:string-value="242700623200054781" calcext:value-type="string">
            <text:p>242700623200054781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5655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17.406864180177" calcext:value-type="float">
            <text:p>17</text:p>
          </table:table-cell>
          <table:table-cell table:style-name="ce32" office:value-type="float" office:value="17.406864180177" calcext:value-type="float">
            <text:p>17</text:p>
          </table:table-cell>
          <table:table-cell table:style-name="ce28" table:formula="of:=[.G1362]/[.H1362]" office:value-type="float" office:value="1" calcext:value-type="float">
            <text:p>1</text:p>
          </table:table-cell>
          <table:table-cell table:style-name="ce34" table:formula="of:=[.B1362]&amp;[.A1362]" office:value-type="string" office:string-value="242700623200055655" calcext:value-type="string">
            <text:p>242700623200055655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519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3"/>
          <table:table-cell table:style-name="ce31" office:value-type="float" office:value="13.764995616088" calcext:value-type="float">
            <text:p>14</text:p>
          </table:table-cell>
          <table:table-cell table:style-name="ce31" office:value-type="float" office:value="17.2889006241877" calcext:value-type="float">
            <text:p>17</text:p>
          </table:table-cell>
          <table:table-cell table:style-name="ce32" office:value-type="float" office:value="31.0538962402756" calcext:value-type="float">
            <text:p>31</text:p>
          </table:table-cell>
          <table:table-cell table:style-name="ce28" table:formula="of:=[.G1363]/[.H1363]" office:value-type="float" office:value="0.55673853259562" calcext:value-type="float">
            <text:p>0,5567385326</text:p>
          </table:table-cell>
          <table:table-cell table:style-name="ce34" table:formula="of:=[.B1363]&amp;[.A1363]" office:value-type="string" office:string-value="242700623200058519" calcext:value-type="string">
            <text:p>24270062320005851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8782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60.5846738326845" calcext:value-type="float">
            <text:p>61</text:p>
          </table:table-cell>
          <table:table-cell table:style-name="ce32" office:value-type="float" office:value="60.5846738326845" calcext:value-type="float">
            <text:p>61</text:p>
          </table:table-cell>
          <table:table-cell table:style-name="ce28" table:formula="of:=[.G1364]/[.H1364]" office:value-type="float" office:value="1" calcext:value-type="float">
            <text:p>1</text:p>
          </table:table-cell>
          <table:table-cell table:style-name="ce34" table:formula="of:=[.B1364]&amp;[.A1364]" office:value-type="string" office:string-value="242700623200058782" calcext:value-type="string">
            <text:p>24270062320005878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228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9.73940728060234" calcext:value-type="float">
            <text:p>10</text:p>
          </table:table-cell>
          <table:table-cell table:style-name="ce32" office:value-type="float" office:value="9.73940728060234" calcext:value-type="float">
            <text:p>10</text:p>
          </table:table-cell>
          <table:table-cell table:style-name="ce28" table:formula="of:=[.G1365]/[.H1365]" office:value-type="float" office:value="1" calcext:value-type="float">
            <text:p>1</text:p>
          </table:table-cell>
          <table:table-cell table:style-name="ce34" table:formula="of:=[.B1365]&amp;[.A1365]" office:value-type="string" office:string-value="242700623200059228" calcext:value-type="string">
            <text:p>24270062320005922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59889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3"/>
          <table:table-cell table:style-name="ce31" office:value-type="float" office:value="109.373143451561" calcext:value-type="float">
            <text:p>109</text:p>
          </table:table-cell>
          <table:table-cell table:style-name="ce31" office:value-type="float" office:value="446.455167447336" calcext:value-type="float">
            <text:p>446</text:p>
          </table:table-cell>
          <table:table-cell table:style-name="ce32" office:value-type="float" office:value="555.828310898897" calcext:value-type="float">
            <text:p>556</text:p>
          </table:table-cell>
          <table:table-cell table:style-name="ce28" table:formula="of:=[.G1366]/[.H1366]" office:value-type="float" office:value="0.803224950390382" calcext:value-type="float">
            <text:p>0,8032249504</text:p>
          </table:table-cell>
          <table:table-cell table:style-name="ce34" table:formula="of:=[.B1366]&amp;[.A1366]" office:value-type="string" office:string-value="242700623200059889" calcext:value-type="string">
            <text:p>24270062320005988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5597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/>
          <table:table-cell table:style-name="ce31" office:value-type="float" office:value="3.33355367530409" calcext:value-type="float">
            <text:p>3</text:p>
          </table:table-cell>
          <table:table-cell table:style-name="ce31" table:number-columns-repeated="2"/>
          <table:table-cell table:style-name="ce31" office:value-type="float" office:value="5.12926101337776" calcext:value-type="float">
            <text:p>5</text:p>
          </table:table-cell>
          <table:table-cell table:style-name="ce32" office:value-type="float" office:value="8.46281468868185" calcext:value-type="float">
            <text:p>8</text:p>
          </table:table-cell>
          <table:table-cell table:style-name="ce28" table:formula="of:=[.G1367]/[.H1367]" office:value-type="float" office:value="0.606093977248211" calcext:value-type="float">
            <text:p>0,6060939772</text:p>
          </table:table-cell>
          <table:table-cell table:style-name="ce34" table:formula="of:=[.B1367]&amp;[.A1367]" office:value-type="string" office:string-value="242700623200065597" calcext:value-type="string">
            <text:p>24270062320006559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6462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26.1242728209705" calcext:value-type="float">
            <text:p>26</text:p>
          </table:table-cell>
          <table:table-cell table:style-name="ce32" office:value-type="float" office:value="26.1242728209705" calcext:value-type="float">
            <text:p>26</text:p>
          </table:table-cell>
          <table:table-cell table:style-name="ce28" table:formula="of:=[.G1368]/[.H1368]" office:value-type="float" office:value="1" calcext:value-type="float">
            <text:p>1</text:p>
          </table:table-cell>
          <table:table-cell table:style-name="ce34" table:formula="of:=[.B1368]&amp;[.A1368]" office:value-type="string" office:string-value="242700623200066462" calcext:value-type="string">
            <text:p>24270062320006646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8450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4.78760774777067" calcext:value-type="float">
            <text:p>5</text:p>
          </table:table-cell>
          <table:table-cell table:style-name="ce32" office:value-type="float" office:value="4.78760774777067" calcext:value-type="float">
            <text:p>5</text:p>
          </table:table-cell>
          <table:table-cell table:style-name="ce28" table:formula="of:=[.G1369]/[.H1369]" office:value-type="float" office:value="1" calcext:value-type="float">
            <text:p>1</text:p>
          </table:table-cell>
          <table:table-cell table:style-name="ce34" table:formula="of:=[.B1369]&amp;[.A1369]" office:value-type="string" office:string-value="242700623200068450" calcext:value-type="string">
            <text:p>2427006232000684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69532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2"/>
          <table:table-cell table:style-name="ce31" office:value-type="float" office:value="4.95179953283167" calcext:value-type="float">
            <text:p>5</text:p>
          </table:table-cell>
          <table:table-cell table:style-name="ce31" table:number-columns-repeated="2"/>
          <table:table-cell table:style-name="ce32" office:value-type="float" office:value="4.95179953283167" calcext:value-type="float">
            <text:p>5</text:p>
          </table:table-cell>
          <table:table-cell table:style-name="ce28" table:formula="of:=[.G1370]/[.H1370]" office:value-type="float" office:value="0" calcext:value-type="float">
            <text:p>0</text:p>
          </table:table-cell>
          <table:table-cell table:style-name="ce34" table:formula="of:=[.B1370]&amp;[.A1370]" office:value-type="string" office:string-value="242700623200069532" calcext:value-type="string">
            <text:p>24270062320006953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142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26.3543401890228" calcext:value-type="float">
            <text:p>26</text:p>
          </table:table-cell>
          <table:table-cell table:style-name="ce32" office:value-type="float" office:value="26.3543401890228" calcext:value-type="float">
            <text:p>26</text:p>
          </table:table-cell>
          <table:table-cell table:style-name="ce28" table:formula="of:=[.G1371]/[.H1371]" office:value-type="float" office:value="1" calcext:value-type="float">
            <text:p>1</text:p>
          </table:table-cell>
          <table:table-cell table:style-name="ce34" table:formula="of:=[.B1371]&amp;[.A1371]" office:value-type="string" office:string-value="242700623200070142" calcext:value-type="string">
            <text:p>242700623200070142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0449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10.2585220267555" calcext:value-type="float">
            <text:p>10</text:p>
          </table:table-cell>
          <table:table-cell table:style-name="ce32" office:value-type="float" office:value="10.2585220267555" calcext:value-type="float">
            <text:p>10</text:p>
          </table:table-cell>
          <table:table-cell table:style-name="ce28" table:formula="of:=[.G1372]/[.H1372]" office:value-type="float" office:value="1" calcext:value-type="float">
            <text:p>1</text:p>
          </table:table-cell>
          <table:table-cell table:style-name="ce34" table:formula="of:=[.B1372]&amp;[.A1372]" office:value-type="string" office:string-value="242700623200070449" calcext:value-type="string">
            <text:p>24270062320007044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1074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/>
          <table:table-cell table:style-name="ce31" office:value-type="float" office:value="5.04655357316956" calcext:value-type="float">
            <text:p>5</text:p>
          </table:table-cell>
          <table:table-cell table:style-name="ce31" table:number-columns-repeated="2"/>
          <table:table-cell table:style-name="ce31" office:value-type="float" office:value="107.87446689882" calcext:value-type="float">
            <text:p>108</text:p>
          </table:table-cell>
          <table:table-cell table:style-name="ce32" office:value-type="float" office:value="112.921020471989" calcext:value-type="float">
            <text:p>113</text:p>
          </table:table-cell>
          <table:table-cell table:style-name="ce28" table:formula="of:=[.G1373]/[.H1373]" office:value-type="float" office:value="0.955308997810364" calcext:value-type="float">
            <text:p>0,9553089978</text:p>
          </table:table-cell>
          <table:table-cell table:style-name="ce34" table:formula="of:=[.B1373]&amp;[.A1373]" office:value-type="string" office:string-value="242700623200071074" calcext:value-type="string">
            <text:p>24270062320007107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00073344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9.76910375026519" calcext:value-type="float">
            <text:p>10</text:p>
          </table:table-cell>
          <table:table-cell table:style-name="ce32" office:value-type="float" office:value="9.76910375026519" calcext:value-type="float">
            <text:p>10</text:p>
          </table:table-cell>
          <table:table-cell table:style-name="ce28" table:formula="of:=[.G1374]/[.H1374]" office:value-type="float" office:value="1" calcext:value-type="float">
            <text:p>1</text:p>
          </table:table-cell>
          <table:table-cell table:style-name="ce34" table:formula="of:=[.B1374]&amp;[.A1374]" office:value-type="string" office:string-value="242700623200073344" calcext:value-type="string">
            <text:p>24270062320007334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1400878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[.G1375]/[.H1375]" office:value-type="float" office:value="1" calcext:value-type="float">
            <text:p>1</text:p>
          </table:table-cell>
          <table:table-cell table:style-name="ce34" table:formula="of:=[.B1375]&amp;[.A1375]" office:value-type="string" office:string-value="242700623241400878" calcext:value-type="string">
            <text:p>24270062324140087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39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12.9120186808527" calcext:value-type="float">
            <text:p>13</text:p>
          </table:table-cell>
          <table:table-cell table:style-name="ce32" office:value-type="float" office:value="12.9120186808527" calcext:value-type="float">
            <text:p>13</text:p>
          </table:table-cell>
          <table:table-cell table:style-name="ce28" table:formula="of:=[.G1376]/[.H1376]" office:value-type="float" office:value="1" calcext:value-type="float">
            <text:p>1</text:p>
          </table:table-cell>
          <table:table-cell table:style-name="ce34" table:formula="of:=[.B1376]&amp;[.A1376]" office:value-type="string" office:string-value="242700623247600539" calcext:value-type="string">
            <text:p>24270062324760053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596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8.01168451801363" calcext:value-type="float">
            <text:p>8</text:p>
          </table:table-cell>
          <table:table-cell table:style-name="ce32" office:value-type="float" office:value="8.01168451801363" calcext:value-type="float">
            <text:p>8</text:p>
          </table:table-cell>
          <table:table-cell table:style-name="ce28" table:formula="of:=[.G1377]/[.H1377]" office:value-type="float" office:value="1" calcext:value-type="float">
            <text:p>1</text:p>
          </table:table-cell>
          <table:table-cell table:style-name="ce34" table:formula="of:=[.B1377]&amp;[.A1377]" office:value-type="string" office:string-value="242700623247600596" calcext:value-type="string">
            <text:p>242700623247600596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600620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3"/>
          <table:table-cell table:number-columns-repeated="2" table:style-name="ce31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formula="of:=[.G1378]/[.H1378]" office:value-type="float" office:value="0.5" calcext:value-type="float">
            <text:p>0,5</text:p>
          </table:table-cell>
          <table:table-cell table:style-name="ce34" table:formula="of:=[.B1378]&amp;[.A1378]" office:value-type="string" office:string-value="242700623247600620" calcext:value-type="string">
            <text:p>24270062324760062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700057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10.0477513532314" calcext:value-type="float">
            <text:p>10</text:p>
          </table:table-cell>
          <table:table-cell table:style-name="ce32" office:value-type="float" office:value="10.0477513532314" calcext:value-type="float">
            <text:p>10</text:p>
          </table:table-cell>
          <table:table-cell table:style-name="ce28" table:formula="of:=[.G1379]/[.H1379]" office:value-type="float" office:value="1" calcext:value-type="float">
            <text:p>1</text:p>
          </table:table-cell>
          <table:table-cell table:style-name="ce34" table:formula="of:=[.B1379]&amp;[.A1379]" office:value-type="string" office:string-value="242700623247700057" calcext:value-type="string">
            <text:p>242700623247700057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50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4.11713665943601" calcext:value-type="float">
            <text:p>4</text:p>
          </table:table-cell>
          <table:table-cell table:style-name="ce32" office:value-type="float" office:value="4.11713665943601" calcext:value-type="float">
            <text:p>4</text:p>
          </table:table-cell>
          <table:table-cell table:style-name="ce28" table:formula="of:=[.G1380]/[.H1380]" office:value-type="float" office:value="1" calcext:value-type="float">
            <text:p>1</text:p>
          </table:table-cell>
          <table:table-cell table:style-name="ce34" table:formula="of:=[.B1380]&amp;[.A1380]" office:value-type="string" office:string-value="242700623247800550" calcext:value-type="string">
            <text:p>24270062324780055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584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3"/>
          <table:table-cell table:style-name="ce31" office:value-type="float" office:value="9.08379643170521" calcext:value-type="float">
            <text:p>9</text:p>
          </table:table-cell>
          <table:table-cell table:style-name="ce31" office:value-type="float" office:value="28.4757030810156" calcext:value-type="float">
            <text:p>28</text:p>
          </table:table-cell>
          <table:table-cell table:style-name="ce32" office:value-type="float" office:value="37.5594995127208" calcext:value-type="float">
            <text:p>38</text:p>
          </table:table-cell>
          <table:table-cell table:style-name="ce28" table:formula="of:=[.G1381]/[.H1381]" office:value-type="float" office:value="0.758149162008171" calcext:value-type="float">
            <text:p>0,758149162</text:p>
          </table:table-cell>
          <table:table-cell table:style-name="ce34" table:formula="of:=[.B1381]&amp;[.A1381]" office:value-type="string" office:string-value="242700623247800584" calcext:value-type="string">
            <text:p>242700623247800584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7800618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4.95179953283167" calcext:value-type="float">
            <text:p>5</text:p>
          </table:table-cell>
          <table:table-cell table:style-name="ce32" office:value-type="float" office:value="4.95179953283167" calcext:value-type="float">
            <text:p>5</text:p>
          </table:table-cell>
          <table:table-cell table:style-name="ce28" table:formula="of:=[.G1382]/[.H1382]" office:value-type="float" office:value="1" calcext:value-type="float">
            <text:p>1</text:p>
          </table:table-cell>
          <table:table-cell table:style-name="ce34" table:formula="of:=[.B1382]&amp;[.A1382]" office:value-type="string" office:string-value="242700623247800618" calcext:value-type="string">
            <text:p>242700623247800618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109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3"/>
          <table:table-cell table:style-name="ce31" office:value-type="float" office:value="4.95179953283167" calcext:value-type="float">
            <text:p>5</text:p>
          </table:table-cell>
          <table:table-cell table:style-name="ce31" office:value-type="float" office:value="38.9825111654186" calcext:value-type="float">
            <text:p>39</text:p>
          </table:table-cell>
          <table:table-cell table:style-name="ce32" office:value-type="float" office:value="43.9343106982502" calcext:value-type="float">
            <text:p>44</text:p>
          </table:table-cell>
          <table:table-cell table:style-name="ce28" table:formula="of:=[.G1383]/[.H1383]" office:value-type="float" office:value="0.887290833652959" calcext:value-type="float">
            <text:p>0,8872908337</text:p>
          </table:table-cell>
          <table:table-cell table:style-name="ce34" table:formula="of:=[.B1383]&amp;[.A1383]" office:value-type="string" office:string-value="242700623249500109" calcext:value-type="string">
            <text:p>242700623249500109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249500513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1" table:number-columns-repeated="4"/>
          <table:table-cell table:style-name="ce31" office:value-type="float" office:value="32.2476412232763" calcext:value-type="float">
            <text:p>32</text:p>
          </table:table-cell>
          <table:table-cell table:style-name="ce32" office:value-type="float" office:value="32.2476412232763" calcext:value-type="float">
            <text:p>32</text:p>
          </table:table-cell>
          <table:table-cell table:style-name="ce28" table:formula="of:=[.G1384]/[.H1384]" office:value-type="float" office:value="1" calcext:value-type="float">
            <text:p>1</text:p>
          </table:table-cell>
          <table:table-cell table:style-name="ce34" table:formula="of:=[.B1384]&amp;[.A1384]" office:value-type="string" office:string-value="242700623249500513" calcext:value-type="string">
            <text:p>242700623249500513</text:p>
          </table:table-cell>
          <table:table-cell table:number-columns-repeated="1014"/>
        </table:table-row>
        <table:table-row table:style-name="ro2">
          <table:table-cell table:style-name="ce15" office:value-type="string" calcext:value-type="string">
            <text:p>000000000</text:p>
          </table:table-cell>
          <table:table-cell table:style-name="ce29" office:value-type="float" office:value="242700623" calcext:value-type="float">
            <text:p>24270062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.7597738130054" calcext:value-type="float">
            <text:p>12</text:p>
          </table:table-cell>
          <table:table-cell table:style-name="ce32" office:value-type="float" office:value="4.95179953283167" calcext:value-type="float">
            <text:p>5</text:p>
          </table:table-cell>
          <table:table-cell table:style-name="ce32" office:value-type="float" office:value="9.0465535731696" calcext:value-type="float">
            <text:p>9</text:p>
          </table:table-cell>
          <table:table-cell table:style-name="ce32" office:value-type="float" office:value="51.6065550328185" calcext:value-type="float">
            <text:p>52</text:p>
          </table:table-cell>
          <table:table-cell table:style-name="ce32" office:value-type="float" office:value="77.364681951829" calcext:value-type="float">
            <text:p>77</text:p>
          </table:table-cell>
          <table:table-cell table:style-name="ce28" table:formula="of:=[.G1385]/[.H1385]" office:value-type="float" office:value="0.667055738236619" calcext:value-type="float">
            <text:p>0,6670557382</text:p>
          </table:table-cell>
          <table:table-cell table:style-name="ce34" table:formula="of:=[.B1385]&amp;[.A1385]" office:value-type="string" office:string-value="242700623000000000" calcext:value-type="string">
            <text:p>242700623000000000</text:p>
          </table:table-cell>
          <table:table-cell table:number-columns-repeated="1014"/>
        </table:table-row>
        <table:table-row table:style-name="ro2" table:number-rows-repeated="1047147">
          <table:table-cell table:number-columns-repeated="1024"/>
        </table:table-row>
        <table:table-row table:style-name="ro7" table:number-rows-repeated="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les du pilote_zonage_1" table:style-name="ta2">
        <office:forms form:automatic-focus="false" form:apply-design-mode="false"/>
        <table:table-column table:style-name="co7" table:default-cell-style-name="ce18"/>
        <table:table-column table:style-name="co8" table:default-cell-style-name="ce22"/>
        <table:table-row table:style-name="ro6">
          <table:table-cell table:style-name="ce16" office:value-type="string" calcext:value-type="string">
            <text:p>pk</text:p>
          </table:table-cell>
          <table:table-cell table:style-name="ce20" office:value-type="string" calcext:value-type="string">
            <text:p>NB - pk</text:p>
          </table:table-cell>
        </table:table-row>
        <table:table-row table:style-name="ro6">
          <table:table-cell table:style-name="ce17" office:value-type="string" calcext:value-type="string">
            <text:p>200035665200010700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33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33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35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5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6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87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9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55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6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7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8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8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9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9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98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70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1400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1400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6000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6000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6100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600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600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7005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800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7800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35665249500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06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231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3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4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5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5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5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6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37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6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6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7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7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8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8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87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9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8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8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8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88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9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9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9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69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01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0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2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26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00073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1400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2852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6000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6100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600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7005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800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7800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9100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40277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35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36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55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56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95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9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98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72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1400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1400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7600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5787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5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9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1400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1400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017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35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36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57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58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5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7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79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8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8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8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9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9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98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70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71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1400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6000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6100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7600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7600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05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231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34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57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587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59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55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9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98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69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0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1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000726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1400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1400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1400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1400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6100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6100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7600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13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33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35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35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36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58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58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587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59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5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8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88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9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9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69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0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6100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7600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7800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462249500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33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56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5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55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6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6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8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9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9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9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1400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1400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1400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1400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1400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6100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600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600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7700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6827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35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56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68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7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7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8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8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9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98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69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70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1400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6000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6000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6000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6000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60008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6000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7700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69730249500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59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7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8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98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70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6000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7600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0142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33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33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35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36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58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58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587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59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5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8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6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7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88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9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9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9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69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0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0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000726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1400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1400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1400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6000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6000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60008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6000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6000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6100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6100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700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700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800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7800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9500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454249500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06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34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35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56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68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79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7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70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14008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6000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6000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60008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60008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6000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9500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9500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1843249500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33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33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34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35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36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5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6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6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7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8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87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9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59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5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55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6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7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7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8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8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8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9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9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98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98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69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0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10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00073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1400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1400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6000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6000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60008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6000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600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600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700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800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800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7800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9500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9500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9500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9500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00072312249500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107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33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36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40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56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58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7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8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688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70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2762476007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23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35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54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55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5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6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6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6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6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68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6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8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8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95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9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69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70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70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714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71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00072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41400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42700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42700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42700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46000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476006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07247600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24270062320001070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2341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3566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3597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4027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54781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5785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5847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5878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5988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578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601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640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641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646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682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845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853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973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9821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6984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7014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7044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7107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7145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7184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0007231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140087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270027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270060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270062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600076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600091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60050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60058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60062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60064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60072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60078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70002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70006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70010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7800618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42700623249500109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6">
          <table:table-cell table:style-name="ce19" office:value-type="string" calcext:value-type="string">
            <text:p>Total Résultat</text:p>
          </table:table-cell>
          <table:table-cell table:style-name="ce24" office:value-type="float" office:value="803" calcext:value-type="float">
            <text:p>803</text:p>
          </table:table-cell>
        </table:table-row>
      </table:table>
      <table:named-expressions/>
      <table:database-ranges>
        <table:database-range table:name="__Anonymous_Sheet_DB__0" table:target-range-address="zonage.A1:zonage.J760" table:display-filter-buttons="true" table:orientation="column"/>
      </table:database-ranges>
      <table:data-pilot-tables>
        <table:data-pilot-table table:name="DataPilot1" table:application-data="" table:target-range-address="'Tables du pilote_zonage_1'.A1:'Tables du pilote_zonage_1'.B761" table:buttons="'Tables du pilote_zonage_1'.A1" table:show-filter-button="false" table:drill-down-on-double-click="false">
          <table:source-cell-range table:cell-range-address="zonage.J1:zonage.J760"/>
          <table:data-pilot-field table:source-field-name="Donnée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k" table:orientation="row" table:used-hierarchy="0" table:function="auto">
            <table:data-pilot-level table:show-empty="false">
              <table:data-pilot-members>
                <table:data-pilot-member table:name="200035665200010700" table:display="true" table:show-details="true"/>
                <table:data-pilot-member table:name="200035665200023414" table:display="true" table:show-details="true"/>
                <table:data-pilot-member table:name="200035665200033173" table:display="true" table:show-details="true"/>
                <table:data-pilot-member table:name="200035665200033181" table:display="true" table:show-details="true"/>
                <table:data-pilot-member table:name="200035665200035665" table:display="true" table:show-details="true"/>
                <table:data-pilot-member table:name="200035665200035970" table:display="true" table:show-details="true"/>
                <table:data-pilot-member table:name="200035665200040277" table:display="true" table:show-details="true"/>
                <table:data-pilot-member table:name="200035665200054781" table:display="true" table:show-details="true"/>
                <table:data-pilot-member table:name="200035665200055655" table:display="true" table:show-details="true"/>
                <table:data-pilot-member table:name="200035665200056232" table:display="true" table:show-details="true"/>
                <table:data-pilot-member table:name="200035665200058485" table:display="true" table:show-details="true"/>
                <table:data-pilot-member table:name="200035665200058519" table:display="true" table:show-details="true"/>
                <table:data-pilot-member table:name="200035665200058782" table:display="true" table:show-details="true"/>
                <table:data-pilot-member table:name="200035665200059228" table:display="true" table:show-details="true"/>
                <table:data-pilot-member table:name="200035665200059889" table:display="true" table:show-details="true"/>
                <table:data-pilot-member table:name="200035665200065589" table:display="true" table:show-details="true"/>
                <table:data-pilot-member table:name="200035665200065597" table:display="true" table:show-details="true"/>
                <table:data-pilot-member table:name="200035665200065787" table:display="true" table:show-details="true"/>
                <table:data-pilot-member table:name="200035665200066017" table:display="true" table:show-details="true"/>
                <table:data-pilot-member table:name="200035665200066405" table:display="true" table:show-details="true"/>
                <table:data-pilot-member table:name="200035665200066413" table:display="true" table:show-details="true"/>
                <table:data-pilot-member table:name="200035665200066462" table:display="true" table:show-details="true"/>
                <table:data-pilot-member table:name="200035665200066728" table:display="true" table:show-details="true"/>
                <table:data-pilot-member table:name="200035665200066827" table:display="true" table:show-details="true"/>
                <table:data-pilot-member table:name="200035665200067965" table:display="true" table:show-details="true"/>
                <table:data-pilot-member table:name="200035665200068005" table:display="true" table:show-details="true"/>
                <table:data-pilot-member table:name="200035665200068468" table:display="true" table:show-details="true"/>
                <table:data-pilot-member table:name="200035665200068534" table:display="true" table:show-details="true"/>
                <table:data-pilot-member table:name="200035665200069458" table:display="true" table:show-details="true"/>
                <table:data-pilot-member table:name="200035665200069532" table:display="true" table:show-details="true"/>
                <table:data-pilot-member table:name="200035665200069730" table:display="true" table:show-details="true"/>
                <table:data-pilot-member table:name="200035665200069821" table:display="true" table:show-details="true"/>
                <table:data-pilot-member table:name="200035665200069839" table:display="true" table:show-details="true"/>
                <table:data-pilot-member table:name="200035665200069847" table:display="true" table:show-details="true"/>
                <table:data-pilot-member table:name="200035665200070068" table:display="true" table:show-details="true"/>
                <table:data-pilot-member table:name="200035665200070142" table:display="true" table:show-details="true"/>
                <table:data-pilot-member table:name="200035665200070449" table:display="true" table:show-details="true"/>
                <table:data-pilot-member table:name="200035665200071074" table:display="true" table:show-details="true"/>
                <table:data-pilot-member table:name="200035665200071454" table:display="true" table:show-details="true"/>
                <table:data-pilot-member table:name="200035665200071843" table:display="true" table:show-details="true"/>
                <table:data-pilot-member table:name="200035665200072312" table:display="true" table:show-details="true"/>
                <table:data-pilot-member table:name="200035665241400555" table:display="true" table:show-details="true"/>
                <table:data-pilot-member table:name="200035665241400761" table:display="true" table:show-details="true"/>
                <table:data-pilot-member table:name="200035665242700276" table:display="true" table:show-details="true"/>
                <table:data-pilot-member table:name="200035665242700607" table:display="true" table:show-details="true"/>
                <table:data-pilot-member table:name="200035665242700623" table:display="true" table:show-details="true"/>
                <table:data-pilot-member table:name="200035665246000376" table:display="true" table:show-details="true"/>
                <table:data-pilot-member table:name="200035665246000772" table:display="true" table:show-details="true"/>
                <table:data-pilot-member table:name="200035665246100663" table:display="true" table:show-details="true"/>
                <table:data-pilot-member table:name="200035665247600539" table:display="true" table:show-details="true"/>
                <table:data-pilot-member table:name="200035665247600588" table:display="true" table:show-details="true"/>
                <table:data-pilot-member table:name="200035665247600596" table:display="true" table:show-details="true"/>
                <table:data-pilot-member table:name="200035665247600620" table:display="true" table:show-details="true"/>
                <table:data-pilot-member table:name="200035665247600646" table:display="true" table:show-details="true"/>
                <table:data-pilot-member table:name="200035665247600729" table:display="true" table:show-details="true"/>
                <table:data-pilot-member table:name="200035665247600786" table:display="true" table:show-details="true"/>
                <table:data-pilot-member table:name="200035665247700594" table:display="true" table:show-details="true"/>
                <table:data-pilot-member table:name="200035665247800550" table:display="true" table:show-details="true"/>
                <table:data-pilot-member table:name="200035665247800584" table:display="true" table:show-details="true"/>
                <table:data-pilot-member table:name="200035665247800618" table:display="true" table:show-details="true"/>
                <table:data-pilot-member table:name="200035665249500513" table:display="true" table:show-details="true"/>
                <table:data-pilot-member table:name="200040277200006971" table:display="true" table:show-details="true"/>
                <table:data-pilot-member table:name="200040277200023125" table:display="true" table:show-details="true"/>
                <table:data-pilot-member table:name="200040277200023414" table:display="true" table:show-details="true"/>
                <table:data-pilot-member table:name="200040277200033181" table:display="true" table:show-details="true"/>
                <table:data-pilot-member table:name="200040277200034130" table:display="true" table:show-details="true"/>
                <table:data-pilot-member table:name="200040277200035103" table:display="true" table:show-details="true"/>
                <table:data-pilot-member table:name="200040277200035111" table:display="true" table:show-details="true"/>
                <table:data-pilot-member table:name="200040277200035665" table:display="true" table:show-details="true"/>
                <table:data-pilot-member table:name="200040277200035814" table:display="true" table:show-details="true"/>
                <table:data-pilot-member table:name="200040277200036069" table:display="true" table:show-details="true"/>
                <table:data-pilot-member table:name="200040277200037133" table:display="true" table:show-details="true"/>
                <table:data-pilot-member table:name="200040277200040277" table:display="true" table:show-details="true"/>
                <table:data-pilot-member table:name="200040277200054781" table:display="true" table:show-details="true"/>
                <table:data-pilot-member table:name="200040277200056232" table:display="true" table:show-details="true"/>
                <table:data-pilot-member table:name="200040277200056380" table:display="true" table:show-details="true"/>
                <table:data-pilot-member table:name="200040277200057859" table:display="true" table:show-details="true"/>
                <table:data-pilot-member table:name="200040277200057958" table:display="true" table:show-details="true"/>
                <table:data-pilot-member table:name="200040277200058360" table:display="true" table:show-details="true"/>
                <table:data-pilot-member table:name="200040277200058477" table:display="true" table:show-details="true"/>
                <table:data-pilot-member table:name="200040277200058485" table:display="true" table:show-details="true"/>
                <table:data-pilot-member table:name="200040277200058519" table:display="true" table:show-details="true"/>
                <table:data-pilot-member table:name="200040277200058782" table:display="true" table:show-details="true"/>
                <table:data-pilot-member table:name="200040277200059228" table:display="true" table:show-details="true"/>
                <table:data-pilot-member table:name="200040277200059889" table:display="true" table:show-details="true"/>
                <table:data-pilot-member table:name="200040277200065597" table:display="true" table:show-details="true"/>
                <table:data-pilot-member table:name="200040277200066017" table:display="true" table:show-details="true"/>
                <table:data-pilot-member table:name="200040277200066405" table:display="true" table:show-details="true"/>
                <table:data-pilot-member table:name="200040277200066413" table:display="true" table:show-details="true"/>
                <table:data-pilot-member table:name="200040277200066462" table:display="true" table:show-details="true"/>
                <table:data-pilot-member table:name="200040277200068005" table:display="true" table:show-details="true"/>
                <table:data-pilot-member table:name="200040277200068435" table:display="true" table:show-details="true"/>
                <table:data-pilot-member table:name="200040277200068468" table:display="true" table:show-details="true"/>
                <table:data-pilot-member table:name="200040277200068799" table:display="true" table:show-details="true"/>
                <table:data-pilot-member table:name="200040277200068856" table:display="true" table:show-details="true"/>
                <table:data-pilot-member table:name="200040277200069458" table:display="true" table:show-details="true"/>
                <table:data-pilot-member table:name="200040277200069532" table:display="true" table:show-details="true"/>
                <table:data-pilot-member table:name="200040277200069912" table:display="true" table:show-details="true"/>
                <table:data-pilot-member table:name="200040277200069953" table:display="true" table:show-details="true"/>
                <table:data-pilot-member table:name="200040277200069961" table:display="true" table:show-details="true"/>
                <table:data-pilot-member table:name="200040277200070142" table:display="true" table:show-details="true"/>
                <table:data-pilot-member table:name="200040277200070159" table:display="true" table:show-details="true"/>
                <table:data-pilot-member table:name="200040277200070167" table:display="true" table:show-details="true"/>
                <table:data-pilot-member table:name="200040277200071074" table:display="true" table:show-details="true"/>
                <table:data-pilot-member table:name="200040277200071454" table:display="true" table:show-details="true"/>
                <table:data-pilot-member table:name="200040277200071504" table:display="true" table:show-details="true"/>
                <table:data-pilot-member table:name="200040277200071843" table:display="true" table:show-details="true"/>
                <table:data-pilot-member table:name="200040277200072312" table:display="true" table:show-details="true"/>
                <table:data-pilot-member table:name="200040277200072346" table:display="true" table:show-details="true"/>
                <table:data-pilot-member table:name="200040277200072676" table:display="true" table:show-details="true"/>
                <table:data-pilot-member table:name="200040277200073344" table:display="true" table:show-details="true"/>
                <table:data-pilot-member table:name="200040277241400555" table:display="true" table:show-details="true"/>
                <table:data-pilot-member table:name="200040277241400878" table:display="true" table:show-details="true"/>
                <table:data-pilot-member table:name="200040277242700276" table:display="true" table:show-details="true"/>
                <table:data-pilot-member table:name="200040277242700607" table:display="true" table:show-details="true"/>
                <table:data-pilot-member table:name="200040277242700623" table:display="true" table:show-details="true"/>
                <table:data-pilot-member table:name="200040277242852465" table:display="true" table:show-details="true"/>
                <table:data-pilot-member table:name="200040277246000582" table:display="true" table:show-details="true"/>
                <table:data-pilot-member table:name="200040277246100663" table:display="true" table:show-details="true"/>
                <table:data-pilot-member table:name="200040277247600539" table:display="true" table:show-details="true"/>
                <table:data-pilot-member table:name="200040277247600620" table:display="true" table:show-details="true"/>
                <table:data-pilot-member table:name="200040277247600646" table:display="true" table:show-details="true"/>
                <table:data-pilot-member table:name="200040277247600729" table:display="true" table:show-details="true"/>
                <table:data-pilot-member table:name="200040277247700594" table:display="true" table:show-details="true"/>
                <table:data-pilot-member table:name="200040277247800550" table:display="true" table:show-details="true"/>
                <table:data-pilot-member table:name="200040277247800584" table:display="true" table:show-details="true"/>
                <table:data-pilot-member table:name="200040277247800618" table:display="true" table:show-details="true"/>
                <table:data-pilot-member table:name="200040277249100595" table:display="true" table:show-details="true"/>
                <table:data-pilot-member table:name="200040277249500109" table:display="true" table:show-details="true"/>
                <table:data-pilot-member table:name="200065787200010700" table:display="true" table:show-details="true"/>
                <table:data-pilot-member table:name="200065787200023414" table:display="true" table:show-details="true"/>
                <table:data-pilot-member table:name="200065787200035111" table:display="true" table:show-details="true"/>
                <table:data-pilot-member table:name="200065787200035665" table:display="true" table:show-details="true"/>
                <table:data-pilot-member table:name="200065787200036069" table:display="true" table:show-details="true"/>
                <table:data-pilot-member table:name="200065787200054781" table:display="true" table:show-details="true"/>
                <table:data-pilot-member table:name="200065787200055655" table:display="true" table:show-details="true"/>
                <table:data-pilot-member table:name="200065787200056380" table:display="true" table:show-details="true"/>
                <table:data-pilot-member table:name="200065787200059889" table:display="true" table:show-details="true"/>
                <table:data-pilot-member table:name="200065787200065597" table:display="true" table:show-details="true"/>
                <table:data-pilot-member table:name="200065787200065787" table:display="true" table:show-details="true"/>
                <table:data-pilot-member table:name="200065787200066017" table:display="true" table:show-details="true"/>
                <table:data-pilot-member table:name="200065787200066405" table:display="true" table:show-details="true"/>
                <table:data-pilot-member table:name="200065787200066413" table:display="true" table:show-details="true"/>
                <table:data-pilot-member table:name="200065787200066462" table:display="true" table:show-details="true"/>
                <table:data-pilot-member table:name="200065787200066827" table:display="true" table:show-details="true"/>
                <table:data-pilot-member table:name="200065787200069524" table:display="true" table:show-details="true"/>
                <table:data-pilot-member table:name="200065787200069532" table:display="true" table:show-details="true"/>
                <table:data-pilot-member table:name="200065787200069821" table:display="true" table:show-details="true"/>
                <table:data-pilot-member table:name="200065787200069839" table:display="true" table:show-details="true"/>
                <table:data-pilot-member table:name="200065787200069847" table:display="true" table:show-details="true"/>
                <table:data-pilot-member table:name="200065787200070142" table:display="true" table:show-details="true"/>
                <table:data-pilot-member table:name="200065787200070449" table:display="true" table:show-details="true"/>
                <table:data-pilot-member table:name="200065787200071074" table:display="true" table:show-details="true"/>
                <table:data-pilot-member table:name="200065787200071454" table:display="true" table:show-details="true"/>
                <table:data-pilot-member table:name="200065787200072130" table:display="true" table:show-details="true"/>
                <table:data-pilot-member table:name="200065787200072312" table:display="true" table:show-details="true"/>
                <table:data-pilot-member table:name="200065787241400415" table:display="true" table:show-details="true"/>
                <table:data-pilot-member table:name="200065787241400761" table:display="true" table:show-details="true"/>
                <table:data-pilot-member table:name="200065787241400878" table:display="true" table:show-details="true"/>
                <table:data-pilot-member table:name="200065787242700607" table:display="true" table:show-details="true"/>
                <table:data-pilot-member table:name="200065787247600497" table:display="true" table:show-details="true"/>
                <table:data-pilot-member table:name="200065787247600539" table:display="true" table:show-details="true"/>
                <table:data-pilot-member table:name="200065787247600596" table:display="true" table:show-details="true"/>
                <table:data-pilot-member table:name="200065787247600620" table:display="true" table:show-details="true"/>
                <table:data-pilot-member table:name="200065787247600646" table:display="true" table:show-details="true"/>
                <table:data-pilot-member table:name="200065787247800584" table:display="true" table:show-details="true"/>
                <table:data-pilot-member table:name="200065787249500109" table:display="true" table:show-details="true"/>
                <table:data-pilot-member table:name="200066017200010700" table:display="true" table:show-details="true"/>
                <table:data-pilot-member table:name="200066017200023414" table:display="true" table:show-details="true"/>
                <table:data-pilot-member table:name="200066017200035665" table:display="true" table:show-details="true"/>
                <table:data-pilot-member table:name="200066017200054781" table:display="true" table:show-details="true"/>
                <table:data-pilot-member table:name="200066017200065563" table:display="true" table:show-details="true"/>
                <table:data-pilot-member table:name="200066017200065597" table:display="true" table:show-details="true"/>
                <table:data-pilot-member table:name="200066017200065787" table:display="true" table:show-details="true"/>
                <table:data-pilot-member table:name="200066017200066017" table:display="true" table:show-details="true"/>
                <table:data-pilot-member table:name="200066017200066405" table:display="true" table:show-details="true"/>
                <table:data-pilot-member table:name="200066017200066413" table:display="true" table:show-details="true"/>
                <table:data-pilot-member table:name="200066017200066462" table:display="true" table:show-details="true"/>
                <table:data-pilot-member table:name="200066017200066827" table:display="true" table:show-details="true"/>
                <table:data-pilot-member table:name="200066017200069458" table:display="true" table:show-details="true"/>
                <table:data-pilot-member table:name="200066017200069532" table:display="true" table:show-details="true"/>
                <table:data-pilot-member table:name="200066017200071454" table:display="true" table:show-details="true"/>
                <table:data-pilot-member table:name="200066017200071843" table:display="true" table:show-details="true"/>
                <table:data-pilot-member table:name="200066017200072312" table:display="true" table:show-details="true"/>
                <table:data-pilot-member table:name="200066017241400415" table:display="true" table:show-details="true"/>
                <table:data-pilot-member table:name="200066017241400761" table:display="true" table:show-details="true"/>
                <table:data-pilot-member table:name="200066017241400878" table:display="true" table:show-details="true"/>
                <table:data-pilot-member table:name="200066017242700276" table:display="true" table:show-details="true"/>
                <table:data-pilot-member table:name="200066017242700607" table:display="true" table:show-details="true"/>
                <table:data-pilot-member table:name="200066017247600539" table:display="true" table:show-details="true"/>
                <table:data-pilot-member table:name="200066017247600596" table:display="true" table:show-details="true"/>
                <table:data-pilot-member table:name="200066017247600646" table:display="true" table:show-details="true"/>
                <table:data-pilot-member table:name="200066405200010700" table:display="true" table:show-details="true"/>
                <table:data-pilot-member table:name="200066405200023414" table:display="true" table:show-details="true"/>
                <table:data-pilot-member table:name="200066405200035103" table:display="true" table:show-details="true"/>
                <table:data-pilot-member table:name="200066405200035665" table:display="true" table:show-details="true"/>
                <table:data-pilot-member table:name="200066405200036069" table:display="true" table:show-details="true"/>
                <table:data-pilot-member table:name="200066405200040277" table:display="true" table:show-details="true"/>
                <table:data-pilot-member table:name="200066405200054781" table:display="true" table:show-details="true"/>
                <table:data-pilot-member table:name="200066405200057958" table:display="true" table:show-details="true"/>
                <table:data-pilot-member table:name="200066405200058360" table:display="true" table:show-details="true"/>
                <table:data-pilot-member table:name="200066405200058485" table:display="true" table:show-details="true"/>
                <table:data-pilot-member table:name="200066405200058519" table:display="true" table:show-details="true"/>
                <table:data-pilot-member table:name="200066405200059889" table:display="true" table:show-details="true"/>
                <table:data-pilot-member table:name="200066405200065563" table:display="true" table:show-details="true"/>
                <table:data-pilot-member table:name="200066405200065597" table:display="true" table:show-details="true"/>
                <table:data-pilot-member table:name="200066405200065787" table:display="true" table:show-details="true"/>
                <table:data-pilot-member table:name="200066405200066017" table:display="true" table:show-details="true"/>
                <table:data-pilot-member table:name="200066405200066405" table:display="true" table:show-details="true"/>
                <table:data-pilot-member table:name="200066405200066413" table:display="true" table:show-details="true"/>
                <table:data-pilot-member table:name="200066405200066462" table:display="true" table:show-details="true"/>
                <table:data-pilot-member table:name="200066405200066827" table:display="true" table:show-details="true"/>
                <table:data-pilot-member table:name="200066405200067965" table:display="true" table:show-details="true"/>
                <table:data-pilot-member table:name="200066405200067973" table:display="true" table:show-details="true"/>
                <table:data-pilot-member table:name="200066405200068443" table:display="true" table:show-details="true"/>
                <table:data-pilot-member table:name="200066405200068450" table:display="true" table:show-details="true"/>
                <table:data-pilot-member table:name="200066405200068468" table:display="true" table:show-details="true"/>
                <table:data-pilot-member table:name="200066405200068534" table:display="true" table:show-details="true"/>
                <table:data-pilot-member table:name="200066405200069458" table:display="true" table:show-details="true"/>
                <table:data-pilot-member table:name="200066405200069532" table:display="true" table:show-details="true"/>
                <table:data-pilot-member table:name="200066405200069730" table:display="true" table:show-details="true"/>
                <table:data-pilot-member table:name="200066405200069821" table:display="true" table:show-details="true"/>
                <table:data-pilot-member table:name="200066405200069839" table:display="true" table:show-details="true"/>
                <table:data-pilot-member table:name="200066405200069847" table:display="true" table:show-details="true"/>
                <table:data-pilot-member table:name="200066405200070068" table:display="true" table:show-details="true"/>
                <table:data-pilot-member table:name="200066405200070142" table:display="true" table:show-details="true"/>
                <table:data-pilot-member table:name="200066405200070449" table:display="true" table:show-details="true"/>
                <table:data-pilot-member table:name="200066405200071454" table:display="true" table:show-details="true"/>
                <table:data-pilot-member table:name="200066405200071520" table:display="true" table:show-details="true"/>
                <table:data-pilot-member table:name="200066405200072312" table:display="true" table:show-details="true"/>
                <table:data-pilot-member table:name="200066405241400860" table:display="true" table:show-details="true"/>
                <table:data-pilot-member table:name="200066405241400878" table:display="true" table:show-details="true"/>
                <table:data-pilot-member table:name="200066405242700276" table:display="true" table:show-details="true"/>
                <table:data-pilot-member table:name="200066405242700607" table:display="true" table:show-details="true"/>
                <table:data-pilot-member table:name="200066405242700623" table:display="true" table:show-details="true"/>
                <table:data-pilot-member table:name="200066405246000871" table:display="true" table:show-details="true"/>
                <table:data-pilot-member table:name="200066405246100663" table:display="true" table:show-details="true"/>
                <table:data-pilot-member table:name="200066405247600539" table:display="true" table:show-details="true"/>
                <table:data-pilot-member table:name="200066405247600596" table:display="true" table:show-details="true"/>
                <table:data-pilot-member table:name="200066405247600604" table:display="true" table:show-details="true"/>
                <table:data-pilot-member table:name="200066405247600620" table:display="true" table:show-details="true"/>
                <table:data-pilot-member table:name="200066405247600646" table:display="true" table:show-details="true"/>
                <table:data-pilot-member table:name="200066405247600729" table:display="true" table:show-details="true"/>
                <table:data-pilot-member table:name="200066405247600786" table:display="true" table:show-details="true"/>
                <table:data-pilot-member table:name="200066413200010700" table:display="true" table:show-details="true"/>
                <table:data-pilot-member table:name="200066413200023125" table:display="true" table:show-details="true"/>
                <table:data-pilot-member table:name="200066413200023414" table:display="true" table:show-details="true"/>
                <table:data-pilot-member table:name="200066413200034130" table:display="true" table:show-details="true"/>
                <table:data-pilot-member table:name="200066413200035665" table:display="true" table:show-details="true"/>
                <table:data-pilot-member table:name="200066413200054781" table:display="true" table:show-details="true"/>
                <table:data-pilot-member table:name="200066413200057859" table:display="true" table:show-details="true"/>
                <table:data-pilot-member table:name="200066413200058782" table:display="true" table:show-details="true"/>
                <table:data-pilot-member table:name="200066413200059228" table:display="true" table:show-details="true"/>
                <table:data-pilot-member table:name="200066413200059889" table:display="true" table:show-details="true"/>
                <table:data-pilot-member table:name="200066413200065589" table:display="true" table:show-details="true"/>
                <table:data-pilot-member table:name="200066413200065597" table:display="true" table:show-details="true"/>
                <table:data-pilot-member table:name="200066413200065787" table:display="true" table:show-details="true"/>
                <table:data-pilot-member table:name="200066413200066017" table:display="true" table:show-details="true"/>
                <table:data-pilot-member table:name="200066413200066405" table:display="true" table:show-details="true"/>
                <table:data-pilot-member table:name="200066413200066413" table:display="true" table:show-details="true"/>
                <table:data-pilot-member table:name="200066413200066462" table:display="true" table:show-details="true"/>
                <table:data-pilot-member table:name="200066413200066827" table:display="true" table:show-details="true"/>
                <table:data-pilot-member table:name="200066413200068468" table:display="true" table:show-details="true"/>
                <table:data-pilot-member table:name="200066413200069458" table:display="true" table:show-details="true"/>
                <table:data-pilot-member table:name="200066413200069532" table:display="true" table:show-details="true"/>
                <table:data-pilot-member table:name="200066413200069730" table:display="true" table:show-details="true"/>
                <table:data-pilot-member table:name="200066413200069839" table:display="true" table:show-details="true"/>
                <table:data-pilot-member table:name="200066413200069953" table:display="true" table:show-details="true"/>
                <table:data-pilot-member table:name="200066413200070068" table:display="true" table:show-details="true"/>
                <table:data-pilot-member table:name="200066413200070142" table:display="true" table:show-details="true"/>
                <table:data-pilot-member table:name="200066413200070449" table:display="true" table:show-details="true"/>
                <table:data-pilot-member table:name="200066413200071074" table:display="true" table:show-details="true"/>
                <table:data-pilot-member table:name="200066413200071454" table:display="true" table:show-details="true"/>
                <table:data-pilot-member table:name="200066413200071520" table:display="true" table:show-details="true"/>
                <table:data-pilot-member table:name="200066413200071843" table:display="true" table:show-details="true"/>
                <table:data-pilot-member table:name="200066413200072312" table:display="true" table:show-details="true"/>
                <table:data-pilot-member table:name="200066413200072676" table:display="true" table:show-details="true"/>
                <table:data-pilot-member table:name="200066413241400415" table:display="true" table:show-details="true"/>
                <table:data-pilot-member table:name="200066413241400555" table:display="true" table:show-details="true"/>
                <table:data-pilot-member table:name="200066413241400761" table:display="true" table:show-details="true"/>
                <table:data-pilot-member table:name="200066413241400860" table:display="true" table:show-details="true"/>
                <table:data-pilot-member table:name="200066413241400878" table:display="true" table:show-details="true"/>
                <table:data-pilot-member table:name="200066413242700276" table:display="true" table:show-details="true"/>
                <table:data-pilot-member table:name="200066413242700607" table:display="true" table:show-details="true"/>
                <table:data-pilot-member table:name="200066413242700623" table:display="true" table:show-details="true"/>
                <table:data-pilot-member table:name="200066413246100390" table:display="true" table:show-details="true"/>
                <table:data-pilot-member table:name="200066413246100663" table:display="true" table:show-details="true"/>
                <table:data-pilot-member table:name="200066413247600539" table:display="true" table:show-details="true"/>
                <table:data-pilot-member table:name="200066413247600588" table:display="true" table:show-details="true"/>
                <table:data-pilot-member table:name="200066413247600596" table:display="true" table:show-details="true"/>
                <table:data-pilot-member table:name="200066413247600646" table:display="true" table:show-details="true"/>
                <table:data-pilot-member table:name="200066413247600786" table:display="true" table:show-details="true"/>
                <table:data-pilot-member table:name="200066413247800584" table:display="true" table:show-details="true"/>
                <table:data-pilot-member table:name="200066462200010700" table:display="true" table:show-details="true"/>
                <table:data-pilot-member table:name="200066462200023414" table:display="true" table:show-details="true"/>
                <table:data-pilot-member table:name="200066462200033181" table:display="true" table:show-details="true"/>
                <table:data-pilot-member table:name="200066462200035103" table:display="true" table:show-details="true"/>
                <table:data-pilot-member table:name="200066462200035111" table:display="true" table:show-details="true"/>
                <table:data-pilot-member table:name="200066462200035665" table:display="true" table:show-details="true"/>
                <table:data-pilot-member table:name="200066462200036069" table:display="true" table:show-details="true"/>
                <table:data-pilot-member table:name="200066462200040277" table:display="true" table:show-details="true"/>
                <table:data-pilot-member table:name="200066462200054781" table:display="true" table:show-details="true"/>
                <table:data-pilot-member table:name="200066462200058360" table:display="true" table:show-details="true"/>
                <table:data-pilot-member table:name="200066462200058477" table:display="true" table:show-details="true"/>
                <table:data-pilot-member table:name="200066462200058485" table:display="true" table:show-details="true"/>
                <table:data-pilot-member table:name="200066462200058782" table:display="true" table:show-details="true"/>
                <table:data-pilot-member table:name="200066462200059228" table:display="true" table:show-details="true"/>
                <table:data-pilot-member table:name="200066462200059889" table:display="true" table:show-details="true"/>
                <table:data-pilot-member table:name="200066462200065563" table:display="true" table:show-details="true"/>
                <table:data-pilot-member table:name="200066462200065597" table:display="true" table:show-details="true"/>
                <table:data-pilot-member table:name="200066462200065787" table:display="true" table:show-details="true"/>
                <table:data-pilot-member table:name="200066462200066017" table:display="true" table:show-details="true"/>
                <table:data-pilot-member table:name="200066462200066405" table:display="true" table:show-details="true"/>
                <table:data-pilot-member table:name="200066462200066413" table:display="true" table:show-details="true"/>
                <table:data-pilot-member table:name="200066462200066462" table:display="true" table:show-details="true"/>
                <table:data-pilot-member table:name="200066462200068443" table:display="true" table:show-details="true"/>
                <table:data-pilot-member table:name="200066462200068468" table:display="true" table:show-details="true"/>
                <table:data-pilot-member table:name="200066462200068856" table:display="true" table:show-details="true"/>
                <table:data-pilot-member table:name="200066462200069458" table:display="true" table:show-details="true"/>
                <table:data-pilot-member table:name="200066462200069532" table:display="true" table:show-details="true"/>
                <table:data-pilot-member table:name="200066462200069912" table:display="true" table:show-details="true"/>
                <table:data-pilot-member table:name="200066462200069953" table:display="true" table:show-details="true"/>
                <table:data-pilot-member table:name="200066462200070142" table:display="true" table:show-details="true"/>
                <table:data-pilot-member table:name="200066462200070167" table:display="true" table:show-details="true"/>
                <table:data-pilot-member table:name="200066462200070449" table:display="true" table:show-details="true"/>
                <table:data-pilot-member table:name="200066462200071074" table:display="true" table:show-details="true"/>
                <table:data-pilot-member table:name="200066462200071454" table:display="true" table:show-details="true"/>
                <table:data-pilot-member table:name="200066462200071504" table:display="true" table:show-details="true"/>
                <table:data-pilot-member table:name="200066462200071843" table:display="true" table:show-details="true"/>
                <table:data-pilot-member table:name="200066462200072312" table:display="true" table:show-details="true"/>
                <table:data-pilot-member table:name="200066462242700276" table:display="true" table:show-details="true"/>
                <table:data-pilot-member table:name="200066462242700607" table:display="true" table:show-details="true"/>
                <table:data-pilot-member table:name="200066462242700623" table:display="true" table:show-details="true"/>
                <table:data-pilot-member table:name="200066462246100663" table:display="true" table:show-details="true"/>
                <table:data-pilot-member table:name="200066462247600596" table:display="true" table:show-details="true"/>
                <table:data-pilot-member table:name="200066462247600604" table:display="true" table:show-details="true"/>
                <table:data-pilot-member table:name="200066462247600646" table:display="true" table:show-details="true"/>
                <table:data-pilot-member table:name="200066462247800550" table:display="true" table:show-details="true"/>
                <table:data-pilot-member table:name="200066462247800584" table:display="true" table:show-details="true"/>
                <table:data-pilot-member table:name="200066462249500109" table:display="true" table:show-details="true"/>
                <table:data-pilot-member table:name="200066462249500455" table:display="true" table:show-details="true"/>
                <table:data-pilot-member table:name="200066827200010700" table:display="true" table:show-details="true"/>
                <table:data-pilot-member table:name="200066827200023414" table:display="true" table:show-details="true"/>
                <table:data-pilot-member table:name="200066827200033181" table:display="true" table:show-details="true"/>
                <table:data-pilot-member table:name="200066827200035665" table:display="true" table:show-details="true"/>
                <table:data-pilot-member table:name="200066827200040277" table:display="true" table:show-details="true"/>
                <table:data-pilot-member table:name="200066827200054781" table:display="true" table:show-details="true"/>
                <table:data-pilot-member table:name="200066827200056380" table:display="true" table:show-details="true"/>
                <table:data-pilot-member table:name="200066827200058485" table:display="true" table:show-details="true"/>
                <table:data-pilot-member table:name="200066827200065563" table:display="true" table:show-details="true"/>
                <table:data-pilot-member table:name="200066827200065589" table:display="true" table:show-details="true"/>
                <table:data-pilot-member table:name="200066827200065597" table:display="true" table:show-details="true"/>
                <table:data-pilot-member table:name="200066827200065787" table:display="true" table:show-details="true"/>
                <table:data-pilot-member table:name="200066827200066017" table:display="true" table:show-details="true"/>
                <table:data-pilot-member table:name="200066827200066405" table:display="true" table:show-details="true"/>
                <table:data-pilot-member table:name="200066827200066413" table:display="true" table:show-details="true"/>
                <table:data-pilot-member table:name="200066827200066710" table:display="true" table:show-details="true"/>
                <table:data-pilot-member table:name="200066827200066728" table:display="true" table:show-details="true"/>
                <table:data-pilot-member table:name="200066827200066827" table:display="true" table:show-details="true"/>
                <table:data-pilot-member table:name="200066827200068468" table:display="true" table:show-details="true"/>
                <table:data-pilot-member table:name="200066827200068799" table:display="true" table:show-details="true"/>
                <table:data-pilot-member table:name="200066827200069458" table:display="true" table:show-details="true"/>
                <table:data-pilot-member table:name="200066827200069516" table:display="true" table:show-details="true"/>
                <table:data-pilot-member table:name="200066827200069532" table:display="true" table:show-details="true"/>
                <table:data-pilot-member table:name="200066827200069730" table:display="true" table:show-details="true"/>
                <table:data-pilot-member table:name="200066827200069821" table:display="true" table:show-details="true"/>
                <table:data-pilot-member table:name="200066827200069847" table:display="true" table:show-details="true"/>
                <table:data-pilot-member table:name="200066827200070142" table:display="true" table:show-details="true"/>
                <table:data-pilot-member table:name="200066827200070449" table:display="true" table:show-details="true"/>
                <table:data-pilot-member table:name="200066827200072312" table:display="true" table:show-details="true"/>
                <table:data-pilot-member table:name="200066827241400415" table:display="true" table:show-details="true"/>
                <table:data-pilot-member table:name="200066827241400514" table:display="true" table:show-details="true"/>
                <table:data-pilot-member table:name="200066827241400555" table:display="true" table:show-details="true"/>
                <table:data-pilot-member table:name="200066827241400761" table:display="true" table:show-details="true"/>
                <table:data-pilot-member table:name="200066827241400860" table:display="true" table:show-details="true"/>
                <table:data-pilot-member table:name="200066827241400878" table:display="true" table:show-details="true"/>
                <table:data-pilot-member table:name="200066827246100663" table:display="true" table:show-details="true"/>
                <table:data-pilot-member table:name="200066827247600497" table:display="true" table:show-details="true"/>
                <table:data-pilot-member table:name="200066827247600505" table:display="true" table:show-details="true"/>
                <table:data-pilot-member table:name="200066827247600539" table:display="true" table:show-details="true"/>
                <table:data-pilot-member table:name="200066827247600596" table:display="true" table:show-details="true"/>
                <table:data-pilot-member table:name="200066827247600620" table:display="true" table:show-details="true"/>
                <table:data-pilot-member table:name="200066827247600646" table:display="true" table:show-details="true"/>
                <table:data-pilot-member table:name="200066827247600786" table:display="true" table:show-details="true"/>
                <table:data-pilot-member table:name="200066827247700057" table:display="true" table:show-details="true"/>
                <table:data-pilot-member table:name="200066827249500109" table:display="true" table:show-details="true"/>
                <table:data-pilot-member table:name="200069730200010700" table:display="true" table:show-details="true"/>
                <table:data-pilot-member table:name="200069730200023414" table:display="true" table:show-details="true"/>
                <table:data-pilot-member table:name="200069730200035665" table:display="true" table:show-details="true"/>
                <table:data-pilot-member table:name="200069730200035970" table:display="true" table:show-details="true"/>
                <table:data-pilot-member table:name="200069730200054781" table:display="true" table:show-details="true"/>
                <table:data-pilot-member table:name="200069730200056380" table:display="true" table:show-details="true"/>
                <table:data-pilot-member table:name="200069730200058485" table:display="true" table:show-details="true"/>
                <table:data-pilot-member table:name="200069730200058519" table:display="true" table:show-details="true"/>
                <table:data-pilot-member table:name="200069730200059889" table:display="true" table:show-details="true"/>
                <table:data-pilot-member table:name="200069730200066405" table:display="true" table:show-details="true"/>
                <table:data-pilot-member table:name="200069730200066413" table:display="true" table:show-details="true"/>
                <table:data-pilot-member table:name="200069730200066801" table:display="true" table:show-details="true"/>
                <table:data-pilot-member table:name="200069730200067965" table:display="true" table:show-details="true"/>
                <table:data-pilot-member table:name="200069730200067999" table:display="true" table:show-details="true"/>
                <table:data-pilot-member table:name="200069730200068005" table:display="true" table:show-details="true"/>
                <table:data-pilot-member table:name="200069730200068534" table:display="true" table:show-details="true"/>
                <table:data-pilot-member table:name="200069730200069722" table:display="true" table:show-details="true"/>
                <table:data-pilot-member table:name="200069730200069730" table:display="true" table:show-details="true"/>
                <table:data-pilot-member table:name="200069730200069839" table:display="true" table:show-details="true"/>
                <table:data-pilot-member table:name="200069730200069847" table:display="true" table:show-details="true"/>
                <table:data-pilot-member table:name="200069730200069953" table:display="true" table:show-details="true"/>
                <table:data-pilot-member table:name="200069730200070068" table:display="true" table:show-details="true"/>
                <table:data-pilot-member table:name="200069730200070142" table:display="true" table:show-details="true"/>
                <table:data-pilot-member table:name="200069730200070449" table:display="true" table:show-details="true"/>
                <table:data-pilot-member table:name="200069730200071074" table:display="true" table:show-details="true"/>
                <table:data-pilot-member table:name="200069730200071454" table:display="true" table:show-details="true"/>
                <table:data-pilot-member table:name="200069730200071843" table:display="true" table:show-details="true"/>
                <table:data-pilot-member table:name="200069730200072312" table:display="true" table:show-details="true"/>
                <table:data-pilot-member table:name="200069730241400415" table:display="true" table:show-details="true"/>
                <table:data-pilot-member table:name="200069730246000376" table:display="true" table:show-details="true"/>
                <table:data-pilot-member table:name="200069730246000566" table:display="true" table:show-details="true"/>
                <table:data-pilot-member table:name="200069730246000582" table:display="true" table:show-details="true"/>
                <table:data-pilot-member table:name="200069730246000707" table:display="true" table:show-details="true"/>
                <table:data-pilot-member table:name="200069730246000848" table:display="true" table:show-details="true"/>
                <table:data-pilot-member table:name="200069730246000913" table:display="true" table:show-details="true"/>
                <table:data-pilot-member table:name="200069730247600497" table:display="true" table:show-details="true"/>
                <table:data-pilot-member table:name="200069730247600539" table:display="true" table:show-details="true"/>
                <table:data-pilot-member table:name="200069730247600588" table:display="true" table:show-details="true"/>
                <table:data-pilot-member table:name="200069730247600596" table:display="true" table:show-details="true"/>
                <table:data-pilot-member table:name="200069730247600604" table:display="true" table:show-details="true"/>
                <table:data-pilot-member table:name="200069730247600620" table:display="true" table:show-details="true"/>
                <table:data-pilot-member table:name="200069730247600646" table:display="true" table:show-details="true"/>
                <table:data-pilot-member table:name="200069730247600729" table:display="true" table:show-details="true"/>
                <table:data-pilot-member table:name="200069730247600786" table:display="true" table:show-details="true"/>
                <table:data-pilot-member table:name="200069730247700438" table:display="true" table:show-details="true"/>
                <table:data-pilot-member table:name="200069730249500109" table:display="true" table:show-details="true"/>
                <table:data-pilot-member table:name="200069730249500513" table:display="true" table:show-details="true"/>
                <table:data-pilot-member table:name="200070142200023414" table:display="true" table:show-details="true"/>
                <table:data-pilot-member table:name="200070142200035665" table:display="true" table:show-details="true"/>
                <table:data-pilot-member table:name="200070142200054781" table:display="true" table:show-details="true"/>
                <table:data-pilot-member table:name="200070142200058485" table:display="true" table:show-details="true"/>
                <table:data-pilot-member table:name="200070142200058519" table:display="true" table:show-details="true"/>
                <table:data-pilot-member table:name="200070142200059228" table:display="true" table:show-details="true"/>
                <table:data-pilot-member table:name="200070142200059889" table:display="true" table:show-details="true"/>
                <table:data-pilot-member table:name="200070142200065787" table:display="true" table:show-details="true"/>
                <table:data-pilot-member table:name="200070142200066017" table:display="true" table:show-details="true"/>
                <table:data-pilot-member table:name="200070142200066405" table:display="true" table:show-details="true"/>
                <table:data-pilot-member table:name="200070142200066413" table:display="true" table:show-details="true"/>
                <table:data-pilot-member table:name="200070142200066462" table:display="true" table:show-details="true"/>
                <table:data-pilot-member table:name="200070142200067999" table:display="true" table:show-details="true"/>
                <table:data-pilot-member table:name="200070142200068534" table:display="true" table:show-details="true"/>
                <table:data-pilot-member table:name="200070142200069730" table:display="true" table:show-details="true"/>
                <table:data-pilot-member table:name="200070142200069839" table:display="true" table:show-details="true"/>
                <table:data-pilot-member table:name="200070142200069847" table:display="true" table:show-details="true"/>
                <table:data-pilot-member table:name="200070142200070068" table:display="true" table:show-details="true"/>
                <table:data-pilot-member table:name="200070142200070142" table:display="true" table:show-details="true"/>
                <table:data-pilot-member table:name="200070142200070449" table:display="true" table:show-details="true"/>
                <table:data-pilot-member table:name="200070142200071454" table:display="true" table:show-details="true"/>
                <table:data-pilot-member table:name="200070142200071843" table:display="true" table:show-details="true"/>
                <table:data-pilot-member table:name="200070142200072312" table:display="true" table:show-details="true"/>
                <table:data-pilot-member table:name="200070142242700623" table:display="true" table:show-details="true"/>
                <table:data-pilot-member table:name="200070142246000376" table:display="true" table:show-details="true"/>
                <table:data-pilot-member table:name="200070142247600539" table:display="true" table:show-details="true"/>
                <table:data-pilot-member table:name="200070142247600596" table:display="true" table:show-details="true"/>
                <table:data-pilot-member table:name="200070142247600604" table:display="true" table:show-details="true"/>
                <table:data-pilot-member table:name="200070142247600646" table:display="true" table:show-details="true"/>
                <table:data-pilot-member table:name="200070142247600786" table:display="true" table:show-details="true"/>
                <table:data-pilot-member table:name="200070142247800584" table:display="true" table:show-details="true"/>
                <table:data-pilot-member table:name="200070142249500109" table:display="true" table:show-details="true"/>
                <table:data-pilot-member table:name="200071454200010700" table:display="true" table:show-details="true"/>
                <table:data-pilot-member table:name="200071454200023414" table:display="true" table:show-details="true"/>
                <table:data-pilot-member table:name="200071454200033173" table:display="true" table:show-details="true"/>
                <table:data-pilot-member table:name="200071454200033181" table:display="true" table:show-details="true"/>
                <table:data-pilot-member table:name="200071454200035665" table:display="true" table:show-details="true"/>
                <table:data-pilot-member table:name="200071454200035814" table:display="true" table:show-details="true"/>
                <table:data-pilot-member table:name="200071454200036069" table:display="true" table:show-details="true"/>
                <table:data-pilot-member table:name="200071454200040277" table:display="true" table:show-details="true"/>
                <table:data-pilot-member table:name="200071454200054781" table:display="true" table:show-details="true"/>
                <table:data-pilot-member table:name="200071454200058360" table:display="true" table:show-details="true"/>
                <table:data-pilot-member table:name="200071454200058477" table:display="true" table:show-details="true"/>
                <table:data-pilot-member table:name="200071454200058519" table:display="true" table:show-details="true"/>
                <table:data-pilot-member table:name="200071454200058782" table:display="true" table:show-details="true"/>
                <table:data-pilot-member table:name="200071454200059228" table:display="true" table:show-details="true"/>
                <table:data-pilot-member table:name="200071454200059889" table:display="true" table:show-details="true"/>
                <table:data-pilot-member table:name="200071454200065563" table:display="true" table:show-details="true"/>
                <table:data-pilot-member table:name="200071454200065597" table:display="true" table:show-details="true"/>
                <table:data-pilot-member table:name="200071454200065787" table:display="true" table:show-details="true"/>
                <table:data-pilot-member table:name="200071454200066017" table:display="true" table:show-details="true"/>
                <table:data-pilot-member table:name="200071454200066405" table:display="true" table:show-details="true"/>
                <table:data-pilot-member table:name="200071454200066413" table:display="true" table:show-details="true"/>
                <table:data-pilot-member table:name="200071454200066462" table:display="true" table:show-details="true"/>
                <table:data-pilot-member table:name="200071454200066710" table:display="true" table:show-details="true"/>
                <table:data-pilot-member table:name="200071454200066801" table:display="true" table:show-details="true"/>
                <table:data-pilot-member table:name="200071454200066827" table:display="true" table:show-details="true"/>
                <table:data-pilot-member table:name="200071454200066975" table:display="true" table:show-details="true"/>
                <table:data-pilot-member table:name="200071454200067965" table:display="true" table:show-details="true"/>
                <table:data-pilot-member table:name="200071454200068005" table:display="true" table:show-details="true"/>
                <table:data-pilot-member table:name="200071454200068047" table:display="true" table:show-details="true"/>
                <table:data-pilot-member table:name="200071454200068435" table:display="true" table:show-details="true"/>
                <table:data-pilot-member table:name="200071454200068450" table:display="true" table:show-details="true"/>
                <table:data-pilot-member table:name="200071454200068468" table:display="true" table:show-details="true"/>
                <table:data-pilot-member table:name="200071454200068534" table:display="true" table:show-details="true"/>
                <table:data-pilot-member table:name="200071454200068799" table:display="true" table:show-details="true"/>
                <table:data-pilot-member table:name="200071454200068856" table:display="true" table:show-details="true"/>
                <table:data-pilot-member table:name="200071454200069532" table:display="true" table:show-details="true"/>
                <table:data-pilot-member table:name="200071454200069722" table:display="true" table:show-details="true"/>
                <table:data-pilot-member table:name="200071454200069730" table:display="true" table:show-details="true"/>
                <table:data-pilot-member table:name="200071454200069847" table:display="true" table:show-details="true"/>
                <table:data-pilot-member table:name="200071454200069912" table:display="true" table:show-details="true"/>
                <table:data-pilot-member table:name="200071454200069953" table:display="true" table:show-details="true"/>
                <table:data-pilot-member table:name="200071454200069961" table:display="true" table:show-details="true"/>
                <table:data-pilot-member table:name="200071454200070068" table:display="true" table:show-details="true"/>
                <table:data-pilot-member table:name="200071454200070142" table:display="true" table:show-details="true"/>
                <table:data-pilot-member table:name="200071454200070167" table:display="true" table:show-details="true"/>
                <table:data-pilot-member table:name="200071454200070449" table:display="true" table:show-details="true"/>
                <table:data-pilot-member table:name="200071454200071074" table:display="true" table:show-details="true"/>
                <table:data-pilot-member table:name="200071454200071454" table:display="true" table:show-details="true"/>
                <table:data-pilot-member table:name="200071454200071843" table:display="true" table:show-details="true"/>
                <table:data-pilot-member table:name="200071454200072312" table:display="true" table:show-details="true"/>
                <table:data-pilot-member table:name="200071454200072676" table:display="true" table:show-details="true"/>
                <table:data-pilot-member table:name="200071454241400555" table:display="true" table:show-details="true"/>
                <table:data-pilot-member table:name="200071454241400761" table:display="true" table:show-details="true"/>
                <table:data-pilot-member table:name="200071454241400860" table:display="true" table:show-details="true"/>
                <table:data-pilot-member table:name="200071454241400878" table:display="true" table:show-details="true"/>
                <table:data-pilot-member table:name="200071454242700276" table:display="true" table:show-details="true"/>
                <table:data-pilot-member table:name="200071454242700607" table:display="true" table:show-details="true"/>
                <table:data-pilot-member table:name="200071454242700623" table:display="true" table:show-details="true"/>
                <table:data-pilot-member table:name="200071454246000707" table:display="true" table:show-details="true"/>
                <table:data-pilot-member table:name="200071454246000749" table:display="true" table:show-details="true"/>
                <table:data-pilot-member table:name="200071454246000848" table:display="true" table:show-details="true"/>
                <table:data-pilot-member table:name="200071454246000913" table:display="true" table:show-details="true"/>
                <table:data-pilot-member table:name="200071454246000921" table:display="true" table:show-details="true"/>
                <table:data-pilot-member table:name="200071454246100390" table:display="true" table:show-details="true"/>
                <table:data-pilot-member table:name="200071454246100663" table:display="true" table:show-details="true"/>
                <table:data-pilot-member table:name="200071454247600505" table:display="true" table:show-details="true"/>
                <table:data-pilot-member table:name="200071454247600539" table:display="true" table:show-details="true"/>
                <table:data-pilot-member table:name="200071454247600596" table:display="true" table:show-details="true"/>
                <table:data-pilot-member table:name="200071454247600604" table:display="true" table:show-details="true"/>
                <table:data-pilot-member table:name="200071454247600620" table:display="true" table:show-details="true"/>
                <table:data-pilot-member table:name="200071454247600646" table:display="true" table:show-details="true"/>
                <table:data-pilot-member table:name="200071454247600729" table:display="true" table:show-details="true"/>
                <table:data-pilot-member table:name="200071454247600786" table:display="true" table:show-details="true"/>
                <table:data-pilot-member table:name="200071454247700024" table:display="true" table:show-details="true"/>
                <table:data-pilot-member table:name="200071454247700438" table:display="true" table:show-details="true"/>
                <table:data-pilot-member table:name="200071454247800550" table:display="true" table:show-details="true"/>
                <table:data-pilot-member table:name="200071454247800584" table:display="true" table:show-details="true"/>
                <table:data-pilot-member table:name="200071454247800618" table:display="true" table:show-details="true"/>
                <table:data-pilot-member table:name="200071454249500109" table:display="true" table:show-details="true"/>
                <table:data-pilot-member table:name="200071454249500430" table:display="true" table:show-details="true"/>
                <table:data-pilot-member table:name="200071454249500513" table:display="true" table:show-details="true"/>
                <table:data-pilot-member table:name="200071843200006971" table:display="true" table:show-details="true"/>
                <table:data-pilot-member table:name="200071843200023414" table:display="true" table:show-details="true"/>
                <table:data-pilot-member table:name="200071843200034130" table:display="true" table:show-details="true"/>
                <table:data-pilot-member table:name="200071843200035665" table:display="true" table:show-details="true"/>
                <table:data-pilot-member table:name="200071843200035970" table:display="true" table:show-details="true"/>
                <table:data-pilot-member table:name="200071843200040277" table:display="true" table:show-details="true"/>
                <table:data-pilot-member table:name="200071843200054781" table:display="true" table:show-details="true"/>
                <table:data-pilot-member table:name="200071843200056380" table:display="true" table:show-details="true"/>
                <table:data-pilot-member table:name="200071843200058485" table:display="true" table:show-details="true"/>
                <table:data-pilot-member table:name="200071843200058519" table:display="true" table:show-details="true"/>
                <table:data-pilot-member table:name="200071843200059889" table:display="true" table:show-details="true"/>
                <table:data-pilot-member table:name="200071843200065597" table:display="true" table:show-details="true"/>
                <table:data-pilot-member table:name="200071843200065787" table:display="true" table:show-details="true"/>
                <table:data-pilot-member table:name="200071843200066405" table:display="true" table:show-details="true"/>
                <table:data-pilot-member table:name="200071843200066413" table:display="true" table:show-details="true"/>
                <table:data-pilot-member table:name="200071843200066462" table:display="true" table:show-details="true"/>
                <table:data-pilot-member table:name="200071843200066801" table:display="true" table:show-details="true"/>
                <table:data-pilot-member table:name="200071843200066827" table:display="true" table:show-details="true"/>
                <table:data-pilot-member table:name="200071843200067973" table:display="true" table:show-details="true"/>
                <table:data-pilot-member table:name="200071843200067999" table:display="true" table:show-details="true"/>
                <table:data-pilot-member table:name="200071843200068468" table:display="true" table:show-details="true"/>
                <table:data-pilot-member table:name="200071843200069730" table:display="true" table:show-details="true"/>
                <table:data-pilot-member table:name="200071843200070068" table:display="true" table:show-details="true"/>
                <table:data-pilot-member table:name="200071843200070142" table:display="true" table:show-details="true"/>
                <table:data-pilot-member table:name="200071843200070449" table:display="true" table:show-details="true"/>
                <table:data-pilot-member table:name="200071843200071074" table:display="true" table:show-details="true"/>
                <table:data-pilot-member table:name="200071843200071454" table:display="true" table:show-details="true"/>
                <table:data-pilot-member table:name="200071843200071843" table:display="true" table:show-details="true"/>
                <table:data-pilot-member table:name="200071843200072312" table:display="true" table:show-details="true"/>
                <table:data-pilot-member table:name="200071843241400878" table:display="true" table:show-details="true"/>
                <table:data-pilot-member table:name="200071843242700276" table:display="true" table:show-details="true"/>
                <table:data-pilot-member table:name="200071843242700607" table:display="true" table:show-details="true"/>
                <table:data-pilot-member table:name="200071843242700623" table:display="true" table:show-details="true"/>
                <table:data-pilot-member table:name="200071843246000582" table:display="true" table:show-details="true"/>
                <table:data-pilot-member table:name="200071843246000707" table:display="true" table:show-details="true"/>
                <table:data-pilot-member table:name="200071843246000848" table:display="true" table:show-details="true"/>
                <table:data-pilot-member table:name="200071843246000897" table:display="true" table:show-details="true"/>
                <table:data-pilot-member table:name="200071843246000913" table:display="true" table:show-details="true"/>
                <table:data-pilot-member table:name="200071843247600596" table:display="true" table:show-details="true"/>
                <table:data-pilot-member table:name="200071843247600620" table:display="true" table:show-details="true"/>
                <table:data-pilot-member table:name="200071843247600646" table:display="true" table:show-details="true"/>
                <table:data-pilot-member table:name="200071843247600786" table:display="true" table:show-details="true"/>
                <table:data-pilot-member table:name="200071843249500109" table:display="true" table:show-details="true"/>
                <table:data-pilot-member table:name="200071843249500455" table:display="true" table:show-details="true"/>
                <table:data-pilot-member table:name="200071843249500489" table:display="true" table:show-details="true"/>
                <table:data-pilot-member table:name="200071843249500513" table:display="true" table:show-details="true"/>
                <table:data-pilot-member table:name="200072312200010700" table:display="true" table:show-details="true"/>
                <table:data-pilot-member table:name="200072312200023414" table:display="true" table:show-details="true"/>
                <table:data-pilot-member table:name="200072312200033173" table:display="true" table:show-details="true"/>
                <table:data-pilot-member table:name="200072312200033181" table:display="true" table:show-details="true"/>
                <table:data-pilot-member table:name="200072312200034130" table:display="true" table:show-details="true"/>
                <table:data-pilot-member table:name="200072312200035665" table:display="true" table:show-details="true"/>
                <table:data-pilot-member table:name="200072312200035970" table:display="true" table:show-details="true"/>
                <table:data-pilot-member table:name="200072312200036069" table:display="true" table:show-details="true"/>
                <table:data-pilot-member table:name="200072312200040277" table:display="true" table:show-details="true"/>
                <table:data-pilot-member table:name="200072312200054781" table:display="true" table:show-details="true"/>
                <table:data-pilot-member table:name="200072312200055655" table:display="true" table:show-details="true"/>
                <table:data-pilot-member table:name="200072312200056232" table:display="true" table:show-details="true"/>
                <table:data-pilot-member table:name="200072312200056380" table:display="true" table:show-details="true"/>
                <table:data-pilot-member table:name="200072312200057859" table:display="true" table:show-details="true"/>
                <table:data-pilot-member table:name="200072312200058485" table:display="true" table:show-details="true"/>
                <table:data-pilot-member table:name="200072312200058519" table:display="true" table:show-details="true"/>
                <table:data-pilot-member table:name="200072312200058782" table:display="true" table:show-details="true"/>
                <table:data-pilot-member table:name="200072312200059228" table:display="true" table:show-details="true"/>
                <table:data-pilot-member table:name="200072312200059889" table:display="true" table:show-details="true"/>
                <table:data-pilot-member table:name="200072312200065563" table:display="true" table:show-details="true"/>
                <table:data-pilot-member table:name="200072312200065589" table:display="true" table:show-details="true"/>
                <table:data-pilot-member table:name="200072312200065597" table:display="true" table:show-details="true"/>
                <table:data-pilot-member table:name="200072312200065787" table:display="true" table:show-details="true"/>
                <table:data-pilot-member table:name="200072312200066017" table:display="true" table:show-details="true"/>
                <table:data-pilot-member table:name="200072312200066405" table:display="true" table:show-details="true"/>
                <table:data-pilot-member table:name="200072312200066413" table:display="true" table:show-details="true"/>
                <table:data-pilot-member table:name="200072312200066462" table:display="true" table:show-details="true"/>
                <table:data-pilot-member table:name="200072312200066728" table:display="true" table:show-details="true"/>
                <table:data-pilot-member table:name="200072312200066827" table:display="true" table:show-details="true"/>
                <table:data-pilot-member table:name="200072312200067965" table:display="true" table:show-details="true"/>
                <table:data-pilot-member table:name="200072312200067999" table:display="true" table:show-details="true"/>
                <table:data-pilot-member table:name="200072312200068005" table:display="true" table:show-details="true"/>
                <table:data-pilot-member table:name="200072312200068047" table:display="true" table:show-details="true"/>
                <table:data-pilot-member table:name="200072312200068534" table:display="true" table:show-details="true"/>
                <table:data-pilot-member table:name="200072312200069532" table:display="true" table:show-details="true"/>
                <table:data-pilot-member table:name="200072312200069730" table:display="true" table:show-details="true"/>
                <table:data-pilot-member table:name="200072312200069821" table:display="true" table:show-details="true"/>
                <table:data-pilot-member table:name="200072312200069839" table:display="true" table:show-details="true"/>
                <table:data-pilot-member table:name="200072312200069847" table:display="true" table:show-details="true"/>
                <table:data-pilot-member table:name="200072312200069953" table:display="true" table:show-details="true"/>
                <table:data-pilot-member table:name="200072312200070142" table:display="true" table:show-details="true"/>
                <table:data-pilot-member table:name="200072312200070167" table:display="true" table:show-details="true"/>
                <table:data-pilot-member table:name="200072312200070449" table:display="true" table:show-details="true"/>
                <table:data-pilot-member table:name="200072312200071074" table:display="true" table:show-details="true"/>
                <table:data-pilot-member table:name="200072312200071454" table:display="true" table:show-details="true"/>
                <table:data-pilot-member table:name="200072312200071843" table:display="true" table:show-details="true"/>
                <table:data-pilot-member table:name="200072312200072312" table:display="true" table:show-details="true"/>
                <table:data-pilot-member table:name="200072312200073344" table:display="true" table:show-details="true"/>
                <table:data-pilot-member table:name="200072312241400514" table:display="true" table:show-details="true"/>
                <table:data-pilot-member table:name="200072312241400860" table:display="true" table:show-details="true"/>
                <table:data-pilot-member table:name="200072312242700276" table:display="true" table:show-details="true"/>
                <table:data-pilot-member table:name="200072312242700607" table:display="true" table:show-details="true"/>
                <table:data-pilot-member table:name="200072312242700623" table:display="true" table:show-details="true"/>
                <table:data-pilot-member table:name="200072312246000582" table:display="true" table:show-details="true"/>
                <table:data-pilot-member table:name="200072312246000707" table:display="true" table:show-details="true"/>
                <table:data-pilot-member table:name="200072312246000848" table:display="true" table:show-details="true"/>
                <table:data-pilot-member table:name="200072312246000913" table:display="true" table:show-details="true"/>
                <table:data-pilot-member table:name="200072312247600505" table:display="true" table:show-details="true"/>
                <table:data-pilot-member table:name="200072312247600596" table:display="true" table:show-details="true"/>
                <table:data-pilot-member table:name="200072312247600620" table:display="true" table:show-details="true"/>
                <table:data-pilot-member table:name="200072312247600646" table:display="true" table:show-details="true"/>
                <table:data-pilot-member table:name="200072312247700057" table:display="true" table:show-details="true"/>
                <table:data-pilot-member table:name="200072312247800550" table:display="true" table:show-details="true"/>
                <table:data-pilot-member table:name="200072312247800584" table:display="true" table:show-details="true"/>
                <table:data-pilot-member table:name="200072312247800618" table:display="true" table:show-details="true"/>
                <table:data-pilot-member table:name="200072312249500109" table:display="true" table:show-details="true"/>
                <table:data-pilot-member table:name="200072312249500430" table:display="true" table:show-details="true"/>
                <table:data-pilot-member table:name="200072312249500455" table:display="true" table:show-details="true"/>
                <table:data-pilot-member table:name="200072312249500489" table:display="true" table:show-details="true"/>
                <table:data-pilot-member table:name="200072312249500513" table:display="true" table:show-details="true"/>
                <table:data-pilot-member table:name="242700276200010700" table:display="true" table:show-details="true"/>
                <table:data-pilot-member table:name="242700276200023414" table:display="true" table:show-details="true"/>
                <table:data-pilot-member table:name="242700276200033181" table:display="true" table:show-details="true"/>
                <table:data-pilot-member table:name="242700276200035665" table:display="true" table:show-details="true"/>
                <table:data-pilot-member table:name="242700276200036069" table:display="true" table:show-details="true"/>
                <table:data-pilot-member table:name="242700276200040277" table:display="true" table:show-details="true"/>
                <table:data-pilot-member table:name="242700276200056232" table:display="true" table:show-details="true"/>
                <table:data-pilot-member table:name="242700276200058485" table:display="true" table:show-details="true"/>
                <table:data-pilot-member table:name="242700276200065787" table:display="true" table:show-details="true"/>
                <table:data-pilot-member table:name="242700276200066017" table:display="true" table:show-details="true"/>
                <table:data-pilot-member table:name="242700276200066405" table:display="true" table:show-details="true"/>
                <table:data-pilot-member table:name="242700276200066413" table:display="true" table:show-details="true"/>
                <table:data-pilot-member table:name="242700276200066462" table:display="true" table:show-details="true"/>
                <table:data-pilot-member table:name="242700276200067999" table:display="true" table:show-details="true"/>
                <table:data-pilot-member table:name="242700276200068468" table:display="true" table:show-details="true"/>
                <table:data-pilot-member table:name="242700276200068799" table:display="true" table:show-details="true"/>
                <table:data-pilot-member table:name="242700276200068856" table:display="true" table:show-details="true"/>
                <table:data-pilot-member table:name="242700276200070167" table:display="true" table:show-details="true"/>
                <table:data-pilot-member table:name="242700276200071454" table:display="true" table:show-details="true"/>
                <table:data-pilot-member table:name="242700276200072312" table:display="true" table:show-details="true"/>
                <table:data-pilot-member table:name="242700276242700276" table:display="true" table:show-details="true"/>
                <table:data-pilot-member table:name="242700276242700607" table:display="true" table:show-details="true"/>
                <table:data-pilot-member table:name="242700276242700623" table:display="true" table:show-details="true"/>
                <table:data-pilot-member table:name="242700276247600620" table:display="true" table:show-details="true"/>
                <table:data-pilot-member table:name="242700276247600786" table:display="true" table:show-details="true"/>
                <table:data-pilot-member table:name="242700607200023414" table:display="true" table:show-details="true"/>
                <table:data-pilot-member table:name="242700607200035665" table:display="true" table:show-details="true"/>
                <table:data-pilot-member table:name="242700607200054781" table:display="true" table:show-details="true"/>
                <table:data-pilot-member table:name="242700607200065597" table:display="true" table:show-details="true"/>
                <table:data-pilot-member table:name="242700607200065787" table:display="true" table:show-details="true"/>
                <table:data-pilot-member table:name="242700607200066017" table:display="true" table:show-details="true"/>
                <table:data-pilot-member table:name="242700607200066405" table:display="true" table:show-details="true"/>
                <table:data-pilot-member table:name="242700607200066413" table:display="true" table:show-details="true"/>
                <table:data-pilot-member table:name="242700607200066462" table:display="true" table:show-details="true"/>
                <table:data-pilot-member table:name="242700607200066801" table:display="true" table:show-details="true"/>
                <table:data-pilot-member table:name="242700607200066827" table:display="true" table:show-details="true"/>
                <table:data-pilot-member table:name="242700607200068468" table:display="true" table:show-details="true"/>
                <table:data-pilot-member table:name="242700607200068534" table:display="true" table:show-details="true"/>
                <table:data-pilot-member table:name="242700607200069532" table:display="true" table:show-details="true"/>
                <table:data-pilot-member table:name="242700607200069821" table:display="true" table:show-details="true"/>
                <table:data-pilot-member table:name="242700607200069953" table:display="true" table:show-details="true"/>
                <table:data-pilot-member table:name="242700607200070142" table:display="true" table:show-details="true"/>
                <table:data-pilot-member table:name="242700607200070449" table:display="true" table:show-details="true"/>
                <table:data-pilot-member table:name="242700607200071454" table:display="true" table:show-details="true"/>
                <table:data-pilot-member table:name="242700607200071843" table:display="true" table:show-details="true"/>
                <table:data-pilot-member table:name="242700607200072312" table:display="true" table:show-details="true"/>
                <table:data-pilot-member table:name="242700607241400415" table:display="true" table:show-details="true"/>
                <table:data-pilot-member table:name="242700607242700276" table:display="true" table:show-details="true"/>
                <table:data-pilot-member table:name="242700607242700607" table:display="true" table:show-details="true"/>
                <table:data-pilot-member table:name="242700607242700623" table:display="true" table:show-details="true"/>
                <table:data-pilot-member table:name="242700607246000871" table:display="true" table:show-details="true"/>
                <table:data-pilot-member table:name="242700607247600620" table:display="true" table:show-details="true"/>
                <table:data-pilot-member table:name="242700607247600646" table:display="true" table:show-details="true"/>
                <table:data-pilot-member table:name="242700623200010700" table:display="true" table:show-details="true"/>
                <table:data-pilot-member table:name="242700623200023414" table:display="true" table:show-details="true"/>
                <table:data-pilot-member table:name="242700623200035665" table:display="true" table:show-details="true"/>
                <table:data-pilot-member table:name="242700623200035970" table:display="true" table:show-details="true"/>
                <table:data-pilot-member table:name="242700623200040277" table:display="true" table:show-details="true"/>
                <table:data-pilot-member table:name="242700623200054781" table:display="true" table:show-details="true"/>
                <table:data-pilot-member table:name="242700623200057859" table:display="true" table:show-details="true"/>
                <table:data-pilot-member table:name="242700623200058477" table:display="true" table:show-details="true"/>
                <table:data-pilot-member table:name="242700623200058782" table:display="true" table:show-details="true"/>
                <table:data-pilot-member table:name="242700623200059889" table:display="true" table:show-details="true"/>
                <table:data-pilot-member table:name="242700623200065787" table:display="true" table:show-details="true"/>
                <table:data-pilot-member table:name="242700623200066017" table:display="true" table:show-details="true"/>
                <table:data-pilot-member table:name="242700623200066405" table:display="true" table:show-details="true"/>
                <table:data-pilot-member table:name="242700623200066413" table:display="true" table:show-details="true"/>
                <table:data-pilot-member table:name="242700623200066462" table:display="true" table:show-details="true"/>
                <table:data-pilot-member table:name="242700623200066827" table:display="true" table:show-details="true"/>
                <table:data-pilot-member table:name="242700623200068450" table:display="true" table:show-details="true"/>
                <table:data-pilot-member table:name="242700623200068534" table:display="true" table:show-details="true"/>
                <table:data-pilot-member table:name="242700623200069730" table:display="true" table:show-details="true"/>
                <table:data-pilot-member table:name="242700623200069821" table:display="true" table:show-details="true"/>
                <table:data-pilot-member table:name="242700623200069847" table:display="true" table:show-details="true"/>
                <table:data-pilot-member table:name="242700623200070142" table:display="true" table:show-details="true"/>
                <table:data-pilot-member table:name="242700623200070449" table:display="true" table:show-details="true"/>
                <table:data-pilot-member table:name="242700623200071074" table:display="true" table:show-details="true"/>
                <table:data-pilot-member table:name="242700623200071454" table:display="true" table:show-details="true"/>
                <table:data-pilot-member table:name="242700623200071843" table:display="true" table:show-details="true"/>
                <table:data-pilot-member table:name="242700623200072312" table:display="true" table:show-details="true"/>
                <table:data-pilot-member table:name="242700623241400878" table:display="true" table:show-details="true"/>
                <table:data-pilot-member table:name="242700623242700276" table:display="true" table:show-details="true"/>
                <table:data-pilot-member table:name="242700623242700607" table:display="true" table:show-details="true"/>
                <table:data-pilot-member table:name="242700623242700623" table:display="true" table:show-details="true"/>
                <table:data-pilot-member table:name="242700623246000764" table:display="true" table:show-details="true"/>
                <table:data-pilot-member table:name="242700623246000913" table:display="true" table:show-details="true"/>
                <table:data-pilot-member table:name="242700623247600505" table:display="true" table:show-details="true"/>
                <table:data-pilot-member table:name="242700623247600588" table:display="true" table:show-details="true"/>
                <table:data-pilot-member table:name="242700623247600620" table:display="true" table:show-details="true"/>
                <table:data-pilot-member table:name="242700623247600646" table:display="true" table:show-details="true"/>
                <table:data-pilot-member table:name="242700623247600729" table:display="true" table:show-details="true"/>
                <table:data-pilot-member table:name="242700623247600786" table:display="true" table:show-details="true"/>
                <table:data-pilot-member table:name="242700623247700024" table:display="true" table:show-details="true"/>
                <table:data-pilot-member table:name="242700623247700065" table:display="true" table:show-details="true"/>
                <table:data-pilot-member table:name="242700623247700107" table:display="true" table:show-details="true"/>
                <table:data-pilot-member table:name="242700623247800618" table:display="true" table:show-details="true"/>
                <table:data-pilot-member table:name="242700623249500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k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0:05:54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nage" style:display-name="PageStyle_zon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6:38:17.006000000</dc:date>
    <meta:editing-cycles>27</meta:editing-cycles>
    <meta:editing-duration>PT11H27M55S</meta:editing-duration>
    <meta:generator>LibreOffice/4.3.7.2$Windows_x86 LibreOffice_project/8a35821d8636a03b8bf4e15b48f59794652c68ba</meta:generator>
    <meta:document-statistic meta:table-count="2" meta:cell-count="10632" meta:object-count="0"/>
  </office:meta>
</office:document-meta>
</file>